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he Project Gutenberg EBook of Hegelâ€™s Philosophy of Mind by Georg Wilhelm</text:p>
      <text:p text:style-name="Preformatted_20_Text">Friedrich Hegel</text:p>
      <text:p text:style-name="Preformatted_20_Text"/>
      <text:p text:style-name="Preformatted_20_Text"/>
      <text:p text:style-name="Preformatted_20_Text"/>
      <text:p text:style-name="Preformatted_20_Text">This eBook is for the use of anyone anywhere at no cost and with almost no</text:p>
      <text:p text:style-name="Preformatted_20_Text">restrictions whatsoever. You may copy it, give it away or re-use it under</text:p>
      <text:p text:style-name="Preformatted_20_Text">the terms of the Project Gutenberg License included with this eBook or</text:p>
      <text:p text:style-name="Preformatted_20_Text">online at http://www.gutenberg.org/license</text:p>
      <text:p text:style-name="Preformatted_20_Text"/>
      <text:p text:style-name="Preformatted_20_Text"/>
      <text:p text:style-name="Preformatted_20_Text"/>
      <text:p text:style-name="Preformatted_20_Text">Title: Hegelâ€™s Philosophy of Mind</text:p>
      <text:p text:style-name="Preformatted_20_Text"/>
      <text:p text:style-name="Preformatted_20_Text">Author: Georg Wilhelm Friedrich Hegel</text:p>
      <text:p text:style-name="Preformatted_20_Text"/>
      <text:p text:style-name="Preformatted_20_Text">Release Date: March 5, 2012 [Ebook #39064]</text:p>
      <text:p text:style-name="Preformatted_20_Text"/>
      <text:p text:style-name="Preformatted_20_Text">Language: English</text:p>
      <text:p text:style-name="Preformatted_20_Text"/>
      <text:p text:style-name="Preformatted_20_Text">Character set encoding: UTFâ€8</text:p>
      <text:p text:style-name="Preformatted_20_Text"/>
      <text:p text:style-name="Preformatted_20_Text"/>
      <text:p text:style-name="Preformatted_20_Text">***START OF THE PROJECT GUTENBERG EBOOK HEGELâ€™S PHILOSOPHY OF MIND***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24"/>Hegelâ€™s Philosophy of Mind</text:p>
      <text:p text:style-name="Preformatted_20_Text"/>
      <text:p text:style-name="Preformatted_20_Text"><text:s text:c="36"/>By</text:p>
      <text:p text:style-name="Preformatted_20_Text"/>
      <text:p text:style-name="Preformatted_20_Text"><text:s text:c="22"/>Georg Wilhelm Friedrich Hegel</text:p>
      <text:p text:style-name="Preformatted_20_Text"/>
      <text:p text:style-name="Preformatted_20_Text"><text:s text:c="29"/>Translated From</text:p>
      <text:p text:style-name="Preformatted_20_Text"/>
      <text:p text:style-name="Preformatted_20_Text"><text:s text:c="13"/>The Encyclopaedia of the Philosophical Sciences</text:p>
      <text:p text:style-name="Preformatted_20_Text"/>
      <text:p text:style-name="Preformatted_20_Text"><text:s text:c="35"/>With</text:p>
      <text:p text:style-name="Preformatted_20_Text"/>
      <text:p text:style-name="Preformatted_20_Text"><text:s text:c="25"/>Five Introductory Essays</text:p>
      <text:p text:style-name="Preformatted_20_Text"/>
      <text:p text:style-name="Preformatted_20_Text"><text:s text:c="36"/>By</text:p>
      <text:p text:style-name="Preformatted_20_Text"/>
      <text:p text:style-name="Preformatted_20_Text"><text:s text:c="23"/>William Wallace, M.A., LL.D.</text:p>
      <text:p text:style-name="Preformatted_20_Text"/>
      <text:p text:style-name="Preformatted_20_Text">Fellow of Merton College, and Whyteâ€™s Professor of Moral Philosophy in the</text:p>
      <text:p text:style-name="Preformatted_20_Text"><text:s text:c="27"/>University of Oxford</text:p>
      <text:p text:style-name="Preformatted_20_Text"/>
      <text:p text:style-name="Preformatted_20_Text"><text:s text:c="34"/>Oxford</text:p>
      <text:p text:style-name="Preformatted_20_Text"/>
      <text:p text:style-name="Preformatted_20_Text"><text:s text:c="29"/>Clarendon Press</text:p>
      <text:p text:style-name="Preformatted_20_Text"/>
      <text:p text:style-name="Preformatted_20_Text"><text:s text:c="35"/>1894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CONTENTS</text:p>
      <text:p text:style-name="Preformatted_20_Text"/>
      <text:p text:style-name="Preformatted_20_Text"/>
      <text:p text:style-name="Preformatted_20_Text">Preface.</text:p>
      <text:p text:style-name="Preformatted_20_Text">Five Introductory Essays In Psychology And Ethics.</text:p>
      <text:p text:style-name="Preformatted_20_Text"><text:s text:c="3"/>Essay I. On The Scope Of A Philosophy Of Mind.</text:p>
      <text:p text:style-name="Preformatted_20_Text"><text:s text:c="3"/>Essay II. Aims And Methods Of Psychology.</text:p>
      <text:p text:style-name="Preformatted_20_Text"><text:s text:c="3"/>Essay III. On Some Psychological Aspects Of Ethics.</text:p>
      <text:p text:style-name="Preformatted_20_Text"><text:s text:c="3"/>Essay IV. Psycho-Genesis.</text:p>
      <text:p text:style-name="Preformatted_20_Text"><text:s text:c="3"/>Essay V. Ethics And Politics.</text:p>
      <text:p text:style-name="Preformatted_20_Text">Introduction.</text:p>
      <text:p text:style-name="Preformatted_20_Text">Section I. Mind Subjective.</text:p>
      <text:p text:style-name="Preformatted_20_Text"><text:s text:c="3"/>Sub-Section A. Anthropology. The Soul.</text:p>
      <text:p text:style-name="Preformatted_20_Text"><text:s text:c="3"/>Sub-Section B. Phenomenology Of Mind. Consciousness.</text:p>
      <text:p text:style-name="Preformatted_20_Text"><text:s text:c="3"/>Sub-Section C. Psychology. Mind.</text:p>
      <text:p text:style-name="Preformatted_20_Text">Section II. Mind Objective.</text:p>
      <text:p text:style-name="Preformatted_20_Text"><text:s text:c="3"/>Distribution.</text:p>
      <text:p text:style-name="Preformatted_20_Text"><text:s text:c="3"/>Sub-Section A. Law.</text:p>
      <text:p text:style-name="Preformatted_20_Text"><text:s text:c="3"/>Sub-Section B. The Morality Of Conscience.</text:p>
      <text:p text:style-name="Preformatted_20_Text"><text:s text:c="3"/>Sub-Section C. The Moral Life, Or Social Ethics.</text:p>
      <text:p text:style-name="Preformatted_20_Text">Section III. Absolute Mind.</text:p>
      <text:p text:style-name="Preformatted_20_Text"><text:s text:c="3"/>Sub-Section A. Art.</text:p>
      <text:p text:style-name="Preformatted_20_Text"><text:s text:c="3"/>Sub-Section B. Revealed Religion.</text:p>
      <text:p text:style-name="Preformatted_20_Text"><text:s text:c="3"/>Sub-Section C. Philosophy.</text:p>
      <text:p text:style-name="Preformatted_20_Text">Index.</text:p>
      <text:p text:style-name="Preformatted_20_Text">Footnote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PREFACE.</text:p>
      <text:p text:style-name="Preformatted_20_Text"/>
      <text:p text:style-name="Preformatted_20_Text"/>
      <text:p text:style-name="Preformatted_20_Text">I here offer a translation of the third or last part of Hegelâ€™s</text:p>
      <text:p text:style-name="Preformatted_20_Text">encyclopaedic sketch of philosophy,â€”the _Philosophy of Mind_. The volume,</text:p>
      <text:p text:style-name="Preformatted_20_Text">like its subject, stands complete in itself. But it may also be regarded</text:p>
      <text:p text:style-name="Preformatted_20_Text">as a supplement or continuation of the work begun in my version of his</text:p>
      <text:p text:style-name="Preformatted_20_Text">_Logic_. I have not ventured upon the _Philosophy of Nature_ which lies</text:p>
      <text:p text:style-name="Preformatted_20_Text">between these two. That is a province, to penetrate into which would</text:p>
      <text:p text:style-name="Preformatted_20_Text">require an equipment of learning I make no claim to,â€”a province, also, of</text:p>
      <text:p text:style-name="Preformatted_20_Text">which the present-day interest would be largely historical, or at least</text:p>
      <text:p text:style-name="Preformatted_20_Text">bound up with historical circumstances.</text:p>
      <text:p text:style-name="Preformatted_20_Text"/>
      <text:p text:style-name="Preformatted_20_Text">The translation is made from the German text given in the Second Part of</text:p>
      <text:p text:style-name="Preformatted_20_Text">the Seventh Volume of Hegelâ€™s Collected Works, occasionally corrected by</text:p>
      <text:p text:style-name="Preformatted_20_Text">comparison with that found in the second and third editions (of 1827 and</text:p>
      <text:p text:style-name="Preformatted_20_Text">1830) published by the author. I have reproduced only Hegelâ€™s own</text:p>
      <text:p text:style-name="Preformatted_20_Text">paragraphs, and entirely omitted the _ZusÃ¤tze_ of the editors. These</text:p>
      <text:p text:style-name="Preformatted_20_Text">addendaâ€”which are in origin lecture-notesâ€”to the paragraphs are, in the</text:p>
      <text:p text:style-name="Preformatted_20_Text">text of the Collected Works, given for the first section only. The</text:p>
      <text:p text:style-name="Preformatted_20_Text">psychological part which they accompany has been barely treated elsewhere</text:p>
      <text:p text:style-name="Preformatted_20_Text">by Hegel: but a good popular exposition of it will be found in Erdmannâ€™s</text:p>
      <text:p text:style-name="Preformatted_20_Text">_Psychologische Briefe_. The second section was dealt with at greater</text:p>
      <text:p text:style-name="Preformatted_20_Text">length by Hegel himself in his _Philosophy of Law_ (1820). The topics of</text:p>
      <text:p text:style-name="Preformatted_20_Text">the third section are largely covered by his lectures on Art, Religion,</text:p>
      <text:p text:style-name="Preformatted_20_Text">and History of Philosophy.</text:p>
      <text:p text:style-name="Preformatted_20_Text"><text:soft-page-break/></text:p>
      <text:p text:style-name="Preformatted_20_Text">I do not conceal from myself that the text offers a hard nut to crack. Yet</text:p>
      <text:p text:style-name="Preformatted_20_Text">here and there, even through the medium of the translation, I think some</text:p>
      <text:p text:style-name="Preformatted_20_Text">light cannot fail to come to an earnest student. Occasionally, too, as,</text:p>
      <text:p text:style-name="Preformatted_20_Text">for instance, in Â§Â§ 406, 459, 549, and still more in Â§Â§ 552, 573, at the</text:p>
      <text:p text:style-name="Preformatted_20_Text">close of which might stand the words _Liberavi animam meam_, the writer</text:p>
      <text:p text:style-name="Preformatted_20_Text">really â€œlets himself go,â€ and gives his mind freely on questions where</text:p>
      <text:p text:style-name="Preformatted_20_Text">speculation comes closely in touch with life.</text:p>
      <text:p text:style-name="Preformatted_20_Text"/>
      <text:p text:style-name="Preformatted_20_Text">In the _Five Introductory Essays_ I have tried sometimes to put together,</text:p>
      <text:p text:style-name="Preformatted_20_Text">and sometimes to provide with collateral elucidation, some points in the</text:p>
      <text:p text:style-name="Preformatted_20_Text">Mental Philosophy. I shall not attempt to justify the selection of</text:p>
      <text:p text:style-name="Preformatted_20_Text">subjects for special treatment further than to hope that they form a more</text:p>
      <text:p text:style-name="Preformatted_20_Text">or less connected group, and to refer for a study of some general</text:p>
      <text:p text:style-name="Preformatted_20_Text">questions of system and method to my _Prolegomena to the Study of Hegelâ€™s</text:p>
      <text:p text:style-name="Preformatted_20_Text">Philosophy_ which appear almost simultaneously with this volume.</text:p>
      <text:p text:style-name="Preformatted_20_Text"/>
      <text:p text:style-name="Preformatted_20_Text">OXFORD,</text:p>
      <text:p text:style-name="Preformatted_20_Text">_December, 1893_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IVE INTRODUCTORY ESSAYS IN PSYCHOLOGY AND ETHIC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Essay I. On The Scope Of A Philosophy Of Mind.</text:p>
      <text:p text:style-name="Preformatted_20_Text"/>
      <text:p text:style-name="Preformatted_20_Text"/>
      <text:p text:style-name="Preformatted_20_Text">The art of finding titles, and of striking out headings which catch the</text:p>
      <text:p text:style-name="Preformatted_20_Text">eye or ear, and lead the mind by easy paths of association to the subject</text:p>
      <text:p text:style-name="Preformatted_20_Text">under exposition, was not one of Hegelâ€™s gifts. A stirring phrase, a vivid</text:p>
      <text:p text:style-name="Preformatted_20_Text">or picturesque turn of words, he often has. But his lists of contents,</text:p>
      <text:p text:style-name="Preformatted_20_Text">when they cease to be commonplace, are apt to run into the bizarre and the</text:p>
      <text:p text:style-name="Preformatted_20_Text">grotesque. Generally, indeed, his rubrics are the old and (as we may be</text:p>
      <text:p text:style-name="Preformatted_20_Text">tempted to call them) insignificant terms of the text-books. But, in</text:p>
      <text:p text:style-name="Preformatted_20_Text">Hegelâ€™s use of them, these conventional designations are charged with a</text:p>
      <text:p text:style-name="Preformatted_20_Text">highly individualised meaning. They may mean moreâ€”they may mean lessâ€”than</text:p>
      <text:p text:style-name="Preformatted_20_Text">they habitually pass for: but they unquestionably specify their meaning</text:p>
      <text:p text:style-name="Preformatted_20_Text">with a unique and almost personal flavour. And this can hardly fail to</text:p>
      <text:p text:style-name="Preformatted_20_Text">create and to disappoint undue expectations.</text:p>
      <text:p text:style-name="Preformatted_20_Text"/>
      <text:p text:style-name="Preformatted_20_Text"/>
      <text:p text:style-name="Preformatted_20_Text"/>
      <text:p text:style-name="Preformatted_20_Text">(i.) Philosophy and its Parts.</text:p>
      <text:p text:style-name="Preformatted_20_Text"/>
      <text:p text:style-name="Preformatted_20_Text"/>
      <text:p text:style-name="Preformatted_20_Text">Even the main divisions of his system show this conservatism in</text:p>
      <text:p text:style-name="Preformatted_20_Text">terminology. The names of the three parts of the Encyclopaedia are, we may</text:p>
      <text:p text:style-name="Preformatted_20_Text">say, non-significant of their peculiar contents. And that for a good</text:p>
      <text:p text:style-name="Preformatted_20_Text">reason. What Hegel proposes to give is no novel or special doctrine, but</text:p>
      <text:p text:style-name="Preformatted_20_Text">the universal philosophy which has passed on from age to age, here</text:p>
      <text:p text:style-name="Preformatted_20_Text">narrowed and there widened, but still essentially the same. It is</text:p>
      <text:p text:style-name="Preformatted_20_Text">conscious of its continuity and proud of its identity with the teachings</text:p>
      <text:p text:style-name="Preformatted_20_Text">of Plato and Aristotle.</text:p>
      <text:p text:style-name="Preformatted_20_Text"/>
      <text:p text:style-name="Preformatted_20_Text"><text:soft-page-break/>The earliest attempts of the Greek philosophers to present philosophy in a</text:p>
      <text:p text:style-name="Preformatted_20_Text">complete and articulated orderâ€”attempts generally attributed to the</text:p>
      <text:p text:style-name="Preformatted_20_Text">Stoics, the schoolmen of antiquityâ€”made it a tripartite whole. These three</text:p>
      <text:p text:style-name="Preformatted_20_Text">parts were Logic, Physics, and Ethics. In their entirety they were meant</text:p>
      <text:p text:style-name="Preformatted_20_Text">to form a cycle of unified knowledge, satisfying the needs of theory as</text:p>
      <text:p text:style-name="Preformatted_20_Text">well as practice. As time went on, however, the situation changed: and if</text:p>
      <text:p text:style-name="Preformatted_20_Text">the old names remained, their scope and value suffered many changes. New</text:p>
      <text:p text:style-name="Preformatted_20_Text">interests and curiosities, due to altered circumstances, brought other</text:p>
      <text:p text:style-name="Preformatted_20_Text">departments of reality under the focus of investigation besides those</text:p>
      <text:p text:style-name="Preformatted_20_Text">which had been primarily discussed under the old names. Inquiries became</text:p>
      <text:p text:style-name="Preformatted_20_Text">more specialised, and each tended to segregate itself from the rest as an</text:p>
      <text:p text:style-name="Preformatted_20_Text">independent field of science. The result was that in modern times the</text:p>
      <text:p text:style-name="Preformatted_20_Text">territory still marked by the ancient titles had shrunk to a mere phantom</text:p>
      <text:p text:style-name="Preformatted_20_Text">of its former bulk. Almost indeed things had come to such a pass that the</text:p>
      <text:p text:style-name="Preformatted_20_Text">time-honoured figures had sunk into the misery of _rois fainÃ©ants_; while</text:p>
      <text:p text:style-name="Preformatted_20_Text">the real business of knowledge was discharged by the younger and less</text:p>
      <text:p text:style-name="Preformatted_20_Text">conventional lines of research which the needs and fashions of the time</text:p>
      <text:p text:style-name="Preformatted_20_Text">had called up. Thus Logic, in the narrow formal sense, was turned into an</text:p>
      <text:p text:style-name="Preformatted_20_Text">â€œartâ€ of argumentation and a system of technical rules for the analysis</text:p>
      <text:p text:style-name="Preformatted_20_Text">and synthesis of academical discussion. Physics or Natural Philosophy</text:p>
      <text:p text:style-name="Preformatted_20_Text">restricted itself to the elaboration of some metaphysical postulates or</text:p>
      <text:p text:style-name="Preformatted_20_Text">hypotheses regarding the general modes of physical operation. And Ethics</text:p>
      <text:p text:style-name="Preformatted_20_Text">came to be a very unpractical discussion of subtleties regarding moral</text:p>
      <text:p text:style-name="Preformatted_20_Text">faculty and moral standard. Meanwhile a theory of scientific method and of</text:p>
      <text:p text:style-name="Preformatted_20_Text">the laws governing the growth of intelligence and formation of ideas grew</text:p>
      <text:p text:style-name="Preformatted_20_Text">up, and left the older logic to perish of formality and inanition. The</text:p>
      <text:p text:style-name="Preformatted_20_Text">successive departments of physical science, each in turn asserting its</text:p>
      <text:p text:style-name="Preformatted_20_Text">independence, finally left Natural Philosophy no alternative between</text:p>
      <text:p text:style-name="Preformatted_20_Text">clinging to its outworn hypotheses and abstract generalities, or</text:p>
      <text:p text:style-name="Preformatted_20_Text">identifying itself (as Newton in his great book put it) with the</text:p>
      <text:p text:style-name="Preformatted_20_Text">_Principia Mathematica_ of the physical sciences. Ethics, in its turn, saw</text:p>
      <text:p text:style-name="Preformatted_20_Text">itself, on one hand, replaced by psychological inquiries into the</text:p>
      <text:p text:style-name="Preformatted_20_Text">relations between the feelings and the will and the intelligence; while,</text:p>
      <text:p text:style-name="Preformatted_20_Text">on the other hand, a host of social, historical, economical, and other</text:p>
      <text:p text:style-name="Preformatted_20_Text">researches cut it off from the real facts of human life, and left it no</text:p>
      <text:p text:style-name="Preformatted_20_Text">more than the endless debates on the logical and metaphysical issues</text:p>
      <text:p text:style-name="Preformatted_20_Text">involved in free-will and conscience, duty and merit.</text:p>
      <text:p text:style-name="Preformatted_20_Text"/>
      <text:p text:style-name="Preformatted_20_Text">It has sometimes been said that Kant settled this controversy between the</text:p>
      <text:p text:style-name="Preformatted_20_Text">old departments of philosophy and the new branches of science. And the</text:p>
      <text:p text:style-name="Preformatted_20_Text">settlement, it is implied, consisted in assigning to the philosopher a</text:p>
      <text:p text:style-name="Preformatted_20_Text">sort of police and patrol duty in the commonwealth of science. He was to</text:p>
      <text:p text:style-name="Preformatted_20_Text">see that boundaries were duly respected, and that each science kept</text:p>
      <text:p text:style-name="Preformatted_20_Text">strictly to its own business. For this purpose each branch of philosophy</text:p>
      <text:p text:style-name="Preformatted_20_Text">was bound to convert itself into a department of criticismâ€”an examination</text:p>
      <text:p text:style-name="Preformatted_20_Text">of first principles in the several provinces of reality or experienceâ€”with</text:p>
      <text:p text:style-name="Preformatted_20_Text">a view to get a distinct conception of what they were, and thus define</text:p>
      <text:p text:style-name="Preformatted_20_Text">exactly the lines on which the structures of more detailed science could</text:p>
      <text:p text:style-name="Preformatted_20_Text">be put up solidly and safely. This plan offered tempting lines to</text:p>
      <text:p text:style-name="Preformatted_20_Text">research, and sounded well. But on further reflection there emerge one or</text:p>
      <text:p text:style-name="Preformatted_20_Text">two difficulties, hard to get over. Paradoxical though it may seem, one</text:p>
      <text:p text:style-name="Preformatted_20_Text">cannot rightly estimate the capacity and range of foundations, before one</text:p>
      <text:p text:style-name="Preformatted_20_Text">has had some familiarity with the buildings erected upon them. Thus you</text:p>
      <text:p text:style-name="Preformatted_20_Text">are involved in a circle: a circle which is probably inevitable, but which</text:p>
      <text:p text:style-name="Preformatted_20_Text">for that reason it is well to recognise at once. Thenâ€”what is only another</text:p>
      <text:p text:style-name="Preformatted_20_Text">way of saying the same thingâ€”it is impossible to draw an inflexible line</text:p>
      <text:p text:style-name="Preformatted_20_Text">between premises of principle and conclusions of detail. There is no spot</text:p>
      <text:p text:style-name="Preformatted_20_Text">at which criticism can stop, and, having done its business well, hand on</text:p>
      <text:p text:style-name="Preformatted_20_Text">the remaining task to dogmatic system. It was an instinctive feeling of</text:p>
      <text:p text:style-name="Preformatted_20_Text"><text:soft-page-break/>this implication of system in what professed only to be criticism which</text:p>
      <text:p text:style-name="Preformatted_20_Text">led the aged Kant to ignore his own previous professions that he offered</text:p>
      <text:p text:style-name="Preformatted_20_Text">as yet no system, and when Fichte maintained himself to be erecting the</text:p>
      <text:p text:style-name="Preformatted_20_Text">fabric for which Kant had prepared the ground, to reply by the</text:p>
      <text:p text:style-name="Preformatted_20_Text">counter-declaration that the criticism was the systemâ€”that â€œthe curtain</text:p>
      <text:p text:style-name="Preformatted_20_Text">was the picture.â€</text:p>
      <text:p text:style-name="Preformatted_20_Text"/>
      <text:p text:style-name="Preformatted_20_Text">The Hegelian philosophy is an attempt to combine criticism with system,</text:p>
      <text:p text:style-name="Preformatted_20_Text">and thus realise what Kant had at least foretold. It is a system which is</text:p>
      <text:p text:style-name="Preformatted_20_Text">self-critical, and systematic only through the absoluteness of its</text:p>
      <text:p text:style-name="Preformatted_20_Text">criticism. In Hegelâ€™s own phrase, it is an immanent and an incessant</text:p>
      <text:p text:style-name="Preformatted_20_Text">dialectic, which from first to last allows finality to no dogmatic rest,</text:p>
      <text:p text:style-name="Preformatted_20_Text">but carries out Kantâ€™s description of an Age of Criticism, in which</text:p>
      <text:p text:style-name="Preformatted_20_Text">nothing, however majestic and sacred its authority, can plead for</text:p>
      <text:p text:style-name="Preformatted_20_Text">exception from the all-testing _Elenchus_. Then, on the other hand, Hegel</text:p>
      <text:p text:style-name="Preformatted_20_Text">refuses to restrict philosophy and its branches to anything short of the</text:p>
      <text:p text:style-name="Preformatted_20_Text">totality. He takes in its full sense that often-used phraseâ€”the Unity of</text:p>
      <text:p text:style-name="Preformatted_20_Text">Knowledge. Logic becomes the all-embracing research of â€œfirst</text:p>
      <text:p text:style-name="Preformatted_20_Text">principles,â€â€”the principles which regulate physics and ethics. The old</text:p>
      <text:p text:style-name="Preformatted_20_Text">divisions between logic and metaphysic, between induction and deduction,</text:p>
      <text:p text:style-name="Preformatted_20_Text">between theory of reasoning and theory of knowledge,â€”divisions which those</text:p>
      <text:p text:style-name="Preformatted_20_Text">who most employed them were never able to show the reason and purpose</text:p>
      <text:p text:style-name="Preformatted_20_Text">ofâ€”because indeed they had grown up at various times and by â€œnatural</text:p>
      <text:p text:style-name="Preformatted_20_Text">selectionâ€ through a vast mass of incidents: these are superseded and</text:p>
      <text:p text:style-name="Preformatted_20_Text">merged in one continuous theory of real knowledge considered under its</text:p>
      <text:p text:style-name="Preformatted_20_Text">abstract or formal aspect,â€”of organised and known reality in its</text:p>
      <text:p text:style-name="Preformatted_20_Text">underlying thought-system. But these first principles were only an</text:p>
      <text:p text:style-name="Preformatted_20_Text">abstraction from complete realityâ€”the reality which nature has when</text:p>
      <text:p text:style-name="Preformatted_20_Text">unified by mindâ€”and they presuppose the total from which they are derived.</text:p>
      <text:p text:style-name="Preformatted_20_Text">The realm of pure thought is only the ghost of the Ideaâ€”of the unity and</text:p>
      <text:p text:style-name="Preformatted_20_Text">reality of knowledge, and it must be reindued with its flesh and blood.</text:p>
      <text:p text:style-name="Preformatted_20_Text">The logical world is (in Kantian phrase) only the _possibility_ of Nature</text:p>
      <text:p text:style-name="Preformatted_20_Text">and Mind. It comes firstâ€”because it is a system of First Principles: but</text:p>
      <text:p text:style-name="Preformatted_20_Text">these first principles could only be elicited by a philosophy which has</text:p>
      <text:p text:style-name="Preformatted_20_Text">realised the meaning of a mental experience, gathered by interpreting the</text:p>
      <text:p text:style-name="Preformatted_20_Text">facts of Nature.</text:p>
      <text:p text:style-name="Preformatted_20_Text"/>
      <text:p text:style-name="Preformatted_20_Text">Natural Philosophy is no longerâ€”according to Hegelâ€™s view of itâ€”merely a</text:p>
      <text:p text:style-name="Preformatted_20_Text">scheme of mathematical ground-work. That may be its first step. But its</text:p>
      <text:p text:style-name="Preformatted_20_Text">scope is a complete unity (which is not a mere aggregate) of the branches</text:p>
      <text:p text:style-name="Preformatted_20_Text">of natural knowledge, exploring both the inorganic and the organic world.</text:p>
      <text:p text:style-name="Preformatted_20_Text">In dealing with this endless problem, philosophy seems to be baulked by an</text:p>
      <text:p text:style-name="Preformatted_20_Text">impregnable obstacle to its progress. Every day the advance of</text:p>
      <text:p text:style-name="Preformatted_20_Text">specialisation renders any comprehensive or synoptic view of the totality</text:p>
      <text:p text:style-name="Preformatted_20_Text">of science more and more impossible. No doubt we talk readily enough of</text:p>
      <text:p text:style-name="Preformatted_20_Text">Science. But here, if anywhere, we may say there is no Science, but only</text:p>
      <text:p text:style-name="Preformatted_20_Text">sciences. The generality of science is a proud fiction or a gorgeous</text:p>
      <text:p text:style-name="Preformatted_20_Text">dream, variously told and interpreted according to the varying interest</text:p>
      <text:p text:style-name="Preformatted_20_Text">and proclivity of the scientist. The sciences, or those who specially</text:p>
      <text:p text:style-name="Preformatted_20_Text">expound them, know of no unity, no philosophy of science. They are content</text:p>
      <text:p text:style-name="Preformatted_20_Text">to remark that in these days the thing is impossible, and to pick out the</text:p>
      <text:p text:style-name="Preformatted_20_Text">faults in any attempts in that direction that are made outside their pale.</text:p>
      <text:p text:style-name="Preformatted_20_Text">Unfortunately for this contention, the thing is done by us all, and,</text:p>
      <text:p text:style-name="Preformatted_20_Text">indeed, has to be done. If not as men of science, yet as menâ€”as human</text:p>
      <text:p text:style-name="Preformatted_20_Text">beingsâ€”we have to put together things and form some total estimate of the</text:p>
      <text:p text:style-name="Preformatted_20_Text">drift of development, of the unity of nature. To get a notion, not merely</text:p>
      <text:p text:style-name="Preformatted_20_Text">of the general methods and principles of the sciences, but of their</text:p>
      <text:p text:style-name="Preformatted_20_Text">results and teachings, and to get this not as a mere lot of fragments, but</text:p>
      <text:p text:style-name="Preformatted_20_Text">with a systematic unity, is indispensable in some degree for all rational</text:p>
      <text:p text:style-name="Preformatted_20_Text"><text:soft-page-break/>life. The life not founded on science is not the life of man. But he will</text:p>
      <text:p text:style-name="Preformatted_20_Text">not find what he wants in the text-books of the specialist, who is obliged</text:p>
      <text:p text:style-name="Preformatted_20_Text">to treat his subject, as Plato says, â€œunder the pressure of necessity,â€</text:p>
      <text:p text:style-name="Preformatted_20_Text">and who dare not look on it in its quality â€œto draw the soul towards</text:p>
      <text:p text:style-name="Preformatted_20_Text">truth, and to form the philosophic intellect so as to uplift what we now</text:p>
      <text:p text:style-name="Preformatted_20_Text">unduly keep down(1).â€ If the philosopher in this province does his work</text:p>
      <text:p text:style-name="Preformatted_20_Text">but badly, he may plead the novelty of the task to which he comes as a</text:p>
      <text:p text:style-name="Preformatted_20_Text">pioneer or even an architect. He finds little that he can directly</text:p>
      <text:p text:style-name="Preformatted_20_Text">utilise. The materials have been gathered and prepared for very special</text:p>
      <text:p text:style-name="Preformatted_20_Text">aims; and the great aim of scienceâ€”that human life may be made a higher,</text:p>
      <text:p text:style-name="Preformatted_20_Text">an ampler, and happier thing,â€”has hardly been kept in view at all, except</text:p>
      <text:p text:style-name="Preformatted_20_Text">in its more materialistic aspects. To the philosopher the supreme interest</text:p>
      <text:p text:style-name="Preformatted_20_Text">of the physical sciences is that man also belongs to the physical</text:p>
      <text:p text:style-name="Preformatted_20_Text">universe, or that Mind and Matter as we know them are (in Mr. Spencerâ€™s</text:p>
      <text:p text:style-name="Preformatted_20_Text">language) â€œat once antithetical and inseparable.â€ He wants to find the</text:p>
      <text:p text:style-name="Preformatted_20_Text">place of Man,â€”but of Man as Mindâ€”in Nature.</text:p>
      <text:p text:style-name="Preformatted_20_Text"/>
      <text:p text:style-name="Preformatted_20_Text">If the scope of Natural Philosophy be thus expanded to make it the unity</text:p>
      <text:p text:style-name="Preformatted_20_Text">and more than the synthetic aggregate of the several physical sciencesâ€”to</text:p>
      <text:p text:style-name="Preformatted_20_Text">make it the whole which surpasses the addition of all their fragments, the</text:p>
      <text:p text:style-name="Preformatted_20_Text">purpose of Ethics has not less to be deepened and widened. Ethics, under</text:p>
      <text:p text:style-name="Preformatted_20_Text">that title, Hegel knows not. And for those who cannot recognise anything</text:p>
      <text:p text:style-name="Preformatted_20_Text">unless it be clearly labelled, it comes natural to record their censure of</text:p>
      <text:p text:style-name="Preformatted_20_Text">Hegelianism for ignoring or disparaging ethical studies. But if we take</text:p>
      <text:p text:style-name="Preformatted_20_Text">the word in that wide sense which common usage rather justifies than</text:p>
      <text:p text:style-name="Preformatted_20_Text">adopts, we may say that the whole philosophy of Mind is a moral</text:p>
      <text:p text:style-name="Preformatted_20_Text">philosophy. Its subject is the moral as opposed to the physical aspect of</text:p>
      <text:p text:style-name="Preformatted_20_Text">reality: the inner and ideal life as opposed to the merely external and</text:p>
      <text:p text:style-name="Preformatted_20_Text">real materials of it: the world of intelligence and of humanity. It</text:p>
      <text:p text:style-name="Preformatted_20_Text">displays Man in the several stages of that process by which he expresses</text:p>
      <text:p text:style-name="Preformatted_20_Text">the full meaning of nature, or discharges the burden of that task which is</text:p>
      <text:p text:style-name="Preformatted_20_Text">implicit in him from the first. It traces the steps of that growth by</text:p>
      <text:p text:style-name="Preformatted_20_Text">which what was no better than a fragment of natureâ€”an intelligence located</text:p>
      <text:p text:style-name="Preformatted_20_Text">(as it seemed) in one piece of matterâ€”comes to realise the truth of it and</text:p>
      <text:p text:style-name="Preformatted_20_Text">of himself. That truth is his ideal and his obligation: but it is</text:p>
      <text:p text:style-name="Preformatted_20_Text">alsoâ€”such is the mystery of his birthrightâ€”his idea and possession.</text:p>
      <text:p text:style-name="Preformatted_20_Text">Heâ€”like the natural universeâ€”is (as the _Logic_ has shown) a principle of</text:p>
      <text:p text:style-name="Preformatted_20_Text">unification, organisation, idealisation: and his history (in its ideal</text:p>
      <text:p text:style-name="Preformatted_20_Text">completeness) is the history of the process by which he, the typical man,</text:p>
      <text:p text:style-name="Preformatted_20_Text">works the fragments of reality (and such mere reality must be always a</text:p>
      <text:p text:style-name="Preformatted_20_Text">collection of fragments) into the perfect unity of a many-sided character.</text:p>
      <text:p text:style-name="Preformatted_20_Text">Thus the philosophy of mind, beginning with man as a sentient organism,</text:p>
      <text:p text:style-name="Preformatted_20_Text">the focus in which the universe gets its first dim confused expression</text:p>
      <text:p text:style-name="Preformatted_20_Text">through mere feeling, shows how he â€œerects himself above himselfâ€ and</text:p>
      <text:p text:style-name="Preformatted_20_Text">realises what ancient thinkers called his kindred with the divine.</text:p>
      <text:p text:style-name="Preformatted_20_Text"/>
      <text:p text:style-name="Preformatted_20_Text">In that total process of the mindâ€™s liberation and self-realisation the</text:p>
      <text:p text:style-name="Preformatted_20_Text">portion specially called Morals is but one, though a necessary, stage.</text:p>
      <text:p text:style-name="Preformatted_20_Text">There are, said Porphyry and the later Platonists, four degrees in the</text:p>
      <text:p text:style-name="Preformatted_20_Text">path of perfection and self-accomplishment. And first, there is the career</text:p>
      <text:p text:style-name="Preformatted_20_Text">of honesty and worldly prudence, which makes the duty of the citizen.</text:p>
      <text:p text:style-name="Preformatted_20_Text">Secondly, there is the progress in purity which casts earthly things</text:p>
      <text:p text:style-name="Preformatted_20_Text">behind, and reaches the angelic height of passionless serenity. And the</text:p>
      <text:p text:style-name="Preformatted_20_Text">third step is the divine life which by intellectual energy is turned to</text:p>
      <text:p text:style-name="Preformatted_20_Text">behold the truth of things. Lastly, in the fourth grade, the mind, free</text:p>
      <text:p text:style-name="Preformatted_20_Text">and sublime in self-sustaining wisdom, makes itself an â€œexemplarâ€ of</text:p>
      <text:p text:style-name="Preformatted_20_Text">virtue, and is even a â€œfather of Gods.â€ Even so, it may be said, the human</text:p>
      <text:p text:style-name="Preformatted_20_Text">mind is the subject of a complicated Teleology,â€”the field ruled by a</text:p>
      <text:p text:style-name="Preformatted_20_Text">multifarious Ought, psychological, aesthetical, social and religious. To</text:p>
      <text:p text:style-name="Preformatted_20_Text"><text:soft-page-break/>adjust their several claims cannot be the object of any science, if</text:p>
      <text:p text:style-name="Preformatted_20_Text">adjustment means to supply a guide in practice. But it is the purpose of</text:p>
      <text:p text:style-name="Preformatted_20_Text">such a teleology to show that social requirements and moral duty as</text:p>
      <text:p text:style-name="Preformatted_20_Text">ordinarily conceived do not exhaust the range of obligation,â€”of the</text:p>
      <text:p text:style-name="Preformatted_20_Text">supreme ethical Ought. How that can best be done is however a question of</text:p>
      <text:p text:style-name="Preformatted_20_Text">some difficulty. For the ends under examination do not fall completely</text:p>
      <text:p text:style-name="Preformatted_20_Text">into a serial order, nor does one involve others in such a way as to</text:p>
      <text:p text:style-name="Preformatted_20_Text">destroy their independence. You cannot absolve psychology as if it stood</text:p>
      <text:p text:style-name="Preformatted_20_Text">independent of ethics or religion, nor can aesthetic considerations merely</text:p>
      <text:p text:style-name="Preformatted_20_Text">supervene on moral. Still, it may be said, the order followed by Hegel</text:p>
      <text:p text:style-name="Preformatted_20_Text">seems on the whole liable to fewer objections than others.</text:p>
      <text:p text:style-name="Preformatted_20_Text"/>
      <text:p text:style-name="Preformatted_20_Text">Mr. Herbert Spencer, the only English philosopher who has even attempted a</text:p>
      <text:p text:style-name="Preformatted_20_Text">_System_ of Philosophy, may in this point be compared with Hegel. He also</text:p>
      <text:p text:style-name="Preformatted_20_Text">begins with a _First Principles_,â€”a work which, like Hegelâ€™s _Logic_,</text:p>
      <text:p text:style-name="Preformatted_20_Text">starts by presenting Philosophy as the supreme arbiter between the</text:p>
      <text:p text:style-name="Preformatted_20_Text">subordinate principles of Religion and Science, which are in it â€œnecessary</text:p>
      <text:p text:style-name="Preformatted_20_Text">correlatives.â€ The positive task of philosophy is (with some inconsistency</text:p>
      <text:p text:style-name="Preformatted_20_Text">or vagueness) presented, in the next place, as a â€œunification of</text:p>
      <text:p text:style-name="Preformatted_20_Text">knowledge.â€ Such a unification has to make explicit the implicit unity of</text:p>
      <text:p text:style-name="Preformatted_20_Text">known reality: because â€œevery thought involves a whole system of</text:p>
      <text:p text:style-name="Preformatted_20_Text">thoughts.â€ And such a programme might again suggest the Logic. But</text:p>
      <text:p text:style-name="Preformatted_20_Text">unfortunately Mr. Spencer does not (and he has Francis Bacon to justify</text:p>
      <text:p text:style-name="Preformatted_20_Text">him here) think it worth his while to toil up the weary, but necessary,</text:p>
      <text:p text:style-name="Preformatted_20_Text">mount of Purgatory which is known to us as Logic. With a naÃ¯ve realism, he</text:p>
      <text:p text:style-name="Preformatted_20_Text">builds on Cause and Power, and above all on Force, that â€œUltimate of</text:p>
      <text:p text:style-name="Preformatted_20_Text">Ultimates,â€ which seems to be, however marvellously, a denizen both of the</text:p>
      <text:p text:style-name="Preformatted_20_Text">Known and the Unknowable world. In the known world this Ultimate appears</text:p>
      <text:p text:style-name="Preformatted_20_Text">under two forms, matter and motion, and the problem of science and</text:p>
      <text:p text:style-name="Preformatted_20_Text">philosophy is to lay down in detail and in general the law of their</text:p>
      <text:p text:style-name="Preformatted_20_Text">continuous redistribution, of the segregation of motion from matter, and</text:p>
      <text:p text:style-name="Preformatted_20_Text">the inclusion of motion into matter.</text:p>
      <text:p text:style-name="Preformatted_20_Text"/>
      <text:p text:style-name="Preformatted_20_Text">Of this process, which has no beginning and no end,â€”the rhythm of</text:p>
      <text:p text:style-name="Preformatted_20_Text">generation and corruption, attraction and repulsion, it may be said that</text:p>
      <text:p text:style-name="Preformatted_20_Text">it is properly not a first principle of all knowledge, but the general or</text:p>
      <text:p text:style-name="Preformatted_20_Text">fundamental portion of Natural Philosophy to which Mr. Spencer next</text:p>
      <text:p text:style-name="Preformatted_20_Text">proceeds. Such a philosophy, however, he gives only in part: viz. as a</text:p>
      <text:p text:style-name="Preformatted_20_Text">Biology, dealing with organic (and at a further stage and under other</text:p>
      <text:p text:style-name="Preformatted_20_Text">names, with supra-organic) life. And that the Philosophy of Nature should</text:p>
      <text:p text:style-name="Preformatted_20_Text">take this form, and carry both the First Principles and the later portions</text:p>
      <text:p text:style-name="Preformatted_20_Text">of the system with it, as parts of a philosophy of evolution, is what we</text:p>
      <text:p text:style-name="Preformatted_20_Text">should have expected from the contemporaneous interests of science(2).</text:p>
      <text:p text:style-name="Preformatted_20_Text">Even a one-sided attempt to give speculative unity to those researches,</text:p>
      <text:p text:style-name="Preformatted_20_Text">which getâ€”for reasons the scientific specialist seldom asksâ€”the title of</text:p>
      <text:p text:style-name="Preformatted_20_Text">biological, is however worth noting as a recognition of the necessity of a</text:p>
      <text:p text:style-name="Preformatted_20_Text">_Natur-philosophie_,â€”a speculative science of Nature.</text:p>
      <text:p text:style-name="Preformatted_20_Text"/>
      <text:p text:style-name="Preformatted_20_Text">The third part of the Hegelian System corresponds to what in the</text:p>
      <text:p text:style-name="Preformatted_20_Text">_Synthetic Philosophy_ is known as Psychology, Ethics, and Sociology. And</text:p>
      <text:p text:style-name="Preformatted_20_Text">here Mr. Spencer recognises that something new has turned up. Psychology</text:p>
      <text:p text:style-name="Preformatted_20_Text">is â€œuniqueâ€ as a science: it is a â€œdouble science,â€ and as a whole quite</text:p>
      <text:p text:style-name="Preformatted_20_Text">_sui generis_. Whether perhaps all these epithets would not, _mutatis</text:p>
      <text:p text:style-name="Preformatted_20_Text">mutandis_, have to be applied also to Ethics and Sociology, if these are</text:p>
      <text:p text:style-name="Preformatted_20_Text">to do their full work, he does not say. In what this doubleness consists</text:p>
      <text:p text:style-name="Preformatted_20_Text">he even finds it somewhat difficult to show. For, as his fundamental</text:p>
      <text:p text:style-name="Preformatted_20_Text">philosophy does not on this point go beyond noting some pairs of verbal</text:p>
      <text:p text:style-name="Preformatted_20_Text">antitheses, and has no sense of unity except in the imperfect shape of a</text:p>
      <text:p text:style-name="Preformatted_20_Text">â€œrelation(3)â€ between two things which are â€œantithetical and inseparable,â€</text:p>
      <text:p text:style-name="Preformatted_20_Text"><text:soft-page-break/>he is perplexed by phrases such as â€œinâ€ and â€œout ofâ€ consciousness, and</text:p>
      <text:p text:style-name="Preformatted_20_Text">stumbles over the equivocal use of â€œinnerâ€ to denote both mental (or</text:p>
      <text:p text:style-name="Preformatted_20_Text">non-spatial) in general, and locally sub-cuticular in special. Still, he</text:p>
      <text:p text:style-name="Preformatted_20_Text">gets so far as to see that the law of consciousness is that in it neither</text:p>
      <text:p text:style-name="Preformatted_20_Text">feelings nor relations have independent subsistence, and that the unit of</text:p>
      <text:p text:style-name="Preformatted_20_Text">mind does not begin till what he calls two feelings are made one. The</text:p>
      <text:p text:style-name="Preformatted_20_Text">phraseology may be faulty, but it shows an inkling of the _a priori_.</text:p>
      <text:p text:style-name="Preformatted_20_Text">Unfortunately it is apparently forgotten; and the language too often</text:p>
      <text:p text:style-name="Preformatted_20_Text">reverts into the habit of what he calls the â€œobjective,â€ i.e. purely</text:p>
      <text:p text:style-name="Preformatted_20_Text">physical, sciences.</text:p>
      <text:p text:style-name="Preformatted_20_Text"/>
      <text:p text:style-name="Preformatted_20_Text">Mr. Spencerâ€™s conception of Psychology restricts it to the more general</text:p>
      <text:p text:style-name="Preformatted_20_Text">physics of the mind. For its more concrete life he refers us to Sociology.</text:p>
      <text:p text:style-name="Preformatted_20_Text">But his Sociology is yet unfinished: and from the plan of its inception,</text:p>
      <text:p text:style-name="Preformatted_20_Text">and the imperfect conception of the ends and means of its investigation,</text:p>
      <text:p text:style-name="Preformatted_20_Text">hardly admits of completion in any systematic sense. To that incipiency is</text:p>
      <text:p text:style-name="Preformatted_20_Text">no doubt due its excess in historical or anecdotal detailâ€”detail, however,</text:p>
      <text:p text:style-name="Preformatted_20_Text">too much segregated from its social context, and in general its tendency</text:p>
      <text:p text:style-name="Preformatted_20_Text">to neglect normal and central theory for incidental and peripheral facts.</text:p>
      <text:p text:style-name="Preformatted_20_Text">Here, too, there is a weakness in First Principles and a love of</text:p>
      <text:p text:style-name="Preformatted_20_Text">catchwords, which goes along with the fallacy that illustration is proof.</text:p>
      <text:p text:style-name="Preformatted_20_Text">Above all, it is evident that the great fact of religion overhangs Mr.</text:p>
      <text:p text:style-name="Preformatted_20_Text">Spencer with the attraction of an unsolved and unacceptable problem. He</text:p>
      <text:p text:style-name="Preformatted_20_Text">cannot get the religious ideas of men into co-ordination with their</text:p>
      <text:p text:style-name="Preformatted_20_Text">scientific, aesthetic, and moral doctrines; and only betrays his sense of</text:p>
      <text:p text:style-name="Preformatted_20_Text">the high importance of the former by placing them in the forefront of</text:p>
      <text:p text:style-name="Preformatted_20_Text">inquiry, as due to the inexperience and limitations of the so-called</text:p>
      <text:p text:style-name="Preformatted_20_Text">primitive man. That is hardly adequate recognition of the religious</text:p>
      <text:p text:style-name="Preformatted_20_Text">principle: and the defect will make itself seriously felt, should he ever</text:p>
      <text:p text:style-name="Preformatted_20_Text">come to carry out the further stage of his prospectus dealing with â€œthe</text:p>
      <text:p text:style-name="Preformatted_20_Text">growth and correlation of language, knowledge, morals, and aesthetics.â€</text:p>
      <text:p text:style-name="Preformatted_20_Text"/>
      <text:p text:style-name="Preformatted_20_Text"/>
      <text:p text:style-name="Preformatted_20_Text"/>
      <text:p text:style-name="Preformatted_20_Text">(ii.) Mind and Morals.</text:p>
      <text:p text:style-name="Preformatted_20_Text"/>
      <text:p text:style-name="Preformatted_20_Text"/>
      <text:p text:style-name="Preformatted_20_Text">A Mental Philosophyâ€”if we so put what might also be rendered a Spiritual</text:p>
      <text:p text:style-name="Preformatted_20_Text">Philosophy, or Philosophy of Spiritâ€”may to an English reader suggest</text:p>
      <text:p text:style-name="Preformatted_20_Text">something much narrower than it actually contains. A Philosophy of the</text:p>
      <text:p text:style-name="Preformatted_20_Text">Human Mindâ€”if we consult English specimensâ€”would not imply much more than</text:p>
      <text:p text:style-name="Preformatted_20_Text">a psychology, and probably what is called an inductive psychology. But as</text:p>
      <text:p text:style-name="Preformatted_20_Text">Hegel understands it, it covers an unexpectedly wide range of topics, the</text:p>
      <text:p text:style-name="Preformatted_20_Text">whole range from Nature to Spirit. Besides Subjective Mind, which would</text:p>
      <text:p text:style-name="Preformatted_20_Text">seem on first thoughts to exhaust the topics of psychology, it goes on to</text:p>
      <text:p text:style-name="Preformatted_20_Text">Mind as Objective, and finally to Absolute mind. And such combinations of</text:p>
      <text:p text:style-name="Preformatted_20_Text">words may sound either self-contradictory or meaningless.</text:p>
      <text:p text:style-name="Preformatted_20_Text"/>
      <text:p text:style-name="Preformatted_20_Text">The first Section deals with the range of what is usually termed</text:p>
      <text:p text:style-name="Preformatted_20_Text">Psychology. That term indeed is employed by Hegel, in a restricted sense,</text:p>
      <text:p text:style-name="Preformatted_20_Text">to denote the last of the three sub-sections in the discussion of</text:p>
      <text:p text:style-name="Preformatted_20_Text">Subjective Mind. The Mind, which is the topic of psychology proper, cannot</text:p>
      <text:p text:style-name="Preformatted_20_Text">be assumed as a ready-made object, or datum. A Self, a self-consciousness,</text:p>
      <text:p text:style-name="Preformatted_20_Text">an intelligent and volitional agent, if it be the birthright of man, is a</text:p>
      <text:p text:style-name="Preformatted_20_Text">birthright which he has to realise for himself, to earn and to make his</text:p>
      <text:p text:style-name="Preformatted_20_Text">own. To trace the steps by which mind in its stricter acceptation, as will</text:p>
      <text:p text:style-name="Preformatted_20_Text">and intelligence, emerges from the general animal sensibility which is the</text:p>
      <text:p text:style-name="Preformatted_20_Text">crowning phase of organic life, and the final problem of biology, is the</text:p>
      <text:p text:style-name="Preformatted_20_Text">work of two preliminary sub-sectionsâ€”the first entitled _Anthropology_,</text:p>
      <text:p text:style-name="Preformatted_20_Text"><text:soft-page-break/>the second the _Phenomenology of Mind_.</text:p>
      <text:p text:style-name="Preformatted_20_Text"/>
      <text:p text:style-name="Preformatted_20_Text">The subject of Anthropology, as Hegel understands it, is the Soulâ€”the raw</text:p>
      <text:p text:style-name="Preformatted_20_Text">material of consciousness, the basis of all higher mental life. This is a</text:p>
      <text:p text:style-name="Preformatted_20_Text">borderland, where the ground is still debateable between Nature and Mind:</text:p>
      <text:p text:style-name="Preformatted_20_Text">it is the region of feeling, where the sensibility has not yet been</text:p>
      <text:p text:style-name="Preformatted_20_Text">differentiated to intelligence. Soul and body are here, as the phrase</text:p>
      <text:p text:style-name="Preformatted_20_Text">goes, in communion: the inward life is still imperfectly disengaged from</text:p>
      <text:p text:style-name="Preformatted_20_Text">its natural co-physical setting. Still one with nature, it submits to</text:p>
      <text:p text:style-name="Preformatted_20_Text">natural influences and natural vicissitudes: is not as yet master of</text:p>
      <text:p text:style-name="Preformatted_20_Text">itself, but the half-passive receptacle of a foreign life, of a general</text:p>
      <text:p text:style-name="Preformatted_20_Text">vitality, of a common soul not yet fully differentiated into</text:p>
      <text:p text:style-name="Preformatted_20_Text">individuality. But it is awaking to self-activity: it is emerging to</text:p>
      <text:p text:style-name="Preformatted_20_Text">Consciousness,â€”to distinguish itself, as aware and conscious, from the</text:p>
      <text:p text:style-name="Preformatted_20_Text">facts of life and sentiency of which it is aware.</text:p>
      <text:p text:style-name="Preformatted_20_Text"/>
      <text:p text:style-name="Preformatted_20_Text">From this region of psychical physiology or physiological psychology,</text:p>
      <text:p text:style-name="Preformatted_20_Text">Hegel in the second sub-section of his first part takes us to the</text:p>
      <text:p text:style-name="Preformatted_20_Text">â€œPhenomenology of Mind,â€â€”to Consciousness. The sentient soul is also</text:p>
      <text:p text:style-name="Preformatted_20_Text">consciousâ€”but in a looser sense of that word(4): it has feelings, but can</text:p>
      <text:p text:style-name="Preformatted_20_Text">scarcely be said _itself_ to know that it has them. As consciousness, the</text:p>
      <text:p text:style-name="Preformatted_20_Text">Soul has come to separate what it is from what it feels. The distinction</text:p>
      <text:p text:style-name="Preformatted_20_Text">emerges of a subject which is conscious, and an object _of_ which it is</text:p>
      <text:p text:style-name="Preformatted_20_Text">conscious. And the main thing is obviously the relationship between the</text:p>
      <text:p text:style-name="Preformatted_20_Text">two, or the Consciousness itself, as tending to distinguish itself alike</text:p>
      <text:p text:style-name="Preformatted_20_Text">from its subject and its object. Hence, perhaps, may be gathered why it is</text:p>
      <text:p text:style-name="Preformatted_20_Text">called Phenomenology of Mind. Mind as yet is not yet more than emergent or</text:p>
      <text:p text:style-name="Preformatted_20_Text">apparent: nor yet self-possessed and self-certified. No longer, however,</text:p>
      <text:p text:style-name="Preformatted_20_Text">one with the circumambient nature which it feels, it sees itself set</text:p>
      <text:p text:style-name="Preformatted_20_Text">against it, but only as a passive recipient of it, a _tabula rasa_ on</text:p>
      <text:p text:style-name="Preformatted_20_Text">which external nature is reflected, or to which phenomena are presented.</text:p>
      <text:p text:style-name="Preformatted_20_Text">No longer, on the other hand, a mere passive instrument of suggestion from</text:p>
      <text:p text:style-name="Preformatted_20_Text">without, its instinct of life, its _nisus_ of self-assertion is developed,</text:p>
      <text:p text:style-name="Preformatted_20_Text">through antagonism to a like _nisus_, into the consciousness of self-hood,</text:p>
      <text:p text:style-name="Preformatted_20_Text">of a Me and Mine as set against a Thee and Thine. But just in proportion</text:p>
      <text:p text:style-name="Preformatted_20_Text">as it is so developed in opposition to and recognition of other equally</text:p>
      <text:p text:style-name="Preformatted_20_Text">self-centred selves, it has passed beyond the narrower characteristic of</text:p>
      <text:p text:style-name="Preformatted_20_Text">Consciousness proper. It is no longer mere intelligent perception or</text:p>
      <text:p text:style-name="Preformatted_20_Text">reproduction of a world, but it is life, with perception (or apperception)</text:p>
      <text:p text:style-name="Preformatted_20_Text">of that life. It has returned in a way to its original unity with nature,</text:p>
      <text:p text:style-name="Preformatted_20_Text">but it is now the sense of its self-hoodâ€”the consciousness of itself as</text:p>
      <text:p text:style-name="Preformatted_20_Text">the focus in which subjective and objective are at one. Or, to put it in</text:p>
      <text:p text:style-name="Preformatted_20_Text">the language of the great champion of Realism(5), the standpoint of Reason</text:p>
      <text:p text:style-name="Preformatted_20_Text">or full-grown Mind is this: â€œThe world which appears to us is our percept,</text:p>
      <text:p text:style-name="Preformatted_20_Text">therefore in us. The real world, out of which we explain the phenomenon,</text:p>
      <text:p text:style-name="Preformatted_20_Text">is our thought: therefore in us.â€</text:p>
      <text:p text:style-name="Preformatted_20_Text"/>
      <text:p text:style-name="Preformatted_20_Text">The third sub-section of the theory of Subjective Mindâ€”the Psychology</text:p>
      <text:p text:style-name="Preformatted_20_Text">properâ€”deals with Mind. This is the real, independent PsychÃ©â€”hence the</text:p>
      <text:p text:style-name="Preformatted_20_Text">special appropriation of the term Psychology. â€œThe Soul,â€ says Herbart,</text:p>
      <text:p text:style-name="Preformatted_20_Text">â€œno doubt dwells in a body: there are, moreover, corresponding states of</text:p>
      <text:p text:style-name="Preformatted_20_Text">the one and the other: but nothing corporeal occurs in the Soul, nothing</text:p>
      <text:p text:style-name="Preformatted_20_Text">purely mental, which we could reckon to our Ego, occurs in the body: the</text:p>
      <text:p text:style-name="Preformatted_20_Text">affections of the body are no representations of the Ego, and our pleasant</text:p>
      <text:p text:style-name="Preformatted_20_Text">and unpleasant feelings do not immediately lie in the organic life they</text:p>
      <text:p text:style-name="Preformatted_20_Text">favour or hinder.â€ Such a Soul, so conceived, is an intelligent and</text:p>
      <text:p text:style-name="Preformatted_20_Text">volitional self, a being of intellectual and â€œactiveâ€ powers or phenomena:</text:p>
      <text:p text:style-name="Preformatted_20_Text">it is a Mind. And â€œMind,â€ adds Hegel(6), â€œis just this elevation above</text:p>
      <text:p text:style-name="Preformatted_20_Text">Nature and physical modes and above the complication with an external</text:p>
      <text:p text:style-name="Preformatted_20_Text"><text:soft-page-break/>object.â€ Nothing is _external_ to it: it is rather the internalising of</text:p>
      <text:p text:style-name="Preformatted_20_Text">all externality. In this psychology proper, we are out of any immediate</text:p>
      <text:p text:style-name="Preformatted_20_Text">connexion with physiology. â€œPsychology as such,â€ remarks Herbart, â€œhas its</text:p>
      <text:p text:style-name="Preformatted_20_Text">questions common to it with Idealismâ€â€”with the doctrine that all reality</text:p>
      <text:p text:style-name="Preformatted_20_Text">is mental reality. It traces, in Hegelâ€™s exposition of it, the steps of</text:p>
      <text:p text:style-name="Preformatted_20_Text">the way by which mind realises that independence which is its</text:p>
      <text:p text:style-name="Preformatted_20_Text">characteristic stand-point. On the intellectual side that independence is</text:p>
      <text:p text:style-name="Preformatted_20_Text">assured in language,â€”the system of signs by which the intelligence stamps</text:p>
      <text:p text:style-name="Preformatted_20_Text">external objects as its own, made part of its inner world. A science, some</text:p>
      <text:p text:style-name="Preformatted_20_Text">one has said, is after all only _une langue bien faite_. So, reversing the</text:p>
      <text:p text:style-name="Preformatted_20_Text">saying, we may note that a language is an inwardised and mind-appropriated</text:p>
      <text:p text:style-name="Preformatted_20_Text">world. On the active side, the independence of mind is seen in</text:p>
      <text:p text:style-name="Preformatted_20_Text">self-enjoyment, in happiness, or self-content, where impulse and volition</text:p>
      <text:p text:style-name="Preformatted_20_Text">have attained satisfaction in equilibrium, and the soul possesses itself</text:p>
      <text:p text:style-name="Preformatted_20_Text">in fullness. Such a mind(7), which has made the world its certified</text:p>
      <text:p text:style-name="Preformatted_20_Text">possession in language, and which enjoys itself in self-possession of</text:p>
      <text:p text:style-name="Preformatted_20_Text">soul, called happiness, is a free Mind. And that is the highest which</text:p>
      <text:p text:style-name="Preformatted_20_Text">Subjective Mind can reach.</text:p>
      <text:p text:style-name="Preformatted_20_Text"/>
      <text:p text:style-name="Preformatted_20_Text">At this point, perhaps, having rounded off by a liberal sweep the scope of</text:p>
      <text:p text:style-name="Preformatted_20_Text">psychology, the ordinary mental philosophy would stop. Hegel, instead of</text:p>
      <text:p text:style-name="Preformatted_20_Text">finishing, now goes on to the field of what he calls Objective Mind. For</text:p>
      <text:p text:style-name="Preformatted_20_Text">as yet it has been only the story of a preparation, an inward adorning and</text:p>
      <text:p text:style-name="Preformatted_20_Text">equipment, and we have yet to see what is to come of it in actuality. Or</text:p>
      <text:p text:style-name="Preformatted_20_Text">rather, we have yet to consider the social forms on which this preparation</text:p>
      <text:p text:style-name="Preformatted_20_Text">rests. The mind, self-possessed and sure of itself or free, is so only</text:p>
      <text:p text:style-name="Preformatted_20_Text">through the objective shape which its main development runs parallel with.</text:p>
      <text:p text:style-name="Preformatted_20_Text">An intelligent Will, or a practical reason, was the last word of the</text:p>
      <text:p text:style-name="Preformatted_20_Text">psychological development. But a reason which is practical, or a volition</text:p>
      <text:p text:style-name="Preformatted_20_Text">which is intelligent, is realised by action which takes regular shapes,</text:p>
      <text:p text:style-name="Preformatted_20_Text">and by practice which transforms the world. The theory of Objective Mind</text:p>
      <text:p text:style-name="Preformatted_20_Text">delineates the new form which nature assumes under the sway of</text:p>
      <text:p text:style-name="Preformatted_20_Text">intelligence and will. That intellectual world realises itself by</text:p>
      <text:p text:style-name="Preformatted_20_Text">transforming the physical into a social and political world, the given</text:p>
      <text:p text:style-name="Preformatted_20_Text">natural conditions of existence into a freely-instituted system of life,</text:p>
      <text:p text:style-name="Preformatted_20_Text">the primitive struggle of kinds for subsistence into the ordinances of the</text:p>
      <text:p text:style-name="Preformatted_20_Text">social state. Given man as a being possessed of will and intelligence,</text:p>
      <text:p text:style-name="Preformatted_20_Text">this inward faculty, whatever be its degree, will try to impress itself on</text:p>
      <text:p text:style-name="Preformatted_20_Text">nature and to reproduce itself in a legal, a moral, and social world. The</text:p>
      <text:p text:style-name="Preformatted_20_Text">kingdom of deed replaces, or rises on the foundation of, the kingdom of</text:p>
      <text:p text:style-name="Preformatted_20_Text">word: and instead of the equilibrium of a well-adjusted soul comes the</text:p>
      <text:p text:style-name="Preformatted_20_Text">harmonious life of a social organism. We are, in short, in the sphere of</text:p>
      <text:p text:style-name="Preformatted_20_Text">Ethics and Politics, of Jurisprudence and Morals, of Law and Conscience.</text:p>
      <text:p text:style-name="Preformatted_20_Text"/>
      <text:p text:style-name="Preformatted_20_Text">Here,â€”as always in Hegelâ€™s systemâ€”there is a triad of steps. First the</text:p>
      <text:p text:style-name="Preformatted_20_Text">province of Law or Right. But if we call it Law, we must keep out of sight</text:p>
      <text:p text:style-name="Preformatted_20_Text">the idea of a special law-giver, of a conscious imposition of laws, above</text:p>
      <text:p text:style-name="Preformatted_20_Text">all by a political superior. And if we call it Right, we must remember</text:p>
      <text:p text:style-name="Preformatted_20_Text">that it is neutral, inhuman, abstract right: the right whose principle is</text:p>
      <text:p text:style-name="Preformatted_20_Text">impartial and impassive uniformity, equality, order;â€”not moral right, or</text:p>
      <text:p text:style-name="Preformatted_20_Text">the equity which takes cognisance of circumstances, of personal claims,</text:p>
      <text:p text:style-name="Preformatted_20_Text">and provides against its own hardness. The intelligent will of Man,</text:p>
      <text:p text:style-name="Preformatted_20_Text">throwing itself upon the mere gifts of nature as their appointed master,</text:p>
      <text:p text:style-name="Preformatted_20_Text">creates the world of Propertyâ€”of things instrumental, and regarded as</text:p>
      <text:p text:style-name="Preformatted_20_Text">adjectival, to the human personality. But the autonomy of Reason (which is</text:p>
      <text:p text:style-name="Preformatted_20_Text">latent in the will) carries with it certain consequences. As it acts, it</text:p>
      <text:p text:style-name="Preformatted_20_Text">also, by its inherent quality of uniformity or universality, enacts for</text:p>
      <text:p text:style-name="Preformatted_20_Text">itself a law and laws, and creates the realm of formal equality or</text:p>
      <text:p text:style-name="Preformatted_20_Text">order-giving law. But this is a _mere_ equality: which is not inconsistent</text:p>
      <text:p text:style-name="Preformatted_20_Text"><text:soft-page-break/>with what in other respects may be excess of inequality. What one does, if</text:p>
      <text:p text:style-name="Preformatted_20_Text">it is really to be treated as done, others may or even must do: each act</text:p>
      <text:p text:style-name="Preformatted_20_Text">creates an expectation of continuance and uniformity of behaviour. The</text:p>
      <text:p text:style-name="Preformatted_20_Text">doer is bound by it, and others are entitled to do the like. The material</text:p>
      <text:p text:style-name="Preformatted_20_Text">which the person appropriates creates a system of obligation. Thus is</text:p>
      <text:p text:style-name="Preformatted_20_Text">constitutedâ€”in the natural give and take of rational Willsâ€”in the</text:p>
      <text:p text:style-name="Preformatted_20_Text">inevitable course of human action and reaction,â€”a system of rights and</text:p>
      <text:p text:style-name="Preformatted_20_Text">duties. This law of equalityâ€”the basis of justice, and the seed of</text:p>
      <text:p text:style-name="Preformatted_20_Text">benevolenceâ€”is the scaffolding or perhaps rather the rudimentary framework</text:p>
      <text:p text:style-name="Preformatted_20_Text">of society and moral life. Or it is the bare skeleton which is to be</text:p>
      <text:p text:style-name="Preformatted_20_Text">clothed upon by the softer and fuller outlines of the social tissues and</text:p>
      <text:p text:style-name="Preformatted_20_Text">the ethical organs.</text:p>
      <text:p text:style-name="Preformatted_20_Text"/>
      <text:p text:style-name="Preformatted_20_Text">And thus the first range of Objective Mind postulates the second, which</text:p>
      <text:p text:style-name="Preformatted_20_Text">Hegel calls â€œMorality.â€ The word is to be taken in its strict sense as a</text:p>
      <text:p text:style-name="Preformatted_20_Text">protest against the quasi-physical order of law. It is the morality of</text:p>
      <text:p text:style-name="Preformatted_20_Text">conscience and of the good will, of the inner rectitude of soul and</text:p>
      <text:p text:style-name="Preformatted_20_Text">purpose, as all-sufficient and supreme. Here is brought out the</text:p>
      <text:p text:style-name="Preformatted_20_Text">complementary factor in social life: the element of liberty, spontaneity,</text:p>
      <text:p text:style-name="Preformatted_20_Text">self-consciousness. The motto of mere inward morality (as opposed to the</text:p>
      <text:p text:style-name="Preformatted_20_Text">spirit of legality) is (in Kantâ€™s words): â€œThere is nothing without</text:p>
      <text:p text:style-name="Preformatted_20_Text">qualification good, in heaven or earth, but only a good will.â€ The</text:p>
      <text:p text:style-name="Preformatted_20_Text">essential condition of goodness is that the action be done with purpose</text:p>
      <text:p text:style-name="Preformatted_20_Text">and intelligence, and in full persuasion of its goodness by the conscience</text:p>
      <text:p text:style-name="Preformatted_20_Text">of the agent. The characteristic of Morality thus described is its</text:p>
      <text:p text:style-name="Preformatted_20_Text">essential inwardness, and the sovereignty of the conscience over all</text:p>
      <text:p text:style-name="Preformatted_20_Text">heteronomy. Its justification is that it protests against the authority of</text:p>
      <text:p text:style-name="Preformatted_20_Text">a mere external or objective order, subsisting and ruling in separation</text:p>
      <text:p text:style-name="Preformatted_20_Text">from the subjectivity. Its defect is the turn it gives to this assertion</text:p>
      <text:p text:style-name="Preformatted_20_Text">of the rights of subjective conscience: briefly in the circumstance that</text:p>
      <text:p text:style-name="Preformatted_20_Text">it tends to set up a mere individualism against a mere universalism,</text:p>
      <text:p text:style-name="Preformatted_20_Text">instead of realising the unity and essential interdependence of the two.</text:p>
      <text:p text:style-name="Preformatted_20_Text"/>
      <text:p text:style-name="Preformatted_20_Text">The third sub-section of the theory of Objective Mind describes a state of</text:p>
      <text:p text:style-name="Preformatted_20_Text">affairs in which this antithesis is explicitly overcome. This is the moral</text:p>
      <text:p text:style-name="Preformatted_20_Text">life in a social community. Here law and usage prevail and provide the</text:p>
      <text:p text:style-name="Preformatted_20_Text">fixed permanent scheme of life: but the law and the usage are, in their</text:p>
      <text:p text:style-name="Preformatted_20_Text">true or ideal conception, only the unforced expression of the mind and</text:p>
      <text:p text:style-name="Preformatted_20_Text">will of those who live under them. And, on the other hand, the mind and</text:p>
      <text:p text:style-name="Preformatted_20_Text">will of the individual members of such a community are pervaded and</text:p>
      <text:p text:style-name="Preformatted_20_Text">animated by its universal spirit. In such a community, and so constituting</text:p>
      <text:p text:style-name="Preformatted_20_Text">it, the individual is at once free and equal, and that because of the</text:p>
      <text:p text:style-name="Preformatted_20_Text">spirit of fraternity, which forms its spiritual link. In the world</text:p>
      <text:p text:style-name="Preformatted_20_Text">supposed to be governed by mere legality the idea of right is exclusively</text:p>
      <text:p text:style-name="Preformatted_20_Text">prominent; and when that is the case, it may often happen that _summum jus</text:p>
      <text:p text:style-name="Preformatted_20_Text">summa injuria_. In mere morality, the stress falls exclusively on the idea</text:p>
      <text:p text:style-name="Preformatted_20_Text">of inward freedom, or the necessity of the harmony of the judgment and the</text:p>
      <text:p text:style-name="Preformatted_20_Text">will, or the dependence of conduct upon conscience. In the union of the</text:p>
      <text:p text:style-name="Preformatted_20_Text">two, in the moral community as normally constituted, the mere idea of</text:p>
      <text:p text:style-name="Preformatted_20_Text">right is replaced, or controlled and modified, by the idea of equityâ€”a</text:p>
      <text:p text:style-name="Preformatted_20_Text">balance as it were between the two preceding, inasmuch as motive and</text:p>
      <text:p text:style-name="Preformatted_20_Text">purpose are employed to modify and interpret strict right. But this</text:p>
      <text:p text:style-name="Preformatted_20_Text">effectâ€”this harmonisationâ€”is brought about by the predominance of a new</text:p>
      <text:p text:style-name="Preformatted_20_Text">ideaâ€”the principle of benevolence,â€”a principle however which is itself</text:p>
      <text:p text:style-name="Preformatted_20_Text">modified by the fundamental idea of right or law(8) into a wise or</text:p>
      <text:p text:style-name="Preformatted_20_Text">regulated kindliness.</text:p>
      <text:p text:style-name="Preformatted_20_Text"/>
      <text:p text:style-name="Preformatted_20_Text">But what Hegel chiefly deals with under this head is the interdependence</text:p>
      <text:p text:style-name="Preformatted_20_Text">of form and content, of social order and personal progress. In the picture</text:p>
      <text:p text:style-name="Preformatted_20_Text"><text:soft-page-break/>of an ethical organisation or harmoniously-alive moral community he shows</text:p>
      <text:p text:style-name="Preformatted_20_Text">us partly the underlying idea which gave room for the antithesis between</text:p>
      <text:p text:style-name="Preformatted_20_Text">law and conscience, and partly the outlines of the ideal in which that</text:p>
      <text:p text:style-name="Preformatted_20_Text">conflict becomes only the instrument of progress. This organisation has</text:p>
      <text:p text:style-name="Preformatted_20_Text">three grades or three typical aspects. These are the Family, Civil</text:p>
      <text:p text:style-name="Preformatted_20_Text">Society, and the State. The first of these, the Family, must be taken to</text:p>
      <text:p text:style-name="Preformatted_20_Text">include those primary unities of human life where the natural affinity of</text:p>
      <text:p text:style-name="Preformatted_20_Text">sex and the natural ties of parentage are the preponderant influence in</text:p>
      <text:p text:style-name="Preformatted_20_Text">forming and maintaining the social group. This, as it were, is the</text:p>
      <text:p text:style-name="Preformatted_20_Text">soul-nucleus of social organisation: where the principle of unity is an</text:p>
      <text:p text:style-name="Preformatted_20_Text">instinct, a feeling, an absorbing solidarity. Next comes what Hegel has</text:p>
      <text:p text:style-name="Preformatted_20_Text">called Civil Society,â€”meaning however by civil the antithesis to</text:p>
      <text:p text:style-name="Preformatted_20_Text">political, the society of those who may be styled _bourgeois_, not</text:p>
      <text:p text:style-name="Preformatted_20_Text">_citoyens_:â€”and meaning by society the antithesis to community. There are</text:p>
      <text:p text:style-name="Preformatted_20_Text">other natural influences binding men together besides those which form the</text:p>
      <text:p text:style-name="Preformatted_20_Text">close unities of the family, gens, tribe, or clan. Economical needs</text:p>
      <text:p text:style-name="Preformatted_20_Text">associate human beings within a much larger radiusâ€”in ways capable of</text:p>
      <text:p text:style-name="Preformatted_20_Text">almost indefinite expansionâ€”but also in a way much less intense and deep.</text:p>
      <text:p text:style-name="Preformatted_20_Text">Civil Society is the more or less loosely organised aggregate of such</text:p>
      <text:p text:style-name="Preformatted_20_Text">associations, which, if, on one hand, they keep human life from stagnating</text:p>
      <text:p text:style-name="Preformatted_20_Text">in the mere family, on another, accentuate more sharply the tendency to</text:p>
      <text:p text:style-name="Preformatted_20_Text">competition and the struggle for life. Lastly, in the Political State</text:p>
      <text:p text:style-name="Preformatted_20_Text">comes the synthesis of family and society. Of the family; in so far as the</text:p>
      <text:p text:style-name="Preformatted_20_Text">State tends to develope itself on the nature-given unit of the Nation (an</text:p>
      <text:p text:style-name="Preformatted_20_Text">extended family, supplementing as need arises real descent by fictitious</text:p>
      <text:p text:style-name="Preformatted_20_Text">incorporations), and has apparently never permanently maintained itself</text:p>
      <text:p text:style-name="Preformatted_20_Text">except on the basis of a predominant common nationality. Of society; in so</text:p>
      <text:p text:style-name="Preformatted_20_Text">far as the extension and dispersion of family ties have left free room for</text:p>
      <text:p text:style-name="Preformatted_20_Text">the differentiation of many other sides of human interest and action, and</text:p>
      <text:p text:style-name="Preformatted_20_Text">given ground for the full development of individuality. In consequence of</text:p>
      <text:p text:style-name="Preformatted_20_Text">this, the State (and such a state as Hegel describes is essentially the</text:p>
      <text:p text:style-name="Preformatted_20_Text">idea or ideal of the modern State)(9) has a certain artificial air about</text:p>
      <text:p text:style-name="Preformatted_20_Text">it. It can only be maintained by the free action of intelligence: it must</text:p>
      <text:p text:style-name="Preformatted_20_Text">make its laws public: it must bring to consciousness the principles of its</text:p>
      <text:p text:style-name="Preformatted_20_Text">constitution, and create agencies for keeping up unity of organisation</text:p>
      <text:p text:style-name="Preformatted_20_Text">through the several separate provinces or contending social interests,</text:p>
      <text:p text:style-name="Preformatted_20_Text">each of which is inclined to insist on the right of home mis-rule.</text:p>
      <text:p text:style-name="Preformatted_20_Text"/>
      <text:p text:style-name="Preformatted_20_Text">The Stateâ€”which in its actuality must always be a quasi-national stateâ€”is</text:p>
      <text:p text:style-name="Preformatted_20_Text">thus the supreme unity of Nature and Mind. Its natural basis in land,</text:p>
      <text:p text:style-name="Preformatted_20_Text">language, blood, and the many ties which spring therefrom, has to be</text:p>
      <text:p text:style-name="Preformatted_20_Text">constantly raised into an intelligent unity through universal interests.</text:p>
      <text:p text:style-name="Preformatted_20_Text">But the elements of race and of culture have no essential connexion, and</text:p>
      <text:p text:style-name="Preformatted_20_Text">they perpetually incline to wrench themselves asunder. Blood and judgment</text:p>
      <text:p text:style-name="Preformatted_20_Text">are for ever at war in the state as in the individual(10): the</text:p>
      <text:p text:style-name="Preformatted_20_Text">cosmopolitan interest, to which the maxim is _Ubi bene, ibi patria_,</text:p>
      <text:p text:style-name="Preformatted_20_Text">resists the national, which adopts the patriotic watchword of Hector(11).</text:p>
      <text:p text:style-name="Preformatted_20_Text">The State however has another source of danger in the very principle that</text:p>
      <text:p text:style-name="Preformatted_20_Text">gave it birth. It arose through antagonism: it was baptised on the</text:p>
      <text:p text:style-name="Preformatted_20_Text">battlefield, and it only lives as it is able to assert itself against a</text:p>
      <text:p text:style-name="Preformatted_20_Text">foreign foe. And this circumstance tends to intensify and even pervert its</text:p>
      <text:p text:style-name="Preformatted_20_Text">natural basis of nationality:â€”tends to give the very conception of the</text:p>
      <text:p text:style-name="Preformatted_20_Text">political a negative and superficial look. But, notwithstanding all these</text:p>
      <text:p text:style-name="Preformatted_20_Text">drawbacks, the State in its Idea is entitled to the name Hobbes gave</text:p>
      <text:p text:style-name="Preformatted_20_Text">it,â€”the Mortal God. Here in a way culminates the obviously objective,â€”we</text:p>
      <text:p text:style-name="Preformatted_20_Text">may almost say, visible and tangibleâ€”development of Man and Mind. Here it</text:p>
      <text:p text:style-name="Preformatted_20_Text">attains a certain completenessâ€”a union of reality and of ideality: a</text:p>
      <text:p text:style-name="Preformatted_20_Text">quasi-immortality, a quasi-universality. What the individual person could</text:p>
      <text:p text:style-name="Preformatted_20_Text">not do unaided, he can do in the strength of his commonwealth. Much that</text:p>
      <text:p text:style-name="Preformatted_20_Text"><text:soft-page-break/>in the solitary was but implicit or potential, is in the State actualised.</text:p>
      <text:p text:style-name="Preformatted_20_Text"/>
      <text:p text:style-name="Preformatted_20_Text">But the God of the State is a mortal God. It is but a national and a</text:p>
      <text:p text:style-name="Preformatted_20_Text">limited mind. To be actual, one must at least begin by restricting</text:p>
      <text:p text:style-name="Preformatted_20_Text">oneself. Or, rather actuality is rational, but always with a conditioned</text:p>
      <text:p text:style-name="Preformatted_20_Text">and a relative rationality(12): it is in the realm of action and</text:p>
      <text:p text:style-name="Preformatted_20_Text">re-action,â€”in the realm of change and nature. It has warring forces</text:p>
      <text:p text:style-name="Preformatted_20_Text">outside it,â€”warring forces inside it. Its unity is never perfect: because</text:p>
      <text:p text:style-name="Preformatted_20_Text">it never produces a true identity of interests within, or maintains an</text:p>
      <text:p text:style-name="Preformatted_20_Text">absolute independence without. Thus the true and real Stateâ€”the State in</text:p>
      <text:p text:style-name="Preformatted_20_Text">its Ideaâ€”the realisation of concrete humanity,â€”of Mind as the fullness and</text:p>
      <text:p text:style-name="Preformatted_20_Text">unity of natureâ€”is not reached in any single or historical State: but</text:p>
      <text:p text:style-name="Preformatted_20_Text">floats away, when we try to seize it, into the endless progress of</text:p>
      <text:p text:style-name="Preformatted_20_Text">history. Always indeed the State, the historical and objective, points</text:p>
      <text:p text:style-name="Preformatted_20_Text">beyond itself. It does so first in the succession of times. _Die</text:p>
      <text:p text:style-name="Preformatted_20_Text">Weltgeschichte ist das Weltgericht._(13) And in that doom of the world the</text:p>
      <text:p text:style-name="Preformatted_20_Text">eternal blast sweeps along the successive generations of the temporal, one</text:p>
      <text:p text:style-name="Preformatted_20_Text">expelling another from the stage of timeâ€”each because it is inadequate to</text:p>
      <text:p text:style-name="Preformatted_20_Text">the Idea which it tried to express, and has succumbed to an enemy from</text:p>
      <text:p text:style-name="Preformatted_20_Text">without because it was not a real and true unity within.</text:p>
      <text:p text:style-name="Preformatted_20_Text"/>
      <text:p text:style-name="Preformatted_20_Text">But if temporal flees away before another temporal, it abides in so far as</text:p>
      <text:p text:style-name="Preformatted_20_Text">it has, however inadequately, given expression and visible realityâ€”as it</text:p>
      <text:p text:style-name="Preformatted_20_Text">points inward and upwardâ€”to the eternal. The earthly state is also the</text:p>
      <text:p text:style-name="Preformatted_20_Text">city of God; and if the republic of Plato seems to find scant admission</text:p>
      <text:p text:style-name="Preformatted_20_Text">into the reality of flesh and blood, it stands eternal as a witness in the</text:p>
      <text:p text:style-name="Preformatted_20_Text">heaven of idea. Behind the fleeting succession of consulates and</text:p>
      <text:p text:style-name="Preformatted_20_Text">dictatures, of aristocracy and empire, feuds of plebeian with patrician,</text:p>
      <text:p text:style-name="Preformatted_20_Text">in that apparent anarchy of powers which the so-called Roman constitution</text:p>
      <text:p text:style-name="Preformatted_20_Text">is to the superficial observer, there is the eternal Rome, one, strong,</text:p>
      <text:p text:style-name="Preformatted_20_Text">victorious, _semper eadem_: the Rome of Virgil and Justinian, the ghost</text:p>
      <text:p text:style-name="Preformatted_20_Text">whereof still haunts with memories the seven-hilled city, but which with</text:p>
      <text:p text:style-name="Preformatted_20_Text">full spiritual presence lives in the law, the literature, the manners of</text:p>
      <text:p text:style-name="Preformatted_20_Text">the modern world. To find fitter expression for this Absolute Mind than it</text:p>
      <text:p text:style-name="Preformatted_20_Text">has in the Ethical communityâ€”to reach that reality of which the moral</text:p>
      <text:p text:style-name="Preformatted_20_Text">world is but one-sidedly representativeâ€”is the work of Art, Religion, and</text:p>
      <text:p text:style-name="Preformatted_20_Text">Philosophy. And to deal with these efforts to find the truth and the unity</text:p>
      <text:p text:style-name="Preformatted_20_Text">of Mind and Nature is the subject of Hegelâ€™s third Section.</text:p>
      <text:p text:style-name="Preformatted_20_Text"/>
      <text:p text:style-name="Preformatted_20_Text"/>
      <text:p text:style-name="Preformatted_20_Text"/>
      <text:p text:style-name="Preformatted_20_Text">(iii.) Religion and Philosophy.</text:p>
      <text:p text:style-name="Preformatted_20_Text"/>
      <text:p text:style-name="Preformatted_20_Text"/>
      <text:p text:style-name="Preformatted_20_Text">It may be well at this point to guard against a misconception of this</text:p>
      <text:p text:style-name="Preformatted_20_Text">serial order of exposition(14). As stage is seen to follow stage, the</text:p>
      <text:p text:style-name="Preformatted_20_Text">historical imagination, which governs our ordinary current of ideas, turns</text:p>
      <text:p text:style-name="Preformatted_20_Text">the logical dependence into a time-sequence. But it is of course not meant</text:p>
      <text:p text:style-name="Preformatted_20_Text">that the later stage follows the earlier in history. The later is the more</text:p>
      <text:p text:style-name="Preformatted_20_Text">real, and therefore the more fundamental. But we can only understand by</text:p>
      <text:p text:style-name="Preformatted_20_Text">abstracting and then transcending our abstractions, or rather by showing</text:p>
      <text:p text:style-name="Preformatted_20_Text">how the abstraction implies relations which force us to go further and</text:p>
      <text:p text:style-name="Preformatted_20_Text">beyond our arbitrary arrest. Each stage therefore either stands to that</text:p>
      <text:p text:style-name="Preformatted_20_Text">preceding it as an antithesis, which inevitably dogs its steps as an</text:p>
      <text:p text:style-name="Preformatted_20_Text">accusing spirit, or it is the conjunction of the original thesis with the</text:p>
      <text:p text:style-name="Preformatted_20_Text">antithesis, in a union which should not be called synthesis because it is</text:p>
      <text:p text:style-name="Preformatted_20_Text">a closer fusion and true marriage of minds. A truth and reality, though</text:p>
      <text:p text:style-name="Preformatted_20_Text">fundamental, is only appreciated at its true value and seen in all its</text:p>
      <text:p text:style-name="Preformatted_20_Text">force where it appears as the reconciliation and reunion of partial and</text:p>
      <text:p text:style-name="Preformatted_20_Text"><text:soft-page-break/>opposing points of view. Thus, e.g., the full significance of the State</text:p>
      <text:p text:style-name="Preformatted_20_Text">does not emerge so long as we view it in isolation as a supposed single</text:p>
      <text:p text:style-name="Preformatted_20_Text">state, but only as it is seen in the conflict of history, in its actual</text:p>
      <text:p text:style-name="Preformatted_20_Text">â€œenergyâ€ as a world-power among powers, always pointing beyond itself to a</text:p>
      <text:p text:style-name="Preformatted_20_Text">something universal which it fain would be, and yet cannot be. Or, again,</text:p>
      <text:p text:style-name="Preformatted_20_Text">there never was a civil or economic society which existed save under the</text:p>
      <text:p text:style-name="Preformatted_20_Text">wing of a state, or in one-sided assumption of state powers to itself: and</text:p>
      <text:p text:style-name="Preformatted_20_Text">a family is no isolated and independent unit belonging to a supposed</text:p>
      <text:p text:style-name="Preformatted_20_Text">patriarchal age, but was always mixed up with, and in manifold dependence</text:p>
      <text:p text:style-name="Preformatted_20_Text">upon, political and civil combinations. The true family, indeed, far from</text:p>
      <text:p text:style-name="Preformatted_20_Text">preceding the state in time, presupposes the political power to give it</text:p>
      <text:p text:style-name="Preformatted_20_Text">its precise sphere and its social stability: as is well illustrated by</text:p>
      <text:p text:style-name="Preformatted_20_Text">that typical form of it presented in the Roman state.</text:p>
      <text:p text:style-name="Preformatted_20_Text"/>
      <text:p text:style-name="Preformatted_20_Text">So, again, religion does not supervene upon an already existing political</text:p>
      <text:p text:style-name="Preformatted_20_Text">and moral system and invest it with an additional sanction. The true order</text:p>
      <text:p text:style-name="Preformatted_20_Text">would be better described as the reverse. The real basis of social life,</text:p>
      <text:p text:style-name="Preformatted_20_Text">and even of intelligence, is religion. As some thinkers quaintly put it,</text:p>
      <text:p text:style-name="Preformatted_20_Text">the known rests and lives on the bosom of the Unknowable. But when we say</text:p>
      <text:p text:style-name="Preformatted_20_Text">that, we must at once guard against a misconception. There are religions</text:p>
      <text:p text:style-name="Preformatted_20_Text">of all sorts; and some of them which are most heard of in the modern world</text:p>
      <text:p text:style-name="Preformatted_20_Text">only exist or survive in the shape of a traditional name and venerated</text:p>
      <text:p text:style-name="Preformatted_20_Text">creed which has lost its power. Nor is a religion necessarily committed to</text:p>
      <text:p text:style-name="Preformatted_20_Text">a definite conception of a supernaturalâ€”of a personal power outside the</text:p>
      <text:p text:style-name="Preformatted_20_Text">order of Nature. But in all cases, religion is a faith and a theory which</text:p>
      <text:p text:style-name="Preformatted_20_Text">gives unity to the facts of life, and gives it, not because the unity is</text:p>
      <text:p text:style-name="Preformatted_20_Text">in detail proved or detected, but because life and experience in their</text:p>
      <text:p text:style-name="Preformatted_20_Text">deepest reality inexorably demand and evince such a unity to the heart.</text:p>
      <text:p text:style-name="Preformatted_20_Text">The religion of a time is not its nominal creed, but its dominant</text:p>
      <text:p text:style-name="Preformatted_20_Text">conviction of the meaning of reality, the principle which animates all its</text:p>
      <text:p text:style-name="Preformatted_20_Text">being and all its striving, the faith it has in the laws of nature and the</text:p>
      <text:p text:style-name="Preformatted_20_Text">purpose of life. Dimly or clearly felt and perceived, religion has for its</text:p>
      <text:p text:style-name="Preformatted_20_Text">principle (one cannot well say, its object) not the unknowable, but the</text:p>
      <text:p text:style-name="Preformatted_20_Text">inner unity of life and knowledge, of act and consciousness, a unity which</text:p>
      <text:p text:style-name="Preformatted_20_Text">is certified in its every knowledge, but is never fully demonstrable by</text:p>
      <text:p text:style-name="Preformatted_20_Text">the summation of all its ascertained items. As such a felt and believed</text:p>
      <text:p text:style-name="Preformatted_20_Text">synthesis of the world and life, religion is the unity which gives</text:p>
      <text:p text:style-name="Preformatted_20_Text">stability and harmony to the social sphere; just as morality in its turn</text:p>
      <text:p text:style-name="Preformatted_20_Text">gives a partial and practical realisation to the ideal of religion. But</text:p>
      <text:p text:style-name="Preformatted_20_Text">religion does not merely establish and sanction morality; it also frees it</text:p>
      <text:p text:style-name="Preformatted_20_Text">from a certain narrowness it always has, as of the earth. Or, otherwise</text:p>
      <text:p text:style-name="Preformatted_20_Text">put, morality has to the keener inspection something in it which is more</text:p>
      <text:p text:style-name="Preformatted_20_Text">than the mere moral injunction at first indicates. Beyond the moral, in</text:p>
      <text:p text:style-name="Preformatted_20_Text">its stricter sense, as the obligatory duty and the obedience to law, rises</text:p>
      <text:p text:style-name="Preformatted_20_Text">and expands the beautiful and the good: a beautiful which is</text:p>
      <text:p text:style-name="Preformatted_20_Text">disinterestedly loved, and a goodness which has thrown off all utilitarian</text:p>
      <text:p text:style-name="Preformatted_20_Text">relativity, and become a free self-enhancing joy. The true spirit of</text:p>
      <text:p text:style-name="Preformatted_20_Text">religion sees in the divine judgment not a mere final sanction to human</text:p>
      <text:p text:style-name="Preformatted_20_Text">morality which has failed of its earthly close, not the re-adjustment of</text:p>
      <text:p text:style-name="Preformatted_20_Text">social and political judgments in accordance with our more conscientious</text:p>
      <text:p text:style-name="Preformatted_20_Text">inner standards, but a certain, though, for our part-by-part vision,</text:p>
      <text:p text:style-name="Preformatted_20_Text">incalculable proportion between what is done and suffered. And in this</text:p>
      <text:p text:style-name="Preformatted_20_Text">liberation of the moral from its restrictions, Art renders no slight aid.</text:p>
      <text:p text:style-name="Preformatted_20_Text">Thus in different ways, religion presupposes morality to fill up its</text:p>
      <text:p text:style-name="Preformatted_20_Text">vacant form, and morality presupposes religion to give its laws an</text:p>
      <text:p text:style-name="Preformatted_20_Text">ultimate sanction, which at the same time points beyond their limitations.</text:p>
      <text:p text:style-name="Preformatted_20_Text"/>
      <text:p text:style-name="Preformatted_20_Text">But art, religion, and philosophy still rest on the national culture and</text:p>
      <text:p text:style-name="Preformatted_20_Text">on the individual mind. However much they rise in the heights of the ideal</text:p>
      <text:p text:style-name="Preformatted_20_Text"><text:soft-page-break/>world, they never leave the reality of life and circumstance behind, and</text:p>
      <text:p text:style-name="Preformatted_20_Text">float in the free empyrean. Yet there are degrees of universality, degrees</text:p>
      <text:p text:style-name="Preformatted_20_Text">in which they reach what they promised. As the various psychical _nuclei_</text:p>
      <text:p text:style-name="Preformatted_20_Text">of an individual consciousness tend through the course of experience to</text:p>
      <text:p text:style-name="Preformatted_20_Text">gather round a central idea and by fusion and assimilation form a complete</text:p>
      <text:p text:style-name="Preformatted_20_Text">mental organisation; so, through the march of history, there grows up a</text:p>
      <text:p text:style-name="Preformatted_20_Text">complication and a fusion of national ideas and aspirations, which, though</text:p>
      <text:p text:style-name="Preformatted_20_Text">still retaining the individuality and restriction of a concrete national</text:p>
      <text:p text:style-name="Preformatted_20_Text">life, ultimately present an organisation social, aesthetic, and religious</text:p>
      <text:p text:style-name="Preformatted_20_Text">which is a type of humanity in its universality and completeness. Always</text:p>
      <text:p text:style-name="Preformatted_20_Text">moving in the measure and on the lines of the real development of its</text:p>
      <text:p text:style-name="Preformatted_20_Text">social organisation, the art and religion of a nation tend to give</text:p>
      <text:p text:style-name="Preformatted_20_Text">expression to what social and political actuality at its best but</text:p>
      <text:p text:style-name="Preformatted_20_Text">imperfectly sets in existence. They come more and more to be, not mere</text:p>
      <text:p text:style-name="Preformatted_20_Text">competing fragments as set side by side with those of others, but</text:p>
      <text:p text:style-name="Preformatted_20_Text">comparatively equal and complete representations of the many-sided and</text:p>
      <text:p text:style-name="Preformatted_20_Text">many-voiced reality of man and the world. Yet always they live and</text:p>
      <text:p text:style-name="Preformatted_20_Text">flourish in reciprocity with the fullness of practical institutions and</text:p>
      <text:p text:style-name="Preformatted_20_Text">individual character. An abstractly universal art and religion is a</text:p>
      <text:p text:style-name="Preformatted_20_Text">delusionâ€”until all diversities of geography and climate, of language and</text:p>
      <text:p text:style-name="Preformatted_20_Text">temperament, have been made to disappear. If these energies are in power</text:p>
      <text:p text:style-name="Preformatted_20_Text">and reality and not merely in name, they cannot be applied like a panacea</text:p>
      <text:p text:style-name="Preformatted_20_Text">or put on like a suit of ready-made clothes. If alive, they grow with</text:p>
      <text:p text:style-name="Preformatted_20_Text">individualised type out of the social situation: and they can only attain</text:p>
      <text:p text:style-name="Preformatted_20_Text">a vulgar and visible universality, so far as they attach themselves to</text:p>
      <text:p text:style-name="Preformatted_20_Text">some simple and uniform aspects,â€”a part tolerably identical everywhereâ€”in</text:p>
      <text:p text:style-name="Preformatted_20_Text">human nature in all times and races.</text:p>
      <text:p text:style-name="Preformatted_20_Text"/>
      <text:p text:style-name="Preformatted_20_Text">Art, according to Hegelâ€™s account, is the first of the three expressions</text:p>
      <text:p text:style-name="Preformatted_20_Text">of Absolute Mind. But the key-note to the whole is to be found in</text:p>
      <text:p text:style-name="Preformatted_20_Text">Religion(15): or Religion is the generic description of that phase of mind</text:p>
      <text:p text:style-name="Preformatted_20_Text">which has found rest in the fullness of attainment and is no longer a</text:p>
      <text:p text:style-name="Preformatted_20_Text">struggle and a warfare, but a fruition. â€œIt is the conviction of all</text:p>
      <text:p text:style-name="Preformatted_20_Text">nations,â€ he says(16), â€œthat in the religious consciousness they hold</text:p>
      <text:p text:style-name="Preformatted_20_Text">their truth; and they have always regarded religion as their dignity and</text:p>
      <text:p text:style-name="Preformatted_20_Text">as the Sunday of their life. Whatever excites our doubts and alarms, all</text:p>
      <text:p text:style-name="Preformatted_20_Text">grief and all anxiety, all that the petty fields of finitude can offer to</text:p>
      <text:p text:style-name="Preformatted_20_Text">attract us, we leave behind on the shoals of time: and as the traveller on</text:p>
      <text:p text:style-name="Preformatted_20_Text">the highest peak of a mountain range, removed from every distinct view of</text:p>
      <text:p text:style-name="Preformatted_20_Text">the earthâ€™s surface, quietly lets his vision neglect all the restrictions</text:p>
      <text:p text:style-name="Preformatted_20_Text">of the landscape and the world; so in this pure region of faith man,</text:p>
      <text:p text:style-name="Preformatted_20_Text">lifted above the hard and inflexible reality, sees it with his mindâ€™s eye</text:p>
      <text:p text:style-name="Preformatted_20_Text">reflected in the rays of the mental sun to an image where its discords,</text:p>
      <text:p text:style-name="Preformatted_20_Text">its lights and shades, are softened to eternal calm. In this region of</text:p>
      <text:p text:style-name="Preformatted_20_Text">mind flow the waters of forgetfulness, from which Psyche drinks, and in</text:p>
      <text:p text:style-name="Preformatted_20_Text">which she drowns all her pain: and the darknesses of this life are here</text:p>
      <text:p text:style-name="Preformatted_20_Text">softened to a dream-image, and transfigured into a mere setting for the</text:p>
      <text:p text:style-name="Preformatted_20_Text">splendours of the Eternal.â€™â€</text:p>
      <text:p text:style-name="Preformatted_20_Text"/>
      <text:p text:style-name="Preformatted_20_Text">If we take Religion, in this extended sense, we find it is the sense, the</text:p>
      <text:p text:style-name="Preformatted_20_Text">vision, the faith, the certainty of the eternal in the changeable, of the</text:p>
      <text:p text:style-name="Preformatted_20_Text">infinite in the finite, of the reality in appearance, of the truth in</text:p>
      <text:p text:style-name="Preformatted_20_Text">error. It is freedom from the distractions and pre-occupations of the</text:p>
      <text:p text:style-name="Preformatted_20_Text">particular details of life; it is the sense of permanence, repose,</text:p>
      <text:p text:style-name="Preformatted_20_Text">certainty, rounding off, toning down and absorbing the vicissitude, the</text:p>
      <text:p text:style-name="Preformatted_20_Text">restlessness, the doubts of actual life. Such a victory over palpable</text:p>
      <text:p text:style-name="Preformatted_20_Text">reality has no doubt its originâ€”its embryologyâ€”in phases of mind which</text:p>
      <text:p text:style-name="Preformatted_20_Text">have been already discussed in the first section. Religion will vary</text:p>
      <text:p text:style-name="Preformatted_20_Text">enormously according to the grade of national mood of mind and social</text:p>
      <text:p text:style-name="Preformatted_20_Text"><text:soft-page-break/>development in which it emerges. But whatever be the peculiarities of its</text:p>
      <text:p text:style-name="Preformatted_20_Text">original swaddling-clothes, its cardinal note will be a sense of</text:p>
      <text:p text:style-name="Preformatted_20_Text">dependence on, and independence in, something more permanent, more august,</text:p>
      <text:p text:style-name="Preformatted_20_Text">more of a surety and stay than visible and variable nature and</text:p>
      <text:p text:style-name="Preformatted_20_Text">man,â€”something also which whether God or devil, or both in one, holds the</text:p>
      <text:p text:style-name="Preformatted_20_Text">keys of life and death, of weal and woe, and holds them from some safe</text:p>
      <text:p text:style-name="Preformatted_20_Text">vantage-ground above the lower realms of change. By this central being the</text:p>
      <text:p text:style-name="Preformatted_20_Text">outward and the inward, past and present and to come, are made one. And as</text:p>
      <text:p text:style-name="Preformatted_20_Text">already indicated, Religion, emerging, as it does, from social man, from</text:p>
      <text:p text:style-name="Preformatted_20_Text">mind ethical, will retain traces of the two _foci_ in society: the</text:p>
      <text:p text:style-name="Preformatted_20_Text">individual subjectivity and the objective community. Retain them however</text:p>
      <text:p text:style-name="Preformatted_20_Text">only as traces, which still show in the actually envisaged reconciliation.</text:p>
      <text:p text:style-name="Preformatted_20_Text">For that is what religion does to morality. It carries a step higher the</text:p>
      <text:p text:style-name="Preformatted_20_Text">unity or rather combination gained in the State: it is the fuller harmony</text:p>
      <text:p text:style-name="Preformatted_20_Text">of the individual and the collectivity. The moral conscience rests in</text:p>
      <text:p text:style-name="Preformatted_20_Text">certainty and fixity on the religious.</text:p>
      <text:p text:style-name="Preformatted_20_Text"/>
      <text:p text:style-name="Preformatted_20_Text">But Religion (thus widely understood as the faith in sempiternal and</text:p>
      <text:p text:style-name="Preformatted_20_Text">all-explaining reality) at first appears under a guise of Art. The poem</text:p>
      <text:p text:style-name="Preformatted_20_Text">and the pyramid, the temple-image and the painting, the drama and the</text:p>
      <text:p text:style-name="Preformatted_20_Text">fairy legend, these are religion: but they are, perhaps, religion as Art.</text:p>
      <text:p text:style-name="Preformatted_20_Text">And that means that they present the eternal under sensible</text:p>
      <text:p text:style-name="Preformatted_20_Text">representations, the work of an artist, and in a perishable material of</text:p>
      <text:p text:style-name="Preformatted_20_Text">limited range. Yet even the carvers of a long-past day whose works have</text:p>
      <text:p text:style-name="Preformatted_20_Text">been disinterred from the plateaux of Auvergne knew that they gave to the</text:p>
      <text:p text:style-name="Preformatted_20_Text">perishable life around them a quasi-immortality: and the myth-teller of a</text:p>
      <text:p text:style-name="Preformatted_20_Text">savage tribe elevated the incident of a season into a perennial power of</text:p>
      <text:p text:style-name="Preformatted_20_Text">love and fear. The cynic may remind us that from the finest picture of the</text:p>
      <text:p text:style-name="Preformatted_20_Text">artist, readily</text:p>
      <text:p text:style-name="Preformatted_20_Text"/>
      <text:p text:style-name="Preformatted_20_Text"/>
      <text:p text:style-name="Preformatted_20_Text"><text:s text:c="30"/>â€œWe turn</text:p>
      <text:p text:style-name="Preformatted_20_Text"><text:s text:c="4"/>To yonder girl that fords the burn.â€</text:p>
      <text:p text:style-name="Preformatted_20_Text"/>
      <text:p text:style-name="Preformatted_20_Text"/>
      <text:p text:style-name="Preformatted_20_Text">And yet it may be said in reply to the cynic that, had it not been for the</text:p>
      <text:p text:style-name="Preformatted_20_Text">deep-imprinted lesson of the artist, it would have been but a brutal</text:p>
      <text:p text:style-name="Preformatted_20_Text">instinct that would have drawn our eyes. The artist, the poet, the</text:p>
      <text:p text:style-name="Preformatted_20_Text">musician, reveal the meaning, the truth, the reality of the world: they</text:p>
      <text:p text:style-name="Preformatted_20_Text">teach us, they help us, backward younger brothers, to see, to hear, to</text:p>
      <text:p text:style-name="Preformatted_20_Text">feel what our rude senses had failed to detect. They enact the miracle of</text:p>
      <text:p text:style-name="Preformatted_20_Text">the loaves and fishes, again and again: out of the common limited things</text:p>
      <text:p text:style-name="Preformatted_20_Text">of every day they produce a bread of life in which the generations</text:p>
      <text:p text:style-name="Preformatted_20_Text">continue to find nourishment.</text:p>
      <text:p text:style-name="Preformatted_20_Text"/>
      <text:p text:style-name="Preformatted_20_Text">But if Art embodies for us the unseen and the eternal, it embodies it in</text:p>
      <text:p text:style-name="Preformatted_20_Text">the stone, the colour, the tone, and the word: and these are by themselves</text:p>
      <text:p text:style-name="Preformatted_20_Text">only dead matter. To the untutored eye and taste the finest</text:p>
      <text:p text:style-name="Preformatted_20_Text">picture-gallery is only a weariness: when the national life has drifted</text:p>
      <text:p text:style-name="Preformatted_20_Text">away, the sacred book and the image are but idols and enigmas. â€œThe</text:p>
      <text:p text:style-name="Preformatted_20_Text">statues are now corpses from which the vivifying soul has fled, and the</text:p>
      <text:p text:style-name="Preformatted_20_Text">hymns are words whence faith has departed: the tables of the Gods are</text:p>
      <text:p text:style-name="Preformatted_20_Text">without spiritual meat and drink, and games and feasts no longer afford</text:p>
      <text:p text:style-name="Preformatted_20_Text">the mind its joyful union with the being of being. The works of the Muse</text:p>
      <text:p text:style-name="Preformatted_20_Text">lack that intellectual force which knew itself strong and real by crushing</text:p>
      <text:p text:style-name="Preformatted_20_Text">gods and men in its winepress. They are now (in this iron age) what they</text:p>
      <text:p text:style-name="Preformatted_20_Text">are for us,â€”fair fruits broken from the tree, and handed to us by a kindly</text:p>
      <text:p text:style-name="Preformatted_20_Text">destiny. But the gift is like the fruits which the girl in the picture</text:p>
      <text:p text:style-name="Preformatted_20_Text">presents: she does not give the real life of their existence, not the tree</text:p>
      <text:p text:style-name="Preformatted_20_Text"><text:soft-page-break/>which bore them, not the earth and the elements which entered into their</text:p>
      <text:p text:style-name="Preformatted_20_Text">substance, nor the climate which formed their quality, nor the change of</text:p>
      <text:p text:style-name="Preformatted_20_Text">seasons which governed the process of their growth. Like her, Destiny in</text:p>
      <text:p text:style-name="Preformatted_20_Text">giving us the works of ancient art does not give us their world, not the</text:p>
      <text:p text:style-name="Preformatted_20_Text">spring and summer of the ethical life in which they blossomed and ripened,</text:p>
      <text:p text:style-name="Preformatted_20_Text">but solely a memory and a suggestion of this actuality. Our act in</text:p>
      <text:p text:style-name="Preformatted_20_Text">enjoying them, therefore, is not a Divine service: were it so, our mind</text:p>
      <text:p text:style-name="Preformatted_20_Text">would achieve its perfect and satisfying truth. All that we do is a mere</text:p>
      <text:p text:style-name="Preformatted_20_Text">externalism, which from these fruits wipes off some rain-drop, some speck</text:p>
      <text:p text:style-name="Preformatted_20_Text">of dust, and which, in place of the inward elements of moral actuality</text:p>
      <text:p text:style-name="Preformatted_20_Text">that created and inspired them, tries from the dead elements of their</text:p>
      <text:p text:style-name="Preformatted_20_Text">external reality, such as language and historical allusion, to set up a</text:p>
      <text:p text:style-name="Preformatted_20_Text">tedious mass of scaffolding, not in order to live ourselves into them, but</text:p>
      <text:p text:style-name="Preformatted_20_Text">only to form a picture of them in our minds. But as the girl who proffers</text:p>
      <text:p text:style-name="Preformatted_20_Text">the plucked fruits is more and nobler than the natural element with all</text:p>
      <text:p text:style-name="Preformatted_20_Text">its details of tree, air, light, &amp;c. which first yielded them, because she</text:p>
      <text:p text:style-name="Preformatted_20_Text">gathers all this together, in a nobler way, into the glance of the</text:p>
      <text:p text:style-name="Preformatted_20_Text">conscious eye and the gesture which proffers them; so the spirit of</text:p>
      <text:p text:style-name="Preformatted_20_Text">destiny which offers us those works of art is more than the ethical life</text:p>
      <text:p text:style-name="Preformatted_20_Text">and actuality of the ancient people: for it is the inwardising of that</text:p>
      <text:p text:style-name="Preformatted_20_Text">mind which in them was still self-estranged and self-dispossessed:â€”it is</text:p>
      <text:p text:style-name="Preformatted_20_Text">the spirit of tragic destiny, the destiny which collects all those</text:p>
      <text:p text:style-name="Preformatted_20_Text">individualised gods and attributes of substance into the one Pantheon. And</text:p>
      <text:p text:style-name="Preformatted_20_Text">that temple of all the gods is Mind conscious of itself as mind(17).â€</text:p>
      <text:p text:style-name="Preformatted_20_Text"/>
      <text:p text:style-name="Preformatted_20_Text">Religion enters into its more adequate form when it ceases to appear in</text:p>
      <text:p text:style-name="Preformatted_20_Text">the guise of Art and realises that the kingdom of God is within, that the</text:p>
      <text:p text:style-name="Preformatted_20_Text">truth must be _felt_, the eternal _inwardly_ revealed, the holy one</text:p>
      <text:p text:style-name="Preformatted_20_Text">apprehended by _faith_(18), not by outward vision. Eye hath not seen, nor</text:p>
      <text:p text:style-name="Preformatted_20_Text">ear heard, the things of God. They cannot be presented, or delineated:</text:p>
      <text:p text:style-name="Preformatted_20_Text">they come only in the witness of the spirit. The human soul itself is the</text:p>
      <text:p text:style-name="Preformatted_20_Text">only worthy temple of the Most High, whom heaven, and the heaven of</text:p>
      <text:p text:style-name="Preformatted_20_Text">heavens, cannot contain. Here in truth God has come down to dwell with</text:p>
      <text:p text:style-name="Preformatted_20_Text">men; and the Son of Man, caught up in the effusion of the Spirit, can in</text:p>
      <text:p text:style-name="Preformatted_20_Text">all assurance and all humility claim that he is divinified. Here</text:p>
      <text:p text:style-name="Preformatted_20_Text">apparently Absolute Mind is reached: the soul knows no limitation, no</text:p>
      <text:p text:style-name="Preformatted_20_Text">struggle: in time it is already eternal. Yet, there is, according to</text:p>
      <text:p text:style-name="Preformatted_20_Text">Hegel, a flaw,â€”not in the essence and the matter, but in the manner and</text:p>
      <text:p text:style-name="Preformatted_20_Text">mode in which the ordinary religious consciousness represents to itself,</text:p>
      <text:p text:style-name="Preformatted_20_Text">or pictures that unification which it feels and experiences.</text:p>
      <text:p text:style-name="Preformatted_20_Text"/>
      <text:p text:style-name="Preformatted_20_Text">â€œIn religion then this unification of ultimate Being with the Self is</text:p>
      <text:p text:style-name="Preformatted_20_Text">implicitly reached. But the religious consciousness, if it has this</text:p>
      <text:p text:style-name="Preformatted_20_Text">symbolic idea of its reconciliation, still has it as a mere symbol or</text:p>
      <text:p text:style-name="Preformatted_20_Text">representation. It attains the satisfaction by tacking on to its pure</text:p>
      <text:p text:style-name="Preformatted_20_Text">negativity, and that externally, the positive signification of its unity</text:p>
      <text:p text:style-name="Preformatted_20_Text">with the ultimate Being: its satisfaction remains therefore tainted by the</text:p>
      <text:p text:style-name="Preformatted_20_Text">antithesis of another world. Its own reconciliation, therefore, is</text:p>
      <text:p text:style-name="Preformatted_20_Text">presented to its consciousness as something far away, something far away</text:p>
      <text:p text:style-name="Preformatted_20_Text">in the future: just as the reconciliation which the other Self</text:p>
      <text:p text:style-name="Preformatted_20_Text">accomplished appears as a far-away thing in the past. The one Divine Man</text:p>
      <text:p text:style-name="Preformatted_20_Text">had but an implicit father and only an actual mother; conversely the</text:p>
      <text:p text:style-name="Preformatted_20_Text">universal divine man, the community, has its own deed and knowledge for</text:p>
      <text:p text:style-name="Preformatted_20_Text">its father, but for its mother only the eternal Love, which it only</text:p>
      <text:p text:style-name="Preformatted_20_Text">_feels_, but does not _behold_ in its consciousness as an actual immediate</text:p>
      <text:p text:style-name="Preformatted_20_Text">object. Its reconciliation therefore is in its heart, but still at</text:p>
      <text:p text:style-name="Preformatted_20_Text">variance with its consciousness, and its actuality still has a flaw. In</text:p>
      <text:p text:style-name="Preformatted_20_Text">its field of consciousness the place of implicit reality or side of pure</text:p>
      <text:p text:style-name="Preformatted_20_Text">mediation is taken by the reconciliation that lies far away behind: the</text:p>
      <text:p text:style-name="Preformatted_20_Text"><text:soft-page-break/>place of the actually present, or the side of immediacy and existence, is</text:p>
      <text:p text:style-name="Preformatted_20_Text">filled by the world which has still to wait for its transfiguration to</text:p>
      <text:p text:style-name="Preformatted_20_Text">glory. Implicitly no doubt the world is reconciled with the eternal Being;</text:p>
      <text:p text:style-name="Preformatted_20_Text">and that Being, it is well known, no longer looks upon the object as alien</text:p>
      <text:p text:style-name="Preformatted_20_Text">to it, but in its love sees it as like itself. But for self-consciousness</text:p>
      <text:p text:style-name="Preformatted_20_Text">this immediate presence is not yet set in the full light of mind. In its</text:p>
      <text:p text:style-name="Preformatted_20_Text">immediate consciousness accordingly the spirit of the community is parted</text:p>
      <text:p text:style-name="Preformatted_20_Text">from its religious: for while the religious consciousness declares that</text:p>
      <text:p text:style-name="Preformatted_20_Text">they are implicitly not parted, this implicitness is not raised to reality</text:p>
      <text:p text:style-name="Preformatted_20_Text">and not yet grown to absolute self-certainty(19).â€</text:p>
      <text:p text:style-name="Preformatted_20_Text"/>
      <text:p text:style-name="Preformatted_20_Text">Religion therefore, which as it first appeared in art-worship had yet to</text:p>
      <text:p text:style-name="Preformatted_20_Text">realise its essential inwardness or spirituality, so has now to overcome</text:p>
      <text:p text:style-name="Preformatted_20_Text">the antithesis in which its (the religious) consciousness stands to the</text:p>
      <text:p text:style-name="Preformatted_20_Text">secular. For the peculiarly religious type of mind is distinguished by an</text:p>
      <text:p text:style-name="Preformatted_20_Text">indifference and even hostility, more or less veiled, to art, to morality</text:p>
      <text:p text:style-name="Preformatted_20_Text">and the civil state, to science and to nature. Strong in the certainty of</text:p>
      <text:p text:style-name="Preformatted_20_Text">faith, or of its implicit rest in God, it resents too curious inquiry into</text:p>
      <text:p text:style-name="Preformatted_20_Text">the central mystery of its union, and in its distincter consciousness sets</text:p>
      <text:p text:style-name="Preformatted_20_Text">the foundation of faith on the evidence of a fact, which, however, it in</text:p>
      <text:p text:style-name="Preformatted_20_Text">the same breath declares to be unique and miraculous, the central event of</text:p>
      <text:p text:style-name="Preformatted_20_Text">the ages, pointing back in its reference to the first days of humanity,</text:p>
      <text:p text:style-name="Preformatted_20_Text">and forward in the future to the winding-up of the business of terrestrial</text:p>
      <text:p text:style-name="Preformatted_20_Text">life. Philosophy, according to Hegelâ€™s conception of it, does but draw the</text:p>
      <text:p text:style-name="Preformatted_20_Text">conclusion supplied by the premisses of religion: it supplements and</text:p>
      <text:p text:style-name="Preformatted_20_Text">rounds off into coherence the religious implications. The unique events in</text:p>
      <text:p text:style-name="Preformatted_20_Text">Judea nearly nineteen centuries ago are for it also the first step in a</text:p>
      <text:p text:style-name="Preformatted_20_Text">new revelation of manâ€™s relationship to God: but while it acknowledges the</text:p>
      <text:p text:style-name="Preformatted_20_Text">transcendent interest of that age, it lays main stress on the permanent</text:p>
      <text:p text:style-name="Preformatted_20_Text">truth then revealed, and it insists on the duty of carrying out the</text:p>
      <text:p text:style-name="Preformatted_20_Text">principle there awakened to all the depth and breadth of its explication.</text:p>
      <text:p text:style-name="Preformatted_20_Text">Its taskâ€”its supreme taskâ€”is to _explicate religion_. But to do so is to</text:p>
      <text:p text:style-name="Preformatted_20_Text">show that religion is no exotic, and no _mere_ revelation from an external</text:p>
      <text:p text:style-name="Preformatted_20_Text">source. It is to show that religion is the truth, the complete reality, of</text:p>
      <text:p text:style-name="Preformatted_20_Text">the mind that lived in Art, that founded the state and sought to be</text:p>
      <text:p text:style-name="Preformatted_20_Text">dutiful and upright: the truth, the crowning fruit of all scientific</text:p>
      <text:p text:style-name="Preformatted_20_Text">knowledge, of all human affections, of all secular consciousness. Its</text:p>
      <text:p text:style-name="Preformatted_20_Text">lesson ultimately is that there is nothing essentially common or unclean:</text:p>
      <text:p text:style-name="Preformatted_20_Text">that the holy is not parted off from the true and the good and the</text:p>
      <text:p text:style-name="Preformatted_20_Text">beautiful.</text:p>
      <text:p text:style-name="Preformatted_20_Text"/>
      <text:p text:style-name="Preformatted_20_Text">Religion thus expanded descends from its abstract or â€œintelligibleâ€ world,</text:p>
      <text:p text:style-name="Preformatted_20_Text">to which it had retired from art and science, and the affairs of ordinary</text:p>
      <text:p text:style-name="Preformatted_20_Text">life. Its Godâ€”as a true Godâ€”is not of the dead alone, but also of the</text:p>
      <text:p text:style-name="Preformatted_20_Text">living: not a far-off supreme and ultimate Being, but also a man among</text:p>
      <text:p text:style-name="Preformatted_20_Text">men. Philosophy thus has to break down the middle partition-wall of life,</text:p>
      <text:p text:style-name="Preformatted_20_Text">the fence between secular and sacred. It is but religion come to its</text:p>
      <text:p text:style-name="Preformatted_20_Text">maturity, made at home in the world, and no longer a stranger and a</text:p>
      <text:p text:style-name="Preformatted_20_Text">wonder. Religion has pronounced in its inmost heart and faith of faith,</text:p>
      <text:p text:style-name="Preformatted_20_Text">that the earth is the Lordâ€™s, and that day unto day shows forth the divine</text:p>
      <text:p text:style-name="Preformatted_20_Text">handiwork. But the heart of unbelief, of little faith, has hardly uttered</text:p>
      <text:p text:style-name="Preformatted_20_Text">the word, than it forgets its assurance and leans to the conviction that</text:p>
      <text:p text:style-name="Preformatted_20_Text">the prince of this world is the Spirit of Evil. The mood of ThÃ©odicÃ©e is</text:p>
      <text:p text:style-name="Preformatted_20_Text">alsoâ€”but with a differenceâ€”the mood of philosophy. It asserts the ways of</text:p>
      <text:p text:style-name="Preformatted_20_Text">Providence: but its providence is not the God of the Moralist, or the</text:p>
      <text:p text:style-name="Preformatted_20_Text">ideal of the Artist, or rather is not these only, but also the Law of</text:p>
      <text:p text:style-name="Preformatted_20_Text">Nature, and more than that. Its aim is the Unity of History. The words</text:p>
      <text:p text:style-name="Preformatted_20_Text">have sometimes been lightly used to mean that events run on in one</text:p>
      <text:p text:style-name="Preformatted_20_Text">continuous flow, and that there are no abrupt, no ultimate beginnings,</text:p>
      <text:p text:style-name="Preformatted_20_Text"><text:soft-page-break/>parting age from age. But the Unity of History in its full sense is beyond</text:p>
      <text:p text:style-name="Preformatted_20_Text">history: it is history â€œreducedâ€ from the expanses of time to the eternal</text:p>
      <text:p text:style-name="Preformatted_20_Text">present: its thousand years made one day,â€”made even the glance of a</text:p>
      <text:p text:style-name="Preformatted_20_Text">moment. The theme of the Unity of Historyâ€”in the full depth of unity and</text:p>
      <text:p text:style-name="Preformatted_20_Text">the full expanse of historyâ€”is the theme of Hegelian philosophy. It traces</text:p>
      <text:p text:style-name="Preformatted_20_Text">the process in which Mind has to be all-inclusive, self-upholding, one</text:p>
      <text:p text:style-name="Preformatted_20_Text">with the Eternal reality.</text:p>
      <text:p text:style-name="Preformatted_20_Text"/>
      <text:p text:style-name="Preformatted_20_Text">â€œThat process of the mindâ€™s self-realisationâ€ says Hegel in the close of</text:p>
      <text:p text:style-name="Preformatted_20_Text">his _Phenomenology_, â€œexhibits a lingering movement and succession of</text:p>
      <text:p text:style-name="Preformatted_20_Text">minds, a gallery of images, each of which, equipped with the complete</text:p>
      <text:p text:style-name="Preformatted_20_Text">wealth of mind, only seems to linger because the Self has to penetrate and</text:p>
      <text:p text:style-name="Preformatted_20_Text">to digest this wealth of its Substance. As its perfection consists in</text:p>
      <text:p text:style-name="Preformatted_20_Text">coming completely to _know_ what it _is_ (its substance), this knowledge</text:p>
      <text:p text:style-name="Preformatted_20_Text">is its self-involution in which it deserts its outward existence and</text:p>
      <text:p text:style-name="Preformatted_20_Text">surrenders its shape to recollection. Thus self-involved, it is sunk in</text:p>
      <text:p text:style-name="Preformatted_20_Text">the night of its self-consciousness: but in that night its vanished being</text:p>
      <text:p text:style-name="Preformatted_20_Text">is preserved, and that being, thus in idea preserved,â€”old, but now</text:p>
      <text:p text:style-name="Preformatted_20_Text">new-born of the spirit,â€”is the new sphere of being, a new world, a new</text:p>
      <text:p text:style-name="Preformatted_20_Text">phase of mind. In this new phase it has again to begin afresh and from the</text:p>
      <text:p text:style-name="Preformatted_20_Text">beginning, and again nurture itself to maturity from its own resources, as</text:p>
      <text:p text:style-name="Preformatted_20_Text">if for it all that preceded were lost, and it had learned nothing from the</text:p>
      <text:p text:style-name="Preformatted_20_Text">experience of the earlier minds. Yet is that recollection a preservation</text:p>
      <text:p text:style-name="Preformatted_20_Text">of experience: it is the quintessence, and in fact a higher form, of the</text:p>
      <text:p text:style-name="Preformatted_20_Text">substance. If therefore this new mind appears only to count on its own</text:p>
      <text:p text:style-name="Preformatted_20_Text">resources, and to start quite fresh and blank, it is at the same time on a</text:p>
      <text:p text:style-name="Preformatted_20_Text">higher grade that it starts. The intellectual and spiritual realm, which</text:p>
      <text:p text:style-name="Preformatted_20_Text">is thus constructed in actuality, forms a succession in time, where one</text:p>
      <text:p text:style-name="Preformatted_20_Text">mind relieved another of its watch, and each took over the kingdom of the</text:p>
      <text:p text:style-name="Preformatted_20_Text">world from the preceding. The purpose of that succession is to reveal the</text:p>
      <text:p text:style-name="Preformatted_20_Text">depth, and that depth is the absolute comprehension of mind: this</text:p>
      <text:p text:style-name="Preformatted_20_Text">revelation is therefore to uplift its depth, to spread it out in breadth,</text:p>
      <text:p text:style-name="Preformatted_20_Text">so negativing this self-involved Ego, wherein it is self-dispossessed or</text:p>
      <text:p text:style-name="Preformatted_20_Text">reduced to substance. But it is also its time: the course of time shows</text:p>
      <text:p text:style-name="Preformatted_20_Text">this dispossession itself dispossessed, and thus in its extension it is no</text:p>
      <text:p text:style-name="Preformatted_20_Text">less in its depth, the self. The way to that goal,â€”absolute</text:p>
      <text:p text:style-name="Preformatted_20_Text">self-certaintyâ€”or the mind knowing itself as mindâ€”is the inwardising of</text:p>
      <text:p text:style-name="Preformatted_20_Text">the minds, as they severally are in themselves, and as they accomplish the</text:p>
      <text:p text:style-name="Preformatted_20_Text">organisation of their realm. Their conservation,â€”regarded on the side of</text:p>
      <text:p text:style-name="Preformatted_20_Text">its free and apparently contingent succession of factâ€”is history: on the</text:p>
      <text:p text:style-name="Preformatted_20_Text">side of their comprehended organisation, again, it is the science of</text:p>
      <text:p text:style-name="Preformatted_20_Text">mental phenomenology: the two together, comprehended history, form at once</text:p>
      <text:p text:style-name="Preformatted_20_Text">the recollection and the grave-yard of the absolute Mind, the actuality,</text:p>
      <text:p text:style-name="Preformatted_20_Text">truth, and certitude of his throne, apart from which he were lifeless and</text:p>
      <text:p text:style-name="Preformatted_20_Text">alone.â€</text:p>
      <text:p text:style-name="Preformatted_20_Text"/>
      <text:p text:style-name="Preformatted_20_Text">Such in brief outlineâ€”lingering most on the points where Hegel has here</text:p>
      <text:p text:style-name="Preformatted_20_Text">been briefestâ€”is the range of the Philosophy of Mind. Its aim is to</text:p>
      <text:p text:style-name="Preformatted_20_Text">comprehend, not to explain: to put together in intelligent unity, not to</text:p>
      <text:p text:style-name="Preformatted_20_Text">analyse into a series of elements. For it psychology is not an analysis or</text:p>
      <text:p text:style-name="Preformatted_20_Text">description of mental phenomena, of laws of association, of the growth of</text:p>
      <text:p text:style-name="Preformatted_20_Text">certain powers and ideas, but a â€œcomprehended historyâ€ of the formation of</text:p>
      <text:p text:style-name="Preformatted_20_Text">subjective mind, of the intelligent, feeling, willing self or ego. For it</text:p>
      <text:p text:style-name="Preformatted_20_Text">Ethics is part and only part of the great scheme or system of</text:p>
      <text:p text:style-name="Preformatted_20_Text">self-development; but continuing into greater concreteness the normal</text:p>
      <text:p text:style-name="Preformatted_20_Text">endowment of the individual mind, and but preparing the ground on which</text:p>
      <text:p text:style-name="Preformatted_20_Text">religion may be most effectively cultivated. And finally Religion itself,</text:p>
      <text:p text:style-name="Preformatted_20_Text">released from its isolation and other-world sacrosanctity, is shown to be</text:p>
      <text:p text:style-name="Preformatted_20_Text">only the crown of life, the ripest growth of actuality, and shown to be so</text:p>
      <text:p text:style-name="Preformatted_20_Text"><text:soft-page-break/>by philosophy, whilst it is made clear that religion is the basis of</text:p>
      <text:p text:style-name="Preformatted_20_Text">philosophy, or that a philosophy can only go as far as the religious</text:p>
      <text:p text:style-name="Preformatted_20_Text">stand-point allows. The hierarchy, if so it be called, of the spiritual</text:p>
      <text:p text:style-name="Preformatted_20_Text">forces is one where none can stand alone, or claim an abstract and</text:p>
      <text:p text:style-name="Preformatted_20_Text">independent supremacy. The truth of egoism is the truth of altruism: the</text:p>
      <text:p text:style-name="Preformatted_20_Text">truly moral is the truly religious: and each is not what it professes to</text:p>
      <text:p text:style-name="Preformatted_20_Text">be unless it anticipate the later, or include the earlier.</text:p>
      <text:p text:style-name="Preformatted_20_Text"/>
      <text:p text:style-name="Preformatted_20_Text"/>
      <text:p text:style-name="Preformatted_20_Text"/>
      <text:p text:style-name="Preformatted_20_Text">(iv.) Mind or Spirit.</text:p>
      <text:p text:style-name="Preformatted_20_Text"/>
      <text:p text:style-name="Preformatted_20_Text"/>
      <text:p text:style-name="Preformatted_20_Text">It may be said, however, that for such a range of subjects the term Mind</text:p>
      <text:p text:style-name="Preformatted_20_Text">is wretchedly inadequate and common-place, and that the better rendering</text:p>
      <text:p text:style-name="Preformatted_20_Text">of the title would be Philosophy of Spirit. It may be admitted that Mind</text:p>
      <text:p text:style-name="Preformatted_20_Text">is not all that could be wished. But neither is Spirit blameless. And, it</text:p>
      <text:p text:style-name="Preformatted_20_Text">may be added, Hegelâ€™s own term _Geist_ has to be unduly strained to cover</text:p>
      <text:p text:style-name="Preformatted_20_Text">so wide a region. It servesâ€”and was no doubt meant to serveâ€”as a sign of</text:p>
      <text:p text:style-name="Preformatted_20_Text">the conformity of his system with the religion which sees in God no</text:p>
      <text:p text:style-name="Preformatted_20_Text">other-world being, but our very self and mind, and which worships him in</text:p>
      <text:p text:style-name="Preformatted_20_Text">spirit and in truth. And if the use of a word like this could allay the</text:p>
      <text:p text:style-name="Preformatted_20_Text">â€œancient varianceâ€ between the religious and the philosophic mood, it</text:p>
      <text:p text:style-name="Preformatted_20_Text">would be but churlish perhaps to refuse the sign of compliance and</text:p>
      <text:p text:style-name="Preformatted_20_Text">compromise. But whatever may be the case in German,â€”and even there the new</text:p>
      <text:p text:style-name="Preformatted_20_Text">wine was dangerous to the old wine-skinâ€”it is certain that to average</text:p>
      <text:p text:style-name="Preformatted_20_Text">English ears the word Spiritual would carry us over the medium line into</text:p>
      <text:p text:style-name="Preformatted_20_Text">the proper land of religiosity. And to do that, as we have seen, is to sin</text:p>
      <text:p text:style-name="Preformatted_20_Text">against the central idea: the idea that religion is of one blood with the</text:p>
      <text:p text:style-name="Preformatted_20_Text">whole mental family, though the most graciously complete of all the</text:p>
      <text:p text:style-name="Preformatted_20_Text">sisters. Yet, however the word may be chosen, the philosophy of Hegel,</text:p>
      <text:p text:style-name="Preformatted_20_Text">like the august lady who appeared in vision to the emprisoned BoÃ«thius,</text:p>
      <text:p text:style-name="Preformatted_20_Text">has on her garment a sign which â€œsignifies the life which is on earth,â€ as</text:p>
      <text:p text:style-name="Preformatted_20_Text">also a sign which signifies the â€œright law of heavenâ€; if her right-hand</text:p>
      <text:p text:style-name="Preformatted_20_Text">holds the â€œbook of the justice of the King omnipotent,â€ the sceptre in her</text:p>
      <text:p text:style-name="Preformatted_20_Text">left is â€œcorporal judgment against sin(20).â€</text:p>
      <text:p text:style-name="Preformatted_20_Text"/>
      <text:p text:style-name="Preformatted_20_Text">There is indeed no sufficient reason for contemning the term Mind. If</text:p>
      <text:p text:style-name="Preformatted_20_Text">Inductive Philosophy of the Human Mind hasâ€”perhaps to a dainty tasteâ€”made</text:p>
      <text:p text:style-name="Preformatted_20_Text">the word unsavoury, that is no reason for refusing to give it all the</text:p>
      <text:p text:style-name="Preformatted_20_Text">wealth of soul and heart, of intellect and will. The _mens aeterna_ which,</text:p>
      <text:p text:style-name="Preformatted_20_Text">if we hear Tacitus, expressed the Hebrew conception of the spirituality of</text:p>
      <text:p text:style-name="Preformatted_20_Text">God, and the ÎÎ¿á¿¦Ï‚ which Aristotelianism set supreme in the Soul, are not</text:p>
      <text:p text:style-name="Preformatted_20_Text">the mere or abstract intelligence, which late-acquired habits of</text:p>
      <text:p text:style-name="Preformatted_20_Text">abstraction have made out of them. If the reader will adopt the term (in</text:p>
      <text:p text:style-name="Preformatted_20_Text">want of a better) in its widest scope, we may shelter ourselves under the</text:p>
      <text:p text:style-name="Preformatted_20_Text">example of Wordsworth. His theme isâ€”as he describes it in the</text:p>
      <text:p text:style-name="Preformatted_20_Text">_Recluse_â€”â€œthe Mind and Manâ€: his</text:p>
      <text:p text:style-name="Preformatted_20_Text"/>
      <text:p text:style-name="Preformatted_20_Text"/>
      <text:p text:style-name="Preformatted_20_Text"><text:s text:c="24"/>â€œvoice proclaims</text:p>
      <text:p text:style-name="Preformatted_20_Text"><text:s text:c="4"/>How exquisitely the individual Mind</text:p>
      <text:p text:style-name="Preformatted_20_Text"><text:s text:c="4"/>(And the progressive powers perhaps no less</text:p>
      <text:p text:style-name="Preformatted_20_Text"><text:s text:c="4"/>Of the whole species) to the external World</text:p>
      <text:p text:style-name="Preformatted_20_Text"><text:s text:c="4"/>Is fitted;â€”and how exquisitely too</text:p>
      <text:p text:style-name="Preformatted_20_Text"><text:s text:c="4"/>The external World is fitted to the Mind;</text:p>
      <text:p text:style-name="Preformatted_20_Text"><text:s text:c="4"/>And the creation (by no lower name</text:p>
      <text:p text:style-name="Preformatted_20_Text"><text:s text:c="4"/>Can it be called) which they with blended might</text:p>
      <text:p text:style-name="Preformatted_20_Text"><text:s text:c="4"/>Accomplish.â€</text:p>
      <text:p text:style-name="Preformatted_20_Text"><text:soft-page-break/></text:p>
      <text:p text:style-name="Preformatted_20_Text"/>
      <text:p text:style-name="Preformatted_20_Text">The verse which expounds that â€œhigh argumentâ€ speaks</text:p>
      <text:p text:style-name="Preformatted_20_Text"/>
      <text:p text:style-name="Preformatted_20_Text"/>
      <text:p text:style-name="Preformatted_20_Text"><text:s text:c="4"/>â€œOf Truth, of Grandeur, Beauty, Love and Hope</text:p>
      <text:p text:style-name="Preformatted_20_Text"><text:s text:c="4"/>And melancholy Fear subdued by Faith.â€</text:p>
      <text:p text:style-name="Preformatted_20_Text"/>
      <text:p text:style-name="Preformatted_20_Text"/>
      <text:p text:style-name="Preformatted_20_Text">And the poet adds:</text:p>
      <text:p text:style-name="Preformatted_20_Text"/>
      <text:p text:style-name="Preformatted_20_Text"/>
      <text:p text:style-name="Preformatted_20_Text"><text:s text:c="30"/>â€œAs we look</text:p>
      <text:p text:style-name="Preformatted_20_Text"><text:s text:c="4"/>Into our Minds, into the Mind of Manâ€”</text:p>
      <text:p text:style-name="Preformatted_20_Text"><text:s text:c="4"/>My haunt, and the main region of my song;</text:p>
      <text:p text:style-name="Preformatted_20_Text"><text:s text:c="4"/>Beautyâ€”a living Presence of the earth</text:p>
      <text:p text:style-name="Preformatted_20_Text"><text:s text:c="4"/>Surpassing the most fair ideal forms</text:p>
      <text:p text:style-name="Preformatted_20_Text"><text:s text:c="4"/>... waits upon my steps.â€</text:p>
      <text:p text:style-name="Preformatted_20_Text"/>
      <text:p text:style-name="Preformatted_20_Text"/>
      <text:p text:style-name="Preformatted_20_Text">The reality duly seen in the spiritual vision</text:p>
      <text:p text:style-name="Preformatted_20_Text"/>
      <text:p text:style-name="Preformatted_20_Text"/>
      <text:p text:style-name="Preformatted_20_Text"><text:s text:c="20"/>â€œThat inspires</text:p>
      <text:p text:style-name="Preformatted_20_Text"><text:s text:c="4"/>The human Soul of universal earth</text:p>
      <text:p text:style-name="Preformatted_20_Text"><text:s text:c="4"/>Dreaming of things to comeâ€</text:p>
      <text:p text:style-name="Preformatted_20_Text"/>
      <text:p text:style-name="Preformatted_20_Text"/>
      <text:p text:style-name="Preformatted_20_Text">will be a greater glory than the ideals of imaginative fiction ever</text:p>
      <text:p text:style-name="Preformatted_20_Text">fancied:</text:p>
      <text:p text:style-name="Preformatted_20_Text"/>
      <text:p text:style-name="Preformatted_20_Text"/>
      <text:p text:style-name="Preformatted_20_Text"><text:s text:c="4"/>â€œFor the discerning intellect of Man,</text:p>
      <text:p text:style-name="Preformatted_20_Text"><text:s text:c="4"/>When wedded to this goodly universe</text:p>
      <text:p text:style-name="Preformatted_20_Text"><text:s text:c="4"/>In love and holy passion, shall find these</text:p>
      <text:p text:style-name="Preformatted_20_Text"><text:s text:c="4"/>A simple produce of the common day.â€</text:p>
      <text:p text:style-name="Preformatted_20_Text"/>
      <text:p text:style-name="Preformatted_20_Text"/>
      <text:p text:style-name="Preformatted_20_Text">If Wordsworth, thus, as it were, echoing the great conception of Francis</text:p>
      <text:p text:style-name="Preformatted_20_Text">Bacon,</text:p>
      <text:p text:style-name="Preformatted_20_Text"/>
      <text:p text:style-name="Preformatted_20_Text"/>
      <text:p text:style-name="Preformatted_20_Text"><text:s text:c="4"/>â€œWould chant, in lonely peace, the spousal verse</text:p>
      <text:p text:style-name="Preformatted_20_Text"><text:s text:c="4"/>Of this great consummation,â€</text:p>
      <text:p text:style-name="Preformatted_20_Text"/>
      <text:p text:style-name="Preformatted_20_Text"/>
      <text:p text:style-name="Preformatted_20_Text">perhaps the poet and the essayist may help us with Hegel to rate the</text:p>
      <text:p text:style-name="Preformatted_20_Text">Mindâ€”the Mind of Manâ€”at its highest valu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Essay II. Aims And Methods Of Psychology.</text:p>
      <text:p text:style-name="Preformatted_20_Text"/>
      <text:p text:style-name="Preformatted_20_Text"/>
      <text:p text:style-name="Preformatted_20_Text">It is not going too far to say that in common estimation psychology has as</text:p>
      <text:p text:style-name="Preformatted_20_Text">yet hardly reached what Kant has called the steady walk of scienceâ€”_der</text:p>
      <text:p text:style-name="Preformatted_20_Text">sichere Gang der Wissenschaft_. To assert this is not, of course, to throw</text:p>
      <text:p text:style-name="Preformatted_20_Text">any doubts on the importance of the problems, or on the intrinsic value of</text:p>
      <text:p text:style-name="Preformatted_20_Text"><text:soft-page-break/>the results, in the studies which have been prosecuted under that name. It</text:p>
      <text:p text:style-name="Preformatted_20_Text">is only to note the obvious fact that a number of inquiries of somewhat</text:p>
      <text:p text:style-name="Preformatted_20_Text">discrepant tone, method, and tendency have all at different times covered</text:p>
      <text:p text:style-name="Preformatted_20_Text">themselves under the common title of psychological, and that the work of</text:p>
      <text:p text:style-name="Preformatted_20_Text">orientation is as yet incomplete. Such a destiny seems inevitable, when a</text:p>
      <text:p text:style-name="Preformatted_20_Text">name is coined rather as the title of an unexplored territory, than fixed</text:p>
      <text:p text:style-name="Preformatted_20_Text">on to describe an accomplished fact.</text:p>
      <text:p text:style-name="Preformatted_20_Text"/>
      <text:p text:style-name="Preformatted_20_Text"/>
      <text:p text:style-name="Preformatted_20_Text"/>
      <text:p text:style-name="Preformatted_20_Text">(i.) Psychology as a Science and as a Part of Philosophy.</text:p>
      <text:p text:style-name="Preformatted_20_Text"/>
      <text:p text:style-name="Preformatted_20_Text"/>
      <text:p text:style-name="Preformatted_20_Text">The _De Anima_ of Aristotle, gathering up into one the work of Plato and</text:p>
      <text:p text:style-name="Preformatted_20_Text">his predecessors, may be said to lay the foundation of psychology. But</text:p>
      <text:p text:style-name="Preformatted_20_Text">even in it, we can already see that there are two elements or aspects</text:p>
      <text:p text:style-name="Preformatted_20_Text">struggling for mastery: two elements not unrelated or independent, but</text:p>
      <text:p text:style-name="Preformatted_20_Text">hard to keep fairly and fully in unity. On one hand there is the</text:p>
      <text:p text:style-name="Preformatted_20_Text">conception of Soul as a part of Nature, as a grade of existence in the</text:p>
      <text:p text:style-name="Preformatted_20_Text">physical or natural universe,â€”in the universe of things which suffer</text:p>
      <text:p text:style-name="Preformatted_20_Text">growth and change, which are never entirely â€œwithout matter,â€ and are</text:p>
      <text:p text:style-name="Preformatted_20_Text">always attached to or present in body. From this point of view Aristotle</text:p>
      <text:p text:style-name="Preformatted_20_Text">urged that a sound and realistic psychology must, e.g. in its definition</text:p>
      <text:p text:style-name="Preformatted_20_Text">of a passion, give the prominent place to its physical (or material)</text:p>
      <text:p text:style-name="Preformatted_20_Text">expression, and not to its mental form or significance. It must remember,</text:p>
      <text:p text:style-name="Preformatted_20_Text">he said, that the phenomena or â€œaccidentsâ€ are what really throw light on</text:p>
      <text:p text:style-name="Preformatted_20_Text">the nature or the â€œsubstanceâ€ of the Soul. On the other hand, there are</text:p>
      <text:p text:style-name="Preformatted_20_Text">two points to be considered. There is, first of all, the counterpoising</text:p>
      <text:p text:style-name="Preformatted_20_Text">remark that the conception of Soul as such, as a unity and common</text:p>
      <text:p text:style-name="Preformatted_20_Text">characteristic, will be determinative of the phenomena or</text:p>
      <text:p text:style-name="Preformatted_20_Text">â€œaccidents,â€â€”will settle, as it were, what we are to observe and look for,</text:p>
      <text:p text:style-name="Preformatted_20_Text">and how we are to describe our observations. And by the _conception_ of</text:p>
      <text:p text:style-name="Preformatted_20_Text">Soul, is meant not _a_ soul, as a thing or agent (subject) which has</text:p>
      <text:p text:style-name="Preformatted_20_Text">properties attaching to it; but soul, as the generic feature, the</text:p>
      <text:p text:style-name="Preformatted_20_Text">universal, which is set as a stamp on everything that claims to be</text:p>
      <text:p text:style-name="Preformatted_20_Text">psychical. In other words, Soul is one, not as a single thing contrasted</text:p>
      <text:p text:style-name="Preformatted_20_Text">with its attributes, activities, or exercises of force (such single thing</text:p>
      <text:p text:style-name="Preformatted_20_Text">will be shown by logic to be a metaphysical fiction); but as the unity of</text:p>
      <text:p text:style-name="Preformatted_20_Text">form and character, the comprehensive and identical feature, which is</text:p>
      <text:p text:style-name="Preformatted_20_Text">present in all its manifestations and exercises. But there is a second</text:p>
      <text:p text:style-name="Preformatted_20_Text">consideration. The question is asked by Aristotle whether it is completely</text:p>
      <text:p text:style-name="Preformatted_20_Text">and strictly accurate to put Soul under the category of natural objects.</text:p>
      <text:p text:style-name="Preformatted_20_Text">There is in it, or of it, perhaps, something, and something essential to</text:p>
      <text:p text:style-name="Preformatted_20_Text">it, which belongs to the order of the eternal and self-active: something</text:p>
      <text:p text:style-name="Preformatted_20_Text">which is â€œformâ€ and â€œenergyâ€ quite unaffected by and separate from</text:p>
      <text:p text:style-name="Preformatted_20_Text">â€œmatter.â€ How this is related to the realm of the perishable and</text:p>
      <text:p text:style-name="Preformatted_20_Text">changeable is a problem on which Aristotle has been often (and with some</text:p>
      <text:p text:style-name="Preformatted_20_Text">reason) believed to be obscure, if not even inconsistent(21).</text:p>
      <text:p text:style-name="Preformatted_20_Text"/>
      <text:p text:style-name="Preformatted_20_Text">In these divergent elements which come to the fore in Aristotleâ€™s</text:p>
      <text:p text:style-name="Preformatted_20_Text">treatment we have the appearance of a radical difference of conception and</text:p>
      <text:p text:style-name="Preformatted_20_Text">purpose as to psychology. He himself does a good deal to keep them both in</text:p>
      <text:p text:style-name="Preformatted_20_Text">view. But it is evident that here already we have the contrast between a</text:p>
      <text:p text:style-name="Preformatted_20_Text">purely physical or (in the narrower sense) â€œscientificâ€ psychology,</text:p>
      <text:p text:style-name="Preformatted_20_Text">empirical and realistic in treatment, and a more philosophicalâ€”what in</text:p>
      <text:p text:style-name="Preformatted_20_Text">certain quarters would be called a speculative or metaphysicalâ€”conception</text:p>
      <text:p text:style-name="Preformatted_20_Text">of the problem. There is also in Aristotle the antithesis of a popular or</text:p>
      <text:p text:style-name="Preformatted_20_Text">superficial, and an accurate or analytic, psychology. The former is of a</text:p>
      <text:p text:style-name="Preformatted_20_Text">certain use in dealing, say, with questions of practical ethics and</text:p>
      <text:p text:style-name="Preformatted_20_Text"><text:soft-page-break/>education: the latter is of more strictly scientific interest. Both of</text:p>
      <text:p text:style-name="Preformatted_20_Text">these distinctionsâ€”that between a speculative and an empirical, and that</text:p>
      <text:p text:style-name="Preformatted_20_Text">between a scientific and a popular treatmentâ€”affect the subsequent history</text:p>
      <text:p text:style-name="Preformatted_20_Text">of the study. Psychology is sometimes understood to mean the results of</text:p>
      <text:p text:style-name="Preformatted_20_Text">casual observation of our own minds by what is termed introspection, and</text:p>
      <text:p text:style-name="Preformatted_20_Text">by the interpretation of what we may observe in others. Such observations</text:p>
      <text:p text:style-name="Preformatted_20_Text">are in the first place carried on under the guidance of distinctions or</text:p>
      <text:p text:style-name="Preformatted_20_Text">points of view supplied by the names in common use. We interrogate our own</text:p>
      <text:p text:style-name="Preformatted_20_Text">consciousness as to what facts or relations of facts correspond to the</text:p>
      <text:p text:style-name="Preformatted_20_Text">terms of our national language. Or we attemptâ€”what is really an</text:p>
      <text:p text:style-name="Preformatted_20_Text">inexhaustible questâ€”to get definite divisions between them, and clear-cut</text:p>
      <text:p text:style-name="Preformatted_20_Text">definitions. Inquiries like these which start from popular distinctions</text:p>
      <text:p text:style-name="Preformatted_20_Text">fall a long way short of science: and the inquirer will find that</text:p>
      <text:p text:style-name="Preformatted_20_Text">accidental and essential properties are given in the same handful of</text:p>
      <text:p text:style-name="Preformatted_20_Text">conclusions. Yet there is always much value in these attempts to get our</text:p>
      <text:p text:style-name="Preformatted_20_Text">minds cleared: and it is indispensable for all inquiries that all alleged</text:p>
      <text:p text:style-name="Preformatted_20_Text">or reported facts of mind should be realised and reproduced in our own</text:p>
      <text:p text:style-name="Preformatted_20_Text">mental experience. And this is especially the case in psychology, just</text:p>
      <text:p text:style-name="Preformatted_20_Text">because here we cannot get the object outside us, we cannot get or make a</text:p>
      <text:p text:style-name="Preformatted_20_Text">diagram, and unless we give it reality by re-constructing it,â€”by</text:p>
      <text:p text:style-name="Preformatted_20_Text">re-interrogating our own experience, our knowledge of it will be but</text:p>
      <text:p text:style-name="Preformatted_20_Text">wooden and mechanical. And the term introspection need not be too</text:p>
      <text:p text:style-name="Preformatted_20_Text">seriously taken: it means much more than watching passively an internal</text:p>
      <text:p text:style-name="Preformatted_20_Text">drama; and is quite as well describable as mental projection, setting out</text:p>
      <text:p text:style-name="Preformatted_20_Text">what was within, and so as it were hidden and involved, before ourselves</text:p>
      <text:p text:style-name="Preformatted_20_Text">in the field of mental vision. Here, as always, the essential point is to</text:p>
      <text:p text:style-name="Preformatted_20_Text">get ourselves well out of the way of the object observed, and to stand,</text:p>
      <text:p text:style-name="Preformatted_20_Text">figuratively speaking, quite on one side.</text:p>
      <text:p text:style-name="Preformatted_20_Text"/>
      <text:p text:style-name="Preformatted_20_Text">But even at the best, such a popular or empirical psychology has no</text:p>
      <text:p text:style-name="Preformatted_20_Text">special claim to be ranked as science. It may no doubt be said that at</text:p>
      <text:p text:style-name="Preformatted_20_Text">least it collects, describes, or notes down facts. But even this is not so</text:p>
      <text:p text:style-name="Preformatted_20_Text">certain as it seems. Its so-called facts are very largely fictions, or so</text:p>
      <text:p text:style-name="Preformatted_20_Text">largely interpolated with error, that they cannot be safely used for</text:p>
      <text:p text:style-name="Preformatted_20_Text">construction. If psychology is to accomplish anything valuable, it must go</text:p>
      <text:p text:style-name="Preformatted_20_Text">more radically to work. It mustâ€”at least in a measureâ€”discard from its</text:p>
      <text:p text:style-name="Preformatted_20_Text">preliminary view the data of common and current distinctions, and try to</text:p>
      <text:p text:style-name="Preformatted_20_Text">get at something more primary or ultimate as its starting-point. And this</text:p>
      <text:p text:style-name="Preformatted_20_Text">it may do in two ways. It may, in the one case, follow the example of the</text:p>
      <text:p text:style-name="Preformatted_20_Text">physical sciences. In these it is the universal practice to assume that</text:p>
      <text:p text:style-name="Preformatted_20_Text">the explanation of complex and concrete facts is to be attained by (_a_)</text:p>
      <text:p text:style-name="Preformatted_20_Text">postulating certain simple elements (which we may call atoms, molecules,</text:p>
      <text:p text:style-name="Preformatted_20_Text">and perhaps units or monads), which are supposed to be clearly conceivable</text:p>
      <text:p text:style-name="Preformatted_20_Text">and to justify themselves by intrinsic intelligibility, and by (_b_)</text:p>
      <text:p text:style-name="Preformatted_20_Text">assuming that these elements are compounded and combined according to laws</text:p>
      <text:p text:style-name="Preformatted_20_Text">which again are in the last resort self-evident, or such that they seem to</text:p>
      <text:p text:style-name="Preformatted_20_Text">have an obvious and palpable lucidity. Further, such laws being always</text:p>
      <text:p text:style-name="Preformatted_20_Text">axioms or plain postulates of mechanics (for these alone possess this</text:p>
      <text:p text:style-name="Preformatted_20_Text">feature of self-evident intelligibility), they are subject to and invite</text:p>
      <text:p text:style-name="Preformatted_20_Text">all the aids and refinements of the higher mathematical calculus. What the</text:p>
      <text:p text:style-name="Preformatted_20_Text">primary and self-explicative bits of psychical reality may be, is a</text:p>
      <text:p text:style-name="Preformatted_20_Text">further question on which there may be some dispute. They may be, so to</text:p>
      <text:p text:style-name="Preformatted_20_Text">say, taken in a more physical or in a more metaphysical way: i.e. more as</text:p>
      <text:p text:style-name="Preformatted_20_Text">units of nerve-function or more as elements of ideative-function. And</text:p>
      <text:p text:style-name="Preformatted_20_Text">there may be differences as to how far and in what provinces the</text:p>
      <text:p text:style-name="Preformatted_20_Text">mathematical calculus may be applicable. But, in any case, there will be a</text:p>
      <text:p text:style-name="Preformatted_20_Text">strong tendency in psychology, worked on this plan, to follow, _mutatis</text:p>
      <text:p text:style-name="Preformatted_20_Text">mutandis_, and at some distance perhaps, the analogy of material physics.</text:p>
      <text:p text:style-name="Preformatted_20_Text">In both the justification of the postulated units and laws will be their</text:p>
      <text:p text:style-name="Preformatted_20_Text"><text:soft-page-break/>ability to describe and systematise the observed phenomena in a uniform</text:p>
      <text:p text:style-name="Preformatted_20_Text">and consistent way.</text:p>
      <text:p text:style-name="Preformatted_20_Text"/>
      <text:p text:style-name="Preformatted_20_Text">The other way in which psychology gets a foundation and ulterior certainty</text:p>
      <text:p text:style-name="Preformatted_20_Text">is different, and goes deeper. After all, the â€œscientificâ€ method is only</text:p>
      <text:p text:style-name="Preformatted_20_Text">a way in which the facts of a given sphere are presented in thoroughgoing</text:p>
      <text:p text:style-name="Preformatted_20_Text">interconnexion, each reduced to an exact multiple or fraction of some</text:p>
      <text:p text:style-name="Preformatted_20_Text">other, by an inimitably continued subtraction and addition of an assumed</text:p>
      <text:p text:style-name="Preformatted_20_Text">homogeneous element, found or assumed to be perfectly imaginable</text:p>
      <text:p text:style-name="Preformatted_20_Text">(conceivable). But we may also consider the province in relation to the</text:p>
      <text:p text:style-name="Preformatted_20_Text">whole sphere of reality, may ask what is its place and meaning in the</text:p>
      <text:p text:style-name="Preformatted_20_Text">whole, what reality is in the end driving at or coming to be, and how far</text:p>
      <text:p text:style-name="Preformatted_20_Text">this special province contributes to that end. If we do this, we attach</text:p>
      <text:p text:style-name="Preformatted_20_Text">psychology to philosophy, or, if we prefer so to call it, to metaphysics,</text:p>
      <text:p text:style-name="Preformatted_20_Text">as in the former way we established it on the principles generally</text:p>
      <text:p text:style-name="Preformatted_20_Text">received as governing the method of the physical sciences.</text:p>
      <text:p text:style-name="Preformatted_20_Text"/>
      <text:p text:style-name="Preformatted_20_Text">Thisâ€”the relation of psychology to fundamental philosophyâ€”is a question</text:p>
      <text:p text:style-name="Preformatted_20_Text">which also turns up in dealing with Ethics. There is on the part of those</text:p>
      <text:p text:style-name="Preformatted_20_Text">engaged in either of these inquiries a certain impatience against the</text:p>
      <text:p text:style-name="Preformatted_20_Text">intermeddling (which is held to be only muddling) of metaphysics with</text:p>
      <text:p text:style-name="Preformatted_20_Text">them. It is clear that in a very decided way both psychology and ethics</text:p>
      <text:p text:style-name="Preformatted_20_Text">can, up to some extent at least, be treated as what is called empirical</text:p>
      <text:p text:style-name="Preformatted_20_Text">(or, to use the more English phrase, inductive) sciences. On many hands</text:p>
      <text:p text:style-name="Preformatted_20_Text">they are actually so treated: and not without result. Considering the</text:p>
      <text:p text:style-name="Preformatted_20_Text">tendency of metaphysical inquiries, it may be urged that it is well to</text:p>
      <text:p text:style-name="Preformatted_20_Text">avoid preliminary criticism of the current conceptions and beliefs about</text:p>
      <text:p text:style-name="Preformatted_20_Text">reality which these sciences imply. Yet such beliefs are undoubtedly</text:p>
      <text:p text:style-name="Preformatted_20_Text">present and effective. Schopenhauer has popularised the principle that the</text:p>
      <text:p text:style-name="Preformatted_20_Text">pure empiricist is a fiction, that man is a radically metaphysical animal,</text:p>
      <text:p text:style-name="Preformatted_20_Text">and that he inevitably turns what he receives into a part of a dogmatic</text:p>
      <text:p text:style-name="Preformatted_20_Text">creedâ€”a conviction how things ought to be. Almost without effort there</text:p>
      <text:p text:style-name="Preformatted_20_Text">grows up in him, or flows in upon him, a belief and a system of beliefs as</text:p>
      <text:p text:style-name="Preformatted_20_Text">to the order and values of things. Every judgment, even in logic, rests on</text:p>
      <text:p text:style-name="Preformatted_20_Text">such an order of truth. He need not be able to formulate his creed: it</text:p>
      <text:p text:style-name="Preformatted_20_Text">will influence him none the less: nay, his faith will probably seem more a</text:p>
      <text:p text:style-name="Preformatted_20_Text">part of the solid earth and common reality, the less it has been reduced</text:p>
      <text:p text:style-name="Preformatted_20_Text">to a determinate creed or to a code of principles. For such formulation</text:p>
      <text:p text:style-name="Preformatted_20_Text">presupposes doubt and scepticism, which it beats back by mere assertion.</text:p>
      <text:p text:style-name="Preformatted_20_Text">Each human being has such a background of convictions which govern his</text:p>
      <text:p text:style-name="Preformatted_20_Text">actions and conceptions, and of which it so startles him to suggest the</text:p>
      <text:p text:style-name="Preformatted_20_Text">possibility of a doubt, that he turns away in dogmatic horror. Such ruling</text:p>
      <text:p text:style-name="Preformatted_20_Text">ideas vary, from man to man, and from man to womanâ€”if we consider them in</text:p>
      <text:p text:style-name="Preformatted_20_Text">all their minuteness. But above all they constitute themselves in a</text:p>
      <text:p text:style-name="Preformatted_20_Text">differently organised system or aggregate according to the social and</text:p>
      <text:p text:style-name="Preformatted_20_Text">educational stratum to which an individual belongs. Each group, engaged in</text:p>
      <text:p text:style-name="Preformatted_20_Text">a common task, it may be in the study of a part of nature, is ideally</text:p>
      <text:p text:style-name="Preformatted_20_Text">bound and obliged by a common language, and special standards of truth and</text:p>
      <text:p text:style-name="Preformatted_20_Text">reality for its own. Such a group of ideas is what Bacon would have called</text:p>
      <text:p text:style-name="Preformatted_20_Text">a scientific fetich or _idolum theatri_. A scientific _idolum_ is a</text:p>
      <text:p text:style-name="Preformatted_20_Text">traditional belief or dogma as to principles, values, and methods, which</text:p>
      <text:p text:style-name="Preformatted_20_Text">has so thoroughly pervaded the minds of those engaged in a branch of</text:p>
      <text:p text:style-name="Preformatted_20_Text">inquiry, that they no longer recognise its hypothetical character,â€”its</text:p>
      <text:p text:style-name="Preformatted_20_Text">relation of means to the main end of their function.</text:p>
      <text:p text:style-name="Preformatted_20_Text"/>
      <text:p text:style-name="Preformatted_20_Text">Such a collected and united theory of reality (it is what Hegel has</text:p>
      <text:p text:style-name="Preformatted_20_Text">designated the Idea) is what is understood by a natural metaphysic. It has</text:p>
      <text:p text:style-name="Preformatted_20_Text">nothing necessarily to do with a supersensible or a supernatural, if these</text:p>
      <text:p text:style-name="Preformatted_20_Text">words mean a ghostly, materialised, but super-finely-materialised nature,</text:p>
      <text:p text:style-name="Preformatted_20_Text"><text:soft-page-break/>above and beyond the present. But that there is a persistent tendency to</text:p>
      <text:p text:style-name="Preformatted_20_Text">conceive the unity and coherence, the theoretic idea of reality, in this</text:p>
      <text:p text:style-name="Preformatted_20_Text">pseudo-sensuous (i.e. super-sensuous) form, is of course a well-known</text:p>
      <text:p text:style-name="Preformatted_20_Text">fact. For the present, however, this aberrationâ€”this idol of the tribeâ€”may</text:p>
      <text:p text:style-name="Preformatted_20_Text">be left out of sight. By a metaphysic or fundamental philosophy, is, in</text:p>
      <text:p text:style-name="Preformatted_20_Text">the present instance, meant a system of first principlesâ€”a secular and</text:p>
      <text:p text:style-name="Preformatted_20_Text">cosmic creed: a belief in ends and values, a belief in truthâ€”again</text:p>
      <text:p text:style-name="Preformatted_20_Text">premising that the system in question is, for most, a rudely organised and</text:p>
      <text:p text:style-name="Preformatted_20_Text">almost inarticulate mass of belief and hope, conviction and impression. It</text:p>
      <text:p text:style-name="Preformatted_20_Text">is, in short, a _natural_ metaphysic: a metaphysic, that is, which has but</text:p>
      <text:p text:style-name="Preformatted_20_Text">an imperfect coherence, which imperfectly realises both its nature and its</text:p>
      <text:p text:style-name="Preformatted_20_Text">limits.</text:p>
      <text:p text:style-name="Preformatted_20_Text"/>
      <text:p text:style-name="Preformatted_20_Text">In certain parts, however, it is more and better than this crude</text:p>
      <text:p text:style-name="Preformatted_20_Text">background of belief. Each scienceâ€”or at least every group of sciencesâ€”has</text:p>
      <text:p text:style-name="Preformatted_20_Text">a more definite system or aggregate of first principles, axioms, and</text:p>
      <text:p text:style-name="Preformatted_20_Text">conceptions belonging to it. It has, that is,â€”and here in a much</text:p>
      <text:p text:style-name="Preformatted_20_Text">distincter wayâ€”its special standard of reality, its peculiar forms of</text:p>
      <text:p text:style-name="Preformatted_20_Text">conceiving things, its distinctions between the actual and the apparent,</text:p>
      <text:p text:style-name="Preformatted_20_Text">&amp;c. Here again it will probably be found that the scientific specialist is</text:p>
      <text:p text:style-name="Preformatted_20_Text">hardly conscious that these are principles and concepts: on the contrary,</text:p>
      <text:p text:style-name="Preformatted_20_Text">they will be supposed self-evident and ultimate facts, foundations of</text:p>
      <text:p text:style-name="Preformatted_20_Text">being. Instead of being treated as modes of conception, more or less</text:p>
      <text:p text:style-name="Preformatted_20_Text">justified by their use and their results, these categories will be</text:p>
      <text:p text:style-name="Preformatted_20_Text">regarded as fundamental facts, essential conditions of all reality. Like</text:p>
      <text:p text:style-name="Preformatted_20_Text">popular thought in its ingrained categories, the specialist cannot</text:p>
      <text:p text:style-name="Preformatted_20_Text">understand the possibility of any limitation to his radical ideas of</text:p>
      <text:p text:style-name="Preformatted_20_Text">reality. To him they are not hypotheses, but principles. The scientific</text:p>
      <text:p text:style-name="Preformatted_20_Text">specialist may be as convinced of the universal application of his</text:p>
      <text:p text:style-name="Preformatted_20_Text">peculiar categories, as the Chinese or the Eskimo that his standards are</text:p>
      <text:p text:style-name="Preformatted_20_Text">natural and final.</text:p>
      <text:p text:style-name="Preformatted_20_Text"/>
      <text:p text:style-name="Preformatted_20_Text">Under such metaphysical or extra-empirical presuppositions all</text:p>
      <text:p text:style-name="Preformatted_20_Text">investigation, whether it be crudely empirical or (in the physical sense)</text:p>
      <text:p text:style-name="Preformatted_20_Text">scientific, is carried on. And when so carried on, it is said to be</text:p>
      <text:p text:style-name="Preformatted_20_Text">prosecuted apart from any interference from metaphysic. Such a naÃ¯ve or</text:p>
      <text:p text:style-name="Preformatted_20_Text">natural metaphysic, not raised to explicit consciousness, not followed as</text:p>
      <text:p text:style-name="Preformatted_20_Text">an imposed rule, but governing with the strength of an immanent faith,</text:p>
      <text:p text:style-name="Preformatted_20_Text">does not count for those who live under it as a metaphysic at all. M.</text:p>
      <text:p text:style-name="Preformatted_20_Text">Jourdain was amazed suddenly to learn he had been speaking prose for forty</text:p>
      <text:p text:style-name="Preformatted_20_Text">years without knowing it. But in the present case there is something worse</text:p>
      <text:p text:style-name="Preformatted_20_Text">than amazement sure to be excited by the news. For the critic who thus</text:p>
      <text:p text:style-name="Preformatted_20_Text">reveals the secrets of the scientistâ€™s heart is pretty sure to go on to</text:p>
      <text:p text:style-name="Preformatted_20_Text">say that a good deal of this naÃ¯ve unconscious metaphysic is incoherent,</text:p>
      <text:p text:style-name="Preformatted_20_Text">contradictory, even bad: that it requires correction, revision, and</text:p>
      <text:p text:style-name="Preformatted_20_Text">readjustment, and has by criticism to be made one and harmonious. That</text:p>
      <text:p text:style-name="Preformatted_20_Text">readjustment or criticism which shall eliminate contradiction and produce</text:p>
      <text:p text:style-name="Preformatted_20_Text">unity, is the aim of the _science_ of metaphysicâ€”the science of the</text:p>
      <text:p text:style-name="Preformatted_20_Text">meta-physical element in physical knowledge: what Hegel has chosen to call</text:p>
      <text:p text:style-name="Preformatted_20_Text">the Science of Logic (in the wide sense of the term). This higher Logic,</text:p>
      <text:p text:style-name="Preformatted_20_Text">this _science_ of metaphysic, is the process to revise and harmonise in</text:p>
      <text:p text:style-name="Preformatted_20_Text">systematic completeness the imperfect or misleading and partial estimates</text:p>
      <text:p text:style-name="Preformatted_20_Text">of reality which are to be found in popular and scientific thought.</text:p>
      <text:p text:style-name="Preformatted_20_Text"/>
      <text:p text:style-name="Preformatted_20_Text">In the case of the run of physical sciences this revision is less</text:p>
      <text:p text:style-name="Preformatted_20_Text">necessary; and for no very recondite reason. Every science by its very</text:p>
      <text:p text:style-name="Preformatted_20_Text">nature deals with a special, a limited topic. It is confined to a part or</text:p>
      <text:p text:style-name="Preformatted_20_Text">aspect of reality. Its propositions are not complete truths; they apply to</text:p>
      <text:p text:style-name="Preformatted_20_Text">an artificial world, to a part expressly cut off from the concrete</text:p>
      <text:p text:style-name="Preformatted_20_Text"><text:soft-page-break/>reality. Its principles are generally cut according to their</text:p>
      <text:p text:style-name="Preformatted_20_Text">cloth,â€”according to the range in which they apply. The only danger that</text:p>
      <text:p text:style-name="Preformatted_20_Text">can well arise is if these categories are transplanted without due</text:p>
      <text:p text:style-name="Preformatted_20_Text">reservations, and made of universal application, i.e. if the scientist</text:p>
      <text:p text:style-name="Preformatted_20_Text">elects on his speciality to pronounce _de omnibus rebus_. But in the case</text:p>
      <text:p text:style-name="Preformatted_20_Text">of psychology and ethics the harmlessness of natural metaphysics will be</text:p>
      <text:p text:style-name="Preformatted_20_Text">less certain. Here a general human or universal interest is almost an</text:p>
      <text:p text:style-name="Preformatted_20_Text">inevitable coefficient: especially if they really rise to the full sweep</text:p>
      <text:p text:style-name="Preformatted_20_Text">of the subject. For as such they both seem to deal not with a part of</text:p>
      <text:p text:style-name="Preformatted_20_Text">reality, but with the very centre and purpose of all reality. In them we</text:p>
      <text:p text:style-name="Preformatted_20_Text">are not dealing with topics of secondary interest, but with the very heart</text:p>
      <text:p text:style-name="Preformatted_20_Text">of the human problem. Here the questions of reality and ideals, of unity</text:p>
      <text:p text:style-name="Preformatted_20_Text">and diversity, and of the evaluation of existence, come distinctly to the</text:p>
      <text:p text:style-name="Preformatted_20_Text">fore. If psychology is to answer the question, What am I? and ethics the</text:p>
      <text:p text:style-name="Preformatted_20_Text">question, What ought I to do? they can hardly work without some formulated</text:p>
      <text:p text:style-name="Preformatted_20_Text">creed of metaphysical character, without some preliminary criticisms of</text:p>
      <text:p text:style-name="Preformatted_20_Text">current first principles.</text:p>
      <text:p text:style-name="Preformatted_20_Text"/>
      <text:p text:style-name="Preformatted_20_Text"/>
      <text:p text:style-name="Preformatted_20_Text"/>
      <text:p text:style-name="Preformatted_20_Text">(ii.) Herbart.</text:p>
      <text:p text:style-name="Preformatted_20_Text"/>
      <text:p text:style-name="Preformatted_20_Text"/>
      <text:p text:style-name="Preformatted_20_Text">The German thinker, who has given perhaps the most fruitful stimulus to</text:p>
      <text:p text:style-name="Preformatted_20_Text">the scientific study of psychology in modern timesâ€”Johann Friedrich</text:p>
      <text:p text:style-name="Preformatted_20_Text">Herbartâ€”is after all essentially a philosopher, and not a mere scientist,</text:p>
      <text:p text:style-name="Preformatted_20_Text">even in his psychology. His psychological inquiry, that is, stands in</text:p>
      <text:p text:style-name="Preformatted_20_Text">intimate connexion with the last questions of all intelligence, with</text:p>
      <text:p text:style-name="Preformatted_20_Text">metaphysics and ethics. The business of philosophy, says Herbart, is to</text:p>
      <text:p text:style-name="Preformatted_20_Text">touch up and finish off conceptions (_Bearbeitung der Begriffe_)(22). It</text:p>
      <text:p text:style-name="Preformatted_20_Text">finds, as it supervenes upon the unphilosophical world, that mere and pure</text:p>
      <text:p text:style-name="Preformatted_20_Text">facts (if there ever are or were such purisms) have been enveloped in a</text:p>
      <text:p text:style-name="Preformatted_20_Text">cloud of theory, have been construed into some form of unity, but have</text:p>
      <text:p text:style-name="Preformatted_20_Text">been imperfectly, inadequately construed: and that the existing concepts</text:p>
      <text:p text:style-name="Preformatted_20_Text">in current use need to be corrected, supplemented and readjusted. It has,</text:p>
      <text:p text:style-name="Preformatted_20_Text">accordingly, for its work to â€œreconcile experience with itself(23),â€ and</text:p>
      <text:p text:style-name="Preformatted_20_Text">to elicit â€œthe hidden pre-suppositions without which the fact of</text:p>
      <text:p text:style-name="Preformatted_20_Text">experience is unthinkable.â€ Psychology, then, as a branch of this</text:p>
      <text:p text:style-name="Preformatted_20_Text">philosophic enterprise, has to readjust the facts discovered in inner</text:p>
      <text:p text:style-name="Preformatted_20_Text">experience. For mere uncritical experience or merely empirical knowledge</text:p>
      <text:p text:style-name="Preformatted_20_Text">only offers _problems_; it suggests gaps, which indeed further reflection</text:p>
      <text:p text:style-name="Preformatted_20_Text">serves at first only to deepen into contradictions. Such a psychology is</text:p>
      <text:p text:style-name="Preformatted_20_Text">â€œspeculativeâ€: i.e. it is not content to accept the mere given, but goes</text:p>
      <text:p text:style-name="Preformatted_20_Text">forward and backward to find something that will make the fact</text:p>
      <text:p text:style-name="Preformatted_20_Text">intelligible. It employs totally different methods from the</text:p>
      <text:p text:style-name="Preformatted_20_Text">â€œclassification, induction, analogyâ€ familiar to the logic of the</text:p>
      <text:p text:style-name="Preformatted_20_Text">empirical sciences. Its â€œprinciples,â€ therefore, are not given facts: but</text:p>
      <text:p text:style-name="Preformatted_20_Text">facts which have been manipulated and adjusted so as to lose their</text:p>
      <text:p text:style-name="Preformatted_20_Text">self-contradictory quality: they are facts â€œreduced,â€ by introducing the</text:p>
      <text:p text:style-name="Preformatted_20_Text">omitted relationships which they postulate if they are to be true and</text:p>
      <text:p text:style-name="Preformatted_20_Text">self-consistent(24). While it is far from rejecting or ignoring</text:p>
      <text:p text:style-name="Preformatted_20_Text">experience, therefore, psychology cannot strictly be said to build upon it</text:p>
      <text:p text:style-name="Preformatted_20_Text">alone. It uses experimental fact as an unfinished datum,â€”or it sees in</text:p>
      <text:p text:style-name="Preformatted_20_Text">experience a torso which betrays its imperfection, and suggests</text:p>
      <text:p text:style-name="Preformatted_20_Text">completing.</text:p>
      <text:p text:style-name="Preformatted_20_Text"/>
      <text:p text:style-name="Preformatted_20_Text">The starting-point, it may be said, of Herbartâ€™s psychology is a question</text:p>
      <text:p text:style-name="Preformatted_20_Text">which to the ordinary psychologist (and to the so-called scientific</text:p>
      <text:p text:style-name="Preformatted_20_Text">psychologist) has a secondary, if it have any interest. It was, he says,</text:p>
      <text:p text:style-name="Preformatted_20_Text"><text:soft-page-break/>the problem of Personality, the problem of the Self or Ego, which first</text:p>
      <text:p text:style-name="Preformatted_20_Text">led to his characteristic conception of psychological method. â€œMy first</text:p>
      <text:p text:style-name="Preformatted_20_Text">discovery,â€ he tells us(25), â€œwas that the Self was neither primitive nor</text:p>
      <text:p text:style-name="Preformatted_20_Text">independent, but must be the most dependent and most conditioned thing one</text:p>
      <text:p text:style-name="Preformatted_20_Text">can imagine. The second was that the elementary ideas of an intelligent</text:p>
      <text:p text:style-name="Preformatted_20_Text">being, if they were ever to reach the pitch of self-consciousness, must be</text:p>
      <text:p text:style-name="Preformatted_20_Text">either all, or at least in part, opposed to each other, and that they must</text:p>
      <text:p text:style-name="Preformatted_20_Text">check or block one another in consequence of this opposition. Though held</text:p>
      <text:p text:style-name="Preformatted_20_Text">in check, however, these ideas were not to be supposed lost: they subsist</text:p>
      <text:p text:style-name="Preformatted_20_Text">as endeavours or tendencies to return into the position of actual idea, as</text:p>
      <text:p text:style-name="Preformatted_20_Text">soon as the check became, for any reason, either in whole or in part</text:p>
      <text:p text:style-name="Preformatted_20_Text">inoperative. This check could and must be calculated, and thus it was</text:p>
      <text:p text:style-name="Preformatted_20_Text">clear that psychology required a mathematical as well as a metaphysical</text:p>
      <text:p text:style-name="Preformatted_20_Text">foundation.â€</text:p>
      <text:p text:style-name="Preformatted_20_Text"/>
      <text:p text:style-name="Preformatted_20_Text">The place of the conception of the Ego in Kantâ€™s and Fichteâ€™s theory of</text:p>
      <text:p text:style-name="Preformatted_20_Text">knowledge is well known. Equally well known is Kantâ€™s treatment of the</text:p>
      <text:p text:style-name="Preformatted_20_Text">soul-reality or soul-substance in his examination of Rational Psychology.</text:p>
      <text:p text:style-name="Preformatted_20_Text">Whereas the (logical) unity of consciousness, or â€œsynthetic unity of</text:p>
      <text:p text:style-name="Preformatted_20_Text">apperception,â€ is assumed as a fundamental starting-point in explanation</text:p>
      <text:p text:style-name="Preformatted_20_Text">of our objective judgments, or of our knowledge of objective existence,</text:p>
      <text:p text:style-name="Preformatted_20_Text">its real (as opposed to its formal) foundation in a â€œsubstantialâ€ soul is</text:p>
      <text:p text:style-name="Preformatted_20_Text">set aside as an illegitimate interpretation of, or inference from, the</text:p>
      <text:p text:style-name="Preformatted_20_Text">facts of inner experience. The belief in the separate unity and</text:p>
      <text:p text:style-name="Preformatted_20_Text">persistence of the soul, said Kant, is not a scientifically-warranted</text:p>
      <text:p text:style-name="Preformatted_20_Text">conclusion. Its true place is as an ineffaceable postulate of the faith</text:p>
      <text:p text:style-name="Preformatted_20_Text">which inspires human life and action. Herbart did not rest content with</text:p>
      <text:p text:style-name="Preformatted_20_Text">either of theseâ€”as he believedâ€”dogmatic assumptions of his master. He did</text:p>
      <text:p text:style-name="Preformatted_20_Text">not fall in cheerfully with the idealism which seemed ready to dispense</text:p>
      <text:p text:style-name="Preformatted_20_Text">with a soul, or which justified its acceptance of empirical reality by</text:p>
      <text:p text:style-name="Preformatted_20_Text">referring to the fundamental unity of the function of judgment. With a</text:p>
      <text:p text:style-name="Preformatted_20_Text">strong bent towards fully-differentiated and individualised experience</text:p>
      <text:p text:style-name="Preformatted_20_Text">Herbart conjoined a conviction of the need of logical analysis to prevent</text:p>
      <text:p text:style-name="Preformatted_20_Text">us being carried away by the first-come and inadequate generalities. The</text:p>
      <text:p text:style-name="Preformatted_20_Text">Ego which, in its extremest abstraction, he found defined as the unity of</text:p>
      <text:p text:style-name="Preformatted_20_Text">subject and object, did not seem to him to offer the proper guarantees of</text:p>
      <text:p text:style-name="Preformatted_20_Text">reality: it was itself a problem, full of contradictions, waiting for</text:p>
      <text:p text:style-name="Preformatted_20_Text">solution. On the other hand, the real Ego, or self of concrete experience,</text:p>
      <text:p text:style-name="Preformatted_20_Text">is very much more than this logical abstract, and differs widely from</text:p>
      <text:p text:style-name="Preformatted_20_Text">individual to individual, and apparently from time to time even in the</text:p>
      <text:p text:style-name="Preformatted_20_Text">same individual. Our self, of which we talk so fluently, as one and the</text:p>
      <text:p text:style-name="Preformatted_20_Text">self-sameâ€”how far does it really possess the continuity and identity with</text:p>
      <text:p text:style-name="Preformatted_20_Text">which we credit it? Does it not rather seem to be an ideal which we</text:p>
      <text:p text:style-name="Preformatted_20_Text">gradually form and set before ourselves as the standard for measuring our</text:p>
      <text:p text:style-name="Preformatted_20_Text">attainments of the moment,â€”the perfect fulfilment of that oneness of being</text:p>
      <text:p text:style-name="Preformatted_20_Text">and purpose and knowledge which we never reach? Sometimes even it seems no</text:p>
      <text:p text:style-name="Preformatted_20_Text">better than a name which we move along the varying phenomena of our inner</text:p>
      <text:p text:style-name="Preformatted_20_Text">life, at one time identifying it with the power which has gained the</text:p>
      <text:p text:style-name="Preformatted_20_Text">victory in a moral struggle, at another with that which has been</text:p>
      <text:p text:style-name="Preformatted_20_Text">defeated(26), according as the attitude of the moment makes us throw now</text:p>
      <text:p text:style-name="Preformatted_20_Text">one, now another, aspect of mental activity in the foreground.</text:p>
      <text:p text:style-name="Preformatted_20_Text"/>
      <text:p text:style-name="Preformatted_20_Text">The otherâ€”or logical Egoâ€”the mere identity of subject and object,â€”when</text:p>
      <text:p text:style-name="Preformatted_20_Text">taken in its utter abstractness and simplicity, shrivels up to something</text:p>
      <text:p text:style-name="Preformatted_20_Text">very small indeedâ€”to a something which is little better than nothing. The</text:p>
      <text:p text:style-name="Preformatted_20_Text">mere _I_ which is not contra-distinguished by a _Thou_ and a _He_â€”which is</text:p>
      <text:p text:style-name="Preformatted_20_Text">without all definiteness of predication (the I=I of Fichte and</text:p>
      <text:p text:style-name="Preformatted_20_Text">Schelling)â€”is only as it were a point of being cut off from all its</text:p>
      <text:p text:style-name="Preformatted_20_Text">connexions in reality, and treated as if it were or could be entirely</text:p>
      <text:p text:style-name="Preformatted_20_Text"><text:soft-page-break/>independent. It is an identity in which subject and object have not yet</text:p>
      <text:p text:style-name="Preformatted_20_Text">appeared: it is not a real I, though we may still retain the name. It</text:p>
      <text:p text:style-name="Preformatted_20_Text">isâ€”as Hegelâ€™s _Logic_ will tell usâ€”exactly definable as Being, which is as</text:p>
      <text:p text:style-name="Preformatted_20_Text">yet Nothing: the impossible edge of abstraction on which we tryâ€”and in</text:p>
      <text:p text:style-name="Preformatted_20_Text">vainâ€”to steady ourselves at the initial point of thought. And to reach or</text:p>
      <text:p text:style-name="Preformatted_20_Text">stand at that intangible, ungraspable point, which slips away as we</text:p>
      <text:p text:style-name="Preformatted_20_Text">approach, and transmutes itself as we hold it, is not the natural</text:p>
      <text:p text:style-name="Preformatted_20_Text">beginning, but the result of introspection and reflection on the concrete</text:p>
      <text:p text:style-name="Preformatted_20_Text">self. But with this aspect of the question we are not now concerned.</text:p>
      <text:p text:style-name="Preformatted_20_Text"/>
      <text:p text:style-name="Preformatted_20_Text">That the unity of the Self as an intelligent and moral being, that the Ego</text:p>
      <text:p text:style-name="Preformatted_20_Text">of self-consciousness was an ideal and a product of development, was what</text:p>
      <text:p text:style-name="Preformatted_20_Text">Herbart soon became convinced of. The unity of Self is even as given in</text:p>
      <text:p text:style-name="Preformatted_20_Text">mature experience an imperfect fact. It is a fact, that is, which does not</text:p>
      <text:p text:style-name="Preformatted_20_Text">come up to what it promised, and which requires to be supplemented, or</text:p>
      <text:p text:style-name="Preformatted_20_Text">philosophically justified. Here and everywhere the custom of life carries</text:p>
      <text:p text:style-name="Preformatted_20_Text">us over gaps which yawn deep to the eye of philosophic reflection: even</text:p>
      <text:p text:style-name="Preformatted_20_Text">though accident and illness force them not unfrequently even upon the</text:p>
      <text:p text:style-name="Preformatted_20_Text">blindest. To trace the process of unification towards this unityâ€”to trace,</text:p>
      <text:p text:style-name="Preformatted_20_Text">if you like, even the formation of the concept of such unity, as a</text:p>
      <text:p text:style-name="Preformatted_20_Text">governing and guiding principle in life and conduct, comes to be the</text:p>
      <text:p text:style-name="Preformatted_20_Text">problem of the psychologist, in the largest sense of that problem. From</text:p>
      <text:p text:style-name="Preformatted_20_Text">Soul (_Seele_) to Mind or Spirit (_Geist_) is for Herbart, as for Hegel,</text:p>
      <text:p text:style-name="Preformatted_20_Text">the course of psychology(27). The growth and development of mind, the</text:p>
      <text:p text:style-name="Preformatted_20_Text">formation of a self, the realisation of a personality, is for both the</text:p>
      <text:p text:style-name="Preformatted_20_Text">theme which psychology has to expound. And Herbart, not less than Hegel,</text:p>
      <text:p text:style-name="Preformatted_20_Text">had to bear the censure that such a conception of mental reality as a</text:p>
      <text:p text:style-name="Preformatted_20_Text">growth would destroy personality(28).</text:p>
      <text:p text:style-name="Preformatted_20_Text"/>
      <text:p text:style-name="Preformatted_20_Text">But with so much common in the general plan, the two thinkers differ</text:p>
      <text:p text:style-name="Preformatted_20_Text">profoundly in their special mode of carrying out the task. Or, rather,</text:p>
      <text:p text:style-name="Preformatted_20_Text">they turn their strength on different departments of the whole. Herbartâ€™s</text:p>
      <text:p text:style-name="Preformatted_20_Text">great practical interest had been the theory of education: â€œpaedagogicâ€ is</text:p>
      <text:p text:style-name="Preformatted_20_Text">the subject of his first important writings. The inner history of</text:p>
      <text:p text:style-name="Preformatted_20_Text">ideasâ€”the processes which are based on the interaction of elements in the</text:p>
      <text:p text:style-name="Preformatted_20_Text">individual soulâ€”are what he specially traces. Hegelâ€™s interests, on the</text:p>
      <text:p text:style-name="Preformatted_20_Text">contrary, are more towards the greater process, the unities of historical</text:p>
      <text:p text:style-name="Preformatted_20_Text">life, and the correlations of the powers of art, religion, and philosophy</text:p>
      <text:p text:style-name="Preformatted_20_Text">that work therein. He turns to the macrocosm, almost as naturally as</text:p>
      <text:p text:style-name="Preformatted_20_Text">Herbart does to the microcosm. Thus, even in Ethics, while Herbart gives a</text:p>
      <text:p text:style-name="Preformatted_20_Text">delicate analysis of the distinct aspects or elements in the Ethical</text:p>
      <text:p text:style-name="Preformatted_20_Text">idea,â€”the diverse headings under which the disinterested spectator within</text:p>
      <text:p text:style-name="Preformatted_20_Text">the breast measures with purely aesthetic eye his approach to unity and</text:p>
      <text:p text:style-name="Preformatted_20_Text">strength of purpose, Hegel seems to hurry away from the field of moral</text:p>
      <text:p text:style-name="Preformatted_20_Text">sense or conscience to throw himself on the social and political</text:p>
      <text:p text:style-name="Preformatted_20_Text">organisation of the moral life. The General Paedagogic of Herbart has its</text:p>
      <text:p text:style-name="Preformatted_20_Text">pendant in Hegelâ€™s Philosophy of Law and of History.</text:p>
      <text:p text:style-name="Preformatted_20_Text"/>
      <text:p text:style-name="Preformatted_20_Text">At an early period Herbart had become impressed with the necessity of</text:p>
      <text:p text:style-name="Preformatted_20_Text">applying mathematics to psychology(29). To the usual objection, that</text:p>
      <text:p text:style-name="Preformatted_20_Text">psychical facts do not admit of measurement, he had a ready reply. We can</text:p>
      <text:p text:style-name="Preformatted_20_Text">calculate even on hypothetical assumptions: indeed, could we measure, we</text:p>
      <text:p text:style-name="Preformatted_20_Text">should scarcely take the trouble to calculate(30). To calculate (i.e. to</text:p>
      <text:p text:style-name="Preformatted_20_Text">deduce mathematically) is to perform a general experiment, and to perform</text:p>
      <text:p text:style-name="Preformatted_20_Text">it in the medium where there is least likelihood of error or disturbance.</text:p>
      <text:p text:style-name="Preformatted_20_Text">There may be anomalies enough apparent in the mental life: there may be</text:p>
      <text:p text:style-name="Preformatted_20_Text">the great anomalies of Genius and of Freedom of Will; but the Newton and</text:p>
      <text:p text:style-name="Preformatted_20_Text">the Kepler of psychology will show by calculation on assumed conditions of</text:p>
      <text:p text:style-name="Preformatted_20_Text">psychic nature that these aberrations can be explained by mechanical laws.</text:p>
      <text:p text:style-name="Preformatted_20_Text"><text:soft-page-break/>â€œThe human Soul is no puppet-theatre: our wishes and resolutions are no</text:p>
      <text:p text:style-name="Preformatted_20_Text">marionettes: no juggler stands behind; but our true and proper life lies</text:p>
      <text:p text:style-name="Preformatted_20_Text">in our volition, and this life has its rule not outside, but in itself: it</text:p>
      <text:p text:style-name="Preformatted_20_Text">has its own purely mental rule, by no means borrowed from the material</text:p>
      <text:p text:style-name="Preformatted_20_Text">world. But this rule is in it sure and fixed; and on account of this its</text:p>
      <text:p text:style-name="Preformatted_20_Text">fixed quality it has more similarity to (what is otherwise heterogeneous)</text:p>
      <text:p text:style-name="Preformatted_20_Text">the laws of impact and pressure than to the marvels of an alleged</text:p>
      <text:p text:style-name="Preformatted_20_Text">inexplicable freedom(31).â€</text:p>
      <text:p text:style-name="Preformatted_20_Text"/>
      <text:p text:style-name="Preformatted_20_Text">Psychology then deals with a real, which exhibits phenomena analogous in</text:p>
      <text:p text:style-name="Preformatted_20_Text">several respects to those discussed by statics and mechanics. Its</text:p>
      <text:p text:style-name="Preformatted_20_Text">foundation is a statics and mechanics of the Soul,â€”as this real is called.</text:p>
      <text:p text:style-name="Preformatted_20_Text">We begin by presupposing as the ultimate reality, underlying the</text:p>
      <text:p text:style-name="Preformatted_20_Text">factitious and generally imperfect unity of self-consciousness and mind,</text:p>
      <text:p text:style-name="Preformatted_20_Text">an essential and primary unityâ€”the unity of an absolutely simple or</text:p>
      <text:p text:style-name="Preformatted_20_Text">individual point of beingâ€”a real point which amongst other points asserts</text:p>
      <text:p text:style-name="Preformatted_20_Text">itself, maintains itself. It has a character of its own, but that</text:p>
      <text:p text:style-name="Preformatted_20_Text">character it only shows in and through a development conditioned by</text:p>
      <text:p text:style-name="Preformatted_20_Text">external influences. The specific nature of the soul-reality is to be</text:p>
      <text:p text:style-name="Preformatted_20_Text">representative, to produce, or manifest itself in, ideas</text:p>
      <text:p text:style-name="Preformatted_20_Text">(_Vorstellungen_). But the character only emerges into actuality in the</text:p>
      <text:p text:style-name="Preformatted_20_Text">conflict of the soul-atom with other ultimate realities in the</text:p>
      <text:p text:style-name="Preformatted_20_Text">congregation of things. A soul _per se_ or isolated is not possessed of</text:p>
      <text:p text:style-name="Preformatted_20_Text">ideas. It is merely blank, undeveloped, formal unity, of which nothing can</text:p>
      <text:p text:style-name="Preformatted_20_Text">be said. But like other realities it defines and characterises itself by</text:p>
      <text:p text:style-name="Preformatted_20_Text">antithesis, by resistance: it shows what it is by its behaviour in the</text:p>
      <text:p text:style-name="Preformatted_20_Text">struggle for existence. It acts in self-defence: and its peculiar style or</text:p>
      <text:p text:style-name="Preformatted_20_Text">weapon of self-defence is an idea or representation. The way the Soul</text:p>
      <text:p text:style-name="Preformatted_20_Text">maintains itself is by turning the assailant into an idea(32): and each</text:p>
      <text:p text:style-name="Preformatted_20_Text">idea is therefore a _Selbsterhaltung_ of the Soul. The Soul is thus</text:p>
      <text:p text:style-name="Preformatted_20_Text">enrichedâ€”to appearance or incidentally: and the assailant is annexed. In</text:p>
      <text:p text:style-name="Preformatted_20_Text">this way the one Soul may develop or evolve or express an innumerable</text:p>
      <text:p text:style-name="Preformatted_20_Text">variety of ideas: for in response to whatever it meets, the living and</text:p>
      <text:p text:style-name="Preformatted_20_Text">active Soul ideates, or gives rise to a representation. Thus, while the</text:p>
      <text:p text:style-name="Preformatted_20_Text">soul is one, its ideas or representations are many. Taken separately, they</text:p>
      <text:p text:style-name="Preformatted_20_Text">each express the psychic self-conservation. But brought in relation with</text:p>
      <text:p text:style-name="Preformatted_20_Text">each other, as so many acts or self-affirmations of the one soul, they</text:p>
      <text:p text:style-name="Preformatted_20_Text">behave as forces, and tend to thwart or check each other. It is as forces,</text:p>
      <text:p text:style-name="Preformatted_20_Text">as reciprocally arresting or fostering each other, that ideas are objects</text:p>
      <text:p text:style-name="Preformatted_20_Text">of science. When a representation is thus held in check, it is reduced to</text:p>
      <text:p text:style-name="Preformatted_20_Text">a mere endeavour or active tendency to represent. Thus there arises a</text:p>
      <text:p text:style-name="Preformatted_20_Text">distinction between representations proper, and those imperfect states or</text:p>
      <text:p text:style-name="Preformatted_20_Text">acts which are partly or wholly held in abeyance. But the latent phase of</text:p>
      <text:p text:style-name="Preformatted_20_Text">an idea is as essential to a thorough understanding of it as what appears.</text:p>
      <text:p text:style-name="Preformatted_20_Text">It is the great blunder of empirical psychology to ignore what is sunk</text:p>
      <text:p text:style-name="Preformatted_20_Text">below the surface of consciousness. And to Herbart consciousness is not</text:p>
      <text:p text:style-name="Preformatted_20_Text">the condition but rather the product of ideas, which are primarily forces.</text:p>
      <text:p text:style-name="Preformatted_20_Text"/>
      <text:p text:style-name="Preformatted_20_Text">But representations are not merely in opposition,â€”impinging and resisting.</text:p>
      <text:p text:style-name="Preformatted_20_Text">The same reason which makes them resist, viz. that they are or would fain</text:p>
      <text:p text:style-name="Preformatted_20_Text">be acts of the one soul, but are more or less incompatible, leads them in</text:p>
      <text:p text:style-name="Preformatted_20_Text">other circumstances to form combinations with each other. These</text:p>
      <text:p text:style-name="Preformatted_20_Text">combinations are of two sorts. They are, first, complications, or</text:p>
      <text:p text:style-name="Preformatted_20_Text">â€œcomplexionsâ€: a number of ideas combine by quasi-addition and</text:p>
      <text:p text:style-name="Preformatted_20_Text">juxtaposition to form a total. Second, there is fusion: ideas presenting</text:p>
      <text:p text:style-name="Preformatted_20_Text">certain degrees of contrast enter into a union where the parts are no</text:p>
      <text:p text:style-name="Preformatted_20_Text">longer separately perceptible. It is easy to see how the problems of</text:p>
      <text:p text:style-name="Preformatted_20_Text">psychology now assume the form of a statics and mechanics of the mind.</text:p>
      <text:p text:style-name="Preformatted_20_Text">Quantitative data are to be sought in the strength of each separate single</text:p>
      <text:p text:style-name="Preformatted_20_Text"><text:soft-page-break/>idea, and the degree in which two or more ideas block each other: in the</text:p>
      <text:p text:style-name="Preformatted_20_Text">degree of combination between ideas, and the number of ideas in a</text:p>
      <text:p text:style-name="Preformatted_20_Text">combination: and in the terms of relation between the members of a series</text:p>
      <text:p text:style-name="Preformatted_20_Text">of ideas. A statical theory has to show the conditions required for what</text:p>
      <text:p text:style-name="Preformatted_20_Text">we may call the ideal state of equilibrium of the â€œidea-forcesâ€: to</text:p>
      <text:p text:style-name="Preformatted_20_Text">determine, that is, the ultimate degree of obscuration suffered by any two</text:p>
      <text:p text:style-name="Preformatted_20_Text">ideas of different strength, and the conditions of their permanent</text:p>
      <text:p text:style-name="Preformatted_20_Text">combination or fusion. A mechanics of the mind will, on the contrary, deal</text:p>
      <text:p text:style-name="Preformatted_20_Text">with the rate at which these processes are brought about, the velocity</text:p>
      <text:p text:style-name="Preformatted_20_Text">with which in the movement of mind ideas are obscured or reawakened, &amp;c.</text:p>
      <text:p text:style-name="Preformatted_20_Text"/>
      <text:p text:style-name="Preformatted_20_Text">It is fortunately unnecessary, here, to go further into details. What</text:p>
      <text:p text:style-name="Preformatted_20_Text">Herbart proposes is not a method for the mathematical measurement of</text:p>
      <text:p text:style-name="Preformatted_20_Text">psychic facts: it is a theory of mechanics and statics specially adapted</text:p>
      <text:p text:style-name="Preformatted_20_Text">to the peculiarities of psychical phenomena, where the forces are given</text:p>
      <text:p text:style-name="Preformatted_20_Text">with no sine or cosine, where instead of gravitation we have the constant</text:p>
      <text:p text:style-name="Preformatted_20_Text">effort (as it were elasticity) of each idea to revert to its unchecked</text:p>
      <text:p text:style-name="Preformatted_20_Text">state. He claimsâ€”in shortâ€”practically to be a Kepler and Newton of the</text:p>
      <text:p text:style-name="Preformatted_20_Text">mind, and in so doing to justify the vague professions of more than one</text:p>
      <text:p text:style-name="Preformatted_20_Text">writer on mindâ€”above all, perhaps of David Hume, who goes beyond mere</text:p>
      <text:p text:style-name="Preformatted_20_Text">professionsâ€”to make mental science follow the example of physics. And a</text:p>
      <text:p text:style-name="Preformatted_20_Text">main argument in favour of his enterprise is the declaration of Kant that</text:p>
      <text:p text:style-name="Preformatted_20_Text">no body of knowledge can claim to be a science except in such proportion</text:p>
      <text:p text:style-name="Preformatted_20_Text">as it is mathematical. And the peculiarity of this enterprise is that</text:p>
      <text:p text:style-name="Preformatted_20_Text">self-consciousness, the Ego, is not allowed to interfere with the free</text:p>
      <text:p text:style-name="Preformatted_20_Text">play of psychic forces. The Ego isâ€”psychologicallyâ€”the result, the</text:p>
      <text:p text:style-name="Preformatted_20_Text">product, and the varying product of that play. The play of forces is no</text:p>
      <text:p text:style-name="Preformatted_20_Text">doubt a unity: but its unity lies not in the synthesis of consciousness,</text:p>
      <text:p text:style-name="Preformatted_20_Text">but in the essential unity of Soul. And Soul is in its essence neither</text:p>
      <text:p text:style-name="Preformatted_20_Text">consciousness, nor self-consciousness, nor mind: but something on the</text:p>
      <text:p text:style-name="Preformatted_20_Text">basis of whose unity these are built up and developed(33). The mere</text:p>
      <text:p text:style-name="Preformatted_20_Text">â€œrepresentationâ€ does not include the further supervenience of</text:p>
      <text:p text:style-name="Preformatted_20_Text">consciousness: it represents, but it is not as yet necessary that we</text:p>
      <text:p text:style-name="Preformatted_20_Text">should also be conscious that there is representation. It is, in the</text:p>
      <text:p text:style-name="Preformatted_20_Text">phrase of Leibniz, perception: but not apperception. It is mere</text:p>
      <text:p text:style-name="Preformatted_20_Text">straight-out, not as yet reflected, representation. Gradually there</text:p>
      <text:p text:style-name="Preformatted_20_Text">emerges through the operation of mechanical psychics a nucleus, a floating</text:p>
      <text:p text:style-name="Preformatted_20_Text">unity, a fixed or definite central aggregate.</text:p>
      <text:p text:style-name="Preformatted_20_Text"/>
      <text:p text:style-name="Preformatted_20_Text">The suggestion of mathematical method has been taken up by subsequent</text:p>
      <text:p text:style-name="Preformatted_20_Text">inquirers (as it was pursued even before Herbartâ€™s time), but not in the</text:p>
      <text:p text:style-name="Preformatted_20_Text">sense he meant. Experimentation has now taken a prominent place in</text:p>
      <text:p text:style-name="Preformatted_20_Text">psychology. But in proportion as it has done so, psychology has lost its</text:p>
      <text:p text:style-name="Preformatted_20_Text">native character, and thrown itself into the arms of physiology. What</text:p>
      <text:p text:style-name="Preformatted_20_Text">Herbart calculated were actions and reactions of idea-forces: what the</text:p>
      <text:p text:style-name="Preformatted_20_Text">modern experimental school proposes to measure are to a large extent the</text:p>
      <text:p text:style-name="Preformatted_20_Text">velocities of certain physiological processes, the numerical specification</text:p>
      <text:p text:style-name="Preformatted_20_Text">of certain facts. Such ascertainments are unquestionably useful; as</text:p>
      <text:p text:style-name="Preformatted_20_Text">numerical precision is in other departments. But, taken in themselves,</text:p>
      <text:p text:style-name="Preformatted_20_Text">they do not carry us one bit further on the way to science. As</text:p>
      <text:p text:style-name="Preformatted_20_Text">experiments, further,â€”to note a point discussed elsewhere(34)â€”their value</text:p>
      <text:p text:style-name="Preformatted_20_Text">depends on the point of view, on the theory which has led to them, on the</text:p>
      <text:p text:style-name="Preformatted_20_Text">value of the general scheme for which they are intended to provide a</text:p>
      <text:p text:style-name="Preformatted_20_Text">special new determination. In many cases they serve to give a vivid</text:p>
      <text:p text:style-name="Preformatted_20_Text">reality to what was veiled under a general phrase. The truth looks so much</text:p>
      <text:p text:style-name="Preformatted_20_Text">more real when it is put in figures: as the size of a huge tree when set</text:p>
      <text:p text:style-name="Preformatted_20_Text">against a rock; or as when Milton bodies out his fallen angel by setting</text:p>
      <text:p text:style-name="Preformatted_20_Text">forth the ratio between his spear and the tallest Norway pine. But until</text:p>
      <text:p text:style-name="Preformatted_20_Text">the general relationship between soul and body is more clearly formulated,</text:p>
      <text:p text:style-name="Preformatted_20_Text"><text:soft-page-break/>such statistics will have but a value of curiosity.</text:p>
      <text:p text:style-name="Preformatted_20_Text"/>
      <text:p text:style-name="Preformatted_20_Text"/>
      <text:p text:style-name="Preformatted_20_Text"/>
      <text:p text:style-name="Preformatted_20_Text">(iii.) The Faculty-Psychology and its Critics.</text:p>
      <text:p text:style-name="Preformatted_20_Text"/>
      <text:p text:style-name="Preformatted_20_Text"/>
      <text:p text:style-name="Preformatted_20_Text">What Herbart (as well as Hegel) finds perpetual ground for objecting to is</text:p>
      <text:p text:style-name="Preformatted_20_Text">the talk about mental faculties. This objection is part of a general</text:p>
      <text:p text:style-name="Preformatted_20_Text">characteristic of all the higher philosophy; and the recurrence of it</text:p>
      <text:p text:style-name="Preformatted_20_Text">gives an illustration of how hard it is for any class of men to see</text:p>
      <text:p text:style-name="Preformatted_20_Text">themselves as others see them. If there be anything the vulgar believe to</text:p>
      <text:p text:style-name="Preformatted_20_Text">be true of philosophy, it is that it deals in distant and abstruse</text:p>
      <text:p text:style-name="Preformatted_20_Text">generalities, that it neglects the shades of individuality and reality,</text:p>
      <text:p text:style-name="Preformatted_20_Text">and launches out into unsubstantial general ideas. But it would be easy to</text:p>
      <text:p text:style-name="Preformatted_20_Text">gather from the great thinkers an anthology of passages in which they hold</text:p>
      <text:p text:style-name="Preformatted_20_Text">it forth as the great work of philosophy to rescue our conceptions from</text:p>
      <text:p text:style-name="Preformatted_20_Text">the indefiniteness and generality of popular conception, and to give them</text:p>
      <text:p text:style-name="Preformatted_20_Text">real, as opposed to a merely nominal, individuality.</text:p>
      <text:p text:style-name="Preformatted_20_Text"/>
      <text:p text:style-name="Preformatted_20_Text">The Wolffian school, which Herbart (not less than Kant) found in</text:p>
      <text:p text:style-name="Preformatted_20_Text">possession of the field, and which in Germany may be taken to represent</text:p>
      <text:p text:style-name="Preformatted_20_Text">only a slight variant of the half-and-half attitude of vulgar thought, was</text:p>
      <text:p text:style-name="Preformatted_20_Text">entrenched in the psychology of faculties. Empirical psychology, said</text:p>
      <text:p text:style-name="Preformatted_20_Text">Wolff(35), tells the number and character of the soulâ€™s faculties:</text:p>
      <text:p text:style-name="Preformatted_20_Text">rational psychology will tell what they â€œproperlyâ€ are, and how they</text:p>
      <text:p text:style-name="Preformatted_20_Text">subsist in soul. It is assumed that there are general receptacles or</text:p>
      <text:p text:style-name="Preformatted_20_Text">tendencies of mental operation which in course of time get filled or</text:p>
      <text:p text:style-name="Preformatted_20_Text">qualified in a certain way: and that when this question is disposed of, it</text:p>
      <text:p text:style-name="Preformatted_20_Text">still remains to fix on the metaphysical bases of these facts.</text:p>
      <text:p text:style-name="Preformatted_20_Text"/>
      <text:p text:style-name="Preformatted_20_Text">That a doctrine of faculties should fix itself in psychology is not so</text:p>
      <text:p text:style-name="Preformatted_20_Text">wonderful. In the non-psychical world objects are easily discriminated in</text:p>
      <text:p text:style-name="Preformatted_20_Text">space, and the individual thing lasts through a time. But a phase of mind</text:p>
      <text:p text:style-name="Preformatted_20_Text">is as such fleeting and indeterminate: its individual features which come</text:p>
      <text:p text:style-name="Preformatted_20_Text">from its â€œobjectâ€ tend soon to vanish in memory: all freshness of definite</text:p>
      <text:p text:style-name="Preformatted_20_Text">characters wears off, and there is left behind only a vague â€œreceptâ€ of</text:p>
      <text:p text:style-name="Preformatted_20_Text">the one and same in many, a sort of hypostatised representative, faint but</text:p>
      <text:p text:style-name="Preformatted_20_Text">persistent, of what in experience was an ever-varying succession. We</text:p>
      <text:p text:style-name="Preformatted_20_Text">generalise here as elsewhere: but elsewhere the many singulars remain to</text:p>
      <text:p text:style-name="Preformatted_20_Text">confront us more effectually. But in Mind the immense variety of real</text:p>
      <text:p text:style-name="Preformatted_20_Text">imagination, memory, judgment is forgotten, and the name in each case</text:p>
      <text:p text:style-name="Preformatted_20_Text">reduced to a meagre abstract. Thus the identity in character and</text:p>
      <text:p text:style-name="Preformatted_20_Text">operation, having been cut off from the changing elements in its real</text:p>
      <text:p text:style-name="Preformatted_20_Text">action, is transmuted into a substantial somewhat, a subsistent faculty.</text:p>
      <text:p text:style-name="Preformatted_20_Text">The relationship of one to another of the powers thus by abstraction and</text:p>
      <text:p text:style-name="Preformatted_20_Text">fancy created becomes a problem of considerable moment, their causal</text:p>
      <text:p text:style-name="Preformatted_20_Text">relations in particular: till in the end they stand outside and</text:p>
      <text:p text:style-name="Preformatted_20_Text">independent of each other, engaged, as Herbart says, in a veritable</text:p>
      <text:p text:style-name="Preformatted_20_Text">_bellum omnium contra omnes_.</text:p>
      <text:p text:style-name="Preformatted_20_Text"/>
      <text:p text:style-name="Preformatted_20_Text">But this hypostatising of faculties becomes a source of still further</text:p>
      <text:p text:style-name="Preformatted_20_Text">difficulties when it is taken in connexion with the hypostasis of the Soul</text:p>
      <text:p text:style-name="Preformatted_20_Text">or Self or Ego. To Aristotle the Soul in its general aspect is Energy or</text:p>
      <text:p text:style-name="Preformatted_20_Text">Essence; and its individual phases are energies. But in the hands of the</text:p>
      <text:p text:style-name="Preformatted_20_Text">untrained these conceptions came to be considerably displaced. Essence or</text:p>
      <text:p text:style-name="Preformatted_20_Text">Substance came to be understood (as may be seen in Locke, and still more</text:p>
      <text:p text:style-name="Preformatted_20_Text">in loose talk) as a something,â€”a substratum,â€”or peculiar natureâ€”(of which</text:p>
      <text:p text:style-name="Preformatted_20_Text">_in itself_ nothing further could be said(36) but which notwithstanding</text:p>
      <text:p text:style-name="Preformatted_20_Text"><text:soft-page-break/>was permanent and perhaps imperishable): this something subsistent</text:p>
      <text:p text:style-name="Preformatted_20_Text">exhibited certain properties or activities. There thus arose, on one hand,</text:p>
      <text:p text:style-name="Preformatted_20_Text">the Soul-thing,â€”a substance misunderstood and sensualised with a</text:p>
      <text:p text:style-name="Preformatted_20_Text">supernatural sensuousness,â€”a denizen of the transcendental or even of the</text:p>
      <text:p text:style-name="Preformatted_20_Text">transcendent world: and, on the other hand, stood the actual</text:p>
      <text:p text:style-name="Preformatted_20_Text">manifestations, the several exhibitions of this force, the assignable and</text:p>
      <text:p text:style-name="Preformatted_20_Text">describable psychic facts. We are accordingly brought before the problem</text:p>
      <text:p text:style-name="Preformatted_20_Text">of how this one substance or essence stands to the several entities or</text:p>
      <text:p text:style-name="Preformatted_20_Text">hypostases known as faculties. And we still have in the rear the further</text:p>
      <text:p text:style-name="Preformatted_20_Text">problem of how these abstract entities stand to the real and concrete</text:p>
      <text:p text:style-name="Preformatted_20_Text">single acts and states of soul and mind.</text:p>
      <text:p text:style-name="Preformatted_20_Text"/>
      <text:p text:style-name="Preformatted_20_Text">This hypostatising of faculties, and this distinction of the â€œSubstantialâ€</text:p>
      <text:p text:style-name="Preformatted_20_Text">soul from its â€œaccidentiaâ€ or phenomena, had grownâ€”through the</text:p>
      <text:p text:style-name="Preformatted_20_Text">materialistic proclivities of popular conceptionâ€”from the indications</text:p>
      <text:p text:style-name="Preformatted_20_Text">found in Aristotle. It attained its climax, perhaps in the Wolffian school</text:p>
      <text:p text:style-name="Preformatted_20_Text">in Germany, but it has been the resort of superficial psychology in all</text:p>
      <text:p text:style-name="Preformatted_20_Text">ages. For while it, on one hand, seemed to save the substantial Soul on</text:p>
      <text:p text:style-name="Preformatted_20_Text">whose incorruptibility great issues were believed to hinge, it held out,</text:p>
      <text:p text:style-name="Preformatted_20_Text">on the other, an open hand to the experimental inquirer, whom it bade</text:p>
      <text:p text:style-name="Preformatted_20_Text">freely to search amongst the phenomena. But if it was the refuge of</text:p>
      <text:p text:style-name="Preformatted_20_Text">pusillanimity, it was also the perpetual object of censure from all the</text:p>
      <text:p text:style-name="Preformatted_20_Text">greater and bolder spirits. Thus, the psychology of Hobbes may be hasty</text:p>
      <text:p text:style-name="Preformatted_20_Text">and crude, but it is at least animated by a belief that the mental life is</text:p>
      <text:p text:style-name="Preformatted_20_Text">continuous, and not cut off by abrupt divisions severing the mental</text:p>
      <text:p text:style-name="Preformatted_20_Text">faculties. The â€œimageâ€ (according to his materialistically coloured</text:p>
      <text:p text:style-name="Preformatted_20_Text">psychology) which, when it is a strong motion, is called sense, passes, as</text:p>
      <text:p text:style-name="Preformatted_20_Text">it becomes weaker or decays, into imagination, and gives rise, by its</text:p>
      <text:p text:style-name="Preformatted_20_Text">various complications and associations with others, to reminiscence,</text:p>
      <text:p text:style-name="Preformatted_20_Text">experience, expectation. Similarly, the voluntary motion which is an</text:p>
      <text:p text:style-name="Preformatted_20_Text">effect or a phase of imagination, beginning at first in small</text:p>
      <text:p text:style-name="Preformatted_20_Text">motionsâ€”called by themselves â€œendeavours,â€ and in relation to their cause</text:p>
      <text:p text:style-name="Preformatted_20_Text">â€œappetitesâ€ or â€œdesires(37)â€â€”leads on cumulatively to Will, which is the</text:p>
      <text:p text:style-name="Preformatted_20_Text">â€œlast appetite in deliberating.â€ Spinoza, his contemporary, speaks in the</text:p>
      <text:p text:style-name="Preformatted_20_Text">same strain(38). â€œFaculties of intellect, desire, love, &amp;c., are either</text:p>
      <text:p text:style-name="Preformatted_20_Text">utterly fictitious, or nothing but metaphysical entities, or universals</text:p>
      <text:p text:style-name="Preformatted_20_Text">which we are in the habit of forming from particulars. Will and intellect</text:p>
      <text:p text:style-name="Preformatted_20_Text">are thus supposed to stand to this or that idea, this or that volition, in</text:p>
      <text:p text:style-name="Preformatted_20_Text">the same way as stoniness to this or that stone, or as man to Peter or</text:p>
      <text:p text:style-name="Preformatted_20_Text">Paul.â€ They are supposed to be a general something which gets defined and</text:p>
      <text:p text:style-name="Preformatted_20_Text">detached. But, in the mind, or in the cogitant soul, there are no such</text:p>
      <text:p text:style-name="Preformatted_20_Text">things. There are only ideas: and by an â€œideaâ€ we are to understand not an</text:p>
      <text:p text:style-name="Preformatted_20_Text">image on the retina or in the brain, not a â€œdumb something, like a</text:p>
      <text:p text:style-name="Preformatted_20_Text">painting on a panel(39),â€ but a mode of thinking, or even the act of</text:p>
      <text:p text:style-name="Preformatted_20_Text">intellection itself. The ideas _are_ the mind: mind does not _have_ ideas.</text:p>
      <text:p text:style-name="Preformatted_20_Text">Further, every â€œidea,â€ as such, â€œinvolves affirmation or negation,â€â€”is not</text:p>
      <text:p text:style-name="Preformatted_20_Text">an image, but an act of judgmentâ€”contains, as we should say, an implicit</text:p>
      <text:p text:style-name="Preformatted_20_Text">reference to actuality,â€”a reference which in volition is made explicit.</text:p>
      <text:p text:style-name="Preformatted_20_Text">Thus (concludes the corollary of Eth. ii. 49) â€œWill and Intellect are one</text:p>
      <text:p text:style-name="Preformatted_20_Text">and the same.â€ But in any case the â€œfacultiesâ€ as such are no better than</text:p>
      <text:p text:style-name="Preformatted_20_Text">_entia rationis_ (i.e. auxiliary modes of representing facts).</text:p>
      <text:p text:style-name="Preformatted_20_Text"/>
      <text:p text:style-name="Preformatted_20_Text">Leibniz speaks no less distinctly and sanely in this direction. â€œTrue</text:p>
      <text:p text:style-name="Preformatted_20_Text">powers are never mere possibilities: they are always tendency and action.â€</text:p>
      <text:p text:style-name="Preformatted_20_Text">The â€œMonadâ€â€”that is the quasi-intelligent unit of existence,â€”is</text:p>
      <text:p text:style-name="Preformatted_20_Text">essentially activity, and its actions are perceptions and appetitions,</text:p>
      <text:p text:style-name="Preformatted_20_Text">i.e. tendencies to pass from one perceptive state or act to another. It is</text:p>
      <text:p text:style-name="Preformatted_20_Text">out of the variety, the complication, and relations of these miniature or</text:p>
      <text:p text:style-name="Preformatted_20_Text"><text:soft-page-break/>little perceptions and appetitions, that the conspicuous phenomena of</text:p>
      <text:p text:style-name="Preformatted_20_Text">consciousness are to be explained, and not by supposing them due to one or</text:p>
      <text:p text:style-name="Preformatted_20_Text">other faculty. The soul is a unity, a self-developing unity, a unity which</text:p>
      <text:p text:style-name="Preformatted_20_Text">at each stage of its existence shows itself in a perception or idea,â€”each</text:p>
      <text:p text:style-name="Preformatted_20_Text">such perception however being, to repeat the oft quoted phrase, _plein de</text:p>
      <text:p text:style-name="Preformatted_20_Text">lâ€™avenir et chargÃ© du passÃ©_:â€”each, in other words, is not stationary, but</text:p>
      <text:p text:style-name="Preformatted_20_Text">active and urgent, a progressive force, as well as a representative</text:p>
      <text:p text:style-name="Preformatted_20_Text">element. Above all, Leibniz has the view that the soul gives rise to all</text:p>
      <text:p text:style-name="Preformatted_20_Text">its ideas from itself: that its life is its own production, not a mere</text:p>
      <text:p text:style-name="Preformatted_20_Text">inheritance of ideas which it has from birth and nature, nor a mere</text:p>
      <text:p text:style-name="Preformatted_20_Text">importation into an empty room from without, but a necessary result of its</text:p>
      <text:p text:style-name="Preformatted_20_Text">own constitution acting in necessary (predetermined) reciprocity and</text:p>
      <text:p text:style-name="Preformatted_20_Text">harmony with the rest of the universe.</text:p>
      <text:p text:style-name="Preformatted_20_Text"/>
      <text:p text:style-name="Preformatted_20_Text">But Hobbes, Spinoza, and Leibniz, were most attentively heard in the</text:p>
      <text:p text:style-name="Preformatted_20_Text">passages where they favoured or combatted the dominant social and</text:p>
      <text:p text:style-name="Preformatted_20_Text">theological prepossessions. Their glimpses of truer insight and even their</text:p>
      <text:p text:style-name="Preformatted_20_Text">palpable contributions in the line of a true psychology were ignored or</text:p>
      <text:p text:style-name="Preformatted_20_Text">forgotten. More attention, perhaps, was attracted by an attempt of a very</text:p>
      <text:p text:style-name="Preformatted_20_Text">different style. This was the system of Condillac, who, as Hegel says (p.</text:p>
      <text:p text:style-name="Preformatted_20_Text">61), made an unmistakable attempt to show the necessary interconnexion of</text:p>
      <text:p text:style-name="Preformatted_20_Text">the several modes of mental activity. In his _TraitÃ© des Sensations_</text:p>
      <text:p text:style-name="Preformatted_20_Text">(1754), following on his _Essai sur lâ€™origine des connaissances humaines_</text:p>
      <text:p text:style-name="Preformatted_20_Text">(1746), he tried to carry out systematically the deduction or derivation</text:p>
      <text:p text:style-name="Preformatted_20_Text">of all our ideas from sense, or to trace the filiation of all our</text:p>
      <text:p text:style-name="Preformatted_20_Text">faculties from sensation. Given a mind with no other power than</text:p>
      <text:p text:style-name="Preformatted_20_Text">sensibility, the problem is to show how it acquires all its other</text:p>
      <text:p text:style-name="Preformatted_20_Text">faculties. Let us then suppose a sentient animal to which is offered a</text:p>
      <text:p text:style-name="Preformatted_20_Text">single sensation, or one sensation standing out above the others. In such</text:p>
      <text:p text:style-name="Preformatted_20_Text">circumstances the sensation â€œbecomesâ€ (_devient_) attention: or a</text:p>
      <text:p text:style-name="Preformatted_20_Text">sensation â€œisâ€ (_est_) attention, either because it is alone, or because</text:p>
      <text:p text:style-name="Preformatted_20_Text">it is more lively than all the rest. Again: before such a being, let us</text:p>
      <text:p text:style-name="Preformatted_20_Text">set two sensations: to perceive or feel (_apercevoir ou sentir_) the two</text:p>
      <text:p text:style-name="Preformatted_20_Text">sensations is the same thing (_câ€™est la mÃªme chose_). If one of the</text:p>
      <text:p text:style-name="Preformatted_20_Text">sensations is not present, but a sensation made already, then to perceive</text:p>
      <text:p text:style-name="Preformatted_20_Text">it is memory. Memory, then, is only â€œtransformed sensationâ€ (_sensation</text:p>
      <text:p text:style-name="Preformatted_20_Text">transformÃ©e_). Further, suppose we attend to both ideas, this is â€œthe same</text:p>
      <text:p text:style-name="Preformatted_20_Text">thingâ€ as to compare them. And to compare them we must see difference or</text:p>
      <text:p text:style-name="Preformatted_20_Text">resemblance. This is judgment. â€œThus sensation becomes successively</text:p>
      <text:p text:style-name="Preformatted_20_Text">attention, comparison, judgment.â€ Andâ€”by further steps of the equating</text:p>
      <text:p text:style-name="Preformatted_20_Text">processâ€”it appears that sensation again â€œbecomesâ€ an act of reflection.</text:p>
      <text:p text:style-name="Preformatted_20_Text">And the same may be said of imagination and reasoning: all are transformed</text:p>
      <text:p text:style-name="Preformatted_20_Text">sensations.</text:p>
      <text:p text:style-name="Preformatted_20_Text"/>
      <text:p text:style-name="Preformatted_20_Text">If this is so with the intelligence, it is equally the case with the Will.</text:p>
      <text:p text:style-name="Preformatted_20_Text">To feel and not feel well or ill is impossible. Coupling then this feeling</text:p>
      <text:p text:style-name="Preformatted_20_Text">of pleasure or pain with the sensation and its transformations, we get the</text:p>
      <text:p text:style-name="Preformatted_20_Text">series of phases ranging from desire, to passion, hope, will. â€œDesire is</text:p>
      <text:p text:style-name="Preformatted_20_Text">only the action of the same faculties as are attributed to the</text:p>
      <text:p text:style-name="Preformatted_20_Text">understanding.â€ A lively desire is a passion: a desire, accompanied with a</text:p>
      <text:p text:style-name="Preformatted_20_Text">belief that nothing stands in its way, is a volition. But combine these</text:p>
      <text:p text:style-name="Preformatted_20_Text">affective with the intellectual processes already noticed, and you have</text:p>
      <text:p text:style-name="Preformatted_20_Text">thinking (_penser_)(40). Thus thought in its entirety is, only and always,</text:p>
      <text:p text:style-name="Preformatted_20_Text">transformed sensation.</text:p>
      <text:p text:style-name="Preformatted_20_Text"/>
      <text:p text:style-name="Preformatted_20_Text">Something not unlike this, though scarcely so simply and directly</text:p>
      <text:p text:style-name="Preformatted_20_Text">doctrinaire, is familiar to us in some English psychology, notably James</text:p>
      <text:p text:style-name="Preformatted_20_Text">Millâ€™s(41). Taken in their literal baldness, these identifications may</text:p>
      <text:p text:style-name="Preformatted_20_Text">sound strained,â€”or trifling. But if we look beyond the words, we can</text:p>
      <text:p text:style-name="Preformatted_20_Text"><text:soft-page-break/>detect a genuine instinct for maintaining and displaying the unity and</text:p>
      <text:p text:style-name="Preformatted_20_Text">continuity of mental life through all its modifications,â€”coupled</text:p>
      <text:p text:style-name="Preformatted_20_Text">unfortunately with a bias sometimes in favour of reducing higher or more</text:p>
      <text:p text:style-name="Preformatted_20_Text">complex states of mind to a mere prolongation of lower and beggarly</text:p>
      <text:p text:style-name="Preformatted_20_Text">rudiments. But otherwise such analyses are useful as aids against the</text:p>
      <text:p text:style-name="Preformatted_20_Text">tendency of inert thought to take every name in this department as a</text:p>
      <text:p text:style-name="Preformatted_20_Text">distinguishable reality: the tendency to part will from thoughtâ€”ideas from</text:p>
      <text:p text:style-name="Preformatted_20_Text">emotionâ€”and even imagination from reason, as if either could be what it</text:p>
      <text:p text:style-name="Preformatted_20_Text">professed without the other.</text:p>
      <text:p text:style-name="Preformatted_20_Text"/>
      <text:p text:style-name="Preformatted_20_Text"/>
      <text:p text:style-name="Preformatted_20_Text"/>
      <text:p text:style-name="Preformatted_20_Text">(iv.) Methods and Problems of Psychology.</text:p>
      <text:p text:style-name="Preformatted_20_Text"/>
      <text:p text:style-name="Preformatted_20_Text"/>
      <text:p text:style-name="Preformatted_20_Text">The difficulties of modern psychology perhaps lie in other directions, but</text:p>
      <text:p text:style-name="Preformatted_20_Text">they are not less worth guarding against. They proceed mainly from failure</text:p>
      <text:p text:style-name="Preformatted_20_Text">or inability to grasp the central problem of psychology, and a disposition</text:p>
      <text:p text:style-name="Preformatted_20_Text">to let the pen (if it be a book on the subject) wander freely through the</text:p>
      <text:p text:style-name="Preformatted_20_Text">almost illimitable range of instance, illustration, and application.</text:p>
      <text:p text:style-name="Preformatted_20_Text">Though it is true that the proper study of mankind is man, it is hardly</text:p>
      <text:p text:style-name="Preformatted_20_Text">possible to say what might not be brought under this head. _Homo sum,</text:p>
      <text:p text:style-name="Preformatted_20_Text">nihil a me alienum puto_, it might be urged. Placed in a sort of middle</text:p>
      <text:p text:style-name="Preformatted_20_Text">ground between physiology (summing up all the results of physical science)</text:p>
      <text:p text:style-name="Preformatted_20_Text">and general history (including the contributions of all the branches of</text:p>
      <text:p text:style-name="Preformatted_20_Text">sociology), the psychologist need not want for material. He can wander</text:p>
      <text:p text:style-name="Preformatted_20_Text">into ethics, aesthetic, and logic, into epistemology and metaphysics. And</text:p>
      <text:p text:style-name="Preformatted_20_Text">it cannot be said with any conviction that he is actually trespassing, so</text:p>
      <text:p text:style-name="Preformatted_20_Text">long as the ground remains so ill-fenced and vaguely enclosed. A desultory</text:p>
      <text:p text:style-name="Preformatted_20_Text">collection of observations on traits of character, anecdotes of mental</text:p>
      <text:p text:style-name="Preformatted_20_Text">events, mixed up with hypothetical descriptions of how a normal human</text:p>
      <text:p text:style-name="Preformatted_20_Text">being may be supposed to develop his so-called faculties, and including</text:p>
      <text:p text:style-name="Preformatted_20_Text">some dictionary-like verbal distinctions, may make a not uninteresting and</text:p>
      <text:p text:style-name="Preformatted_20_Text">possibly bulky work entitled Psychology.</text:p>
      <text:p text:style-name="Preformatted_20_Text"/>
      <text:p text:style-name="Preformatted_20_Text">It is partly a desire of keeping up to date which is responsible for the</text:p>
      <text:p text:style-name="Preformatted_20_Text">copious extracts or abstracts from treatises on the anatomy and functions</text:p>
      <text:p text:style-name="Preformatted_20_Text">of the nerve-system, which, accompanied perhaps by a diagram of the brain,</text:p>
      <text:p text:style-name="Preformatted_20_Text">often form the opening chapter of a work on psychology. Even if these</text:p>
      <text:p text:style-name="Preformatted_20_Text">researches had achieved a larger number of authenticated results than they</text:p>
      <text:p text:style-name="Preformatted_20_Text">as yet have, they would only form an appendix and an illustration to the</text:p>
      <text:p text:style-name="Preformatted_20_Text">proper subject(42). As they stand, and so long as they remain largely</text:p>
      <text:p text:style-name="Preformatted_20_Text">hypothetical, the use of them in psychology only fosters the common</text:p>
      <text:p text:style-name="Preformatted_20_Text">delusion that, when we can picture out in material outlines a theory</text:p>
      <text:p text:style-name="Preformatted_20_Text">otherwise unsupported, it has gained some further witness in its favour.</text:p>
      <text:p text:style-name="Preformatted_20_Text">It is quite arguable indeed that it may be useful to cut out a section</text:p>
      <text:p text:style-name="Preformatted_20_Text">from general human biology which should include the parts of it that were</text:p>
      <text:p text:style-name="Preformatted_20_Text">specially interesting in connexion with the expression or generation of</text:p>
      <text:p text:style-name="Preformatted_20_Text">thought, emotion, and desire. But in that case, there is a blunder in</text:p>
      <text:p text:style-name="Preformatted_20_Text">singling out the brain alone, and especially the organs of sense and</text:p>
      <text:p text:style-name="Preformatted_20_Text">voluntary motion,â€”except for the reason that this province of</text:p>
      <text:p text:style-name="Preformatted_20_Text">psycho-physics alone has been fairly mapped out. The preponderant half of</text:p>
      <text:p text:style-name="Preformatted_20_Text">the soulâ€™s life is linked to other parts of the physical system. Emotion</text:p>
      <text:p text:style-name="Preformatted_20_Text">and volition, and the general tone of the train of ideas, if they are to</text:p>
      <text:p text:style-name="Preformatted_20_Text">be connected with their expression and physical accompaniment (or aspect),</text:p>
      <text:p text:style-name="Preformatted_20_Text">would require a sketch of the heart and lungs, as well as the digestive</text:p>
      <text:p text:style-name="Preformatted_20_Text">system in general. Nor these alone. Nerve analysis (especially confined to</text:p>
      <text:p text:style-name="Preformatted_20_Text">the larger system), though most modern, is not alone important, as Plato</text:p>
      <text:p text:style-name="Preformatted_20_Text">and Aristotle well saw. So that if biology is to be adapted for</text:p>
      <text:p text:style-name="Preformatted_20_Text"><text:soft-page-break/>psychological use (and if psychology deals with more than cognitive</text:p>
      <text:p text:style-name="Preformatted_20_Text">processes), a liberal amount of physiological information seems required.</text:p>
      <text:p text:style-name="Preformatted_20_Text"/>
      <text:p text:style-name="Preformatted_20_Text">Experimental psychology is a term used with a considerable laxity of</text:p>
      <text:p text:style-name="Preformatted_20_Text">content; and so too is that of physiological psychology, or</text:p>
      <text:p text:style-name="Preformatted_20_Text">psycho-physics. And the laxity mainly arises because there is an</text:p>
      <text:p text:style-name="Preformatted_20_Text">uncertainty as to what is principal and what secondary in the inquiry.</text:p>
      <text:p text:style-name="Preformatted_20_Text">Experiment is obviously a help to observation: and so far as the latter is</text:p>
      <text:p text:style-name="Preformatted_20_Text">practicable, the former would seem to have a chance of introduction. But</text:p>
      <text:p text:style-name="Preformatted_20_Text">in any case, experiment is only a means to an end and only practicable</text:p>
      <text:p text:style-name="Preformatted_20_Text">under the guidance of hypothesis and theory. Its main value would be in</text:p>
      <text:p text:style-name="Preformatted_20_Text">case the sphere of psychology were completely paralleled with one province</text:p>
      <text:p text:style-name="Preformatted_20_Text">of physiology. It was long ago maintained by Spinoza and (in a way by)</text:p>
      <text:p text:style-name="Preformatted_20_Text">Leibniz, that there is no mental phenomenon without its bodily equivalent,</text:p>
      <text:p text:style-name="Preformatted_20_Text">pendant, or correspondent. The _ordo rerum_ (the molecular system of</text:p>
      <text:p text:style-name="Preformatted_20_Text">movements) is, he held, the same as the order of ideas. But it is only at</text:p>
      <text:p text:style-name="Preformatted_20_Text">intervals, under special conditions, or when they reach a certain</text:p>
      <text:p text:style-name="Preformatted_20_Text">magnitude, that ideas emerge into full consciousness. As consciousness</text:p>
      <text:p text:style-name="Preformatted_20_Text">presents them, they are often discontinuous, and abrupt: and they do not</text:p>
      <text:p text:style-name="Preformatted_20_Text">always carry with them their own explanation. Hence if we are confined to</text:p>
      <text:p text:style-name="Preformatted_20_Text">the larger phenomena of consciousness alone, our science is imperfect:</text:p>
      <text:p text:style-name="Preformatted_20_Text">many things seem anomalous; above all, perhaps, will, attention, and the</text:p>
      <text:p text:style-name="Preformatted_20_Text">like. We have seen how Herbart (partly following the hints of Leibniz),</text:p>
      <text:p text:style-name="Preformatted_20_Text">attempted to get over this difficulty by the hypothesis of idea-forces</text:p>
      <text:p text:style-name="Preformatted_20_Text">which generate the forms and matter of consciousness by their mutual</text:p>
      <text:p text:style-name="Preformatted_20_Text">impact and resistance. Physiological psychology substitutes for Herbartâ€™s</text:p>
      <text:p text:style-name="Preformatted_20_Text">reals and his idea-forces a more materialistic sort of reality; perhaps</text:p>
      <text:p text:style-name="Preformatted_20_Text">functions of nerve-cells, or other analogous entities. There, it hopes one</text:p>
      <text:p text:style-name="Preformatted_20_Text">day to discover the underlying continuity of event which in the upper</text:p>
      <text:p text:style-name="Preformatted_20_Text">range of consciousness is often obscured, and then the process would be,</text:p>
      <text:p text:style-name="Preformatted_20_Text">as the phrase goes, explained: we should be able to picture it out without</text:p>
      <text:p text:style-name="Preformatted_20_Text">a gap.</text:p>
      <text:p text:style-name="Preformatted_20_Text"/>
      <text:p text:style-name="Preformatted_20_Text">These large hopes may have a certain fulfilment. They may lead to the</text:p>
      <text:p text:style-name="Preformatted_20_Text">withdrawal of some of the fictitious mental processes which are still</text:p>
      <text:p text:style-name="Preformatted_20_Text">described in works of psychology. But on the whole they can only have a</text:p>
      <text:p text:style-name="Preformatted_20_Text">negative and auxiliary value. The value, that is, of helping to confute</text:p>
      <text:p text:style-name="Preformatted_20_Text">feigned connexions and to suggest truer. They will be valid against the</text:p>
      <text:p text:style-name="Preformatted_20_Text">mode of thought which, when PsychÃ© fails us for an explanation, turns to</text:p>
      <text:p text:style-name="Preformatted_20_Text">body, and interpolates soul between the states of body: the mode which, in</text:p>
      <text:p text:style-name="Preformatted_20_Text">an older phraseology, jumps from final causes to physical, and from</text:p>
      <text:p text:style-name="Preformatted_20_Text">physical (or efficient) to final. Here, as elsewhere, the physical has its</text:p>
      <text:p text:style-name="Preformatted_20_Text">place: and here, more than in many places, the physical has been unfairly</text:p>
      <text:p text:style-name="Preformatted_20_Text">treated. But the whole subject requires a discussion of the so-called</text:p>
      <text:p text:style-name="Preformatted_20_Text">â€œrelationsâ€ of soul and body: a subject on which popular conceptions and</text:p>
      <text:p text:style-name="Preformatted_20_Text">so-called science are radically obscure.</text:p>
      <text:p text:style-name="Preformatted_20_Text"/>
      <text:p text:style-name="Preformatted_20_Text">â€œBut the danger which threatens experimental psychology,â€ says</text:p>
      <text:p text:style-name="Preformatted_20_Text">MÃ¼nsterberg, â€œis that, in investigating details, the connexion with</text:p>
      <text:p text:style-name="Preformatted_20_Text">questions of principle may be so lost sight of that the investigation</text:p>
      <text:p text:style-name="Preformatted_20_Text">finally lands at objects scientifically quite worthless(43). Psychology</text:p>
      <text:p text:style-name="Preformatted_20_Text">forgets only too easily that all those numerical statistics which</text:p>
      <text:p text:style-name="Preformatted_20_Text">experiment allows us to form are only means for psychological analysis and</text:p>
      <text:p text:style-name="Preformatted_20_Text">interpretation, not ends in themselves. It piles up numbers and numbers,</text:p>
      <text:p text:style-name="Preformatted_20_Text">and fails to ask whether the results so formed have any theoretical value</text:p>
      <text:p text:style-name="Preformatted_20_Text">whatever: it seeks answers before a question has been clearly and</text:p>
      <text:p text:style-name="Preformatted_20_Text">distinctly framed; whereas the value of experimental answers always</text:p>
      <text:p text:style-name="Preformatted_20_Text">depends on the exactitude with which the question is put. Let me remind</text:p>
      <text:p text:style-name="Preformatted_20_Text">the reader, how one inquirer after another made many thousand experiments</text:p>
      <text:p text:style-name="Preformatted_20_Text"><text:soft-page-break/>on the estimation of small intervals of time, without a single one of them</text:p>
      <text:p text:style-name="Preformatted_20_Text">raising the question what the precise point was which these experiments</text:p>
      <text:p text:style-name="Preformatted_20_Text">sought to measure, what was the psychological occurrence in the case, or</text:p>
      <text:p text:style-name="Preformatted_20_Text">what psychological phenomena were employed as the standard of</text:p>
      <text:p text:style-name="Preformatted_20_Text">time-intervals. And so each had his own arbitrary standard of measurement,</text:p>
      <text:p text:style-name="Preformatted_20_Text">each of them piled up mountains of numbers, each demonstrated that his</text:p>
      <text:p text:style-name="Preformatted_20_Text">predecessor was wrong; but neither Estel nor Mehner have carried the</text:p>
      <text:p text:style-name="Preformatted_20_Text">problem of the time-sense a single step further.</text:p>
      <text:p text:style-name="Preformatted_20_Text"/>
      <text:p text:style-name="Preformatted_20_Text">â€œThis must be all changed, if we are not to drift into the barrenest</text:p>
      <text:p text:style-name="Preformatted_20_Text">scholastic.... Everywhere out of the correct perception that problems of</text:p>
      <text:p text:style-name="Preformatted_20_Text">principle demand the investigation of detailed phenomena, and that the</text:p>
      <text:p text:style-name="Preformatted_20_Text">latter investigation must proceed in comparative independence of the</text:p>
      <text:p text:style-name="Preformatted_20_Text">question of principles, there has grown the false belief that the</text:p>
      <text:p text:style-name="Preformatted_20_Text">description of detail phenomena is the ultimate aim of science. And so,</text:p>
      <text:p text:style-name="Preformatted_20_Text">side by side with details which are of importance to principles, we have</text:p>
      <text:p text:style-name="Preformatted_20_Text">others, utterly indifferent and theoretically worthless, treated with the</text:p>
      <text:p text:style-name="Preformatted_20_Text">same zeal. To the solution of their barren problems the old Schoolmen</text:p>
      <text:p text:style-name="Preformatted_20_Text">applied a certain acuteness; but in order to turn out masses of numbers</text:p>
      <text:p text:style-name="Preformatted_20_Text">from barren experiments, all that is needed is a certain insensibility to</text:p>
      <text:p text:style-name="Preformatted_20_Text">fits of ennui. Let numbers be less collected for their own sake: and</text:p>
      <text:p text:style-name="Preformatted_20_Text">instead, let the problems be so brought to a point that the answers may</text:p>
      <text:p text:style-name="Preformatted_20_Text">possess the character of principles. Let each experiment be founded on far</text:p>
      <text:p text:style-name="Preformatted_20_Text">more theoretical considerations, then the number of the experiments may be</text:p>
      <text:p text:style-name="Preformatted_20_Text">largely diminished(44).â€</text:p>
      <text:p text:style-name="Preformatted_20_Text"/>
      <text:p text:style-name="Preformatted_20_Text">What is thus said of a special group of inquiries by one of the foremost</text:p>
      <text:p text:style-name="Preformatted_20_Text">of the younger psychologists, is not without its bearings on all the</text:p>
      <text:p text:style-name="Preformatted_20_Text">departments in which psychology can learn. For physiological, or what is</text:p>
      <text:p text:style-name="Preformatted_20_Text">technically called psychological, experiment, is co-ordinate with many</text:p>
      <text:p text:style-name="Preformatted_20_Text">other sources of information. Much, for instance, is to be learnt by a</text:p>
      <text:p text:style-name="Preformatted_20_Text">careful study of language by those who combine sound linguistic knowledge</text:p>
      <text:p text:style-name="Preformatted_20_Text">with psychological training. It is in language, spoken and written, that</text:p>
      <text:p text:style-name="Preformatted_20_Text">we find at once the great instrument and the great document of the</text:p>
      <text:p text:style-name="Preformatted_20_Text">distinctively human progress from a mere _Psyche_ to a mature _Nous_, from</text:p>
      <text:p text:style-name="Preformatted_20_Text">Soul to Mind. Whether we look at the varieties of its structure under</text:p>
      <text:p text:style-name="Preformatted_20_Text">different ethnological influences, or at the stages of its growth in a</text:p>
      <text:p text:style-name="Preformatted_20_Text">nation and an individual, we get light from language on the</text:p>
      <text:p text:style-name="Preformatted_20_Text">differentiation and consolidation of ideas. But here again it is easy to</text:p>
      <text:p text:style-name="Preformatted_20_Text">lose oneself in the world of etymology, or to be carried away into the</text:p>
      <text:p text:style-name="Preformatted_20_Text">enticing questions of real and ideal philology.</text:p>
      <text:p text:style-name="Preformatted_20_Text"/>
      <text:p text:style-name="Preformatted_20_Text">â€œThe human being of the psychologist,â€ says Herbart(45), â€œis the social</text:p>
      <text:p text:style-name="Preformatted_20_Text">and civilised human being who stands on the apex of the whole history</text:p>
      <text:p text:style-name="Preformatted_20_Text">through which his race has passed. In him is found visibly together all</text:p>
      <text:p text:style-name="Preformatted_20_Text">the multiplicity of elements, which, under the name of mental faculties,</text:p>
      <text:p text:style-name="Preformatted_20_Text">are regarded as a universal inheritance of humanity. Whether they are</text:p>
      <text:p text:style-name="Preformatted_20_Text">originally in conjunction, whether they are originally a multiplicity, is</text:p>
      <text:p text:style-name="Preformatted_20_Text">a point on which the facts are silent. The savage and the new-born child</text:p>
      <text:p text:style-name="Preformatted_20_Text">give us far less occasion to admire the range of their mind than do the</text:p>
      <text:p text:style-name="Preformatted_20_Text">nobler animals. But the psychologists get out of this difficulty by the</text:p>
      <text:p text:style-name="Preformatted_20_Text">unwarranted assumption that all the higher mental activities exist</text:p>
      <text:p text:style-name="Preformatted_20_Text">potentially in children and savagesâ€”though not in the animalsâ€”as a</text:p>
      <text:p text:style-name="Preformatted_20_Text">rudimentary predisposition or psychical endowment. Of such a nascent</text:p>
      <text:p text:style-name="Preformatted_20_Text">intellect, a nascent reason, and nascent moral sense, they find</text:p>
      <text:p text:style-name="Preformatted_20_Text">recognisable traces in the scanty similarities which the behaviour of</text:p>
      <text:p text:style-name="Preformatted_20_Text">child or savage offers to those of civilised man. We cannot fail to note</text:p>
      <text:p text:style-name="Preformatted_20_Text">that in their descriptions they have before them a special state of man,</text:p>
      <text:p text:style-name="Preformatted_20_Text">and one which, far from accurately defined, merely follows the general</text:p>
      <text:p text:style-name="Preformatted_20_Text"><text:soft-page-break/>impression made upon us by those beings we name civilised. An extremely</text:p>
      <text:p text:style-name="Preformatted_20_Text">fluctuating character inevitably marks this total impression. For there</text:p>
      <text:p text:style-name="Preformatted_20_Text">are no general facts:â€”the genuine psychological documents lie in the</text:p>
      <text:p text:style-name="Preformatted_20_Text">momentary states of individuals: and there is an immeasurably long way</text:p>
      <text:p text:style-name="Preformatted_20_Text">from these to the height of the universal concept of man in general.â€</text:p>
      <text:p text:style-name="Preformatted_20_Text"/>
      <text:p text:style-name="Preformatted_20_Text">And yet Man in general,â€”Man as man and therefore as mindâ€”the concept of</text:p>
      <text:p text:style-name="Preformatted_20_Text">Manâ€”normal and ideal manâ€”the complete and adequate Idea of manâ€”is the true</text:p>
      <text:p text:style-name="Preformatted_20_Text">terminus of the psychological process; and whatever be the difficulties in</text:p>
      <text:p text:style-name="Preformatted_20_Text">the way, it is the only proper goal of the science. Only it has to be</text:p>
      <text:p text:style-name="Preformatted_20_Text">built up, constructed, evolved, developed,â€”and not assumed as a datum of</text:p>
      <text:p text:style-name="Preformatted_20_Text">popular imagination. We want a concept, concrete and real, of Man and of</text:p>
      <text:p text:style-name="Preformatted_20_Text">Mind, which shall give its proper place to each of the elements that, in</text:p>
      <text:p text:style-name="Preformatted_20_Text">the several examples open to detailed observation, are presented with</text:p>
      <text:p text:style-name="Preformatted_20_Text">unfair or exaggerated prominence. The savage and the child are not to be</text:p>
      <text:p text:style-name="Preformatted_20_Text">left out as free from contributing to form the ideal: virtues here are not</text:p>
      <text:p text:style-name="Preformatted_20_Text">more important than vices, and are certainly not likely to be so</text:p>
      <text:p text:style-name="Preformatted_20_Text">informing: even the insane and the idiot show us what human intelligence</text:p>
      <text:p text:style-name="Preformatted_20_Text">is and requires: and the animals are also within the sweep of psychology.</text:p>
      <text:p text:style-name="Preformatted_20_Text">Man is not its theatre to the exclusion of woman; if it records the</text:p>
      <text:p text:style-name="Preformatted_20_Text">results of introspection of the Me, it will find vast and copious quarries</text:p>
      <text:p text:style-name="Preformatted_20_Text">in the various modes in which an individual identifies himself with others</text:p>
      <text:p text:style-name="Preformatted_20_Text">as We. And even the social and civilised man gets his designation, as</text:p>
      <text:p text:style-name="Preformatted_20_Text">usual, _a potiori_. He is more civilised and social than others: perhaps</text:p>
      <text:p text:style-name="Preformatted_20_Text">rather more civilised than not. But always, in some measure, he is at the</text:p>
      <text:p text:style-name="Preformatted_20_Text">same time unsocial or anti-social, and uncivilised. Each unit in the</text:p>
      <text:p text:style-name="Preformatted_20_Text">society of civilisation has to the outside observerâ€”and sometimes even to</text:p>
      <text:p text:style-name="Preformatted_20_Text">his own self-detached and impartial surveyâ€”a certain oddity or fixity, a</text:p>
      <text:p text:style-name="Preformatted_20_Text">gleam of irrationality, which shows him to fall short of complete sanity</text:p>
      <text:p text:style-name="Preformatted_20_Text">or limpid and mobile intelligence. He has not wholly put off the</text:p>
      <text:p text:style-name="Preformatted_20_Text">savage,â€”least of all, says the cynic, in his relations with the other sex.</text:p>
      <text:p text:style-name="Preformatted_20_Text">He carries with him even to the grave some grains of the recklessness and</text:p>
      <text:p text:style-name="Preformatted_20_Text">petulance of childhood. And rarely, if ever, can it be said of him that he</text:p>
      <text:p text:style-name="Preformatted_20_Text">has completely let the ape and tiger die.</text:p>
      <text:p text:style-name="Preformatted_20_Text"/>
      <text:p text:style-name="Preformatted_20_Text">But that is only one way of looking at the matterâ€”and one which, perhaps,</text:p>
      <text:p text:style-name="Preformatted_20_Text">is more becoming to the pathologist and the cynic, than to the</text:p>
      <text:p text:style-name="Preformatted_20_Text">psychologist. Each of these stages of psychical development, even if that</text:p>
      <text:p text:style-name="Preformatted_20_Text">development be obviously describable as degeneration, has something which,</text:p>
      <text:p text:style-name="Preformatted_20_Text">duly adjusted, has its place and function in the theory of the</text:p>
      <text:p text:style-name="Preformatted_20_Text">normally-complete human mind. The animal, the savage, and the child,â€”each</text:p>
      <text:p text:style-name="Preformatted_20_Text">has its part there. It is a mutilated, one-sided and superficial advance</text:p>
      <text:p text:style-name="Preformatted_20_Text">in socialisation which cuts off the civilised creature from the natural</text:p>
      <text:p text:style-name="Preformatted_20_Text">stem of his ancestry, from the large freedom, the immense _insouciance_,</text:p>
      <text:p text:style-name="Preformatted_20_Text">the childlikeness of his first estate. There is something, again, wanting</text:p>
      <text:p text:style-name="Preformatted_20_Text">in the man who utterly lacks the individualising realism and tenderness of</text:p>
      <text:p text:style-name="Preformatted_20_Text">the woman, as in the woman who can show no comprehension of view or</text:p>
      <text:p text:style-name="Preformatted_20_Text">bravery of enterprise. Even pathological states of mind are not mere</text:p>
      <text:p text:style-name="Preformatted_20_Text">anomalies and mere degenerations. Nature perhaps knows no proper</text:p>
      <text:p text:style-name="Preformatted_20_Text">degenerations, but only by-ways and intricacies in the course of</text:p>
      <text:p text:style-name="Preformatted_20_Text">development. Still less is the vast enormity or irregularity of genius to</text:p>
      <text:p text:style-name="Preformatted_20_Text">be ignored. It is allâ€”to the philosophic mindâ€”a question of degree and</text:p>
      <text:p text:style-name="Preformatted_20_Text">proportion,â€”though often the proportion seems to exceed the scale of our</text:p>
      <text:p text:style-name="Preformatted_20_Text">customary denominators. If an element is latent or quiescent (in arrest),</text:p>
      <text:p text:style-name="Preformatted_20_Text">that is no index to its absolute amount: â€œwe know not whatâ€™s resisted.â€</text:p>
      <text:p text:style-name="Preformatted_20_Text">Let us by all means keep proudly to our happy mediocrity of faculty, and</text:p>
      <text:p text:style-name="Preformatted_20_Text">step clear of insanity or idiotcy on one hand, and from genius or heroism</text:p>
      <text:p text:style-name="Preformatted_20_Text">on the other. But the careful observer will notwithstanding note how</text:p>
      <text:p text:style-name="Preformatted_20_Text">delicately graded and how intricately combined are the steps which connect</text:p>
      <text:p text:style-name="Preformatted_20_Text"><text:soft-page-break/>extremes so terribly disparate. It is only vulgar ignorance which turns</text:p>
      <text:p text:style-name="Preformatted_20_Text">away in hostility or contempt from the imbecile and the deranged, and only</text:p>
      <text:p text:style-name="Preformatted_20_Text">a worse than vulgar sciolism which sees in genius and the hero nothing but</text:p>
      <text:p text:style-name="Preformatted_20_Text">an aberration from its much-prized average. Criminalistic anthropology, or</text:p>
      <text:p text:style-name="Preformatted_20_Text">the psychology of the criminal, may have indulged in much frantic</text:p>
      <text:p text:style-name="Preformatted_20_Text">exaggeration as to the doom which nature and heredity have pronounced over</text:p>
      <text:p text:style-name="Preformatted_20_Text">the fruit of the womb even before it entered the shores of light: yet they</text:p>
      <text:p text:style-name="Preformatted_20_Text">have at least served to discredit the free and easy assumption of the</text:p>
      <text:p text:style-name="Preformatted_20_Text">abstract averagist, and shown how little the penalties of an unbending law</text:p>
      <text:p text:style-name="Preformatted_20_Text">meet the requirements of social well-being.</text:p>
      <text:p text:style-name="Preformatted_20_Text"/>
      <text:p text:style-name="Preformatted_20_Text">Yet, if psychology be willing to learn in all these and other provinces of</text:p>
      <text:p text:style-name="Preformatted_20_Text">the estate of man, it must remember that, once it goes beyond the narrow</text:p>
      <text:p text:style-name="Preformatted_20_Text">range in which the interpretations of symbol and expression have become</text:p>
      <text:p text:style-name="Preformatted_20_Text">familiar, it is constantly liable to blunder in the inevitable effort to</text:p>
      <text:p text:style-name="Preformatted_20_Text">translate observation into theory. The happy mean between making too much</text:p>
      <text:p text:style-name="Preformatted_20_Text">of palpable differences and hurrying on to a similar rendering of similar</text:p>
      <text:p text:style-name="Preformatted_20_Text">signs is the rarest of gifts. Or, perhaps, it were truer to say it is the</text:p>
      <text:p text:style-name="Preformatted_20_Text">latest and most hardly won of acquirements. To learn to observeâ€”observe</text:p>
      <text:p text:style-name="Preformatted_20_Text">with mindâ€”is not a small thing. There are rules for itâ€”both rules of</text:p>
      <text:p text:style-name="Preformatted_20_Text">general scope and, above all, rules in each special department. But like</text:p>
      <text:p text:style-name="Preformatted_20_Text">all â€œmajor premissesâ€ in practice, everything depends on the power of</text:p>
      <text:p text:style-name="Preformatted_20_Text">judgment, the tact, the skill, the â€œgiftâ€ of applying them. They work not</text:p>
      <text:p text:style-name="Preformatted_20_Text">as mere rules to be conned by rote, but as principles assimilated into</text:p>
      <text:p text:style-name="Preformatted_20_Text">constituents of the mental life-blood: rules which serve only as condensed</text:p>
      <text:p text:style-name="Preformatted_20_Text">reminders and hints of habits of thought and methods of research which</text:p>
      <text:p text:style-name="Preformatted_20_Text">have grown up in action and reflection. To observe we must comprehend: yet</text:p>
      <text:p text:style-name="Preformatted_20_Text">we can only comprehend by observing. We all know how unintelligibleâ€”save</text:p>
      <text:p text:style-name="Preformatted_20_Text">for epochs of ampler reciprocity, and it may be even of acquired unity of</text:p>
      <text:p text:style-name="Preformatted_20_Text">interestâ€”the two sexes are for each other. Parents can remember how</text:p>
      <text:p text:style-name="Preformatted_20_Text">mysteriously minded they found their own elders; and in most cases they</text:p>
      <text:p text:style-name="Preformatted_20_Text">have to experience the depth of the gulf which in certain directions parts</text:p>
      <text:p text:style-name="Preformatted_20_Text">them from their childrenâ€™s hearts. Even in civilised Europe, the ordinary</text:p>
      <text:p text:style-name="Preformatted_20_Text">member of each nation has an underlying conviction (which at moments of</text:p>
      <text:p text:style-name="Preformatted_20_Text">passion or surprise will rise and find harsh utterance) that the foreigner</text:p>
      <text:p text:style-name="Preformatted_20_Text">is queer, irrational, and absurd. If the foreigner, further, be so far</text:p>
      <text:p text:style-name="Preformatted_20_Text">removed as a Chinaman (or an Australian â€œblackâ€), there is hardly anything</text:p>
      <text:p text:style-name="Preformatted_20_Text">too vile, meaningless, or inhuman which the European will not readily</text:p>
      <text:p text:style-name="Preformatted_20_Text">believe in the case of one who, it may be, in turn describes him as a</text:p>
      <text:p text:style-name="Preformatted_20_Text">â€œforeign devil.â€ It can only be in a fit of noble chivalry that the</text:p>
      <text:p text:style-name="Preformatted_20_Text">British rank and file can so far temporise with its insular prejudice as</text:p>
      <text:p text:style-name="Preformatted_20_Text">to admit of â€œFuzzy-wuzzyâ€ that</text:p>
      <text:p text:style-name="Preformatted_20_Text"/>
      <text:p text:style-name="Preformatted_20_Text"/>
      <text:p text:style-name="Preformatted_20_Text"><text:s text:c="4"/>â€œHeâ€™s a poor benighted â€™eathenâ€”but a first-class fightinâ€™ man.â€</text:p>
      <text:p text:style-name="Preformatted_20_Text"/>
      <text:p text:style-name="Preformatted_20_Text"/>
      <text:p text:style-name="Preformatted_20_Text">Not every one is an observer who chooses to dub himself so, nor is it in a</text:p>
      <text:p text:style-name="Preformatted_20_Text">short lapse of time and with condescension for foreign habits, that any</text:p>
      <text:p text:style-name="Preformatted_20_Text">observer whatever can become a trustworthy reporter of the ideas some</text:p>
      <text:p text:style-name="Preformatted_20_Text">barbarian tribe holds concerning the things of earth and air, and the</text:p>
      <text:p text:style-name="Preformatted_20_Text">hidden things of spirits and gods. The â€œinterviewerâ€ no doubt is a useful</text:p>
      <text:p text:style-name="Preformatted_20_Text">being when it is necessary to find â€œcopy,â€ or when sharp-drawn characters</text:p>
      <text:p text:style-name="Preformatted_20_Text">and picturesque incidents are needed to stimulate an inert public, ever</text:p>
      <text:p text:style-name="Preformatted_20_Text">open to be interested in some new thing. But he is a poor contributor to</text:p>
      <text:p text:style-name="Preformatted_20_Text">the stored materials of science.</text:p>
      <text:p text:style-name="Preformatted_20_Text"/>
      <text:p text:style-name="Preformatted_20_Text">It is of other stuff that true science is made. And if even years of</text:p>
      <text:p text:style-name="Preformatted_20_Text">nominal intercourse and spatial juxtaposition sometimes leave human</text:p>
      <text:p text:style-name="Preformatted_20_Text"><text:soft-page-break/>beings, as regards their inner selves, in the position of strangers still,</text:p>
      <text:p text:style-name="Preformatted_20_Text">what shall be said of the attempt to discern the psychic life of animals?</text:p>
      <text:p text:style-name="Preformatted_20_Text">Will the touch of curiosity which prompts us to watch the proceedings of</text:p>
      <text:p text:style-name="Preformatted_20_Text">the strange creatures,â€”will a course of experimentation on their behaviour</text:p>
      <text:p text:style-name="Preformatted_20_Text">under artificial conditions,â€”justify us in drawing liberal conclusions as</text:p>
      <text:p text:style-name="Preformatted_20_Text">to why they so behaved, and what they thought and felt about it? It is</text:p>
      <text:p text:style-name="Preformatted_20_Text">necessary in the first place to know what to observe, and how, and above</text:p>
      <text:p text:style-name="Preformatted_20_Text">all what for. But that presumed, we must further live with the animals not</text:p>
      <text:p text:style-name="Preformatted_20_Text">only as their masters and their examiners, but as their friends and</text:p>
      <text:p text:style-name="Preformatted_20_Text">fellow-creatures; we must be ableâ€”and so lightly that no effort is</text:p>
      <text:p text:style-name="Preformatted_20_Text">discernableâ€”to lay aside the burden and garb of civilisation; we must</text:p>
      <text:p text:style-name="Preformatted_20_Text">possess that stamp of sympathy and similarity which invites confidence,</text:p>
      <text:p text:style-name="Preformatted_20_Text">and breaks down the reserve which our poor relations, whether human or</text:p>
      <text:p text:style-name="Preformatted_20_Text">others, offer to the first approaches of a strange superior. It is</text:p>
      <text:p text:style-name="Preformatted_20_Text">probable that in that case we should have less occasion to wonder at their</text:p>
      <text:p text:style-name="Preformatted_20_Text">oddities or to admire their sagacity. But a higher and more philosophical</text:p>
      <text:p text:style-name="Preformatted_20_Text">wonder might, as in other cases when we get inside the heart of our</text:p>
      <text:p text:style-name="Preformatted_20_Text">subject, take the place of the cheap and childish love of marvels, or of</text:p>
      <text:p text:style-name="Preformatted_20_Text">the vulgar straining after comic traits.</text:p>
      <text:p text:style-name="Preformatted_20_Text"/>
      <text:p text:style-name="Preformatted_20_Text">Of all this mass of materials the psychologist proper can directly make</text:p>
      <text:p text:style-name="Preformatted_20_Text">only a sparing use. Even as illustrations, his data must not be presented</text:p>
      <text:p text:style-name="Preformatted_20_Text">too often in all their crude and undigested individuality, or he runs the</text:p>
      <text:p text:style-name="Preformatted_20_Text">risk of leaving one-sided impressions. Every single instance,</text:p>
      <text:p text:style-name="Preformatted_20_Text">individualised and historical,â€”unless it be exhibited by that true art of</text:p>
      <text:p text:style-name="Preformatted_20_Text">genius which we cannot expect in the average psychologistâ€”narrows, even</text:p>
      <text:p text:style-name="Preformatted_20_Text">though it be but slightly, the complete and all-sided truth. Anecdotes are</text:p>
      <text:p text:style-name="Preformatted_20_Text">good, and to the wise they convey a world of meaning, but to lesser minds</text:p>
      <text:p text:style-name="Preformatted_20_Text">they sometimes suggest anything but the points they should accentuate.</text:p>
      <text:p text:style-name="Preformatted_20_Text">Without the detail of individual realistic study there is no psychology</text:p>
      <text:p text:style-name="Preformatted_20_Text">worth the name. History, story, we must have: but at the same time, with</text:p>
      <text:p text:style-name="Preformatted_20_Text">the philosopher, we must say, I donâ€™t give much weight to stories. And</text:p>
      <text:p text:style-name="Preformatted_20_Text">this is what will alwaysâ€”except in rare instances where something like</text:p>
      <text:p text:style-name="Preformatted_20_Text">genius is conjoined with itâ€”make esoteric science hard and unpopular. It</text:p>
      <text:p text:style-name="Preformatted_20_Text">dare notâ€”if it is true to its ideaâ€”rest on any amount of mere instances,</text:p>
      <text:p text:style-name="Preformatted_20_Text">as isolated, unreduced facts. Yet it can only have real power so far as it</text:p>
      <text:p text:style-name="Preformatted_20_Text">concentrates into itself the life-blood of many instances, and indeed</text:p>
      <text:p text:style-name="Preformatted_20_Text">extracts the pith and unity of all instances.</text:p>
      <text:p text:style-name="Preformatted_20_Text"/>
      <text:p text:style-name="Preformatted_20_Text">Nor, on the other hand, can it turn itself too directly and intently</text:p>
      <text:p text:style-name="Preformatted_20_Text">towards practical applications. All this theory of mental progress from</text:p>
      <text:p text:style-name="Preformatted_20_Text">the animate soul to the fullness of religion and science deals solely with</text:p>
      <text:p text:style-name="Preformatted_20_Text">the universal process of education: â€œthe education of humanityâ€ we may</text:p>
      <text:p text:style-name="Preformatted_20_Text">call it: the way in which mind is made true and real(46). It is therefore</text:p>
      <text:p text:style-name="Preformatted_20_Text">a question of intricacy and of time how to carry over this general theory</text:p>
      <text:p text:style-name="Preformatted_20_Text">into the arena of education as artificially directed and planned. To try</text:p>
      <text:p text:style-name="Preformatted_20_Text">to do so at a single step would be to repeat the mistake of Plato, if</text:p>
      <text:p text:style-name="Preformatted_20_Text">Plato may be taken to suppose (which seems incredible) that a theoretical</text:p>
      <text:p text:style-name="Preformatted_20_Text">study of the dialectics of truth and goodness would enable his rulers,</text:p>
      <text:p text:style-name="Preformatted_20_Text">without the training of special experience, to undertake the supreme tasks</text:p>
      <text:p text:style-name="Preformatted_20_Text">of legislation or administration. All politics, like all education, rests</text:p>
      <text:p text:style-name="Preformatted_20_Text">on these principles of the means and conditions of mental growth: but the</text:p>
      <text:p text:style-name="Preformatted_20_Text">schooling of concrete life, though it may not develop the faculty of</text:p>
      <text:p text:style-name="Preformatted_20_Text">formulating general laws, will often train better for the management of</text:p>
      <text:p text:style-name="Preformatted_20_Text">the relative than a mere logical Scholastic in first or absolute</text:p>
      <text:p text:style-name="Preformatted_20_Text">principles.</text:p>
      <text:p text:style-name="Preformatted_20_Text"/>
      <text:p text:style-name="Preformatted_20_Text">In conclusion, there are one or two points which seem of cardinal</text:p>
      <text:p text:style-name="Preformatted_20_Text">importance for the progress of psychology. (1) Its difference from the</text:p>
      <text:p text:style-name="Preformatted_20_Text"><text:soft-page-break/>physical sciences has to be set out: in other words, the peculiarity of</text:p>
      <text:p text:style-name="Preformatted_20_Text">psychical fact. It will not do merely to say that experience marks out</text:p>
      <text:p text:style-name="Preformatted_20_Text">these boundaries with sufficient clearness. On the contrary, the terms</text:p>
      <text:p text:style-name="Preformatted_20_Text">consciousness, feeling, mind, &amp;c., are evidently to many psychologists</text:p>
      <text:p text:style-name="Preformatted_20_Text">mere names. In particular, the habits of physical research when introduced</text:p>
      <text:p text:style-name="Preformatted_20_Text">into mental study lead to a good deal of what can only be called</text:p>
      <text:p text:style-name="Preformatted_20_Text">mythology. (2) There should be a clearer recognition of the problem of the</text:p>
      <text:p text:style-name="Preformatted_20_Text">relations of mental unity to mental elements. But to get that, a more</text:p>
      <text:p text:style-name="Preformatted_20_Text">thorough logical and metaphysical preparation is needed than is usually</text:p>
      <text:p text:style-name="Preformatted_20_Text">supposed necessary. The doctrine of identity and necessity, of universal</text:p>
      <text:p text:style-name="Preformatted_20_Text">and individual, has to be faced, however tedious. (3) The distinction</text:p>
      <text:p text:style-name="Preformatted_20_Text">between first-grade and second-grade elements and factors in the mental</text:p>
      <text:p text:style-name="Preformatted_20_Text">life has to be realised. The mere idea as presentative or immediate has to</text:p>
      <text:p text:style-name="Preformatted_20_Text">be kept clear of the more logico-reflective, or normative ideas, which</text:p>
      <text:p text:style-name="Preformatted_20_Text">belong to judgment and reasoning. And the number of these grades in mental</text:p>
      <text:p text:style-name="Preformatted_20_Text">development seems endless. (4) But, also, a separation is requiredâ€”were it</text:p>
      <text:p text:style-name="Preformatted_20_Text">but temporaryâ€”between what may be called principles, and what is detail.</text:p>
      <text:p text:style-name="Preformatted_20_Text">At present, in psychology, â€œprinciplesâ€ is a word almost without meaning.</text:p>
      <text:p text:style-name="Preformatted_20_Text">A complete all-explaining system is of course impossible at present and</text:p>
      <text:p text:style-name="Preformatted_20_Text">may always be so. Yet if an effort of thought could be concentrated on</text:p>
      <text:p text:style-name="Preformatted_20_Text">cardinal issues, and less padding of conventional and traditional detail</text:p>
      <text:p text:style-name="Preformatted_20_Text">were foisted in, much might thereby be done to make detailed research</text:p>
      <text:p text:style-name="Preformatted_20_Text">fruitful. (5) And finally, perhaps, if psychology be a philosophical</text:p>
      <text:p text:style-name="Preformatted_20_Text">study, some hint as to its purpose and problem would be desirable. If it</text:p>
      <text:p text:style-name="Preformatted_20_Text">is only an abstract branch of science, of course, no such hint is in</text:p>
      <text:p text:style-name="Preformatted_20_Text">plac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Essay III. On Some Psychological Aspects Of Ethics.</text:p>
      <text:p text:style-name="Preformatted_20_Text"/>
      <text:p text:style-name="Preformatted_20_Text"/>
      <text:p text:style-name="Preformatted_20_Text">Allusion has already been made to the question of the boundaries between</text:p>
      <text:p text:style-name="Preformatted_20_Text">logic and psychology, between logic and ethics, ethics and psychology, and</text:p>
      <text:p text:style-name="Preformatted_20_Text">psychology and epistemology. Each of these occasionally comes to cover</text:p>
      <text:p text:style-name="Preformatted_20_Text">ground that seems more appropriate to the others. Logic is sometimes</text:p>
      <text:p text:style-name="Preformatted_20_Text">restricted to denote the study of the conditions of derivative knowledge,</text:p>
      <text:p text:style-name="Preformatted_20_Text">of the canons of inference and the modes of proof. If taken more widely as</text:p>
      <text:p text:style-name="Preformatted_20_Text">the science of thought-form, it is supposed to imply a world of fixed or</text:p>
      <text:p text:style-name="Preformatted_20_Text">stereotyped relations between ideas, a system of stable thoughts governed</text:p>
      <text:p text:style-name="Preformatted_20_Text">by inflexible laws in an absolute order of immemorial or eternal truth. As</text:p>
      <text:p text:style-name="Preformatted_20_Text">against such fixity, psychology is supposed to deal with these same ideas</text:p>
      <text:p text:style-name="Preformatted_20_Text">as productsâ€”as growing out of a living process of thoughtâ€”having a history</text:p>
      <text:p text:style-name="Preformatted_20_Text">behind them and perhaps a prospect of further change. The genesis so given</text:p>
      <text:p text:style-name="Preformatted_20_Text">may be either a mere chronicle-history, or it may be a philosophical</text:p>
      <text:p text:style-name="Preformatted_20_Text">development. In the former case, it would note the occasions of incident</text:p>
      <text:p text:style-name="Preformatted_20_Text">and circumstance, the reactions of mind and environment, under which the</text:p>
      <text:p text:style-name="Preformatted_20_Text">ideas were formed. Such a psychological genesis of several ideas is found</text:p>
      <text:p text:style-name="Preformatted_20_Text">in the Second Book of Lockeâ€™s Essay. In the latter case, the account would</text:p>
      <text:p text:style-name="Preformatted_20_Text">be more concerned with the inner movement, the action and reaction in</text:p>
      <text:p text:style-name="Preformatted_20_Text">ideas themselves, considered not as due to casual occurrences, but as</text:p>
      <text:p text:style-name="Preformatted_20_Text">self-developing by an organic growth. But in either case, ideas would be</text:p>
      <text:p text:style-name="Preformatted_20_Text">shown not to be ready-made and independently existing kinds in a world of</text:p>
      <text:p text:style-name="Preformatted_20_Text">idea-things, and not to form an unchanging diagram or framework, but to be</text:p>
      <text:p text:style-name="Preformatted_20_Text">a growth, to have a history, and a development. Psychology in this sense</text:p>
      <text:p text:style-name="Preformatted_20_Text">would be a dynamical, as opposed to the supposed statical, treatment of</text:p>
      <text:p text:style-name="Preformatted_20_Text">ideas and concepts in logic. But it may be doubted how far it is well to</text:p>
      <text:p text:style-name="Preformatted_20_Text">call this psychology: unless psychology deals with the contents of the</text:p>
      <text:p text:style-name="Preformatted_20_Text"><text:soft-page-break/>mental life, in their meaning and purpose, instead of, as seems proper,</text:p>
      <text:p text:style-name="Preformatted_20_Text">merely in their character of psychic events. Such psychology is rather an</text:p>
      <text:p text:style-name="Preformatted_20_Text">evolutionist logic,â€”a dialectic process more than an analytic of a datum.</text:p>
      <text:p text:style-name="Preformatted_20_Text"/>
      <text:p text:style-name="Preformatted_20_Text">In the same way, ethics may be brought into one kind of contact with</text:p>
      <text:p text:style-name="Preformatted_20_Text">psychology. Ethics, like logic, may be supposed to presuppose and to deal</text:p>
      <text:p text:style-name="Preformatted_20_Text">with a certain inflexible scheme of requirements, a world of moral order</text:p>
      <text:p text:style-name="Preformatted_20_Text">governed by invariable or universal law; an eternal kingdom of right,</text:p>
      <text:p text:style-name="Preformatted_20_Text">existing independently of human wills, but to be learned and followed out</text:p>
      <text:p text:style-name="Preformatted_20_Text">in uncompromising obedience. As against this supposed absolute order,</text:p>
      <text:p text:style-name="Preformatted_20_Text">psychology may be said to show the genesis of the idea of obligation and</text:p>
      <text:p text:style-name="Preformatted_20_Text">duty, the growth of the authority of conscience, the formation of ideals,</text:p>
      <text:p text:style-name="Preformatted_20_Text">the relativity of moral ideas. Here also it may reach this conclusion, by</text:p>
      <text:p text:style-name="Preformatted_20_Text">a more external or a more internal mode of argument. It may try to show,</text:p>
      <text:p text:style-name="Preformatted_20_Text">in other words, that circumstances give rise to these forms of estimating</text:p>
      <text:p text:style-name="Preformatted_20_Text">conduct, or it may argue that they are a necessary development in the</text:p>
      <text:p text:style-name="Preformatted_20_Text">human being, constituted as he is. It may again be doubted whether this is</text:p>
      <text:p text:style-name="Preformatted_20_Text">properly called psychology. Yet its purport seems ultimately to be that</text:p>
      <text:p text:style-name="Preformatted_20_Text">the objective order is misconceived when it is regarded as an external or</text:p>
      <text:p text:style-name="Preformatted_20_Text">quasi-physical order: as a law written up and sanctioned with an external</text:p>
      <text:p text:style-name="Preformatted_20_Text">authorityâ€”as, in Kantâ€™s words, a heteronomy. If that order is objective,</text:p>
      <text:p text:style-name="Preformatted_20_Text">it is so because it is also in a sense subjective: if it is above the mere</text:p>
      <text:p text:style-name="Preformatted_20_Text">individuality of the individual, it is still in a way identical with his</text:p>
      <text:p text:style-name="Preformatted_20_Text">true or universal self-hood. Thus â€œpsychologicalâ€ here means the</text:p>
      <text:p text:style-name="Preformatted_20_Text">recognition that the logical and the moral law is an autonomy: that it is</text:p>
      <text:p text:style-name="Preformatted_20_Text">not given, but though necessary, necessary by the inward movement of the</text:p>
      <text:p text:style-name="Preformatted_20_Text">mind. The metaphor of law is, in brief, misleading. For, according to a</text:p>
      <text:p text:style-name="Preformatted_20_Text">common, though probably an erroneous, analysis of that term, the essence</text:p>
      <text:p text:style-name="Preformatted_20_Text">of a law in the political sphere is to be a species of command. And that</text:p>
      <text:p text:style-name="Preformatted_20_Text">is rather a one-sidedly practical or aesthetic way of looking at it. The</text:p>
      <text:p text:style-name="Preformatted_20_Text">essence of law in general, and the precondition of every law in special,</text:p>
      <text:p text:style-name="Preformatted_20_Text">is rather uniformity and universality, self-consistency and absence of</text:p>
      <text:p text:style-name="Preformatted_20_Text">contradiction: or, in other words, rationality. Its essential oppositeâ€”or</text:p>
      <text:p text:style-name="Preformatted_20_Text">its contradiction in essenceâ€”is a privilege, an attempt at isolating a</text:p>
      <text:p text:style-name="Preformatted_20_Text">case from others. It need not indeed always require bare</text:p>
      <text:p text:style-name="Preformatted_20_Text">uniformityâ€”require i.e. the same act to be done by different people: but</text:p>
      <text:p text:style-name="Preformatted_20_Text">it must always require that every thing within its operation shall be</text:p>
      <text:p text:style-name="Preformatted_20_Text">treated on principles of utter and thorough harmony and consistency. It</text:p>
      <text:p text:style-name="Preformatted_20_Text">requires each thing to be treated on public principles and with publicity:</text:p>
      <text:p text:style-name="Preformatted_20_Text">nothing apart and mere singular, as a mere incident or as a world by</text:p>
      <text:p text:style-name="Preformatted_20_Text">itself. Differently it may be treated, but always on grounds of common</text:p>
      <text:p text:style-name="Preformatted_20_Text">well-being, as part of an embracing system.</text:p>
      <text:p text:style-name="Preformatted_20_Text"/>
      <text:p text:style-name="Preformatted_20_Text">There is probably another sense, however, in which psychology comes into</text:p>
      <text:p text:style-name="Preformatted_20_Text">close relation with ethics. If we look on man as a microcosm, his inner</text:p>
      <text:p text:style-name="Preformatted_20_Text">system will more or less reproduce the system of the larger world. The</text:p>
      <text:p text:style-name="Preformatted_20_Text">older psychology used to distinguish an upper or superior order of</text:p>
      <text:p text:style-name="Preformatted_20_Text">faculties from a lower or inferior. Thus in the intellectual sphere, the</text:p>
      <text:p text:style-name="Preformatted_20_Text">intellect, judgment, and reason were set above the senses, imagination,</text:p>
      <text:p text:style-name="Preformatted_20_Text">and memory. Among the active powers, reasonable will, practical reason and</text:p>
      <text:p text:style-name="Preformatted_20_Text">conscience were ranked as paramount over the appetites and desires and</text:p>
      <text:p text:style-name="Preformatted_20_Text">emotions. And this use of the word â€œfacultyâ€ is as old as Plato, who</text:p>
      <text:p text:style-name="Preformatted_20_Text">regards science as a superior faculty to opinion or imagination. But this</text:p>
      <text:p text:style-name="Preformatted_20_Text">applicationâ€”which seems a perfectly legitimate oneâ€”does not, in the first</text:p>
      <text:p text:style-name="Preformatted_20_Text">instance, belong to psychology at all. No doubt it is psychically</text:p>
      <text:p text:style-name="Preformatted_20_Text">presented: but it has an other source. It springs from an appreciation, a</text:p>
      <text:p text:style-name="Preformatted_20_Text">judgment of the comparative truth or reality of what the so-called</text:p>
      <text:p text:style-name="Preformatted_20_Text">psychical act means or expresses. Such faculties are powers in a hierarchy</text:p>
      <text:p text:style-name="Preformatted_20_Text">of means and ends and presuppose a normative or critical function which</text:p>
      <text:p text:style-name="Preformatted_20_Text"><text:soft-page-break/>has classified reality. Psychically, the elements which enter into</text:p>
      <text:p text:style-name="Preformatted_20_Text">knowledge are not other than those which belong to opinion: but they are</text:p>
      <text:p text:style-name="Preformatted_20_Text">nearer an adequate rendering of reality, they are truer, or nearer the</text:p>
      <text:p text:style-name="Preformatted_20_Text">Idea. And in the main we may say, that is truer or more real which</text:p>
      <text:p text:style-name="Preformatted_20_Text">succeeds in more completely organising and unifying elementsâ€”which rises</text:p>
      <text:p text:style-name="Preformatted_20_Text">more and more above the selfish or isolated part into the thorough unity</text:p>
      <text:p text:style-name="Preformatted_20_Text">of all parts.</text:p>
      <text:p text:style-name="Preformatted_20_Text"/>
      <text:p text:style-name="Preformatted_20_Text">The superior faculty is therefore the more thorough organisation of that</text:p>
      <text:p text:style-name="Preformatted_20_Text">which is elsewhere less harmoniously systematised. Opinion is fragmentary</text:p>
      <text:p text:style-name="Preformatted_20_Text">and partial: it begins abruptly and casually from the unknown, and runs</text:p>
      <text:p text:style-name="Preformatted_20_Text">off no less abruptly into the unknown. Knowledge, on the contrary, is</text:p>
      <text:p text:style-name="Preformatted_20_Text">unified: and its unity gives it its strength and superiority. The powers</text:p>
      <text:p text:style-name="Preformatted_20_Text">which thus exist are the subjective counterparts of objectively valuable</text:p>
      <text:p text:style-name="Preformatted_20_Text">products. Thus, reason is the subjective counterpart of a world in which</text:p>
      <text:p text:style-name="Preformatted_20_Text">all the constituents are harmonised and fall into due relationship. It is</text:p>
      <text:p text:style-name="Preformatted_20_Text">a product or result, which is not psychologically, but logically or</text:p>
      <text:p text:style-name="Preformatted_20_Text">morally important. It is a faculty, because it means that actually its</text:p>
      <text:p text:style-name="Preformatted_20_Text">possessor has ordered and systematised his life or his ideas of things.</text:p>
      <text:p text:style-name="Preformatted_20_Text">Psychologically, it, like unreason, is a compound of elements: but in the</text:p>
      <text:p text:style-name="Preformatted_20_Text">case of reason the composition is unendingly and infinitely consistent; it</text:p>
      <text:p text:style-name="Preformatted_20_Text">is knowledge completely unified. The distinction then is not in the</text:p>
      <text:p text:style-name="Preformatted_20_Text">strictest sense psychological: for it has an aesthetic or normative</text:p>
      <text:p text:style-name="Preformatted_20_Text">character; it is logical or ethical: it denotes that the idea or the act</text:p>
      <text:p text:style-name="Preformatted_20_Text">is an approach to truth or goodness. And so, when Butler or Plato</text:p>
      <text:p text:style-name="Preformatted_20_Text">distinguishes reason or reflection from appetites and affections, and even</text:p>
      <text:p text:style-name="Preformatted_20_Text">from self-love or from the heart which loves and hates, this is not</text:p>
      <text:p text:style-name="Preformatted_20_Text">exactly a psychological division in the narrower sense. That is to say:</text:p>
      <text:p text:style-name="Preformatted_20_Text">these are, in Platoâ€™s words, not merely â€œparts,â€ but quite as much â€œkindsâ€</text:p>
      <text:p text:style-name="Preformatted_20_Text">and â€œformsâ€ of soul. They denote degrees in that harmonisation of mind and</text:p>
      <text:p text:style-name="Preformatted_20_Text">soul which reproduces the permanent and complete truth of things. For</text:p>
      <text:p text:style-name="Preformatted_20_Text">example, self-love, as Butler describes it, has but a partial and narrowed</text:p>
      <text:p text:style-name="Preformatted_20_Text">view of the worth of acts: it is engrossing and self-involved: it cannot</text:p>
      <text:p text:style-name="Preformatted_20_Text">take in the full dependence of the narrower interest on the larger and</text:p>
      <text:p text:style-name="Preformatted_20_Text">eternal self. So, in Plato, the man of heart is but a nature which by fits</text:p>
      <text:p text:style-name="Preformatted_20_Text">and starts, or with steady but limited vision, realises the larger life.</text:p>
      <text:p text:style-name="Preformatted_20_Text">These parts or kinds are not separate and co-existent faculties: but</text:p>
      <text:p text:style-name="Preformatted_20_Text">grades in the co-ordination and unification of the same one human nature.</text:p>
      <text:p text:style-name="Preformatted_20_Text"/>
      <text:p text:style-name="Preformatted_20_Text"/>
      <text:p text:style-name="Preformatted_20_Text"/>
      <text:p text:style-name="Preformatted_20_Text">(i.) Psychology and Epistemology.</text:p>
      <text:p text:style-name="Preformatted_20_Text"/>
      <text:p text:style-name="Preformatted_20_Text"/>
      <text:p text:style-name="Preformatted_20_Text">Psychology however in the strict sense is extremely difficult to define.</text:p>
      <text:p text:style-name="Preformatted_20_Text">Those who describe it as the â€œscience of mind,â€ the â€œphenomenology of</text:p>
      <text:p text:style-name="Preformatted_20_Text">consciousness,â€ seem to give it a wider scope than they really mean. The</text:p>
      <text:p text:style-name="Preformatted_20_Text">psychologist of the straiter sect tends, on the other hand, to carry us</text:p>
      <text:p text:style-name="Preformatted_20_Text">beyond mind and consciousness altogether. His, it has been said, is a</text:p>
      <text:p text:style-name="Preformatted_20_Text">psychology without a PsychÃ©. For him Mind, Soul, and Consciousness are</text:p>
      <text:p text:style-name="Preformatted_20_Text">only current and convenient names to designate the field, the ground on</text:p>
      <text:p text:style-name="Preformatted_20_Text">which the phenomena he observes are supposed to transact themselves. But</text:p>
      <text:p text:style-name="Preformatted_20_Text">they must not on any account interfere with the operations; any more than</text:p>
      <text:p text:style-name="Preformatted_20_Text">Nature in general may interfere with strictly physical inquiries, or Life</text:p>
      <text:p text:style-name="Preformatted_20_Text">and vital force with the theories of biology. The so-called Mind is only</text:p>
      <text:p text:style-name="Preformatted_20_Text">to be regarded as a stage on which certain events represent themselves. In</text:p>
      <text:p text:style-name="Preformatted_20_Text">this field, or on this stage, there are certain relatively ultimate</text:p>
      <text:p text:style-name="Preformatted_20_Text">elements, variously called ideas, presentations, feelings, or states of</text:p>
      <text:p text:style-name="Preformatted_20_Text"><text:soft-page-break/>consciousness. But these elements, though called ideas, must not be</text:p>
      <text:p text:style-name="Preformatted_20_Text">supposed more than mechanical or dynamical elements; consciousness is</text:p>
      <text:p text:style-name="Preformatted_20_Text">rather their product, a product which presupposes certain operations and</text:p>
      <text:p text:style-name="Preformatted_20_Text">relations between them. If we are to be strictly scientific, we must, it</text:p>
      <text:p text:style-name="Preformatted_20_Text">is urged, treat the factors of consciousness as not themselves conscious:</text:p>
      <text:p text:style-name="Preformatted_20_Text">we must regard them as quasi-objective, or in abstraction from the</text:p>
      <text:p text:style-name="Preformatted_20_Text">consciousness which surveys them. The Ego must sink into a mere receptacle</text:p>
      <text:p text:style-name="Preformatted_20_Text">or arena of psychic event; its independent meaning or purport is to be</text:p>
      <text:p text:style-name="Preformatted_20_Text">ignored, as beside the question.</text:p>
      <text:p text:style-name="Preformatted_20_Text"/>
      <text:p text:style-name="Preformatted_20_Text">When this line is once fixed upon, it seems inevitable to go farther.</text:p>
      <text:p text:style-name="Preformatted_20_Text">Comte was inclined to treat psychology as falling between two stools: it</text:p>
      <text:p text:style-name="Preformatted_20_Text">must, he thought, draw all its content either from physiology on the one</text:p>
      <text:p text:style-name="Preformatted_20_Text">hand, or from social factors on the other. The dominant or experimental</text:p>
      <text:p text:style-name="Preformatted_20_Text">psychology of the present day seems inclined, without however formulating</text:p>
      <text:p text:style-name="Preformatted_20_Text">any very definite statement, to pronounce for the former alternative. It</text:p>
      <text:p text:style-name="Preformatted_20_Text">does not indeed adopt the materialistic view that mind is only a function</text:p>
      <text:p text:style-name="Preformatted_20_Text">of matter. Its standpoint rather is that the psychical presents itself</text:p>
      <text:p text:style-name="Preformatted_20_Text">even to unskilled observation as dependent on (i.e. not independent of) or</text:p>
      <text:p text:style-name="Preformatted_20_Text">as concomitant with certain physical or corporeal facts. It adds that the</text:p>
      <text:p text:style-name="Preformatted_20_Text">more accurately trained the observer becomes, the more he comes to</text:p>
      <text:p text:style-name="Preformatted_20_Text">discover a corporeal aspect even where originally he had not surmised its</text:p>
      <text:p text:style-name="Preformatted_20_Text">existence, and to conclude that the two cycles of psychical and physical</text:p>
      <text:p text:style-name="Preformatted_20_Text">event never interfere with each other: that soul does not intervene in</text:p>
      <text:p text:style-name="Preformatted_20_Text">bodily process, nor body take up and carry on psychical. If it is said</text:p>
      <text:p text:style-name="Preformatted_20_Text">that the will moves the limbs, he replies that the will which moves is</text:p>
      <text:p text:style-name="Preformatted_20_Text">really certain formerly unnoticed movements of nerve and muscle which are</text:p>
      <text:p text:style-name="Preformatted_20_Text">felt or interpreted as a discharge of power. If the ocular impression is</text:p>
      <text:p text:style-name="Preformatted_20_Text">said to cause an impression on the mind, he replies that any fact hidden</text:p>
      <text:p text:style-name="Preformatted_20_Text">under that phrase refers to a change in the molecules of the brain. He</text:p>
      <text:p text:style-name="Preformatted_20_Text">will therefore conclude that for the study of psychical phenomena the</text:p>
      <text:p text:style-name="Preformatted_20_Text">physical basis, as it may be called, is all important. Only so can</text:p>
      <text:p text:style-name="Preformatted_20_Text">observation really deal with fact capable of description and measurement.</text:p>
      <text:p text:style-name="Preformatted_20_Text">Thus psychology, it may be said, tends to become a department of</text:p>
      <text:p text:style-name="Preformatted_20_Text">physiology. From another standpoint, biology may be said to receive its</text:p>
      <text:p text:style-name="Preformatted_20_Text">completion in psychology. How much either phrase means, however, will</text:p>
      <text:p text:style-name="Preformatted_20_Text">depend on the estimate we form of biology. If biology is only the study of</text:p>
      <text:p text:style-name="Preformatted_20_Text">mechanical and chemical phenomena on the peculiar field known as an</text:p>
      <text:p text:style-name="Preformatted_20_Text">organism, and if that organism is only treated as an environment which may</text:p>
      <text:p text:style-name="Preformatted_20_Text">be ignored, then psychology, put on the same level, is not the full</text:p>
      <text:p text:style-name="Preformatted_20_Text">science of mind, any more than the other is the full study of life. They</text:p>
      <text:p text:style-name="Preformatted_20_Text">both have narrowed their subject to suit the abstract scheme of the</text:p>
      <text:p text:style-name="Preformatted_20_Text">laboratory, where the victim of experiment is either altered by mutilation</text:p>
      <text:p text:style-name="Preformatted_20_Text">and artificial restrictions, or is dead. If, on the contrary, biology has</text:p>
      <text:p text:style-name="Preformatted_20_Text">a substantial unity of its own to which mechanical and chemical</text:p>
      <text:p text:style-name="Preformatted_20_Text">considerations are subordinate and instrumental, psychology may even take</text:p>
      <text:p text:style-name="Preformatted_20_Text">part with physiology without losing its essential rank. But in that case,</text:p>
      <text:p text:style-name="Preformatted_20_Text">we must, as Spinoza said(47), think less mechanically of the animal frame,</text:p>
      <text:p text:style-name="Preformatted_20_Text">and recognise (after the example of Schelling) something truly inward</text:p>
      <text:p text:style-name="Preformatted_20_Text">(i.e. not merely locally inside the skin) as the supreme phase or</text:p>
      <text:p text:style-name="Preformatted_20_Text">characteristic of life. We must, in short, recognise sensibility as the</text:p>
      <text:p text:style-name="Preformatted_20_Text">culmination of the physiological and the beginning of the psychological.</text:p>
      <text:p text:style-name="Preformatted_20_Text"/>
      <text:p text:style-name="Preformatted_20_Text">To the strictly scientific psychologist, as has been notedâ€”or to the</text:p>
      <text:p text:style-name="Preformatted_20_Text">psychology which imitates optical and electrical scienceâ€”ideas are only</text:p>
      <text:p text:style-name="Preformatted_20_Text">psychical events: they are not ideas _of_ anything, relative, i.e. to</text:p>
      <text:p text:style-name="Preformatted_20_Text">something else; they have no meaning, and no reference to a reality beyond</text:p>
      <text:p text:style-name="Preformatted_20_Text">themselves. They are presentations;â€”not representations of something</text:p>
      <text:p text:style-name="Preformatted_20_Text">outside consciousness. They are appearances: but not appearances of</text:p>
      <text:p text:style-name="Preformatted_20_Text"><text:soft-page-break/>something: they do not reveal anything beyond themselves. They are, we may</text:p>
      <text:p text:style-name="Preformatted_20_Text">almost say, a unique kind of physical phenomena. If we say they are</text:p>
      <text:p text:style-name="Preformatted_20_Text">presentations of something, we only mean that in the presented something,</text:p>
      <text:p text:style-name="Preformatted_20_Text">in the felt something, the wished something, we separate the quality or</text:p>
      <text:p text:style-name="Preformatted_20_Text">form or aspect of presentativeness, of feltness, of wishedness, and</text:p>
      <text:p text:style-name="Preformatted_20_Text">consider this aspect by itself. There are grades, relations,</text:p>
      <text:p text:style-name="Preformatted_20_Text">complications, of such presentations or in such presentedness: and with</text:p>
      <text:p text:style-name="Preformatted_20_Text">the description and explanation of these, psychology is concerned. They</text:p>
      <text:p text:style-name="Preformatted_20_Text">are fainter or stronger, more or less correlated and antithetical.</text:p>
      <text:p text:style-name="Preformatted_20_Text">Presentation (or ideation), in short, is the name of a train of event,</text:p>
      <text:p text:style-name="Preformatted_20_Text">which has its peculiarities, its laws, its systems, its history.</text:p>
      <text:p text:style-name="Preformatted_20_Text"/>
      <text:p text:style-name="Preformatted_20_Text">All reality, it may be said, subsists in such presentation; it is for a</text:p>
      <text:p text:style-name="Preformatted_20_Text">consciousness, or in a consciousness. All _esse_, in its widest sense, is</text:p>
      <text:p text:style-name="Preformatted_20_Text">_percipi_. And yet, it seems but the commonest of experiences to say that</text:p>
      <text:p text:style-name="Preformatted_20_Text">all that is presented is not reality. It _is_, it has a sort of being,â€”is</text:p>
      <text:p text:style-name="Preformatted_20_Text">somehow presumed to exist: but it is not reality. And this reference and</text:p>
      <text:p text:style-name="Preformatted_20_Text">antithesis to _what_ is presented is implied in all such terms as â€œideas,â€</text:p>
      <text:p text:style-name="Preformatted_20_Text">â€œfeelings,â€ â€œstates of consciousnessâ€: they are distinguished from and</text:p>
      <text:p text:style-name="Preformatted_20_Text">related to objects of sense or external facts, to something, as it is</text:p>
      <text:p text:style-name="Preformatted_20_Text">called, outside consciousness. Thoughts and ideas are set against things</text:p>
      <text:p text:style-name="Preformatted_20_Text">and realities. In their primitive stage both the child and the savage seem</text:p>
      <text:p text:style-name="Preformatted_20_Text">to recognise no such difference. What they imagine is, as we might say, on</text:p>
      <text:p text:style-name="Preformatted_20_Text">the same plane with what they touch and feel. They do not, as we</text:p>
      <text:p text:style-name="Preformatted_20_Text">reproachfully remark, recognise the difference between fact and fiction.</text:p>
      <text:p text:style-name="Preformatted_20_Text">All of us indeed are liable to lapses into the same condition. A strong</text:p>
      <text:p text:style-name="Preformatted_20_Text">passion, a keen hope or fear, as we say, invests its objects with reality:</text:p>
      <text:p text:style-name="Preformatted_20_Text">even a sanguine moment presents as fact what calmer reflection disallows</text:p>
      <text:p text:style-name="Preformatted_20_Text">as fancy. With natural and sane intelligences, however, the recrudescence</text:p>
      <text:p text:style-name="Preformatted_20_Text">of barbarous imagination is soon dispelled, and the difference between</text:p>
      <text:p text:style-name="Preformatted_20_Text">hallucinations and realities is established. With the utterly wrecked in</text:p>
      <text:p text:style-name="Preformatted_20_Text">mind, the reality of hallucinations becomes a permanent or habitual state.</text:p>
      <text:p text:style-name="Preformatted_20_Text">With the child and the untrained it is a recurrent and a disturbing</text:p>
      <text:p text:style-name="Preformatted_20_Text">influence: and it need hardly be added that the circle of these _decepti</text:p>
      <text:p text:style-name="Preformatted_20_Text">deceptores_â€”people with the â€œlie in the Soulâ€â€”is a large one. There thus</text:p>
      <text:p text:style-name="Preformatted_20_Text">emerges a distinction of vast importance, that of truth and falsehood, of</text:p>
      <text:p text:style-name="Preformatted_20_Text">reality and unreality, or between representation and reality. There arise</text:p>
      <text:p text:style-name="Preformatted_20_Text">two worlds, the world of ideas, and the world of reality which it is</text:p>
      <text:p text:style-name="Preformatted_20_Text">supposed to represent, and, in many cases, to represent badly.</text:p>
      <text:p text:style-name="Preformatted_20_Text"/>
      <text:p text:style-name="Preformatted_20_Text">With this distinction we are brought across the problem sometimes called</text:p>
      <text:p text:style-name="Preformatted_20_Text">Epistemological. Strictly speaking, it is really part of a larger problem:</text:p>
      <text:p text:style-name="Preformatted_20_Text">the problem of whatâ€”if Greek compounds must be usedâ€”may be styled</text:p>
      <text:p text:style-name="Preformatted_20_Text">Aletheiologyâ€”the theory of truth and reality: what Hegel called Logic, and</text:p>
      <text:p text:style-name="Preformatted_20_Text">what many others have called Metaphysics. As it is ordinarily taken up,</text:p>
      <text:p text:style-name="Preformatted_20_Text">â€œideasâ€ are believed to be something _in us_ which is representative or</text:p>
      <text:p text:style-name="Preformatted_20_Text">symbolical of something truly real _outside us_. This inward something is</text:p>
      <text:p text:style-name="Preformatted_20_Text">said to be the first and immediate object of knowledge(48), and gives</text:p>
      <text:p text:style-name="Preformatted_20_Text">usâ€”in a mysterious way we need not here discussâ€”the mediate knowledge of</text:p>
      <text:p text:style-name="Preformatted_20_Text">the reality, which is sometimes said to cause it. Ideas in the Mind, or in</text:p>
      <text:p text:style-name="Preformatted_20_Text">the Subject, or in us, bear witness to something outside the</text:p>
      <text:p text:style-name="Preformatted_20_Text">mind,â€”trans-subjectiveâ€”beyond us. The Mind, Subject, or Ego, in this</text:p>
      <text:p text:style-name="Preformatted_20_Text">parallelism is evidently in some way identified with our corporeal</text:p>
      <text:p text:style-name="Preformatted_20_Text">organism: perhaps even located, and provided with a â€œseat,â€ in some</text:p>
      <text:p text:style-name="Preformatted_20_Text">defined space of that organism. It is, however, the starting-point of the</text:p>
      <text:p text:style-name="Preformatted_20_Text">whole distinction that ideas _do not_, no less than they do, conform or</text:p>
      <text:p text:style-name="Preformatted_20_Text">correspond to this supra-conscious or extra-conscious world of real</text:p>
      <text:p text:style-name="Preformatted_20_Text">things. Truth or falsehood arises, according to these assumptions,</text:p>
      <text:p text:style-name="Preformatted_20_Text">according as psychical image or idea corresponds or not to physical fact.</text:p>
      <text:p text:style-name="Preformatted_20_Text"><text:soft-page-break/>But how, unless by some miraculous second-sight, where the supreme</text:p>
      <text:p text:style-name="Preformatted_20_Text">consciousness, directly contemplating by intuition the true and</text:p>
      <text:p text:style-name="Preformatted_20_Text">independent reality, turns to compare with this immediate vision the</text:p>
      <text:p text:style-name="Preformatted_20_Text">results of the mediate processes conducted along the organs of sense,â€”how</text:p>
      <text:p text:style-name="Preformatted_20_Text">this agreement or disagreement of copy and original, of idea and reality,</text:p>
      <text:p text:style-name="Preformatted_20_Text">can be detected, it is impossible to say.</text:p>
      <text:p text:style-name="Preformatted_20_Text"/>
      <text:p text:style-name="Preformatted_20_Text">As has been already noted, the mischief lies in the hypostatisation of</text:p>
      <text:p text:style-name="Preformatted_20_Text">ideas as something existing in abstraction from thingsâ€”and, of things, in</text:p>
      <text:p text:style-name="Preformatted_20_Text">abstraction from ideas. They are two abstractions, the first by the</text:p>
      <text:p text:style-name="Preformatted_20_Text">realist, the second by the idealist called subjective and psychological.</text:p>
      <text:p text:style-name="Preformatted_20_Text">To the realist, things exist by themselves, and they manage to produce a</text:p>
      <text:p text:style-name="Preformatted_20_Text">copy of themselves (more or less exact, or symbolical) in _our_ mind, i.e.</text:p>
      <text:p text:style-name="Preformatted_20_Text">in a materialistically-spiritual or a spiritualistically-material locus</text:p>
      <text:p text:style-name="Preformatted_20_Text">which holds â€œimagesâ€ and ideas. To the psychological idealist, ideas have</text:p>
      <text:p text:style-name="Preformatted_20_Text">a substantive and primary right to existence, them alone do we really</text:p>
      <text:p text:style-name="Preformatted_20_Text">know, and from them we more or less legitimately are said (but probably no</text:p>
      <text:p text:style-name="Preformatted_20_Text">one takes this seriously) to infer or postulate a world of permanent</text:p>
      <text:p text:style-name="Preformatted_20_Text">things. Now ideas have no substantive existence as a sort of things, or</text:p>
      <text:p text:style-name="Preformatted_20_Text">even images of things anywhere. All this is pure mythology. It is said by</text:p>
      <text:p text:style-name="Preformatted_20_Text">comparative mythologists that in some cases the epithet or quality of some</text:p>
      <text:p text:style-name="Preformatted_20_Text">deity has been substantialised (hypostatised) into a separate god, who,</text:p>
      <text:p text:style-name="Preformatted_20_Text">however (so still to keep up the unity), is regarded as a relative, a son,</text:p>
      <text:p text:style-name="Preformatted_20_Text">or daughter, of the original. So the phrase â€œideas of thingsâ€ has been</text:p>
      <text:p text:style-name="Preformatted_20_Text">taken literally as if it was double. But to have an idea of a thing merely</text:p>
      <text:p text:style-name="Preformatted_20_Text">means that we know it, or think it. An idea is not given: it is a thing</text:p>
      <text:p text:style-name="Preformatted_20_Text">which is given in the idea. An idea is not an additional and intervening</text:p>
      <text:p text:style-name="Preformatted_20_Text">object of our knowledge or supposed knowledge. That a thing is our object</text:p>
      <text:p text:style-name="Preformatted_20_Text">of thought is another word for its being our idea, and that means we know</text:p>
      <text:p text:style-name="Preformatted_20_Text">it.</text:p>
      <text:p text:style-name="Preformatted_20_Text"/>
      <text:p text:style-name="Preformatted_20_Text">The distinction between truth and falsehood, between reality and</text:p>
      <text:p text:style-name="Preformatted_20_Text">appearance, is not arrived at by comparing what we have before us in our</text:p>
      <text:p text:style-name="Preformatted_20_Text">mind with some inaccessible reality beyond. It is a distinction that grows</text:p>
      <text:p text:style-name="Preformatted_20_Text">up with the growth and organisation of our presentationsâ€”with their</text:p>
      <text:p text:style-name="Preformatted_20_Text">gradual systematisation and unification in one consciousness. But this</text:p>
      <text:p text:style-name="Preformatted_20_Text">consciousness which thinks, i.e. judges and reasons, is something superior</text:p>
      <text:p text:style-name="Preformatted_20_Text">to the contrast of physical and psychical: superior, i.e. in so far as it</text:p>
      <text:p text:style-name="Preformatted_20_Text">includes and surveys the antithesis, without superseding it. It is the</text:p>
      <text:p text:style-name="Preformatted_20_Text">â€œtranscendental unity of consciousnessâ€ of Kantâ€”his synthetic unity of</text:p>
      <text:p text:style-name="Preformatted_20_Text">apperception. It means that all ideas ultimately derive their reality from</text:p>
      <text:p text:style-name="Preformatted_20_Text">their coherence with each other in an all-embracing or infinite idea. Real</text:p>
      <text:p text:style-name="Preformatted_20_Text">in a sense ideas always are, but with an imperfect reality. Thus the</text:p>
      <text:p text:style-name="Preformatted_20_Text">education to truth is notâ€”such a thing would be meaninglessâ€”ended by a</text:p>
      <text:p text:style-name="Preformatted_20_Text">rough and ready recommendation to compare our ideas with facts: it must</text:p>
      <text:p text:style-name="Preformatted_20_Text">teach the art which discovers facts. And the teaching may have to go</text:p>
      <text:p text:style-name="Preformatted_20_Text">through many grades or provinces: in each of which it is possible to</text:p>
      <text:p text:style-name="Preformatted_20_Text">acquire a certain virtuosoship without being necessarily an adept in</text:p>
      <text:p text:style-name="Preformatted_20_Text">another. It is through what is called the development of intellect,</text:p>
      <text:p text:style-name="Preformatted_20_Text">judgment, and reasoning that the faculty of truth-detecting or</text:p>
      <text:p text:style-name="Preformatted_20_Text">truth-selecting comes. And the common feature of all of these is, so to</text:p>
      <text:p text:style-name="Preformatted_20_Text">say, their superiority to the psychological mechanism, not in the sense of</text:p>
      <text:p text:style-name="Preformatted_20_Text">working without it and directly, but of being the organising unity or</text:p>
      <text:p text:style-name="Preformatted_20_Text">unifier and controller and judge of that mechanism. The certainty and</text:p>
      <text:p text:style-name="Preformatted_20_Text">necessity of truth and knowledge do not come from a constraint from the</text:p>
      <text:p text:style-name="Preformatted_20_Text">external thing which forces the inner idea into submission; they come from</text:p>
      <text:p text:style-name="Preformatted_20_Text">the inner necessity of conformity and coherence in the organism of</text:p>
      <text:p text:style-name="Preformatted_20_Text">experience. We in fact had better speak of ideas as experienceâ€”as felt</text:p>
      <text:p text:style-name="Preformatted_20_Text">reality: a reality however which has its degrees and perhaps even its</text:p>
      <text:p text:style-name="Preformatted_20_Text"><text:soft-page-break/>provinces. All truth comes with the reasoned judgment, i.e. the</text:p>
      <text:p text:style-name="Preformatted_20_Text">syllogismâ€”i.e. with the institution or discovery of relations of fact or</text:p>
      <text:p text:style-name="Preformatted_20_Text">element to fact or element, immediate or derivative, partial and less</text:p>
      <text:p text:style-name="Preformatted_20_Text">partial, up to its ideal coherence in one Idea. It is because this</text:p>
      <text:p text:style-name="Preformatted_20_Text">coherence is so imperfectly established in many human beings that their</text:p>
      <text:p text:style-name="Preformatted_20_Text">knowledge is so indistinguishable from opinion, and that they separate so</text:p>
      <text:p text:style-name="Preformatted_20_Text">loosely truth from error. They have not worked their way into a definitely</text:p>
      <text:p text:style-name="Preformatted_20_Text">articulated system, where there are no gaps, no abrupt transitions: their</text:p>
      <text:p text:style-name="Preformatted_20_Text">mental order is so loosely put together that divergences and</text:p>
      <text:p text:style-name="Preformatted_20_Text">contradictions which vex another drop off ineffectual from them.</text:p>
      <text:p text:style-name="Preformatted_20_Text"/>
      <text:p text:style-name="Preformatted_20_Text"/>
      <text:p text:style-name="Preformatted_20_Text"/>
      <text:p text:style-name="Preformatted_20_Text">(ii.) Kant, Fichte, and Hegel.</text:p>
      <text:p text:style-name="Preformatted_20_Text"/>
      <text:p text:style-name="Preformatted_20_Text"/>
      <text:p text:style-name="Preformatted_20_Text">This was the idealism which Kant taught and Fichte promoted. Of the other</text:p>
      <text:p text:style-name="Preformatted_20_Text">idealism there are no doubt abundant traces in the language of Kant: and</text:p>
      <text:p text:style-name="Preformatted_20_Text">they were greedily fastened on by Schopenhauer. To him the doctrine, that</text:p>
      <text:p text:style-name="Preformatted_20_Text">the world is my idea, is adequately represented when it is translated into</text:p>
      <text:p text:style-name="Preformatted_20_Text">the phrase that the world is a phantasmagoria of my brain; and escape from</text:p>
      <text:p text:style-name="Preformatted_20_Text">the subjective idealism thus initiated is found by him only through a</text:p>
      <text:p text:style-name="Preformatted_20_Text">supposed revelation of immediate being communicated in the experience of</text:p>
      <text:p text:style-name="Preformatted_20_Text">will. But according to the more consistently interpreted Kant, the problem</text:p>
      <text:p text:style-name="Preformatted_20_Text">of philosophy consists in laying bare the supreme law or conditions of</text:p>
      <text:p text:style-name="Preformatted_20_Text">consciousness on which depend the validity of our knowledge, our estimates</text:p>
      <text:p text:style-name="Preformatted_20_Text">of conduct, and our aesthetic standards. And these roots of reality are</text:p>
      <text:p text:style-name="Preformatted_20_Text">for Kant in the mindâ€”or, should we rather sayâ€”in mindâ€”in â€œConsciousness in</text:p>
      <text:p text:style-name="Preformatted_20_Text">General.â€ In the _Criticism of Pure Reason_ the general drift of his</text:p>
      <text:p text:style-name="Preformatted_20_Text">examination is to show that the great things or final realities which are</text:p>
      <text:p text:style-name="Preformatted_20_Text">popularly supposed to stand in self-subsistent being, as ultimate and</text:p>
      <text:p text:style-name="Preformatted_20_Text">all-comprehensive objects set up for knowledge, are not â€œthingsâ€ as</text:p>
      <text:p text:style-name="Preformatted_20_Text">popularly supposed, but imperative and inevitable ideas. They are not</text:p>
      <text:p text:style-name="Preformatted_20_Text">objects to be knownâ€”(these are always finite): but rather the unification,</text:p>
      <text:p text:style-name="Preformatted_20_Text">the basis, or condition, and the completion of all knowledge. To know</text:p>
      <text:p text:style-name="Preformatted_20_Text">themâ€”in the ordinary petty sense of knowledgeâ€”is as absurd and impossible</text:p>
      <text:p text:style-name="Preformatted_20_Text">as it would be, in the Platonic scheme of reality, to know the idea of</text:p>
      <text:p text:style-name="Preformatted_20_Text">good which is â€œon the further side of knowledge and being.â€ God and the</text:p>
      <text:p text:style-name="Preformatted_20_Text">Soulâ€”and the same would be true of the World (though modern speculators</text:p>
      <text:p text:style-name="Preformatted_20_Text">sometimes talk as if they had it at least within their grasp)â€”are not mere</text:p>
      <text:p text:style-name="Preformatted_20_Text">_objects_ of knowledge. It would be truer to say they are that by which we</text:p>
      <text:p text:style-name="Preformatted_20_Text">know, and they are what in us knows: they make knowledge possible, and</text:p>
      <text:p text:style-name="Preformatted_20_Text">actual. Kant has sometimes spoken of them as the objects of a faith of</text:p>
      <text:p text:style-name="Preformatted_20_Text">reason. What he means is that reason only issues in knowledge because of</text:p>
      <text:p text:style-name="Preformatted_20_Text">and through this inevitable law of reason bidding us go on for ever in our</text:p>
      <text:p text:style-name="Preformatted_20_Text">search, because there can be nothing isolated and nowhere any _ne plus</text:p>
      <text:p text:style-name="Preformatted_20_Text">ultra_ in science, which is infinite and yet only justified as it</text:p>
      <text:p text:style-name="Preformatted_20_Text">postulates or commands unity.</text:p>
      <text:p text:style-name="Preformatted_20_Text"/>
      <text:p text:style-name="Preformatted_20_Text">Kantâ€™s central idea is that truth, beauty, goodness, are not dependent on</text:p>
      <text:p text:style-name="Preformatted_20_Text">some qualities of the object, but on the universal nature or law of</text:p>
      <text:p text:style-name="Preformatted_20_Text">consciousness. Beauty is not an attribute of things in their abstractness:</text:p>
      <text:p text:style-name="Preformatted_20_Text">but of things as ideas of a subject, and depends on the proportion and</text:p>
      <text:p text:style-name="Preformatted_20_Text">symmetry in the play of human faculty. Goodness is not conformity to an</text:p>
      <text:p text:style-name="Preformatted_20_Text">outward law, but is obligatory on us through that higher nature which is</text:p>
      <text:p text:style-name="Preformatted_20_Text">our truer being. Truth is not conformity of ideas with supposed</text:p>
      <text:p text:style-name="Preformatted_20_Text">trans-subjective things, but coherence and stability in the system of</text:p>
      <text:p text:style-name="Preformatted_20_Text">ideas. The really infinite world is not out there, but in hereâ€”in</text:p>
      <text:p text:style-name="Preformatted_20_Text">consciousness in general, which is the denial of all limitation, of all</text:p>
      <text:p text:style-name="Preformatted_20_Text"><text:soft-page-break/>finality, of all isolation. God is the essential and inherent unity and</text:p>
      <text:p text:style-name="Preformatted_20_Text">unifier of spirit and natureâ€”the surety that the world in all its</text:p>
      <text:p text:style-name="Preformatted_20_Text">differentiations is one. The Soul is not an essential entity, but the</text:p>
      <text:p text:style-name="Preformatted_20_Text">infinite fruitfulness and freshness of mental life, which forbids us</text:p>
      <text:p text:style-name="Preformatted_20_Text">stopping at anything short of complete continuity and unity. The Kingdom</text:p>
      <text:p text:style-name="Preformatted_20_Text">of Godâ€”the Soulâ€”the moral lawâ€”is within us: within us, as supreme,</text:p>
      <text:p text:style-name="Preformatted_20_Text">supra-personal and infinite intelligences, even amid all our littleness</text:p>
      <text:p text:style-name="Preformatted_20_Text">and finitude. Even happiness which we stretch our arms after is not really</text:p>
      <text:p text:style-name="Preformatted_20_Text">beyond us, but is the essential self which indeed we can only reach in</text:p>
      <text:p text:style-name="Preformatted_20_Text">detail. It is so both in knowledge and in action. Each knowledge and</text:p>
      <text:p text:style-name="Preformatted_20_Text">enjoyment in reality is limited and partial, but it is made stable, and it</text:p>
      <text:p text:style-name="Preformatted_20_Text">gets a touch of infinitude, by the larger idea which it helps to realise.</text:p>
      <text:p text:style-name="Preformatted_20_Text">Only indeed in that antithesis between the finite and the infinite does</text:p>
      <text:p text:style-name="Preformatted_20_Text">the real live. Every piece of knowledge is real, only because it assumes</text:p>
      <text:p text:style-name="Preformatted_20_Text">_pro tempore_ certain premisses which are given: every actual beauty is</text:p>
      <text:p text:style-name="Preformatted_20_Text">set in some defect of aesthetic completeness: every actually good deed has</text:p>
      <text:p text:style-name="Preformatted_20_Text">to get its foil in surrounding badness. The real is always partial and</text:p>
      <text:p text:style-name="Preformatted_20_Text">incomplete. But it has the basis or condition of its reality in an ideaâ€”in</text:p>
      <text:p text:style-name="Preformatted_20_Text">a transcendental unity of consciousness, which is so to say a law, or a</text:p>
      <text:p text:style-name="Preformatted_20_Text">system and an order, which imposes upon it the condition of conformity and</text:p>
      <text:p text:style-name="Preformatted_20_Text">coherence; but a conformity which is essential and implicit in it.</text:p>
      <text:p text:style-name="Preformatted_20_Text"/>
      <text:p text:style-name="Preformatted_20_Text">Fichte has called his system a _Wissenschaftslehre_â€”a theory of knowledge.</text:p>
      <text:p text:style-name="Preformatted_20_Text">Modern German used the word _Wissenschaft_, as modern English uses the</text:p>
      <text:p text:style-name="Preformatted_20_Text">word Science, to denote the certified knowledge of piecemeal fact, the</text:p>
      <text:p text:style-name="Preformatted_20_Text">partial unification of elements still kept asunder. But by _Wissen_, as</text:p>
      <text:p text:style-name="Preformatted_20_Text">opposed to _Erkennen_, is meant the I know, am aware and sure, am in</text:p>
      <text:p text:style-name="Preformatted_20_Text">contact with reality, as opposed to the derivative and conditional</text:p>
      <text:p text:style-name="Preformatted_20_Text">reference of something to something else which explains it. The former is</text:p>
      <text:p text:style-name="Preformatted_20_Text">a wider term: it denotes all consciousness of objective truth, the</text:p>
      <text:p text:style-name="Preformatted_20_Text">certainty which claims to be necessary and universal, which pledges its</text:p>
      <text:p text:style-name="Preformatted_20_Text">whole self for its assertion. Fichte thus unifies and accentuates the</text:p>
      <text:p text:style-name="Preformatted_20_Text">common element in the Kantian criticisms. In the first of these Kant had</text:p>
      <text:p text:style-name="Preformatted_20_Text">begun by explaining the nature and limitation of empirical science. It was</text:p>
      <text:p text:style-name="Preformatted_20_Text">essentially conditioned by the given sensationâ€”dependent i.e. on an</text:p>
      <text:p text:style-name="Preformatted_20_Text">unexplained and preliminary element. This is what makes it science in the</text:p>
      <text:p text:style-name="Preformatted_20_Text">strict or narrow sense of the term: its being set, as it were, in the</text:p>
      <text:p text:style-name="Preformatted_20_Text">unknown, the felt, the sense-datum. The side of reality is thus the side</text:p>
      <text:p text:style-name="Preformatted_20_Text">of limitation and of presupposition. But what makes it truth and knowledge</text:p>
      <text:p text:style-name="Preformatted_20_Text">in general, on the other hand,â€”as distinct from _a_ truth (i.e. partial</text:p>
      <text:p text:style-name="Preformatted_20_Text">truth) and a knowledge,â€”is the ideal elementâ€”the mathematical, the</text:p>
      <text:p text:style-name="Preformatted_20_Text">logical, the rational law,â€”or in one word, the universal and formal</text:p>
      <text:p text:style-name="Preformatted_20_Text">character. So too every real action is on one hand the product of an</text:p>
      <text:p text:style-name="Preformatted_20_Text">impulse, a dark, merely given, immediate tendency to be, and without that</text:p>
      <text:p text:style-name="Preformatted_20_Text">would be nothing: but on the other hand it is only an intelligent and</text:p>
      <text:p text:style-name="Preformatted_20_Text">moral action in so far as it has its constitution from an intelligence, a</text:p>
      <text:p text:style-name="Preformatted_20_Text">formal system, which determine its place and function.</text:p>
      <text:p text:style-name="Preformatted_20_Text"/>
      <text:p text:style-name="Preformatted_20_Text">It is on the latter or ideal element that Kant makes the emphasis</text:p>
      <text:p text:style-name="Preformatted_20_Text">increasingly turn. Not truths, duties, beauties, but truth, duty, beauty,</text:p>
      <text:p text:style-name="Preformatted_20_Text">form his theme. The formal elementâ€”the logical or epistemological</text:p>
      <text:p text:style-name="Preformatted_20_Text">condition of knowledge and morality and of beautyâ€”is what he (and still</text:p>
      <text:p text:style-name="Preformatted_20_Text">more Fichte) considers the prime question of fundamental philosophy. His</text:p>
      <text:p text:style-name="Preformatted_20_Text">philosophy is an attempt to get at the organism of our fundamental</text:p>
      <text:p text:style-name="Preformatted_20_Text">beliefâ€”the construction, from the very base, of our conception of reality,</text:p>
      <text:p text:style-name="Preformatted_20_Text">of our primary certainty. In technical language, he describes our</text:p>
      <text:p text:style-name="Preformatted_20_Text">essential nature as a Subject-object. It is the unity of an I am which is</text:p>
      <text:p text:style-name="Preformatted_20_Text">also I know that I am: an I will which is also I am conscious of my</text:p>
      <text:p text:style-name="Preformatted_20_Text">will(49). Here there is a radical disunion and a supersession of that</text:p>
      <text:p text:style-name="Preformatted_20_Text"><text:soft-page-break/>disunion. Action and contemplation are continually outrunning each other.</text:p>
      <text:p text:style-name="Preformatted_20_Text">The I will rests upon one I know, and works up to another: the I know</text:p>
      <text:p text:style-name="Preformatted_20_Text">reflects upon an I will, and includes it as an element in its idea.</text:p>
      <text:p text:style-name="Preformatted_20_Text"/>
      <text:p text:style-name="Preformatted_20_Text">Kant had brought into use the term Deduction, and Fichte follows him. The</text:p>
      <text:p text:style-name="Preformatted_20_Text">term leads to some confusion: for in English, by its modern antithesis to</text:p>
      <text:p text:style-name="Preformatted_20_Text">induction, it suggests _a priori_ methods in all their iniquity. It means</text:p>
      <text:p text:style-name="Preformatted_20_Text">a kind of jugglery which brings an endless series out of one small term.</text:p>
      <text:p text:style-name="Preformatted_20_Text">Kant has explained that he uses it in the lawyerâ€™s sense in which a claim</text:p>
      <text:p text:style-name="Preformatted_20_Text">is justified by being traced step by step back to some acknowledged and</text:p>
      <text:p text:style-name="Preformatted_20_Text">accepted right(50). It is a regressive method which shows us that if the</text:p>
      <text:p text:style-name="Preformatted_20_Text">original datum is to be accepted it carries along with it the legitimation</text:p>
      <text:p text:style-name="Preformatted_20_Text">of the consequence. This method Fichte applies to psychology. Begin, he</text:p>
      <text:p text:style-name="Preformatted_20_Text">says like Condillac, with the barest nucleus of soul-life; the mere</text:p>
      <text:p text:style-name="Preformatted_20_Text">sentiency, or feeling: the contact, as it were, with being, at a single</text:p>
      <text:p text:style-name="Preformatted_20_Text">point. But such a mere point is unthinkable. You find, as Mr. Spencer</text:p>
      <text:p text:style-name="Preformatted_20_Text">says, that â€œThoughtâ€ (or Consciousness) â€œcannot be framed out of one term</text:p>
      <text:p text:style-name="Preformatted_20_Text">only.â€ â€œEvery sensation to be known as one must be perceived.â€ Such is the</text:p>
      <text:p text:style-name="Preformatted_20_Text">nature of the Egoâ€”a subject which insists on each part being qualified by</text:p>
      <text:p text:style-name="Preformatted_20_Text">the whole and so transformed. As Mr. Spencer, again, puts it, the mind not</text:p>
      <text:p text:style-name="Preformatted_20_Text">merely tends to revive, to associate, to assimilate, to represent its own</text:p>
      <text:p text:style-name="Preformatted_20_Text">presentations, but it carries on this process infinitely and in ever</text:p>
      <text:p text:style-name="Preformatted_20_Text">higher multiples. Ideas as it were are growing in complexity by</text:p>
      <text:p text:style-name="Preformatted_20_Text">re-presenting: i.e. by embracing and enveloping elements which cannot be</text:p>
      <text:p text:style-name="Preformatted_20_Text">found existing in separation. In the mind there is no mere presentation,</text:p>
      <text:p text:style-name="Preformatted_20_Text">no bare sensation. Such a unit is a fiction or hypothesis we employ, like</text:p>
      <text:p text:style-name="Preformatted_20_Text">the atom, for purposes of explanation. The pure sensation thereforeâ€”which</text:p>
      <text:p text:style-name="Preformatted_20_Text">you admit because you must have something to begin with, not a mere</text:p>
      <text:p text:style-name="Preformatted_20_Text">nothing, but something so simple that it seems to stand out clear and</text:p>
      <text:p text:style-name="Preformatted_20_Text">indisputableâ€”this pure sensation, when you think of it, forces you to go a</text:p>
      <text:p text:style-name="Preformatted_20_Text">good deal further. Even to be itself, it must be more than itself. It is</text:p>
      <text:p text:style-name="Preformatted_20_Text">like the pure or mere being of the logicians. Admit the simple</text:p>
      <text:p text:style-name="Preformatted_20_Text">sensationâ€”and you have admitted everything which is required to make</text:p>
      <text:p text:style-name="Preformatted_20_Text">sensation a possible reality. But you do notâ€”in the sense of vulgar</text:p>
      <text:p text:style-name="Preformatted_20_Text">logicâ€”deduce what follows out of the beginning. From that, taken by</text:p>
      <text:p text:style-name="Preformatted_20_Text">itself, you will get only itself: mere being will give you only nothing,</text:p>
      <text:p text:style-name="Preformatted_20_Text">to the end of the chapter. But, as the phrase is, sensation is an element</text:p>
      <text:p text:style-name="Preformatted_20_Text">in a consciousness: it is, when you think of it, always more than you</text:p>
      <text:p text:style-name="Preformatted_20_Text">called it: there is a curious â€œcontinuityâ€ about the phenomena, which</text:p>
      <text:p text:style-name="Preformatted_20_Text">makes real isolation impossible.</text:p>
      <text:p text:style-name="Preformatted_20_Text"/>
      <text:p text:style-name="Preformatted_20_Text">Of course this â€œdeductionâ€ is not history: it is logic. It says, if you</text:p>
      <text:p text:style-name="Preformatted_20_Text">posit sensation, then in doing so, you posit a good deal more. You have</text:p>
      <text:p text:style-name="Preformatted_20_Text">imagination, reason, and many more, all involved in your original</text:p>
      <text:p text:style-name="Preformatted_20_Text">assumption. And there is a further point to be noted. You cannot really</text:p>
      <text:p text:style-name="Preformatted_20_Text">stop even at reason, at intelligence and will, if you take these in the</text:p>
      <text:p text:style-name="Preformatted_20_Text">full sense. You must realise that these only exist as part and parcel of a</text:p>
      <text:p text:style-name="Preformatted_20_Text">reasonable world. An individual intelligence presupposes a society of</text:p>
      <text:p text:style-name="Preformatted_20_Text">intelligences. The successive steps in this argument are presented by</text:p>
      <text:p text:style-name="Preformatted_20_Text">Fichte in the chief works of his earlier period (1794-98). The works of</text:p>
      <text:p text:style-name="Preformatted_20_Text">that period form a kind of trilogy of philosophy, by which the faint</text:p>
      <text:p text:style-name="Preformatted_20_Text">outlines of the absolute selfhood is shown acquiring definite consistency</text:p>
      <text:p text:style-name="Preformatted_20_Text">in the moral organisation of society. First comes the â€œFoundation for the</text:p>
      <text:p text:style-name="Preformatted_20_Text">collective philosophy.â€ It shows how our conception of reality and our</text:p>
      <text:p text:style-name="Preformatted_20_Text">psychical organisation are inevitably presupposed in the barest function</text:p>
      <text:p text:style-name="Preformatted_20_Text">of intelligence, in the abstractest forms of logical law. Begin where you</text:p>
      <text:p text:style-name="Preformatted_20_Text">like, with the most abstract and formal point of consciousness, you are</text:p>
      <text:p text:style-name="Preformatted_20_Text">forced, as you dwell upon it (you identifying yourself with the thought</text:p>
      <text:p text:style-name="Preformatted_20_Text">you realise), to go step by step on till you accept as a self-consistent</text:p>
      <text:p text:style-name="Preformatted_20_Text"><text:soft-page-break/>and self-explanatory unity all that your cognitive and volitional nature</text:p>
      <text:p text:style-name="Preformatted_20_Text">claims to own as its birthright. Only in such an intelligent will is</text:p>
      <text:p text:style-name="Preformatted_20_Text">perception and sensation possible. Next came the â€œFoundation of Natural</text:p>
      <text:p text:style-name="Preformatted_20_Text">Law, on the principles of the general theory.â€ Here the process of</text:p>
      <text:p text:style-name="Preformatted_20_Text">deduction is carried a step further. If man is to realise himself as an</text:p>
      <text:p text:style-name="Preformatted_20_Text">intelligence with an inherent bent to action, then he must be conceived as</text:p>
      <text:p text:style-name="Preformatted_20_Text">a person among persons, as possessed of rights, as incapable of acting</text:p>
      <text:p text:style-name="Preformatted_20_Text">without at the same moment claiming for his acts recognition, generality,</text:p>
      <text:p text:style-name="Preformatted_20_Text">and logical consecution. The reference, which in the conception of a</text:p>
      <text:p text:style-name="Preformatted_20_Text">practical intelligence was implicit,â€”the reference to fellow-agents, to a</text:p>
      <text:p text:style-name="Preformatted_20_Text">world in which law rulesâ€”is thus, by the explicit recognition of these</text:p>
      <text:p text:style-name="Preformatted_20_Text">references, made a fact patent and positiveâ€”_gesetzt_,â€”expressly</text:p>
      <text:p text:style-name="Preformatted_20_Text">instituted in the way that the nature and condition of things postulates.</text:p>
      <text:p text:style-name="Preformatted_20_Text">But this is not all: we step from the formal and absolute into the</text:p>
      <text:p text:style-name="Preformatted_20_Text">material and relative. If man is to be a real intelligence, he must be an</text:p>
      <text:p text:style-name="Preformatted_20_Text">intelligence served by organs. â€œThe rational being cannot realise its</text:p>
      <text:p text:style-name="Preformatted_20_Text">efficient individuality, unless it ascribes to itself a material bodyâ€: a</text:p>
      <text:p text:style-name="Preformatted_20_Text">body, moreover, in which Fichte believes he can show that the details of</text:p>
      <text:p text:style-name="Preformatted_20_Text">structure and organs are equally with the general corporeity predetermined</text:p>
      <text:p text:style-name="Preformatted_20_Text">by reason(51). In the same way it is shown that the social and political</text:p>
      <text:p text:style-name="Preformatted_20_Text">organisation is required for the realisationâ€”the making positive and yet</text:p>
      <text:p text:style-name="Preformatted_20_Text">coherentâ€”of the rights of all individuals. You deduce society by showing</text:p>
      <text:p text:style-name="Preformatted_20_Text">it is required to make a genuine individual man. Thirdly came the â€œSystem</text:p>
      <text:p text:style-name="Preformatted_20_Text">of Ethics.â€ Here it is further argued that, at least in a certain</text:p>
      <text:p text:style-name="Preformatted_20_Text">respect(52), in spite of my absolute reason and my absolute freedom, I can</text:p>
      <text:p text:style-name="Preformatted_20_Text">only be fully real as a part of Nature: that my reason is realised in a</text:p>
      <text:p text:style-name="Preformatted_20_Text">creature of appetite and impulse. From first to last this deduction is one</text:p>
      <text:p text:style-name="Preformatted_20_Text">process which may be said to have for its object to determine â€œthe</text:p>
      <text:p text:style-name="Preformatted_20_Text">conditions of self-hood or egoity.â€ It is the deduction of the concrete</text:p>
      <text:p text:style-name="Preformatted_20_Text">and empirical moral agentâ€”the actual ego of actual lifeâ€”from the abstract,</text:p>
      <text:p text:style-name="Preformatted_20_Text">unconditioned ego, which in order to be actual must condescend to be at</text:p>
      <text:p text:style-name="Preformatted_20_Text">once determining and determined.</text:p>
      <text:p text:style-name="Preformatted_20_Text"/>
      <text:p text:style-name="Preformatted_20_Text">In all of this Fichte makesâ€”especially formallyâ€”a decided advance upon</text:p>
      <text:p text:style-name="Preformatted_20_Text">Kant. In Ethics Kant in particular, (â€”especially for readers who never got</text:p>
      <text:p text:style-name="Preformatted_20_Text">beyond the beginning of his moral treatise and were overpowered by the</text:p>
      <text:p text:style-name="Preformatted_20_Text">categorical imperative of duty) had found the moral initiative or dynamic</text:p>
      <text:p text:style-name="Preformatted_20_Text">apparently in the other world. The voice of duty seemed to speak from a</text:p>
      <text:p text:style-name="Preformatted_20_Text">region outside and beyond the individual conscience. In a sense it must do</text:p>
      <text:p text:style-name="Preformatted_20_Text">so: but it comes from a consciousness which is, and yet is more than, the</text:p>
      <text:p text:style-name="Preformatted_20_Text">individual. It is indeed true that appearances here are deceptive: and</text:p>
      <text:p text:style-name="Preformatted_20_Text">that the idea of autonomy, the self-legislation of reason, is trying to</text:p>
      <text:p text:style-name="Preformatted_20_Text">become the central conception of Kantâ€™s Ethics. Still it is Fichteâ€™s merit</text:p>
      <text:p text:style-name="Preformatted_20_Text">to have seen this clearly, to have held it in view unfalteringly, and to</text:p>
      <text:p text:style-name="Preformatted_20_Text">have carried it out in undeviating system or deduction. Man, intelligent,</text:p>
      <text:p text:style-name="Preformatted_20_Text">social, ethical, is a being all of one piece and to be explained entirely</text:p>
      <text:p text:style-name="Preformatted_20_Text">immanently, or from himself. Law and ethics are no accident either to</text:p>
      <text:p text:style-name="Preformatted_20_Text">sense or to intelligenceâ€”nothing imposed by mere external or supernal</text:p>
      <text:p text:style-name="Preformatted_20_Text">authority(53). Society is not a brand-new order of things supervening upon</text:p>
      <text:p text:style-name="Preformatted_20_Text">and superseding a state of nature, where the individual was entirely</text:p>
      <text:p text:style-name="Preformatted_20_Text">self-supporting. Morals, law, society, are all necessary steps (necessary</text:p>
      <text:p text:style-name="Preformatted_20_Text">i.e. in logic, and hence in the long run also inevitable in course of</text:p>
      <text:p text:style-name="Preformatted_20_Text">time) to complete the full evolution or realisation of a human being. The</text:p>
      <text:p text:style-name="Preformatted_20_Text">same conditions as make man intelligent make him social and moral. He does</text:p>
      <text:p text:style-name="Preformatted_20_Text">not proceed so far as to become intelligent and practical, under terms of</text:p>
      <text:p text:style-name="Preformatted_20_Text">natural and logical development, then to fall into the hands of a foreign</text:p>
      <text:p text:style-name="Preformatted_20_Text">influence, an accident _ab extra_, which causes him to become social and</text:p>
      <text:p text:style-name="Preformatted_20_Text">moral. Rather he is intelligent, because he is a social agent.</text:p>
      <text:p text:style-name="Preformatted_20_Text"/>
      <text:p text:style-name="Preformatted_20_Text"><text:soft-page-break/>Hence, in Fichte, the absence of the ascetic element so often stamping its</text:p>
      <text:p text:style-name="Preformatted_20_Text">character on ethics, and representing the moral life as the enemy of the</text:p>
      <text:p text:style-name="Preformatted_20_Text">natural, or as mainly a struggle to subdue the sensibility and the flesh.</text:p>
      <text:p text:style-name="Preformatted_20_Text">With Kant,â€”as becomes his position of mere inquirerâ€”the sensibility has</text:p>
      <text:p text:style-name="Preformatted_20_Text">the place of a predominant and permanent foreground. Reason, to his way of</text:p>
      <text:p text:style-name="Preformatted_20_Text">talking, is always something of an intruder, a stranger from a far-off</text:p>
      <text:p text:style-name="Preformatted_20_Text">world, to be feared even when obeyed: sublime, rather than beautiful. From</text:p>
      <text:p text:style-name="Preformatted_20_Text">the land of sense which we habitually occupy, the land of reason is a</text:p>
      <text:p text:style-name="Preformatted_20_Text">country we can only behold from afar: or if we can be said to have a</text:p>
      <text:p text:style-name="Preformatted_20_Text">standpoint in it, that is only a figurative way of saying that though it</text:p>
      <text:p text:style-name="Preformatted_20_Text">is really over the border, we can actâ€”it would sometimes seem by a sort of</text:p>
      <text:p text:style-name="Preformatted_20_Text">make-believeâ€”as if we were already there. But these moments of high</text:p>
      <text:p text:style-name="Preformatted_20_Text">enthusiasm are rare; and Kant commends sobriety and warns against</text:p>
      <text:p text:style-name="Preformatted_20_Text">high-minded _SchwÃ¤rmerei_, or over-strained Mysticism. For us it is</text:p>
      <text:p text:style-name="Preformatted_20_Text">reserved to struggle with a recalcitrant selfhood, a grovelling</text:p>
      <text:p text:style-name="Preformatted_20_Text">sensibility: it were only fantastic extravagance, fit for â€œfair soulsâ€ who</text:p>
      <text:p text:style-name="Preformatted_20_Text">unfortunately often lapse into â€œfair sinners,â€ should we fancy ourselves</text:p>
      <text:p text:style-name="Preformatted_20_Text">already anchored in the haven of untempted rest and peace.</text:p>
      <text:p text:style-name="Preformatted_20_Text"/>
      <text:p text:style-name="Preformatted_20_Text">When we come to Fichte, we find another spirit breathing. We have passed</text:p>
      <text:p text:style-name="Preformatted_20_Text">from the age of Frederick the Great to the age of the French Revolution;</text:p>
      <text:p text:style-name="Preformatted_20_Text">and the breeze that burst in the War of Liberation is already beginning to</text:p>
      <text:p text:style-name="Preformatted_20_Text">freshen the air. Boldly he pronounces the primacy of that faith of reason</text:p>
      <text:p text:style-name="Preformatted_20_Text">whereby not merely the just but all shall live. Your will shall show you</text:p>
      <text:p text:style-name="Preformatted_20_Text">what you really are. You are essentially a rational will, or a</text:p>
      <text:p text:style-name="Preformatted_20_Text">will-reason. Your sensuous nature, of impulse and appetite, far from being</text:p>
      <text:p text:style-name="Preformatted_20_Text">the given and found obstacle to the realisation of reason,â€”which Kant</text:p>
      <text:p text:style-name="Preformatted_20_Text">strictly interpreted might sometimes seem to implyâ€”(and in this point</text:p>
      <text:p text:style-name="Preformatted_20_Text">Schopenhauer carries out the implications of Kant)â€”is really the condition</text:p>
      <text:p text:style-name="Preformatted_20_Text">or mode of being which reason assumes, or rises up to, in order to be a</text:p>
      <text:p text:style-name="Preformatted_20_Text">practical or moral being. Far from the body and the sensible needs being a</text:p>
      <text:p text:style-name="Preformatted_20_Text">stumbling-block to hamper the free fullness of rationality and morality,</text:p>
      <text:p text:style-name="Preformatted_20_Text">the truth rather is that it is only by body and sense, by flesh and blood,</text:p>
      <text:p text:style-name="Preformatted_20_Text">that the full moral and rational life can be realised(54). Or, to put it</text:p>
      <text:p text:style-name="Preformatted_20_Text">otherwise, if human reason (intelligence and will) is to be more than a</text:p>
      <text:p text:style-name="Preformatted_20_Text">mere and empty inner possibility, if man is to be a real and concrete</text:p>
      <text:p text:style-name="Preformatted_20_Text">cognitive and volitional being, he must be a member of an ethical and</text:p>
      <text:p text:style-name="Preformatted_20_Text">actual society, which lives by bread, and which marries and has children.</text:p>
      <text:p text:style-name="Preformatted_20_Text"/>
      <text:p text:style-name="Preformatted_20_Text"/>
      <text:p text:style-name="Preformatted_20_Text"/>
      <text:p text:style-name="Preformatted_20_Text">(iii.) Psychology in Ethics.</text:p>
      <text:p text:style-name="Preformatted_20_Text"/>
      <text:p text:style-name="Preformatted_20_Text"/>
      <text:p text:style-name="Preformatted_20_Text">In this way, for Fichte, and through Fichte still more decidedly for</text:p>
      <text:p text:style-name="Preformatted_20_Text">Hegel, both psychology and ethics breathe an opener and ampler air than</text:p>
      <text:p text:style-name="Preformatted_20_Text">they often enjoy. Psychology ceases to be a mere description of psychic</text:p>
      <text:p text:style-name="Preformatted_20_Text">events, and becomes the history of the self-organising process of human</text:p>
      <text:p text:style-name="Preformatted_20_Text">reason. Ethics loses its cloistered, negative, unnatural aspect, and</text:p>
      <text:p text:style-name="Preformatted_20_Text">becomes a name for some further conditions of the same development,</text:p>
      <text:p text:style-name="Preformatted_20_Text">essentially postulated to complete or supplement its shortcomings.</text:p>
      <text:p text:style-name="Preformatted_20_Text">Psychologyâ€”taken in this high philosophical acceptationâ€”thus leads on to</text:p>
      <text:p text:style-name="Preformatted_20_Text">Ethics; and Ethics is parted by no impassable line from Psychology. That,</text:p>
      <text:p text:style-name="Preformatted_20_Text">at least, is what must happen if they are still to retain a place in</text:p>
      <text:p text:style-name="Preformatted_20_Text">philosophy: for, as Kant says(55), â€œunder the government of reason our</text:p>
      <text:p text:style-name="Preformatted_20_Text">cognitions cannot form a rhapsody, but must constitute a system, in which</text:p>
      <text:p text:style-name="Preformatted_20_Text">alone can they support and further its essential aims.â€ As parts of such a</text:p>
      <text:p text:style-name="Preformatted_20_Text">system, they carry out their special work in subordination to, and in the</text:p>
      <text:p text:style-name="Preformatted_20_Text">realisation of, a single Ideaâ€”and therefore in essential interconnexion.</text:p>
      <text:p text:style-name="Preformatted_20_Text"><text:soft-page-break/>From that interconnecting band we may however in detail-enquiry dispense</text:p>
      <text:p text:style-name="Preformatted_20_Text">ourselves; and then we have the empirical or inductive sciences of</text:p>
      <text:p text:style-name="Preformatted_20_Text">psychology and ethics. But even with these, the necessity of the situation</text:p>
      <text:p text:style-name="Preformatted_20_Text">is such that it is only a question of degree how far we lose sight of the</text:p>
      <text:p text:style-name="Preformatted_20_Text">philosophical horizon, and entrench ourselves in special enquiry.</text:p>
      <text:p text:style-name="Preformatted_20_Text">Something of the philosophic largeness must always guide us; even when, to</text:p>
      <text:p text:style-name="Preformatted_20_Text">further the interests of the whole, it is necessary for the special</text:p>
      <text:p text:style-name="Preformatted_20_Text">enquirer to bury himself entirely in his part. So long as each part is</text:p>
      <text:p text:style-name="Preformatted_20_Text">sincerely and thoroughly pursued, and no part is neglected, there is an</text:p>
      <text:p text:style-name="Preformatted_20_Text">indwelling reason in the parts which will in the long run tend to</text:p>
      <text:p text:style-name="Preformatted_20_Text">constitute the total.</text:p>
      <text:p text:style-name="Preformatted_20_Text"/>
      <text:p text:style-name="Preformatted_20_Text">A philosophical psychology will show us how the sane intelligence and the</text:p>
      <text:p text:style-name="Preformatted_20_Text">rational will are, at least approximately, built up out of elements, and</text:p>
      <text:p text:style-name="Preformatted_20_Text">through stages and processes, which modify and complement, as they may</text:p>
      <text:p text:style-name="Preformatted_20_Text">also arrest and perplex, each other. The unity, coherence, and</text:p>
      <text:p text:style-name="Preformatted_20_Text">completeness of the intelligent self is not, as vulgar irreflectiveness</text:p>
      <text:p text:style-name="Preformatted_20_Text">supposes and somewhat angrily maintains, a full-grown thing or agent, of</text:p>
      <text:p text:style-name="Preformatted_20_Text">whose actions and modes of behaviour the psychologist has to narrate the</text:p>
      <text:p text:style-name="Preformatted_20_Text">history,â€”a history which is too apt to degenerate into the anecdotal and</text:p>
      <text:p text:style-name="Preformatted_20_Text">the merely interesting. This unity of self has to be â€œdeduced,â€ as Fichte</text:p>
      <text:p text:style-name="Preformatted_20_Text">would say: it has to be shown as the necessary result which certain</text:p>
      <text:p text:style-name="Preformatted_20_Text">elements in a certain order will lead to(56). A normal mind,</text:p>
      <text:p text:style-name="Preformatted_20_Text">self-possessed, developed and articulated, yet thoroughly one, a real</text:p>
      <text:p text:style-name="Preformatted_20_Text">microcosm, or true and full monad, which under the mode of its</text:p>
      <text:p text:style-name="Preformatted_20_Text">individuality still represents the universe: that is, what psychology has</text:p>
      <text:p text:style-name="Preformatted_20_Text">to show as the product of factors and processes. And it is clearly</text:p>
      <text:p text:style-name="Preformatted_20_Text">something great and good, something valuable, and already possessing, by</text:p>
      <text:p text:style-name="Preformatted_20_Text">implication we may say, an ethical character.</text:p>
      <text:p text:style-name="Preformatted_20_Text"/>
      <text:p text:style-name="Preformatted_20_Text">In philosophy, at least, it is difficult, or rather impossible to draw a</text:p>
      <text:p text:style-name="Preformatted_20_Text">hard and fast line which shall demarcate ethical from non-ethical</text:p>
      <text:p text:style-name="Preformatted_20_Text">characters,â€”to separate them from other intellectual and reasonable</text:p>
      <text:p text:style-name="Preformatted_20_Text">motives. Kant, as we know, attempted to do so: but with the result that he</text:p>
      <text:p text:style-name="Preformatted_20_Text">was forced to add a doubt whether a purely moral act could ever be said to</text:p>
      <text:p text:style-name="Preformatted_20_Text">exist(57); or rather to express the certainty that if it did it was for</text:p>
      <text:p text:style-name="Preformatted_20_Text">ever inaccessible to observation. All such designations of the several</text:p>
      <text:p text:style-name="Preformatted_20_Text">â€œfactorsâ€ or â€œmomentsâ€ in reality, as has been hinted, are only _a</text:p>
      <text:p text:style-name="Preformatted_20_Text">potiori_. But they are misused when it is supposed that they connote</text:p>
      <text:p text:style-name="Preformatted_20_Text">abrupt and total discontinuity. And Kant, after all, only repeated in his</text:p>
      <text:p text:style-name="Preformatted_20_Text">own terminology an old and inveterate habit of thought:â€”the habit which in</text:p>
      <text:p text:style-name="Preformatted_20_Text">Stoicism seemed to see sage and foolish utterly separated, and which in</text:p>
      <text:p text:style-name="Preformatted_20_Text">the straiter sects of Christendom fenced off saint absolutely from sinner.</text:p>
      <text:p text:style-name="Preformatted_20_Text">It is a habit to which Hegel, and even his immediate predecessors, are</text:p>
      <text:p text:style-name="Preformatted_20_Text">radically opposed. With Herder, he might say, â€œEthics is only a higher</text:p>
      <text:p text:style-name="Preformatted_20_Text">physics of the mind(58).â€ Thisâ€”the truth in Spinozismâ€”no doubt demands</text:p>
      <text:p text:style-name="Preformatted_20_Text">some emphasis on the word â€œhigherâ€: and it requires us to read ethics (or</text:p>
      <text:p text:style-name="Preformatted_20_Text">something like it) into physics; but it is a step on the right road,â€”the</text:p>
      <text:p text:style-name="Preformatted_20_Text">step which Utilitarianism and Evolutionism had (however awkwardly) got</text:p>
      <text:p text:style-name="Preformatted_20_Text">their foot upon, and which â€œtranscendentâ€ ethics seems unduly afraid of</text:p>
      <text:p text:style-name="Preformatted_20_Text">committing itself to. Let us say, if we like, that the mind is more than</text:p>
      <text:p text:style-name="Preformatted_20_Text">mere nature, and that it is no proper object of a merely natural science.</text:p>
      <text:p text:style-name="Preformatted_20_Text">But let us remember that a merely natural science is only a fragment of</text:p>
      <text:p text:style-name="Preformatted_20_Text">science: let us add that the _merely_ natural is an abstraction which in</text:p>
      <text:p text:style-name="Preformatted_20_Text">part denaturalises and mutilates the larger natureâ€”a nature which includes</text:p>
      <text:p text:style-name="Preformatted_20_Text">the natural mind, and cannot altogether exclude the ethical.</text:p>
      <text:p text:style-name="Preformatted_20_Text"/>
      <text:p text:style-name="Preformatted_20_Text">What have been called â€œformal duties(59)â€ seem to fall under this</text:p>
      <text:p text:style-name="Preformatted_20_Text">rangeâ€”the province of a philosophical psychology which unveils the</text:p>
      <text:p text:style-name="Preformatted_20_Text"><text:soft-page-break/>conditions of personality. Under that heading may be put self-control,</text:p>
      <text:p text:style-name="Preformatted_20_Text">consistency, resolution, energy, forethought, prudence, and the like. The</text:p>
      <text:p text:style-name="Preformatted_20_Text">due proportion of faculty, the correspondence of head and heart, the</text:p>
      <text:p text:style-name="Preformatted_20_Text">vivacity and quickness of sympathy, the ease and simplicity of mental</text:p>
      <text:p text:style-name="Preformatted_20_Text">tone, the due vigour of memory and the grace of imagination, sweetness of</text:p>
      <text:p text:style-name="Preformatted_20_Text">temper, and the like, are parts of the same group(60). They are lovely,</text:p>
      <text:p text:style-name="Preformatted_20_Text">and of good report: they are praise and virtue. If it be urged that they</text:p>
      <text:p text:style-name="Preformatted_20_Text">are only natural gifts and graces, that objection cuts two ways. The</text:p>
      <text:p text:style-name="Preformatted_20_Text">objector may of course be reminded that religion tones down the</text:p>
      <text:p text:style-name="Preformatted_20_Text">self-complacency of morality. Yet, first, even apart from that, it may be</text:p>
      <text:p text:style-name="Preformatted_20_Text">said that of virtues, which stand independent of natural conditionsâ€”of</text:p>
      <text:p text:style-name="Preformatted_20_Text">external supply of means (as Aristotle would say)â€”nothing can be known and</text:p>
      <text:p text:style-name="Preformatted_20_Text">nothing need be said. And secondly, none of these qualities are mere</text:p>
      <text:p text:style-name="Preformatted_20_Text">gifts;â€”all require exercise, habituation, energising, to get and keep</text:p>
      <text:p text:style-name="Preformatted_20_Text">them. How much and how little in each case is natureâ€™s and how much ours</text:p>
      <text:p text:style-name="Preformatted_20_Text">is a problem which has some personal interestâ€”due perhaps to a rather</text:p>
      <text:p text:style-name="Preformatted_20_Text">selfish and envious curiosity. But on the broad field of experience and</text:p>
      <text:p text:style-name="Preformatted_20_Text">history we may perhaps accept theâ€”apparently one-sidedâ€”proverb that â€œEach</text:p>
      <text:p text:style-name="Preformatted_20_Text">man is the architect of his own fortune.â€ Be this as it may, it will not</text:p>
      <text:p text:style-name="Preformatted_20_Text">do to deny the ethical character of these â€œformal dutiesâ€ on the ground</text:p>
      <text:p text:style-name="Preformatted_20_Text">e.g. that self-control, prudence, and even sweetness of temper may be used</text:p>
      <text:p text:style-name="Preformatted_20_Text">for evil ends,â€”that one may smile and smile, and yet be a villain.</text:p>
      <text:p text:style-name="Preformatted_20_Text">Thatâ€”let us reply,â€”on one hand, is a fault (if fault it be) incidental to</text:p>
      <text:p text:style-name="Preformatted_20_Text">all virtues in detail (for every single quality has its defect): nay it</text:p>
      <text:p text:style-name="Preformatted_20_Text">may be a limitation attaching to the whole ethical sphere: and, secondly,</text:p>
      <text:p text:style-name="Preformatted_20_Text">its inevitable limitation does not render the virtue in any case one whit</text:p>
      <text:p text:style-name="Preformatted_20_Text">less genuine so far as it goes. And yet of such virtues it may be said, as</text:p>
      <text:p text:style-name="Preformatted_20_Text">Hume(61) would say (who calls them â€œnatural,â€ as opposed to the more</text:p>
      <text:p text:style-name="Preformatted_20_Text">artificial merits of justice and its kin), that they please in themselves,</text:p>
      <text:p text:style-name="Preformatted_20_Text">or in the mere contemplation, and without any regard to their social</text:p>
      <text:p text:style-name="Preformatted_20_Text">effects. But they please as entering into our idea of complete human</text:p>
      <text:p text:style-name="Preformatted_20_Text">nature, of mind and spirit as will and intellect.</text:p>
      <text:p text:style-name="Preformatted_20_Text"/>
      <text:p text:style-name="Preformatted_20_Text">The moralists of last century sometimes divided the field of ethics by</text:p>
      <text:p text:style-name="Preformatted_20_Text">assigning to man three grades or kinds of duty: duties to himself, duties</text:p>
      <text:p text:style-name="Preformatted_20_Text">to society, and duties to God. For the distinction there is a good deal to</text:p>
      <text:p text:style-name="Preformatted_20_Text">be said: there are also faults to be found with it. It may be said,</text:p>
      <text:p text:style-name="Preformatted_20_Text">amongst other things, that to speak of duties to self is a metaphorical</text:p>
      <text:p text:style-name="Preformatted_20_Text">way of talking, and that God lies out of the range of human duty</text:p>
      <text:p text:style-name="Preformatted_20_Text">altogether, except in so far as religious service forms a part of social</text:p>
      <text:p text:style-name="Preformatted_20_Text">obligation. It may be urged that man is essentially a social being, and</text:p>
      <text:p text:style-name="Preformatted_20_Text">that it is only in his relations to other such beings that his morality</text:p>
      <text:p text:style-name="Preformatted_20_Text">can find a sphere. The sphere of morality, according to Dr. Bain, embraces</text:p>
      <text:p text:style-name="Preformatted_20_Text">whatever â€œsociety has seen fit to enforce with all the rigour of positive</text:p>
      <text:p text:style-name="Preformatted_20_Text">inflictions. Positive good deeds and self-sacrifice ... transcend the</text:p>
      <text:p text:style-name="Preformatted_20_Text">region of morality proper and occupy a sphere of their own(62).â€ And there</text:p>
      <text:p text:style-name="Preformatted_20_Text">is little doubt that this restriction is in accordance with a main current</text:p>
      <text:p text:style-name="Preformatted_20_Text">of usage. It may even be said that there are tendencies towards a narrower</text:p>
      <text:p text:style-name="Preformatted_20_Text">usage still, which would restrict the term to questions affecting the</text:p>
      <text:p text:style-name="Preformatted_20_Text">relations of the sexes. But, without going so far, we may accept the</text:p>
      <text:p text:style-name="Preformatted_20_Text">standpoint which finds in the phrase â€œpopular or socialâ€ sanction, as</text:p>
      <text:p text:style-name="Preformatted_20_Text">equivalent to the moral sanction, a description of the average level of</text:p>
      <text:p text:style-name="Preformatted_20_Text">common opinion on the topic. The morality of an age or country thus</text:p>
      <text:p text:style-name="Preformatted_20_Text">denotes, first, the average requirement in act and behaviour imposed by</text:p>
      <text:p text:style-name="Preformatted_20_Text">general consent on the members of a community, and secondly, the average</text:p>
      <text:p text:style-name="Preformatted_20_Text">performance of the members in response to these requirements. Generally</text:p>
      <text:p text:style-name="Preformatted_20_Text">speaking the two will be pretty much the same. If the society is in a</text:p>
      <text:p text:style-name="Preformatted_20_Text">state of equilibrium, there will be a palpable agreement between what all</text:p>
      <text:p text:style-name="Preformatted_20_Text">severally expect and what all severally perform. On the other hand, as no</text:p>
      <text:p text:style-name="Preformatted_20_Text"><text:soft-page-break/>society is ever in complete equilibrium, this harmony will never be</text:p>
      <text:p text:style-name="Preformatted_20_Text">perfect and may often be widely departed from. In what is called a single</text:p>
      <text:p text:style-name="Preformatted_20_Text">community, if it reach a considerable bulk, there are (in other words)</text:p>
      <text:p text:style-name="Preformatted_20_Text">often a number of minor societies, more or less thwarting and modifying</text:p>
      <text:p text:style-name="Preformatted_20_Text">each other; and different observers, who belong in the main to one or</text:p>
      <text:p text:style-name="Preformatted_20_Text">other of these subordinate groups, may elicit from the facts before them a</text:p>
      <text:p text:style-name="Preformatted_20_Text">somewhat different social code, and a different grade of social</text:p>
      <text:p text:style-name="Preformatted_20_Text">observance. Still, with whatever diversity of detail, the important</text:p>
      <text:p text:style-name="Preformatted_20_Text">feature of such social ethics is that the stress is laid on the</text:p>
      <text:p text:style-name="Preformatted_20_Text">performance of certain acts, in accordance with the organisation of</text:p>
      <text:p text:style-name="Preformatted_20_Text">society. So long as the required compliance is given, public opinion is</text:p>
      <text:p text:style-name="Preformatted_20_Text">satisfied, and morality has got its due.</text:p>
      <text:p text:style-name="Preformatted_20_Text"/>
      <text:p text:style-name="Preformatted_20_Text">But in two directions this conception of morality needs to be</text:p>
      <text:p text:style-name="Preformatted_20_Text">supplementing. There is, on one hand, what is called duty to God. The</text:p>
      <text:p text:style-name="Preformatted_20_Text">phrase is not altogether appropriate: for it follows too closely the</text:p>
      <text:p text:style-name="Preformatted_20_Text">analogy of social requirement, and treats Deity as an additional and</text:p>
      <text:p text:style-name="Preformatted_20_Text">social authority,â€”a lord paramount over merely human sovereigns. But</text:p>
      <text:p text:style-name="Preformatted_20_Text">though there may be some use in the analogy, to press the conception is</text:p>
      <text:p text:style-name="Preformatted_20_Text">seriously to narrow the divine character and the scope of religion. As in</text:p>
      <text:p text:style-name="Preformatted_20_Text">similar cases, we cannot change one term without altering its correlative.</text:p>
      <text:p text:style-name="Preformatted_20_Text">And therefore to describe our relation to God under the name of duty is to</text:p>
      <text:p text:style-name="Preformatted_20_Text">narrow and falsify that relation. The word is no longer applicable in this</text:p>
      <text:p text:style-name="Preformatted_20_Text">connexion without a strain, and where it exists it indicates the survival</text:p>
      <text:p text:style-name="Preformatted_20_Text">of a conception of theocracy: of God regarded as a glorification of the</text:p>
      <text:p text:style-name="Preformatted_20_Text">magistrate, as king of kings and lord of lords. It is the social worldâ€”and</text:p>
      <text:p text:style-name="Preformatted_20_Text">indeed we may say the outside of the social worldâ€”that is the sphere of</text:p>
      <text:p text:style-name="Preformatted_20_Text">duties. Duty is still with these reductions a great august name: but in</text:p>
      <text:p text:style-name="Preformatted_20_Text">literal strictness it only rules over the medial sphere of life, the</text:p>
      <text:p text:style-name="Preformatted_20_Text">sphere which lies between the individual as such and his universal</text:p>
      <text:p text:style-name="Preformatted_20_Text">humanity(63). Beyond duty, lies the sphere of conscience and of religion.</text:p>
      <text:p text:style-name="Preformatted_20_Text">And that is not the mere insistence by the individual to have a voice and</text:p>
      <text:p text:style-name="Preformatted_20_Text">a vote in determining the social order. It is the sense that the social</text:p>
      <text:p text:style-name="Preformatted_20_Text">order, however omnipotent it may seem, is limited and finite, and that man</text:p>
      <text:p text:style-name="Preformatted_20_Text">has in him a kindred with the Eternal.</text:p>
      <text:p text:style-name="Preformatted_20_Text"/>
      <text:p text:style-name="Preformatted_20_Text">It is not very satisfactory, either, as Aristotle and others have pointed</text:p>
      <text:p text:style-name="Preformatted_20_Text">out, to speak of manâ€™s duties to himself. The phrase is analogical, like</text:p>
      <text:p text:style-name="Preformatted_20_Text">the other. But it has the merit, like that of duty to God, of reminding us</text:p>
      <text:p text:style-name="Preformatted_20_Text">that the ordinary latitude occupied by morality is not all that comes</text:p>
      <text:p text:style-name="Preformatted_20_Text">under the larger scope of ethics. The â€œethics of individual lifeâ€ is a</text:p>
      <text:p text:style-name="Preformatted_20_Text">subject which Mr. Spencer has touched upon: and by this title, he means</text:p>
      <text:p text:style-name="Preformatted_20_Text">that, besides his general relationship to others, a human being has to</text:p>
      <text:p text:style-name="Preformatted_20_Text">mind his own health, food, and amusement, and has duties as husband and</text:p>
      <text:p text:style-name="Preformatted_20_Text">parent. But, after all, these are not matters of peculiarly individual</text:p>
      <text:p text:style-name="Preformatted_20_Text">interest. They rather refer to points which society at certain epochs</text:p>
      <text:p text:style-name="Preformatted_20_Text">leaves to the common sense of the agent,â€”apparently on an assumption that</text:p>
      <text:p text:style-name="Preformatted_20_Text">he is the person chiefly interested. And these pointsâ€”as the Greeks taught</text:p>
      <text:p text:style-name="Preformatted_20_Text">long agoâ€”are of fundamental importance: they are the very bases of life.</text:p>
      <text:p text:style-name="Preformatted_20_Text">Yet the comparative neglect in which so-called civilised societies(64)</text:p>
      <text:p text:style-name="Preformatted_20_Text">hold the precepts of wisdom in relation to bodily health and vigour, in</text:p>
      <text:p text:style-name="Preformatted_20_Text">regard to marriage and progeny, serve to illustrate the doctrine of the</text:p>
      <text:p text:style-name="Preformatted_20_Text">ancient Stoics that Ï€á½±Î½Ï„Î± á½‘Ï€á½¹Î»Î·ÏˆÎ¹Ï‚, or the modern idealist utterance that</text:p>
      <text:p text:style-name="Preformatted_20_Text">the World is my idea. More and more as civilisation succeeds in its</text:p>
      <text:p text:style-name="Preformatted_20_Text">disruption of man from nature, it shows him governed not by bare facts and</text:p>
      <text:p text:style-name="Preformatted_20_Text">isolated experiences, but by the systematic idea under which all things</text:p>
      <text:p text:style-name="Preformatted_20_Text">are subsumed. He loses the naÃ¯vetÃ© of the natural man, which takes each</text:p>
      <text:p text:style-name="Preformatted_20_Text">fact as it came, all alike good: he becomes sentimental, and artificial,</text:p>
      <text:p text:style-name="Preformatted_20_Text"><text:soft-page-break/>sees things under a conventional point of view, and would rather die than</text:p>
      <text:p text:style-name="Preformatted_20_Text">not be in the fashion. And this tendency is apparently irresistible. Yet</text:p>
      <text:p text:style-name="Preformatted_20_Text">the mistake lies in the one-sidedness of sentiment and convention. Not the</text:p>
      <text:p text:style-name="Preformatted_20_Text">domination of the idea is evil; but the domination of a partial and</text:p>
      <text:p text:style-name="Preformatted_20_Text">fragmentary idea: and this is what constitutes the evil of artificiality.</text:p>
      <text:p text:style-name="Preformatted_20_Text">And the correction must lie not in a return to nature, but in the</text:p>
      <text:p text:style-name="Preformatted_20_Text">reconstruction of a wider and more comprehensive idea: an idea which shall</text:p>
      <text:p text:style-name="Preformatted_20_Text">be the unity and system of all nature; not a fantastic idealism, but an</text:p>
      <text:p text:style-name="Preformatted_20_Text">attempt to do justice to the more realist as well as the idealist sides of</text:p>
      <text:p text:style-name="Preformatted_20_Text">life.</text:p>
      <text:p text:style-name="Preformatted_20_Text"/>
      <text:p text:style-name="Preformatted_20_Text">There is however another side of individualist ethics which needs even</text:p>
      <text:p text:style-name="Preformatted_20_Text">more especial enforcement. It is the formation of</text:p>
      <text:p text:style-name="Preformatted_20_Text"/>
      <text:p text:style-name="Preformatted_20_Text"/>
      <text:p text:style-name="Preformatted_20_Text"><text:s text:c="4"/>â€œThe reason firm, the temperate will,</text:p>
      <text:p text:style-name="Preformatted_20_Text"><text:s text:c="4"/>Endurance, foresight, strength and skill:â€</text:p>
      <text:p text:style-name="Preformatted_20_Text"/>
      <text:p text:style-name="Preformatted_20_Text"/>
      <text:p text:style-name="Preformatted_20_Text">the healthy mind in a healthy body. Ethics is only too apt to suppose that</text:p>
      <text:p text:style-name="Preformatted_20_Text">will and intelligence are assumptions which need no special justification.</text:p>
      <text:p text:style-name="Preformatted_20_Text">But the truth is that they vary from individual to individual in degree</text:p>
      <text:p text:style-name="Preformatted_20_Text">and structure. It is the business of ethical psychology to give to these</text:p>
      <text:p text:style-name="Preformatted_20_Text">vague attributions the definiteness of a normal standard: to show what</text:p>
      <text:p text:style-name="Preformatted_20_Text">proportions are required to justify the proper title of reason and willâ€”to</text:p>
      <text:p text:style-name="Preformatted_20_Text">show what reason and will really are if they do what they are encouraged</text:p>
      <text:p text:style-name="Preformatted_20_Text">or expected to do. It talks of the diseases of will and personality: it</text:p>
      <text:p text:style-name="Preformatted_20_Text">must also set forth their educational ideal. The first problem of Ethics,</text:p>
      <text:p text:style-name="Preformatted_20_Text">it may be said, is the question of the will and its freedom. But to say</text:p>
      <text:p text:style-name="Preformatted_20_Text">this is of course not to say that, unless freedom of will be understood in</text:p>
      <text:p text:style-name="Preformatted_20_Text">some special sense, ethics becomes impossible. If the moral law is the</text:p>
      <text:p text:style-name="Preformatted_20_Text">_ratio cognoscendi_ of freedom, then must our conception of morality and</text:p>
      <text:p text:style-name="Preformatted_20_Text">of freedom hang together. And it will clearly be indispensable to begin by</text:p>
      <text:p text:style-name="Preformatted_20_Text">some attempt to discover in what sense man may be in the most general way</text:p>
      <text:p text:style-name="Preformatted_20_Text">described as a moral agentâ€”as an intelligent will, or (more briefly, yet</text:p>
      <text:p text:style-name="Preformatted_20_Text">synonymously) as a will. â€œThe soil of law and morality,â€ says Hegel(65),</text:p>
      <text:p text:style-name="Preformatted_20_Text">â€œis the intelligent life: and its more precise place and starting-point</text:p>
      <text:p text:style-name="Preformatted_20_Text">the will, which is free, in the sense that freedom is its substance and</text:p>
      <text:p text:style-name="Preformatted_20_Text">characteristic, and the system of law the realm of freedom realised, the</text:p>
      <text:p text:style-name="Preformatted_20_Text">world of intelligence produced out of itself as a second nature.â€ Such a</text:p>
      <text:p text:style-name="Preformatted_20_Text">freedom is a freedom made and acquired, the work of the mindâ€™s</text:p>
      <text:p text:style-name="Preformatted_20_Text">self-realisation, not to be taken as a given fact of consciousness which</text:p>
      <text:p text:style-name="Preformatted_20_Text">must be believed(66). To have a willâ€”in other words, to have freedom, is</text:p>
      <text:p text:style-name="Preformatted_20_Text">the consummationâ€”and let us add, only the formal or ideal consummationâ€”of</text:p>
      <text:p text:style-name="Preformatted_20_Text">a process by which man raises himself out of his absorption in sensation</text:p>
      <text:p text:style-name="Preformatted_20_Text">and impulse, establishes within himself a mental realm, an organism of</text:p>
      <text:p text:style-name="Preformatted_20_Text">ideas, a self-consciousness, and a self.</text:p>
      <text:p text:style-name="Preformatted_20_Text"/>
      <text:p text:style-name="Preformatted_20_Text">The vulgar apprehension of these things seems to assume that we have by</text:p>
      <text:p text:style-name="Preformatted_20_Text">nature, or are born with, a general faculty or set of general faculties,</text:p>
      <text:p text:style-name="Preformatted_20_Text">which we subsequently fill up and embody by the aid of experience. We</text:p>
      <text:p text:style-name="Preformatted_20_Text">possessâ€”they seem to implyâ€”so many â€œformsâ€ and â€œcategoriesâ€ latent in our</text:p>
      <text:p text:style-name="Preformatted_20_Text">minds ready to hold and contain the raw materials supplied from without.</text:p>
      <text:p text:style-name="Preformatted_20_Text">According to this view we have all a will and an intelligence: the</text:p>
      <text:p text:style-name="Preformatted_20_Text">difference only is that some put more into them, and some put less. But</text:p>
      <text:p text:style-name="Preformatted_20_Text">such a separation of the general form from its contents is a piece of pure</text:p>
      <text:p text:style-name="Preformatted_20_Text">mythology. It is perhaps true and safe to say that the human being is of</text:p>
      <text:p text:style-name="Preformatted_20_Text">such a character that will and intelligence are in the ordinary course</text:p>
      <text:p text:style-name="Preformatted_20_Text"><text:soft-page-break/>inevitably produced. But the forms which grow up are the more and more</text:p>
      <text:p text:style-name="Preformatted_20_Text">definite and systematic organisation of a graded experience, of series of</text:p>
      <text:p text:style-name="Preformatted_20_Text">ideas, working themselves up again and again in representative and</text:p>
      <text:p text:style-name="Preformatted_20_Text">re-representative degree, till they constitute a mental or inner world of</text:p>
      <text:p text:style-name="Preformatted_20_Text">their own. The will is thus the title appropriate to the final stage of a</text:p>
      <text:p text:style-name="Preformatted_20_Text">process, by which sensation and impulse have polished and perfected</text:p>
      <text:p text:style-name="Preformatted_20_Text">themselves by union and opposition, by differentiation and accompanying</text:p>
      <text:p text:style-name="Preformatted_20_Text">redintegration, till they assume characters quite unsurmised in their</text:p>
      <text:p text:style-name="Preformatted_20_Text">earliest aspects, and yet only the consolidation or self-realisation of</text:p>
      <text:p text:style-name="Preformatted_20_Text">implications. Thus the mental faculties are essentially acquired</text:p>
      <text:p text:style-name="Preformatted_20_Text">powers,â€”acquired not from without, but by action which generates the</text:p>
      <text:p text:style-name="Preformatted_20_Text">faculties it seems to imply. The process of mind is a process which</text:p>
      <text:p text:style-name="Preformatted_20_Text">creates individual centres, raises them to completer independence;â€”which</text:p>
      <text:p text:style-name="Preformatted_20_Text">produces an inner life more and more self-centered and also more and more</text:p>
      <text:p text:style-name="Preformatted_20_Text">equal to the universe which it has embodied. And will and intelligence are</text:p>
      <text:p text:style-name="Preformatted_20_Text">an important stage in that process.</text:p>
      <text:p text:style-name="Preformatted_20_Text"/>
      <text:p text:style-name="Preformatted_20_Text">Herbart (as was briefly hinted at in the first essay) has analysed ethical</text:p>
      <text:p text:style-name="Preformatted_20_Text">appreciation (which may or may not be accompanied by approbation) into</text:p>
      <text:p text:style-name="Preformatted_20_Text">five distinct standard ideas. These are the ideas of inward liberty, of</text:p>
      <text:p text:style-name="Preformatted_20_Text">perfection, of right, benevolence, and equity. Like Hume, he regards the</text:p>
      <text:p text:style-name="Preformatted_20_Text">moral judgment as in its purity a kind of aesthetic pronouncement on the</text:p>
      <text:p text:style-name="Preformatted_20_Text">agreement or proportion of certain activities in relations to each other.</text:p>
      <text:p text:style-name="Preformatted_20_Text">Two of these standard ideas,â€”that of inward liberty and of perfectionâ€”seem</text:p>
      <text:p text:style-name="Preformatted_20_Text">to belong to the sphere at present under review. They emerge as conditions</text:p>
      <text:p text:style-name="Preformatted_20_Text">determining the normal development of human nature to an intelligent and</text:p>
      <text:p text:style-name="Preformatted_20_Text">matured personality. By inward freedom Herbart means the harmony between</text:p>
      <text:p text:style-name="Preformatted_20_Text">the will and the intellect: what Aristotle has named â€œpractical truth or</text:p>
      <text:p text:style-name="Preformatted_20_Text">reality,â€ and what he describes in his conception of wisdom or moral</text:p>
      <text:p text:style-name="Preformatted_20_Text">intelligence,â€”the power of discerning the right path and of pursuing it</text:p>
      <text:p text:style-name="Preformatted_20_Text">with will and temper: the unity, clear but indissoluble, of will and</text:p>
      <text:p text:style-name="Preformatted_20_Text">discernment. By the idea of perfection Herbart means the sense of</text:p>
      <text:p text:style-name="Preformatted_20_Text">proportion and of propriety which is awakened by comparing a progress in</text:p>
      <text:p text:style-name="Preformatted_20_Text">development or an increase in strength with its earlier stages of promise</text:p>
      <text:p text:style-name="Preformatted_20_Text">and imperfection. The pleasure such perception affords works in two ways:</text:p>
      <text:p text:style-name="Preformatted_20_Text">it is a satisfaction in achievement past, and a stimulus to achievement</text:p>
      <text:p text:style-name="Preformatted_20_Text">yet to come.</text:p>
      <text:p text:style-name="Preformatted_20_Text"/>
      <text:p text:style-name="Preformatted_20_Text">Such ideas of inward liberty and of growth in ability or in performance</text:p>
      <text:p text:style-name="Preformatted_20_Text">govern (at least in part) our judgment of the individual, and have an</text:p>
      <text:p text:style-name="Preformatted_20_Text">ethical significance. Indeed, if the cardinal feature of the ethical</text:p>
      <text:p text:style-name="Preformatted_20_Text">sentiment be the inwardness and independence of its approbation and</text:p>
      <text:p text:style-name="Preformatted_20_Text">obligation, these ideas lie at the root of all true morality. Inward</text:p>
      <text:p text:style-name="Preformatted_20_Text">harmony and inward progress, lucidity of conscience and the resolution</text:p>
      <text:p text:style-name="Preformatted_20_Text">which knows no finality of effort, are the very essence of moral life.</text:p>
      <text:p text:style-name="Preformatted_20_Text">Yet, if ethics is to include in the first instance social relationships</text:p>
      <text:p text:style-name="Preformatted_20_Text">and external utilities and sanctions, these conditions of true life must</text:p>
      <text:p text:style-name="Preformatted_20_Text">rather be described as pre-ethical. The truth seems to be that here we get</text:p>
      <text:p text:style-name="Preformatted_20_Text">to a range of ethics which is far wider than what is ordinarily called</text:p>
      <text:p text:style-name="Preformatted_20_Text">practice and conduct. At this stage logic, aesthetic, and ethic, are yet</text:p>
      <text:p text:style-name="Preformatted_20_Text">one: the true, the good, and the beautiful are still held in their</text:p>
      <text:p text:style-name="Preformatted_20_Text">fundamental unity. An ethics of wide principle precedes its narrower</text:p>
      <text:p text:style-name="Preformatted_20_Text">social application; and whereas in ordinary usage the social provinciality</text:p>
      <text:p text:style-name="Preformatted_20_Text">is allowed to prevail, here the higher ethics emerge clear and imperial</text:p>
      <text:p text:style-name="Preformatted_20_Text">above the limitations of local and temporal duty.</text:p>
      <text:p text:style-name="Preformatted_20_Text"/>
      <text:p text:style-name="Preformatted_20_Text">And though it is easy to step into exaggeration, it is still well to</text:p>
      <text:p text:style-name="Preformatted_20_Text">emphasise this larger conception of ethics. The moral principle of the</text:p>
      <text:p text:style-name="Preformatted_20_Text">â€œmaximising of life,â€ as it has been called(67), may be open to</text:p>
      <text:p text:style-name="Preformatted_20_Text"><text:soft-page-break/>misconception (â€”so, unfortunately are all moral principles when stated in</text:p>
      <text:p text:style-name="Preformatted_20_Text">the effrontery of isolation): but it has its truth in the conviction that</text:p>
      <text:p text:style-name="Preformatted_20_Text">all moral evil is marked by a tendency to lower or lessen the total</text:p>
      <text:p text:style-name="Preformatted_20_Text">vitality. So too Friedrich Nietzscheâ€™s maxim, _Sei vornehm_(68), ensue</text:p>
      <text:p text:style-name="Preformatted_20_Text">distinction, and above all things be not common or vulgar (_gemein_), will</text:p>
      <text:p text:style-name="Preformatted_20_Text">easily lend itself to distortion. But it is good advice for all that, even</text:p>
      <text:p text:style-name="Preformatted_20_Text">though it may be difficult to define in a general formula wherein</text:p>
      <text:p text:style-name="Preformatted_20_Text">distinction consists, to mark the boundary between self-respect and vanity</text:p>
      <text:p text:style-name="Preformatted_20_Text">or obstinacy, or to say wherein lies the beauty and dignity of human</text:p>
      <text:p text:style-name="Preformatted_20_Text">nature. Kant has laid it down as the principle of duty to ask ourselves if</text:p>
      <text:p text:style-name="Preformatted_20_Text">in our act we are prepared to universalise the maxim implied by our</text:p>
      <text:p text:style-name="Preformatted_20_Text">conduct. And that thisâ€”which essentially bids us look at an act in the</text:p>
      <text:p text:style-name="Preformatted_20_Text">whole of its relations and contextâ€”is a safeguard against some forms of</text:p>
      <text:p text:style-name="Preformatted_20_Text">moral evil, is certain. But there is an oppositeâ€”or rather an apparently</text:p>
      <text:p text:style-name="Preformatted_20_Text">oppositeâ€”principle which bids us be individual, be true to our own selves,</text:p>
      <text:p text:style-name="Preformatted_20_Text">and never allow ourselves to be dismayed from our own unique</text:p>
      <text:p text:style-name="Preformatted_20_Text">responsibility. Perhaps the two principles are not so far apart as they</text:p>
      <text:p text:style-name="Preformatted_20_Text">seem. In any case true individuality is the last word and the first word</text:p>
      <text:p text:style-name="Preformatted_20_Text">in ethics; though, it may be added, there is a good deal to be said</text:p>
      <text:p text:style-name="Preformatted_20_Text">between the two termini.</text:p>
      <text:p text:style-name="Preformatted_20_Text"/>
      <text:p text:style-name="Preformatted_20_Text"/>
      <text:p text:style-name="Preformatted_20_Text"/>
      <text:p text:style-name="Preformatted_20_Text">(iv.) An Excursus on Greek Ethics.</text:p>
      <text:p text:style-name="Preformatted_20_Text"/>
      <text:p text:style-name="Preformatted_20_Text"/>
      <text:p text:style-name="Preformatted_20_Text">It is in these regions that Greek ethics loves to linger; on the duty of</text:p>
      <text:p text:style-name="Preformatted_20_Text">the individual to himself, to be perfectly lucid and true, and to rise to</text:p>
      <text:p text:style-name="Preformatted_20_Text">ever higher heights of achievement. _Ceteris paribus_, there is felt to be</text:p>
      <text:p text:style-name="Preformatted_20_Text">something meritorious in superiority, something good:â€”even were it that</text:p>
      <text:p text:style-name="Preformatted_20_Text">you are master, and another is slave. Thus naÃ¯vely speaks Aristotle(69).</text:p>
      <text:p text:style-name="Preformatted_20_Text">To a modern, set amid so many conflicting ideals, perhaps, the immense</text:p>
      <text:p text:style-name="Preformatted_20_Text">possibilities of yet further growth might suggest themselves with</text:p>
      <text:p text:style-name="Preformatted_20_Text">overpowering force. To him the idea of perfection takes the form of an</text:p>
      <text:p text:style-name="Preformatted_20_Text">idea of perfectibility: and sometimes it smites down his conceit in what</text:p>
      <text:p text:style-name="Preformatted_20_Text">he has actually done, and impresses a sense of humility in comparison with</text:p>
      <text:p text:style-name="Preformatted_20_Text">what yet remains unaccomplished. An ancient Greek apparently was little</text:p>
      <text:p text:style-name="Preformatted_20_Text">haunted by these vistas of possibilities of progress through worlds beyond</text:p>
      <text:p text:style-name="Preformatted_20_Text">worlds. A comparatively simple environment, a fixed and definite mental</text:p>
      <text:p text:style-name="Preformatted_20_Text">horizon, had its plain and definite standards, or at least seemed to have</text:p>
      <text:p text:style-name="Preformatted_20_Text">such. There were fewer cases of the man, unattached or faintly attached to</text:p>
      <text:p text:style-name="Preformatted_20_Text">any definite professionâ€”moving about in worlds half realisedâ€”who has grown</text:p>
      <text:p text:style-name="Preformatted_20_Text">so common in a more developed civilisation. The ideals of the Greek were</text:p>
      <text:p text:style-name="Preformatted_20_Text">clearly descried: each man had his definite function or work to perform:</text:p>
      <text:p text:style-name="Preformatted_20_Text">and to do it better than the average, or than he himself habitually had</text:p>
      <text:p text:style-name="Preformatted_20_Text">done, that was perfection, excellence, virtue. For virtue to the Greek is</text:p>
      <text:p text:style-name="Preformatted_20_Text">essentially ability and respectability: promise of excellent performance:</text:p>
      <text:p text:style-name="Preformatted_20_Text">capacity to do better than others. Virtue is praiseworthy or meritorious</text:p>
      <text:p text:style-name="Preformatted_20_Text">character and quality: it is achievement at a higher rate, as set against</text:p>
      <text:p text:style-name="Preformatted_20_Text">oneâ€™s past and against othersâ€™ average.</text:p>
      <text:p text:style-name="Preformatted_20_Text"/>
      <text:p text:style-name="Preformatted_20_Text">The Greek moralists sometimes distinguish and sometimes combine moral</text:p>
      <text:p text:style-name="Preformatted_20_Text">virtue and wisdom, á¼€ÏÎµÏ„á½µ and Ï†Ïá½¹Î½Î·ÏƒÎ¹Ï‚: capacity to perform, and wisdom to</text:p>
      <text:p text:style-name="Preformatted_20_Text">guide that capacity. To the ordinary Greek perhaps the emphasis fell on</text:p>
      <text:p text:style-name="Preformatted_20_Text">the former, on the attainment of all recognised good quality which became</text:p>
      <text:p text:style-name="Preformatted_20_Text">a man, all that was beautiful and honourable, all that was appropriate,</text:p>
      <text:p text:style-name="Preformatted_20_Text">glorious, and fame-giving; and that not for any special reference to its</text:p>
      <text:p text:style-name="Preformatted_20_Text">utilitarian qualities. Useful, of course, such qualities were: but that</text:p>
      <text:p text:style-name="Preformatted_20_Text"><text:soft-page-break/>was not in question at the time. In the more liberal commonwealths of</text:p>
      <text:p text:style-name="Preformatted_20_Text">ancient Greece there was little or no anxious care to control the</text:p>
      <text:p text:style-name="Preformatted_20_Text">education of its citizens, so as to get direct service, overt contribution</text:p>
      <text:p text:style-name="Preformatted_20_Text">to the public good. A suspicious Spartan legislation might claim to do</text:p>
      <text:p text:style-name="Preformatted_20_Text">that. But in the free air of Athens all that was required was loyalty,</text:p>
      <text:p text:style-name="Preformatted_20_Text">good-willâ€”Îµá½”Î½Î¿Î¹Î±â€”to the common weal; it might be even a sentiment of human</text:p>
      <text:p text:style-name="Preformatted_20_Text">kindliness, of fraternity of spirit and purpose. Everything beyond and</text:p>
      <text:p text:style-name="Preformatted_20_Text">upon that basis was left to free development. Let each carry out to the</text:p>
      <text:p text:style-name="Preformatted_20_Text">full the development of his powers in the line which national estimation</text:p>
      <text:p text:style-name="Preformatted_20_Text">points out. He isâ€”nature and history alike emphasise that fact beyond the</text:p>
      <text:p text:style-name="Preformatted_20_Text">reach of doubt, for all except the outlaw and the casual strangerâ€”a member</text:p>
      <text:p text:style-name="Preformatted_20_Text">of a community, and as such has a governing instinct and ideal which</text:p>
      <text:p text:style-name="Preformatted_20_Text">animates him. But he is also a self-centered individual, with special</text:p>
      <text:p text:style-name="Preformatted_20_Text">endowments of nature, in his own person and in the material objects which</text:p>
      <text:p text:style-name="Preformatted_20_Text">are his. A purely individualist or selfish use of them is notâ€”to the</text:p>
      <text:p text:style-name="Preformatted_20_Text">normal Greekâ€”even dreamed of. He is too deeply rooted in the substance of</text:p>
      <text:p text:style-name="Preformatted_20_Text">his community for that: or it is on the ground and in the atmosphere of an</text:p>
      <text:p text:style-name="Preformatted_20_Text">assured community that his individuality is to be made to flourish. Nature</text:p>
      <text:p text:style-name="Preformatted_20_Text">has secured that his individuality shall rest securely in the</text:p>
      <text:p text:style-name="Preformatted_20_Text">presupposition of his citizenship. It seems, therefore, as if he were left</text:p>
      <text:p text:style-name="Preformatted_20_Text">free and independent in his personal search for perfection, for</text:p>
      <text:p text:style-name="Preformatted_20_Text">distinction. His place is fixed for him: _Spartam nactus es; hanc orna_:</text:p>
      <text:p text:style-name="Preformatted_20_Text">his duty is his virtue. That duty, as Plato expresses it, is to do his own</text:p>
      <text:p text:style-name="Preformatted_20_Text">deedsâ€”and not meddle with others. Nature and history have arranged that</text:p>
      <text:p text:style-name="Preformatted_20_Text">others, in other posts, shall do theirs: that all severally shall energise</text:p>
      <text:p text:style-name="Preformatted_20_Text">their function. The very word â€œdutyâ€ seems out of place; if, at least,</text:p>
      <text:p text:style-name="Preformatted_20_Text">duty suggests external obligation, an order imposed and a debt to be</text:p>
      <text:p text:style-name="Preformatted_20_Text">discharged. If there be a task-master and a creditor, it is the inflexible</text:p>
      <text:p text:style-name="Preformatted_20_Text">order of nature and history:â€”or, to be more accurate, of nature, the</text:p>
      <text:p text:style-name="Preformatted_20_Text">indwelling and permanent reality of things. But the obligation to follow</text:p>
      <text:p text:style-name="Preformatted_20_Text">nature is scarcely felt as a yoke of constraint. A manâ€™s virtue is to</text:p>
      <text:p text:style-name="Preformatted_20_Text">perform his work and to perform it well: to do what he is specially</text:p>
      <text:p text:style-name="Preformatted_20_Text">capable of doing, and therefore specially charged to do.</text:p>
      <text:p text:style-name="Preformatted_20_Text"/>
      <text:p text:style-name="Preformatted_20_Text">Nowhere has this character of Greek ethics received more classical</text:p>
      <text:p text:style-name="Preformatted_20_Text">expression than in the Republic of Plato. In the prelude to his</text:p>
      <text:p text:style-name="Preformatted_20_Text">subjectâ€”which is the nature of Right and Moralityâ€”Plato has touched</text:p>
      <text:p text:style-name="Preformatted_20_Text">briefly on certain popular and inadequate views. There is the view that</text:p>
      <text:p text:style-name="Preformatted_20_Text">Right has its province in performance of certain single and external</text:p>
      <text:p text:style-name="Preformatted_20_Text">actsâ€”in business honesty and commercial straightforwardness. There is the</text:p>
      <text:p text:style-name="Preformatted_20_Text">view that it is rendering to each what is due to him; that it consists in</text:p>
      <text:p text:style-name="Preformatted_20_Text">the proper reciprocity of services, in the balance of social give and</text:p>
      <text:p text:style-name="Preformatted_20_Text">take. There is the critical or hyper-critical view which, from seeing so</text:p>
      <text:p text:style-name="Preformatted_20_Text">much that is called justice to be in harmony with the interest of the</text:p>
      <text:p text:style-name="Preformatted_20_Text">predominant social order, bluntly identifies mere force or strength as the</text:p>
      <text:p text:style-name="Preformatted_20_Text">ground of right. And there are views which regard it as due to social</text:p>
      <text:p text:style-name="Preformatted_20_Text">conventions and artifices, to the influence of education, to political</text:p>
      <text:p text:style-name="Preformatted_20_Text">arrangements and the operation of irrational prejudices. To all these</text:p>
      <text:p text:style-name="Preformatted_20_Text">views Plato objects: not because they are falseâ€”for they are all in part,</text:p>
      <text:p text:style-name="Preformatted_20_Text">often in large part, trueâ€”but because they are inadequate and do not go to</text:p>
      <text:p text:style-name="Preformatted_20_Text">the root of the matter. The foundations of right lie, he says, not in</text:p>
      <text:p text:style-name="Preformatted_20_Text">external act, but in the inner man: not in convention, but in nature: not</text:p>
      <text:p text:style-name="Preformatted_20_Text">in relation to others, but in the constitution of the soul itself. That</text:p>
      <text:p text:style-name="Preformatted_20_Text">ethical ideaâ€”the idea of rightâ€”which seems most obviously to have its</text:p>
      <text:p text:style-name="Preformatted_20_Text">centre outside the individual, to live and grow only in the relations</text:p>
      <text:p text:style-name="Preformatted_20_Text">between individuals, Plato selects in order to show the independent</text:p>
      <text:p text:style-name="Preformatted_20_Text">royalty of the single human soul. The world, as Hume afterwards, called</text:p>
      <text:p text:style-name="Preformatted_20_Text">justice artificial: Plato will prove it natural. In a way he joins company</text:p>
      <text:p text:style-name="Preformatted_20_Text"><text:soft-page-break/>with those who bid us drive out the spectre of duty, of obligation coming</text:p>
      <text:p text:style-name="Preformatted_20_Text">upon the soul from social authority, from traditional idea, from religious</text:p>
      <text:p text:style-name="Preformatted_20_Text">sanctions. He preachesâ€”or he is about to preachâ€”the autonomy of the will.</text:p>
      <text:p text:style-name="Preformatted_20_Text"/>
      <text:p text:style-name="Preformatted_20_Text">The four cardinal virtues of Platoâ€™s list are the qualities which go to</text:p>
      <text:p text:style-name="Preformatted_20_Text">make a healthy, normal, natural human soul, fit for all activity, equipped</text:p>
      <text:p text:style-name="Preformatted_20_Text">with all arms for the battle of life. They tell us what such a soul is,</text:p>
      <text:p text:style-name="Preformatted_20_Text">not what it does. They are the qualities which unless a soul has, and has</text:p>
      <text:p text:style-name="Preformatted_20_Text">them each perfect, yet all co-operant, its mere outward and single acts</text:p>
      <text:p text:style-name="Preformatted_20_Text">have no virtue or merit, but are only lucky accidents at the best. On the</text:p>
      <text:p text:style-name="Preformatted_20_Text">other hand, if a man has these constitutive qualities, he will act in the</text:p>
      <text:p text:style-name="Preformatted_20_Text">social world, and act well. Plato has said scornful things of mere outward</text:p>
      <text:p text:style-name="Preformatted_20_Text">and verbal truthfulness, and has set at the very lowest pitch of</text:p>
      <text:p text:style-name="Preformatted_20_Text">degradation the â€œlie in the soul.â€ His â€œtemperanceâ€ or â€œself-restraint,â€</text:p>
      <text:p text:style-name="Preformatted_20_Text">if it be far from breathing any suggestion of self-suppression or</text:p>
      <text:p text:style-name="Preformatted_20_Text">self-assertion, is still farther from any suspicion of asceticism, or war</text:p>
      <text:p text:style-name="Preformatted_20_Text">against the flesh. It is the noble harmony of the ruling and the ruled,</text:p>
      <text:p text:style-name="Preformatted_20_Text">which makes the latter a partner of the sovereign, and takes from the</text:p>
      <text:p text:style-name="Preformatted_20_Text">dictates of the ruler any touch of coercion. It is literally sanity of</text:p>
      <text:p text:style-name="Preformatted_20_Text">soul, integrity and purity of spirit; it is what has been sometimes called</text:p>
      <text:p text:style-name="Preformatted_20_Text">the beautiful soulâ€”the indiscerptible unity of reason and impulse. Platoâ€™s</text:p>
      <text:p text:style-name="Preformatted_20_Text">bravery, again, is fortitude and consistency of soul, the full-blooded</text:p>
      <text:p text:style-name="Preformatted_20_Text">heart which is fixed in reason, the zeal which is according to knowledge,</text:p>
      <text:p text:style-name="Preformatted_20_Text">unflinching loyalty to the idea, the spirit which burns in the martyrs to</text:p>
      <text:p text:style-name="Preformatted_20_Text">truth and humanity: yet withal with gentleness and courtesy and noble</text:p>
      <text:p text:style-name="Preformatted_20_Text">urbanity in its immediate train. And his truthfulness is that inner</text:p>
      <text:p text:style-name="Preformatted_20_Text">lucidity which cannot be self-deceived, the spirit which is a safeguard</text:p>
      <text:p text:style-name="Preformatted_20_Text">against fanaticism and hypocrisy, the sunlike warmth of intelligence</text:p>
      <text:p text:style-name="Preformatted_20_Text">without which the heart is a darkness full of unclean things.</text:p>
      <text:p text:style-name="Preformatted_20_Text"/>
      <text:p text:style-name="Preformatted_20_Text">The full development and crowning grace of such a manly nature Aristotle</text:p>
      <text:p text:style-name="Preformatted_20_Text">has tried to present in the character of the Great-souled manâ€”him whom</text:p>
      <text:p text:style-name="Preformatted_20_Text">Plato has called the true king by divine right, or the autocrat by the</text:p>
      <text:p text:style-name="Preformatted_20_Text">patent of nature. Like all such attempts to delineate a type in the terms</text:p>
      <text:p text:style-name="Preformatted_20_Text">necessarily single and successive of abstract analysis, it tends</text:p>
      <text:p text:style-name="Preformatted_20_Text">occasionally to run into caricature, and to give partial aspects an absurd</text:p>
      <text:p text:style-name="Preformatted_20_Text">prominency. Only the greatest of artists could cope with such a task,</text:p>
      <text:p text:style-name="Preformatted_20_Text">though that artist may be found perhaps classed among the historians. Yet</text:p>
      <text:p text:style-name="Preformatted_20_Text">it is possible to form some conception of the ideal which Aristotle would</text:p>
      <text:p text:style-name="Preformatted_20_Text">set before us. The Great-souled man _is_ great, and he dare not deny the</text:p>
      <text:p text:style-name="Preformatted_20_Text">witness of his spirit. He is one who does not quail before the anger and</text:p>
      <text:p text:style-name="Preformatted_20_Text">seek the applause of popular opinion: he holds his head as his own, and as</text:p>
      <text:p text:style-name="Preformatted_20_Text">high as his undimmed self-consciousness shows it is worth. There has been</text:p>
      <text:p text:style-name="Preformatted_20_Text">said to him by the reason within him the word that Virgil erewhile</text:p>
      <text:p text:style-name="Preformatted_20_Text">addressed to Dante:</text:p>
      <text:p text:style-name="Preformatted_20_Text"/>
      <text:p text:style-name="Preformatted_20_Text"/>
      <text:p text:style-name="Preformatted_20_Text"><text:s text:c="4"/>â€œLibero, dritto, e sano Ã¨ il tuo arbitrio</text:p>
      <text:p text:style-name="Preformatted_20_Text"><text:s text:c="4"/>E fallo fora non fare a suo cenno;</text:p>
      <text:p text:style-name="Preformatted_20_Text"><text:s text:c="4"/>Per châ€™ io te sopra te corono e mitrio.â€</text:p>
      <text:p text:style-name="Preformatted_20_Text"/>
      <text:p text:style-name="Preformatted_20_Text"/>
      <text:p text:style-name="Preformatted_20_Text">He is his own Emperor and his own Pope. He is the perfected man, in whom</text:p>
      <text:p text:style-name="Preformatted_20_Text">is no darkness, whose soul is utter clearness, and complete harmony. Calm</text:p>
      <text:p text:style-name="Preformatted_20_Text">in self-possessed majesty, he stands, if need be, _contra mundum_: but</text:p>
      <text:p text:style-name="Preformatted_20_Text">rather, with the world beneath his feet. The chatter of personality has no</text:p>
      <text:p text:style-name="Preformatted_20_Text">interest for him. Bent upon the best, lesser competitions for distinction</text:p>
      <text:p text:style-name="Preformatted_20_Text">have no attraction for him. To the vulgar he will seem cold,</text:p>
      <text:p text:style-name="Preformatted_20_Text"><text:soft-page-break/>self-confined: in his apartness and distinction they will see the signs of</text:p>
      <text:p text:style-name="Preformatted_20_Text">a â€œprig.â€ His look will be that of one who pities menâ€”rather than loves</text:p>
      <text:p text:style-name="Preformatted_20_Text">them: and should he speak ill of a foe, it is rather out of pride of heart</text:p>
      <text:p text:style-name="Preformatted_20_Text">and unbroken spirit than because these things touch him. Such an one, in</text:p>
      <text:p text:style-name="Preformatted_20_Text">many ways, was the Florentine poet himself.</text:p>
      <text:p text:style-name="Preformatted_20_Text"/>
      <text:p text:style-name="Preformatted_20_Text">If the Greek world in general thus conceived á¼€ÏÎµÏ„á½µ as the full bloom of</text:p>
      <text:p text:style-name="Preformatted_20_Text">manly excellence (we all know how slightlyâ€”witness the remarks in the</text:p>
      <text:p text:style-name="Preformatted_20_Text">Periclean orationâ€”Greeks, in their public and official utterances, rated</text:p>
      <text:p text:style-name="Preformatted_20_Text">womanliness), the philosophers had a further point to emphasise. That was</text:p>
      <text:p text:style-name="Preformatted_20_Text">what they variously called knowledge, prudence, reason, insight,</text:p>
      <text:p text:style-name="Preformatted_20_Text">intelligence, wisdom, truth. From Socrates to Aristotle, from Aristotle to</text:p>
      <text:p text:style-name="Preformatted_20_Text">the Stoics and Epicureans, and from the Stoics to the Neo-Platonists, this</text:p>
      <text:p text:style-name="Preformatted_20_Text">is the common theme: the supremacy of knowledge, its central and essential</text:p>
      <text:p text:style-name="Preformatted_20_Text">relation to virtue. They may differâ€”perhaps not so widely as current</text:p>
      <text:p text:style-name="Preformatted_20_Text">prejudice would supposeâ€”as to how this knowledge is to be defined, what</text:p>
      <text:p text:style-name="Preformatted_20_Text">kind of knowledge it is, how acquired and maintained, and so on. But in</text:p>
      <text:p text:style-name="Preformatted_20_Text">essentials they are at one. None of them, of course, mean that in order to</text:p>
      <text:p text:style-name="Preformatted_20_Text">right conduct nothing more is needed than to learn and remember what is</text:p>
      <text:p text:style-name="Preformatted_20_Text">right, the precepts and commandments of ordinary morality. Memory is not</text:p>
      <text:p text:style-name="Preformatted_20_Text">knowledge, especially when it is out of mind. Even an ancient philosopher</text:p>
      <text:p text:style-name="Preformatted_20_Text">was not wholly devoid of common sense. They heldâ€”what they supposed was a</text:p>
      <text:p text:style-name="Preformatted_20_Text">fact of observation and reflectionâ€”that all action was prompted by</text:p>
      <text:p text:style-name="Preformatted_20_Text">feelings of the values of things, by a desire of something good or</text:p>
      <text:p text:style-name="Preformatted_20_Text">pleasing to self, and aimed at self-satisfaction and self-realisation, but</text:p>
      <text:p text:style-name="Preformatted_20_Text">that there was great mistake in what thus afforded satisfaction. People</text:p>
      <text:p text:style-name="Preformatted_20_Text">chose to act wrongly or erroneously, because they were, first, mistaken</text:p>
      <text:p text:style-name="Preformatted_20_Text">about themselves and what they wanted, and, secondly, mistaken in the</text:p>
      <text:p text:style-name="Preformatted_20_Text">means which would give them satisfaction. But this second point was</text:p>
      <text:p text:style-name="Preformatted_20_Text">secondary. The main thing was to know yourself, what you really were; in</text:p>
      <text:p text:style-name="Preformatted_20_Text">Platoâ€™s words, to â€œsee the soul as it is, and know whether it have one</text:p>
      <text:p text:style-name="Preformatted_20_Text">form only or many, or what its nature is; to look upon it with the eye of</text:p>
      <text:p text:style-name="Preformatted_20_Text">reason in its original purity.â€ Self-deception, confusion, that worst</text:p>
      <text:p text:style-name="Preformatted_20_Text">ignorance which is unaware of itself, false estimationâ€”these are the</text:p>
      <text:p text:style-name="Preformatted_20_Text">radical evils of the natural man. To these critics the testimony of</text:p>
      <text:p text:style-name="Preformatted_20_Text">consciousness was worthless, unless corroborated. To cure this mental</text:p>
      <text:p text:style-name="Preformatted_20_Text">confusion, this blindness of will and judgment, is the task set for</text:p>
      <text:p text:style-name="Preformatted_20_Text">philosophy: to give inward light, to teach true self-measurement. In one</text:p>
      <text:p text:style-name="Preformatted_20_Text">passage, much misunderstood, Plato has called this philosophic art the due</text:p>
      <text:p text:style-name="Preformatted_20_Text">measurement of pleasures and pains. It should scarcely have been possible</text:p>
      <text:p text:style-name="Preformatted_20_Text">to mistake the meaning. But, with the catchwords of Utilitarianism ringing</text:p>
      <text:p text:style-name="Preformatted_20_Text">in their ears, the commentators ran straight contrary to the true teaching</text:p>
      <text:p text:style-name="Preformatted_20_Text">of the _Protagoras_, consentient as it is with that of the _Phaedo_ and</text:p>
      <text:p text:style-name="Preformatted_20_Text">the _Philebus_. To measure, one must have a standard: and if Plato has one</text:p>
      <text:p text:style-name="Preformatted_20_Text">lesson always for us, it is that a sure standard the multitude have not,</text:p>
      <text:p text:style-name="Preformatted_20_Text">but only confusion. The so-called pleasures and pains of the worldâ€™s</text:p>
      <text:p text:style-name="Preformatted_20_Text">experiences are so entitled for different reasons, for contrary aims, and</text:p>
      <text:p text:style-name="Preformatted_20_Text">with no unity or harmony of judgment. They areâ€”not a fact to be accepted,</text:p>
      <text:p text:style-name="Preformatted_20_Text">butâ€”a problem for investigation: their reality is in question, their</text:p>
      <text:p text:style-name="Preformatted_20_Text">genuineness, solidity and purity: and till you have settled that, you</text:p>
      <text:p text:style-name="Preformatted_20_Text">cannot measure, for you may be measuring vacuity under the idea that there</text:p>
      <text:p text:style-name="Preformatted_20_Text">is substance. You have still to get at the unitâ€”i.e. the reality of</text:p>
      <text:p text:style-name="Preformatted_20_Text">pleasure. It was not Platoâ€™s view that pleasure was a separate and</text:p>
      <text:p text:style-name="Preformatted_20_Text">independent entity: that it was exactly as it was felt. Each pleasure is</text:p>
      <text:p text:style-name="Preformatted_20_Text">dependent for its pleasurable quality on the consciousness it belongs to,</text:p>
      <text:p text:style-name="Preformatted_20_Text">and has only a relative truth and reality. Bentham has written about</text:p>
      <text:p text:style-name="Preformatted_20_Text">computing the value of a â€œlotâ€ of pleasures and pains. But Plato had his</text:p>
      <text:p text:style-name="Preformatted_20_Text">mind on an earlier and more fundamental problem, what is the truth and</text:p>
      <text:p text:style-name="Preformatted_20_Text">reality of pleasure; and his fullest but not his only essay towards</text:p>
      <text:p text:style-name="Preformatted_20_Text"><text:soft-page-break/>determining the value or estimating the meaning of pleasure in the scale</text:p>
      <text:p text:style-name="Preformatted_20_Text">of being is that given in the _Philebus_.</text:p>
      <text:p text:style-name="Preformatted_20_Text"/>
      <text:p text:style-name="Preformatted_20_Text">This then is the knowledge which Greek philosophy meant: not mere</text:p>
      <text:p text:style-name="Preformatted_20_Text">intellectâ€”though, of course, there is always a danger of theoretical</text:p>
      <text:p text:style-name="Preformatted_20_Text">inquiry degenerating into abstract and formal dogma. But of the meaning</text:p>
      <text:p text:style-name="Preformatted_20_Text">there can be no serious doubt. It is a knowledge, says Plato, to which the</text:p>
      <text:p text:style-name="Preformatted_20_Text">method of mathematical scienceâ€”the most perfect he can find</text:p>
      <text:p text:style-name="Preformatted_20_Text">acknowledgedâ€”is only an _ouverture_, or perhaps, only the preliminary</text:p>
      <text:p text:style-name="Preformatted_20_Text">tuning of the strings. It is a knowledge not eternally hypotheticalâ€”a</text:p>
      <text:p text:style-name="Preformatted_20_Text">system of sequences which have no sure foundation. It is a knowledge which</text:p>
      <text:p text:style-name="Preformatted_20_Text">rests upon the conviction and belief of the â€œidea of goodâ€: a kind of</text:p>
      <text:p text:style-name="Preformatted_20_Text">knowledge which does not come by direct teaching, which is not mere</text:p>
      <text:p text:style-name="Preformatted_20_Text">theory, but implies a lively conviction, a personal apprehension, a crisis</text:p>
      <text:p text:style-name="Preformatted_20_Text">which is a kind of â€œconversion,â€ or â€œinspiration.â€ It is as it were the</text:p>
      <text:p text:style-name="Preformatted_20_Text">prize of a great contest, in which the sword that conquers is the sword of</text:p>
      <text:p text:style-name="Preformatted_20_Text">dialectic: a sword whereof the property is, like that of Ithurielâ€™s spear,</text:p>
      <text:p text:style-name="Preformatted_20_Text">to lay bare all deceptions and illusions of life. Or, to vary the</text:p>
      <text:p text:style-name="Preformatted_20_Text">metaphor: the son of man is like the prince in the fairy tale who goes</text:p>
      <text:p text:style-name="Preformatted_20_Text">forth to win the true queen; but there are many false pretenders decked</text:p>
      <text:p text:style-name="Preformatted_20_Text">out to deceive his unwary eyes and foolish heart. Yet in himself there is</text:p>
      <text:p text:style-name="Preformatted_20_Text">a power of discernment: there is something kindred with the truth:â€”the</text:p>
      <text:p text:style-name="Preformatted_20_Text">witness of the Spiritâ€”and all that education and discipline can do is to</text:p>
      <text:p text:style-name="Preformatted_20_Text">remove obstacles, especially the obstacles within the self which perturb</text:p>
      <text:p text:style-name="Preformatted_20_Text">the sight and mislead the judgment. Were not the soul originally possessed</text:p>
      <text:p text:style-name="Preformatted_20_Text">of and dominated by the idea of good, it could never discern it elsewhere.</text:p>
      <text:p text:style-name="Preformatted_20_Text">On this original kindred depends all the process of education; the</text:p>
      <text:p text:style-name="Preformatted_20_Text">influence of which therefore is primarily negative or auxiliary. Thus the</text:p>
      <text:p text:style-name="Preformatted_20_Text">process of history and experience,â€”which the work of education only</text:p>
      <text:p text:style-name="Preformatted_20_Text">reproduces in an accelerated _tempo_â€”serves but to bring out the implicit</text:p>
      <text:p text:style-name="Preformatted_20_Text">reason within into explicit conformity with the rationality of the world.</text:p>
      <text:p text:style-name="Preformatted_20_Text"/>
      <text:p text:style-name="Preformatted_20_Text">Knowledge, then, in this ethical sphere means the harmony of will,</text:p>
      <text:p text:style-name="Preformatted_20_Text">emotion, intellect: it means the clear light which has no illusions and no</text:p>
      <text:p text:style-name="Preformatted_20_Text">deceptions. And to those who feel that much of their life and of the</text:p>
      <text:p text:style-name="Preformatted_20_Text">common life is founded on prejudice and illusion, such white light will</text:p>
      <text:p text:style-name="Preformatted_20_Text">occasionally seem hard and steely. At its approach they fear the loss of</text:p>
      <text:p text:style-name="Preformatted_20_Text">the charm of that twilight hour ere the day has yet begun, or before the</text:p>
      <text:p text:style-name="Preformatted_20_Text">darkness has fully settled down. Thus the heart and feelings look upon the</text:p>
      <text:p text:style-name="Preformatted_20_Text">intellect as an enemy of sentiment. And Plato himself is not without</text:p>
      <text:p text:style-name="Preformatted_20_Text">anticipations of such an issue. Yet perhaps we may add that the danger is</text:p>
      <text:p text:style-name="Preformatted_20_Text">in part an imaginary one, and only arises because intelligence takes its</text:p>
      <text:p text:style-name="Preformatted_20_Text">task too lightly, and encroaches beyond its proper ground. Philosophy, in</text:p>
      <text:p text:style-name="Preformatted_20_Text">other words, mistakes its place when it sets itself up as a dogmatic</text:p>
      <text:p text:style-name="Preformatted_20_Text">system of life. Its function is to comprehend, and from comprehension to</text:p>
      <text:p text:style-name="Preformatted_20_Text">criticise, and through criticising to unify. It has no positive and</text:p>
      <text:p text:style-name="Preformatted_20_Text">additional teaching of its own: no addition to the burden of life and</text:p>
      <text:p text:style-name="Preformatted_20_Text">experience. And experience it must respect. Its work is to maintain the</text:p>
      <text:p text:style-name="Preformatted_20_Text">organic or super-organic interconnexion between all the spheres of life</text:p>
      <text:p text:style-name="Preformatted_20_Text">and all the forms of reality. It has to prevent stagnation and absorption</text:p>
      <text:p text:style-name="Preformatted_20_Text">of departmentsâ€”to keep each in its proper place, but not more than its</text:p>
      <text:p text:style-name="Preformatted_20_Text">place, and yet to show how each is not independent of the others. And this</text:p>
      <text:p text:style-name="Preformatted_20_Text">is what the philosopher or ancient sage would be. If he is passionless, it</text:p>
      <text:p text:style-name="Preformatted_20_Text">is not that he has no passions, but that they no longer perturb and</text:p>
      <text:p text:style-name="Preformatted_20_Text">mislead. If his controlling spirit be reason, it is not the reason of the</text:p>
      <text:p text:style-name="Preformatted_20_Text">so-called â€œrationalist,â€ but the reason which seeks in patience to</text:p>
      <text:p text:style-name="Preformatted_20_Text">comprehend, and to be at home in, a world it at first finds strange. And</text:p>
      <text:p text:style-name="Preformatted_20_Text">if he is critical of others, he is still more critical of himself:</text:p>
      <text:p text:style-name="Preformatted_20_Text">critical however not for criticismâ€™s sake (which is but a poor thing), but</text:p>
      <text:p text:style-name="Preformatted_20_Text"><text:soft-page-break/>because through criticism the faith of reason may be more fully justified.</text:p>
      <text:p text:style-name="Preformatted_20_Text">To the last, if he is true to his mission and faithful to his loyalty to</text:p>
      <text:p text:style-name="Preformatted_20_Text">reality, he will have the simplicity of the child.</text:p>
      <text:p text:style-name="Preformatted_20_Text"/>
      <text:p text:style-name="Preformatted_20_Text">Whether therefore we agree or not with Platoâ€™s reduction of Right and Duty</text:p>
      <text:p text:style-name="Preformatted_20_Text">to self-actualisation, we may at least admit that in the idea of</text:p>
      <text:p text:style-name="Preformatted_20_Text">perfection or excellence, combined with the idea of knowledge or inward</text:p>
      <text:p text:style-name="Preformatted_20_Text">lucidity, he has got the fundamental ideas on which further ethical</text:p>
      <text:p text:style-name="Preformatted_20_Text">development must build. Self-control, self-knowledge, internal harmony,</text:p>
      <text:p text:style-name="Preformatted_20_Text">are good: and so are the development of our several faculties and of the</text:p>
      <text:p text:style-name="Preformatted_20_Text">totality of them to the fullest pitch of excellence. But their value does</text:p>
      <text:p text:style-name="Preformatted_20_Text">not lie entirely in themselves, or rather there is implicit in them a</text:p>
      <text:p text:style-name="Preformatted_20_Text">reference to something beyond themselves. They take for granted something</text:p>
      <text:p text:style-name="Preformatted_20_Text">which, because it is so taken, may also be ignored and neglected, just</text:p>
      <text:p text:style-name="Preformatted_20_Text">because it seems so obvious. And that implication is the social humanity</text:p>
      <text:p text:style-name="Preformatted_20_Text">in which they are the spirits of light and leading.</text:p>
      <text:p text:style-name="Preformatted_20_Text"/>
      <text:p text:style-name="Preformatted_20_Text">To lay the stress on á¼€ÏÎµÏ„á½µ or excellence tends to leave out of sight the</text:p>
      <text:p text:style-name="Preformatted_20_Text">force of duty; and to emphasise knowledge is allowed to disparage the</text:p>
      <text:p text:style-name="Preformatted_20_Text">heart and feelings. The mindâ€”even of a philosopherâ€”finds a difficulty in</text:p>
      <text:p text:style-name="Preformatted_20_Text">holding very different points of view in one, and where it is forced from</text:p>
      <text:p text:style-name="Preformatted_20_Text">one to another, tends to forget the earlier altogether. Thus when the</text:p>
      <text:p text:style-name="Preformatted_20_Text">ethical philosopher, presupposing as an absolute or unquestionable fact</text:p>
      <text:p text:style-name="Preformatted_20_Text">that man the individual was rooted in the community, proceeded to discuss</text:p>
      <text:p text:style-name="Preformatted_20_Text">the problem of the best and completest individual estate, he was easily</text:p>
      <text:p text:style-name="Preformatted_20_Text">led to lose sight of the fundamental and governing condition altogether.</text:p>
      <text:p text:style-name="Preformatted_20_Text">From the moment that Aristotle lays down the thesis that man is naturally</text:p>
      <text:p text:style-name="Preformatted_20_Text">social, to the moment when he asks how the bare ideal of excellence in</text:p>
      <text:p text:style-name="Preformatted_20_Text">character and life can become an actuality, the community in which man</text:p>
      <text:p text:style-name="Preformatted_20_Text">lives has retired out of sight away into the background. And it only comes</text:p>
      <text:p text:style-name="Preformatted_20_Text">in, as it first appears, as the paedagogue to bring us to morality. And</text:p>
      <text:p text:style-name="Preformatted_20_Text">Plato, though professedly he is speaking of the community, and is well</text:p>
      <text:p text:style-name="Preformatted_20_Text">aware that the individual can only be saved by the salvation of the</text:p>
      <text:p text:style-name="Preformatted_20_Text">community, is constantly falling back into another problemâ€”the development</text:p>
      <text:p text:style-name="Preformatted_20_Text">of an individual soul. He feels the strength of the egoistic effort after</text:p>
      <text:p text:style-name="Preformatted_20_Text">perfection, and his essay in the end tends to lose sight altogether of its</text:p>
      <text:p text:style-name="Preformatted_20_Text">second theme. Instead of a man he gives us a mere philosopher, a man, that</text:p>
      <text:p text:style-name="Preformatted_20_Text">is, not living with his countryâ€™s life, instinct with the heart and</text:p>
      <text:p text:style-name="Preformatted_20_Text">feeling of humanity, inspired by art and religion, but a being set apart</text:p>
      <text:p text:style-name="Preformatted_20_Text">and exalted above his fellows,â€”charged no doubt in theory with the duty of</text:p>
      <text:p text:style-name="Preformatted_20_Text">saving them, of acting vicariously as the mediator between them and the</text:p>
      <text:p text:style-name="Preformatted_20_Text">absolute truthâ€”but really tending more and more to seclude himself on the</text:p>
      <text:p text:style-name="Preformatted_20_Text">_edita templa_ of the world, on the high-towers of speculation.</text:p>
      <text:p text:style-name="Preformatted_20_Text"/>
      <text:p text:style-name="Preformatted_20_Text">And what Plato and Aristotle did, so to speak, against their express</text:p>
      <text:p text:style-name="Preformatted_20_Text">purpose and effort, yet did, because the force of contemporary tendency</text:p>
      <text:p text:style-name="Preformatted_20_Text">was irresistibleâ€”that the Stoa and Epicurus did more openly and</text:p>
      <text:p text:style-name="Preformatted_20_Text">professedly. With a difference in theory, it is true, owing to the</text:p>
      <text:p text:style-name="Preformatted_20_Text">difference in the surroundings. Virtue in the older day of the free and</text:p>
      <text:p text:style-name="Preformatted_20_Text">glorious commonwealth had meant physical and intellectual achievement,</text:p>
      <text:p text:style-name="Preformatted_20_Text">acts done in the public eye, and of course for the public goodâ€”a good with</text:p>
      <text:p text:style-name="Preformatted_20_Text">which the agent was identified at least in heart and soul, if not in his</text:p>
      <text:p text:style-name="Preformatted_20_Text">explicit consciousness. In later and worse days, when the political world,</text:p>
      <text:p text:style-name="Preformatted_20_Text">with the world divine, had withdrawn from actual identity with the central</text:p>
      <text:p text:style-name="Preformatted_20_Text">heart of the individual, and stood over-against him as a strange power and</text:p>
      <text:p text:style-name="Preformatted_20_Text">little better than a nuisance, virtue came to be counted as endurance,</text:p>
      <text:p text:style-name="Preformatted_20_Text">indifference, negative independence against a cold and a perplexing world.</text:p>
      <text:p text:style-name="Preformatted_20_Text">But even still, virtue is excellence: it is to rise above the ignoble</text:p>
      <text:p text:style-name="Preformatted_20_Text">level: to assert self-liberty against accident and circumstanceâ€”to attain</text:p>
      <text:p text:style-name="Preformatted_20_Text"><text:soft-page-break/>self-controlled, self-satisfying independenceâ€”and to become God-like in</text:p>
      <text:p text:style-name="Preformatted_20_Text">its seclusion. Yet in two directions even it had to acknowledge something</text:p>
      <text:p text:style-name="Preformatted_20_Text">beyond the individual. The Epicureanâ€”following out a suggestion of</text:p>
      <text:p text:style-name="Preformatted_20_Text">Aristotleâ€”recognised the help which the free society of friends gave to</text:p>
      <text:p text:style-name="Preformatted_20_Text">the full development of the single seeker after a self-satisfying and</text:p>
      <text:p text:style-name="Preformatted_20_Text">complete life. The Stoic, not altogether refusing such help, tended rather</text:p>
      <text:p text:style-name="Preformatted_20_Text">to rest his single self on a fellowship of ideal sort, on the great city</text:p>
      <text:p text:style-name="Preformatted_20_Text">of gods and men, the _civitas Dei_. Thus, in separate halves, the two</text:p>
      <text:p text:style-name="Preformatted_20_Text">schools, into which Greek ethics was divided, gave expression to the sense</text:p>
      <text:p text:style-name="Preformatted_20_Text">that a new and higher community was neededâ€”to the sense that the visible</text:p>
      <text:p text:style-name="Preformatted_20_Text">actual community no longer realised its latent idea. The Stoic emphasised</text:p>
      <text:p text:style-name="Preformatted_20_Text">the all-embracing necessity, the absolute comprehensiveness of the moral</text:p>
      <text:p text:style-name="Preformatted_20_Text">kingdom. The Epicurean saw more clearly that, if the everlasting city came</text:p>
      <text:p text:style-name="Preformatted_20_Text">from heaven, it could only visibly arise by initiation upon the earth.</text:p>
      <text:p text:style-name="Preformatted_20_Text">Christianityâ€”in its best workâ€”was a conjunction of the liberty with the</text:p>
      <text:p text:style-name="Preformatted_20_Text">necessity, of the human with the divine.</text:p>
      <text:p text:style-name="Preformatted_20_Text"/>
      <text:p text:style-name="Preformatted_20_Text">More interesting, perhaps, it is to note the misconception of reason and</text:p>
      <text:p text:style-name="Preformatted_20_Text">knowledge which grew up. Knowledge came more and more to be identified</text:p>
      <text:p text:style-name="Preformatted_20_Text">with the reflective and critical consciousness, which is outside reality</text:p>
      <text:p text:style-name="Preformatted_20_Text">and life, and judges it from a standpoint of its own. It came to be</text:p>
      <text:p text:style-name="Preformatted_20_Text">esteemed only in its formal and abstract shape, and at the expense of the</text:p>
      <text:p text:style-name="Preformatted_20_Text">heart and feelings. The antithesis of philosophy (or knowledge strictly so</text:p>
      <text:p text:style-name="Preformatted_20_Text">called) according to Plato was mere opinion, accidental and imperfect</text:p>
      <text:p text:style-name="Preformatted_20_Text">knowledge. The knowledge which is truly valuable is a knowledge which</text:p>
      <text:p text:style-name="Preformatted_20_Text">presupposes the full reality of life, and is the more and more completely</text:p>
      <text:p text:style-name="Preformatted_20_Text">articulated theory of it as a whole. It isâ€”abstractly takenâ€”a mere form of</text:p>
      <text:p text:style-name="Preformatted_20_Text">unity which has no value except in uniting: it isâ€”taken concretelyâ€”the</text:p>
      <text:p text:style-name="Preformatted_20_Text">matter, we may say, in complete unity. It is ideal and perfect harmony of</text:p>
      <text:p text:style-name="Preformatted_20_Text">thought, appetite, and emotion: or putting it otherwise, the philosopher</text:p>
      <text:p text:style-name="Preformatted_20_Text">is one who is not merely a creature of appetite and production, not merely</text:p>
      <text:p text:style-name="Preformatted_20_Text">a creature of feeling and practical energy, but a creature, who to both of</text:p>
      <text:p text:style-name="Preformatted_20_Text">these superadds an intelligence which sets eyes in the blind forehead of</text:p>
      <text:p text:style-name="Preformatted_20_Text">these other powers, and thus, far from superseding them altogether, only</text:p>
      <text:p text:style-name="Preformatted_20_Text">raises them into completeness, and realises all that is worthy in their</text:p>
      <text:p text:style-name="Preformatted_20_Text">implicit natures. Always these two impulsive tendencies of our nature are</text:p>
      <text:p text:style-name="Preformatted_20_Text">guided by some sort of ideas and intelligence, by beliefs and opinions.</text:p>
      <text:p text:style-name="Preformatted_20_Text">But they, like their guides, are sporadically emergent, unconnected, and</text:p>
      <text:p text:style-name="Preformatted_20_Text">therefore apt to be contradictory. It is to such erratic and occasional</text:p>
      <text:p text:style-name="Preformatted_20_Text">ideas, half-truths and deceptions, that philosophy is opposed.</text:p>
      <text:p text:style-name="Preformatted_20_Text">Unfortunately for all parties, the antithesis is carried farther.</text:p>
      <text:p text:style-name="Preformatted_20_Text">Philosophy and the philosopher are further set in opposition to the faith</text:p>
      <text:p text:style-name="Preformatted_20_Text">of the heart, the intimacy and intensity of feeling, the depth of love and</text:p>
      <text:p text:style-name="Preformatted_20_Text">trust, which in practice often go along with imperfect ideas. The</text:p>
      <text:p text:style-name="Preformatted_20_Text">philosopher is made one who has emancipated himself from the heart and</text:p>
      <text:p text:style-name="Preformatted_20_Text">feelings,â€”a pure intelligence, who is set above all creeds, contemplating</text:p>
      <text:p text:style-name="Preformatted_20_Text">all, and holding none. Consistency and clearness become his idol, to be</text:p>
      <text:p text:style-name="Preformatted_20_Text">worshipped at any cost, save one sacrifice: and that one sacrifice is the</text:p>
      <text:p text:style-name="Preformatted_20_Text">sacrifice of his own self-conceit. For consistency generally means that</text:p>
      <text:p text:style-name="Preformatted_20_Text">all is made to harmonise with one assumed standpoint, and that whatever</text:p>
      <text:p text:style-name="Preformatted_20_Text">presents discrepancies with this alleged standard is ruthlessly thrown</text:p>
      <text:p text:style-name="Preformatted_20_Text">away. Such a philosophy mistakes its function, which is not, as Heine</text:p>
      <text:p text:style-name="Preformatted_20_Text">scoffs, to make an intelligible system by rejecting the discordant</text:p>
      <text:p text:style-name="Preformatted_20_Text">fragments of life, but to follow reverently, if slowly, in the wake of</text:p>
      <text:p text:style-name="Preformatted_20_Text">experience. Such a â€œperfect sage,â€ with his parade of reasonableness, may</text:p>
      <text:p text:style-name="Preformatted_20_Text">often assume the post of a dictator.</text:p>
      <text:p text:style-name="Preformatted_20_Text"/>
      <text:p text:style-name="Preformatted_20_Text">And, above all, intelligence is only half itself when it is not also will.</text:p>
      <text:p text:style-name="Preformatted_20_Text">And both are more than mere consciousness. Platoâ€”whom we refer to, because</text:p>
      <text:p text:style-name="Preformatted_20_Text"><text:soft-page-break/>he is the coryphaeus of all the diverse host of Greek philosophyâ€”seems to</text:p>
      <text:p text:style-name="Preformatted_20_Text">overestimate or rather to misconceive the place of knowledge. That it is</text:p>
      <text:p text:style-name="Preformatted_20_Text">the supreme and crowning grace of the soul, he sees. But he tends to</text:p>
      <text:p text:style-name="Preformatted_20_Text">identify it with the supreme or higher soul:â€”as Aristotle did after him,</text:p>
      <text:p text:style-name="Preformatted_20_Text">to be followed by the Stoics and Neo-Platonists. For them the supreme, or</text:p>
      <text:p text:style-name="Preformatted_20_Text">almost supreme reality is the intelligence or reason: the soul is only on</text:p>
      <text:p text:style-name="Preformatted_20_Text">a second grade of reality, on the borders of the natural or physical</text:p>
      <text:p text:style-name="Preformatted_20_Text">world. When Plato takes that line, he turns towards the path of</text:p>
      <text:p text:style-name="Preformatted_20_Text">asceticism, and treats the philosophic life as a preparation for that</text:p>
      <text:p text:style-name="Preformatted_20_Text">truer life when intelligence shall be all in all, for that better land</text:p>
      <text:p text:style-name="Preformatted_20_Text">where â€œdivine dialoguesâ€ shall form the staple and substance of spiritual</text:p>
      <text:p text:style-name="Preformatted_20_Text">existence. Aristotle,â€”who less often treads these solitudes,â€”still extols</text:p>
      <text:p text:style-name="Preformatted_20_Text">the theoretic life, when the body and its needs trouble no more, when the</text:p>
      <text:p text:style-name="Preformatted_20_Text">activity of reasonâ€”the theory of theoryâ€”is attained at least as entirely</text:p>
      <text:p text:style-name="Preformatted_20_Text">as mortal conditions allow man to be deified. Of the â€œapathyâ€ and the</text:p>
      <text:p text:style-name="Preformatted_20_Text">reasonable conformity of the Stoics, or of the purely negative character</text:p>
      <text:p text:style-name="Preformatted_20_Text">of Epicurean happiness (the excision of all that pained) we need not here</text:p>
      <text:p text:style-name="Preformatted_20_Text">speak. And in Plotinus and Proclus the deification of mere reason is at</text:p>
      <text:p text:style-name="Preformatted_20_Text">any rate the dominant note; whatever protests the larger Greek nature in</text:p>
      <text:p text:style-name="Preformatted_20_Text">the former may from time to time offer. The truth which philosophy should</text:p>
      <text:p text:style-name="Preformatted_20_Text">have taught was that Mind or intelligence was the element where the inner</text:p>
      <text:p text:style-name="Preformatted_20_Text">life culminated and expanded and flourished: the error which it often</text:p>
      <text:p text:style-name="Preformatted_20_Text">tended to spread was that intelligence was the higher life of which all</text:p>
      <text:p text:style-name="Preformatted_20_Text">other was a degenerate shortcoming, and something valuable on its own</text:p>
      <text:p text:style-name="Preformatted_20_Text">account.</text:p>
      <text:p text:style-name="Preformatted_20_Text"/>
      <text:p text:style-name="Preformatted_20_Text">It may be that thus to interpret Plato is to do him an injustice. It has</text:p>
      <text:p text:style-name="Preformatted_20_Text">been sometimes said that his division of parts or kinds of soulâ€”or his</text:p>
      <text:p text:style-name="Preformatted_20_Text">distinction between its fighting horsesâ€”tends to destroy the unity of</text:p>
      <text:p text:style-name="Preformatted_20_Text">mental life. But perhaps this was exactly what he wanted to convey. There</text:p>
      <text:p text:style-name="Preformatted_20_Text">areâ€”we may paraphrase his meaningâ€”three kinds of human being, three types</text:p>
      <text:p text:style-name="Preformatted_20_Text">of human life. There is the man or the life of appetite and the flesh:</text:p>
      <text:p text:style-name="Preformatted_20_Text">there is the man of noble emotion and energetic depth of soul: there is</text:p>
      <text:p text:style-name="Preformatted_20_Text">the life of reasonable pursuits and organised principle. Or, we may take</text:p>
      <text:p text:style-name="Preformatted_20_Text">his meaning to be that there are three elements or provinces of mental</text:p>
      <text:p text:style-name="Preformatted_20_Text">life, which in all except a few are but imperfectly coherent and do not</text:p>
      <text:p text:style-name="Preformatted_20_Text">reach a true or complete unity. Some unity there always is: but in the</text:p>
      <text:p text:style-name="Preformatted_20_Text">life of mere appetite and impulse, even when these impulses are our nobler</text:p>
      <text:p text:style-name="Preformatted_20_Text">sentiments of love and hatred, the unity falls very far short. Or, as he</text:p>
      <text:p text:style-name="Preformatted_20_Text">puts the theme elsewhere, the soul has a passion for self-completion, a</text:p>
      <text:p text:style-name="Preformatted_20_Text">love of beauty, which in most is but a misleading lust. It is the business</text:p>
      <text:p text:style-name="Preformatted_20_Text">of the philosophic life to re-create or to foster this unity: or</text:p>
      <text:p text:style-name="Preformatted_20_Text">philosophy is the persistent search of the soul for its lost unity, the</text:p>
      <text:p text:style-name="Preformatted_20_Text">search to see that unity which is always its animating principle, its</text:p>
      <text:p text:style-name="Preformatted_20_Text">inner faith. When the soul has reached this idealâ€”if it can be supposed to</text:p>
      <text:p text:style-name="Preformatted_20_Text">attain it (and of this the strong-souled ancient philosophers feel no</text:p>
      <text:p text:style-name="Preformatted_20_Text">doubt),â€”then a change must take place. The love of beauty is not</text:p>
      <text:p text:style-name="Preformatted_20_Text">suppressed; it is only made self-assured and its object freed from all</text:p>
      <text:p text:style-name="Preformatted_20_Text">imperfection. It is not that passion has ceased; but its nature is so</text:p>
      <text:p text:style-name="Preformatted_20_Text">transfigured, that it seems worthy of a nobler name, which yet we cannot</text:p>
      <text:p text:style-name="Preformatted_20_Text">give. To such a life, where battle and conflict are as such unknown, we</text:p>
      <text:p text:style-name="Preformatted_20_Text">cannot longer give the title of life: and we say that philosophy is in</text:p>
      <text:p text:style-name="Preformatted_20_Text">life a rehearsal of death(70). And yet if there be no battle, there is not</text:p>
      <text:p text:style-name="Preformatted_20_Text">for that reason mere inaction. Hence, as the Republic concludes, the true</text:p>
      <text:p text:style-name="Preformatted_20_Text">philosopher is the complete man. He is the truth and reality which the</text:p>
      <text:p text:style-name="Preformatted_20_Text">appetitive and emotional man were seeking after and failed to realise. It</text:p>
      <text:p text:style-name="Preformatted_20_Text">is true they at first will not see this. But the whole long process of</text:p>
      <text:p text:style-name="Preformatted_20_Text">philosophy is the means to induce this conviction. And for Plato it</text:p>
      <text:p text:style-name="Preformatted_20_Text">remains clear that through experience, through wisdom, and through</text:p>
      <text:p text:style-name="Preformatted_20_Text"><text:soft-page-break/>abstract deduction, the philosopher will justify his claim to him who hath</text:p>
      <text:p text:style-name="Preformatted_20_Text">ears to hear and heart to understand. If that be so, the asceticism of</text:p>
      <text:p text:style-name="Preformatted_20_Text">Plato is not a mere war upon flesh and sense as such, but upon flesh and</text:p>
      <text:p text:style-name="Preformatted_20_Text">sense as imperfect truth, fragmentary reality, which suppose themselves</text:p>
      <text:p text:style-name="Preformatted_20_Text">complete, though they are again and again confuted by experience, by</text:p>
      <text:p text:style-name="Preformatted_20_Text">wisdom, and by mere calculation,â€”a war against their blindness and</text:p>
      <text:p text:style-name="Preformatted_20_Text">shortsightednes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Essay IV. Psycho-Genesis.</text:p>
      <text:p text:style-name="Preformatted_20_Text"/>
      <text:p text:style-name="Preformatted_20_Text"/>
      <text:p text:style-name="Preformatted_20_Text">â€œThe key,â€ says Carus, â€œfor the ascertainment of the nature of the</text:p>
      <text:p text:style-name="Preformatted_20_Text">conscious psychical life lies in the region of the unconscious(71).â€ The</text:p>
      <text:p text:style-name="Preformatted_20_Text">view which these words take is at least as old as the days of Leibniz. It</text:p>
      <text:p text:style-name="Preformatted_20_Text">means that the mental world does not abruptly emerge a full-grown</text:p>
      <text:p text:style-name="Preformatted_20_Text">intelligence, but has a genesis, and follows a law of development: that</text:p>
      <text:p text:style-name="Preformatted_20_Text">its life may be described as the differentiation (with integration) of a</text:p>
      <text:p text:style-name="Preformatted_20_Text">simple or indifferentiated mass. The terms conscious and unconscious,</text:p>
      <text:p text:style-name="Preformatted_20_Text">indeed, with their lax popular uses, leave the door wide open for</text:p>
      <text:p text:style-name="Preformatted_20_Text">misconception. But they may serve to mark that the mind is to be</text:p>
      <text:p text:style-name="Preformatted_20_Text">understood only in a certain relation (partly of antithesis) to nature,</text:p>
      <text:p text:style-name="Preformatted_20_Text">and the soul only in reference to the body. The so-called â€œsuperior</text:p>
      <text:p text:style-name="Preformatted_20_Text">facultiesâ€â€”specially characteristic of humanityâ€”are founded upon, and do</text:p>
      <text:p text:style-name="Preformatted_20_Text">not abruptly supersede, the lower powers which are supposed to be</text:p>
      <text:p text:style-name="Preformatted_20_Text">specially obvious in the animals(72). The individual and specific</text:p>
      <text:p text:style-name="Preformatted_20_Text">phenomena of consciousness, which the psychologist is generally supposed</text:p>
      <text:p text:style-name="Preformatted_20_Text">to study, rest upon a deeper, less explicated, more indefinite, life of</text:p>
      <text:p text:style-name="Preformatted_20_Text">sensibility, which in its turn fades away by immeasurable gradations into</text:p>
      <text:p text:style-name="Preformatted_20_Text">something irresponsive to the ordinary tests for sensation and life.</text:p>
      <text:p text:style-name="Preformatted_20_Text"/>
      <text:p text:style-name="Preformatted_20_Text">And yet the moment we attempt to leave the daylight of consciousness for</text:p>
      <text:p text:style-name="Preformatted_20_Text">the darker sides of sub-conscious life, the risks of misinterpretation</text:p>
      <text:p text:style-name="Preformatted_20_Text">multiply. The problem is to some extent the same as confronts the student</text:p>
      <text:p text:style-name="Preformatted_20_Text">of the ideas and principles of primitive races. There, the temptation of</text:p>
      <text:p text:style-name="Preformatted_20_Text">seeing things through the â€œspectacles of civilisationâ€ is almost</text:p>
      <text:p text:style-name="Preformatted_20_Text">irresistible. So in psychology we are apt to import into the life of</text:p>
      <text:p text:style-name="Preformatted_20_Text">sensation and feeling the distinctions and relations of subsequent</text:p>
      <text:p text:style-name="Preformatted_20_Text">intellection. Nor is the difficulty lessened by Hegelâ€™s method which deals</text:p>
      <text:p text:style-name="Preformatted_20_Text">with soul, sentiency, and consciousness as grades or general</text:p>
      <text:p text:style-name="Preformatted_20_Text">characteristics in a developmental advance. He borrows his illustrations</text:p>
      <text:p text:style-name="Preformatted_20_Text">from many quarters, from morbid and anomalous states of</text:p>
      <text:p text:style-name="Preformatted_20_Text">consciousness,â€”less from the cases of savages, children and animals. These</text:p>
      <text:p text:style-name="Preformatted_20_Text">illustrations may be called a loose induction. But it requires a much more</text:p>
      <text:p text:style-name="Preformatted_20_Text">powerful instrument than mere induction to build up a scientific system; a</text:p>
      <text:p text:style-name="Preformatted_20_Text">framework of general principle or theory is the only basis on which to</text:p>
      <text:p text:style-name="Preformatted_20_Text">build theory by the allegation of facts, however numerous. Yet in</text:p>
      <text:p text:style-name="Preformatted_20_Text">philosophic science, which is systematised knowledge, all facts strictly</text:p>
      <text:p text:style-name="Preformatted_20_Text">so described will find their place and be estimated at their proper value.</text:p>
      <text:p text:style-name="Preformatted_20_Text"/>
      <text:p text:style-name="Preformatted_20_Text"/>
      <text:p text:style-name="Preformatted_20_Text"/>
      <text:p text:style-name="Preformatted_20_Text">(i.) Primitive Sensibility.</text:p>
      <text:p text:style-name="Preformatted_20_Text"/>
      <text:p text:style-name="Preformatted_20_Text"/>
      <text:p text:style-name="Preformatted_20_Text">Psychology (with Hegel) takes up the work of science from biology. The</text:p>
      <text:p text:style-name="Preformatted_20_Text">mind comes before it as the supreme product of the natural world, the</text:p>
      <text:p text:style-name="Preformatted_20_Text"><text:soft-page-break/>finest flower of organic life, the â€œtruthâ€ of the physical process. As</text:p>
      <text:p text:style-name="Preformatted_20_Text">such it is called by the time-honoured name of Soul. If we further go on</text:p>
      <text:p text:style-name="Preformatted_20_Text">to say that the soul is the principle of life, we must not understand this</text:p>
      <text:p text:style-name="Preformatted_20_Text">vital principle to be something over and above the life of which it is the</text:p>
      <text:p text:style-name="Preformatted_20_Text">principle. Such a locally-separable principle is an addition which is due</text:p>
      <text:p text:style-name="Preformatted_20_Text">to the analogy of mechanical movement, where a detached agent sets in</text:p>
      <text:p text:style-name="Preformatted_20_Text">motion and directs the machinery. But in the organism the principle is not</text:p>
      <text:p text:style-name="Preformatted_20_Text">thus detachable as a thing or agent. By calling Soul the principle of life</text:p>
      <text:p text:style-name="Preformatted_20_Text">we rather mean that in the vital organism, so far as it _lives_, all the</text:p>
      <text:p text:style-name="Preformatted_20_Text">real variety, separation, and discontinuity of parts must be reduced to</text:p>
      <text:p text:style-name="Preformatted_20_Text">unity and identity, or as Hegel would say, to _ideality_. To live is thus</text:p>
      <text:p text:style-name="Preformatted_20_Text">to keep all differences fluid and permeable in the fire of the</text:p>
      <text:p text:style-name="Preformatted_20_Text">life-process. Or to use a familiar term of logic, the Soul is the concept</text:p>
      <text:p text:style-name="Preformatted_20_Text">or intelligible unity of the organic body. But to call it a concept might</text:p>
      <text:p text:style-name="Preformatted_20_Text">suggest that it is only the conception through which _we_ represent to</text:p>
      <text:p text:style-name="Preformatted_20_Text">ourselves the variety in unity of the organism. The soul, however, is more</text:p>
      <text:p text:style-name="Preformatted_20_Text">than a mere concept: and life is more than a mere mode of description for</text:p>
      <text:p text:style-name="Preformatted_20_Text">a group of movements forming an objective unity. It is a unity, subjective</text:p>
      <text:p text:style-name="Preformatted_20_Text">and objective. The organism is one life, controlling difference: and it is</text:p>
      <text:p text:style-name="Preformatted_20_Text">also one by our effort to comprehend it. The Soul therefore is in Hegelian</text:p>
      <text:p text:style-name="Preformatted_20_Text">language described as the Idea rather than the concept of the organic</text:p>
      <text:p text:style-name="Preformatted_20_Text">body. Life is the generic title for this subject-object: but the life may</text:p>
      <text:p text:style-name="Preformatted_20_Text">be merely physical, or it may be intellectual and practical, or it may be</text:p>
      <text:p text:style-name="Preformatted_20_Text">absolute, i.e. will and know all that it is, and be all that it knows and</text:p>
      <text:p text:style-name="Preformatted_20_Text">wills.</text:p>
      <text:p text:style-name="Preformatted_20_Text"/>
      <text:p text:style-name="Preformatted_20_Text">Up to this point the world is what is called an external, which is here</text:p>
      <text:p text:style-name="Preformatted_20_Text">taken to mean (not a world external to the individual, but) a</text:p>
      <text:p text:style-name="Preformatted_20_Text">self-externalised world. That is to say, it is the observer who has</text:p>
      <text:p text:style-name="Preformatted_20_Text">hitherto by his interpretation of his perceptions supplied the â€œSpirit in</text:p>
      <text:p text:style-name="Preformatted_20_Text">Nature.â€ In itself the external world has no inside, no centre: it is we</text:p>
      <text:p text:style-name="Preformatted_20_Text">who read into it the conception of a life-history. We are led to believe</text:p>
      <text:p text:style-name="Preformatted_20_Text">that a principle of unity is always at work throughout the physical</text:p>
      <text:p text:style-name="Preformatted_20_Text">worldâ€”even in the mathematical laws of natural operation. It is only</text:p>
      <text:p text:style-name="Preformatted_20_Text">intelligible and credible to us as a system, a continuous and regular</text:p>
      <text:p text:style-name="Preformatted_20_Text">development. But that system is only a hypothetical idea, though it is</text:p>
      <text:p text:style-name="Preformatted_20_Text">held to be a conclusion to which all the evidence seems unequivocally to</text:p>
      <text:p text:style-name="Preformatted_20_Text">point. And, even in organic life, the unity, though more perfect and</text:p>
      <text:p text:style-name="Preformatted_20_Text">palpable than in the mechanical and inorganic world, is only a perception,</text:p>
      <text:p text:style-name="Preformatted_20_Text">a vision,â€”a necessary mode of realising the unity of the facts. The</text:p>
      <text:p text:style-name="Preformatted_20_Text">phenomenon of life reveals as in a picture and an ocular demonstration the</text:p>
      <text:p text:style-name="Preformatted_20_Text">conformity of inward and outward, the identity of whole and parts, of</text:p>
      <text:p text:style-name="Preformatted_20_Text">power and utterance. But it is still outside the observer. In the function</text:p>
      <text:p text:style-name="Preformatted_20_Text">of sensibility and sentiency, however, we stand as it were on the</text:p>
      <text:p text:style-name="Preformatted_20_Text">border-line between biology and psychology. At one step we have been</text:p>
      <text:p text:style-name="Preformatted_20_Text">brought within the harmony, and are no longer mere observers and</text:p>
      <text:p text:style-name="Preformatted_20_Text">reflecters. The sentient not merely is, but is aware that it is. Hitherto</text:p>
      <text:p text:style-name="Preformatted_20_Text">as life, it only is the unity in diversity, and diversity in unity, for</text:p>
      <text:p text:style-name="Preformatted_20_Text">the outsider, i.e. only implicitly: now it is so for itself, or</text:p>
      <text:p text:style-name="Preformatted_20_Text">consciously. And in the first stage it does not know, but feels or is</text:p>
      <text:p text:style-name="Preformatted_20_Text">sentient. Here, for the first time, is created the distinction of inward</text:p>
      <text:p text:style-name="Preformatted_20_Text">and outward. Loosely indeed we may, like Mr. Spencer, speak of outward and</text:p>
      <text:p text:style-name="Preformatted_20_Text">inward in physiology: but strictly speaking, what Goethe says is true,</text:p>
      <text:p text:style-name="Preformatted_20_Text">_Natur hat weder Kern noch Schaale_(73). Nature in the narrower sense</text:p>
      <text:p text:style-name="Preformatted_20_Text">knows no distinction of the inward and outward in its phenomena: it is a</text:p>
      <text:p text:style-name="Preformatted_20_Text">purely superficial order and succession of appearance and event. The Idea</text:p>
      <text:p text:style-name="Preformatted_20_Text">which has been visible to an intelligent percipient in the types and laws</text:p>
      <text:p text:style-name="Preformatted_20_Text">of the natural world, now _is_, actually isâ€”is in and for itselfâ€”but at</text:p>
      <text:p text:style-name="Preformatted_20_Text">first in a minimum of content, a mere point of light, or rather the dawn</text:p>
      <text:p text:style-name="Preformatted_20_Text"><text:soft-page-break/>which has yet to expand into the full day.</text:p>
      <text:p text:style-name="Preformatted_20_Text"/>
      <text:p text:style-name="Preformatted_20_Text">Spinoza has asserted that â€œall individual bodies are animate, though in</text:p>
      <text:p text:style-name="Preformatted_20_Text">different degrees(74).â€ Now it is to a great extent this diversity of</text:p>
      <text:p text:style-name="Preformatted_20_Text">degree on which the main interest turns. Yet it is well to remember that</text:p>
      <text:p text:style-name="Preformatted_20_Text">the abrupt and trenchant separations which popular practice loves are</text:p>
      <text:p text:style-name="Preformatted_20_Text">overridden to a deeper view by an essential unity of idea, reducing them</text:p>
      <text:p text:style-name="Preformatted_20_Text">to indifference. If, that is, we take seriously the Spinozist unity of</text:p>
      <text:p text:style-name="Preformatted_20_Text">Substance, and the continual correlation (to call it no more) of extension</text:p>
      <text:p text:style-name="Preformatted_20_Text">and consciousness therein, we cannot avoid the conclusion which even Bacon</text:p>
      <text:p text:style-name="Preformatted_20_Text">would admit of something describable as attraction and perception,</text:p>
      <text:p text:style-name="Preformatted_20_Text">something subduing diversity to unity. But whether it be well to name this</text:p>
      <text:p text:style-name="Preformatted_20_Text">soul or life is a different matter. It may indeed only be taken to mean</text:p>
      <text:p text:style-name="Preformatted_20_Text">that all true being must be looked on as a real unity and individuality,</text:p>
      <text:p text:style-name="Preformatted_20_Text">must, that is, be conceived as manifesting itself in organisation, must be</text:p>
      <text:p text:style-name="Preformatted_20_Text">referred to a self-centred and self-developing activity. But thisâ€”which is</text:p>
      <text:p text:style-name="Preformatted_20_Text">the fundamental thesis of idealismâ€”is hardly all that is meant. Rather</text:p>
      <text:p text:style-name="Preformatted_20_Text">Spinoza would imply that all things which form a real unity must have</text:p>
      <text:p text:style-name="Preformatted_20_Text">lifeâ€”must have inner principle and unifying reality: and what he teaches</text:p>
      <text:p text:style-name="Preformatted_20_Text">is closely akin to the Leibnitian doctrine that every substantial</text:p>
      <text:p text:style-name="Preformatted_20_Text">existence reposes upon a monad, a unity which is at once both a force and</text:p>
      <text:p text:style-name="Preformatted_20_Text">a cognition, a â€œrepresentationâ€ and an appetite or _nisus_ to act. When</text:p>
      <text:p text:style-name="Preformatted_20_Text">Fechner in a series of works(75) expounds and defends the hypothesis that</text:p>
      <text:p text:style-name="Preformatted_20_Text">plants and planets are not destitute of soul, any more than man and</text:p>
      <text:p text:style-name="Preformatted_20_Text">animals, he only gives a more pronounced expression to this idealisation</text:p>
      <text:p text:style-name="Preformatted_20_Text">or spiritualisation of the natural world. But for the moment the point to</text:p>
      <text:p text:style-name="Preformatted_20_Text">be noted is that all of this idealistic doctrine is an inference, or a</text:p>
      <text:p text:style-name="Preformatted_20_Text">development which finds its _point dâ€™appui_ in the fact of sensation. And</text:p>
      <text:p text:style-name="Preformatted_20_Text">the problem of the Philosophy of Mind is just to trace the process whereby</text:p>
      <text:p text:style-name="Preformatted_20_Text">a mere shock of sensation has grown into a conception and a faith in the</text:p>
      <text:p text:style-name="Preformatted_20_Text">goodness, beauty and intelligence of the world.</text:p>
      <text:p text:style-name="Preformatted_20_Text"/>
      <text:p text:style-name="Preformatted_20_Text">Schopenhauer has put the point with his usual picturesqueness. Outward</text:p>
      <text:p text:style-name="Preformatted_20_Text">nature presents nothing but a play of forces. At first, however, this</text:p>
      <text:p text:style-name="Preformatted_20_Text">force shows merely the mechanical phenomena of pressure and impact, and</text:p>
      <text:p text:style-name="Preformatted_20_Text">its theory is sufficiently described by mathematical physics. But in the</text:p>
      <text:p text:style-name="Preformatted_20_Text">process of nature force assumes higher types, types where it loses a</text:p>
      <text:p text:style-name="Preformatted_20_Text">certain amount of its externality(76), till in the organic world it</text:p>
      <text:p text:style-name="Preformatted_20_Text">acquires a peculiar phase which Schopenhauer calls _Will_, meaning by</text:p>
      <text:p text:style-name="Preformatted_20_Text">that, however, an organising and controlling power, a tendency or _nisus_</text:p>
      <text:p text:style-name="Preformatted_20_Text">to be and live, which is persistent and potent, but without consciousness.</text:p>
      <text:p text:style-name="Preformatted_20_Text">This blind force, which however has a certain coherence and purposiveness,</text:p>
      <text:p text:style-name="Preformatted_20_Text">is in the animal organism endowed with a new character, in consequence of</text:p>
      <text:p text:style-name="Preformatted_20_Text">the emergence of a new organ. This organ, the brain and nervous system,</text:p>
      <text:p text:style-name="Preformatted_20_Text">causes the evolution into clear day of an element which has been growing</text:p>
      <text:p text:style-name="Preformatted_20_Text">more and more urgent. The gathering tendency of force to return into</text:p>
      <text:p text:style-name="Preformatted_20_Text">itself is now complete: the cycle of operation is formed: and the junction</text:p>
      <text:p text:style-name="Preformatted_20_Text">of the two currents issues in the spark of sensation. The blind force now</text:p>
      <text:p text:style-name="Preformatted_20_Text">becomes seeing.</text:p>
      <text:p text:style-name="Preformatted_20_Text"/>
      <text:p text:style-name="Preformatted_20_Text">But at firstâ€”and this is the point we have to emphasiseâ€”its powers of</text:p>
      <text:p text:style-name="Preformatted_20_Text">vision are limited. Sensibility is either a local and restricted</text:p>
      <text:p text:style-name="Preformatted_20_Text">phenomenon: or, in so far as it is not local, it is vague and indefinite,</text:p>
      <text:p text:style-name="Preformatted_20_Text">and hardly entitled to the name of sensibility. Either it is a dim, but</text:p>
      <text:p text:style-name="Preformatted_20_Text">far-reaching, sympathy with environing existence, and in that case only</text:p>
      <text:p text:style-name="Preformatted_20_Text">so-called blind will or feeling: or if it is clear, is locally confined,</text:p>
      <text:p text:style-name="Preformatted_20_Text">and at first within very narrow limits. Neither of these points must be</text:p>
      <text:p text:style-name="Preformatted_20_Text">lost sight of. On the one hand feeling has to be regarded as the dull and</text:p>
      <text:p text:style-name="Preformatted_20_Text">confused stirring of an almost infinite sympathy with the worldâ€”a pulse</text:p>
      <text:p text:style-name="Preformatted_20_Text"><text:soft-page-break/>which has come from the far-distant movements of the universe, and bears</text:p>
      <text:p text:style-name="Preformatted_20_Text">with it, if but as a possibility, the wealth of an infinite message. On</text:p>
      <text:p text:style-name="Preformatted_20_Text">the other hand, feeling at first only becomes real, in this boundless</text:p>
      <text:p text:style-name="Preformatted_20_Text">ideality to which its possibilities extend, by restricting itself to one</text:p>
      <text:p text:style-name="Preformatted_20_Text">little point and from several points organising itself to a unity of</text:p>
      <text:p text:style-name="Preformatted_20_Text">bodily feeling, till it can go on from thence to embrace the universe in</text:p>
      <text:p text:style-name="Preformatted_20_Text">distinct and articulate comprehension.</text:p>
      <text:p text:style-name="Preformatted_20_Text"/>
      <text:p text:style-name="Preformatted_20_Text">Soul, says Hegel, is not a separate and additional something over and</text:p>
      <text:p text:style-name="Preformatted_20_Text">above the rest of nature: it is rather natureâ€™s â€œâ€™universal immaterialism,</text:p>
      <text:p text:style-name="Preformatted_20_Text">and simple ideal life(77).â€ There were ancient philosophers who spoke of</text:p>
      <text:p text:style-name="Preformatted_20_Text">the soul as a self-adjusting number,â€”as a harmony, or equilibrium(78)â€”and</text:p>
      <text:p text:style-name="Preformatted_20_Text">the moderns have added considerably to the list of these analogical</text:p>
      <text:p text:style-name="Preformatted_20_Text">definitions. As definitions they obviously fall short. Yet these things</text:p>
      <text:p text:style-name="Preformatted_20_Text">give, as it were, by anticipation, an image of soul, as the â€œideality,â€</text:p>
      <text:p text:style-name="Preformatted_20_Text">which reduces the manifold to unity. The adhesions and cohesions of</text:p>
      <text:p text:style-name="Preformatted_20_Text">matter, its gravitating attractions, its chemical affinities and</text:p>
      <text:p text:style-name="Preformatted_20_Text">electrical polarities, the intricate out-and-in of organic structure, are</text:p>
      <text:p text:style-name="Preformatted_20_Text">all preludes to the true incorporating unity which is the ever-immanent</text:p>
      <text:p text:style-name="Preformatted_20_Text">supersession of the endless self-externalism and successionalism of</text:p>
      <text:p text:style-name="Preformatted_20_Text">physical reality. But in sentiency, feeling, or sensibility, the unity</text:p>
      <text:p text:style-name="Preformatted_20_Text">which all of these imply without reaching, is explicitly present. It is</text:p>
      <text:p text:style-name="Preformatted_20_Text">implicitly an all-embracing unity: an infinite,â€”which has no doors and no</text:p>
      <text:p text:style-name="Preformatted_20_Text">windows, for the good reason that it needs none, because it has nothing</text:p>
      <text:p text:style-name="Preformatted_20_Text">outside it, because it â€œexpressesâ€ and â€œenvelopesâ€ (however confusedly at</text:p>
      <text:p text:style-name="Preformatted_20_Text">first) the whole universe. Thus, even if, with localising phraseology, we</text:p>
      <text:p text:style-name="Preformatted_20_Text">may describe mind, where it _appears_ emerging in the natural world, as a</text:p>
      <text:p text:style-name="Preformatted_20_Text">mere feeble and incidental outburst,â€”a rebellion breaking out as in some</text:p>
      <text:p text:style-name="Preformatted_20_Text">petty province or isolated region against the great law of the physical</text:p>
      <text:p text:style-name="Preformatted_20_Text">realmâ€”we are in so speaking taking only an external standpoint. But with</text:p>
      <text:p text:style-name="Preformatted_20_Text">the rise of mind in nature the bond of externalism is implicitly overcome.</text:p>
      <text:p text:style-name="Preformatted_20_Text">To it, and where it really is, there is nothing outside, nothing</text:p>
      <text:p text:style-name="Preformatted_20_Text">transcendent. Everything which is said to be outside mind is only outside</text:p>
      <text:p text:style-name="Preformatted_20_Text">a localised and limited mindâ€”outside a mind which is imperfectly and</text:p>
      <text:p text:style-name="Preformatted_20_Text">abstractly realisedâ€”not outside mind absolutely. Mind is the absolute</text:p>
      <text:p text:style-name="Preformatted_20_Text">negation of externality: not a mere relative negative, as the organism may</text:p>
      <text:p text:style-name="Preformatted_20_Text">be biologically described as inner in respect of the environment. To</text:p>
      <text:p text:style-name="Preformatted_20_Text">accomplish this negation in actuality, to bring the multiplicity and</text:p>
      <text:p text:style-name="Preformatted_20_Text">externality of things into the unity and identity of one Idea, is the</text:p>
      <text:p text:style-name="Preformatted_20_Text">process of development of mind from animal sensibility to philosophic</text:p>
      <text:p text:style-name="Preformatted_20_Text">knowledge, from appetite to art,â€”the process of culture through the social</text:p>
      <text:p text:style-name="Preformatted_20_Text">state under the influence of religion.</text:p>
      <text:p text:style-name="Preformatted_20_Text"/>
      <text:p text:style-name="Preformatted_20_Text">Sentiency or psychic matter (mind-stuff), to begin with, is in some</text:p>
      <text:p text:style-name="Preformatted_20_Text">respects like the _tabula rasa_ of the empiricists. It is the</text:p>
      <text:p text:style-name="Preformatted_20_Text">possibilityâ€”but the real possibilityâ€”of intelligence rather than</text:p>
      <text:p text:style-name="Preformatted_20_Text">intelligence itself. It is the monotonous undifferentiated inwardnessâ€”a</text:p>
      <text:p text:style-name="Preformatted_20_Text">faint self-awareness and self-realisation of the material world, but at</text:p>
      <text:p text:style-name="Preformatted_20_Text">first a mere vague _psychical protoplasm_ and without defined nucleus,</text:p>
      <text:p text:style-name="Preformatted_20_Text">without perceptible organisation or separation of structures. If there is</text:p>
      <text:p text:style-name="Preformatted_20_Text">self-awareness, it is not yet discriminated into a distinct and unified</text:p>
      <text:p text:style-name="Preformatted_20_Text">self, not yet differentiated and integrated,â€”soul in the condition of a</text:p>
      <text:p text:style-name="Preformatted_20_Text">mere â€œIs,â€ which, however, is nothing determinate. It is very much in the</text:p>
      <text:p text:style-name="Preformatted_20_Text">situation of Condillacâ€™s statue-manâ€”_une statue organisÃ©e intÃ©rieurement</text:p>
      <text:p text:style-name="Preformatted_20_Text">comme nous, et animÃ©e dâ€™un esprit privÃ© de toute espÃ¨ce dâ€™idÃ©es_: alike at</text:p>
      <text:p text:style-name="Preformatted_20_Text">least so far that the rigid uniformity of the latterâ€™s envelope prevents</text:p>
      <text:p text:style-name="Preformatted_20_Text">all articulated organisation of its faculties. The foundation under all</text:p>
      <text:p text:style-name="Preformatted_20_Text">the diversity and individuality in the concrete intelligent and volitional</text:p>
      <text:p text:style-name="Preformatted_20_Text">life is a common feeling,â€”a _sensus communis_â€”a general and indeterminate</text:p>
      <text:p text:style-name="Preformatted_20_Text"><text:soft-page-break/>susceptibility to influence, a sympathy responsive, but responsive vaguely</text:p>
      <text:p text:style-name="Preformatted_20_Text">and equivocally, to all the stimuli of the physical environment. There was</text:p>
      <text:p text:style-name="Preformatted_20_Text">once a time, according to primitive legend, when man understood the</text:p>
      <text:p text:style-name="Preformatted_20_Text">language of beast and bird, and even surprised the secret converse of</text:p>
      <text:p text:style-name="Preformatted_20_Text">trees and flowers. Such fancies are but the exaggeration of a solidarity</text:p>
      <text:p text:style-name="Preformatted_20_Text">of conscious life which seems to spread far in the sub-conscious realm,</text:p>
      <text:p text:style-name="Preformatted_20_Text">and to narrow the individualâ€™s soul into limited channels as it rises into</text:p>
      <text:p text:style-name="Preformatted_20_Text">clear self-perception,</text:p>
      <text:p text:style-name="Preformatted_20_Text"/>
      <text:p text:style-name="Preformatted_20_Text"/>
      <text:p text:style-name="Preformatted_20_Text"><text:s text:c="4"/>â€œAs throâ€™ the frame that binds him in</text:p>
      <text:p text:style-name="Preformatted_20_Text"><text:s text:c="4"/>His isolation grows defined.â€</text:p>
      <text:p text:style-name="Preformatted_20_Text"/>
      <text:p text:style-name="Preformatted_20_Text"/>
      <text:p text:style-name="Preformatted_20_Text">It may be a mere dream that, as Goethe feigns of Makaria in his</text:p>
      <text:p text:style-name="Preformatted_20_Text">romance(79), there are men and women in sympathy with the vicissitudes of</text:p>
      <text:p text:style-name="Preformatted_20_Text">the starry regions: and hypotheses of lunar influence, or dogmas of</text:p>
      <text:p text:style-name="Preformatted_20_Text">astrological destiny, may count to the present guardians of the sciences</text:p>
      <text:p text:style-name="Preformatted_20_Text">as visionary superstitions. Yet science in these regions has no reason to</text:p>
      <text:p text:style-name="Preformatted_20_Text">be dogmatic; her function hitherto can only be critical; and even for</text:p>
      <text:p text:style-name="Preformatted_20_Text">that, her data are scanty and her principles extremely general. The</text:p>
      <text:p text:style-name="Preformatted_20_Text">influences on the mental mood and faculty, produced by climate and</text:p>
      <text:p text:style-name="Preformatted_20_Text">seasons, by local environment and national type, by individual</text:p>
      <text:p text:style-name="Preformatted_20_Text">peculiarities, by the differences of age and sex, and by the alternation</text:p>
      <text:p text:style-name="Preformatted_20_Text">of night and day, of sleep and waking, are less questionable. It is easy</text:p>
      <text:p text:style-name="Preformatted_20_Text">no doubt to ignore or forget them: easy to remark how indefinable and</text:p>
      <text:p text:style-name="Preformatted_20_Text">incalculable they are. But that does not lessen their radical and</text:p>
      <text:p text:style-name="Preformatted_20_Text">inevitable impress in the determination of the whole character. â€œThe sum</text:p>
      <text:p text:style-name="Preformatted_20_Text">of our existence, divided by reason, never comes out exact, but always</text:p>
      <text:p text:style-name="Preformatted_20_Text">leaves a marvellous remainder(80).â€ Irrational this residue is, in the</text:p>
      <text:p text:style-name="Preformatted_20_Text">sense that it is inexplicable, and incommensurable with the well-known</text:p>
      <text:p text:style-name="Preformatted_20_Text">quantities of conscious and voluntarily organised life. But a scientific</text:p>
      <text:p text:style-name="Preformatted_20_Text">psychology, which is adequate to the real and concrete mind, should never</text:p>
      <text:p text:style-name="Preformatted_20_Text">lose sight of the fact that every one of its propositions in regard to the</text:p>
      <text:p text:style-name="Preformatted_20_Text">more advanced phases of intellectual development is thoroughly and in</text:p>
      <text:p text:style-name="Preformatted_20_Text">indefinable ways modified by these preconditions. When that is remembered,</text:p>
      <text:p text:style-name="Preformatted_20_Text">it will be obvious how complicated is the problem of adapting psychology</text:p>
      <text:p text:style-name="Preformatted_20_Text">for the application to education, and how dependent the solution of that</text:p>
      <text:p text:style-name="Preformatted_20_Text">problem is upon an experiential familiarity with the data of individual</text:p>
      <text:p text:style-name="Preformatted_20_Text">and national temperament and character.</text:p>
      <text:p text:style-name="Preformatted_20_Text"/>
      <text:p text:style-name="Preformatted_20_Text">The first stage in mental development is the establishment of regular and</text:p>
      <text:p text:style-name="Preformatted_20_Text">uniform relations between soul and body: it is the differentiation of</text:p>
      <text:p text:style-name="Preformatted_20_Text">organs and the integration of function: the balance between sensation and</text:p>
      <text:p text:style-name="Preformatted_20_Text">movement, between the afferent and efferent processes of sensitivity.</text:p>
      <text:p text:style-name="Preformatted_20_Text">Given a potential soul, the problem is to make it actual in an individual</text:p>
      <text:p text:style-name="Preformatted_20_Text">body. It is the business of a physical psychology to describe in detail</text:p>
      <text:p text:style-name="Preformatted_20_Text">the steps by which the body we are attached to is made inward as our idea</text:p>
      <text:p text:style-name="Preformatted_20_Text">through the several organs and their nervous appurtenances: whereas a</text:p>
      <text:p text:style-name="Preformatted_20_Text">psychical physiology would conversely explain the corresponding processes</text:p>
      <text:p text:style-name="Preformatted_20_Text">for the expression of the emotions and for the objectification of the</text:p>
      <text:p text:style-name="Preformatted_20_Text">volitions. Thus soul inwardises (_erinnert_) or envelops body: which body</text:p>
      <text:p text:style-name="Preformatted_20_Text">â€œexpressesâ€ or develops soul. The actual soul is the unity of both, is the</text:p>
      <text:p text:style-name="Preformatted_20_Text">percipient individual. The solidarity or â€œcommunionâ€ of body and soul is</text:p>
      <text:p text:style-name="Preformatted_20_Text">here the dominant fact: the soul sentient of changes in its peripheral</text:p>
      <text:p text:style-name="Preformatted_20_Text">organs, and transmitting emotion and volition into physical effect. It is</text:p>
      <text:p text:style-name="Preformatted_20_Text">on this psychical unity,â€”the unity which is the soul of the diversity of</text:p>
      <text:p text:style-name="Preformatted_20_Text">bodyâ€”that all the subsequent developments of mind rest. Sensation is thus</text:p>
      <text:p text:style-name="Preformatted_20_Text">the _prius_â€”or basisâ€”of all mental life: the organisation of soul in body</text:p>
      <text:p text:style-name="Preformatted_20_Text"><text:soft-page-break/>and of body in soul. It is the process which historically has been</text:p>
      <text:p text:style-name="Preformatted_20_Text">prepared in the evolution of animal life from those undifferentiated forms</text:p>
      <text:p text:style-name="Preformatted_20_Text">where specialised organs are yet unknown, and which each individual has</text:p>
      <text:p text:style-name="Preformatted_20_Text">further to realise and complete for himself, by learning to see and hear,</text:p>
      <text:p text:style-name="Preformatted_20_Text">and use his limbs. At first, moreover, it begins from many separate</text:p>
      <text:p text:style-name="Preformatted_20_Text">centres and only through much collision and mutual compliance arrives at</text:p>
      <text:p text:style-name="Preformatted_20_Text">comparative uniformity and centralisation. The common basis of united</text:p>
      <text:p text:style-name="Preformatted_20_Text">sensibility supplied by the one organism has to be made real and</text:p>
      <text:p text:style-name="Preformatted_20_Text">effective, and it is so at first by sporadic and comparatively independent</text:p>
      <text:p text:style-name="Preformatted_20_Text">developments. If self-hood means reference to self of what is prima facie</text:p>
      <text:p text:style-name="Preformatted_20_Text">not self, and projection of self therein, there is in primitive</text:p>
      <text:p text:style-name="Preformatted_20_Text">sensibility only the germ or possibility of self-hood. In the early phases</text:p>
      <text:p text:style-name="Preformatted_20_Text">of psychic development the centre is fluctuating and ill-defined, and it</text:p>
      <text:p text:style-name="Preformatted_20_Text">takes time and trouble to co-ordinate or unify the various starting-points</text:p>
      <text:p text:style-name="Preformatted_20_Text">of sensibility(81).</text:p>
      <text:p text:style-name="Preformatted_20_Text"/>
      <text:p text:style-name="Preformatted_20_Text">This consolidation of inward life may be looked at either formally or</text:p>
      <text:p text:style-name="Preformatted_20_Text">concretely. Under the first head, it means the growth of a central unity</text:p>
      <text:p text:style-name="Preformatted_20_Text">of apperception. In the second case, it means a peculiar aggregate of</text:p>
      <text:p text:style-name="Preformatted_20_Text">ideas and sentiments. There is growing up within him what we may call the</text:p>
      <text:p text:style-name="Preformatted_20_Text">individuality of the individual,â€”an irrational, i.e. not consciously</text:p>
      <text:p text:style-name="Preformatted_20_Text">intelligent, nether-self or inner soul, a firm aggregation of hopes and</text:p>
      <text:p text:style-name="Preformatted_20_Text">wishes, of views and feelings, or rather of tendencies and temperament, of</text:p>
      <text:p text:style-name="Preformatted_20_Text">character hereditary and acquired. It is the law of the natural will or</text:p>
      <text:p text:style-name="Preformatted_20_Text">character which from an inaccessible background dominates our</text:p>
      <text:p text:style-name="Preformatted_20_Text">action,â€”which, because it is not realised and formulated in consciousness,</text:p>
      <text:p text:style-name="Preformatted_20_Text">behaves like a guardian spirit, or genius, or destiny within us. This</text:p>
      <text:p text:style-name="Preformatted_20_Text">genius is the sub-conscious unity of the sensitive lifeâ€”the manner of man</text:p>
      <text:p text:style-name="Preformatted_20_Text">which unknown to ourselves we are,â€”and which influences us against our</text:p>
      <text:p text:style-name="Preformatted_20_Text">nominal or formal purposes. So far as this predominates, our ends, rough</text:p>
      <text:p text:style-name="Preformatted_20_Text">hew them how we will, are given by a force which is not really, i.e. with</text:p>
      <text:p text:style-name="Preformatted_20_Text">full consciousness, ours: by a mass of ingrained prejudice and unreasoned</text:p>
      <text:p text:style-name="Preformatted_20_Text">sympathies, of instincts and passions, of fancies and feelings, which have</text:p>
      <text:p text:style-name="Preformatted_20_Text">condensed and organised themselves into a natural power. As the child in</text:p>
      <text:p text:style-name="Preformatted_20_Text">the motherâ€™s womb is responsive to her psychic influences, so the</text:p>
      <text:p text:style-name="Preformatted_20_Text">development of a manâ€™s psychic life is guided by feelings centred in</text:p>
      <text:p text:style-name="Preformatted_20_Text">objects and agents external to him, who form the genius presiding over his</text:p>
      <text:p text:style-name="Preformatted_20_Text">development. His soul, to that extent, is really in another: he himself is</text:p>
      <text:p text:style-name="Preformatted_20_Text">selfless, and when his stay is removed the principle of his life is</text:p>
      <text:p text:style-name="Preformatted_20_Text">gone(82). He is but a bundle of impressions, held together by influences</text:p>
      <text:p text:style-name="Preformatted_20_Text">and ties which in years before consciousness proper began made him what he</text:p>
      <text:p text:style-name="Preformatted_20_Text">is. Such is the involuntary adaptation to example and environment, which</text:p>
      <text:p text:style-name="Preformatted_20_Text">establishes in the depths below personality a self which becomes hereafter</text:p>
      <text:p text:style-name="Preformatted_20_Text">the determinant of action. Early years, in which the human being is</text:p>
      <text:p text:style-name="Preformatted_20_Text">naturally susceptible, build up by imitation, by pliant obedience, an</text:p>
      <text:p text:style-name="Preformatted_20_Text">image, a system, reproducing the immediate surroundings. The soul, as yet</text:p>
      <text:p text:style-name="Preformatted_20_Text">selfless, and ready to accept any imprint, readily moulds itself into the</text:p>
      <text:p text:style-name="Preformatted_20_Text">likeness of an authoritative influence.</text:p>
      <text:p text:style-name="Preformatted_20_Text"/>
      <text:p text:style-name="Preformatted_20_Text">The step by which the universality or unity of the self is realised in the</text:p>
      <text:p text:style-name="Preformatted_20_Text">variety of its sensation is Habit. Habit gives us a definite</text:p>
      <text:p text:style-name="Preformatted_20_Text">standing-ground in the flux of single impressions: it is the</text:p>
      <text:p text:style-name="Preformatted_20_Text">identification of ourselves with what is most customary and familiar: an</text:p>
      <text:p text:style-name="Preformatted_20_Text">identification which takes place by practice and repetition. If it</text:p>
      <text:p text:style-name="Preformatted_20_Text">circumscribes us to one little province of being, it on the other frees us</text:p>
      <text:p text:style-name="Preformatted_20_Text">from the vague indeterminateness where we are at the mercy of every</text:p>
      <text:p text:style-name="Preformatted_20_Text">passing mood. It makes thus much of our potential selves our very own, our</text:p>
      <text:p text:style-name="Preformatted_20_Text">acquisition and permanent possession. It, above all, makes us free and at</text:p>
      <text:p text:style-name="Preformatted_20_Text">one with our bodily part, so that henceforth we start as a subjective unit</text:p>
      <text:p text:style-name="Preformatted_20_Text"><text:soft-page-break/>of body and soul. We have now as the result of the anthropological process</text:p>
      <text:p text:style-name="Preformatted_20_Text">a self or ego, an individual consciousness able to reflect and compare,</text:p>
      <text:p text:style-name="Preformatted_20_Text">setting itself on one side (a soul in bodily organisation), and on the</text:p>
      <text:p text:style-name="Preformatted_20_Text">other setting an object of consciousness, or external world, a world of</text:p>
      <text:p text:style-name="Preformatted_20_Text">other things. All this presupposes that the soul has actualised itself by</text:p>
      <text:p text:style-name="Preformatted_20_Text">appropriating and acquiring as its expression and organ the physical</text:p>
      <text:p text:style-name="Preformatted_20_Text">sensibility which is its body. By restricting and establishing itself, it</text:p>
      <text:p text:style-name="Preformatted_20_Text">has gained a fixed standpoint. No doubt it has localised and confined</text:p>
      <text:p text:style-name="Preformatted_20_Text">itself, but it is no longer at the disposal of externals and accident: it</text:p>
      <text:p text:style-name="Preformatted_20_Text">has laid the foundation for higher developments.</text:p>
      <text:p text:style-name="Preformatted_20_Text"/>
      <text:p text:style-name="Preformatted_20_Text"/>
      <text:p text:style-name="Preformatted_20_Text"/>
      <text:p text:style-name="Preformatted_20_Text">(ii.) Anomalies of Psychical Life.</text:p>
      <text:p text:style-name="Preformatted_20_Text"/>
      <text:p text:style-name="Preformatted_20_Text"/>
      <text:p text:style-name="Preformatted_20_Text">Psychology, as we have seen, goes for information regarding the earlier</text:p>
      <text:p text:style-name="Preformatted_20_Text">stages of mental growth to the child and the animal,â€”perhaps also to the</text:p>
      <text:p text:style-name="Preformatted_20_Text">savage. So too sociology founds certain conclusions upon the observations</text:p>
      <text:p text:style-name="Preformatted_20_Text">of savage customs and institutions, or on the earlier records of the race.</text:p>
      <text:p text:style-name="Preformatted_20_Text">In both cases with a limitation caused by the externality and</text:p>
      <text:p text:style-name="Preformatted_20_Text">fragmentariness of the facts and the need of interpreting them through our</text:p>
      <text:p text:style-name="Preformatted_20_Text">own conscious experiences. There is however another direction in which</text:p>
      <text:p text:style-name="Preformatted_20_Text">corresponding inquiries may be pursued; and where the danger of the</text:p>
      <text:p text:style-name="Preformatted_20_Text">conclusions arrived at, though not perhaps less real, is certainly of a</text:p>
      <text:p text:style-name="Preformatted_20_Text">different kind. In sociology we can observeâ€”and almost experiment uponâ€”the</text:p>
      <text:p text:style-name="Preformatted_20_Text">phenomena of the lapsed, degenerate and criminal classes. The advantage of</text:p>
      <text:p text:style-name="Preformatted_20_Text">such observation is that the object of study can be made to throw greater</text:p>
      <text:p text:style-name="Preformatted_20_Text">light on his own inner states. He is a little of the child and a little of</text:p>
      <text:p text:style-name="Preformatted_20_Text">the savage, but these aspects co-exist with other features which put him</text:p>
      <text:p text:style-name="Preformatted_20_Text">more on a level with the intelligent observer. Similar pathological</text:p>
      <text:p text:style-name="Preformatted_20_Text">regions are open to us in the case of psychology. There the anomalous and</text:p>
      <text:p text:style-name="Preformatted_20_Text">morbid conditions of mind co-exist with a certain amount of mature</text:p>
      <text:p text:style-name="Preformatted_20_Text">consciousness. So presented, they are thrown out into relief. They form</text:p>
      <text:p text:style-name="Preformatted_20_Text">the negative instances which serve to corroborate our positive inductions.</text:p>
      <text:p text:style-name="Preformatted_20_Text">The regularly concatenated and solid structure of normal mind is under</text:p>
      <text:p text:style-name="Preformatted_20_Text">abnormal and deranged conditions thrown into disorder, and its</text:p>
      <text:p text:style-name="Preformatted_20_Text">constituents are presented in their several isolation. Such phenomena are</text:p>
      <text:p text:style-name="Preformatted_20_Text">relapses into more rudimentary grades: but with the difference that they</text:p>
      <text:p text:style-name="Preformatted_20_Text">are set in the midst of a more advanced phase of intellectual life.</text:p>
      <text:p text:style-name="Preformatted_20_Text"/>
      <text:p text:style-name="Preformatted_20_Text">Even amongst candid and honest-minded students of psychology there is a</text:p>
      <text:p text:style-name="Preformatted_20_Text">certain reluctance to dabble in researches into the night-side of the</text:p>
      <text:p text:style-name="Preformatted_20_Text">mental range. Herbart is an instance of this shrinking. The region of the</text:p>
      <text:p text:style-name="Preformatted_20_Text">Unconscious seemedâ€”and to many still seemsâ€”a region in which the charlatan</text:p>
      <text:p text:style-name="Preformatted_20_Text">and the dupe can and must play into each otherâ€™s hands. Once in the whirl</text:p>
      <text:p text:style-name="Preformatted_20_Text">of spiritualist and crypto-psychical inquiry you could not tell how far</text:p>
      <text:p text:style-name="Preformatted_20_Text">you might be carried. The facts moreover were of a peculiar type.</text:p>
      <text:p text:style-name="Preformatted_20_Text">Dependent as they seemed to be on the frame of mind of observers and</text:p>
      <text:p text:style-name="Preformatted_20_Text">observed, they defied the ordinary criteria of detached and abstract</text:p>
      <text:p text:style-name="Preformatted_20_Text">observation. You can only observe them, it is urged, when you believe;</text:p>
      <text:p text:style-name="Preformatted_20_Text">scepticism destroys them. Now there is a widespread natural impatience</text:p>
      <text:p text:style-name="Preformatted_20_Text">against what Bacon has called â€œmonodicalâ€ phenomena, phenomena i.e. which</text:p>
      <text:p text:style-name="Preformatted_20_Text">claim to come under a special law of their own, or to have a private and</text:p>
      <text:p text:style-name="Preformatted_20_Text">privileged sphere. And this impatience cuts the Gordian knot by a</text:p>
      <text:p text:style-name="Preformatted_20_Text">determination to treat all instances which oppose its hitherto ascertained</text:p>
      <text:p text:style-name="Preformatted_20_Text">laws as due to deception and fraud, or, at the best, to incompetent</text:p>
      <text:p text:style-name="Preformatted_20_Text">observation, confusions of memory, and superstitions of ignorance. Above</text:p>
      <text:p text:style-name="Preformatted_20_Text">all, great interests of religion and personality seemed to connect</text:p>
      <text:p text:style-name="Preformatted_20_Text"><text:soft-page-break/>themselves with these revelationsâ€”interests, at any rate, to which our</text:p>
      <text:p text:style-name="Preformatted_20_Text">common humanity thrills; it seemed as if, in this region beyond the</text:p>
      <text:p text:style-name="Preformatted_20_Text">customary range of the conscious and the seen, one might learn something</text:p>
      <text:p text:style-name="Preformatted_20_Text">of the deeper realities which lie in the unseen. But to feel that so much</text:p>
      <text:p text:style-name="Preformatted_20_Text">was at stake was naturally unfavourable to purely dispassionate</text:p>
      <text:p text:style-name="Preformatted_20_Text">observation.</text:p>
      <text:p text:style-name="Preformatted_20_Text"/>
      <text:p text:style-name="Preformatted_20_Text">The philosophers were foundâ€”as might have been expectedâ€”amongst those most</text:p>
      <text:p text:style-name="Preformatted_20_Text">strongly attracted by these problems. Even Kant had been fascinated by the</text:p>
      <text:p text:style-name="Preformatted_20_Text">spiritualism of Swedenborg, though he finally turned away sceptical. At</text:p>
      <text:p text:style-name="Preformatted_20_Text">least as early as 1806 Schelling had been interested by Ritterâ€™s</text:p>
      <text:p text:style-name="Preformatted_20_Text">researches into the question of telepathy, or the power of the human will</text:p>
      <text:p text:style-name="Preformatted_20_Text">to produce without mechanical means of conveyance an effect at a distance.</text:p>
      <text:p text:style-name="Preformatted_20_Text">He was looking forward to the rise of a _Physica coelestis_, or New</text:p>
      <text:p text:style-name="Preformatted_20_Text">Celestial Physics, which should justify the old magic. About the same date</text:p>
      <text:p text:style-name="Preformatted_20_Text">his brother Karl published an essay on Animal Magnetism. The novel</text:p>
      <text:p text:style-name="Preformatted_20_Text">phenomena of galvanism and its congeners suggested vast possibilities in</text:p>
      <text:p text:style-name="Preformatted_20_Text">the range of the physical powers, especially of the physical powers of the</text:p>
      <text:p text:style-name="Preformatted_20_Text">human psyche as a natural agent. The divining-rod was revived.</text:p>
      <text:p text:style-name="Preformatted_20_Text">Clairvoyance and somnambulism were carefully studied, and the curative</text:p>
      <text:p text:style-name="Preformatted_20_Text">powers of animal magnetism found many advocates(83).</text:p>
      <text:p text:style-name="Preformatted_20_Text"/>
      <text:p text:style-name="Preformatted_20_Text">Interest in these questions went naturally with the new conception of the</text:p>
      <text:p text:style-name="Preformatted_20_Text">place of Man in Nature, and of Nature as the matrix of mind(84). But it</text:p>
      <text:p text:style-name="Preformatted_20_Text">had been acutely stimulated by the performances and professions of Mesmer</text:p>
      <text:p text:style-name="Preformatted_20_Text">at Vienna and Paris in the last quarter of the eighteenth century.</text:p>
      <text:p text:style-name="Preformatted_20_Text">Theseâ€”though by no means really novelâ€”had forced the artificial world of</text:p>
      <text:p text:style-name="Preformatted_20_Text">science and fashion to discuss the claim advanced for a new force which,</text:p>
      <text:p text:style-name="Preformatted_20_Text">amongst other things, could cure ailments that baffled the ordinary</text:p>
      <text:p text:style-name="Preformatted_20_Text">practitioner. This new forceâ€”mainly because of the recent interest in the</text:p>
      <text:p text:style-name="Preformatted_20_Text">remarkable advances of magnetic and electrical researchâ€”was conceived as a</text:p>
      <text:p text:style-name="Preformatted_20_Text">fluid, and called Animal Magnetism. At one time indeed Mesmer actually</text:p>
      <text:p text:style-name="Preformatted_20_Text">employed a magnet in the manipulation by which he induced the peculiar</text:p>
      <text:p text:style-name="Preformatted_20_Text">condition in his patients. The accompaniments of his procedure were in</text:p>
      <text:p text:style-name="Preformatted_20_Text">many respects those of the quack-doctor; and with the quack indeed he was</text:p>
      <text:p text:style-name="Preformatted_20_Text">often classed. A French commission of inquiry appointed to examine into</text:p>
      <text:p text:style-name="Preformatted_20_Text">his performances reported in 1784 that, while there was no doubt as to the</text:p>
      <text:p text:style-name="Preformatted_20_Text">reality of many of the phenomena, and even of the cures, there was no</text:p>
      <text:p text:style-name="Preformatted_20_Text">evidence for the alleged new physical force, and declared the effects to</text:p>
      <text:p text:style-name="Preformatted_20_Text">be mainly attributable to the influence of imagination. And with the</text:p>
      <text:p text:style-name="Preformatted_20_Text">mention of this familiar phrase, further explanation was supposed to be</text:p>
      <text:p text:style-name="Preformatted_20_Text">rendered superfluous.</text:p>
      <text:p text:style-name="Preformatted_20_Text"/>
      <text:p text:style-name="Preformatted_20_Text">In France political excitement allowed the mesmeric theory and practice to</text:p>
      <text:p text:style-name="Preformatted_20_Text">drop out of notice till the fall of the first Empire. But in Germany there</text:p>
      <text:p text:style-name="Preformatted_20_Text">was a considerable amount of investigations and hypotheses into these</text:p>
      <text:p text:style-name="Preformatted_20_Text">mystical phenomena, though rarely by the ordinary routine workers in the</text:p>
      <text:p text:style-name="Preformatted_20_Text">scientific field. The phenomena where they were discussed were studied and</text:p>
      <text:p text:style-name="Preformatted_20_Text">interpreted in two directions. Some theorists, like Jung-Stilling,</text:p>
      <text:p text:style-name="Preformatted_20_Text">Eschenmayer, Schubert, and Kerner, took the more metaphysicist and</text:p>
      <text:p text:style-name="Preformatted_20_Text">spiritualistic view: they saw in them the witness to a higher truth, to</text:p>
      <text:p text:style-name="Preformatted_20_Text">the presence and operation in this lower world of a higher and spiritual</text:p>
      <text:p text:style-name="Preformatted_20_Text">matter, a so-called ether. Thus Animal Magnetism supplied a sort of</text:p>
      <text:p text:style-name="Preformatted_20_Text">physical theory of the other world and the other life. Jung-Stilling, e.g.</text:p>
      <text:p text:style-name="Preformatted_20_Text">in his â€œTheory of Spirit-lore.â€ (1808), regarded the spiritualistic</text:p>
      <text:p text:style-name="Preformatted_20_Text">phenomena as a justification ofâ€”what he believed to beâ€”the Kantian</text:p>
      <text:p text:style-name="Preformatted_20_Text">doctrine that in the truly real and persistent world space and time are no</text:p>
      <text:p text:style-name="Preformatted_20_Text">more. The other direction of inquiry kept more to the physical field.</text:p>
      <text:p text:style-name="Preformatted_20_Text">Ritter (whose researches interested both Schelling and Hegel) supposed he</text:p>
      <text:p text:style-name="Preformatted_20_Text"><text:soft-page-break/>had detected the new force underlying mesmerism and the like, and gave to</text:p>
      <text:p text:style-name="Preformatted_20_Text">it the name of Siderism (1808); while Amoretti of Milan named the object</text:p>
      <text:p text:style-name="Preformatted_20_Text">of his experiments Animal Electrometry (1816). Kieser(85), again (1826)</text:p>
      <text:p text:style-name="Preformatted_20_Text">spoke of Tellurism, and connected animal magnetism with the play of</text:p>
      <text:p text:style-name="Preformatted_20_Text">general terrestrial forces in the human being.</text:p>
      <text:p text:style-name="Preformatted_20_Text"/>
      <text:p text:style-name="Preformatted_20_Text">At a later date (1857) Schindler, in his â€œMagical Spirit-life,â€ expounded</text:p>
      <text:p text:style-name="Preformatted_20_Text">a theory of mental polarity. The psychical life has two poles or</text:p>
      <text:p text:style-name="Preformatted_20_Text">centres,â€”its day-pole, around which revolves our ordinary and superficial</text:p>
      <text:p text:style-name="Preformatted_20_Text">current of ideas, and its night-pole, round which gathers the</text:p>
      <text:p text:style-name="Preformatted_20_Text">sub-conscious and deeper group of beliefs and sentiments. Either life has</text:p>
      <text:p text:style-name="Preformatted_20_Text">a memory, a consciousness, a world of its own: and they flourish to a</text:p>
      <text:p text:style-name="Preformatted_20_Text">large extent inversely to each other. The day-world has for its organs of</text:p>
      <text:p text:style-name="Preformatted_20_Text">receiving information the ordinary senses. But the magical or night-world</text:p>
      <text:p text:style-name="Preformatted_20_Text">of the soul has its feelers also, which set men directly in telepathic</text:p>
      <text:p text:style-name="Preformatted_20_Text">rapport with influences, however distant, exerted by the whole world: and</text:p>
      <text:p text:style-name="Preformatted_20_Text">through this â€œinner senseâ€ which serves to concentrate in itself all the</text:p>
      <text:p text:style-name="Preformatted_20_Text">telluric forces (â€”a sense which in its various aspects we name instinct,</text:p>
      <text:p text:style-name="Preformatted_20_Text">presentiment, conscience) is constructed the fabric of our sub-conscious</text:p>
      <text:p text:style-name="Preformatted_20_Text">system. Through it man is a sort of rÃ©sumÃ© of all the cosmic life, in</text:p>
      <text:p text:style-name="Preformatted_20_Text">secret affinity and sympathy with all natural processes; and by the will</text:p>
      <text:p text:style-name="Preformatted_20_Text">which stands in response therewith he can exercise a directly creative</text:p>
      <text:p text:style-name="Preformatted_20_Text">action on external nature. In normal and healthy conditions the two</text:p>
      <text:p text:style-name="Preformatted_20_Text">currents of psychic life run on harmonious but independent. But in the</text:p>
      <text:p text:style-name="Preformatted_20_Text">phenomena of somnambulism, clairvoyance, and delirium, the magic region</text:p>
      <text:p text:style-name="Preformatted_20_Text">becomes preponderant, and comes into collision with the other. The</text:p>
      <text:p text:style-name="Preformatted_20_Text">dark-world emerges into the realm of day as a portentous power: and there</text:p>
      <text:p text:style-name="Preformatted_20_Text">is the feeling of a double personality, or of an indwelling genius,</text:p>
      <text:p text:style-name="Preformatted_20_Text">familiar spirit, or demon.</text:p>
      <text:p text:style-name="Preformatted_20_Text"/>
      <text:p text:style-name="Preformatted_20_Text">To the ordinary physicist the so-called _Actio in distans_ was a hopeless</text:p>
      <text:p text:style-name="Preformatted_20_Text">stumbling-block. If he did not comprehend the transmission (as it is</text:p>
      <text:p text:style-name="Preformatted_20_Text">called) of force where there was immediate contact, he was at least</text:p>
      <text:p text:style-name="Preformatted_20_Text">perfectly familiar with the outer aspect of it as a condition of his</text:p>
      <text:p text:style-name="Preformatted_20_Text">limited experience. It needed one beyond the mere hodman of science to say</text:p>
      <text:p text:style-name="Preformatted_20_Text">with Laplace: â€œWe are so far from knowing all the agents of nature, that</text:p>
      <text:p text:style-name="Preformatted_20_Text">it would be very unphilosophical to deny the existence of phenomena solely</text:p>
      <text:p text:style-name="Preformatted_20_Text">because they are inexplicable in the present state of our knowledge.â€</text:p>
      <text:p text:style-name="Preformatted_20_Text">Accordingly mesmerism and its allied manifestations were generally</text:p>
      <text:p text:style-name="Preformatted_20_Text">abandoned to the bohemians of science, and to investigators with dogmatic</text:p>
      <text:p text:style-name="Preformatted_20_Text">bias. It was still employed as a treatment for certain ailments: and</text:p>
      <text:p text:style-name="Preformatted_20_Text">philosophers, as different as Fichte and Schopenhauer(86), watched its</text:p>
      <text:p text:style-name="Preformatted_20_Text">fate with attention. But the herd of professional scientists fought shy of</text:p>
      <text:p text:style-name="Preformatted_20_Text">it. The experiments of Braid at Manchester in 1841 gradually helped to</text:p>
      <text:p text:style-name="Preformatted_20_Text">give research into the subject a new character. Under the name of</text:p>
      <text:p text:style-name="Preformatted_20_Text">Hypnotism (or, rather at first Neuro-hypnotism) he described the phenomena</text:p>
      <text:p text:style-name="Preformatted_20_Text">of the magnetic sleep (induced through prolonged staring at a bright</text:p>
      <text:p text:style-name="Preformatted_20_Text">object), such as abnormal rigidity of body, perverted sensibility, and the</text:p>
      <text:p text:style-name="Preformatted_20_Text">remarkable obedience of the subject to the command or suggestions of the</text:p>
      <text:p text:style-name="Preformatted_20_Text">operator. Thirty years afterwards, the matter became an object of</text:p>
      <text:p text:style-name="Preformatted_20_Text">considerable experimental and theoretic work in France, at the rival</text:p>
      <text:p text:style-name="Preformatted_20_Text">schools of Paris and Nancy; and the question, mainly under the title of</text:p>
      <text:p text:style-name="Preformatted_20_Text">hypnotism, though the older name is still occasionally heard, has been for</text:p>
      <text:p text:style-name="Preformatted_20_Text">several years brought prominently under public notice.</text:p>
      <text:p text:style-name="Preformatted_20_Text"/>
      <text:p text:style-name="Preformatted_20_Text">It cannot be said that the net results of these observations and</text:p>
      <text:p text:style-name="Preformatted_20_Text">hypotheses are of a very definitive character. While a large amount of</text:p>
      <text:p text:style-name="Preformatted_20_Text">controversy has been waged on the comparative importance of the several</text:p>
      <text:p text:style-name="Preformatted_20_Text">methods and instruments by which the hypnotic or mesmeric trance may be</text:p>
      <text:p text:style-name="Preformatted_20_Text"><text:soft-page-break/>induced, and a scarcely less wide range of divergence prevails with regard</text:p>
      <text:p text:style-name="Preformatted_20_Text">to the physiological and pathological conditions in connexion with which</text:p>
      <text:p text:style-name="Preformatted_20_Text">it has been most conspicuously manifested, there has been less anxiety</text:p>
      <text:p text:style-name="Preformatted_20_Text">shown to determine its precise psychical nature, or its significance in</text:p>
      <text:p text:style-name="Preformatted_20_Text">mental development. And yet the better understanding of these aspects may</text:p>
      <text:p text:style-name="Preformatted_20_Text">throw light on several points connected with primitive religion and the</text:p>
      <text:p text:style-name="Preformatted_20_Text">history of early civilisation, indeed over the whole range of what is</text:p>
      <text:p text:style-name="Preformatted_20_Text">called _VÃ¶lkerpsychologie_. Indeed this is one of the points which may be</text:p>
      <text:p text:style-name="Preformatted_20_Text">said to emerge out of the confusion of dispute. Phenomena at least</text:p>
      <text:p text:style-name="Preformatted_20_Text">analogous to those styled hypnotic have a wide range in the</text:p>
      <text:p text:style-name="Preformatted_20_Text">anthropological sphere(87): and the proper characters which belong to them</text:p>
      <text:p text:style-name="Preformatted_20_Text">will only be caught by an observer who examines them in the widest variety</text:p>
      <text:p text:style-name="Preformatted_20_Text">of examples. Another feature which has been put in prominence is what has</text:p>
      <text:p text:style-name="Preformatted_20_Text">been called â€œpsychological automatism.â€ And in this name two points seem</text:p>
      <text:p text:style-name="Preformatted_20_Text">to deserve note. The first is the spontaneous and as it were mechanical</text:p>
      <text:p text:style-name="Preformatted_20_Text">consecution of mental states in the soul whence the interfering effect of</text:p>
      <text:p text:style-name="Preformatted_20_Text">voluntary consciousness has been removed. And the second is the unfailing</text:p>
      <text:p text:style-name="Preformatted_20_Text">or accurate regularity, so contrary to the hesitating and uncertain</text:p>
      <text:p text:style-name="Preformatted_20_Text">procedure of our conscious and reasoned action, which so often is seen in</text:p>
      <text:p text:style-name="Preformatted_20_Text">the unreflecting and unreasoned movements. To this invariable sequence of</text:p>
      <text:p text:style-name="Preformatted_20_Text">psychical movement the superior control and direction by the intelligent</text:p>
      <text:p text:style-name="Preformatted_20_Text">self has to adapt itself, just as it respects the order of physical laws.</text:p>
      <text:p text:style-name="Preformatted_20_Text"/>
      <text:p text:style-name="Preformatted_20_Text">But, perhaps, the chief conclusion to be derived from hypnotic experience</text:p>
      <text:p text:style-name="Preformatted_20_Text">is the value of suggestion or suggestibility. Even cool thinkers like Kant</text:p>
      <text:p text:style-name="Preformatted_20_Text">have recognised how much mere mental control has to do with bodily</text:p>
      <text:p text:style-name="Preformatted_20_Text">state,â€”how each of us, in this way, is often for good or for ill his own</text:p>
      <text:p text:style-name="Preformatted_20_Text">physician. An idea is a force, and is only inactive in so far as it is</text:p>
      <text:p text:style-name="Preformatted_20_Text">held in check by other ideas. â€œThere is no such thing as hypnotism,â€ says</text:p>
      <text:p text:style-name="Preformatted_20_Text">one: â€œthere are only different degrees of suggestibility.â€ This may be to</text:p>
      <text:p text:style-name="Preformatted_20_Text">exaggerate: yet it serves to impress the comparatively secondary character</text:p>
      <text:p text:style-name="Preformatted_20_Text">of many of the circumstances on which the specially mesmeric or hypnotic</text:p>
      <text:p text:style-name="Preformatted_20_Text">experimentalist is apt to lay exclusive stress. The methods may probably</text:p>
      <text:p text:style-name="Preformatted_20_Text">vary according to circumstances. But the essence of them all is to get the</text:p>
      <text:p text:style-name="Preformatted_20_Text">patient out of the general frame and system of ideas and perceptions in</text:p>
      <text:p text:style-name="Preformatted_20_Text">which his ordinary individuality is encased. Considering how for all of us</text:p>
      <text:p text:style-name="Preformatted_20_Text">the reality of concrete life is bound up with our visual perceptions, how</text:p>
      <text:p text:style-name="Preformatted_20_Text">largely our sanity depends upon the spatial idea, and how that depends on</text:p>
      <text:p text:style-name="Preformatted_20_Text">free ocular range, we can understand that darkness and temporary loss of</text:p>
      <text:p text:style-name="Preformatted_20_Text">vision are powerful auxiliaries in the hypnotic process, as in magical and</text:p>
      <text:p text:style-name="Preformatted_20_Text">superstitious rites. But a great deal short of this may serve to establish</text:p>
      <text:p text:style-name="Preformatted_20_Text">influence. The mind of the majority of human beings, but especially of the</text:p>
      <text:p text:style-name="Preformatted_20_Text">young, may be compared to a vacant seat waiting for some one to fill it.</text:p>
      <text:p text:style-name="Preformatted_20_Text"/>
      <text:p text:style-name="Preformatted_20_Text">In Hegelâ€™s view hypnotic phenomena produce a kind of temporary and</text:p>
      <text:p text:style-name="Preformatted_20_Text">artificial atavism. Mechanical or chemical means, or morbid conditions of</text:p>
      <text:p text:style-name="Preformatted_20_Text">body, may cause even for the intelligent adult a relapse into states of</text:p>
      <text:p text:style-name="Preformatted_20_Text">mind closely resembling those exhibited by the primitive or the infantile</text:p>
      <text:p text:style-name="Preformatted_20_Text">sensibility. The intelligent personality, where powers are bound up with</text:p>
      <text:p text:style-name="Preformatted_20_Text">limitations and operate through a chain of means and ends, is reduced to</text:p>
      <text:p text:style-name="Preformatted_20_Text">its primitively undifferentiated condition. Not that it is restored to its</text:p>
      <text:p text:style-name="Preformatted_20_Text">infantile simplicity; but that all subsequent acquirements operate only as</text:p>
      <text:p text:style-name="Preformatted_20_Text">a concentrated individuality, or mass of will and character, released from</text:p>
      <text:p text:style-name="Preformatted_20_Text">the control of the self-possessed mind, and invested (by the latterâ€™s</text:p>
      <text:p text:style-name="Preformatted_20_Text">withdrawal) with a new quasi-personality of their own. With the loss of</text:p>
      <text:p text:style-name="Preformatted_20_Text">the world of outward things, there may go, it is supposed, a clearer</text:p>
      <text:p text:style-name="Preformatted_20_Text">perception of the inward and particularly of the organic life. The Soul</text:p>
      <text:p text:style-name="Preformatted_20_Text">contains the form of unity which other experiences had impressed upon it:</text:p>
      <text:p text:style-name="Preformatted_20_Text">but this form avails in its subterranean existence where it creates a sort</text:p>
      <text:p text:style-name="Preformatted_20_Text"><text:soft-page-break/>of inner self. And this inner self is no longer, like the embodied self of</text:p>
      <text:p text:style-name="Preformatted_20_Text">ordinary consciousness, an intelligence served by organs, and proceeding</text:p>
      <text:p text:style-name="Preformatted_20_Text">by induction and inference. Its knowledge is not mediated or carried along</text:p>
      <text:p text:style-name="Preformatted_20_Text">specific channels: it does not build up, piecemeal, by successive steps of</text:p>
      <text:p text:style-name="Preformatted_20_Text">synthesis and analysis, by gradual idealisation, the organised totality of</text:p>
      <text:p text:style-name="Preformatted_20_Text">its intellectual world. The somnambulist and the clairvoyant see without</text:p>
      <text:p text:style-name="Preformatted_20_Text">eyes, and carry their vision directly into regions where the waking</text:p>
      <text:p text:style-name="Preformatted_20_Text">consciousness of orderly intelligence cannot enter. But that region is not</text:p>
      <text:p text:style-name="Preformatted_20_Text">the world of our higher ideas,â€”of art, religion, and philosophy. It is</text:p>
      <text:p text:style-name="Preformatted_20_Text">still the sensitivityâ€”that realm of sensitivity which is ordinarily</text:p>
      <text:p text:style-name="Preformatted_20_Text">covered by unconsciousness. Such sensitive clairvoyants may, as it were,</text:p>
      <text:p text:style-name="Preformatted_20_Text">hear themselves growing; they may discern the hidden quivers and pulses of</text:p>
      <text:p text:style-name="Preformatted_20_Text">blood and tissue, the seats of secret pain and all the unrevealed workings</text:p>
      <text:p text:style-name="Preformatted_20_Text">in the dark chambers of the flesh. But always their vision seems confined</text:p>
      <text:p text:style-name="Preformatted_20_Text">to that region, and will fall short of the world of light and ideal truth.</text:p>
      <text:p text:style-name="Preformatted_20_Text">It is towards the nature-bond of sensitive solidarity with earth, and</text:p>
      <text:p text:style-name="Preformatted_20_Text">flowers, and trees, the life that â€œrolls through all things,â€ not towards</text:p>
      <text:p text:style-name="Preformatted_20_Text">the spiritual unity which broods over the world and â€œimpels all thinking</text:p>
      <text:p text:style-name="Preformatted_20_Text">things,â€ that these immersions in the selfless universe lead us.</text:p>
      <text:p text:style-name="Preformatted_20_Text"/>
      <text:p text:style-name="Preformatted_20_Text">What Hegel chiefly sees in these phenomena is their indication, even on</text:p>
      <text:p text:style-name="Preformatted_20_Text">the natural side of man, of that ideality of the material, which it is the</text:p>
      <text:p text:style-name="Preformatted_20_Text">work of intelligence to produce in the more spiritual life, in the</text:p>
      <text:p text:style-name="Preformatted_20_Text">fully-developed mind. The latter is the supreme over-soul, that Absolute</text:p>
      <text:p text:style-name="Preformatted_20_Text">Mind which in our highest moods, aesthetic and religious, we approximate</text:p>
      <text:p text:style-name="Preformatted_20_Text">to. But mind, as it tends towards the higher end to â€œmerge itself in</text:p>
      <text:p text:style-name="Preformatted_20_Text">light,â€ to identify itself yet not wholly lost, but retained, in the</text:p>
      <text:p text:style-name="Preformatted_20_Text">fullness of undivided intellectual being, so at the lower end it springs</text:p>
      <text:p text:style-name="Preformatted_20_Text">from a natural and underlying unity, the immense solidarity of</text:p>
      <text:p text:style-name="Preformatted_20_Text">nether-soul, the great Soul of Natureâ€”the â€œSubstanceâ€ which is to be</text:p>
      <text:p text:style-name="Preformatted_20_Text">raised into the â€œSubjectâ€ which is true divinity. Between these two</text:p>
      <text:p text:style-name="Preformatted_20_Text">unities, the nature-given nether-soul and the spirit-won over-soul, lies</text:p>
      <text:p text:style-name="Preformatted_20_Text">the conscious life of man: a process of differentiation which narrows and</text:p>
      <text:p text:style-name="Preformatted_20_Text">of redintegration which enlarges,â€”which alternately builds up an isolated</text:p>
      <text:p text:style-name="Preformatted_20_Text">personality and dissolves it in a common intelligence and sympathy. It is</text:p>
      <text:p text:style-name="Preformatted_20_Text">because mental or tacit â€œsuggestionâ€(88) (i.e. will-influence exercised</text:p>
      <text:p text:style-name="Preformatted_20_Text">without word or sign, or other sensible mode of connexion),</text:p>
      <text:p text:style-name="Preformatted_20_Text">thought-transference, or thought-reading (which is more than dexterous</text:p>
      <text:p text:style-name="Preformatted_20_Text">apprehension of delicate muscular signs), exteriorisation or transposition</text:p>
      <text:p text:style-name="Preformatted_20_Text">of sensibility into objects primarily non-sensitive, clairvoyance (i.e.</text:p>
      <text:p text:style-name="Preformatted_20_Text">the power of describing, as if from direct perception, objects or events</text:p>
      <text:p text:style-name="Preformatted_20_Text">removed in space beyond the recognised limits of sensation), and</text:p>
      <text:p text:style-name="Preformatted_20_Text">somnambulism, so far as it implies lucid vision with sealed eyes,â€”it is</text:p>
      <text:p text:style-name="Preformatted_20_Text">because these things seem to show the essential ideality of matter, that</text:p>
      <text:p text:style-name="Preformatted_20_Text">Hegel is interested in them. The ordinary conditions of consciousness and</text:p>
      <text:p text:style-name="Preformatted_20_Text">even of practical life in society are a derivative and secondary state; a</text:p>
      <text:p text:style-name="Preformatted_20_Text">product of processes of individualism, which however are never completed,</text:p>
      <text:p text:style-name="Preformatted_20_Text">and leave a large margin for idealising intelligence to fulfil. From a</text:p>
      <text:p text:style-name="Preformatted_20_Text">state which is not yet personality to a state which is more than can be</text:p>
      <text:p text:style-name="Preformatted_20_Text">described as personalityâ€”lies the mental movement. So Fichte, too, had</text:p>
      <text:p text:style-name="Preformatted_20_Text">regarded the power of the somnambulist as laying open a world underlying</text:p>
      <text:p text:style-name="Preformatted_20_Text">the development of egoity and self-consciousness(89): â€œthe merely sensuous</text:p>
      <text:p text:style-name="Preformatted_20_Text">man is still in somnambulism,â€ only a somnambulism of waking hours: â€œthe</text:p>
      <text:p text:style-name="Preformatted_20_Text">true waking is the life in God, to be free in him, all else is sleep and</text:p>
      <text:p text:style-name="Preformatted_20_Text">dream.â€ â€œEgoity,â€ he adds, â€œis a merely _formal_ principle, utterly, and</text:p>
      <text:p text:style-name="Preformatted_20_Text">never qualitative (i.e. the essence and universal force).â€ For</text:p>
      <text:p text:style-name="Preformatted_20_Text">Schopenhauer, too, the experiences of animal magnetism had seemed to prove</text:p>
      <text:p text:style-name="Preformatted_20_Text">the absolute supernatural power of the radical will in its superiority to</text:p>
      <text:p text:style-name="Preformatted_20_Text">the intellectual categories of space, time, and causal sequence: to prove</text:p>
      <text:p text:style-name="Preformatted_20_Text"><text:soft-page-break/>the reality of the metaphysical which is at the basis of all conscious</text:p>
      <text:p text:style-name="Preformatted_20_Text">divisions.</text:p>
      <text:p text:style-name="Preformatted_20_Text"/>
      <text:p text:style-name="Preformatted_20_Text"/>
      <text:p text:style-name="Preformatted_20_Text"/>
      <text:p text:style-name="Preformatted_20_Text">(iii.) The Development of Inner Freedom.</text:p>
      <text:p text:style-name="Preformatted_20_Text"/>
      <text:p text:style-name="Preformatted_20_Text"/>
      <text:p text:style-name="Preformatted_20_Text">The result of the first range in the process of psycho-genesis was to make</text:p>
      <text:p text:style-name="Preformatted_20_Text">the body a sign and utterance of the Soul, with a fixed and determinate</text:p>
      <text:p text:style-name="Preformatted_20_Text">type. The â€œanthropological processâ€ has defined and settled the mere</text:p>
      <text:p text:style-name="Preformatted_20_Text">general sentiency of soul into an individualised shape, a localised and</text:p>
      <text:p text:style-name="Preformatted_20_Text">limited self, a bundle of habits. It has made the soul an Ego or self: a</text:p>
      <text:p text:style-name="Preformatted_20_Text">power which looks out upon the world as a spectator, lifted above</text:p>
      <text:p text:style-name="Preformatted_20_Text">immanence in the general tide of being, but only so lifted because it has</text:p>
      <text:p text:style-name="Preformatted_20_Text">made itself one in the world of objects, a thing among things. The Mind</text:p>
      <text:p text:style-name="Preformatted_20_Text">has reached the point of view of reflection. Instead of a general</text:p>
      <text:p text:style-name="Preformatted_20_Text">identifiability with all nature, it has encased itself in a limited range,</text:p>
      <text:p text:style-name="Preformatted_20_Text">from which it looks forth on what is now other than itself. If previously</text:p>
      <text:p text:style-name="Preformatted_20_Text">it was mere inward sensibility, it is now sense, perceptive of an object</text:p>
      <text:p text:style-name="Preformatted_20_Text">here and now, of an external world. The step has involved some price: and</text:p>
      <text:p text:style-name="Preformatted_20_Text">that price is, that it has attained independence and self-hood at the cost</text:p>
      <text:p text:style-name="Preformatted_20_Text">of surrendering the content it had hitherto held in one with itself. It is</text:p>
      <text:p text:style-name="Preformatted_20_Text">now a blank receptivity, open to the impressions of an outside world: and</text:p>
      <text:p text:style-name="Preformatted_20_Text">the changes which take place in its process of apprehension seem to it to</text:p>
      <text:p text:style-name="Preformatted_20_Text">be given from outside. The world it perceives is a world of isolated and</text:p>
      <text:p text:style-name="Preformatted_20_Text">independent objects: and it takes them as they are given. But a closer</text:p>
      <text:p text:style-name="Preformatted_20_Text">insistance on the perception develops the implicit intelligence, which</text:p>
      <text:p text:style-name="Preformatted_20_Text">makes it possible. The percipient mind is no mere recipiency or</text:p>
      <text:p text:style-name="Preformatted_20_Text">susceptibility with its forms of time and space: it is spontaneously</text:p>
      <text:p text:style-name="Preformatted_20_Text">active, it is the source of categories, or is an apperceptive power,â€”an</text:p>
      <text:p text:style-name="Preformatted_20_Text">understanding. Consciousness, thus discovered to be a creative or</text:p>
      <text:p text:style-name="Preformatted_20_Text">constructive faculty, is strictly speaking self-consciousness(90).</text:p>
      <text:p text:style-name="Preformatted_20_Text"/>
      <text:p text:style-name="Preformatted_20_Text">Self-consciousness appears at first in the selfish or narrowly egoistic</text:p>
      <text:p text:style-name="Preformatted_20_Text">form of appetite and impulse. The intelligence which claims to mould and</text:p>
      <text:p text:style-name="Preformatted_20_Text">construe the world of objectsâ€”which, in Kantâ€™s phrase, professes to give</text:p>
      <text:p text:style-name="Preformatted_20_Text">us natureâ€”is implicitly the lord of that world. And that supremacy it</text:p>
      <text:p text:style-name="Preformatted_20_Text">carries out as appetiteâ€”as destruction. The self is but a bundle of</text:p>
      <text:p text:style-name="Preformatted_20_Text">wantsâ€”its supremacy over things is really subjection to them: the</text:p>
      <text:p text:style-name="Preformatted_20_Text">satisfaction of appetite is baffled by a new desire which leaves it as it</text:p>
      <text:p text:style-name="Preformatted_20_Text">was before. The development of self-consciousness to a more adequate shape</text:p>
      <text:p text:style-name="Preformatted_20_Text">is represented by Hegel as taking place through the social struggle for</text:p>
      <text:p text:style-name="Preformatted_20_Text">existence. Human beings, too, are in the first instance to the</text:p>
      <text:p text:style-name="Preformatted_20_Text">uninstructed appetite or the primitive self-consciousness (which is simply</text:p>
      <text:p text:style-name="Preformatted_20_Text">a succession of individual desires for satisfaction of natural want) only</text:p>
      <text:p text:style-name="Preformatted_20_Text">things,â€”adjectival to that selfâ€™s individual existence. To them, too, his</text:p>
      <text:p text:style-name="Preformatted_20_Text">primary relation is to appropriate and master them. Might precedes right.</text:p>
      <text:p text:style-name="Preformatted_20_Text">But the social struggle for existence forces him to recognise something</text:p>
      <text:p text:style-name="Preformatted_20_Text">other which is kindred to himself,â€”a limiting principle, another self</text:p>
      <text:p text:style-name="Preformatted_20_Text">which has to form an element in his calculations, not to be neglected. And</text:p>
      <text:p text:style-name="Preformatted_20_Text">gradually, we may suppose, the result is the division of humanity into two</text:p>
      <text:p text:style-name="Preformatted_20_Text">levels, a ruling lordly class, and a class of slaves,â€”a state of</text:p>
      <text:p text:style-name="Preformatted_20_Text">inequality in which each knows that his appetite is in some measure</text:p>
      <text:p text:style-name="Preformatted_20_Text">checked by a more or less permanent other. Lastly, perhaps soonest in the</text:p>
      <text:p text:style-name="Preformatted_20_Text">inferior order, there is fashioned the perception that its self-seeking in</text:p>
      <text:p text:style-name="Preformatted_20_Text">its isolated appetites is subject to an abiding authority, a continuing</text:p>
      <text:p text:style-name="Preformatted_20_Text">consciousness. There grows up a social selfâ€”a sense of general humanity</text:p>
      <text:p text:style-name="Preformatted_20_Text">and solidarity with other beingsâ€”a larger self with which each identifies</text:p>
      <text:p text:style-name="Preformatted_20_Text"><text:soft-page-break/>himself, a common ground. Understanding was selfish intelligence:</text:p>
      <text:p text:style-name="Preformatted_20_Text">practical in the egoistic sense. In the altruistic or universal sense</text:p>
      <text:p text:style-name="Preformatted_20_Text">practical, a principle social and unifying character, intelligence is</text:p>
      <text:p text:style-name="Preformatted_20_Text">Reason.</text:p>
      <text:p text:style-name="Preformatted_20_Text"/>
      <text:p text:style-name="Preformatted_20_Text">Thus, Man, beginning as a percipient consciousness, apprehending single</text:p>
      <text:p text:style-name="Preformatted_20_Text">objects in space and time, and as an appetitive self bent upon single</text:p>
      <text:p text:style-name="Preformatted_20_Text">gratifications, has ended as a rational being,â€”a consciousness purged of</text:p>
      <text:p text:style-name="Preformatted_20_Text">its selfishness and isolation, looking forward openly and impartially on</text:p>
      <text:p text:style-name="Preformatted_20_Text">the universe of things and beings. He has ceased to be a mere animal,</text:p>
      <text:p text:style-name="Preformatted_20_Text">swallowed up in the moment and the individual, using his intelligence only</text:p>
      <text:p text:style-name="Preformatted_20_Text">in selfish satisfactions. He is no longer bound down by the struggle for</text:p>
      <text:p text:style-name="Preformatted_20_Text">existence, looking on everything as a mere thing, a mere means. He has</text:p>
      <text:p text:style-name="Preformatted_20_Text">erected himself above himself and above his environment, but that because</text:p>
      <text:p text:style-name="Preformatted_20_Text">he occupies a point of view at which he and his environment are no longer</text:p>
      <text:p text:style-name="Preformatted_20_Text">purely antithetical and exclusive(91). He has reached what is really the</text:p>
      <text:p text:style-name="Preformatted_20_Text">moral standpoint: the point i.e. at which he is inspired by a universal</text:p>
      <text:p text:style-name="Preformatted_20_Text">self-consciousness, and lives in that peaceful world where the antitheses</text:p>
      <text:p text:style-name="Preformatted_20_Text">of individualities and of outward and inward have ceased to trouble. â€œThe</text:p>
      <text:p text:style-name="Preformatted_20_Text">natural man,â€ says Hegel(92), â€œsees in the woman flesh of his flesh: the</text:p>
      <text:p text:style-name="Preformatted_20_Text">moral and spiritual man sees spirit of his spirit in the moral and</text:p>
      <text:p text:style-name="Preformatted_20_Text">spiritual being and by its means.â€ Hitherto we have been dealing with</text:p>
      <text:p text:style-name="Preformatted_20_Text">something falling below the full truth of mind: the region of immediate</text:p>
      <text:p text:style-name="Preformatted_20_Text">sensibility with its thorough immersion of mind in body, first of all, and</text:p>
      <text:p text:style-name="Preformatted_20_Text">secondly its gradual progress to a general standpoint. It is only in the</text:p>
      <text:p text:style-name="Preformatted_20_Text">third part of Subjective mind that we are dealing with the psychology of a</text:p>
      <text:p text:style-name="Preformatted_20_Text">being who in the human sense knows and wills, i.e. apprehends general</text:p>
      <text:p text:style-name="Preformatted_20_Text">truth, and carries out ideal purposes.</text:p>
      <text:p text:style-name="Preformatted_20_Text"/>
      <text:p text:style-name="Preformatted_20_Text">Thus, for the third time, but now on a higher plane, that of intelligence</text:p>
      <text:p text:style-name="Preformatted_20_Text">and rationality, is traced the process of development or realisation by</text:p>
      <text:p text:style-name="Preformatted_20_Text">which reason becomes reasoned knowledge and rational will, a free or</text:p>
      <text:p text:style-name="Preformatted_20_Text">autonomous intelligence. And, as before, the starting-point, alike in</text:p>
      <text:p text:style-name="Preformatted_20_Text">theoretical and practical mind, is feelingâ€”or immediate knowledge and</text:p>
      <text:p text:style-name="Preformatted_20_Text">immediate sense of Ought. The basis of thought is an immediate</text:p>
      <text:p text:style-name="Preformatted_20_Text">perceptionâ€”a sensuous affection or given something, and the basis of the</text:p>
      <text:p text:style-name="Preformatted_20_Text">idea of a general satisfaction is the natural claim to determine the</text:p>
      <text:p text:style-name="Preformatted_20_Text">outward existence conformably to individual feeling. In intelligent</text:p>
      <text:p text:style-name="Preformatted_20_Text">perception or intuition the important factor is attention, which raises it</text:p>
      <text:p text:style-name="Preformatted_20_Text">above mere passive acceptance and awareness of a given fact. Attention</text:p>
      <text:p text:style-name="Preformatted_20_Text">thus involves on one hand the externality of its object, and on the other</text:p>
      <text:p text:style-name="Preformatted_20_Text">affirms its dependence on the act of the subject: it sets the objects</text:p>
      <text:p text:style-name="Preformatted_20_Text">before and out of itself, in space and time, but yet in so doing it shows</text:p>
      <text:p text:style-name="Preformatted_20_Text">itself master of the objects. If perception presuppose attention, in</text:p>
      <text:p text:style-name="Preformatted_20_Text">short, they cease to be wholly outward: we make them ours, and the space</text:p>
      <text:p text:style-name="Preformatted_20_Text">and time they fill are projected by us. So attended to, they are</text:p>
      <text:p text:style-name="Preformatted_20_Text">appropriated, inwardised and recollected: they take their place in a</text:p>
      <text:p text:style-name="Preformatted_20_Text">mental place and mental time: they receive a general or de-individualised</text:p>
      <text:p text:style-name="Preformatted_20_Text">character in the memory-image. These are retained as mental property, but</text:p>
      <text:p text:style-name="Preformatted_20_Text">retained actually only in so far they are revivable and revived. Such</text:p>
      <text:p text:style-name="Preformatted_20_Text">revival is the work of imagination working by the so-called laws of</text:p>
      <text:p text:style-name="Preformatted_20_Text">association. But the possession of its ideas thus inwardised and</text:p>
      <text:p text:style-name="Preformatted_20_Text">recollected by the mind is largely a matter of chance. The mind is not</text:p>
      <text:p text:style-name="Preformatted_20_Text">really fully master of them until it has been able to give them a certain</text:p>
      <text:p text:style-name="Preformatted_20_Text">objectivity, by replacing the mental image by a vocal, i.e. a sensible</text:p>
      <text:p text:style-name="Preformatted_20_Text">sign. By means of words, intelligence turns its ideas or representations</text:p>
      <text:p text:style-name="Preformatted_20_Text">into quasi-realities: it creates a sort of superior sense-world, the world</text:p>
      <text:p text:style-name="Preformatted_20_Text">of language, where ideas live a potential, which is also an actual, life.</text:p>
      <text:p text:style-name="Preformatted_20_Text">Words are sensibles, but they are sensibles which completely lose</text:p>
      <text:p text:style-name="Preformatted_20_Text"><text:soft-page-break/>themselves in their meaning. As sensibles, they render possible that</text:p>
      <text:p text:style-name="Preformatted_20_Text">verbal memory which is the handmaid of thought: but which also as merely</text:p>
      <text:p text:style-name="Preformatted_20_Text">mechanical can leave thought altogether out of account. It is through</text:p>
      <text:p text:style-name="Preformatted_20_Text">words that thought is made possible: for it alone permits the movement</text:p>
      <text:p text:style-name="Preformatted_20_Text">through ideas without being distracted through a multitude of</text:p>
      <text:p text:style-name="Preformatted_20_Text">associations. In them thought has an instrument completely at its own</text:p>
      <text:p text:style-name="Preformatted_20_Text">level, but still only a machine, and in memory the working of that</text:p>
      <text:p text:style-name="Preformatted_20_Text">machine. We think in names, not in general images, but in terms which only</text:p>
      <text:p text:style-name="Preformatted_20_Text">serve as vehicles for mental synthesis and analysis.</text:p>
      <text:p text:style-name="Preformatted_20_Text"/>
      <text:p text:style-name="Preformatted_20_Text">It is as such a thinking beingâ€”a being who can use language, and</text:p>
      <text:p text:style-name="Preformatted_20_Text">manipulate general concepts or take comprehensive views, that man is a</text:p>
      <text:p text:style-name="Preformatted_20_Text">rational will. A concept of something to be doneâ€”a feeling even of some</text:p>
      <text:p text:style-name="Preformatted_20_Text">end more or less comprehensive in its quality, is the implication of what</text:p>
      <text:p text:style-name="Preformatted_20_Text">can be called will. At first indeed its material may be found as</text:p>
      <text:p text:style-name="Preformatted_20_Text">immediately given and all its volitionality may lie in the circumstance</text:p>
      <text:p text:style-name="Preformatted_20_Text">that the intelligent being sets this forward as a governing and</text:p>
      <text:p text:style-name="Preformatted_20_Text">controlling Ought. Its vehicle, in short, may be mere impulse, or</text:p>
      <text:p text:style-name="Preformatted_20_Text">inclination, and even passion: but it is the choice and the purposive</text:p>
      <text:p text:style-name="Preformatted_20_Text">adoption of means to the given end. Gradually it attains to the idea of a</text:p>
      <text:p text:style-name="Preformatted_20_Text">general satisfaction, or of happiness. And this end seems positive and</text:p>
      <text:p text:style-name="Preformatted_20_Text">definite. It soon turns out however to be little but a prudent and</text:p>
      <text:p text:style-name="Preformatted_20_Text">self-denying superiority to particular passions and inclinations in the</text:p>
      <text:p text:style-name="Preformatted_20_Text">interest of a comprehensive ideal. The free will or intelligence has so</text:p>
      <text:p text:style-name="Preformatted_20_Text">far only a negative and formal value: it is the perfection of an</text:p>
      <text:p text:style-name="Preformatted_20_Text">autonomous and freely self-developing mind. Such a mind, which in language</text:p>
      <text:p text:style-name="Preformatted_20_Text">has acquired the means of realising an intellectual system of things</text:p>
      <text:p text:style-name="Preformatted_20_Text">superior to the restrictions of sense, and which has emancipated reason</text:p>
      <text:p text:style-name="Preformatted_20_Text">from the position of slave to inclination, is endued with the formal</text:p>
      <text:p text:style-name="Preformatted_20_Text">conditions of moral conduct. Such a mind will transform its own primarily</text:p>
      <text:p text:style-name="Preformatted_20_Text">physical dependence into an image of the law of reason and create the</text:p>
      <text:p text:style-name="Preformatted_20_Text">ethical life: and in the strength of that establishment will go forth to</text:p>
      <text:p text:style-name="Preformatted_20_Text">conquer the world into a more and more adequate realisation of the eternal</text:p>
      <text:p text:style-name="Preformatted_20_Text">Idea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Essay V. Ethics And Politics.</text:p>
      <text:p text:style-name="Preformatted_20_Text"/>
      <text:p text:style-name="Preformatted_20_Text"/>
      <text:p text:style-name="Preformatted_20_Text">â€œIn dealing,â€ says Hegel, â€œwith the Idea of the State, we must not have</text:p>
      <text:p text:style-name="Preformatted_20_Text">before our eyes a particular state, or a particular institution: we must</text:p>
      <text:p text:style-name="Preformatted_20_Text">rather study the Idea, this actual God, on his own account. Every State,</text:p>
      <text:p text:style-name="Preformatted_20_Text">however bad we may find it according to our principles, however defective</text:p>
      <text:p text:style-name="Preformatted_20_Text">we may discover this or that feature to be, still contains, particularly</text:p>
      <text:p text:style-name="Preformatted_20_Text">if it belongs to the mature states of our time, all the essential factors</text:p>
      <text:p text:style-name="Preformatted_20_Text">of its existence. But as it is easier to discover faults than to</text:p>
      <text:p text:style-name="Preformatted_20_Text">comprehend the affirmative, people easily fall into the mistake of letting</text:p>
      <text:p text:style-name="Preformatted_20_Text">individual aspects obscure the intrinsic organism of the State itself. The</text:p>
      <text:p text:style-name="Preformatted_20_Text">State is no ideal work of art: it stands in the everyday world, in the</text:p>
      <text:p text:style-name="Preformatted_20_Text">sphere, that is, of arbitrary act, accident, and error, and a variety of</text:p>
      <text:p text:style-name="Preformatted_20_Text">faults may mar the regularity of its traits. But the ugliest man, the</text:p>
      <text:p text:style-name="Preformatted_20_Text">criminal, a sick man and a cripple, is after all a living man; the</text:p>
      <text:p text:style-name="Preformatted_20_Text">affirmative, Life, subsists in spite of the defect: and this affirmative</text:p>
      <text:p text:style-name="Preformatted_20_Text">is here the theme(93).â€ â€œIt is the theme of philosophy,â€ he adds, â€œto</text:p>
      <text:p text:style-name="Preformatted_20_Text">ascertain the substance which is immanent in the show of the temporal and</text:p>
      <text:p text:style-name="Preformatted_20_Text">transient, and the eternal which is present.â€</text:p>
      <text:p text:style-name="Preformatted_20_Text"/>
      <text:p text:style-name="Preformatted_20_Text"><text:soft-page-break/></text:p>
      <text:p text:style-name="Preformatted_20_Text"/>
      <text:p text:style-name="Preformatted_20_Text">(i.) Hegel as a Political Critic.</text:p>
      <text:p text:style-name="Preformatted_20_Text"/>
      <text:p text:style-name="Preformatted_20_Text"/>
      <text:p text:style-name="Preformatted_20_Text">But if this is true, it is also to be remembered that the philosopher is,</text:p>
      <text:p text:style-name="Preformatted_20_Text">like other men, the son of his age, and estimates the value of reality</text:p>
      <text:p text:style-name="Preformatted_20_Text">from preconceptions and aspirations due to his generation. The historical</text:p>
      <text:p text:style-name="Preformatted_20_Text">circumstances of his nation as well as the personal experiences of his</text:p>
      <text:p text:style-name="Preformatted_20_Text">life help to determine his horizon, even in the effort to discover the</text:p>
      <text:p text:style-name="Preformatted_20_Text">hidden pulse and movement of the social organism. This is specially</text:p>
      <text:p text:style-name="Preformatted_20_Text">obvious in political philosophy. The conception of ethics and politics</text:p>
      <text:p text:style-name="Preformatted_20_Text">which is presented in the _Encyclopaedia_ was in 1820 produced with more</text:p>
      <text:p text:style-name="Preformatted_20_Text">detail as the _Grundlinien der Philosophie des Rechts_. Appearing, as it</text:p>
      <text:p text:style-name="Preformatted_20_Text">did, two years after his appointment to a professorship at Berlin, and in</text:p>
      <text:p text:style-name="Preformatted_20_Text">the midst of a political struggle between the various revolutionary and</text:p>
      <text:p text:style-name="Preformatted_20_Text">conservative powers and parties of Germany, the book became, and long</text:p>
      <text:p text:style-name="Preformatted_20_Text">remained, a target for embittered criticism. The so-called War of</text:p>
      <text:p text:style-name="Preformatted_20_Text">Liberation or national movement to shake off the French yoke was due to a</text:p>
      <text:p text:style-name="Preformatted_20_Text">coalition of parties, and had naturally been in part supported by</text:p>
      <text:p text:style-name="Preformatted_20_Text">tendencies and aims which went far beyond the ostensive purpose either of</text:p>
      <text:p text:style-name="Preformatted_20_Text">leaders or of combatants. Aspirations after a freer state were entwined</text:p>
      <text:p text:style-name="Preformatted_20_Text">with radical and socialistic designs to reform the political hierarchy of</text:p>
      <text:p text:style-name="Preformatted_20_Text">the Fatherland: high ideals and low vulgarities were closely intermixed:</text:p>
      <text:p text:style-name="Preformatted_20_Text">and the noble enthusiasm of youth was occasionally played on by criminal</text:p>
      <text:p text:style-name="Preformatted_20_Text">and anarchic intriguers. In a strong and wise and united Germany some of</text:p>
      <text:p text:style-name="Preformatted_20_Text">these schemes might have been tolerated. But strength, wisdom, and unity</text:p>
      <text:p text:style-name="Preformatted_20_Text">were absent. In the existing tension between Austria and Prussia for the</text:p>
      <text:p text:style-name="Preformatted_20_Text">leadership, in the ill-adapted and effete constitutions of the several</text:p>
      <text:p text:style-name="Preformatted_20_Text">principalities which were yet expected to realise the advance which had</text:p>
      <text:p text:style-name="Preformatted_20_Text">taken place in society and ideas during the last thirty years, the outlook</text:p>
      <text:p text:style-name="Preformatted_20_Text">on every hand seemed darker and more threatening than it might have</text:p>
      <text:p text:style-name="Preformatted_20_Text">otherwise done. Governments, which had lost touch with their peoples,</text:p>
      <text:p text:style-name="Preformatted_20_Text">suspected conspiracy and treason: and a party in the nation credited their</text:p>
      <text:p text:style-name="Preformatted_20_Text">rulers with gratuitous designs against private liberty and rights. There</text:p>
      <text:p text:style-name="Preformatted_20_Text">was a vast but ill-defined enthusiasm in the breasts of the younger world,</text:p>
      <text:p text:style-name="Preformatted_20_Text">and it was shared by many of their teachers. It seemed to their immense</text:p>
      <text:p text:style-name="Preformatted_20_Text">aspirations that the war of liberation had failed of its true object and</text:p>
      <text:p text:style-name="Preformatted_20_Text">left things much as they were. The volunteers had not fought for the</text:p>
      <text:p text:style-name="Preformatted_20_Text">political systems of Austria or Prussia, or for the three-and-thirty</text:p>
      <text:p text:style-name="Preformatted_20_Text">princes of Germany: but for ideas, vague, beautiful, stimulating. To such</text:p>
      <text:p text:style-name="Preformatted_20_Text">a mood the continuance of the old system was felt as a cruel deception and</text:p>
      <text:p text:style-name="Preformatted_20_Text">a reaction. The governments on their part had not realised the full</text:p>
      <text:p text:style-name="Preformatted_20_Text">importance of the spirit that had been aroused, and could not at a</text:p>
      <text:p text:style-name="Preformatted_20_Text">momentâ€™s notice set their house in order, even had there been a clearer</text:p>
      <text:p text:style-name="Preformatted_20_Text">outlook for reform than was offered. They too had suffered, and had</text:p>
      <text:p text:style-name="Preformatted_20_Text">realised their insecurity: and were hardly in a mood to open their gates</text:p>
      <text:p text:style-name="Preformatted_20_Text">to the enemy.</text:p>
      <text:p text:style-name="Preformatted_20_Text"/>
      <text:p text:style-name="Preformatted_20_Text">Coming on such a situation of affairs, Hegelâ€™s book would have been likely</text:p>
      <text:p text:style-name="Preformatted_20_Text">in any case to provoke criticism. For it took up a line of political</text:p>
      <text:p text:style-name="Preformatted_20_Text">theory which was little in accord with the temper of the age. The</text:p>
      <text:p text:style-name="Preformatted_20_Text">conception of the state which it expounded is not far removed in</text:p>
      <text:p text:style-name="Preformatted_20_Text">essentials from the conception which now dominates the political life of</text:p>
      <text:p text:style-name="Preformatted_20_Text">the chief European nations. But in his own time it came upon ears which</text:p>
      <text:p text:style-name="Preformatted_20_Text">were naturally disposed to misconceive it. It was unacceptable to the</text:p>
      <text:p text:style-name="Preformatted_20_Text">adherents of the _ancien rÃ©gime_, as much as to the liberals. It was</text:p>
      <text:p text:style-name="Preformatted_20_Text">declared by one party to be a glorification of the Prussian state: by</text:p>
      <text:p text:style-name="Preformatted_20_Text">another to rationalise the sanctities of authority. It was pointed out</text:p>
      <text:p text:style-name="Preformatted_20_Text"><text:soft-page-break/>that the new professor was a favourite of the leading minister, that his</text:p>
      <text:p text:style-name="Preformatted_20_Text">influence was dominant in scholastic appointments, and that occasional</text:p>
      <text:p text:style-name="Preformatted_20_Text">gratuities from the crown proved his acceptability. A contemporary</text:p>
      <text:p text:style-name="Preformatted_20_Text">professor, Fries, remarked that Hegelâ€™s theory of the state had grown â€œnot</text:p>
      <text:p text:style-name="Preformatted_20_Text">in the gardens of science but on the dung-hill of servility.â€ Hegel</text:p>
      <text:p text:style-name="Preformatted_20_Text">himself was aware that he had planted a blow in the face of a â€œshallow and</text:p>
      <text:p text:style-name="Preformatted_20_Text">pretentious sect,â€ and that his book had â€œgiven great offence to the</text:p>
      <text:p text:style-name="Preformatted_20_Text">demagogic folk.â€ Alike in religious and political life he was impatient of</text:p>
      <text:p text:style-name="Preformatted_20_Text">sentimentalism, of rhetorical feeling, of wordy enthusiasm. A positive</text:p>
      <text:p text:style-name="Preformatted_20_Text">storm of scorn burst from him at much-promising and little-containing</text:p>
      <text:p text:style-name="Preformatted_20_Text">declamation that appealed to the pathos of ideas, without sense of the</text:p>
      <text:p text:style-name="Preformatted_20_Text">complex work of construction and the system of principles which were</text:p>
      <text:p text:style-name="Preformatted_20_Text">needed to give them reality. His impatience of demagogic gush led him (in</text:p>
      <text:p text:style-name="Preformatted_20_Text">the preface) into a tactless attack on Fries, who was at the moment in</text:p>
      <text:p text:style-name="Preformatted_20_Text">disgrace for his participation in the demonstration at the Wartburg. It</text:p>
      <text:p text:style-name="Preformatted_20_Text">led him to an attack on the bumptiousness of those who held that</text:p>
      <text:p text:style-name="Preformatted_20_Text">conscientious conviction was ample justification for any proceeding:â€”an</text:p>
      <text:p text:style-name="Preformatted_20_Text">attack which opponents were not unwilling to represent as directed against</text:p>
      <text:p text:style-name="Preformatted_20_Text">the principle of conscience itself.</text:p>
      <text:p text:style-name="Preformatted_20_Text"/>
      <text:p text:style-name="Preformatted_20_Text">Yet Hegelâ€™s views on the nature of political unity were not new. Their</text:p>
      <text:p text:style-name="Preformatted_20_Text">nucleus had been formed nearly twenty years before. In the years that</text:p>
      <text:p text:style-name="Preformatted_20_Text">immediately followed the French revolution he had gone through the usual</text:p>
      <text:p text:style-name="Preformatted_20_Text">anarchic stage of intelligent youth. He had wondered whether humanity</text:p>
      <text:p text:style-name="Preformatted_20_Text">might not have had a nobler destiny, had fate given supremacy to some</text:p>
      <text:p text:style-name="Preformatted_20_Text">heresy rather than the orthodox creed of Christendom. He had seen religion</text:p>
      <text:p text:style-name="Preformatted_20_Text">in the past â€œteaching what despotism wished,â€”contempt of the human race,</text:p>
      <text:p text:style-name="Preformatted_20_Text">its incapacity for anything good(94).â€ But his earliest reflections on</text:p>
      <text:p text:style-name="Preformatted_20_Text">political power belong to a later date, and are inspired, not so much by</text:p>
      <text:p text:style-name="Preformatted_20_Text">the vague ideals of humanitarianism, as by the spirit of national</text:p>
      <text:p text:style-name="Preformatted_20_Text">patriotism. They are found in a â€œCriticism of the German Constitutionâ€</text:p>
      <text:p text:style-name="Preformatted_20_Text">apparently dating from the year 1802(95). It is written after the peace of</text:p>
      <text:p text:style-name="Preformatted_20_Text">LunÃ©ville had sealed for Germany the loss of her provinces west of the</text:p>
      <text:p text:style-name="Preformatted_20_Text">Rhine, and subsequent to the disasters of the German arms at Hohenlinden</text:p>
      <text:p text:style-name="Preformatted_20_Text">and Marengo. It is almost contemporaneous with the measures of 1803 and</text:p>
      <text:p text:style-name="Preformatted_20_Text">1804, which affirmed the dissolution of the â€œHoly Roman Empireâ€ of German</text:p>
      <text:p text:style-name="Preformatted_20_Text">name. The writer of this unpublished pamphlet sees his country in a</text:p>
      <text:p text:style-name="Preformatted_20_Text">situation almost identical with that which Macchiavelli saw around him in</text:p>
      <text:p text:style-name="Preformatted_20_Text">Italy. It is abused by petty despots, distracted by mean particularist</text:p>
      <text:p text:style-name="Preformatted_20_Text">ambitions, at the mercy of every foreign power. It was such a scene which,</text:p>
      <text:p text:style-name="Preformatted_20_Text">as Hegel recalls, had prompted and justified the drastic measures proposed</text:p>
      <text:p text:style-name="Preformatted_20_Text">in the _Prince_,â€”measures which have been ill-judged by the closet</text:p>
      <text:p text:style-name="Preformatted_20_Text">moralist, but evince the high statesmanship of the Florentine. In the</text:p>
      <text:p text:style-name="Preformatted_20_Text">_Prince_, an intelligent reader can see â€œthe enthusiasm of patriotism</text:p>
      <text:p text:style-name="Preformatted_20_Text">underlying the cold and dispassionate doctrines.â€ Macchiavelli dared to</text:p>
      <text:p text:style-name="Preformatted_20_Text">declare that Italy must become a state, and to assert that â€œthere is no</text:p>
      <text:p text:style-name="Preformatted_20_Text">higher duty for a state than to maintain itself, and to punish</text:p>
      <text:p text:style-name="Preformatted_20_Text">relentlessly every author of anarchy,â€”the supreme, and perhaps sole</text:p>
      <text:p text:style-name="Preformatted_20_Text">political crime.â€ And like teaching, Hegel adds, is needed for Germany.</text:p>
      <text:p text:style-name="Preformatted_20_Text">Only, he concludes, no mere demonstration of the insanity of utter</text:p>
      <text:p text:style-name="Preformatted_20_Text">separation of the particular from his kin will ever succeed in converting</text:p>
      <text:p text:style-name="Preformatted_20_Text">the particularists from their conviction of the absoluteness of personal</text:p>
      <text:p text:style-name="Preformatted_20_Text">and private rights. â€œInsight and intelligence always excite so much</text:p>
      <text:p text:style-name="Preformatted_20_Text">distrust that force alone avails to justify them; then man yields them</text:p>
      <text:p text:style-name="Preformatted_20_Text">obedience(96).â€</text:p>
      <text:p text:style-name="Preformatted_20_Text"/>
      <text:p text:style-name="Preformatted_20_Text">â€œThe German political edifice,â€ says the writer, â€œis nothing else but the</text:p>
      <text:p text:style-name="Preformatted_20_Text">sum of the rights which the single parts have withdrawn from the whole;</text:p>
      <text:p text:style-name="Preformatted_20_Text">and this justice, which is ever on the watch to prevent the state having</text:p>
      <text:p text:style-name="Preformatted_20_Text"><text:soft-page-break/>any power left, is the essence of the constitution.â€ The Peace of</text:p>
      <text:p text:style-name="Preformatted_20_Text">Westphalia had but served to constitute or stereotype anarchy: the German</text:p>
      <text:p text:style-name="Preformatted_20_Text">empire had by that instrument divested itself of all rights of political</text:p>
      <text:p text:style-name="Preformatted_20_Text">unity, and thrown itself on the goodwill of its members. What then, it may</text:p>
      <text:p text:style-name="Preformatted_20_Text">be asked, is, in Hegelâ€™s view, the indispensable minimum essential to a</text:p>
      <text:p text:style-name="Preformatted_20_Text">state? And the answer will be, organised strength,â€”a central and united</text:p>
      <text:p text:style-name="Preformatted_20_Text">force. â€œThe strength of a country lies neither in the multitude of its</text:p>
      <text:p text:style-name="Preformatted_20_Text">inhabitants and fighting men, nor in its fertility, nor in its size, but</text:p>
      <text:p text:style-name="Preformatted_20_Text">solely in the way its parts are by reasonable combination made a single</text:p>
      <text:p text:style-name="Preformatted_20_Text">political force enabling everything to be used for the common defence.â€</text:p>
      <text:p text:style-name="Preformatted_20_Text">Hegel speaks scornfully of â€œthe philanthropists and moralists who decry</text:p>
      <text:p text:style-name="Preformatted_20_Text">politics as an endeavour and an art to seek private utility at the cost of</text:p>
      <text:p text:style-name="Preformatted_20_Text">rightâ€: he tells them that â€œit is foolish to oppose the interest or (as it</text:p>
      <text:p text:style-name="Preformatted_20_Text">is expressed by the more morally-obnoxious word) the utility of the state</text:p>
      <text:p text:style-name="Preformatted_20_Text">to its rightâ€: that the â€œrights of a state are the utility of the state as</text:p>
      <text:p text:style-name="Preformatted_20_Text">established and recognised by compactsâ€: and that â€œwarâ€ (which they would</text:p>
      <text:p text:style-name="Preformatted_20_Text">fain abolish or moralise) â€œhas to decide not which of the rights asserted</text:p>
      <text:p text:style-name="Preformatted_20_Text">by either party is the true right (â€”for both parties have a true right),</text:p>
      <text:p text:style-name="Preformatted_20_Text">but which right has to give way to the other.â€</text:p>
      <text:p text:style-name="Preformatted_20_Text"/>
      <text:p text:style-name="Preformatted_20_Text">It is evident from these propositions that Hegel takes that view of</text:p>
      <text:p text:style-name="Preformatted_20_Text">political supremacy which has been associated with the name of Hobbes. But</text:p>
      <text:p text:style-name="Preformatted_20_Text">his views also reproduce the Platonic king of men, â€œwho can rule and dare</text:p>
      <text:p text:style-name="Preformatted_20_Text">not lie.â€ â€œAll states,â€ he declares, â€œare founded by the sublime force of</text:p>
      <text:p text:style-name="Preformatted_20_Text">great men, not by physical strength. The great man has something in his</text:p>
      <text:p text:style-name="Preformatted_20_Text">features which others would gladly call their lord. They obey him against</text:p>
      <text:p text:style-name="Preformatted_20_Text">their will. Their immediate will is his will, but their conscious will is</text:p>
      <text:p text:style-name="Preformatted_20_Text">otherwise.... This is the prerogative of the great man to ascertain and to</text:p>
      <text:p text:style-name="Preformatted_20_Text">express the absolute will. All gather round his banner. He is their God.â€</text:p>
      <text:p text:style-name="Preformatted_20_Text">â€œThe state,â€ he says again, â€œis the self-certain absolute mind which</text:p>
      <text:p text:style-name="Preformatted_20_Text">recognises no definite authority but its own: which acknowledges no</text:p>
      <text:p text:style-name="Preformatted_20_Text">abstract rules of good and bad, shameful and mean, craft and deception.â€</text:p>
      <text:p text:style-name="Preformatted_20_Text">So also Hobbes describes the prerogatives of the sovereign Leviathan. But</text:p>
      <text:p text:style-name="Preformatted_20_Text">the Hegelian God immanent in the state is a higher power than Hobbes</text:p>
      <text:p text:style-name="Preformatted_20_Text">knows: he is no mortal, but in his truth an immortal God. He speaks by</text:p>
      <text:p text:style-name="Preformatted_20_Text">(what in this early essay is called) the Absolute Government(97): the</text:p>
      <text:p text:style-name="Preformatted_20_Text">government of the Lawâ€”the true impersonal sovereign,â€”distinct alike from</text:p>
      <text:p text:style-name="Preformatted_20_Text">the single ruler and the multitude of the ruled. â€œIt is absolutely only</text:p>
      <text:p text:style-name="Preformatted_20_Text">universality as against particular. As this absolute, ideal, universal,</text:p>
      <text:p text:style-name="Preformatted_20_Text">compared to which everything else is a particular, it is the phenomenon of</text:p>
      <text:p text:style-name="Preformatted_20_Text">God. Its words are his decision, and it can appear and exist under no</text:p>
      <text:p text:style-name="Preformatted_20_Text">other form.... The Absolute government is divine, self-sanctioned and not</text:p>
      <text:p text:style-name="Preformatted_20_Text">made(98).â€ The real strengthâ€”the real connecting-mean which gives life to</text:p>
      <text:p text:style-name="Preformatted_20_Text">sovereign and to subjectâ€”is intelligence free and entire, independent both</text:p>
      <text:p text:style-name="Preformatted_20_Text">of what individuals feel and believe and of the quality of the ruler. â€œThe</text:p>
      <text:p text:style-name="Preformatted_20_Text">spiritual bond,â€ he says in a lower form of speech, â€œis public opinion: it</text:p>
      <text:p text:style-name="Preformatted_20_Text">is the true legislative body, national assembly, declaration of the</text:p>
      <text:p text:style-name="Preformatted_20_Text">universal will which lives in the execution of all commands.â€ This still</text:p>
      <text:p text:style-name="Preformatted_20_Text">small voice of public opinion is the true and real parliament: not</text:p>
      <text:p text:style-name="Preformatted_20_Text">literally making laws, but revealing them. If we ask, where does this</text:p>
      <text:p text:style-name="Preformatted_20_Text">public opinion appear and how does it disengage itself from the masses of</text:p>
      <text:p text:style-name="Preformatted_20_Text">partisan judgment? Hegel answers,â€”and to the surprise of those who have</text:p>
      <text:p text:style-name="Preformatted_20_Text">not entered into the spirit of his age(99)â€”it is embodied in the Aged and</text:p>
      <text:p text:style-name="Preformatted_20_Text">the Priests. Both of these have ceased to live in the real world: they are</text:p>
      <text:p text:style-name="Preformatted_20_Text">by nature and function disengaged from the struggles of particular</text:p>
      <text:p text:style-name="Preformatted_20_Text">existence, have risen above the divergencies of social classes. They</text:p>
      <text:p text:style-name="Preformatted_20_Text">breathe the ether of pure contemplation. â€œThe sunset of life gives them</text:p>
      <text:p text:style-name="Preformatted_20_Text">mystical lore,â€ or at least removes from old age the distraction of</text:p>
      <text:p text:style-name="Preformatted_20_Text">selfishness: while the priest is by function set apart from the divisions</text:p>
      <text:p text:style-name="Preformatted_20_Text"><text:soft-page-break/>of human interest. Understood in a large sense, Hegelâ€™s view is that the</text:p>
      <text:p text:style-name="Preformatted_20_Text">real voice of experience is elicited through those who have attained</text:p>
      <text:p text:style-name="Preformatted_20_Text">indifference to the distorting influence of human parties, and who see</text:p>
      <text:p text:style-name="Preformatted_20_Text">life steadily and whole.</text:p>
      <text:p text:style-name="Preformatted_20_Text"/>
      <text:p text:style-name="Preformatted_20_Text">If this utterance shows the little belief Hegel had in the ordinary</text:p>
      <text:p text:style-name="Preformatted_20_Text">methods of legislation through â€œrepresentativeâ€ bodies, and hints that the</text:p>
      <text:p text:style-name="Preformatted_20_Text">real _substance_ of political life is deeper than the overt machinery of</text:p>
      <text:p text:style-name="Preformatted_20_Text">political operation, it is evident that this theory of â€œdivine rightâ€ is</text:p>
      <text:p text:style-name="Preformatted_20_Text">of a different stamp from what used to go under that name. And, again,</text:p>
      <text:p text:style-name="Preformatted_20_Text">though the power of the central state is indispensable, he is far from</text:p>
      <text:p text:style-name="Preformatted_20_Text">agreeing with the so-called bureaucratic view that â€œa state is a machine</text:p>
      <text:p text:style-name="Preformatted_20_Text">with a single spring which sets in motion all the rest of the machinery.â€</text:p>
      <text:p text:style-name="Preformatted_20_Text">â€œEverything,â€ he says, â€œwhich is not directly required to organise and</text:p>
      <text:p text:style-name="Preformatted_20_Text">maintain the force for giving security without and within must be left by</text:p>
      <text:p text:style-name="Preformatted_20_Text">the central government to the freedom of the citizens. Nothing ought to be</text:p>
      <text:p text:style-name="Preformatted_20_Text">so sacred in the eyes of a government as to leave alone and to protect,</text:p>
      <text:p text:style-name="Preformatted_20_Text">without regard to utilities, the free action of the citizens in such</text:p>
      <text:p text:style-name="Preformatted_20_Text">matters as do not affect its fundamental aim: for this freedom is itself</text:p>
      <text:p text:style-name="Preformatted_20_Text">sacred(100).â€ He is no friend of paternal bureaucracy. â€œThe pedantic</text:p>
      <text:p text:style-name="Preformatted_20_Text">craving to settle every detail, the mean jealousy against estates and</text:p>
      <text:p text:style-name="Preformatted_20_Text">corporations administrating and directing their own affairs, the base</text:p>
      <text:p text:style-name="Preformatted_20_Text">fault-finding with all independent action on the part of the citizens,</text:p>
      <text:p text:style-name="Preformatted_20_Text">even when it has no immediate bearing on the main political interest, has</text:p>
      <text:p text:style-name="Preformatted_20_Text">been decked out with reasons to show that no penny of public expenditure,</text:p>
      <text:p text:style-name="Preformatted_20_Text">made for a country of twenty or thirty millionsâ€™ population, can be laid</text:p>
      <text:p text:style-name="Preformatted_20_Text">out, without first being, not permitted, but commanded, controlled and</text:p>
      <text:p text:style-name="Preformatted_20_Text">revised by the supreme government.â€ You can see, he remarks, in the first</text:p>
      <text:p text:style-name="Preformatted_20_Text">village after you enter Prussian territory the lifeless and wooden routine</text:p>
      <text:p text:style-name="Preformatted_20_Text">which prevails. The whole country suffers also from the way religion has</text:p>
      <text:p text:style-name="Preformatted_20_Text">been mixed up with political rights, and a particular creed pronounced by</text:p>
      <text:p text:style-name="Preformatted_20_Text">law indispensable both for sovereign and full-privileged subject. In a</text:p>
      <text:p text:style-name="Preformatted_20_Text">word, the unity and vigour of the state is quite compatible with</text:p>
      <text:p text:style-name="Preformatted_20_Text">considerable latitude and divergence in laws and judicature, in the</text:p>
      <text:p text:style-name="Preformatted_20_Text">imposition and levying of taxes, in language, manners, civilisation and</text:p>
      <text:p text:style-name="Preformatted_20_Text">religion. Equality in all these points is desirable for social unity: but</text:p>
      <text:p text:style-name="Preformatted_20_Text">it is not indispensable for political strength.</text:p>
      <text:p text:style-name="Preformatted_20_Text"/>
      <text:p text:style-name="Preformatted_20_Text">This decided preference for the unity of the state against the system of</text:p>
      <text:p text:style-name="Preformatted_20_Text">checks and counterchecks, which sometimes goes by the name of a</text:p>
      <text:p text:style-name="Preformatted_20_Text">constitution, came out clearly in Hegelâ€™s attitude in discussing the</text:p>
      <text:p text:style-name="Preformatted_20_Text">dispute between the WÃ¼rtembergers and their sovereign in 1815-16.</text:p>
      <text:p text:style-name="Preformatted_20_Text">WÃ¼rtemberg, with its complicated aggregation of local laws, had always</text:p>
      <text:p text:style-name="Preformatted_20_Text">been a paradise of lawyers, and the feudal rights or privileges of the</text:p>
      <text:p text:style-name="Preformatted_20_Text">local oligarchiesâ€”the so-called â€œgood old lawâ€â€”were the boast of the</text:p>
      <text:p text:style-name="Preformatted_20_Text">country. All this had however been aggravated by the increase of territory</text:p>
      <text:p text:style-name="Preformatted_20_Text">received in 1805: and the king, following the examples set by France and</text:p>
      <text:p text:style-name="Preformatted_20_Text">even by Bavaria, promulgated of his own grace a â€œconstitutionâ€ remodelling</text:p>
      <text:p text:style-name="Preformatted_20_Text">the electoral system of the country. Immediately an outcry burst out</text:p>
      <text:p text:style-name="Preformatted_20_Text">against the attempt to destroy the ancient liberties. Uhland tuned his</text:p>
      <text:p text:style-name="Preformatted_20_Text">lyre to the popular cry: RÃ¼ckert sang on the kingâ€™s side. To Hegel the</text:p>
      <text:p text:style-name="Preformatted_20_Text">contest presented itself as a struggle between the attachment to</text:p>
      <text:p text:style-name="Preformatted_20_Text">traditional rights, merely because they are old, and the resolution to</text:p>
      <text:p text:style-name="Preformatted_20_Text">carry out reasonable reform whether it be agreeable to the reformed or</text:p>
      <text:p text:style-name="Preformatted_20_Text">not: or rather he saw in it resistance of particularism, of separation,</text:p>
      <text:p text:style-name="Preformatted_20_Text">clinging to use and wont, and basing itself on formal pettifogging</text:p>
      <text:p text:style-name="Preformatted_20_Text">objections, against the spirit of organisation. Anything more he declined</text:p>
      <text:p text:style-name="Preformatted_20_Text">to see. And probably he was right in ascribing a large part of the</text:p>
      <text:p text:style-name="Preformatted_20_Text">opposition to inertia, to vanity and self-interest, combined with the want</text:p>
      <text:p text:style-name="Preformatted_20_Text"><text:soft-page-break/>of political perception of the needs of WÃ¼rtemberg and Germany. But on the</text:p>
      <text:p text:style-name="Preformatted_20_Text">other hand, he failed to remember the insecurity and danger of such â€œgifts</text:p>
      <text:p text:style-name="Preformatted_20_Text">of the Danaiâ€: he forgot the sense of free-born men that a constitution is</text:p>
      <text:p text:style-name="Preformatted_20_Text">not something to be granted (_octroyÃ©_) as a grace, but something that</text:p>
      <text:p text:style-name="Preformatted_20_Text">must come by the spontaneous act of the innermost self of the community.</text:p>
      <text:p text:style-name="Preformatted_20_Text">He dealt rather with the formal arguments which were used to refuse</text:p>
      <text:p text:style-name="Preformatted_20_Text">progress, than with the underlying spirit which prompted the</text:p>
      <text:p text:style-name="Preformatted_20_Text">opposition(101).</text:p>
      <text:p text:style-name="Preformatted_20_Text"/>
      <text:p text:style-name="Preformatted_20_Text">The philosopher lives (as Plato has well reminded us) too exclusively</text:p>
      <text:p text:style-name="Preformatted_20_Text">within the ideal. Bent on the essential nucleus of institutions, he</text:p>
      <text:p text:style-name="Preformatted_20_Text">attaches but slight importance to the variety of externals, and fails to</text:p>
      <text:p text:style-name="Preformatted_20_Text">realise the practice of the law-courts. He forgets that what weighs</text:p>
      <text:p text:style-name="Preformatted_20_Text">lightly in logic, may turn the scale in real life and experience. For</text:p>
      <text:p text:style-name="Preformatted_20_Text">feeling and sentiment he has but scant respect: he is brusque and</text:p>
      <text:p text:style-name="Preformatted_20_Text">uncompromising: and cannot realise all the difficulties and dangers that</text:p>
      <text:p text:style-name="Preformatted_20_Text">beset the Idea in the mazes of the world, and may ultimately quite alter a</text:p>
      <text:p text:style-name="Preformatted_20_Text">plan which at first seemed independent of petty details. Better than other</text:p>
      <text:p text:style-name="Preformatted_20_Text">men perhaps he recognises in theory how the mere universal only exists</text:p>
      <text:p text:style-name="Preformatted_20_Text">complete in an individual shape: but more than other men he forgets these</text:p>
      <text:p text:style-name="Preformatted_20_Text">truths of insight, when the business of life calls for action or for</text:p>
      <text:p text:style-name="Preformatted_20_Text">judgment. He cannot at a momentâ€™s notice remember that he is, if not, as</text:p>
      <text:p text:style-name="Preformatted_20_Text">Cicero says, _in faece Romuli_, the member of a degenerate commonwealth,</text:p>
      <text:p text:style-name="Preformatted_20_Text">at least living in a world where good and evil are not, as logic</text:p>
      <text:p text:style-name="Preformatted_20_Text">presupposes, sharply divided but intricately intertwined.</text:p>
      <text:p text:style-name="Preformatted_20_Text"/>
      <text:p text:style-name="Preformatted_20_Text"/>
      <text:p text:style-name="Preformatted_20_Text"/>
      <text:p text:style-name="Preformatted_20_Text">(ii.) The Ethics and Religion of the State.</text:p>
      <text:p text:style-name="Preformatted_20_Text"/>
      <text:p text:style-name="Preformatted_20_Text"/>
      <text:p text:style-name="Preformatted_20_Text">This idealism of political theory is illustrated by the sketch of the</text:p>
      <text:p text:style-name="Preformatted_20_Text">Ethical Life which he drew up about 1802. Under the name of â€œEthical</text:p>
      <text:p text:style-name="Preformatted_20_Text">Systemâ€ it presents in concentrated or undeveloped shape the doctrine</text:p>
      <text:p text:style-name="Preformatted_20_Text">which subsequently swelled into the â€œPhilosophy of Mind.â€ At a later date</text:p>
      <text:p text:style-name="Preformatted_20_Text">he worked out more carefully as introduction the psychological genesis of</text:p>
      <text:p text:style-name="Preformatted_20_Text">moral and intelligent man, and he separated out more distinctly as a</text:p>
      <text:p text:style-name="Preformatted_20_Text">sequel the universal powers which give to social life its higher</text:p>
      <text:p text:style-name="Preformatted_20_Text">characters. In the earlier sketch the Ethical Part stands by itself, with</text:p>
      <text:p text:style-name="Preformatted_20_Text">the consequence that Ethics bears a meaning far exceeding all that had</text:p>
      <text:p text:style-name="Preformatted_20_Text">been lately called moral. The word â€œmoralâ€ itself he avoids(102). It</text:p>
      <text:p text:style-name="Preformatted_20_Text">savours of excessive subjectivity, of struggle, of duty and conscience. It</text:p>
      <text:p text:style-name="Preformatted_20_Text">has an ascetic ring about itâ€”an aspect of negation, which seeks for</text:p>
      <text:p text:style-name="Preformatted_20_Text">abstract holiness, and turns its back on human nature. Kantâ€™s words</text:p>
      <text:p text:style-name="Preformatted_20_Text">opposing duty to inclination, and implying that moral goodness involves a</text:p>
      <text:p text:style-name="Preformatted_20_Text">struggle, an antagonism, a victory, seem to him (and to his time)</text:p>
      <text:p text:style-name="Preformatted_20_Text">one-sided. That aspect of negation accordingly which Kant certainly began</text:p>
      <text:p text:style-name="Preformatted_20_Text">with, and which Schopenhauer magnified until it became the all-in-all of</text:p>
      <text:p text:style-name="Preformatted_20_Text">Ethics, Hegel entirely subordinates. Equally little does he like the</text:p>
      <text:p text:style-name="Preformatted_20_Text">emphasis on the supremacy of insight, intention, conscience: they lead, he</text:p>
      <text:p text:style-name="Preformatted_20_Text">thinks, to a view which holds the mere fact of conviction to be</text:p>
      <text:p text:style-name="Preformatted_20_Text">all-important, as if it mattered not what we thought and believed and did,</text:p>
      <text:p text:style-name="Preformatted_20_Text">so long as we were sincere in our belief. All this emphasis on the</text:p>
      <text:p text:style-name="Preformatted_20_Text">good-will, on the imperative of duty, on the rights of conscience, has, he</text:p>
      <text:p text:style-name="Preformatted_20_Text">admits, its justification in certain circumstances, as against mere</text:p>
      <text:p text:style-name="Preformatted_20_Text">legality, or mere natural instinctive goodness; but it has been overdone.</text:p>
      <text:p text:style-name="Preformatted_20_Text">Above all, it errs by an excess of individualism. It springs from an</text:p>
      <text:p text:style-name="Preformatted_20_Text">attitude of reflection,â€”in which the individual, isolated in his conscious</text:p>
      <text:p text:style-name="Preformatted_20_Text">and superficial individuality, yet triesâ€”but probably tries in vainâ€”to get</text:p>
      <text:p text:style-name="Preformatted_20_Text"><text:soft-page-break/>somewhat in touch with a universal which he has allowed to slip outside</text:p>
      <text:p text:style-name="Preformatted_20_Text">him, forgetting that it is the heart and substance of his life. Kant,</text:p>
      <text:p text:style-name="Preformatted_20_Text">indeed, hardly falls under this condemnation. For he aims at showing that</text:p>
      <text:p text:style-name="Preformatted_20_Text">the rational will inevitably creates as rational a law or universal; that</text:p>
      <text:p text:style-name="Preformatted_20_Text">the individual act becomes self-regulative, and takes its part in</text:p>
      <text:p text:style-name="Preformatted_20_Text">constituting a system or realm of duty.</text:p>
      <text:p text:style-name="Preformatted_20_Text"/>
      <text:p text:style-name="Preformatted_20_Text">Still, on the whole, â€œmoralityâ€ in this narrower sense belongs to an age</text:p>
      <text:p text:style-name="Preformatted_20_Text">of reflection, and is formal or nominal goodness rather than the genuine</text:p>
      <text:p text:style-name="Preformatted_20_Text">and full reality. It is the protest against mere instinctive or customary</text:p>
      <text:p text:style-name="Preformatted_20_Text">virtue, which is but compliance with traditional authority, and compliance</text:p>
      <text:p text:style-name="Preformatted_20_Text">with it as if it were a sort of quasi-natural law. Moralising reflection</text:p>
      <text:p text:style-name="Preformatted_20_Text">is the awakening of subjectivity and of a deeper personality. The age</text:p>
      <text:p text:style-name="Preformatted_20_Text">which thus precedes morality is not an age in which kindness, or love, or</text:p>
      <text:p text:style-name="Preformatted_20_Text">generosity is unknown. And if Hegel says that â€œMorality,â€ strictly so</text:p>
      <text:p text:style-name="Preformatted_20_Text">called, began with Socrates, he does not thereby accuse the pre-Socratic</text:p>
      <text:p text:style-name="Preformatted_20_Text">Greeks of inhumanity. But what he does say is that such ethical life as</text:p>
      <text:p text:style-name="Preformatted_20_Text">existed was in the main a thing of custom and law: of law, moreover, which</text:p>
      <text:p text:style-name="Preformatted_20_Text">was not set objectively forward, but left still in the stage of</text:p>
      <text:p text:style-name="Preformatted_20_Text">uncontradicted usage, a custom which was a second nature, part of the</text:p>
      <text:p text:style-name="Preformatted_20_Text">essential and quasi-physical ordinance of life. The individual had not yet</text:p>
      <text:p text:style-name="Preformatted_20_Text">learned to set his self-consciousness against these usages and ask for</text:p>
      <text:p text:style-name="Preformatted_20_Text">their justification. These are like the so-called law of the Medes and</text:p>
      <text:p text:style-name="Preformatted_20_Text">Persians which alters not: customs of immemorial antiquity and</text:p>
      <text:p text:style-name="Preformatted_20_Text">unquestionable sway. They are part of a system of things with which for</text:p>
      <text:p text:style-name="Preformatted_20_Text">good or evil the individual is utterly identified, bound as it were hand</text:p>
      <text:p text:style-name="Preformatted_20_Text">and foot. These are, as a traveller says(103), â€œoral and unwritten</text:p>
      <text:p text:style-name="Preformatted_20_Text">traditions which teach that certain rules of conduct are to be observed</text:p>
      <text:p text:style-name="Preformatted_20_Text">under certain penalties; and without the aid of fixed records, or the</text:p>
      <text:p text:style-name="Preformatted_20_Text">intervention of a succession of authorised depositaries and expounders,</text:p>
      <text:p text:style-name="Preformatted_20_Text">these laws have been transmitted to father and son, through unknown</text:p>
      <text:p text:style-name="Preformatted_20_Text">generations, and are fixed in the minds of the people as sacred and</text:p>
      <text:p text:style-name="Preformatted_20_Text">unalterable.â€</text:p>
      <text:p text:style-name="Preformatted_20_Text"/>
      <text:p text:style-name="Preformatted_20_Text">The antithesis then in Hegel, as in Kant, is between Law and Morality, or</text:p>
      <text:p text:style-name="Preformatted_20_Text">rather Legality and Morality,â€”two abstractions to which human development</text:p>
      <text:p text:style-name="Preformatted_20_Text">is alternately prone to attach supreme importance. The first stage in the</text:p>
      <text:p text:style-name="Preformatted_20_Text">objectivation of intelligence or in the evolution of personality is the</text:p>
      <text:p text:style-name="Preformatted_20_Text">constitution of mere, abstract, or strict right. It is the creation of</text:p>
      <text:p text:style-name="Preformatted_20_Text">institutions and uniformities, i.e. of laws, or rights, which express</text:p>
      <text:p text:style-name="Preformatted_20_Text">definite and stereotyped modes of behaviour. Or, if we look at it from the</text:p>
      <text:p text:style-name="Preformatted_20_Text">individualâ€™s standpoint, we may say his consciousness awakes to find the</text:p>
      <text:p text:style-name="Preformatted_20_Text">world parcelled out under certain rules and divisions, which have</text:p>
      <text:p text:style-name="Preformatted_20_Text">objective validity, and govern him with the same absolute authority as do</text:p>
      <text:p text:style-name="Preformatted_20_Text">the circumstances of physical nature. Under their influence every rank and</text:p>
      <text:p text:style-name="Preformatted_20_Text">individual is alike forced to bow: to each his place and function is</text:p>
      <text:p text:style-name="Preformatted_20_Text">assigned by an order or system which claims an inviolable and eternal</text:p>
      <text:p text:style-name="Preformatted_20_Text">supremacy. It is not the same place and function for each: but for each</text:p>
      <text:p text:style-name="Preformatted_20_Text">the position and duties are predetermined in this metaphysically-physical</text:p>
      <text:p text:style-name="Preformatted_20_Text">order. The situation and its duties have been created by super-human and</text:p>
      <text:p text:style-name="Preformatted_20_Text">natural ordinance. As the Platonic myth puts it, each order in the social</text:p>
      <text:p text:style-name="Preformatted_20_Text">hierarchy has been framed underground by powers that turned out men of</text:p>
      <text:p text:style-name="Preformatted_20_Text">gold, and silver, and baser metal: or as the Norse legend tells, they are</text:p>
      <text:p text:style-name="Preformatted_20_Text">the successive offspring of the white God, Heimdal, in his dealings with</text:p>
      <text:p text:style-name="Preformatted_20_Text">womankind.</text:p>
      <text:p text:style-name="Preformatted_20_Text"/>
      <text:p text:style-name="Preformatted_20_Text">The central idea of the earlier social world is the supremacy of</text:p>
      <text:p text:style-name="Preformatted_20_Text">rightsâ€”but not of right. The sum (for it cannot be properly called a</text:p>
      <text:p text:style-name="Preformatted_20_Text">system) of rights is a self-subsistent world, to which man is but a</text:p>
      <text:p text:style-name="Preformatted_20_Text"><text:soft-page-break/>servant; and a second peculiarity of it is its inequality. If all are</text:p>
      <text:p text:style-name="Preformatted_20_Text">equal before the laws, this only means here that the laws, with their</text:p>
      <text:p text:style-name="Preformatted_20_Text">absolute and thorough inequality, are indifferent to the real and personal</text:p>
      <text:p text:style-name="Preformatted_20_Text">diversities of individuals. Even the so-called equality of primitive law</text:p>
      <text:p text:style-name="Preformatted_20_Text">is of the â€œEye-for-eye, Tooth-for-toothâ€ kind; it takes no note of special</text:p>
      <text:p text:style-name="Preformatted_20_Text">circumstances; it looks abstractly and rudely at facts, and maintains a</text:p>
      <text:p text:style-name="Preformatted_20_Text">hard and fast uniformity, which seems the height of unfairness. Rule</text:p>
      <text:p text:style-name="Preformatted_20_Text">stands by rule, usage beside usage,â€”a mere aggregate or multitude of petty</text:p>
      <text:p text:style-name="Preformatted_20_Text">tyrants, reduced to no unity or system, and each pressing with all the</text:p>
      <text:p text:style-name="Preformatted_20_Text">weight of an absolute mandate. The pettiest bit of ceremonial law is here</text:p>
      <text:p text:style-name="Preformatted_20_Text">of equal dignity with the most far-reaching principle of political</text:p>
      <text:p text:style-name="Preformatted_20_Text">obligation.</text:p>
      <text:p text:style-name="Preformatted_20_Text"/>
      <text:p text:style-name="Preformatted_20_Text">In the essay already referred to, Hegel has designated something analogous</text:p>
      <text:p text:style-name="Preformatted_20_Text">to this as Natural or Physical Ethics, or as Ethics in its relative or</text:p>
      <text:p text:style-name="Preformatted_20_Text">comparative stage. Here Man first shows his superiority to nature, or</text:p>
      <text:p text:style-name="Preformatted_20_Text">enters on his properly ethical function, by transforming the physical</text:p>
      <text:p text:style-name="Preformatted_20_Text">world into his possession. He makes himself the lord of natural</text:p>
      <text:p text:style-name="Preformatted_20_Text">objectsâ€”stamping them as his, and not their own, making them his permanent</text:p>
      <text:p text:style-name="Preformatted_20_Text">property, his tools, his instruments of exchange and production. The</text:p>
      <text:p text:style-name="Preformatted_20_Text">fundamental ethical act is appropriation by labour, and the first ethical</text:p>
      <text:p text:style-name="Preformatted_20_Text">world is the creation of an economic system, the institution of property.</text:p>
      <text:p text:style-name="Preformatted_20_Text">For property, or at least possession and appropriation, is the dominant</text:p>
      <text:p text:style-name="Preformatted_20_Text">idea, with its collateral and sequent principles. And at first, even human</text:p>
      <text:p text:style-name="Preformatted_20_Text">beings are treated on the same method as other things: as objects in a</text:p>
      <text:p text:style-name="Preformatted_20_Text">world of objects or aggregate of things: as things to be used and</text:p>
      <text:p text:style-name="Preformatted_20_Text">acquired, as means and instruments,â€”not in any sense as ends in</text:p>
      <text:p text:style-name="Preformatted_20_Text">themselves. It is a world in which the relation of master and slave is</text:p>
      <text:p text:style-name="Preformatted_20_Text">dominant,â€”where owner and employer is set in antithesis against his tools</text:p>
      <text:p text:style-name="Preformatted_20_Text">and chattels. But the Nemesis of his act issues in making the individual</text:p>
      <text:p text:style-name="Preformatted_20_Text">the servant of his so-called property. He has become an objective power by</text:p>
      <text:p text:style-name="Preformatted_20_Text">submitting himself to objectivity: he has literally put himself into the</text:p>
      <text:p text:style-name="Preformatted_20_Text">object he has wrought, and is now a thing among things: for what he owns,</text:p>
      <text:p text:style-name="Preformatted_20_Text">what he has appropriated, determines what he is. The real powers in the</text:p>
      <text:p text:style-name="Preformatted_20_Text">world thus established are the laws of possession-holding: the laws</text:p>
      <text:p text:style-name="Preformatted_20_Text">dominate man: and he is only freed from dependence on casual externals, by</text:p>
      <text:p text:style-name="Preformatted_20_Text">making himself thoroughly the servant of his possessions.</text:p>
      <text:p text:style-name="Preformatted_20_Text"/>
      <text:p text:style-name="Preformatted_20_Text">The only salvation, and it is but imperfect, that can be reached on this</text:p>
      <text:p text:style-name="Preformatted_20_Text">stage is by the family union. The sexual tie, is at first entirely on a</text:p>
      <text:p text:style-name="Preformatted_20_Text">level with the other arrangements of the sphere. The man or woman is but a</text:p>
      <text:p text:style-name="Preformatted_20_Text">chattel and a tool; a casual appropriation which gradually is transformed</text:p>
      <text:p text:style-name="Preformatted_20_Text">into a permanent possession and a permanent bond(104). But, as the family</text:p>
      <text:p text:style-name="Preformatted_20_Text">constituted itself, it helped to afford a promise of better things. An</text:p>
      <text:p text:style-name="Preformatted_20_Text">ideal interestâ€”the religion of the householdâ€”extending beyond the</text:p>
      <text:p text:style-name="Preformatted_20_Text">individual, and beyond the moment,â€”binding past and present, and parents</text:p>
      <text:p text:style-name="Preformatted_20_Text">to offspring, gave a new character to the relation of property. Parents</text:p>
      <text:p text:style-name="Preformatted_20_Text">and children form a unity, which overrides and essentially permeates their</text:p>
      <text:p text:style-name="Preformatted_20_Text">â€œdifferenceâ€ from each other: there is no exchange, no contract, nor, in</text:p>
      <text:p text:style-name="Preformatted_20_Text">the stricter sense, property between the members. In the property-idea</text:p>
      <text:p text:style-name="Preformatted_20_Text">they are lifted out of their isolation, and in the continuity of family</text:p>
      <text:p text:style-name="Preformatted_20_Text">life there is a certain analogue of immortality. But, says Hegel, â€œthough</text:p>
      <text:p text:style-name="Preformatted_20_Text">the family be the highest totality of which Nature is capable, the</text:p>
      <text:p text:style-name="Preformatted_20_Text">absolute identity is in it still inward, and is not instituted in absolute</text:p>
      <text:p text:style-name="Preformatted_20_Text">form; and hence, too, the reproduction of the totality is an appearance,</text:p>
      <text:p text:style-name="Preformatted_20_Text">the appearance of the children(105).â€ â€œThe power and the intelligence, the</text:p>
      <text:p text:style-name="Preformatted_20_Text">â€˜differenceâ€™ of the parents, stands in inverse proportion to the youth and</text:p>
      <text:p text:style-name="Preformatted_20_Text">vigour of the child: and these two sides of life flee from and are sequent</text:p>
      <text:p text:style-name="Preformatted_20_Text">on each other, and are reciprocally external(106).â€ Or, as we may put it,</text:p>
      <text:p text:style-name="Preformatted_20_Text"><text:soft-page-break/>the god of the family is a departed ancestor, a ghost in the land of the</text:p>
      <text:p text:style-name="Preformatted_20_Text">dead: it has not really a continuous and unified life. In such a state of</text:p>
      <text:p text:style-name="Preformatted_20_Text">societyâ€”a state of natureâ€”and in its supreme form, the family, there is no</text:p>
      <text:p text:style-name="Preformatted_20_Text">adequate principle which though real shall still give ideality and unity</text:p>
      <text:p text:style-name="Preformatted_20_Text">to the self-isolating aspects of life. There is wanted something which</text:p>
      <text:p text:style-name="Preformatted_20_Text">shall give expression to its â€œindifference,â€ which shall control the</text:p>
      <text:p text:style-name="Preformatted_20_Text">tendency of this partial moralisation to sink at every moment into</text:p>
      <text:p text:style-name="Preformatted_20_Text">individuality, and lift it from its immersion in nature. Family life and</text:p>
      <text:p text:style-name="Preformatted_20_Text">economic groups (â€”for these two, which Hegel subsequently separates, are</text:p>
      <text:p text:style-name="Preformatted_20_Text">here kept close together) need an ampler and wider life to keep them from</text:p>
      <text:p text:style-name="Preformatted_20_Text">stagnating in their several selfishnesses.</text:p>
      <text:p text:style-name="Preformatted_20_Text"/>
      <text:p text:style-name="Preformatted_20_Text">This freshening and corrective influence they get in the first instance</text:p>
      <text:p text:style-name="Preformatted_20_Text">from deeds of violence and crime. Here is the â€œnegative unsettlingâ€ of the</text:p>
      <text:p text:style-name="Preformatted_20_Text">narrow fixities, of the determinate conditions or relationships into which</text:p>
      <text:p text:style-name="Preformatted_20_Text">the preceding processes of labour and acquisition have tended to</text:p>
      <text:p text:style-name="Preformatted_20_Text">stereotype life. The harsh restriction brings about its own undoing. Man</text:p>
      <text:p text:style-name="Preformatted_20_Text">may subject natural objects to his formative power, but the wild rage of</text:p>
      <text:p text:style-name="Preformatted_20_Text">senseless devastation again and again bursts forth to restore the original</text:p>
      <text:p text:style-name="Preformatted_20_Text">formlessness. He may build up his own pile of wealth, store up his private</text:p>
      <text:p text:style-name="Preformatted_20_Text">goods, but the thief and the robber with the instincts of barbarian</text:p>
      <text:p text:style-name="Preformatted_20_Text">socialism tread on his steps: and every stage of appropriation has for its</text:p>
      <text:p text:style-name="Preformatted_20_Text">sequel a crop of acts of dispossession. He may secure by accumulation his</text:p>
      <text:p text:style-name="Preformatted_20_Text">future life; but the murderer for gainâ€™s sake cuts it short. And out of</text:p>
      <text:p text:style-name="Preformatted_20_Text">all this as a necessary consequence stands avenging justice. And in the</text:p>
      <text:p text:style-name="Preformatted_20_Text">natural world of ethicsâ€”where true moral life has not yet arisenâ€”this is</text:p>
      <text:p text:style-name="Preformatted_20_Text">mere retaliation or the _lex talionis_;â€”the beginning of an endless series</text:p>
      <text:p text:style-name="Preformatted_20_Text">of vengeance and counter-vengeance, the blood-feud. Punishment, in the</text:p>
      <text:p text:style-name="Preformatted_20_Text">stricter sense of the term,â€”which looks both to antecedents and effects in</text:p>
      <text:p text:style-name="Preformatted_20_Text">characterâ€”cannot yet come into existence; for to punish there must be</text:p>
      <text:p text:style-name="Preformatted_20_Text">something superior to individualities, an ethical idea embodied in an</text:p>
      <text:p text:style-name="Preformatted_20_Text">institution, to which the injurer and the injured alike belong. But as yet</text:p>
      <text:p text:style-name="Preformatted_20_Text">punishment is only vengeance, the personal and natural equivalent, the</text:p>
      <text:p text:style-name="Preformatted_20_Text">physical reaction against injury, perhaps regulated and formulated by</text:p>
      <text:p text:style-name="Preformatted_20_Text">custom and usage, but not essentially altered from its purely retaliatory</text:p>
      <text:p text:style-name="Preformatted_20_Text">character. These crimesâ€”or transgressionsâ€”are thus by Hegel quaintly</text:p>
      <text:p text:style-name="Preformatted_20_Text">conceived as storms which clear the airâ€”which shake the individualist out</text:p>
      <text:p text:style-name="Preformatted_20_Text">of his slumber. The scene in which transgression thus acts is that of the</text:p>
      <text:p text:style-name="Preformatted_20_Text">so-called state of nature, where particularism was rampant: where moral</text:p>
      <text:p text:style-name="Preformatted_20_Text">right was not, but only the right of nature, of pre-occupation, of the</text:p>
      <text:p text:style-name="Preformatted_20_Text">stronger, of the first maker and discoverer. Crime is thus the â€œdialecticâ€</text:p>
      <text:p text:style-name="Preformatted_20_Text">which shakes the fixity of practical arrangements, and calls for something</text:p>
      <text:p text:style-name="Preformatted_20_Text">in which the idea of a higher unity, a permanent substance of life, shall</text:p>
      <text:p text:style-name="Preformatted_20_Text">find realisation.</text:p>
      <text:p text:style-name="Preformatted_20_Text"/>
      <text:p text:style-name="Preformatted_20_Text">The â€œpositive supersession(107)â€ of individualism and naturalism in ethics</text:p>
      <text:p text:style-name="Preformatted_20_Text">is by Hegel called â€œAbsolute Ethics.â€ Under this title he describes the</text:p>
      <text:p text:style-name="Preformatted_20_Text">ethics and religion of the stateâ€”a religion which is immanent in the</text:p>
      <text:p text:style-name="Preformatted_20_Text">community, and an ethics which rises superior to particularity. The</text:p>
      <text:p text:style-name="Preformatted_20_Text">picture he draws is a romance fashioned upon the model of the Greek</text:p>
      <text:p text:style-name="Preformatted_20_Text">commonwealth as that had been idealised by Greek literature and by the</text:p>
      <text:p text:style-name="Preformatted_20_Text">longings of later ages for a freer life. It is but one of the many modes</text:p>
      <text:p text:style-name="Preformatted_20_Text">in which Helenaâ€”to quote Goetheâ€”has fascinated the German Faust. He dreams</text:p>
      <text:p text:style-name="Preformatted_20_Text">himself away from the prosaic worldliness of a German municipality to the</text:p>
      <text:p text:style-name="Preformatted_20_Text">unfading splendour of the Greek city with its imagined coincidence of</text:p>
      <text:p text:style-name="Preformatted_20_Text">individual will with universal purpose. There is in such a commonwealth no</text:p>
      <text:p text:style-name="Preformatted_20_Text">pain of surrender and of sacrifice, and no subsequent compensation: for,</text:p>
      <text:p text:style-name="Preformatted_20_Text">at the very moment of resigning self-will to common aims, he enjoys it</text:p>
      <text:p text:style-name="Preformatted_20_Text">retained with the added zest of self-expansion. He is not so left to</text:p>
      <text:p text:style-name="Preformatted_20_Text"><text:soft-page-break/>himself as to feel from beyond the restraint of a law which controlsâ€”even</text:p>
      <text:p text:style-name="Preformatted_20_Text">if it wisely and well controlsâ€”individual effort. There is for his happy</text:p>
      <text:p text:style-name="Preformatted_20_Text">circumstances no possibility of doing otherwise. Or, it may be, Hegel has</text:p>
      <text:p text:style-name="Preformatted_20_Text">reminiscences from the ideals of other nations than the Greek. He recalls</text:p>
      <text:p text:style-name="Preformatted_20_Text">the Israelite depicted by the Law-adoring psalmist, whose delight is to do</text:p>
      <text:p text:style-name="Preformatted_20_Text">the will of the Lord, whom the zeal of Godâ€™s house has consumed, whose</text:p>
      <text:p text:style-name="Preformatted_20_Text">whole being runs on in one pellucid stream with the universal and eternal</text:p>
      <text:p text:style-name="Preformatted_20_Text">stream of divine commandment. Such a frame of spirit, where the empirical</text:p>
      <text:p text:style-name="Preformatted_20_Text">consciousness with all its soul and strength and mind identifies its</text:p>
      <text:p text:style-name="Preformatted_20_Text">mission into conformity with the absolute order, is the mood of absolute</text:p>
      <text:p text:style-name="Preformatted_20_Text">Ethics. It is what some have spoken of as the True life, as the Eternal</text:p>
      <text:p text:style-name="Preformatted_20_Text">life; in it, says Hegel, the individual exists _auf ewige Weise_(108), as</text:p>
      <text:p text:style-name="Preformatted_20_Text">it were _sub specie aeternitatis_: his life is hid with his fellows in the</text:p>
      <text:p text:style-name="Preformatted_20_Text">common life of his people. His every act, and thought, and will, get their</text:p>
      <text:p text:style-name="Preformatted_20_Text">being and significance from a reality which is established in him as a</text:p>
      <text:p text:style-name="Preformatted_20_Text">permanent spirit. It is there that he, in the fuller sense, attains</text:p>
      <text:p text:style-name="Preformatted_20_Text">Î±á½Ï„á½±ÏÎºÎµÎ¹Î±, or finds himself no longer a mere part, but an ideal totality.</text:p>
      <text:p text:style-name="Preformatted_20_Text">This totality is realised under the particular form of a Nation (_Volk_),</text:p>
      <text:p text:style-name="Preformatted_20_Text">which in the visible sphere represents (or rather is, as a particular) the</text:p>
      <text:p text:style-name="Preformatted_20_Text">absolute and infinite. Such a unity is neither the mere sum of isolated</text:p>
      <text:p text:style-name="Preformatted_20_Text">individuals, nor a mere majority ruling by numbers: but the fraternal and</text:p>
      <text:p text:style-name="Preformatted_20_Text">organic commonwealth which brings all classes and all rights from their</text:p>
      <text:p text:style-name="Preformatted_20_Text">particularistic independence into an ideal identity and indifference(109).</text:p>
      <text:p text:style-name="Preformatted_20_Text">Here all are not merely equal before the laws: but the law itself is a</text:p>
      <text:p text:style-name="Preformatted_20_Text">living and organic unity, self-correcting, subordinating and organising,</text:p>
      <text:p text:style-name="Preformatted_20_Text">and no longer merely defining individual privileges and so-called</text:p>
      <text:p text:style-name="Preformatted_20_Text">liberties. â€œIn such conjunction of the universal with the particularity</text:p>
      <text:p text:style-name="Preformatted_20_Text">lies the divinity of a nation: or, if we give this universal a separate</text:p>
      <text:p text:style-name="Preformatted_20_Text">place in our ideas, it is the God of the nation.â€ But in this complete</text:p>
      <text:p text:style-name="Preformatted_20_Text">accordance between concept and intuition, between visible and invisible,</text:p>
      <text:p text:style-name="Preformatted_20_Text">where symbol and significate are one, religion and ethics are</text:p>
      <text:p text:style-name="Preformatted_20_Text">indistinguishable. It is the old conception (and in its highest sense) of</text:p>
      <text:p text:style-name="Preformatted_20_Text">Theocracy(110). God is the national head and the national life: and in him</text:p>
      <text:p text:style-name="Preformatted_20_Text">all individuals have their â€œdifferenceâ€ rendered â€œindifferent.â€ â€œSuch an</text:p>
      <text:p text:style-name="Preformatted_20_Text">ethical life is absolute truth, for untruth is only in the fixture of a</text:p>
      <text:p text:style-name="Preformatted_20_Text">single mode: but in the everlasting being of the nation all singleness is</text:p>
      <text:p text:style-name="Preformatted_20_Text">superseded. It is absolute culture; for in the eternal is the real and</text:p>
      <text:p text:style-name="Preformatted_20_Text">empirical annihilation and prescription of all limited modality. It is</text:p>
      <text:p text:style-name="Preformatted_20_Text">absolute disinterestedness: for in the eternal there is nothing private</text:p>
      <text:p text:style-name="Preformatted_20_Text">and personal. It, and each of its movements, is the highest beauty: for</text:p>
      <text:p text:style-name="Preformatted_20_Text">beauty is but the eternal made actual and given concrete shape. It is</text:p>
      <text:p text:style-name="Preformatted_20_Text">without pain, and blessed: for in it all difference and all pain is</text:p>
      <text:p text:style-name="Preformatted_20_Text">superseded. It is the divine, absolute, real, existing and being, under no</text:p>
      <text:p text:style-name="Preformatted_20_Text">veil; nor need one first raise it up into the ideality of divinity, and</text:p>
      <text:p text:style-name="Preformatted_20_Text">extract it from the appearance and empirical intuition; but it is, and</text:p>
      <text:p text:style-name="Preformatted_20_Text">immediately, absolute intuition(111).â€</text:p>
      <text:p text:style-name="Preformatted_20_Text"/>
      <text:p text:style-name="Preformatted_20_Text">If we compare this language with the statement of the Encyclopaedia we can</text:p>
      <text:p text:style-name="Preformatted_20_Text">see how for the moment Hegelâ€™s eye is engrossed with the glory of the</text:p>
      <text:p text:style-name="Preformatted_20_Text">ideal nation. In it, the moral life embraces and is co-extensive with</text:p>
      <text:p text:style-name="Preformatted_20_Text">religion, art and science: practice and theory are at one: life in the</text:p>
      <text:p text:style-name="Preformatted_20_Text">idea knows none of those differences which, in the un-ideal world, make</text:p>
      <text:p text:style-name="Preformatted_20_Text">art and morality often antithetical, and set religion at variance with</text:p>
      <text:p text:style-name="Preformatted_20_Text">science. It is, as we have said, a memory of Greek and perhaps Hebrew</text:p>
      <text:p text:style-name="Preformatted_20_Text">ideals. Or rather it is by the help of such memories the affirmation of</text:p>
      <text:p text:style-name="Preformatted_20_Text">the essential unity of lifeâ€”the true, complete, many-sided lifeâ€”which is</text:p>
      <text:p text:style-name="Preformatted_20_Text">the presupposition and idea that culture and morals rest upon and from</text:p>
      <text:p text:style-name="Preformatted_20_Text">which they get their supreme sanction, i.e. their constitutive principle</text:p>
      <text:p text:style-name="Preformatted_20_Text"><text:soft-page-break/>and unity. Even in the Encyclopaedia(112) Hegel endeavours to guard</text:p>
      <text:p text:style-name="Preformatted_20_Text">against the severance of morality and art and philosophy which may be</text:p>
      <text:p text:style-name="Preformatted_20_Text">rashly inferred in consequence of his serial order of treatment.</text:p>
      <text:p text:style-name="Preformatted_20_Text">â€œReligion,â€ he remarks, â€œis the very substance of the moral life itself</text:p>
      <text:p text:style-name="Preformatted_20_Text">and of the state.... The ethical life is the divine spirit indwelling in</text:p>
      <text:p text:style-name="Preformatted_20_Text">consciousness, as it is actually present in a nation and its individual</text:p>
      <text:p text:style-name="Preformatted_20_Text">members.â€ Yet, as we see, there is a distinction. The process of history</text:p>
      <text:p text:style-name="Preformatted_20_Text">carries out a judgment on nation after nation, and reveals the divine as</text:p>
      <text:p text:style-name="Preformatted_20_Text">not only immanent in the ethical life but as ever expanding the limited</text:p>
      <text:p text:style-name="Preformatted_20_Text">national spirit till it become a spirit of universal humanity. Stillâ€”and</text:p>
      <text:p text:style-name="Preformatted_20_Text">this is perhaps for each time always the more importantâ€”the national</text:p>
      <text:p text:style-name="Preformatted_20_Text">unityâ€”not indeed as a multitude, nor as a majorityâ€”is the supreme real</text:p>
      <text:p text:style-name="Preformatted_20_Text">appearance of the Eternal and Absolute.</text:p>
      <text:p text:style-name="Preformatted_20_Text"/>
      <text:p text:style-name="Preformatted_20_Text">Having thus described the nation as an organic totality, he goes on to</text:p>
      <text:p text:style-name="Preformatted_20_Text">point out that the political constitution shows this character by forming</text:p>
      <text:p text:style-name="Preformatted_20_Text">a triplicity of political orders. In one of these there is but a silent,</text:p>
      <text:p text:style-name="Preformatted_20_Text">practical identity, in faith and trust, with the totality: in the second</text:p>
      <text:p text:style-name="Preformatted_20_Text">there is a thorough disruption of interest into particularity: and in the</text:p>
      <text:p text:style-name="Preformatted_20_Text">third, there is a living and intellectual identity or indifference, which</text:p>
      <text:p text:style-name="Preformatted_20_Text">combines the widest range of individual development with the completest</text:p>
      <text:p text:style-name="Preformatted_20_Text">unity of political loyalty. This last order is that which lives in</text:p>
      <text:p text:style-name="Preformatted_20_Text">conscious identification of private with public duty: all that it does has</text:p>
      <text:p text:style-name="Preformatted_20_Text">a universal and public function. Such a body is the ideal Nobilityâ€”the</text:p>
      <text:p text:style-name="Preformatted_20_Text">nobility which is the _servus servorum Dei_, the supreme servant of</text:p>
      <text:p text:style-name="Preformatted_20_Text">humanity. Its function is to maintain general interests, to give the other</text:p>
      <text:p text:style-name="Preformatted_20_Text">orders (peasantry and industrials) security,â€”receiving in return from</text:p>
      <text:p text:style-name="Preformatted_20_Text">these others the means of subsistence. _Noblesse oblige_ gives the</text:p>
      <text:p text:style-name="Preformatted_20_Text">death-blow to particular interests, and imposes the duty of exhibiting, in</text:p>
      <text:p text:style-name="Preformatted_20_Text">the clearest form, the supreme reality of absolute morality, and of being</text:p>
      <text:p text:style-name="Preformatted_20_Text">to the rest an unperturbed ideal of aesthetic, ethical, religious, and</text:p>
      <text:p text:style-name="Preformatted_20_Text">philosophical completeness.</text:p>
      <text:p text:style-name="Preformatted_20_Text"/>
      <text:p text:style-name="Preformatted_20_Text">It is here alone, in this estate which is absolutely disinterested, that</text:p>
      <text:p text:style-name="Preformatted_20_Text">the virtues appear in their true light. To the ordinary moralising</text:p>
      <text:p text:style-name="Preformatted_20_Text">standpoint they seem severally to be, in their separation, charged with</text:p>
      <text:p text:style-name="Preformatted_20_Text">independent value. But from the higher point of view the existence, and</text:p>
      <text:p text:style-name="Preformatted_20_Text">still more the accentuation of single virtues, is a mark of</text:p>
      <text:p text:style-name="Preformatted_20_Text">incompleteness. Even quality, it has been said, involves its defects: it</text:p>
      <text:p text:style-name="Preformatted_20_Text">can only shine by eclipsing or reflecting something else. The completely</text:p>
      <text:p text:style-name="Preformatted_20_Text">moral is not the sum of the several virtues, but the reduction of them to</text:p>
      <text:p text:style-name="Preformatted_20_Text">indifference. It is thus that when Plato tries to get at the unity of</text:p>
      <text:p text:style-name="Preformatted_20_Text">virtue, their aspect of difference tends to be subordinated. â€œThe movement</text:p>
      <text:p text:style-name="Preformatted_20_Text">of absolute morality runs through all the virtues, but settles fixedly in</text:p>
      <text:p text:style-name="Preformatted_20_Text">none.â€ It is more than love _to_ fatherland, and nation, and laws:â€”that</text:p>
      <text:p text:style-name="Preformatted_20_Text">still implies a relation to something and involves a difference. For</text:p>
      <text:p text:style-name="Preformatted_20_Text">loveâ€”the mortal passion, where â€œself is not annulledâ€â€”is the process of</text:p>
      <text:p text:style-name="Preformatted_20_Text">approximation, while unity is not yet attained, but wished and aimed at:</text:p>
      <text:p text:style-name="Preformatted_20_Text">and when it is completeâ€”and become â€œsuch love as spirits know(113)â€â€”it</text:p>
      <text:p text:style-name="Preformatted_20_Text">gives place to a calmer rest and an active immanence. The absolute</text:p>
      <text:p text:style-name="Preformatted_20_Text">morality is _life in_ the fatherland and for the nation. In the individual</text:p>
      <text:p text:style-name="Preformatted_20_Text">however it is the process upward and inward that we see, not the</text:p>
      <text:p text:style-name="Preformatted_20_Text">consummation. Then the identity appears as an ideal, as a tendency not yet</text:p>
      <text:p text:style-name="Preformatted_20_Text">accomplished to its end, a possibility not yet made fully actual. At</text:p>
      <text:p text:style-name="Preformatted_20_Text">bottomâ€”in the divine substance in which the individual inheresâ€”the</text:p>
      <text:p text:style-name="Preformatted_20_Text">identity is present: but in the appearance, we have only the passage from</text:p>
      <text:p text:style-name="Preformatted_20_Text">possible to actual, a passage which has the aspect of a struggle. Hence</text:p>
      <text:p text:style-name="Preformatted_20_Text">the moral act appears as a virtue, with merit or desert. It is accordingly</text:p>
      <text:p text:style-name="Preformatted_20_Text">the very characteristic of virtue to signalise its own incompleteness: it</text:p>
      <text:p text:style-name="Preformatted_20_Text"><text:soft-page-break/>emerges into actuality only through antagonism, and with a taint of</text:p>
      <text:p text:style-name="Preformatted_20_Text">imperfection clinging to it. Thus, in the field of absolute morality, if</text:p>
      <text:p text:style-name="Preformatted_20_Text">the virtues appear, it is only in their transiency. If they were</text:p>
      <text:p text:style-name="Preformatted_20_Text">undisputedly real in morality, they would not separately show. To feel</text:p>
      <text:p text:style-name="Preformatted_20_Text">that you have done well implies that you have not done wholly well:</text:p>
      <text:p text:style-name="Preformatted_20_Text">self-gratulation in meritorious deed is the re-action from the shudder at</text:p>
      <text:p text:style-name="Preformatted_20_Text">feeling that the self was not wholly good.</text:p>
      <text:p text:style-name="Preformatted_20_Text"/>
      <text:p text:style-name="Preformatted_20_Text">The essential unity of virtueâ€”its negative character as regards all the</text:p>
      <text:p text:style-name="Preformatted_20_Text">empirical variety of virtuesâ€”is seen in the excellences required by the</text:p>
      <text:p text:style-name="Preformatted_20_Text">needs of war. These military requirements demonstrate the mere relativity</text:p>
      <text:p text:style-name="Preformatted_20_Text">and therefore non-virtuousness of the special virtues. They equally</text:p>
      <text:p text:style-name="Preformatted_20_Text">protest against the common beliefs in the supreme dignity of labour and</text:p>
      <text:p text:style-name="Preformatted_20_Text">its utilities. But if bravery or soldierlike virtue be essentially a</text:p>
      <text:p text:style-name="Preformatted_20_Text">virtue of virtues, it is only a negative virtue after all. It is the blast</text:p>
      <text:p text:style-name="Preformatted_20_Text">of the universal sweeping away all the habitations and fixed structures of</text:p>
      <text:p text:style-name="Preformatted_20_Text">particularist life. If it is a unity of virtue, it is only a negative</text:p>
      <text:p text:style-name="Preformatted_20_Text">unityâ€”an indifference. If it avoid the parcelling of virtue into a number</text:p>
      <text:p text:style-name="Preformatted_20_Text">of imperfect and sometimes contradictory parts, it does so only to present</text:p>
      <text:p text:style-name="Preformatted_20_Text">a bare negation. The soldier, therefore, if in potentiality the unity of</text:p>
      <text:p text:style-name="Preformatted_20_Text">all the virtues, may tend in practice to represent the ability to do</text:p>
      <text:p text:style-name="Preformatted_20_Text">without any of them(114).</text:p>
      <text:p text:style-name="Preformatted_20_Text"/>
      <text:p text:style-name="Preformatted_20_Text">The home of these â€œrelativeâ€ virtuesâ€”of morality in the ordinary senseâ€”is</text:p>
      <text:p text:style-name="Preformatted_20_Text">the life of the second order in the commonwealth: the order of industry</text:p>
      <text:p text:style-name="Preformatted_20_Text">and commerce. In this sphere the idea of the universal is gradually lost</text:p>
      <text:p text:style-name="Preformatted_20_Text">to view: it becomes, says Hegel, only a thought or a creature of the mind,</text:p>
      <text:p text:style-name="Preformatted_20_Text">which does not affect practice. The materialistic worker of civilisation</text:p>
      <text:p text:style-name="Preformatted_20_Text">does not see further than the empirical existence of individuals: his</text:p>
      <text:p text:style-name="Preformatted_20_Text">horizon is limited by the family, and his final ideal is a competency of</text:p>
      <text:p text:style-name="Preformatted_20_Text">comfort in possessions and revenues. The supreme universal to which he</text:p>
      <text:p text:style-name="Preformatted_20_Text">attains as the climax of his evolution is only money. But it is only with</text:p>
      <text:p text:style-name="Preformatted_20_Text">the vaster development of commerce that this terrible consequence ensues.</text:p>
      <text:p text:style-name="Preformatted_20_Text">At first as a mere individual, he has higher aims, though not the highest.</text:p>
      <text:p text:style-name="Preformatted_20_Text">He has a limited ideal determined by his special sphere of work. To win</text:p>
      <text:p text:style-name="Preformatted_20_Text">respectâ€”the character for a limited truthfulness and honesty and skilful</text:p>
      <text:p text:style-name="Preformatted_20_Text">workâ€”is his ambition. He lives in a conceit of his performanceâ€”his</text:p>
      <text:p text:style-name="Preformatted_20_Text">utilityâ€”the esteem of his special circle. To his commercial soul the</text:p>
      <text:p text:style-name="Preformatted_20_Text">military order is a scarecrow and a nuisance: military honour is but</text:p>
      <text:p text:style-name="Preformatted_20_Text">trash. Yet if his range of idea is narrow and engrossing in details, his</text:p>
      <text:p text:style-name="Preformatted_20_Text">aim is to get worship, to be recognised as the best in his little sphere.</text:p>
      <text:p text:style-name="Preformatted_20_Text">But with the growth of the trading spirit his character changes: he</text:p>
      <text:p text:style-name="Preformatted_20_Text">becomes the mere capitalist, is denationalised, has no definite work and</text:p>
      <text:p text:style-name="Preformatted_20_Text">can claim no individualised function. Money now measures all things: it is</text:p>
      <text:p text:style-name="Preformatted_20_Text">the sole ultimate reality. It transforms everything into a relation of</text:p>
      <text:p text:style-name="Preformatted_20_Text">contract: even vengeance is equated in terms of money. Its motto is, The</text:p>
      <text:p text:style-name="Preformatted_20_Text">Exchanges must be honoured, though honour and morality may go to the dogs.</text:p>
      <text:p text:style-name="Preformatted_20_Text">So far as it is concerned, there is no nation, but a federation of</text:p>
      <text:p text:style-name="Preformatted_20_Text">shopkeepers. Such an one is the _bourgeois_ (the _BÃ¼rger_, as distinct</text:p>
      <text:p text:style-name="Preformatted_20_Text">from the peasant or _Bauer_ and the _Adel_). As an artisanâ€”i.e. a mere</text:p>
      <text:p text:style-name="Preformatted_20_Text">industrial, he knows no country, but at best the reputation and interest</text:p>
      <text:p text:style-name="Preformatted_20_Text">of his own guild-union with its partial object. He is narrow, but honest</text:p>
      <text:p text:style-name="Preformatted_20_Text">and respectable. As a mere commercial agent, he knows no country: his</text:p>
      <text:p text:style-name="Preformatted_20_Text">field is the world, but the world not in its concreteness and variety, but</text:p>
      <text:p text:style-name="Preformatted_20_Text">in the abstract aspect of a money-bag and an exchange. The larger totality</text:p>
      <text:p text:style-name="Preformatted_20_Text">is indeed not altogether out of sight. But if he contribute to the needy,</text:p>
      <text:p text:style-name="Preformatted_20_Text">either his sacrifice is lifeless in proportion as it becomes general, or</text:p>
      <text:p text:style-name="Preformatted_20_Text">loses generality as it becomes lively. As regards his general services to</text:p>
      <text:p text:style-name="Preformatted_20_Text">the great life of his national state(115), they are unintelligently and</text:p>
      <text:p text:style-name="Preformatted_20_Text"><text:soft-page-break/>perhaps grudgingly rendered.</text:p>
      <text:p text:style-name="Preformatted_20_Text"/>
      <text:p text:style-name="Preformatted_20_Text">Of the peasant order Hegel has less to say. On one side the â€œcountryâ€ as</text:p>
      <text:p text:style-name="Preformatted_20_Text">opposed to the â€œtownâ€ has a closer natural sympathy with the common and</text:p>
      <text:p text:style-name="Preformatted_20_Text">general interest: and the peasantry is the undifferentiated, solid and</text:p>
      <text:p text:style-name="Preformatted_20_Text">sound, basis of the national life. It forms the submerged mass, out of</text:p>
      <text:p text:style-name="Preformatted_20_Text">which the best soldiers are made, and which out of the depths of earth</text:p>
      <text:p text:style-name="Preformatted_20_Text">brings forward nourishment as well as all the materials of elementary</text:p>
      <text:p text:style-name="Preformatted_20_Text">necessity. Faithfulness and loyalty are its virtues: but it is personal</text:p>
      <text:p text:style-name="Preformatted_20_Text">allegiance to a commanding superior,â€”not to a law or a general viewâ€”for</text:p>
      <text:p text:style-name="Preformatted_20_Text">the peasant is weak in comprehensive intelligence, though shrewd in</text:p>
      <text:p text:style-name="Preformatted_20_Text">detailed observation.</text:p>
      <text:p text:style-name="Preformatted_20_Text"/>
      <text:p text:style-name="Preformatted_20_Text">Of the purely political function of the state Hegel in this sketch says</text:p>
      <text:p text:style-name="Preformatted_20_Text">almost nothing. But under the head of the general government of the state</text:p>
      <text:p text:style-name="Preformatted_20_Text">he deals with its social functions. For a moment he refers to the</text:p>
      <text:p text:style-name="Preformatted_20_Text">well-known distinction of the legislative, judicial and executive powers.</text:p>
      <text:p text:style-name="Preformatted_20_Text">But it is only to remark that â€œin every governmental act all three are</text:p>
      <text:p text:style-name="Preformatted_20_Text">conjoined. They are abstractions, none of which can get a reality of its</text:p>
      <text:p text:style-name="Preformatted_20_Text">own,â€”which, in other words, cannot be constituted and organised as powers.</text:p>
      <text:p text:style-name="Preformatted_20_Text">Legislation, judicature, and executive are something completely formal,</text:p>
      <text:p text:style-name="Preformatted_20_Text">empty, and contentless.... Whether the others are or are not bare</text:p>
      <text:p text:style-name="Preformatted_20_Text">abstractions, empty activities, depends entirely on the executive power;</text:p>
      <text:p text:style-name="Preformatted_20_Text">and this is absolutely the government(116).â€ Treating government as the</text:p>
      <text:p text:style-name="Preformatted_20_Text">organic movement by which the universal and the particular in the</text:p>
      <text:p text:style-name="Preformatted_20_Text">commonwealth come into relations, he finds that it presents three forms,</text:p>
      <text:p text:style-name="Preformatted_20_Text">or gives rise to three systems. The highest and last of these is the</text:p>
      <text:p text:style-name="Preformatted_20_Text">â€œeducationalâ€ system. By this he understands all that activity by which</text:p>
      <text:p text:style-name="Preformatted_20_Text">the intelligence of the state tries directly to mould and guide the</text:p>
      <text:p text:style-name="Preformatted_20_Text">character and fortunes of its members: all the means of culture and</text:p>
      <text:p text:style-name="Preformatted_20_Text">discipline, whether in general or for individuals, all training to public</text:p>
      <text:p text:style-name="Preformatted_20_Text">function, to truthfulness, to good manners. Under the same head come</text:p>
      <text:p text:style-name="Preformatted_20_Text">conquest and colonisation as state agencies. The second system is the</text:p>
      <text:p text:style-name="Preformatted_20_Text">judicial, which instead of, like the former, aiming at the formation or</text:p>
      <text:p text:style-name="Preformatted_20_Text">reformation of its members is satisfied by subjecting individual</text:p>
      <text:p text:style-name="Preformatted_20_Text">transgression to a process of rectification by the general principle. With</text:p>
      <text:p text:style-name="Preformatted_20_Text">regard to the system of judicature, Hegel argues for a variety of</text:p>
      <text:p text:style-name="Preformatted_20_Text">procedure to suit different ranks, and for a corresponding modification of</text:p>
      <text:p text:style-name="Preformatted_20_Text">penalties. â€œFormal rigid equality is just what does not spare the</text:p>
      <text:p text:style-name="Preformatted_20_Text">character. The same penalty which in one estate brings no infamy causes in</text:p>
      <text:p text:style-name="Preformatted_20_Text">another a deep and irremediable hurt.â€ And with regard to the after life</text:p>
      <text:p text:style-name="Preformatted_20_Text">of the transgressor who has borne his penalty: â€œPunishment is the</text:p>
      <text:p text:style-name="Preformatted_20_Text">reconciliation of the law with itself. No further reproach for his crime</text:p>
      <text:p text:style-name="Preformatted_20_Text">can be addressed to the person who has undergone his punishment. He is</text:p>
      <text:p text:style-name="Preformatted_20_Text">restored to membership of his estate(117).â€</text:p>
      <text:p text:style-name="Preformatted_20_Text"/>
      <text:p text:style-name="Preformatted_20_Text">In the first of the three systems, the economic system, or â€œSystem of</text:p>
      <text:p text:style-name="Preformatted_20_Text">wants,â€ the state seems at first hardly to appear in its universal and</text:p>
      <text:p text:style-name="Preformatted_20_Text">controlling function at all. Here the individual depends for the</text:p>
      <text:p text:style-name="Preformatted_20_Text">satisfaction of his physical needs on a blind, unconscious destiny, on the</text:p>
      <text:p text:style-name="Preformatted_20_Text">obscure and incalculable properties of supply and demand in the whole</text:p>
      <text:p text:style-name="Preformatted_20_Text">interconnexion of commodities. But even this is not all. With the</text:p>
      <text:p text:style-name="Preformatted_20_Text">accumulation of wealth in inequality, and the growth of vast capitals,</text:p>
      <text:p text:style-name="Preformatted_20_Text">there is substituted for the dependence of the individual on the general</text:p>
      <text:p text:style-name="Preformatted_20_Text">resultant of a vast number of agencies a dependence on one enormously rich</text:p>
      <text:p text:style-name="Preformatted_20_Text">individual, who can control the physical destinies of a nation. But a</text:p>
      <text:p text:style-name="Preformatted_20_Text">nation, truly speaking, is there no more. The industrial order has parted</text:p>
      <text:p text:style-name="Preformatted_20_Text">into a mere abstract workman on one hand, and the _grande richesse_ on the</text:p>
      <text:p text:style-name="Preformatted_20_Text">other. â€œIt has lost its capacity of an organic absolute intuition and of</text:p>
      <text:p text:style-name="Preformatted_20_Text"><text:soft-page-break/>respect for the divineâ€”external though its divinity be: and there sets in</text:p>
      <text:p text:style-name="Preformatted_20_Text">the bestiality of contempt for all that is noble. The mere wisdomless</text:p>
      <text:p text:style-name="Preformatted_20_Text">universal, the mass of wealth, is the essential: and the ethical</text:p>
      <text:p text:style-name="Preformatted_20_Text">principle, the absolute bond of the nation, is vanished; and the nation is</text:p>
      <text:p text:style-name="Preformatted_20_Text">dissolved(118).â€</text:p>
      <text:p text:style-name="Preformatted_20_Text"/>
      <text:p text:style-name="Preformatted_20_Text">It would be a long and complicated task to sift, in these ill-digested but</text:p>
      <text:p text:style-name="Preformatted_20_Text">profound suggestions, the real meaning from the formal statement. They</text:p>
      <text:p text:style-name="Preformatted_20_Text">are, like Utopia, beyond the range of practical politics. The modern</text:p>
      <text:p text:style-name="Preformatted_20_Text">reader, whose political conceptions are limited by contemporary</text:p>
      <text:p text:style-name="Preformatted_20_Text">circumstance, may find them archaic, medieval, quixotic. But for those who</text:p>
      <text:p text:style-name="Preformatted_20_Text">behind the words and forms can see the substance and the idea, they will</text:p>
      <text:p text:style-name="Preformatted_20_Text">perhaps come nearer the conception of ideal commonwealth than many</text:p>
      <text:p text:style-name="Preformatted_20_Text">reforming programmes. Compared with the maturer statements of the</text:p>
      <text:p text:style-name="Preformatted_20_Text">_Philosophy of Law_, they have the faults of the Romantic age to which</text:p>
      <text:p text:style-name="Preformatted_20_Text">their inception belongs. Yet even in that later exposition there is upheld</text:p>
      <text:p text:style-name="Preformatted_20_Text">the doctrine of the supremacy of the eternal State against everything</text:p>
      <text:p text:style-name="Preformatted_20_Text">particular, class-like, and temporary; a doctrine which has made Hegelâ€”as</text:p>
      <text:p text:style-name="Preformatted_20_Text">it made Fichteâ€”a voice in that â€œprofessorial socialismâ€ which is at least</text:p>
      <text:p text:style-name="Preformatted_20_Text">as old as Plato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INTRODUCTION.</text:p>
      <text:p text:style-name="Preformatted_20_Text"/>
      <text:p text:style-name="Preformatted_20_Text"/>
      <text:p text:style-name="Preformatted_20_Text">Â§ 377. The knowledge of Mind is the highest and hardest, just because it</text:p>
      <text:p text:style-name="Preformatted_20_Text">is the most â€œconcreteâ€ of sciences. The significance of that â€œabsoluteâ€</text:p>
      <text:p text:style-name="Preformatted_20_Text">commandment, _Know thyself_â€”whether we look at it in itself or under the</text:p>
      <text:p text:style-name="Preformatted_20_Text">historical circumstances of its first utteranceâ€”is not to promote mere</text:p>
      <text:p text:style-name="Preformatted_20_Text">self-knowledge in respect of the _particular_ capacities, character,</text:p>
      <text:p text:style-name="Preformatted_20_Text">propensities, and foibles of the single self. The knowledge it commands</text:p>
      <text:p text:style-name="Preformatted_20_Text">means that of manâ€™s genuine realityâ€”of what is essentially and ultimately</text:p>
      <text:p text:style-name="Preformatted_20_Text">true and realâ€”of mind as the true and essential being. Equally little is</text:p>
      <text:p text:style-name="Preformatted_20_Text">it the purport of mental philosophy to teach what is called _knowledge of</text:p>
      <text:p text:style-name="Preformatted_20_Text">men_â€”the knowledge whose aim is to detect the _peculiarities_, passions,</text:p>
      <text:p text:style-name="Preformatted_20_Text">and foibles of other men, and lay bare what are called the recesses of the</text:p>
      <text:p text:style-name="Preformatted_20_Text">human heart. Information of this kind is, for one thing, meaningless,</text:p>
      <text:p text:style-name="Preformatted_20_Text">unless on the assumption that we know the _universal_â€”man as man, and,</text:p>
      <text:p text:style-name="Preformatted_20_Text">that always must be, as mind. And for another, being only engaged with</text:p>
      <text:p text:style-name="Preformatted_20_Text">casual, insignificant and _untrue_ aspects of mental life, it fails to</text:p>
      <text:p text:style-name="Preformatted_20_Text">reach the underlying essence of them allâ€”the mind itself.</text:p>
      <text:p text:style-name="Preformatted_20_Text"/>
      <text:p text:style-name="Preformatted_20_Text">Â§ 378. Pneumatology, or, as it was also called, Rational Psychology, has</text:p>
      <text:p text:style-name="Preformatted_20_Text">been already alluded to in the Introduction to the Logic as an _abstract_</text:p>
      <text:p text:style-name="Preformatted_20_Text">and generalising metaphysic of the subject. _Empirical_ (or inductive)</text:p>
      <text:p text:style-name="Preformatted_20_Text">psychology, on the other hand, deals with the â€œconcreteâ€ mind: and, after</text:p>
      <text:p text:style-name="Preformatted_20_Text">the revival of the sciences, when observation and experience had been made</text:p>
      <text:p text:style-name="Preformatted_20_Text">the distinctive methods for the study of concrete reality, such psychology</text:p>
      <text:p text:style-name="Preformatted_20_Text">was worked on the same lines as other sciences. In this way it came about</text:p>
      <text:p text:style-name="Preformatted_20_Text">that the metaphysical theory was kept outside the inductive science, and</text:p>
      <text:p text:style-name="Preformatted_20_Text">so prevented from getting any concrete embodiment or detail: whilst at the</text:p>
      <text:p text:style-name="Preformatted_20_Text">same time the inductive science clung to the conventional common-sense</text:p>
      <text:p text:style-name="Preformatted_20_Text">metaphysic, with its analysis into forces, various activities, &amp;c., and</text:p>
      <text:p text:style-name="Preformatted_20_Text">rejected any attempt at a â€œspeculativeâ€ treatment.</text:p>
      <text:p text:style-name="Preformatted_20_Text"/>
      <text:p text:style-name="Preformatted_20_Text">The books of Aristotle on the Soul, along with his discussions on its</text:p>
      <text:p text:style-name="Preformatted_20_Text"><text:soft-page-break/>special aspects and states, are for this reason still by far the most</text:p>
      <text:p text:style-name="Preformatted_20_Text">admirable, perhaps even the sole, work of philosophical value on this</text:p>
      <text:p text:style-name="Preformatted_20_Text">topic. The main aim of a philosophy of mind can only be to re-introduce</text:p>
      <text:p text:style-name="Preformatted_20_Text">unity of idea and principle into the theory of mind, and so re-interpret</text:p>
      <text:p text:style-name="Preformatted_20_Text">the lesson of those Aristotelian books.</text:p>
      <text:p text:style-name="Preformatted_20_Text"/>
      <text:p text:style-name="Preformatted_20_Text">Â§ 379. Even our own sense of the mindâ€™s _living_ unity naturally protests</text:p>
      <text:p text:style-name="Preformatted_20_Text">against any attempt to break it up into different faculties, forces, or,</text:p>
      <text:p text:style-name="Preformatted_20_Text">what comes to the same thing, activities, conceived as independent of each</text:p>
      <text:p text:style-name="Preformatted_20_Text">other. But the craving for a _comprehension_ of the unity is still further</text:p>
      <text:p text:style-name="Preformatted_20_Text">stimulated, as we soon come across distinctions between mental freedom and</text:p>
      <text:p text:style-name="Preformatted_20_Text">mental determinism, antitheses between free _psychic_ agency and the</text:p>
      <text:p text:style-name="Preformatted_20_Text">corporeity that lies external to it, whilst we equally note the intimate</text:p>
      <text:p text:style-name="Preformatted_20_Text">interdependence of the one upon the other. In modern times especially the</text:p>
      <text:p text:style-name="Preformatted_20_Text">phenomena of _animal magnetism_ have given, even in experience, a lively</text:p>
      <text:p text:style-name="Preformatted_20_Text">and visible confirmation of the underlying unity of soul, and of the power</text:p>
      <text:p text:style-name="Preformatted_20_Text">of its â€œideality.â€ Before these facts, the rigid distinctions of practical</text:p>
      <text:p text:style-name="Preformatted_20_Text">common sense were struck with confusion; and the necessity of a</text:p>
      <text:p text:style-name="Preformatted_20_Text">â€œspeculativeâ€ examination with a view to the removal of difficulties was</text:p>
      <text:p text:style-name="Preformatted_20_Text">more directly forced upon the student.</text:p>
      <text:p text:style-name="Preformatted_20_Text"/>
      <text:p text:style-name="Preformatted_20_Text">Â§ 380. The â€œconcreteâ€ nature of mind involves for the observer the</text:p>
      <text:p text:style-name="Preformatted_20_Text">peculiar difficulty that the several grades and special types which</text:p>
      <text:p text:style-name="Preformatted_20_Text">develop its intelligible unity in detail are not left standing as so many</text:p>
      <text:p text:style-name="Preformatted_20_Text">separate existences confronting its more advanced aspects. It is otherwise</text:p>
      <text:p text:style-name="Preformatted_20_Text">in external nature. There, matter and movement, for example, have a</text:p>
      <text:p text:style-name="Preformatted_20_Text">manifestation all their ownâ€”it is the solar system; and similarly the</text:p>
      <text:p text:style-name="Preformatted_20_Text">_differentiae_ of sense-perception have a sort of earlier existence in the</text:p>
      <text:p text:style-name="Preformatted_20_Text">properties of _bodies_, and still more independently in the four elements.</text:p>
      <text:p text:style-name="Preformatted_20_Text">The species and grades of mental evolution, on the contrary, lose their</text:p>
      <text:p text:style-name="Preformatted_20_Text">separate existence and become factors, states and features in the higher</text:p>
      <text:p text:style-name="Preformatted_20_Text">grades of development. As a consequence of this, a lower and more abstract</text:p>
      <text:p text:style-name="Preformatted_20_Text">aspect of mind betrays the presence in it, even to experience, of a higher</text:p>
      <text:p text:style-name="Preformatted_20_Text">grade. Under the guise of sensation, e.g., we may find the very highest</text:p>
      <text:p text:style-name="Preformatted_20_Text">mental life as its modification or its embodiment. And so sensation, which</text:p>
      <text:p text:style-name="Preformatted_20_Text">is but a mere form and vehicle, may to the superficial glance seem to be</text:p>
      <text:p text:style-name="Preformatted_20_Text">the proper seat and, as it were, the source of those moral and religious</text:p>
      <text:p text:style-name="Preformatted_20_Text">principles with which it is charged; and the moral and religious</text:p>
      <text:p text:style-name="Preformatted_20_Text">principles thus modified may seem to call for treatment as species of</text:p>
      <text:p text:style-name="Preformatted_20_Text">sensation. But at the same time, when lower grades of mental life are</text:p>
      <text:p text:style-name="Preformatted_20_Text">under examination, it becomes necessary, if we desire to point to actual</text:p>
      <text:p text:style-name="Preformatted_20_Text">cases of them in experience, to direct attention to more advanced grades</text:p>
      <text:p text:style-name="Preformatted_20_Text">for which they are mere forms. In this way subjects will be treated of by</text:p>
      <text:p text:style-name="Preformatted_20_Text">anticipation which properly belong to later stages of development (e.g. in</text:p>
      <text:p text:style-name="Preformatted_20_Text">dealing with natural awaking from sleep we speak by anticipation of</text:p>
      <text:p text:style-name="Preformatted_20_Text">consciousness, or in dealing with mental derangement we must speak of</text:p>
      <text:p text:style-name="Preformatted_20_Text">intellect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What Mind (or Spirit) is.</text:p>
      <text:p text:style-name="Preformatted_20_Text"/>
      <text:p text:style-name="Preformatted_20_Text"/>
      <text:p text:style-name="Preformatted_20_Text">Â§ 381. From our point of view Mind has for its _presupposition_ Nature, of</text:p>
      <text:p text:style-name="Preformatted_20_Text">which it is the truth, and for that reason its _absolute prius_. In this</text:p>
      <text:p text:style-name="Preformatted_20_Text">its truth Nature is vanished, and mind has resulted as the â€œIdeaâ€ entered</text:p>
      <text:p text:style-name="Preformatted_20_Text">on possession of itself. Here the subject and object of the Idea are</text:p>
      <text:p text:style-name="Preformatted_20_Text">oneâ€”either is the intelligent unity, the notion. This identity is</text:p>
      <text:p text:style-name="Preformatted_20_Text"><text:soft-page-break/>_absolute negativity_â€”for whereas in Nature the intelligent unity has its</text:p>
      <text:p text:style-name="Preformatted_20_Text">objectivity perfect but externalised, this self-externalisation has been</text:p>
      <text:p text:style-name="Preformatted_20_Text">nullified and the unity in that way been made one and the same with</text:p>
      <text:p text:style-name="Preformatted_20_Text">itself. Thus at the same time it is this identity only so far as it is a</text:p>
      <text:p text:style-name="Preformatted_20_Text">return out of nature.</text:p>
      <text:p text:style-name="Preformatted_20_Text"/>
      <text:p text:style-name="Preformatted_20_Text">Â§ 382. For this reason the essential, but formally essential, feature of</text:p>
      <text:p text:style-name="Preformatted_20_Text">mind is Liberty: i.e. it is the notionâ€™s absolute negativity or</text:p>
      <text:p text:style-name="Preformatted_20_Text">self-identity. Considered as this formal aspect, it _may_ withdraw itself</text:p>
      <text:p text:style-name="Preformatted_20_Text">from everything external and from its own externality, its very existence;</text:p>
      <text:p text:style-name="Preformatted_20_Text">it can thus submit to infinite _pain_, the negation of its individual</text:p>
      <text:p text:style-name="Preformatted_20_Text">immediacy: in other words, it can keep itself affirmative in this</text:p>
      <text:p text:style-name="Preformatted_20_Text">negativity and possess its own identity. All this is possible so long as</text:p>
      <text:p text:style-name="Preformatted_20_Text">it is considered in its abstract self-contained universality.</text:p>
      <text:p text:style-name="Preformatted_20_Text"/>
      <text:p text:style-name="Preformatted_20_Text">Â§ 383. This universality is also its determinate sphere of being. Having a</text:p>
      <text:p text:style-name="Preformatted_20_Text">being of its own, the universal is self-particularising, whilst it still</text:p>
      <text:p text:style-name="Preformatted_20_Text">remains self-identical. Hence the special mode of mental being is</text:p>
      <text:p text:style-name="Preformatted_20_Text">â€œ_manifestation_.â€ The spirit is not some one mode or meaning which finds</text:p>
      <text:p text:style-name="Preformatted_20_Text">utterance or externality only in a form distinct from itself: it does not</text:p>
      <text:p text:style-name="Preformatted_20_Text">manifest or reveal _something_, but its very mode and meaning is this</text:p>
      <text:p text:style-name="Preformatted_20_Text">revelation. And thus in its mere possibility Mind is at the same moment an</text:p>
      <text:p text:style-name="Preformatted_20_Text">infinite, â€œabsolute,â€ _actuality_.</text:p>
      <text:p text:style-name="Preformatted_20_Text"/>
      <text:p text:style-name="Preformatted_20_Text">Â§ 384. _Revelation_, taken to mean the revelation of the _abstract_ Idea,</text:p>
      <text:p text:style-name="Preformatted_20_Text">is an unmediated transition to Nature which _comes_ to be. As Mind is</text:p>
      <text:p text:style-name="Preformatted_20_Text">free, its manifestation is to _set forth_ Nature as _its_ world; but</text:p>
      <text:p text:style-name="Preformatted_20_Text">because it is reflection, it, in thus setting forth its world, at the same</text:p>
      <text:p text:style-name="Preformatted_20_Text">time _presupposes_ the world as a nature independently existing. In the</text:p>
      <text:p text:style-name="Preformatted_20_Text">intellectual sphere to reveal is thus to create a world as its beingâ€”a</text:p>
      <text:p text:style-name="Preformatted_20_Text">being in which the mind procures the _affirmation_ and _truth_ of its</text:p>
      <text:p text:style-name="Preformatted_20_Text">freedom.</text:p>
      <text:p text:style-name="Preformatted_20_Text"/>
      <text:p text:style-name="Preformatted_20_Text">_The Absolute is Mind_ (Spirit)â€”this is the supreme definition of the</text:p>
      <text:p text:style-name="Preformatted_20_Text">Absolute. To find this definition and to grasp its meaning and burthen</text:p>
      <text:p text:style-name="Preformatted_20_Text">was, we may say, the ultimate purpose of all education and all philosophy:</text:p>
      <text:p text:style-name="Preformatted_20_Text">it was the point to which turned the impulse of all religion and science:</text:p>
      <text:p text:style-name="Preformatted_20_Text">and it is this impulse that must explain the history of the world. The</text:p>
      <text:p text:style-name="Preformatted_20_Text">word â€œMindâ€ (Spirit)â€”and some glimpse of its meaningâ€”was found at an early</text:p>
      <text:p text:style-name="Preformatted_20_Text">period: and the spirituality of God is the lesson of Christianity. It</text:p>
      <text:p text:style-name="Preformatted_20_Text">remains for philosophy in its own element of intelligible unity to get</text:p>
      <text:p text:style-name="Preformatted_20_Text">hold of what was thus given as a mental image, and what implicitly is the</text:p>
      <text:p text:style-name="Preformatted_20_Text">ultimate reality: and that problem is not genuinely, and by rational</text:p>
      <text:p text:style-name="Preformatted_20_Text">methods, solved so long as liberty and intelligible unity is not the theme</text:p>
      <text:p text:style-name="Preformatted_20_Text">and the soul of philosophy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division.</text:p>
      <text:p text:style-name="Preformatted_20_Text"/>
      <text:p text:style-name="Preformatted_20_Text"/>
      <text:p text:style-name="Preformatted_20_Text">Â§ 385. The development of Mind (Spirit) is in three stages:â€”</text:p>
      <text:p text:style-name="Preformatted_20_Text"/>
      <text:p text:style-name="Preformatted_20_Text">(1) In the form of self-relation: within it it has the _ideal_ totality of</text:p>
      <text:p text:style-name="Preformatted_20_Text">the Ideaâ€”i.e. it has before it all that its notion contains: its being is</text:p>
      <text:p text:style-name="Preformatted_20_Text">to be self-contained and free. This is _Mind Subjective_.</text:p>
      <text:p text:style-name="Preformatted_20_Text"/>
      <text:p text:style-name="Preformatted_20_Text">(2) In the form of _reality_: realised, i.e. in a _world_ produced and to</text:p>
      <text:p text:style-name="Preformatted_20_Text"><text:soft-page-break/>be produced by it: in this world freedom presents itself under the shape</text:p>
      <text:p text:style-name="Preformatted_20_Text">of necessity. This is _Mind Objective_.</text:p>
      <text:p text:style-name="Preformatted_20_Text"/>
      <text:p text:style-name="Preformatted_20_Text">(3) In that unity of mind as objectivity and, of mind as ideality and</text:p>
      <text:p text:style-name="Preformatted_20_Text">concept, which essentially and actually is and for ever produces itself,</text:p>
      <text:p text:style-name="Preformatted_20_Text">mind in its absolute truth. This is _Mind Absolute_.</text:p>
      <text:p text:style-name="Preformatted_20_Text"/>
      <text:p text:style-name="Preformatted_20_Text">Â§ 386. The two first parts of the doctrine of Mind embrace the finite</text:p>
      <text:p text:style-name="Preformatted_20_Text">mind. Mind is the infinite Idea; thus finitude here means the</text:p>
      <text:p text:style-name="Preformatted_20_Text">disproportion between the concept and the realityâ€”but with the</text:p>
      <text:p text:style-name="Preformatted_20_Text">qualification that it is a shadow cast by the mindâ€™s own lightâ€”a show or</text:p>
      <text:p text:style-name="Preformatted_20_Text">illusion which the mind implicitly imposes as a barrier to itself, in</text:p>
      <text:p text:style-name="Preformatted_20_Text">order, by its removal, actually to realise and become conscious of freedom</text:p>
      <text:p text:style-name="Preformatted_20_Text">as _its_ very being, i.e. to be fully _manifested_. The several steps of</text:p>
      <text:p text:style-name="Preformatted_20_Text">this activity, on each of which, with their semblance of being, it is the</text:p>
      <text:p text:style-name="Preformatted_20_Text">function of the finite mind to linger, and through which it has to pass,</text:p>
      <text:p text:style-name="Preformatted_20_Text">are steps in its liberation. In the full truth of that liberation is given</text:p>
      <text:p text:style-name="Preformatted_20_Text">the identification of the three stagesâ€”finding a world presupposed before</text:p>
      <text:p text:style-name="Preformatted_20_Text">us, generating a world as our own creation, and gaining freedom from it</text:p>
      <text:p text:style-name="Preformatted_20_Text">and in it. To the infinite form of this truth the show purifies itself</text:p>
      <text:p text:style-name="Preformatted_20_Text">till it becomes a consciousness of it.</text:p>
      <text:p text:style-name="Preformatted_20_Text"/>
      <text:p text:style-name="Preformatted_20_Text">A rigid application of the category of finitude by the abstract logician</text:p>
      <text:p text:style-name="Preformatted_20_Text">is chiefly seen in dealing with Mind and reason: it is held not a mere</text:p>
      <text:p text:style-name="Preformatted_20_Text">matter of strict logic, but treated also as a moral and religious concern,</text:p>
      <text:p text:style-name="Preformatted_20_Text">to adhere to the point of view of finitude, and the wish to go further is</text:p>
      <text:p text:style-name="Preformatted_20_Text">reckoned a mark of audacity, if not of insanity, of thought. Whereas in</text:p>
      <text:p text:style-name="Preformatted_20_Text">fact such a _modesty_ of thought, as treats the finite as something</text:p>
      <text:p text:style-name="Preformatted_20_Text">altogether fixed and _absolute_, is the worst of virtues; and to stick to</text:p>
      <text:p text:style-name="Preformatted_20_Text">a post which has no sound ground in itself is the most unsound sort of</text:p>
      <text:p text:style-name="Preformatted_20_Text">theory. The category of finitude was at a much earlier period elucidated</text:p>
      <text:p text:style-name="Preformatted_20_Text">and explained at its place in the Logic: an elucidation which, as in logic</text:p>
      <text:p text:style-name="Preformatted_20_Text">for the more specific though still simple thought-forms of finitude, so in</text:p>
      <text:p text:style-name="Preformatted_20_Text">the rest of philosophy for the concrete forms, has merely to show that the</text:p>
      <text:p text:style-name="Preformatted_20_Text">finite _is not_, i.e. is not the truth, but merely a transition and an</text:p>
      <text:p text:style-name="Preformatted_20_Text">emergence to something higher. This finitude of the spheres so far</text:p>
      <text:p text:style-name="Preformatted_20_Text">examined is the dialectic that makes a thing have its cessation by another</text:p>
      <text:p text:style-name="Preformatted_20_Text">and in another: but Spirit, the intelligent unity and the _implicit_</text:p>
      <text:p text:style-name="Preformatted_20_Text">Eternal, is itself just the consummation of that internal act by which</text:p>
      <text:p text:style-name="Preformatted_20_Text">nullity is nullified and vanity is made vain. And so, the modesty alluded</text:p>
      <text:p text:style-name="Preformatted_20_Text">to is a retention of this vanityâ€”the finiteâ€”in opposition to the true: it</text:p>
      <text:p text:style-name="Preformatted_20_Text">is itself therefore vanity. In the course of the mindâ€™s development we</text:p>
      <text:p text:style-name="Preformatted_20_Text">shall see this vanity appear as _wickedness_ at that turning-point at</text:p>
      <text:p text:style-name="Preformatted_20_Text">which mind has reached its extreme immersion in its subjectivity and its</text:p>
      <text:p text:style-name="Preformatted_20_Text">most central contradic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SECTION I. MIND SUBJECTIVE.</text:p>
      <text:p text:style-name="Preformatted_20_Text"/>
      <text:p text:style-name="Preformatted_20_Text"/>
      <text:p text:style-name="Preformatted_20_Text">Â§ 387. Mind, on the ideal stage of its development, is mind as</text:p>
      <text:p text:style-name="Preformatted_20_Text">_cognitive_: Cognition, however, being taken here not as a merely logical</text:p>
      <text:p text:style-name="Preformatted_20_Text">category of the Idea (Â§ 223), but in the sense appropriate to the</text:p>
      <text:p text:style-name="Preformatted_20_Text">_concrete_ mind.</text:p>
      <text:p text:style-name="Preformatted_20_Text"/>
      <text:p text:style-name="Preformatted_20_Text">Subjective mind is:â€”</text:p>
      <text:p text:style-name="Preformatted_20_Text"><text:soft-page-break/></text:p>
      <text:p text:style-name="Preformatted_20_Text">(A) Immediate or implicit: a soulâ€”the Spirit in _Nature_â€”the object</text:p>
      <text:p text:style-name="Preformatted_20_Text">treated by _Anthropology_.</text:p>
      <text:p text:style-name="Preformatted_20_Text"/>
      <text:p text:style-name="Preformatted_20_Text">(B) Mediate or explicit: still as identical reflection into itself and</text:p>
      <text:p text:style-name="Preformatted_20_Text">into other things: mind in correlation or particularisation:</text:p>
      <text:p text:style-name="Preformatted_20_Text">consciousnessâ€”the object treated by the _Phenomenology of Mind_.</text:p>
      <text:p text:style-name="Preformatted_20_Text"/>
      <text:p text:style-name="Preformatted_20_Text">(C) Mind defining itself in itself, as an independent subjectâ€”the object</text:p>
      <text:p text:style-name="Preformatted_20_Text">treated by _Psychology_.</text:p>
      <text:p text:style-name="Preformatted_20_Text"/>
      <text:p text:style-name="Preformatted_20_Text">In the Soul is the _awaking of Consciousness_: Consciousness sets itself</text:p>
      <text:p text:style-name="Preformatted_20_Text">up as Reason, awaking at one bound to the sense of its rationality: and</text:p>
      <text:p text:style-name="Preformatted_20_Text">this Reason by its activity emancipates itself to objectivity and the</text:p>
      <text:p text:style-name="Preformatted_20_Text">consciousness of its intelligent unity.</text:p>
      <text:p text:style-name="Preformatted_20_Text"/>
      <text:p text:style-name="Preformatted_20_Text">For an intelligible unity or principle of comprehension each modification</text:p>
      <text:p text:style-name="Preformatted_20_Text">it presents is an advance of _development_: and so in mind every character</text:p>
      <text:p text:style-name="Preformatted_20_Text">under which it appears is a stage in a process of specification and</text:p>
      <text:p text:style-name="Preformatted_20_Text">development, a step forward towards its goal, in order to make itself</text:p>
      <text:p text:style-name="Preformatted_20_Text">into, and to realise in itself, what it implicitly is. Each step, again,</text:p>
      <text:p text:style-name="Preformatted_20_Text">is itself such a process, and its product is that what the mind was</text:p>
      <text:p text:style-name="Preformatted_20_Text">implicitly at the beginning (and so for the observer) it is _for</text:p>
      <text:p text:style-name="Preformatted_20_Text">itself_â€”for the special form, viz. which the mind has in that step. The</text:p>
      <text:p text:style-name="Preformatted_20_Text">ordinary method of psychology is to narrate what the mind or soul is, what</text:p>
      <text:p text:style-name="Preformatted_20_Text">happens to it, what it does. The soul is presupposed as a ready-made</text:p>
      <text:p text:style-name="Preformatted_20_Text">agent, which displays such features as its acts and utterances, from which</text:p>
      <text:p text:style-name="Preformatted_20_Text">we can learn what it is, what sort of faculties and powers it</text:p>
      <text:p text:style-name="Preformatted_20_Text">possessesâ€”all without being aware that the act and utterance of what the</text:p>
      <text:p text:style-name="Preformatted_20_Text">soul is really invests it with that character in our conception and makes</text:p>
      <text:p text:style-name="Preformatted_20_Text">it reach a higher stage of being than it explicitly had before.</text:p>
      <text:p text:style-name="Preformatted_20_Text"/>
      <text:p text:style-name="Preformatted_20_Text">We must, however, distinguish and keep apart from the progress here</text:p>
      <text:p text:style-name="Preformatted_20_Text">studied what we call education and instruction. The sphere of education is</text:p>
      <text:p text:style-name="Preformatted_20_Text">the individualâ€™s only: and its aim is to bring the universal mind to exist</text:p>
      <text:p text:style-name="Preformatted_20_Text">in them. But in the philosophic theory of mind, mind is studied as</text:p>
      <text:p text:style-name="Preformatted_20_Text">self-instruction and self-education in very essence; and its acts and</text:p>
      <text:p text:style-name="Preformatted_20_Text">utterances are stages in the process which brings it forward to itself,</text:p>
      <text:p text:style-name="Preformatted_20_Text">links it in unity with itself, and so makes it actual mind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A. Anthropology. The Soul.</text:p>
      <text:p text:style-name="Preformatted_20_Text"/>
      <text:p text:style-name="Preformatted_20_Text"/>
      <text:p text:style-name="Preformatted_20_Text">Â§ 388. Spirit (Mind) _came into_ being as the truth of Nature. But not</text:p>
      <text:p text:style-name="Preformatted_20_Text">merely is it, as such a result, to be held the true and real first of what</text:p>
      <text:p text:style-name="Preformatted_20_Text">went before: this becoming or transition bears in the sphere of the notion</text:p>
      <text:p text:style-name="Preformatted_20_Text">the special meaning of â€œ_free judgment_.â€ Mind, thus come into being,</text:p>
      <text:p text:style-name="Preformatted_20_Text">means therefore that Nature in its own self realises its untruth and sets</text:p>
      <text:p text:style-name="Preformatted_20_Text">itself aside: it means that Mind presupposes itself no longer as the</text:p>
      <text:p text:style-name="Preformatted_20_Text">universality which in corporal individuality is always self-externalised,</text:p>
      <text:p text:style-name="Preformatted_20_Text">but as a universality which in its concretion and totality is one and</text:p>
      <text:p text:style-name="Preformatted_20_Text">simple. At such a stage it is not yet mind, but _soul_.</text:p>
      <text:p text:style-name="Preformatted_20_Text"/>
      <text:p text:style-name="Preformatted_20_Text">Â§ 389. The soul is no separate immaterial entity. Wherever there is</text:p>
      <text:p text:style-name="Preformatted_20_Text">Nature, the soul is its universal immaterialism, its simple â€œidealâ€ life.</text:p>
      <text:p text:style-name="Preformatted_20_Text">Soul is the _substance_ or â€œabsoluteâ€ basis of all the particularising and</text:p>
      <text:p text:style-name="Preformatted_20_Text"><text:soft-page-break/>individualising of mind: it is in the soul that mind finds the material on</text:p>
      <text:p text:style-name="Preformatted_20_Text">which its character is wrought, and the soul remains the pervading,</text:p>
      <text:p text:style-name="Preformatted_20_Text">identical ideality of it all. But as it is still conceived thus</text:p>
      <text:p text:style-name="Preformatted_20_Text">abstractly, the soul is only the _sleep_ of mindâ€”the passive Î½Î¿á¿¦Ï‚ of</text:p>
      <text:p text:style-name="Preformatted_20_Text">Aristotle, which is potentially all things.</text:p>
      <text:p text:style-name="Preformatted_20_Text"/>
      <text:p text:style-name="Preformatted_20_Text">The question of the immateriality of the soul has no interest, except</text:p>
      <text:p text:style-name="Preformatted_20_Text">where, on the one hand, matter is regarded as something _true_, and mind</text:p>
      <text:p text:style-name="Preformatted_20_Text">conceived as a _thing_, on the other. But in modern times even the</text:p>
      <text:p text:style-name="Preformatted_20_Text">physicists have found matters grow thinner in their hands: they have come</text:p>
      <text:p text:style-name="Preformatted_20_Text">upon _imponderable_ matters, like heat, light, &amp;c., to which they might</text:p>
      <text:p text:style-name="Preformatted_20_Text">perhaps add space and time. These â€œimponderables,â€ which have lost the</text:p>
      <text:p text:style-name="Preformatted_20_Text">property (peculiar to matter) of gravity and, in a sense, even the</text:p>
      <text:p text:style-name="Preformatted_20_Text">capacity of offering resistance, have still, however, a sensible existence</text:p>
      <text:p text:style-name="Preformatted_20_Text">and outness of part to part; whereas the â€œvitalâ€_ matter_, which may also</text:p>
      <text:p text:style-name="Preformatted_20_Text">be found enumerated among them, not merely lacks gravity, but even every</text:p>
      <text:p text:style-name="Preformatted_20_Text">other aspect of existence which might lead us to treat it as material. The</text:p>
      <text:p text:style-name="Preformatted_20_Text">fact is that in the Idea of Life the self-externalism of nature is</text:p>
      <text:p text:style-name="Preformatted_20_Text">_implicitly_ at an end: subjectivity is the very substance and conception</text:p>
      <text:p text:style-name="Preformatted_20_Text">of lifeâ€”with this proviso, however, that its existence or objectivity is</text:p>
      <text:p text:style-name="Preformatted_20_Text">still at the same time forfeited to the sway of self-externalism. It is</text:p>
      <text:p text:style-name="Preformatted_20_Text">otherwise with Mind. There, in the intelligible unity which exists as</text:p>
      <text:p text:style-name="Preformatted_20_Text">freedom, as absolute negativity, and not as the immediate or natural</text:p>
      <text:p text:style-name="Preformatted_20_Text">individual, the object or the reality of the intelligible unity is the</text:p>
      <text:p text:style-name="Preformatted_20_Text">unity itself; and so the self-externalism, which is the fundamental</text:p>
      <text:p text:style-name="Preformatted_20_Text">feature of matter, has been completely dissipated and transmuted into</text:p>
      <text:p text:style-name="Preformatted_20_Text">universality, or the subjective ideality of the conceptual unity. Mind is</text:p>
      <text:p text:style-name="Preformatted_20_Text">the existent truth of matterâ€”the truth that matter itself has no truth.</text:p>
      <text:p text:style-name="Preformatted_20_Text"/>
      <text:p text:style-name="Preformatted_20_Text">A cognate question is that of the _community of soul and body_. This</text:p>
      <text:p text:style-name="Preformatted_20_Text">community (interdependence) was assumed as a _fact_, and the only problem</text:p>
      <text:p text:style-name="Preformatted_20_Text">was how to _comprehend_ it. The usual answer, perhaps, was to call it an</text:p>
      <text:p text:style-name="Preformatted_20_Text">_incomprehensible_ mystery; and, indeed, if we take them to be absolutely</text:p>
      <text:p text:style-name="Preformatted_20_Text">antithetical and absolutely independent, they are as impenetrable to each</text:p>
      <text:p text:style-name="Preformatted_20_Text">other as one piece of matter to another, each being supposed to be found</text:p>
      <text:p text:style-name="Preformatted_20_Text">only in the pores of the other, i.e. where the other is not: whence</text:p>
      <text:p text:style-name="Preformatted_20_Text">Epicurus, when attributing to the gods a residence in the pores, was</text:p>
      <text:p text:style-name="Preformatted_20_Text">consistent in not imposing on them any connexion with the world. A</text:p>
      <text:p text:style-name="Preformatted_20_Text">somewhat different answer has been given by all philosophers since this</text:p>
      <text:p text:style-name="Preformatted_20_Text">relation came to be expressly discussed. Descartes, Malebranche, Spinoza,</text:p>
      <text:p text:style-name="Preformatted_20_Text">and Leibnitz have all indicated God as this _nexus_. They meant that the</text:p>
      <text:p text:style-name="Preformatted_20_Text">finitude of soul and matter were only ideal and unreal distinctions; and,</text:p>
      <text:p text:style-name="Preformatted_20_Text">so holding, these philosophers took God, not, as so often is done, merely</text:p>
      <text:p text:style-name="Preformatted_20_Text">as another word for the incomprehensible, but rather as the sole true</text:p>
      <text:p text:style-name="Preformatted_20_Text">identity of finite mind and matter. But either this identity, as in the</text:p>
      <text:p text:style-name="Preformatted_20_Text">case of Spinoza, is too abstract, or, as in the case of Leibnitz, though</text:p>
      <text:p text:style-name="Preformatted_20_Text">his Monad of monads brings things into being, it does so only by an act of</text:p>
      <text:p text:style-name="Preformatted_20_Text">judgment or choice. Hence, with Leibnitz, the result is a distinction</text:p>
      <text:p text:style-name="Preformatted_20_Text">between soul and the corporeal (or material), and the identity is only</text:p>
      <text:p text:style-name="Preformatted_20_Text">like the _copula_ of a judgment, and does not rise or develop into system,</text:p>
      <text:p text:style-name="Preformatted_20_Text">into the absolute syllogism.</text:p>
      <text:p text:style-name="Preformatted_20_Text"/>
      <text:p text:style-name="Preformatted_20_Text">Â§ 390. The Soul is at firstâ€”</text:p>
      <text:p text:style-name="Preformatted_20_Text"/>
      <text:p text:style-name="Preformatted_20_Text">(_a_) In its immediate natural modeâ€”the natural soul, which only _is_.</text:p>
      <text:p text:style-name="Preformatted_20_Text"/>
      <text:p text:style-name="Preformatted_20_Text">(_b_) Secondly, it is a soul which _feels_, as individualised, enters into</text:p>
      <text:p text:style-name="Preformatted_20_Text">correlation with its immediate being, and, in the modes of that being,</text:p>
      <text:p text:style-name="Preformatted_20_Text">retains an abstract independence.</text:p>
      <text:p text:style-name="Preformatted_20_Text"><text:soft-page-break/></text:p>
      <text:p text:style-name="Preformatted_20_Text">(_c_) Thirdly, its immediate beingâ€”or corporeityâ€”is moulded into it, and</text:p>
      <text:p text:style-name="Preformatted_20_Text">with that corporeity it exists as _actual_ soul.</text:p>
      <text:p text:style-name="Preformatted_20_Text"/>
      <text:p text:style-name="Preformatted_20_Text"/>
      <text:p text:style-name="Preformatted_20_Text"/>
      <text:p text:style-name="Preformatted_20_Text">(a) The Physical Soul(119).</text:p>
      <text:p text:style-name="Preformatted_20_Text"/>
      <text:p text:style-name="Preformatted_20_Text"/>
      <text:p text:style-name="Preformatted_20_Text">Â§ 391. The soul universal, described, it may be, as an _anima mundi_, a</text:p>
      <text:p text:style-name="Preformatted_20_Text">world-soul, must not be fixed on that account as a single subject; it is</text:p>
      <text:p text:style-name="Preformatted_20_Text">rather the universal _substance_ which has its actual truth only in</text:p>
      <text:p text:style-name="Preformatted_20_Text">individuals and single subjects. Thus, when it presents itself as a single</text:p>
      <text:p text:style-name="Preformatted_20_Text">soul, it is a single soul which _is_ merely: its only modes are modes of</text:p>
      <text:p text:style-name="Preformatted_20_Text">natural life. These have, so to speak, behind its ideality a free</text:p>
      <text:p text:style-name="Preformatted_20_Text">existence: i.e. they are natural objects for consciousness, but objects to</text:p>
      <text:p text:style-name="Preformatted_20_Text">which the soul as such does not behave as to something external. These</text:p>
      <text:p text:style-name="Preformatted_20_Text">features rather are _physical qualities_ of which it finds itself</text:p>
      <text:p text:style-name="Preformatted_20_Text">possessed.</text:p>
      <text:p text:style-name="Preformatted_20_Text"/>
      <text:p text:style-name="Preformatted_20_Text"/>
      <text:p text:style-name="Preformatted_20_Text">(Î±) Physical Qualities(120).</text:p>
      <text:p text:style-name="Preformatted_20_Text"/>
      <text:p text:style-name="Preformatted_20_Text"/>
      <text:p text:style-name="Preformatted_20_Text">Â§ 392. While still a â€œsubstanceâ€ (i.e. a physical soul) the mind (1) takes</text:p>
      <text:p text:style-name="Preformatted_20_Text">part in the general planetary life, feels the difference of climates, the</text:p>
      <text:p text:style-name="Preformatted_20_Text">changes of the seasons and the periods of the day, &amp;c. This life of nature</text:p>
      <text:p text:style-name="Preformatted_20_Text">for the main shows itself only in occasional strain or disturbance of</text:p>
      <text:p text:style-name="Preformatted_20_Text">mental tone.</text:p>
      <text:p text:style-name="Preformatted_20_Text"/>
      <text:p text:style-name="Preformatted_20_Text">In recent times a good deal has been said of the cosmical, sidereal, and</text:p>
      <text:p text:style-name="Preformatted_20_Text">telluric life of man. In such a sympathy with nature the animals</text:p>
      <text:p text:style-name="Preformatted_20_Text">essentially live: their specific characters and their particular phases of</text:p>
      <text:p text:style-name="Preformatted_20_Text">growth depend, in many cases completely, and always more or less, upon it.</text:p>
      <text:p text:style-name="Preformatted_20_Text">In the case of man these points of dependence lose importance, just in</text:p>
      <text:p text:style-name="Preformatted_20_Text">proportion to his civilisation, and the more his whole frame of soul is</text:p>
      <text:p text:style-name="Preformatted_20_Text">based upon a substructure of mental freedom. The history of the world is</text:p>
      <text:p text:style-name="Preformatted_20_Text">not bound up with revolutions in the solar system, any more than the</text:p>
      <text:p text:style-name="Preformatted_20_Text">destinies of individuals with the positions of the planets.</text:p>
      <text:p text:style-name="Preformatted_20_Text"/>
      <text:p text:style-name="Preformatted_20_Text">The difference of climate has a more solid and vigorous influence. But the</text:p>
      <text:p text:style-name="Preformatted_20_Text">response to the changes of the seasons and hours of the day is found only</text:p>
      <text:p text:style-name="Preformatted_20_Text">in faint changes of mood, which come expressly to the fore only in morbid</text:p>
      <text:p text:style-name="Preformatted_20_Text">states (including insanity) and at periods when the self-conscious life</text:p>
      <text:p text:style-name="Preformatted_20_Text">suffers depression.</text:p>
      <text:p text:style-name="Preformatted_20_Text"/>
      <text:p text:style-name="Preformatted_20_Text">In nations less intellectually emancipated, which therefore live more in</text:p>
      <text:p text:style-name="Preformatted_20_Text">harmony with nature, we find amid their superstitions and aberrations of</text:p>
      <text:p text:style-name="Preformatted_20_Text">imbecility _a few_ real cases of such sympathy, and on that foundation</text:p>
      <text:p text:style-name="Preformatted_20_Text">what seems to be marvellous prophetic vision of coming conditions and of</text:p>
      <text:p text:style-name="Preformatted_20_Text">events arising therefrom. But as mental freedom gets a deeper hold, even</text:p>
      <text:p text:style-name="Preformatted_20_Text">these few and slight susceptibilities, based upon participation in the</text:p>
      <text:p text:style-name="Preformatted_20_Text">common life of nature, disappear. Animals and plants, on the contrary,</text:p>
      <text:p text:style-name="Preformatted_20_Text">remain for ever subject to such influences.</text:p>
      <text:p text:style-name="Preformatted_20_Text"/>
      <text:p text:style-name="Preformatted_20_Text">Â§ 393. (2) According to the concrete differences of the terrestrial globe,</text:p>
      <text:p text:style-name="Preformatted_20_Text">the general planetary life of the nature-governed mind specialises itself</text:p>
      <text:p text:style-name="Preformatted_20_Text">and breaks up into the several nature-governed minds which, on the whole,</text:p>
      <text:p text:style-name="Preformatted_20_Text">give expression to the nature of the geographical continents and</text:p>
      <text:p text:style-name="Preformatted_20_Text"><text:soft-page-break/>constitute the diversities of _race_.</text:p>
      <text:p text:style-name="Preformatted_20_Text"/>
      <text:p text:style-name="Preformatted_20_Text">The contrast between the earthâ€™s poles, the land towards the north pole</text:p>
      <text:p text:style-name="Preformatted_20_Text">being more aggregated and preponderant over sea, whereas in the southern</text:p>
      <text:p text:style-name="Preformatted_20_Text">hemisphere it runs out in sharp points, widely distant from each other,</text:p>
      <text:p text:style-name="Preformatted_20_Text">introduces into the differences of continents a further modification which</text:p>
      <text:p text:style-name="Preformatted_20_Text">Treviranus (_Biology_, Part II) has exhibited in the case of the flora and</text:p>
      <text:p text:style-name="Preformatted_20_Text">fauna.</text:p>
      <text:p text:style-name="Preformatted_20_Text"/>
      <text:p text:style-name="Preformatted_20_Text">Â§ 394. This diversity descends into specialities, that may be termed</text:p>
      <text:p text:style-name="Preformatted_20_Text">_local_ mindsâ€”shown in the outward modes of life and occupation, bodily</text:p>
      <text:p text:style-name="Preformatted_20_Text">structure and disposition, but still more in the inner tendency and</text:p>
      <text:p text:style-name="Preformatted_20_Text">capacity of the intellectual and moral character of the several peoples.</text:p>
      <text:p text:style-name="Preformatted_20_Text"/>
      <text:p text:style-name="Preformatted_20_Text">Back to the very beginnings of national history we see the several nations</text:p>
      <text:p text:style-name="Preformatted_20_Text">each possessing a persistent type of its own.</text:p>
      <text:p text:style-name="Preformatted_20_Text"/>
      <text:p text:style-name="Preformatted_20_Text">Â§ 395. (3) The soul is further de-universalised into the individualised</text:p>
      <text:p text:style-name="Preformatted_20_Text">subject. But this subjectivity is here only considered as a</text:p>
      <text:p text:style-name="Preformatted_20_Text">differentiation and singling out of the modes which nature gives; we find</text:p>
      <text:p text:style-name="Preformatted_20_Text">it as the special temperament, talent, character, physiognomy, or other</text:p>
      <text:p text:style-name="Preformatted_20_Text">disposition and idiosyncrasy, of families or single individuals.</text:p>
      <text:p text:style-name="Preformatted_20_Text"/>
      <text:p text:style-name="Preformatted_20_Text"/>
      <text:p text:style-name="Preformatted_20_Text">(Î²) Physical Alterations.</text:p>
      <text:p text:style-name="Preformatted_20_Text"/>
      <text:p text:style-name="Preformatted_20_Text"/>
      <text:p text:style-name="Preformatted_20_Text">Â§ 396. Taking the soul as an individual, we find its diversities, as</text:p>
      <text:p text:style-name="Preformatted_20_Text">alterations in it, the one permanent subject, and as stages in its</text:p>
      <text:p text:style-name="Preformatted_20_Text">development. As they are at once physical and mental diversities, a more</text:p>
      <text:p text:style-name="Preformatted_20_Text">concrete definition or description of them would require us to anticipate</text:p>
      <text:p text:style-name="Preformatted_20_Text">an acquaintance with the formed and matured mind.</text:p>
      <text:p text:style-name="Preformatted_20_Text"/>
      <text:p text:style-name="Preformatted_20_Text">The (1) first of these is the natural lapse of the ages in manâ€™s life. He</text:p>
      <text:p text:style-name="Preformatted_20_Text">begins with _Childhood_â€”mind wrapt up in itself. His next step is the</text:p>
      <text:p text:style-name="Preformatted_20_Text">fully-developed antithesis, the strain and struggle of a universality</text:p>
      <text:p text:style-name="Preformatted_20_Text">which is still subjective (as seen in ideals, fancies, hopes, ambitions)</text:p>
      <text:p text:style-name="Preformatted_20_Text">against his immediate individuality. And that individuality marks both the</text:p>
      <text:p text:style-name="Preformatted_20_Text">world which, as it exists, fails to meet his ideal requirements, and the</text:p>
      <text:p text:style-name="Preformatted_20_Text">position of the individual himself, who is still short of independence and</text:p>
      <text:p text:style-name="Preformatted_20_Text">not fully equipped for the part he has to play (_Youth_). Thirdly, we see</text:p>
      <text:p text:style-name="Preformatted_20_Text">man in his true relation to his environment, recognising the objective</text:p>
      <text:p text:style-name="Preformatted_20_Text">necessity and reasonableness of the world as he finds it,â€”a world no</text:p>
      <text:p text:style-name="Preformatted_20_Text">longer incomplete, but able in the work which it collectively achieves to</text:p>
      <text:p text:style-name="Preformatted_20_Text">afford the individual a place and a security for his performance. By his</text:p>
      <text:p text:style-name="Preformatted_20_Text">share in this collective work he first is really _somebody_, gaining an</text:p>
      <text:p text:style-name="Preformatted_20_Text">effective existence and an objective value (_Manhood_). Last of all comes</text:p>
      <text:p text:style-name="Preformatted_20_Text">the finishing touch to this unity with objectivity: a unity which, while</text:p>
      <text:p text:style-name="Preformatted_20_Text">on its realist side it passes into the _inertia_ of deadening habit, on</text:p>
      <text:p text:style-name="Preformatted_20_Text">its idealist side gains freedom from the limited interests and</text:p>
      <text:p text:style-name="Preformatted_20_Text">entanglements of the outward present (_Old Age_).</text:p>
      <text:p text:style-name="Preformatted_20_Text"/>
      <text:p text:style-name="Preformatted_20_Text">Â§ 397. (2) Next we find the individual subject to a _real_ antithesis,</text:p>
      <text:p text:style-name="Preformatted_20_Text">leading it to seek and find _itself_ in _another_ individual. Thisâ€”the</text:p>
      <text:p text:style-name="Preformatted_20_Text">_sexual relation_â€”on a physical basis, shows, on its one side,</text:p>
      <text:p text:style-name="Preformatted_20_Text">subjectivity remaining in an instinctive and emotional harmony of moral</text:p>
      <text:p text:style-name="Preformatted_20_Text">life and love, and not pushing these tendencies to an extreme _universal_</text:p>
      <text:p text:style-name="Preformatted_20_Text">phase, in purposes political, scientific or artistic; and on the other,</text:p>
      <text:p text:style-name="Preformatted_20_Text">shows an active half, where the individual is the vehicle of a struggle of</text:p>
      <text:p text:style-name="Preformatted_20_Text"><text:soft-page-break/>universal and objective interests with the given conditions (both of his</text:p>
      <text:p text:style-name="Preformatted_20_Text">own existence and of that of the external world), carrying out these</text:p>
      <text:p text:style-name="Preformatted_20_Text">universal principles into a unity with the world which is his own work.</text:p>
      <text:p text:style-name="Preformatted_20_Text">The sexual tie acquires its moral and spiritual significance and function</text:p>
      <text:p text:style-name="Preformatted_20_Text">in the _family_.</text:p>
      <text:p text:style-name="Preformatted_20_Text"/>
      <text:p text:style-name="Preformatted_20_Text">Â§ 398. (3) When the individuality, or self-centralised being,</text:p>
      <text:p text:style-name="Preformatted_20_Text">distinguishes itself from its _mere_ being, this immediate judgment is the</text:p>
      <text:p text:style-name="Preformatted_20_Text">_waking_ of the soul, which confronts its self-absorbed natural life, in</text:p>
      <text:p text:style-name="Preformatted_20_Text">the first instance, as one natural quality and state confronts another</text:p>
      <text:p text:style-name="Preformatted_20_Text">state, viz. _sleep_.â€”The waking is not merely for the observer, or</text:p>
      <text:p text:style-name="Preformatted_20_Text">externally distinct from the sleep: it is itself the _judgment_ (primary</text:p>
      <text:p text:style-name="Preformatted_20_Text">partition) of the individual soulâ€”which is self-existing only as it</text:p>
      <text:p text:style-name="Preformatted_20_Text">relates its self-existence to its mere existence, distinguishing itself</text:p>
      <text:p text:style-name="Preformatted_20_Text">from its still undifferentiated universality. The waking state includes</text:p>
      <text:p text:style-name="Preformatted_20_Text">generally all self-conscious and rational activity in which the mind</text:p>
      <text:p text:style-name="Preformatted_20_Text">realises its own distinct self.â€”Sleep is an invigoration of this</text:p>
      <text:p text:style-name="Preformatted_20_Text">activityâ€”not as a merely negative rest from it, but as a return back from</text:p>
      <text:p text:style-name="Preformatted_20_Text">the world of specialisation, from dispersion into phases where it has</text:p>
      <text:p text:style-name="Preformatted_20_Text">grown hard and stiff,â€”a return into the general nature of subjectivity,</text:p>
      <text:p text:style-name="Preformatted_20_Text">which is the substance of those specialised energies and their absolute</text:p>
      <text:p text:style-name="Preformatted_20_Text">master.</text:p>
      <text:p text:style-name="Preformatted_20_Text"/>
      <text:p text:style-name="Preformatted_20_Text">The distinction between sleep and waking is one of those _posers_, as they</text:p>
      <text:p text:style-name="Preformatted_20_Text">may be called, which are often addressed to philosophy:â€”Napoleon, e.g., on</text:p>
      <text:p text:style-name="Preformatted_20_Text">a visit to the University of Pavia, put this question to the class of</text:p>
      <text:p text:style-name="Preformatted_20_Text">ideology. The characterisation given in the section is abstract; it</text:p>
      <text:p text:style-name="Preformatted_20_Text">primarily treats waking merely as a natural fact, containing the mental</text:p>
      <text:p text:style-name="Preformatted_20_Text">element _implicite_ but not yet as invested with a special being of its</text:p>
      <text:p text:style-name="Preformatted_20_Text">own. If we are to speak more concretely of this distinction (in</text:p>
      <text:p text:style-name="Preformatted_20_Text">fundamentals it remains the same), we must take the self-existence of the</text:p>
      <text:p text:style-name="Preformatted_20_Text">individual soul in its higher aspects as the Ego of consciousness and as</text:p>
      <text:p text:style-name="Preformatted_20_Text">intelligent mind. The difficulty raised anent the distinction of the two</text:p>
      <text:p text:style-name="Preformatted_20_Text">states properly arises, only when we also take into account the dreams in</text:p>
      <text:p text:style-name="Preformatted_20_Text">sleep and describe these dreams, as well as the mental representations in</text:p>
      <text:p text:style-name="Preformatted_20_Text">the sober waking consciousness, under one and the same title of mental</text:p>
      <text:p text:style-name="Preformatted_20_Text">representations. Thus superficially classified as states of mental</text:p>
      <text:p text:style-name="Preformatted_20_Text">representation the two coincide, because we have lost sight of the</text:p>
      <text:p text:style-name="Preformatted_20_Text">difference; and in the case of any assignable distinction of waking</text:p>
      <text:p text:style-name="Preformatted_20_Text">consciousness, we can always return to the trivial remark that all this is</text:p>
      <text:p text:style-name="Preformatted_20_Text">nothing more than mental idea. But the concrete theory of the waking soul</text:p>
      <text:p text:style-name="Preformatted_20_Text">in its realised being views it as _consciousness_ and _intellect_: and the</text:p>
      <text:p text:style-name="Preformatted_20_Text">world of intelligent consciousness is something quite different from a</text:p>
      <text:p text:style-name="Preformatted_20_Text">picture of mere ideas and images. The latter are in the main only</text:p>
      <text:p text:style-name="Preformatted_20_Text">externally conjoined, in an unintelligent way, by the laws of the</text:p>
      <text:p text:style-name="Preformatted_20_Text">so-called _Association of Ideas_; though here and there of course logical</text:p>
      <text:p text:style-name="Preformatted_20_Text">principles may also be operative. But in the waking state man behaves</text:p>
      <text:p text:style-name="Preformatted_20_Text">essentially as a concrete ego, an intelligence: and because of this</text:p>
      <text:p text:style-name="Preformatted_20_Text">intelligence his sense-perception stands before him as a concrete totality</text:p>
      <text:p text:style-name="Preformatted_20_Text">of features in which each member, each point, takes up its place as at the</text:p>
      <text:p text:style-name="Preformatted_20_Text">same time determined through and with all the rest. Thus the facts</text:p>
      <text:p text:style-name="Preformatted_20_Text">embodied in his sensation are authenticated, not by his mere subjective</text:p>
      <text:p text:style-name="Preformatted_20_Text">representation and distinction of the facts as something external from the</text:p>
      <text:p text:style-name="Preformatted_20_Text">person, but by virtue of the concrete interconnexion in which each part</text:p>
      <text:p text:style-name="Preformatted_20_Text">stands with all parts of this complex. The waking state is the concrete</text:p>
      <text:p text:style-name="Preformatted_20_Text">consciousness of this mutual corroboration of each single factor of its</text:p>
      <text:p text:style-name="Preformatted_20_Text">content by all the others in the picture as perceived. The consciousness</text:p>
      <text:p text:style-name="Preformatted_20_Text">of this interdependence need not be explicit and distinct. Still this</text:p>
      <text:p text:style-name="Preformatted_20_Text">general setting to all sensations is implicitly present in the concrete</text:p>
      <text:p text:style-name="Preformatted_20_Text"><text:soft-page-break/>feeling of self.â€”In order to see the difference of dreaming and waking we</text:p>
      <text:p text:style-name="Preformatted_20_Text">need only keep in view the Kantian distinction between subjectivity and</text:p>
      <text:p text:style-name="Preformatted_20_Text">objectivity of mental representation (the latter depending upon</text:p>
      <text:p text:style-name="Preformatted_20_Text">determination through categories): remembering, as already noted, that</text:p>
      <text:p text:style-name="Preformatted_20_Text">what is actually present in mind need not be therefore explicitly realised</text:p>
      <text:p text:style-name="Preformatted_20_Text">in consciousness, just as little as the exaltation of the intellectual</text:p>
      <text:p text:style-name="Preformatted_20_Text">sense to God need stand before consciousness in the shape of proofs of</text:p>
      <text:p text:style-name="Preformatted_20_Text">Godâ€™s existence, although, as before explained, these proofs only serve to</text:p>
      <text:p text:style-name="Preformatted_20_Text">express the net worth and content of that feeling.</text:p>
      <text:p text:style-name="Preformatted_20_Text"/>
      <text:p text:style-name="Preformatted_20_Text"/>
      <text:p text:style-name="Preformatted_20_Text">(Î³) Sensibility(121).</text:p>
      <text:p text:style-name="Preformatted_20_Text"/>
      <text:p text:style-name="Preformatted_20_Text"/>
      <text:p text:style-name="Preformatted_20_Text">Â§ 399. Sleep and waking are, primarily, it is true, not mere alterations,</text:p>
      <text:p text:style-name="Preformatted_20_Text">but _alternating_ conditions (a progression _in infinitum_). This is their</text:p>
      <text:p text:style-name="Preformatted_20_Text">formal and negative relationship: but in it the _affirmative_ relationship</text:p>
      <text:p text:style-name="Preformatted_20_Text">is also involved. In the self-certified existence of waking soul its mere</text:p>
      <text:p text:style-name="Preformatted_20_Text">existence is implicit as an â€œidealâ€ factor: the features which make up its</text:p>
      <text:p text:style-name="Preformatted_20_Text">sleeping nature, where they are implicitly as in their substance, are</text:p>
      <text:p text:style-name="Preformatted_20_Text">_found_ by the waking soul, in its own self, and, be it noted, for itself.</text:p>
      <text:p text:style-name="Preformatted_20_Text">The fact that these particulars, though as a mode of mind they are</text:p>
      <text:p text:style-name="Preformatted_20_Text">distinguished from the self-identity of our self-centred being, are yet</text:p>
      <text:p text:style-name="Preformatted_20_Text">simply contained in its simplicity, is what we call sensibility.</text:p>
      <text:p text:style-name="Preformatted_20_Text"/>
      <text:p text:style-name="Preformatted_20_Text">Â§ 400. Sensibility (feeling) is the form of the dull stirring, the</text:p>
      <text:p text:style-name="Preformatted_20_Text">inarticulate breathing, of the spirit through its unconscious and</text:p>
      <text:p text:style-name="Preformatted_20_Text">unintelligent individuality, where every definite feature is still</text:p>
      <text:p text:style-name="Preformatted_20_Text">â€œimmediate,â€â€”neither specially developed in its content nor set in</text:p>
      <text:p text:style-name="Preformatted_20_Text">distinction as objective to subject, but treated as belonging to its most</text:p>
      <text:p text:style-name="Preformatted_20_Text">special, its natural peculiarity. The content of sensation is thus limited</text:p>
      <text:p text:style-name="Preformatted_20_Text">and transient, belonging as it does to natural, immediate being,â€”to what</text:p>
      <text:p text:style-name="Preformatted_20_Text">is therefore qualitative and finite.</text:p>
      <text:p text:style-name="Preformatted_20_Text"/>
      <text:p text:style-name="Preformatted_20_Text">_Everything is in sensation_ (feeling): if you will, everything that</text:p>
      <text:p text:style-name="Preformatted_20_Text">emerges in conscious intelligence and in reason has its source and origin</text:p>
      <text:p text:style-name="Preformatted_20_Text">in sensation; for source and origin just means the first immediate manner</text:p>
      <text:p text:style-name="Preformatted_20_Text">in which a thing appears. Let it not be enough to have principles and</text:p>
      <text:p text:style-name="Preformatted_20_Text">religion only in the head: they must also be in the heart, in the feeling.</text:p>
      <text:p text:style-name="Preformatted_20_Text">What we merely have in the head is in consciousness, in a general way: the</text:p>
      <text:p text:style-name="Preformatted_20_Text">facts of it are objectiveâ€”set over against consciousness, so that as it is</text:p>
      <text:p text:style-name="Preformatted_20_Text">put in me (my abstract ego) it can also be kept away and apart from me</text:p>
      <text:p text:style-name="Preformatted_20_Text">(from my concrete subjectivity). But if put in the feeling, the fact is a</text:p>
      <text:p text:style-name="Preformatted_20_Text">mode of my individuality, however crude that individuality be in such a</text:p>
      <text:p text:style-name="Preformatted_20_Text">form: it is thus treated as my _very own_. My own is something inseparate</text:p>
      <text:p text:style-name="Preformatted_20_Text">from the actual concrete self: and this immediate unity of the soul with</text:p>
      <text:p text:style-name="Preformatted_20_Text">its underlying self in all its definite content is just this</text:p>
      <text:p text:style-name="Preformatted_20_Text">inseparability; which however yet falls short of the ego of developed</text:p>
      <text:p text:style-name="Preformatted_20_Text">consciousness, and still more of the freedom of rational mind-life. It is</text:p>
      <text:p text:style-name="Preformatted_20_Text">with a quite different intensity and permanency that the will, the</text:p>
      <text:p text:style-name="Preformatted_20_Text">conscience, and the character, are our very own, than can ever be true of</text:p>
      <text:p text:style-name="Preformatted_20_Text">feeling and of the group of feelings (the heart): and this we need no</text:p>
      <text:p text:style-name="Preformatted_20_Text">philosophy to tell us. No doubt it is correct to say that above everything</text:p>
      <text:p text:style-name="Preformatted_20_Text">the _heart_ must be good. But feeling and heart is not the form by which</text:p>
      <text:p text:style-name="Preformatted_20_Text">anything is legitimated as religious, moral, true, just, &amp;c., and an</text:p>
      <text:p text:style-name="Preformatted_20_Text">appeal to heart and feeling either means nothing or means something bad.</text:p>
      <text:p text:style-name="Preformatted_20_Text">This should hardly need enforcing. Can any experience be more trite than</text:p>
      <text:p text:style-name="Preformatted_20_Text">that feelings and hearts are also bad, evil, godless, mean, &amp;c.? That the</text:p>
      <text:p text:style-name="Preformatted_20_Text">heart is the source only of such feelings is stated in the words: â€œFrom</text:p>
      <text:p text:style-name="Preformatted_20_Text"><text:soft-page-break/>the heart proceed evil thoughts, murder, adultery, fornication, blasphemy,</text:p>
      <text:p text:style-name="Preformatted_20_Text">&amp;c.â€ In such times when â€œscientificâ€ theology and philosophy make the</text:p>
      <text:p text:style-name="Preformatted_20_Text">heart and feeling the criterion of what is good, moral, and religious, it</text:p>
      <text:p text:style-name="Preformatted_20_Text">is necessary to remind them of these trite experiences; just as it is</text:p>
      <text:p text:style-name="Preformatted_20_Text">nowadays necessary to repeat that thinking is the characteristic property</text:p>
      <text:p text:style-name="Preformatted_20_Text">by which man is distinguished from the beasts, and that he has feeling in</text:p>
      <text:p text:style-name="Preformatted_20_Text">common with them.</text:p>
      <text:p text:style-name="Preformatted_20_Text"/>
      <text:p text:style-name="Preformatted_20_Text">Â§ 401. What the sentient soul finds within it is, on one hand, the</text:p>
      <text:p text:style-name="Preformatted_20_Text">naturally immediate, as â€œideallyâ€ in it and made its own. On the other</text:p>
      <text:p text:style-name="Preformatted_20_Text">hand and conversely, what originally belongs to the central individuality</text:p>
      <text:p text:style-name="Preformatted_20_Text">(which as further deepened and enlarged is the conscious ego and free</text:p>
      <text:p text:style-name="Preformatted_20_Text">mind) get the features of the natural corporeity, and is so felt. In this</text:p>
      <text:p text:style-name="Preformatted_20_Text">way we have two spheres of feeling. One, where what at first is a</text:p>
      <text:p text:style-name="Preformatted_20_Text">corporeal affection (e.g. of the eye or of any bodily part whatever) is</text:p>
      <text:p text:style-name="Preformatted_20_Text">made feeling (sensation) by being driven inward, memorised in the soulâ€™s</text:p>
      <text:p text:style-name="Preformatted_20_Text">self-centred part. Another, where affections originating in the mind and</text:p>
      <text:p text:style-name="Preformatted_20_Text">belonging to it, are in order to be felt, and to be as if found, invested</text:p>
      <text:p text:style-name="Preformatted_20_Text">with corporeity. Thus the mode or affection gets a place in the subject:</text:p>
      <text:p text:style-name="Preformatted_20_Text">it is felt in the soul. The detailed specification of the former branch of</text:p>
      <text:p text:style-name="Preformatted_20_Text">sensibility is seen in the system of the senses. But the other or inwardly</text:p>
      <text:p text:style-name="Preformatted_20_Text">originated modes of feeling no less necessarily systematise themselves;</text:p>
      <text:p text:style-name="Preformatted_20_Text">and their corporisation, as put in the living and concretely developed</text:p>
      <text:p text:style-name="Preformatted_20_Text">natural being, works itself out, following the special character of the</text:p>
      <text:p text:style-name="Preformatted_20_Text">mental mode, in a special system of bodily organs.</text:p>
      <text:p text:style-name="Preformatted_20_Text"/>
      <text:p text:style-name="Preformatted_20_Text">Sensibility in general is the healthy fellowship of the individual mind in</text:p>
      <text:p text:style-name="Preformatted_20_Text">the life of its bodily part. The senses form the simple system of</text:p>
      <text:p text:style-name="Preformatted_20_Text">corporeity specified. (_a_) The â€œidealâ€ side of physical things breaks up</text:p>
      <text:p text:style-name="Preformatted_20_Text">into twoâ€”because in it, as immediate and not yet subjective ideality,</text:p>
      <text:p text:style-name="Preformatted_20_Text">distinction appears as mere varietyâ€”the senses of definite _light_, Â§</text:p>
      <text:p text:style-name="Preformatted_20_Text">287â€”and of _sound_, Â§ 300. The â€œrealâ€ aspect similarly is with its</text:p>
      <text:p text:style-name="Preformatted_20_Text">difference double: (_b_) the senses of smell and taste, Â§Â§ 321, 322; (_c_)</text:p>
      <text:p text:style-name="Preformatted_20_Text">the sense of solid reality, of heavy matter, of heat and shape. Around the</text:p>
      <text:p text:style-name="Preformatted_20_Text">centre of the sentient individuality these specifications arrange</text:p>
      <text:p text:style-name="Preformatted_20_Text">themselves more simply than when they are developed in the natural</text:p>
      <text:p text:style-name="Preformatted_20_Text">corporeity.</text:p>
      <text:p text:style-name="Preformatted_20_Text"/>
      <text:p text:style-name="Preformatted_20_Text">The system by which the internal sensation comes to give itself specific</text:p>
      <text:p text:style-name="Preformatted_20_Text">bodily forms would deserve to be treated in detail in a peculiar scienceâ€”a</text:p>
      <text:p text:style-name="Preformatted_20_Text">_psychical physiology_. Somewhat pointing to such a system is implied in</text:p>
      <text:p text:style-name="Preformatted_20_Text">the feeling of the appropriateness or inappropriateness of an immediate</text:p>
      <text:p text:style-name="Preformatted_20_Text">sensation to the persistent tone of internal sensibility (the pleasant and</text:p>
      <text:p text:style-name="Preformatted_20_Text">unpleasant): as also in the distinct parallelism which underlies the</text:p>
      <text:p text:style-name="Preformatted_20_Text">symbolical employment of sensations, e.g. of colours, tones, smells. But</text:p>
      <text:p text:style-name="Preformatted_20_Text">the most interesting side of a psychical physiology would lie in studying</text:p>
      <text:p text:style-name="Preformatted_20_Text">not the mere sympathy, but more definitely the bodily form adopted by</text:p>
      <text:p text:style-name="Preformatted_20_Text">certain mental modifications, especially the passions or emotions. We</text:p>
      <text:p text:style-name="Preformatted_20_Text">should have, e.g., to explain the line of connexion by which anger and</text:p>
      <text:p text:style-name="Preformatted_20_Text">courage are felt in the breast, the blood, the â€œirritableâ€ system, just as</text:p>
      <text:p text:style-name="Preformatted_20_Text">thinking and mental occupation are felt in the head, the centre of the</text:p>
      <text:p text:style-name="Preformatted_20_Text">â€™sensibleâ€™ system. We should want a more satisfactory explanation than</text:p>
      <text:p text:style-name="Preformatted_20_Text">hitherto of the most familiar connexions by which tears, and voice in</text:p>
      <text:p text:style-name="Preformatted_20_Text">general, with its varieties of language, laughter, sighs, with many other</text:p>
      <text:p text:style-name="Preformatted_20_Text">specialisations lying in the line of pathognomy and physiognomy, are</text:p>
      <text:p text:style-name="Preformatted_20_Text">formed from their mental source. In physiology the viscera and the organs</text:p>
      <text:p text:style-name="Preformatted_20_Text">are treated merely as parts subservient to the animal organism; but they</text:p>
      <text:p text:style-name="Preformatted_20_Text">form at the same time a physical system for the expression of mental</text:p>
      <text:p text:style-name="Preformatted_20_Text">states, and in this way they get quite another interpretation.</text:p>
      <text:p text:style-name="Preformatted_20_Text"><text:soft-page-break/></text:p>
      <text:p text:style-name="Preformatted_20_Text">Â§ 402. Sensations, just because they are immediate and are found existing,</text:p>
      <text:p text:style-name="Preformatted_20_Text">are single and transient aspects of psychic life,â€”alterations in the</text:p>
      <text:p text:style-name="Preformatted_20_Text">substantiality of the soul, set in its self-centred life, with which that</text:p>
      <text:p text:style-name="Preformatted_20_Text">substance is one. But this self-centred being is not merely a formal</text:p>
      <text:p text:style-name="Preformatted_20_Text">factor of sensation: the soul is virtually a reflected totality of</text:p>
      <text:p text:style-name="Preformatted_20_Text">sensationsâ€”it feels _in itself_ the total substantiality which it</text:p>
      <text:p text:style-name="Preformatted_20_Text">_virtually_ isâ€”it is a soul which feels.</text:p>
      <text:p text:style-name="Preformatted_20_Text"/>
      <text:p text:style-name="Preformatted_20_Text">In the usage of ordinary language, sensation and feeling are not clearly</text:p>
      <text:p text:style-name="Preformatted_20_Text">distinguished: still we do not speak of the sensation,â€”but of the feeling</text:p>
      <text:p text:style-name="Preformatted_20_Text">(sense) of right, of self; sentimentality (sensibility) is connected with</text:p>
      <text:p text:style-name="Preformatted_20_Text">sensation: we may therefore say sensation emphasises rather the side of</text:p>
      <text:p text:style-name="Preformatted_20_Text">passivityâ€”the fact that we find ourselves feeling, i.e. the immediacy of</text:p>
      <text:p text:style-name="Preformatted_20_Text">mode in feelingâ€”whereas feeling at the same time rather notes the fact</text:p>
      <text:p text:style-name="Preformatted_20_Text">that it is _we ourselves_ who feel.</text:p>
      <text:p text:style-name="Preformatted_20_Text"/>
      <text:p text:style-name="Preformatted_20_Text"/>
      <text:p text:style-name="Preformatted_20_Text"/>
      <text:p text:style-name="Preformatted_20_Text">(b) The Feeling Soul.â€”(Soul as Sentiency.)(122)</text:p>
      <text:p text:style-name="Preformatted_20_Text"/>
      <text:p text:style-name="Preformatted_20_Text"/>
      <text:p text:style-name="Preformatted_20_Text">Â§ 403. The feeling or sentient individual is the simple â€œidealityâ€ or</text:p>
      <text:p text:style-name="Preformatted_20_Text">subjective side of sensation. What it has to do, therefore, is to raise</text:p>
      <text:p text:style-name="Preformatted_20_Text">its substantiality, its merely virtual filling-up, to the character of</text:p>
      <text:p text:style-name="Preformatted_20_Text">subjectivity, to take possession of it, to realise its mastery over its</text:p>
      <text:p text:style-name="Preformatted_20_Text">own. As sentient, the soul is no longer a mere natural, but an inward,</text:p>
      <text:p text:style-name="Preformatted_20_Text">individuality: the individuality which in the merely substantial totality</text:p>
      <text:p text:style-name="Preformatted_20_Text">was only formal to it has to be liberated and made independent.</text:p>
      <text:p text:style-name="Preformatted_20_Text"/>
      <text:p text:style-name="Preformatted_20_Text">Nowhere so much as in the case of the soul (and still more of the mind) if</text:p>
      <text:p text:style-name="Preformatted_20_Text">we are to understand it, must that feature of â€œidealityâ€ be kept in view,</text:p>
      <text:p text:style-name="Preformatted_20_Text">which represents it as the _negation_ of the real, but a negation, where</text:p>
      <text:p text:style-name="Preformatted_20_Text">the real is put past, virtually retained, although it does not _exist_.</text:p>
      <text:p text:style-name="Preformatted_20_Text">The feature is one with which we are familiar in regard to our mental</text:p>
      <text:p text:style-name="Preformatted_20_Text">ideas or to memory. Every individual is an infinite treasury of</text:p>
      <text:p text:style-name="Preformatted_20_Text">sensations, ideas, acquired lore, thoughts, &amp;c.; and yet the ego is one</text:p>
      <text:p text:style-name="Preformatted_20_Text">and uncompounded, a deep featureless characterless mine, in which all this</text:p>
      <text:p text:style-name="Preformatted_20_Text">is stored up, without existing. It is only when _I_ call to mind _an_</text:p>
      <text:p text:style-name="Preformatted_20_Text">idea, that I bring it out of that interior to existence before</text:p>
      <text:p text:style-name="Preformatted_20_Text">consciousness. Sometimes, in sickness, ideas and information, supposed to</text:p>
      <text:p text:style-name="Preformatted_20_Text">have been forgotten years ago, because for so long they had not been</text:p>
      <text:p text:style-name="Preformatted_20_Text">brought into consciousness, once more come to light. They were not in our</text:p>
      <text:p text:style-name="Preformatted_20_Text">possession, nor by such reproduction as occurs in sickness do they for the</text:p>
      <text:p text:style-name="Preformatted_20_Text">future come into our possession; and yet they were in us and continue to</text:p>
      <text:p text:style-name="Preformatted_20_Text">be in us still. Thus a person can never know how much of things he once</text:p>
      <text:p text:style-name="Preformatted_20_Text">learned he really has in him, should he have once forgotten them: they</text:p>
      <text:p text:style-name="Preformatted_20_Text">belong not to his actuality or subjectivity as such, but only to his</text:p>
      <text:p text:style-name="Preformatted_20_Text">implicit self. And under all the superstructure of specialised and</text:p>
      <text:p text:style-name="Preformatted_20_Text">instrumental consciousness that may subsequently be added to it, the</text:p>
      <text:p text:style-name="Preformatted_20_Text">individuality always remains this single-souled inner life. At the present</text:p>
      <text:p text:style-name="Preformatted_20_Text">stage this singleness is, primarily, to be defined as one of feelingâ€”as</text:p>
      <text:p text:style-name="Preformatted_20_Text">embracing the corporeal in itself: thus denying the view that this body is</text:p>
      <text:p text:style-name="Preformatted_20_Text">something material, with parts outside parts and outside the soul. Just as</text:p>
      <text:p text:style-name="Preformatted_20_Text">the number and variety of mental representations is no argument for an</text:p>
      <text:p text:style-name="Preformatted_20_Text">extended and real multeity in the ego; so the â€œrealâ€ outness of parts in</text:p>
      <text:p text:style-name="Preformatted_20_Text">the body has no truth for the sentient soul. As sentient, the soul is</text:p>
      <text:p text:style-name="Preformatted_20_Text">characterised as immediate, and so as natural and corporeal: but the</text:p>
      <text:p text:style-name="Preformatted_20_Text">outness of parts and sensible multiplicity of this corporeal counts for</text:p>
      <text:p text:style-name="Preformatted_20_Text"><text:soft-page-break/>the soul (as it counts for the intelligible unity) not as anything real,</text:p>
      <text:p text:style-name="Preformatted_20_Text">and therefore not as a barrier: the soul is this intelligible unity _in</text:p>
      <text:p text:style-name="Preformatted_20_Text">existence_,â€”the existent speculative principle. Thus in the body it is one</text:p>
      <text:p text:style-name="Preformatted_20_Text">simple, omnipresent unity. As to the representative faculty the body is</text:p>
      <text:p text:style-name="Preformatted_20_Text">but _one_ representation, and the infinite variety of its material</text:p>
      <text:p text:style-name="Preformatted_20_Text">structure and organisation is reduced to the _simplicity_ of one definite</text:p>
      <text:p text:style-name="Preformatted_20_Text">conception: so in the sentient soul, the corporeity, and all that outness</text:p>
      <text:p text:style-name="Preformatted_20_Text">of parts to parts which belongs to it, is reduced to _ideality_ (the</text:p>
      <text:p text:style-name="Preformatted_20_Text">_truth_ of the natural multiplicity). The soul is virtually the totality</text:p>
      <text:p text:style-name="Preformatted_20_Text">of nature: as an individual soul it is a monad: it is itself the</text:p>
      <text:p text:style-name="Preformatted_20_Text">explicitly put totality of its particular world,â€”that world being included</text:p>
      <text:p text:style-name="Preformatted_20_Text">in it and filling it up; and to that world it stands but as to itself.</text:p>
      <text:p text:style-name="Preformatted_20_Text"/>
      <text:p text:style-name="Preformatted_20_Text">Â§ 404. As _individual_, the soul is exclusive and always exclusive: any</text:p>
      <text:p text:style-name="Preformatted_20_Text">difference there is, it brings within itself. What is differentiated from</text:p>
      <text:p text:style-name="Preformatted_20_Text">it is as yet no external object (as in consciousness), but only the</text:p>
      <text:p text:style-name="Preformatted_20_Text">aspects of its own sentient totality, &amp;c. In this partition (judgment) of</text:p>
      <text:p text:style-name="Preformatted_20_Text">itself it is always subject: its object is its substance, which is at the</text:p>
      <text:p text:style-name="Preformatted_20_Text">same time its predicate. This _substance_ is still the content of its</text:p>
      <text:p text:style-name="Preformatted_20_Text">natural life, but turned into the content of the individual</text:p>
      <text:p text:style-name="Preformatted_20_Text">sensation-laden soul; yet as the soul is in that content still particular,</text:p>
      <text:p text:style-name="Preformatted_20_Text">the content is its particular world, so far as that is, in an implicit</text:p>
      <text:p text:style-name="Preformatted_20_Text">mode, included in the ideality of the subject.</text:p>
      <text:p text:style-name="Preformatted_20_Text"/>
      <text:p text:style-name="Preformatted_20_Text">By itself, this stage of mind is the stage of its darkness: its features</text:p>
      <text:p text:style-name="Preformatted_20_Text">are not developed to conscious and intelligent content: so far it is</text:p>
      <text:p text:style-name="Preformatted_20_Text">formal and only formal. It acquires a peculiar interest in cases where it</text:p>
      <text:p text:style-name="Preformatted_20_Text">is as a _form_ and appears as a special _state_ of mind (Â§ 350), to which</text:p>
      <text:p text:style-name="Preformatted_20_Text">the soul, which has already advanced to consciousness and intelligence,</text:p>
      <text:p text:style-name="Preformatted_20_Text">may again sink down. But when a truer phase of mind thus exists in a more</text:p>
      <text:p text:style-name="Preformatted_20_Text">subordinate and abstract one, it implies a want of adaptation, which is</text:p>
      <text:p text:style-name="Preformatted_20_Text">_disease_. In the present stage we must treat, first, of the abstract</text:p>
      <text:p text:style-name="Preformatted_20_Text">psychical modifications by themselves, secondly, as morbid states of mind:</text:p>
      <text:p text:style-name="Preformatted_20_Text">the latter being only explicable by means of the former.</text:p>
      <text:p text:style-name="Preformatted_20_Text"/>
      <text:p text:style-name="Preformatted_20_Text"/>
      <text:p text:style-name="Preformatted_20_Text">(Î±) The Feeling Soul in its Immediacy.</text:p>
      <text:p text:style-name="Preformatted_20_Text"/>
      <text:p text:style-name="Preformatted_20_Text"/>
      <text:p text:style-name="Preformatted_20_Text">Â§ 405. (Î±Î±) Though the sensitive individuality is undoubtedly a monadic</text:p>
      <text:p text:style-name="Preformatted_20_Text">individual, it is because immediate, not yet as _its self_ not a true</text:p>
      <text:p text:style-name="Preformatted_20_Text">subject reflected into itself, and is therefore passive. Hence the</text:p>
      <text:p text:style-name="Preformatted_20_Text">individuality of its true self is a different subject from itâ€”a subject</text:p>
      <text:p text:style-name="Preformatted_20_Text">which may even exist as another individual. By the self-hood of the latter</text:p>
      <text:p text:style-name="Preformatted_20_Text">itâ€”a substance, which is only a non-independent predicateâ€”is then set in</text:p>
      <text:p text:style-name="Preformatted_20_Text">vibration and controlled without the least resistance on its part. This</text:p>
      <text:p text:style-name="Preformatted_20_Text">other subject by which it is so controlled may be called its _genius_.</text:p>
      <text:p text:style-name="Preformatted_20_Text"/>
      <text:p text:style-name="Preformatted_20_Text">In the ordinary course of nature this is the condition of the child in its</text:p>
      <text:p text:style-name="Preformatted_20_Text">motherâ€™s womb:â€”a condition neither merely bodily nor merely mental, but</text:p>
      <text:p text:style-name="Preformatted_20_Text">psychicalâ€”a correlation of soul to soul. Here are two individuals, yet in</text:p>
      <text:p text:style-name="Preformatted_20_Text">undivided psychic unity: the one as yet no _self_, as yet nothing</text:p>
      <text:p text:style-name="Preformatted_20_Text">impenetrable, incapable of resistance: the other is its actuating subject,</text:p>
      <text:p text:style-name="Preformatted_20_Text">the _single_ self of the two. The mother is the _genius_ of the child; for</text:p>
      <text:p text:style-name="Preformatted_20_Text">by genius we commonly mean the total mental self-hood, as it has existence</text:p>
      <text:p text:style-name="Preformatted_20_Text">of its own, and constitutes the subjective substantiality of some one else</text:p>
      <text:p text:style-name="Preformatted_20_Text">who is only externally treated as an individual and has only a nominal</text:p>
      <text:p text:style-name="Preformatted_20_Text">independence. The underlying essence of the genius is the sum total of</text:p>
      <text:p text:style-name="Preformatted_20_Text">existence, of life, and of character, not as a mere possibility, or</text:p>
      <text:p text:style-name="Preformatted_20_Text"><text:soft-page-break/>capacity, or virtuality, but as efficiency and realised activity, as</text:p>
      <text:p text:style-name="Preformatted_20_Text">concrete subjectivity.</text:p>
      <text:p text:style-name="Preformatted_20_Text"/>
      <text:p text:style-name="Preformatted_20_Text">If we look only to the spatial and material aspects of the childâ€™s</text:p>
      <text:p text:style-name="Preformatted_20_Text">existence as an embryo in its special integuments, and as connected with</text:p>
      <text:p text:style-name="Preformatted_20_Text">the mother by means of umbilical cord, placenta, &amp;c., all that is</text:p>
      <text:p text:style-name="Preformatted_20_Text">presented to the senses and reflection are certain anatomical and</text:p>
      <text:p text:style-name="Preformatted_20_Text">physiological factsâ€”externalities and instrumentalities in the sensible</text:p>
      <text:p text:style-name="Preformatted_20_Text">and material which are insignificant as regards the main point, the</text:p>
      <text:p text:style-name="Preformatted_20_Text">psychical relationship. What ought to be noted as regards this psychical</text:p>
      <text:p text:style-name="Preformatted_20_Text">tie are not merely the striking effects communicated to and stamped upon</text:p>
      <text:p text:style-name="Preformatted_20_Text">the child by violent emotions, injuries, &amp;c. of the mother, but the whole</text:p>
      <text:p text:style-name="Preformatted_20_Text">psychical _judgment_ (partition) of the underlying nature, by which the</text:p>
      <text:p text:style-name="Preformatted_20_Text">female (like the monocotyledons among vegetables) can suffer disruption in</text:p>
      <text:p text:style-name="Preformatted_20_Text">twain, so that the child has not merely got _communicated_ to it, but has</text:p>
      <text:p text:style-name="Preformatted_20_Text">originally received morbid dispositions as well as other pre-dispositions</text:p>
      <text:p text:style-name="Preformatted_20_Text">of shape, temper, character, talent, idiosyncrasies, &amp;c.</text:p>
      <text:p text:style-name="Preformatted_20_Text"/>
      <text:p text:style-name="Preformatted_20_Text">Sporadic examples and traces of this _magic_ tie appear elsewhere in the</text:p>
      <text:p text:style-name="Preformatted_20_Text">range of self-possessed conscious life, say between friends, especially</text:p>
      <text:p text:style-name="Preformatted_20_Text">female friends with delicate nerves (a tie which may go so far as to show</text:p>
      <text:p text:style-name="Preformatted_20_Text">â€œmagneticâ€ phenomena), between husband and wife and between members of the</text:p>
      <text:p text:style-name="Preformatted_20_Text">same family.</text:p>
      <text:p text:style-name="Preformatted_20_Text"/>
      <text:p text:style-name="Preformatted_20_Text">The total sensitivity has its self here in a separate subjectivity, which,</text:p>
      <text:p text:style-name="Preformatted_20_Text">in the case cited of this sentient life in the ordinary course of nature,</text:p>
      <text:p text:style-name="Preformatted_20_Text">is visibly present as another and a different individual. But this</text:p>
      <text:p text:style-name="Preformatted_20_Text">sensitive totality is meant to elevate its self-hood out of itself to</text:p>
      <text:p text:style-name="Preformatted_20_Text">subjectivity in one and the same individual: which is then its indwelling</text:p>
      <text:p text:style-name="Preformatted_20_Text">consciousness, self-possessed, intelligent, and reasonable. For such a</text:p>
      <text:p text:style-name="Preformatted_20_Text">consciousness the merely sentient life serves as an underlying and only</text:p>
      <text:p text:style-name="Preformatted_20_Text">implicitly existent material; and the self-possessed subjectivity is the</text:p>
      <text:p text:style-name="Preformatted_20_Text">rational, self-conscious, controlling genius thereof. But this sensitive</text:p>
      <text:p text:style-name="Preformatted_20_Text">nucleus includes not merely the purely unconscious, congenital disposition</text:p>
      <text:p text:style-name="Preformatted_20_Text">and temperament, but within its enveloping simplicity it acquires and</text:p>
      <text:p text:style-name="Preformatted_20_Text">retains also (in habit, as to which see later) all further ties and</text:p>
      <text:p text:style-name="Preformatted_20_Text">essential relationships, fortunes, principlesâ€”everything in short</text:p>
      <text:p text:style-name="Preformatted_20_Text">belonging to the character, and in whose elaboration self-conscious</text:p>
      <text:p text:style-name="Preformatted_20_Text">activity has most effectively participated. The sensitivity is thus a soul</text:p>
      <text:p text:style-name="Preformatted_20_Text">in which the whole mental life is condensed. The total individual under</text:p>
      <text:p text:style-name="Preformatted_20_Text">this concentrated aspect is distinct from the existing and actual play of</text:p>
      <text:p text:style-name="Preformatted_20_Text">his consciousness, his secular ideas, developed interests, inclinations,</text:p>
      <text:p text:style-name="Preformatted_20_Text">&amp;c. As contrasted with this looser aggregate of means and methods the more</text:p>
      <text:p text:style-name="Preformatted_20_Text">intensive form of individuality is termed the genius, whose decision is</text:p>
      <text:p text:style-name="Preformatted_20_Text">ultimate whatever may be the show of reasons, intentions, means, of which</text:p>
      <text:p text:style-name="Preformatted_20_Text">the more public consciousness is so liberal. This concentrated</text:p>
      <text:p text:style-name="Preformatted_20_Text">individuality also reveals itself under the aspect of what is called the</text:p>
      <text:p text:style-name="Preformatted_20_Text">heart and soul of feeling. A man is said to be heartless and unfeeling</text:p>
      <text:p text:style-name="Preformatted_20_Text">when he looks at things with self-possession and acts according to his</text:p>
      <text:p text:style-name="Preformatted_20_Text">permanent purposes, be they great substantial aims or petty and unjust</text:p>
      <text:p text:style-name="Preformatted_20_Text">interests: a good-hearted man, on the other hand, means rather one who is</text:p>
      <text:p text:style-name="Preformatted_20_Text">at the mercy of his individual sentiment, even when it is of narrow range</text:p>
      <text:p text:style-name="Preformatted_20_Text">and is wholly made up of particularities. Of such good nature or goodness</text:p>
      <text:p text:style-name="Preformatted_20_Text">of heart it may be said that it is less the genius itself than the</text:p>
      <text:p text:style-name="Preformatted_20_Text">_indulgere genio_.</text:p>
      <text:p text:style-name="Preformatted_20_Text"/>
      <text:p text:style-name="Preformatted_20_Text">Â§ 406. (Î²Î²) The sensitive life, when it becomes a _form_ or _state_ of the</text:p>
      <text:p text:style-name="Preformatted_20_Text">self-conscious, educated, self-possessed human being is a disease. The</text:p>
      <text:p text:style-name="Preformatted_20_Text">individual in such a morbid state stands in direct contact with the</text:p>
      <text:p text:style-name="Preformatted_20_Text"><text:soft-page-break/>concrete contents of his own self, whilst he keeps his self-possessed</text:p>
      <text:p text:style-name="Preformatted_20_Text">consciousness of self and of the causal order of things apart as a</text:p>
      <text:p text:style-name="Preformatted_20_Text">distinct state of mind. This morbid condition is seen in _magnetic</text:p>
      <text:p text:style-name="Preformatted_20_Text">somnambulism_ and cognate states.</text:p>
      <text:p text:style-name="Preformatted_20_Text"/>
      <text:p text:style-name="Preformatted_20_Text">In this summary encyclopaedic account it is impossible to supply a</text:p>
      <text:p text:style-name="Preformatted_20_Text">demonstration of what the paragraph states as the nature of the remarkable</text:p>
      <text:p text:style-name="Preformatted_20_Text">condition produced chiefly by animal magnetismâ€”to show, in other words,</text:p>
      <text:p text:style-name="Preformatted_20_Text">that it is in harmony with the facts. To that end the phenomena, so</text:p>
      <text:p text:style-name="Preformatted_20_Text">complex in their nature and so very different one from another, would have</text:p>
      <text:p text:style-name="Preformatted_20_Text">first of all to be brought under their general points of view. The facts,</text:p>
      <text:p text:style-name="Preformatted_20_Text">it might seem, first of all call for verification. But such a verification</text:p>
      <text:p text:style-name="Preformatted_20_Text">would, it must be added, be superfluous for those on whose account it was</text:p>
      <text:p text:style-name="Preformatted_20_Text">called for: for they facilitate the inquiry for themselves by declaring</text:p>
      <text:p text:style-name="Preformatted_20_Text">the narrativesâ€”infinitely numerous though they be and accredited by the</text:p>
      <text:p text:style-name="Preformatted_20_Text">education and character of the witnessesâ€”to be mere deception and</text:p>
      <text:p text:style-name="Preformatted_20_Text">imposture. The _a priori_ conceptions of these inquirers are so rooted</text:p>
      <text:p text:style-name="Preformatted_20_Text">that no testimony can avail against them, and they have even denied what</text:p>
      <text:p text:style-name="Preformatted_20_Text">they had seen with their own eyes. In order to believe in this department</text:p>
      <text:p text:style-name="Preformatted_20_Text">even what one sees with these eyes, and still more to understand it, the</text:p>
      <text:p text:style-name="Preformatted_20_Text">first requisite is not to be in bondage to the hard and fast categories of</text:p>
      <text:p text:style-name="Preformatted_20_Text">the practical intellect. The chief points on which the discussion turns</text:p>
      <text:p text:style-name="Preformatted_20_Text">may here be given:</text:p>
      <text:p text:style-name="Preformatted_20_Text"/>
      <text:p text:style-name="Preformatted_20_Text">(Î±) To the _concrete_ existence of the individual belongs the aggregate of</text:p>
      <text:p text:style-name="Preformatted_20_Text">his fundamental _interests_, both the essential and the particular</text:p>
      <text:p text:style-name="Preformatted_20_Text">empirical ties which connect him with other men and the world at large.</text:p>
      <text:p text:style-name="Preformatted_20_Text">This totality forms _his_ actuality, in the sense that it lies in fact</text:p>
      <text:p text:style-name="Preformatted_20_Text">immanent in him; it has already been called his _genius_. This genius is</text:p>
      <text:p text:style-name="Preformatted_20_Text">not the free mind which wills and thinks: the form of sensitivity, in</text:p>
      <text:p text:style-name="Preformatted_20_Text">which the individual here appears immersed, is, on the contrary, a</text:p>
      <text:p text:style-name="Preformatted_20_Text">surrender of his self-possessed intelligent existence. The first</text:p>
      <text:p text:style-name="Preformatted_20_Text">conclusion to which these considerations lead, with reference to the</text:p>
      <text:p text:style-name="Preformatted_20_Text">contents of consciousness in the somnambulist stage, is that it is only</text:p>
      <text:p text:style-name="Preformatted_20_Text">the range of his individually moulded world (of his private interests and</text:p>
      <text:p text:style-name="Preformatted_20_Text">narrow relationships) which appear there. Scientific theories and</text:p>
      <text:p text:style-name="Preformatted_20_Text">philosophic conceptions or general truths require a different</text:p>
      <text:p text:style-name="Preformatted_20_Text">soil,â€”require an intelligence which has risen out of the inarticulate mass</text:p>
      <text:p text:style-name="Preformatted_20_Text">of mere sensitivity to free consciousness. It is foolish therefore to</text:p>
      <text:p text:style-name="Preformatted_20_Text">expect revelations about the higher ideas from the somnambulist state.</text:p>
      <text:p text:style-name="Preformatted_20_Text"/>
      <text:p text:style-name="Preformatted_20_Text">(Î²) Where a human beingâ€™s senses and intellect are sound, he is fully and</text:p>
      <text:p text:style-name="Preformatted_20_Text">intelligently alive to that reality of his which gives concrete filling to</text:p>
      <text:p text:style-name="Preformatted_20_Text">his individuality: but he is awake to it in the form of interconnexion</text:p>
      <text:p text:style-name="Preformatted_20_Text">between himself and the features of that reality conceived as an external</text:p>
      <text:p text:style-name="Preformatted_20_Text">and a separate world, and he is aware that this world is in itself also a</text:p>
      <text:p text:style-name="Preformatted_20_Text">complex of interconnexions of a practically intelligible kind. In his</text:p>
      <text:p text:style-name="Preformatted_20_Text">subjective ideas and plans he has also before him this causally connected</text:p>
      <text:p text:style-name="Preformatted_20_Text">scheme of things he calls his world and the series of means which bring</text:p>
      <text:p text:style-name="Preformatted_20_Text">his ideas and his purposes into adjustment with the objective existences,</text:p>
      <text:p text:style-name="Preformatted_20_Text">which are also means and ends to each other. At the same time, this world</text:p>
      <text:p text:style-name="Preformatted_20_Text">which is outside him has its threads in him to such a degree that it is</text:p>
      <text:p text:style-name="Preformatted_20_Text">these threads which make him what he really is: he too would become</text:p>
      <text:p text:style-name="Preformatted_20_Text">extinct if these externalities were to disappear, unless by the aid of</text:p>
      <text:p text:style-name="Preformatted_20_Text">religion, subjective reason, and character, he is in a remarkable degree</text:p>
      <text:p text:style-name="Preformatted_20_Text">self-supporting and independent of them. But, then, in the latter case he</text:p>
      <text:p text:style-name="Preformatted_20_Text">is less susceptible of the psychical state here spoken of.â€”As an</text:p>
      <text:p text:style-name="Preformatted_20_Text">illustration of that identity with the surroundings may be noted the</text:p>
      <text:p text:style-name="Preformatted_20_Text">effect produced by the death of beloved relatives, friends, &amp;c. on those</text:p>
      <text:p text:style-name="Preformatted_20_Text"><text:soft-page-break/>left behind, so that the one dies or pines away with the loss of the</text:p>
      <text:p text:style-name="Preformatted_20_Text">other. (Thus Cato, after the downfall of the Roman republic, could live no</text:p>
      <text:p text:style-name="Preformatted_20_Text">longer: his inner reality was neither wider than higher than it.) Compare</text:p>
      <text:p text:style-name="Preformatted_20_Text">home-sickness, and the like.</text:p>
      <text:p text:style-name="Preformatted_20_Text"/>
      <text:p text:style-name="Preformatted_20_Text">(Î³) But when all that occupies the waking consciousness, the world outside</text:p>
      <text:p text:style-name="Preformatted_20_Text">it and its relationship to that world is under a veil, and the soul is</text:p>
      <text:p text:style-name="Preformatted_20_Text">thus sunk in sleep (in magnetic sleep, in catalepsy, and other diseases,</text:p>
      <text:p text:style-name="Preformatted_20_Text">e.g. those connected with female development, or at the approach of death,</text:p>
      <text:p text:style-name="Preformatted_20_Text">&amp;c.), then that _immanent actuality_ of the individual remains the same</text:p>
      <text:p text:style-name="Preformatted_20_Text">substantial total as before, but now as a purely sensitive life with an</text:p>
      <text:p text:style-name="Preformatted_20_Text">inward vision and an inward consciousness. And because it is the adult,</text:p>
      <text:p text:style-name="Preformatted_20_Text">formed, and developed consciousness which is degraded into this state of</text:p>
      <text:p text:style-name="Preformatted_20_Text">sensitivity, it retains along with its content a certain nominal</text:p>
      <text:p text:style-name="Preformatted_20_Text">self-hood, a formal vision and awareness, which however does not go so far</text:p>
      <text:p text:style-name="Preformatted_20_Text">as the conscious judgment or discernment by which its contents, when it is</text:p>
      <text:p text:style-name="Preformatted_20_Text">healthy and awake, exist for it as an outward objectivity. The individual</text:p>
      <text:p text:style-name="Preformatted_20_Text">is thus a monad which is inwardly aware of its actualityâ€”a genius which</text:p>
      <text:p text:style-name="Preformatted_20_Text">beholds itself. The characteristic point in such knowledge is that the</text:p>
      <text:p text:style-name="Preformatted_20_Text">very same facts (which for the healthy consciousness are an objective</text:p>
      <text:p text:style-name="Preformatted_20_Text">practical reality, and to know which, in its sober moods, it needs the</text:p>
      <text:p text:style-name="Preformatted_20_Text">intelligent chain of means and conditions in all their real expansion) are</text:p>
      <text:p text:style-name="Preformatted_20_Text">now immediately known and perceived in this immanence. This perception is</text:p>
      <text:p text:style-name="Preformatted_20_Text">a sort of _clairvoyance_; for it is a consciousness living in the</text:p>
      <text:p text:style-name="Preformatted_20_Text">undivided substantiality of the genius, and finding itself in the very</text:p>
      <text:p text:style-name="Preformatted_20_Text">heart of the interconnexion, and so can dispense with the series of</text:p>
      <text:p text:style-name="Preformatted_20_Text">conditions, external one to another, which lead up to the</text:p>
      <text:p text:style-name="Preformatted_20_Text">result,â€”conditions which cool reflection has in succession to traverse and</text:p>
      <text:p text:style-name="Preformatted_20_Text">in so doing feels the limits of its own individual externality. But such</text:p>
      <text:p text:style-name="Preformatted_20_Text">clairvoyanceâ€”just because its dim and turbid vision does not present the</text:p>
      <text:p text:style-name="Preformatted_20_Text">facts in a rational interconnexionâ€”is for that very reason at the mercy of</text:p>
      <text:p text:style-name="Preformatted_20_Text">every private contingency of feeling and fancy, &amp;c.â€”not to mention that</text:p>
      <text:p text:style-name="Preformatted_20_Text">foreign _suggestions_ (see later) intrude into its vision. It is thus</text:p>
      <text:p text:style-name="Preformatted_20_Text">impossible to make out whether what the clairvoyants really see</text:p>
      <text:p text:style-name="Preformatted_20_Text">preponderates over what they deceive themselves in.â€”But it is absurd to</text:p>
      <text:p text:style-name="Preformatted_20_Text">treat this visionary state as a sublime mental phase and as a truer state,</text:p>
      <text:p text:style-name="Preformatted_20_Text">capable of conveying general truths(123).</text:p>
      <text:p text:style-name="Preformatted_20_Text"/>
      <text:p text:style-name="Preformatted_20_Text">(Î´) An essential feature of this sensitivity, with its absence of</text:p>
      <text:p text:style-name="Preformatted_20_Text">intelligent and volitional personality, is this, that it is a state of</text:p>
      <text:p text:style-name="Preformatted_20_Text">passivity, like that of the child in the womb. The patient in this</text:p>
      <text:p text:style-name="Preformatted_20_Text">condition is accordingly made, and continues to be, subject to the power</text:p>
      <text:p text:style-name="Preformatted_20_Text">of another person, the magnetiser; so that when the two are thus in</text:p>
      <text:p text:style-name="Preformatted_20_Text">psychical _rapport_, the selfless individual, not really a â€œperson,â€ has</text:p>
      <text:p text:style-name="Preformatted_20_Text">for his subjective consciousness the consciousness of the other. This</text:p>
      <text:p text:style-name="Preformatted_20_Text">latter self-possessed individual is thus the effective subjective soul of</text:p>
      <text:p text:style-name="Preformatted_20_Text">the former, and the genius which may even supply him with a train of</text:p>
      <text:p text:style-name="Preformatted_20_Text">ideas. That the somnambulist perceives in himself tastes and smells which</text:p>
      <text:p text:style-name="Preformatted_20_Text">are present in the person with whom he stands _en rapport_, and that he is</text:p>
      <text:p text:style-name="Preformatted_20_Text">aware of the other inner ideas and present perceptions of the latter as if</text:p>
      <text:p text:style-name="Preformatted_20_Text">they were his own, shows the substantial identity which the soul (which</text:p>
      <text:p text:style-name="Preformatted_20_Text">even in its concreteness is also truly immaterial) is capable of holding</text:p>
      <text:p text:style-name="Preformatted_20_Text">with another. When the substance of both is thus made one, there is only</text:p>
      <text:p text:style-name="Preformatted_20_Text">one subjectivity of consciousness: the patient has a sort of</text:p>
      <text:p text:style-name="Preformatted_20_Text">individuality, but it is empty, not on the spot, not actual: and this</text:p>
      <text:p text:style-name="Preformatted_20_Text">nominal self accordingly derives its whole stock of ideas from the</text:p>
      <text:p text:style-name="Preformatted_20_Text">sensations and ideas of the other, in whom it sees, smells, tastes, reads,</text:p>
      <text:p text:style-name="Preformatted_20_Text">and hears. It is further to be noted on this point that the somnambulist</text:p>
      <text:p text:style-name="Preformatted_20_Text">is thus brought into _rapport_ with two genii and a twofold set of ideas,</text:p>
      <text:p text:style-name="Preformatted_20_Text"><text:soft-page-break/>his own and that of the magnetiser. But it is impossible to say precisely</text:p>
      <text:p text:style-name="Preformatted_20_Text">which sensations and which visions he, in this nominal perception,</text:p>
      <text:p text:style-name="Preformatted_20_Text">receives, beholds and brings to knowledge from his own inward self, and</text:p>
      <text:p text:style-name="Preformatted_20_Text">which from the suggestions of the person with whom he stands in relation.</text:p>
      <text:p text:style-name="Preformatted_20_Text">This uncertainty may be the source of many deceptions, and accounts among</text:p>
      <text:p text:style-name="Preformatted_20_Text">other things for the diversity that inevitably shows itself among</text:p>
      <text:p text:style-name="Preformatted_20_Text">somnambulists from different countries and under _rapport_ with persons of</text:p>
      <text:p text:style-name="Preformatted_20_Text">different education, as regards their views on morbid states and the</text:p>
      <text:p text:style-name="Preformatted_20_Text">methods of cure, or medicines for them, as well as on scientific and</text:p>
      <text:p text:style-name="Preformatted_20_Text">intellectual topics.</text:p>
      <text:p text:style-name="Preformatted_20_Text"/>
      <text:p text:style-name="Preformatted_20_Text">(Îµ) As in this sensitive substantiality there is no contrast to external</text:p>
      <text:p text:style-name="Preformatted_20_Text">objectivity, so within itself the subject is so entirely one that all</text:p>
      <text:p text:style-name="Preformatted_20_Text">varieties of sensation have disappeared, and hence, when the activity of</text:p>
      <text:p text:style-name="Preformatted_20_Text">the sense-organs is asleep, the â€œcommon sense,â€ or â€œgeneral feelingâ€</text:p>
      <text:p text:style-name="Preformatted_20_Text">specifies itself to several functions; one sees and hears with the</text:p>
      <text:p text:style-name="Preformatted_20_Text">fingers, and especially with the pit of the stomach, &amp;c.</text:p>
      <text:p text:style-name="Preformatted_20_Text"/>
      <text:p text:style-name="Preformatted_20_Text">To comprehend a thing means in the language of practical intelligence to</text:p>
      <text:p text:style-name="Preformatted_20_Text">be able to trace the series of means intervening between a phenomenon and</text:p>
      <text:p text:style-name="Preformatted_20_Text">some other existence on which it depends,â€”to discover what is called the</text:p>
      <text:p text:style-name="Preformatted_20_Text">ordinary course of nature, in compliance with the laws and relations of</text:p>
      <text:p text:style-name="Preformatted_20_Text">the intellect, e.g. causality, reasons, &amp;c. The purely sensitive life, on</text:p>
      <text:p text:style-name="Preformatted_20_Text">the contrary, even when it retains that mere nominal consciousness, as in</text:p>
      <text:p text:style-name="Preformatted_20_Text">the morbid state alluded to, is just this form of immediacy, without any</text:p>
      <text:p text:style-name="Preformatted_20_Text">distinctions between subjective and objective, between intelligent</text:p>
      <text:p text:style-name="Preformatted_20_Text">personality and objective world, and without the aforementioned finite</text:p>
      <text:p text:style-name="Preformatted_20_Text">ties between them. Hence to understand this intimate conjunction, which,</text:p>
      <text:p text:style-name="Preformatted_20_Text">though all-embracing, is without any definite points of attachment, is</text:p>
      <text:p text:style-name="Preformatted_20_Text">impossible, so long as we assume independent personalities, independent</text:p>
      <text:p text:style-name="Preformatted_20_Text">one of another and of the objective world which is their contentâ€”so long</text:p>
      <text:p text:style-name="Preformatted_20_Text">as we assume the absolute spatial and material externality of one part of</text:p>
      <text:p text:style-name="Preformatted_20_Text">being to another.</text:p>
      <text:p text:style-name="Preformatted_20_Text"/>
      <text:p text:style-name="Preformatted_20_Text"/>
      <text:p text:style-name="Preformatted_20_Text">(Î²) Self-feeling (Sense of Self)(124).</text:p>
      <text:p text:style-name="Preformatted_20_Text"/>
      <text:p text:style-name="Preformatted_20_Text"/>
      <text:p text:style-name="Preformatted_20_Text">Â§ 407. (Î±Î±) The sensitive totality is, in its capacity of individual,</text:p>
      <text:p text:style-name="Preformatted_20_Text">essentially the tendency to distinguish itself in itself, and to wake up</text:p>
      <text:p text:style-name="Preformatted_20_Text">to the _judgment in itself_, in virtue of which it has _particular_</text:p>
      <text:p text:style-name="Preformatted_20_Text">feelings and stands as a _subject_ in respect of these aspects of itself.</text:p>
      <text:p text:style-name="Preformatted_20_Text">The subject as such gives these feelings a place as _its own_ in itself.</text:p>
      <text:p text:style-name="Preformatted_20_Text">In these private and personal sensations it is immersed, and at the same</text:p>
      <text:p text:style-name="Preformatted_20_Text">time, because of the â€œidealityâ€ of the particulars, it combines itself in</text:p>
      <text:p text:style-name="Preformatted_20_Text">them with itself as a subjective unit. In this way it is _self-feeling_,</text:p>
      <text:p text:style-name="Preformatted_20_Text">and is so at the same time only in the _particular feeling_.</text:p>
      <text:p text:style-name="Preformatted_20_Text"/>
      <text:p text:style-name="Preformatted_20_Text">Â§ 408. (Î²Î²) In consequence of the immediacy, which still marks the</text:p>
      <text:p text:style-name="Preformatted_20_Text">self-feeling, i.e. in consequence of the element of corporeality which is</text:p>
      <text:p text:style-name="Preformatted_20_Text">still undetached from the mental life, and as the feeling too is itself</text:p>
      <text:p text:style-name="Preformatted_20_Text">particular and bound up with a special corporeal form, it follows that</text:p>
      <text:p text:style-name="Preformatted_20_Text">although the subject has been brought to acquire intelligent</text:p>
      <text:p text:style-name="Preformatted_20_Text">consciousness, it is still susceptible of disease, so far as to remain</text:p>
      <text:p text:style-name="Preformatted_20_Text">fast in a _special_ phase of its self-feeling, unable to refine it to</text:p>
      <text:p text:style-name="Preformatted_20_Text">â€œidealityâ€ and get the better of it. The fully-furnished self of</text:p>
      <text:p text:style-name="Preformatted_20_Text">intelligent consciousness is a conscious subject, which is consistent in</text:p>
      <text:p text:style-name="Preformatted_20_Text">itself according to an order and behaviour which follows from its</text:p>
      <text:p text:style-name="Preformatted_20_Text">individual position and its connexion with the external world, which is no</text:p>
      <text:p text:style-name="Preformatted_20_Text"><text:soft-page-break/>less a world of law. But when it is engrossed with a single phase of</text:p>
      <text:p text:style-name="Preformatted_20_Text">feeling, it fails to assign that phase its proper place and due</text:p>
      <text:p text:style-name="Preformatted_20_Text">subordination in the individual system of the world which a conscious</text:p>
      <text:p text:style-name="Preformatted_20_Text">subject is. In this way the subject finds itself in contradiction between</text:p>
      <text:p text:style-name="Preformatted_20_Text">the totality systematised in its consciousness, and the single phase or</text:p>
      <text:p text:style-name="Preformatted_20_Text">fixed idea which is not reduced to its proper place and rank. This is</text:p>
      <text:p text:style-name="Preformatted_20_Text">Insanity or mental Derangement.</text:p>
      <text:p text:style-name="Preformatted_20_Text"/>
      <text:p text:style-name="Preformatted_20_Text">In considering insanity we must, as in other cases, anticipate the</text:p>
      <text:p text:style-name="Preformatted_20_Text">full-grown and intelligent conscious subject, which is at the same time</text:p>
      <text:p text:style-name="Preformatted_20_Text">the _natural_ self of _self-feeling_. In such a phase the self can be</text:p>
      <text:p text:style-name="Preformatted_20_Text">liable to the contradiction between its own free subjectivity and a</text:p>
      <text:p text:style-name="Preformatted_20_Text">particularity which, instead of being â€œidealisedâ€ in the former, remains</text:p>
      <text:p text:style-name="Preformatted_20_Text">as a fixed element in self-feeling. Mind as such is free, and therefore</text:p>
      <text:p text:style-name="Preformatted_20_Text">not susceptible of this malady. But in older metaphysics mind was treated</text:p>
      <text:p text:style-name="Preformatted_20_Text">as a soul, as a thing; and it is only as a thing, i.e. as something</text:p>
      <text:p text:style-name="Preformatted_20_Text">natural and existent, that it is liable to insanityâ€”the settled fixture of</text:p>
      <text:p text:style-name="Preformatted_20_Text">some finite element in it. Insanity is therefore a psychical disease, i.e.</text:p>
      <text:p text:style-name="Preformatted_20_Text">a disease of body and mind alike: the commencement may appear to start</text:p>
      <text:p text:style-name="Preformatted_20_Text">from one more than other, and so also may the cure.</text:p>
      <text:p text:style-name="Preformatted_20_Text"/>
      <text:p text:style-name="Preformatted_20_Text">The self-possessed and healthy subject has an active and present</text:p>
      <text:p text:style-name="Preformatted_20_Text">consciousness of the ordered whole of his individual world, into the</text:p>
      <text:p text:style-name="Preformatted_20_Text">system of which he subsumes each special content of sensation, idea,</text:p>
      <text:p text:style-name="Preformatted_20_Text">desire, inclination, &amp;c., as it arises, so as to insert them in their</text:p>
      <text:p text:style-name="Preformatted_20_Text">proper place. He is the _dominant genius_ over these particularities.</text:p>
      <text:p text:style-name="Preformatted_20_Text">Between this and insanity the difference is like that between waking and</text:p>
      <text:p text:style-name="Preformatted_20_Text">dreaming: only that in insanity the dream falls within the waking limits,</text:p>
      <text:p text:style-name="Preformatted_20_Text">and so makes part of the actual self-feeling. Error and that sort of thing</text:p>
      <text:p text:style-name="Preformatted_20_Text">is a proposition consistently admitted to a place in the objective</text:p>
      <text:p text:style-name="Preformatted_20_Text">interconnexion of things. In the concrete, however, it is often difficult</text:p>
      <text:p text:style-name="Preformatted_20_Text">to say where it begins to become derangement. A violent, but groundless</text:p>
      <text:p text:style-name="Preformatted_20_Text">and senseless outburst of hatred, &amp;c., may, in contrast to a presupposed</text:p>
      <text:p text:style-name="Preformatted_20_Text">higher self-possession and stability of character, make its victim seem to</text:p>
      <text:p text:style-name="Preformatted_20_Text">be beside himself with frenzy. But the main point in derangement is the</text:p>
      <text:p text:style-name="Preformatted_20_Text">contradiction which a feeling with a fixed corporeal embodiment sets up</text:p>
      <text:p text:style-name="Preformatted_20_Text">against the whole mass of adjustments forming the concrete consciousness.</text:p>
      <text:p text:style-name="Preformatted_20_Text">The mind which is in a condition of mere _being_, and where such being is</text:p>
      <text:p text:style-name="Preformatted_20_Text">not rendered fluid in its consciousness, is diseased. The contents which</text:p>
      <text:p text:style-name="Preformatted_20_Text">are set free in this reversion to mere nature are the self-seeking</text:p>
      <text:p text:style-name="Preformatted_20_Text">affections of the heart, such as vanity, pride, and the rest of the</text:p>
      <text:p text:style-name="Preformatted_20_Text">passionsâ€”fancies and hopesâ€”merely personal love and hatred. When the</text:p>
      <text:p text:style-name="Preformatted_20_Text">influence of self-possession and of general principles, moral and</text:p>
      <text:p text:style-name="Preformatted_20_Text">theoretical, is relaxed, and ceases to keep the natural temper under lock</text:p>
      <text:p text:style-name="Preformatted_20_Text">and key, the earthly elements are set freeâ€”that evil which is always</text:p>
      <text:p text:style-name="Preformatted_20_Text">latent in the heart, because the heart as immediate is natural and</text:p>
      <text:p text:style-name="Preformatted_20_Text">selfish. It is the evil genius of man which gains the upper hand in</text:p>
      <text:p text:style-name="Preformatted_20_Text">insanity, but in distinction from and contrast to the better and more</text:p>
      <text:p text:style-name="Preformatted_20_Text">intelligent part, which is there also. Hence this state is mental</text:p>
      <text:p text:style-name="Preformatted_20_Text">derangement and distress. The right psychical treatment therefore keeps in</text:p>
      <text:p text:style-name="Preformatted_20_Text">view the truth that insanity is not an abstract _loss_ of reason (neither</text:p>
      <text:p text:style-name="Preformatted_20_Text">in the point of intelligence nor of will and its responsibility), but only</text:p>
      <text:p text:style-name="Preformatted_20_Text">derangement, only a contradiction in a still subsisting reason;â€”just as</text:p>
      <text:p text:style-name="Preformatted_20_Text">physical disease is not an abstract, i.e. mere and total, loss of health</text:p>
      <text:p text:style-name="Preformatted_20_Text">(if it were that, it would be death), but a contradiction in it. This</text:p>
      <text:p text:style-name="Preformatted_20_Text">humane treatment, no less benevolent than reasonable (the services of</text:p>
      <text:p text:style-name="Preformatted_20_Text">Pinel towards which deserve the highest acknowledgment), presupposes the</text:p>
      <text:p text:style-name="Preformatted_20_Text">patientâ€™s rationality, and in that assumption has the sound basis for</text:p>
      <text:p text:style-name="Preformatted_20_Text">dealing with him on this sideâ€”just as in the case of bodily disease the</text:p>
      <text:p text:style-name="Preformatted_20_Text"><text:soft-page-break/>physician bases his treatment on the vitality which as such still contains</text:p>
      <text:p text:style-name="Preformatted_20_Text">health.</text:p>
      <text:p text:style-name="Preformatted_20_Text"/>
      <text:p text:style-name="Preformatted_20_Text"/>
      <text:p text:style-name="Preformatted_20_Text">(Î³) Habit(125).</text:p>
      <text:p text:style-name="Preformatted_20_Text"/>
      <text:p text:style-name="Preformatted_20_Text"/>
      <text:p text:style-name="Preformatted_20_Text">Â§ 409. Self-feeling, immersed in the detail of the feelings (in simple</text:p>
      <text:p text:style-name="Preformatted_20_Text">sensations, and also desires, instincts, passions, and their</text:p>
      <text:p text:style-name="Preformatted_20_Text">gratification), is undistinguished from them. But in the self there is</text:p>
      <text:p text:style-name="Preformatted_20_Text">latent a simple self-relation of ideality, a nominal universality (which</text:p>
      <text:p text:style-name="Preformatted_20_Text">is the truth of these details): and as so universal, the self is to be</text:p>
      <text:p text:style-name="Preformatted_20_Text">stamped upon, and made appear in, this life of feeling, yet so as to</text:p>
      <text:p text:style-name="Preformatted_20_Text">distinguish itself from the particular details, and be a realised</text:p>
      <text:p text:style-name="Preformatted_20_Text">universality. But this universality is not the full and sterling truth of</text:p>
      <text:p text:style-name="Preformatted_20_Text">the specific feelings and desires; what they specifically contain is as</text:p>
      <text:p text:style-name="Preformatted_20_Text">yet left out of account. And so too the particularity is, as now regarded,</text:p>
      <text:p text:style-name="Preformatted_20_Text">equally formal; it counts only as the _particular being_ or immediacy of</text:p>
      <text:p text:style-name="Preformatted_20_Text">the soul in opposition to its equally formal and abstract realisation.</text:p>
      <text:p text:style-name="Preformatted_20_Text">This particular being of the soul is the factor of its corporeity; here we</text:p>
      <text:p text:style-name="Preformatted_20_Text">have it breaking with this corporeity, distinguishing it from</text:p>
      <text:p text:style-name="Preformatted_20_Text">itself,â€”itself a _simple_ being,â€”and becoming the â€œideal,â€ subjective</text:p>
      <text:p text:style-name="Preformatted_20_Text">substantiality of it,â€”just as in its latent notion (Â§ 359) it was the</text:p>
      <text:p text:style-name="Preformatted_20_Text">substance, and the mere substance, of it.</text:p>
      <text:p text:style-name="Preformatted_20_Text"/>
      <text:p text:style-name="Preformatted_20_Text">But this abstract realisation of the soul in its corporeal vehicle is not</text:p>
      <text:p text:style-name="Preformatted_20_Text">yet the selfâ€”not the existence of the universal which is for the</text:p>
      <text:p text:style-name="Preformatted_20_Text">universal. It is the corporeity reduced to its mere _ideality_; and so far</text:p>
      <text:p text:style-name="Preformatted_20_Text">only does corporeity belong to the soul as such. That is to say, as space</text:p>
      <text:p text:style-name="Preformatted_20_Text">and timeâ€”the abstract one-outside-another, as, in short, empty space and</text:p>
      <text:p text:style-name="Preformatted_20_Text">empty timeâ€”are only subjective formâ€”pure act of intuition; so that pure</text:p>
      <text:p text:style-name="Preformatted_20_Text">being (which through the supersession in it of the particularity of the</text:p>
      <text:p text:style-name="Preformatted_20_Text">corporeity, or of the immediate corporeity as such has realised itself) is</text:p>
      <text:p text:style-name="Preformatted_20_Text">mere intuition and no more, lacking consciousness, but the basis of</text:p>
      <text:p text:style-name="Preformatted_20_Text">consciousness. And consciousness it becomes, when the corporeity, of which</text:p>
      <text:p text:style-name="Preformatted_20_Text">it is the subjective substance, and which still continues to exist, and</text:p>
      <text:p text:style-name="Preformatted_20_Text">that as a barrier for it, has been absorbed by it, and it has been</text:p>
      <text:p text:style-name="Preformatted_20_Text">invested with the character of self-centred subject.</text:p>
      <text:p text:style-name="Preformatted_20_Text"/>
      <text:p text:style-name="Preformatted_20_Text">Â§ 410. The soulâ€™s making itself an abstract universal being, and reducing</text:p>
      <text:p text:style-name="Preformatted_20_Text">the particulars of feelings (and of consciousness) to a mere feature of</text:p>
      <text:p text:style-name="Preformatted_20_Text">its being is Habit. In this manner the soul has the contents in</text:p>
      <text:p text:style-name="Preformatted_20_Text">possession, and contains them in such manner that in these features it is</text:p>
      <text:p text:style-name="Preformatted_20_Text">not as sentient, nor does it stand in relationship with them as</text:p>
      <text:p text:style-name="Preformatted_20_Text">distinguishing itself from them, nor is absorbed in them, but has them and</text:p>
      <text:p text:style-name="Preformatted_20_Text">moves in them, without feeling or consciousness of the fact. The soul is</text:p>
      <text:p text:style-name="Preformatted_20_Text">freed from them, so far as it is not interested in or occupied with them:</text:p>
      <text:p text:style-name="Preformatted_20_Text">and whilst existing in these forms as its possession, it is at the same</text:p>
      <text:p text:style-name="Preformatted_20_Text">time open to be otherwise occupied and engagedâ€”say with feeling and with</text:p>
      <text:p text:style-name="Preformatted_20_Text">mental consciousness in general.</text:p>
      <text:p text:style-name="Preformatted_20_Text"/>
      <text:p text:style-name="Preformatted_20_Text">This process of building up the particular and corporeal expressions of</text:p>
      <text:p text:style-name="Preformatted_20_Text">feeling into the being of the soul appears as a _repetition_ of them, and</text:p>
      <text:p text:style-name="Preformatted_20_Text">the generation of habit as _practice_. For, this being of the soul, if in</text:p>
      <text:p text:style-name="Preformatted_20_Text">respect of the natural particular phase it be called an abstract</text:p>
      <text:p text:style-name="Preformatted_20_Text">universality to which the former is transmuted, is a reflexive</text:p>
      <text:p text:style-name="Preformatted_20_Text">universality (Â§ 175); i.e. the one and the same, that recurs in a series</text:p>
      <text:p text:style-name="Preformatted_20_Text">of units of sensation, is reduced to unity, and this abstract unity</text:p>
      <text:p text:style-name="Preformatted_20_Text">expressly stated.</text:p>
      <text:p text:style-name="Preformatted_20_Text"><text:soft-page-break/></text:p>
      <text:p text:style-name="Preformatted_20_Text">Habit, like memory, is a difficult point in mental organisation: habit is</text:p>
      <text:p text:style-name="Preformatted_20_Text">the mechanism of self-feeling, as memory is the mechanism of intelligence.</text:p>
      <text:p text:style-name="Preformatted_20_Text">The natural qualities and alterations of age, sleep and waking, are</text:p>
      <text:p text:style-name="Preformatted_20_Text">â€œimmediatelyâ€ natural: habit, on the contrary, is the mode of feeling (as</text:p>
      <text:p text:style-name="Preformatted_20_Text">well as intelligence, will, &amp;c., so far as they belong to self-feeling)</text:p>
      <text:p text:style-name="Preformatted_20_Text">made into a natural and mechanical existence. Habit is rightly called a</text:p>
      <text:p text:style-name="Preformatted_20_Text">second nature; nature, because it is an immediate being of the soul; a</text:p>
      <text:p text:style-name="Preformatted_20_Text">second nature, because it is an immediacy created by the soul, impressing</text:p>
      <text:p text:style-name="Preformatted_20_Text">and moulding the corporeality which enters into the modes of feeling as</text:p>
      <text:p text:style-name="Preformatted_20_Text">such and into the representations and volitions so far as they have taken</text:p>
      <text:p text:style-name="Preformatted_20_Text">corporeal form (Â§ 401).</text:p>
      <text:p text:style-name="Preformatted_20_Text"/>
      <text:p text:style-name="Preformatted_20_Text">In habit the human beingâ€™s mode of existence is â€œnatural,â€ and for that</text:p>
      <text:p text:style-name="Preformatted_20_Text">reason not free; but still free, so far as the merely natural phase of</text:p>
      <text:p text:style-name="Preformatted_20_Text">feeling is by habit reduced to a mere being of _his_, and he is no longer</text:p>
      <text:p text:style-name="Preformatted_20_Text">involuntarily attracted or repelled by it, and so no longer interested,</text:p>
      <text:p text:style-name="Preformatted_20_Text">occupied, or dependent in regard to it. The want of freedom in habit is</text:p>
      <text:p text:style-name="Preformatted_20_Text">partly merely formal, as habit merely attaches to the being of the soul;</text:p>
      <text:p text:style-name="Preformatted_20_Text">partly only relative, so far as it strictly speaking arises only in the</text:p>
      <text:p text:style-name="Preformatted_20_Text">case of bad habits, or so far as a habit is opposed by another purpose:</text:p>
      <text:p text:style-name="Preformatted_20_Text">whereas the habit of right and goodness is an embodiment of liberty. The</text:p>
      <text:p text:style-name="Preformatted_20_Text">main point about Habit is that by its means man gets emancipated from the</text:p>
      <text:p text:style-name="Preformatted_20_Text">feelings, even in being affected by them. The different forms of this may</text:p>
      <text:p text:style-name="Preformatted_20_Text">be described as follows: (Î±) The _immediate_ feeling is negated and</text:p>
      <text:p text:style-name="Preformatted_20_Text">treated as indifferent. One who gets inured against external sensations</text:p>
      <text:p text:style-name="Preformatted_20_Text">(frost, heat, weariness of the limbs, &amp;c., sweet tastes, &amp;c.), and who</text:p>
      <text:p text:style-name="Preformatted_20_Text">hardens the heart against misfortune, acquires a strength which consists</text:p>
      <text:p text:style-name="Preformatted_20_Text">in this, that although the frost, &amp;c.â€”or the misfortuneâ€”is felt, the</text:p>
      <text:p text:style-name="Preformatted_20_Text">affection is deposed to a mere externality and immediacy; the universal</text:p>
      <text:p text:style-name="Preformatted_20_Text">psychical life keeps its own abstract independence in it, and the</text:p>
      <text:p text:style-name="Preformatted_20_Text">self-feeling as such, consciousness, reflection, and any other purposes</text:p>
      <text:p text:style-name="Preformatted_20_Text">and activity, are no longer bothered with it. (Î²) There is indifference</text:p>
      <text:p text:style-name="Preformatted_20_Text">towards the satisfaction: the desires and impulses are by the _habit_ of</text:p>
      <text:p text:style-name="Preformatted_20_Text">their satisfaction deadened. This is the rational liberation from them;</text:p>
      <text:p text:style-name="Preformatted_20_Text">whereas monastic renunciation and forcible interference do not free from</text:p>
      <text:p text:style-name="Preformatted_20_Text">them, nor are they in conception rational. Of course in all this it is</text:p>
      <text:p text:style-name="Preformatted_20_Text">assumed that the impulses are kept as the finite modes they naturally are,</text:p>
      <text:p text:style-name="Preformatted_20_Text">and that they, like their satisfaction, are subordinated as partial</text:p>
      <text:p text:style-name="Preformatted_20_Text">factors to the reasonable will. (Î³) In habit regarded as _aptitude_, or</text:p>
      <text:p text:style-name="Preformatted_20_Text">skill, not merely has the abstract psychical life to be kept intact _per</text:p>
      <text:p text:style-name="Preformatted_20_Text">se_, but it has to be imposed as a subjective aim, to be made a power in</text:p>
      <text:p text:style-name="Preformatted_20_Text">the bodily part, which is rendered subject and thoroughly pervious to it.</text:p>
      <text:p text:style-name="Preformatted_20_Text">Conceived as having the inward purpose of the subjective soul thus imposed</text:p>
      <text:p text:style-name="Preformatted_20_Text">upon it, the body is treated as an immediate externality and a barrier.</text:p>
      <text:p text:style-name="Preformatted_20_Text">Thus comes out the more decided rupture between the soul as simple</text:p>
      <text:p text:style-name="Preformatted_20_Text">self-concentration, and its earlier naturalness and immediacy; it has lost</text:p>
      <text:p text:style-name="Preformatted_20_Text">its original and immediate identity with the bodily nature, and as</text:p>
      <text:p text:style-name="Preformatted_20_Text">external has first to be reduced to that position. Specific feelings can</text:p>
      <text:p text:style-name="Preformatted_20_Text">only get bodily shape in a perfectly specific way (Â§ 401); and the</text:p>
      <text:p text:style-name="Preformatted_20_Text">immediate portion of body is a particular possibility for a specific aim</text:p>
      <text:p text:style-name="Preformatted_20_Text">(a particular aspect of its differentiated structure, a particular organ</text:p>
      <text:p text:style-name="Preformatted_20_Text">of its organic system). To mould such an aim in the organic body is to</text:p>
      <text:p text:style-name="Preformatted_20_Text">bring out and express the â€œidealityâ€ which is implicit in matter always,</text:p>
      <text:p text:style-name="Preformatted_20_Text">and especially so in the specific bodily part, and thus to enable the</text:p>
      <text:p text:style-name="Preformatted_20_Text">soul, under its volitional and conceptual characters, to exist as</text:p>
      <text:p text:style-name="Preformatted_20_Text">substance in its corporeity. In this way an aptitude shows the corporeity</text:p>
      <text:p text:style-name="Preformatted_20_Text">rendered completely pervious, made into an instrument, so that when the</text:p>
      <text:p text:style-name="Preformatted_20_Text">conception (e.g. a series of musical notes) is in me, then without</text:p>
      <text:p text:style-name="Preformatted_20_Text"><text:soft-page-break/>resistance and with ease the body gives them correct utterance.</text:p>
      <text:p text:style-name="Preformatted_20_Text"/>
      <text:p text:style-name="Preformatted_20_Text">The form of habit applies to all kinds and grades of mental action. The</text:p>
      <text:p text:style-name="Preformatted_20_Text">most external of them, i.e. the spatial direction of an individual, viz.</text:p>
      <text:p text:style-name="Preformatted_20_Text">his upright posture, has been by will made a habitâ€”a position taken</text:p>
      <text:p text:style-name="Preformatted_20_Text">without adjustment and without consciousnessâ€”which continues to be an</text:p>
      <text:p text:style-name="Preformatted_20_Text">affair of his persistent will; for the man stands only because and in so</text:p>
      <text:p text:style-name="Preformatted_20_Text">far as he wills to stand, and only so long as he wills it without</text:p>
      <text:p text:style-name="Preformatted_20_Text">consciousness. Similarly our eyesight is the concrete habit which, without</text:p>
      <text:p text:style-name="Preformatted_20_Text">an express adjustment, combines in a single act the several modifications</text:p>
      <text:p text:style-name="Preformatted_20_Text">of sensation, consciousness, intuition, intelligence, &amp;c., which make it</text:p>
      <text:p text:style-name="Preformatted_20_Text">up. Thinking, too, however free and active in its own pure element it</text:p>
      <text:p text:style-name="Preformatted_20_Text">becomes, no less requires habit and familiarity (this impromptuity or form</text:p>
      <text:p text:style-name="Preformatted_20_Text">of immediacy), by which it is the property of my single self where I can</text:p>
      <text:p text:style-name="Preformatted_20_Text">freely and in all directions range. It is through this habit that I come</text:p>
      <text:p text:style-name="Preformatted_20_Text">to realise my _existence_ as a thinking being. Even here, in this</text:p>
      <text:p text:style-name="Preformatted_20_Text">spontaneity of self-centred thought, there is a partnership of soul and</text:p>
      <text:p text:style-name="Preformatted_20_Text">body (hence, want of habit and too-long-continued thinking cause</text:p>
      <text:p text:style-name="Preformatted_20_Text">headache); habit diminishes this feeling, by making the natural function</text:p>
      <text:p text:style-name="Preformatted_20_Text">an immediacy of the soul. Habit on an ampler scale, and carried out in the</text:p>
      <text:p text:style-name="Preformatted_20_Text">strictly intellectual range, is recollection and memory, whereof we shall</text:p>
      <text:p text:style-name="Preformatted_20_Text">speak later.</text:p>
      <text:p text:style-name="Preformatted_20_Text"/>
      <text:p text:style-name="Preformatted_20_Text">Habit is often spoken of disparagingly and called lifeless, casual and</text:p>
      <text:p text:style-name="Preformatted_20_Text">particular. And it is true that the form of habit, like any other, is open</text:p>
      <text:p text:style-name="Preformatted_20_Text">to anything we chance to put into it; and it is habit of living which</text:p>
      <text:p text:style-name="Preformatted_20_Text">brings on death, or, if quite abstract, is death itself: and yet habit is</text:p>
      <text:p text:style-name="Preformatted_20_Text">indispensable for the _existence_ of all intellectual life in the</text:p>
      <text:p text:style-name="Preformatted_20_Text">individual, enabling the subject to be a concrete immediacy, an â€œidealityâ€</text:p>
      <text:p text:style-name="Preformatted_20_Text">of soulâ€”enabling the matter of consciousness, religious, moral, &amp;c., to be</text:p>
      <text:p text:style-name="Preformatted_20_Text">his as _this_ self, _this_ soul, and no other, and be neither a mere</text:p>
      <text:p text:style-name="Preformatted_20_Text">latent possibility, nor a transient emotion or idea, nor an abstract</text:p>
      <text:p text:style-name="Preformatted_20_Text">inwardness, cut off from action and reality, but part and parcel of his</text:p>
      <text:p text:style-name="Preformatted_20_Text">being. In scientific studies of the soul and the mind, habit is usually</text:p>
      <text:p text:style-name="Preformatted_20_Text">passed overâ€”either as something contemptibleâ€”or rather for the further</text:p>
      <text:p text:style-name="Preformatted_20_Text">reason that it is one of the most difficult questions of psychology.</text:p>
      <text:p text:style-name="Preformatted_20_Text"/>
      <text:p text:style-name="Preformatted_20_Text"/>
      <text:p text:style-name="Preformatted_20_Text"/>
      <text:p text:style-name="Preformatted_20_Text">(c) The Actual Soul.(126)</text:p>
      <text:p text:style-name="Preformatted_20_Text"/>
      <text:p text:style-name="Preformatted_20_Text"/>
      <text:p text:style-name="Preformatted_20_Text">Â§ 411. The Soul, when its corporeity has been moulded and made thoroughly</text:p>
      <text:p text:style-name="Preformatted_20_Text">its own, finds itself there a _single_ subject; and the corporeity is an</text:p>
      <text:p text:style-name="Preformatted_20_Text">externality which stands as a predicate, in being related to which, it is</text:p>
      <text:p text:style-name="Preformatted_20_Text">related to itself. This externality, in other words, represents not</text:p>
      <text:p text:style-name="Preformatted_20_Text">itself, but the soul, of which it is the _sign_. In this identity of</text:p>
      <text:p text:style-name="Preformatted_20_Text">interior and exterior, the latter subject to the former, the soul is</text:p>
      <text:p text:style-name="Preformatted_20_Text">_actual_: in its corporeity it has its free shape, in which it _feels</text:p>
      <text:p text:style-name="Preformatted_20_Text">itself_ and makes _itself felt_, and which as the Soulâ€™s work of art has</text:p>
      <text:p text:style-name="Preformatted_20_Text">_human_ pathognomic and physiognomic expression.</text:p>
      <text:p text:style-name="Preformatted_20_Text"/>
      <text:p text:style-name="Preformatted_20_Text">Under the head of human expression are included, e.g., the upright figure</text:p>
      <text:p text:style-name="Preformatted_20_Text">in general, and the formation of the limbs, especially the hand, as the</text:p>
      <text:p text:style-name="Preformatted_20_Text">absolute instrument, of the mouthâ€”laughter, weeping, &amp;c., and the note of</text:p>
      <text:p text:style-name="Preformatted_20_Text">mentality diffused over the whole, which at once announces the body at the</text:p>
      <text:p text:style-name="Preformatted_20_Text">externality of a higher nature. This note is so slight, indefinite, and</text:p>
      <text:p text:style-name="Preformatted_20_Text">inexpressible a modification, because the figure in its externality is</text:p>
      <text:p text:style-name="Preformatted_20_Text">something immediate and natural, and can therefore only be an indefinite</text:p>
      <text:p text:style-name="Preformatted_20_Text"><text:soft-page-break/>and quite imperfect sign for the mind, unable to represent it in its</text:p>
      <text:p text:style-name="Preformatted_20_Text">actual universality. Seen from the animal world, the human figure is the</text:p>
      <text:p text:style-name="Preformatted_20_Text">supreme phase in which mind makes an appearance. But for the mind it is</text:p>
      <text:p text:style-name="Preformatted_20_Text">only its first appearance, while language is its perfect expression. And</text:p>
      <text:p text:style-name="Preformatted_20_Text">the human figure, though its proximate phase of existence, is at the same</text:p>
      <text:p text:style-name="Preformatted_20_Text">time in its physiognomic and pathognomic quality something contingent to</text:p>
      <text:p text:style-name="Preformatted_20_Text">it. To try to raise physiognomy and above all cranioscopy (phrenology) to</text:p>
      <text:p text:style-name="Preformatted_20_Text">the rank of sciences, was therefore one of the vainest fancies, still</text:p>
      <text:p text:style-name="Preformatted_20_Text">vainer than a _signatura rerum_, which supposed the shape of a plant to</text:p>
      <text:p text:style-name="Preformatted_20_Text">afford indication of its medicinal virtue.</text:p>
      <text:p text:style-name="Preformatted_20_Text"/>
      <text:p text:style-name="Preformatted_20_Text">Â§ 412. Implicitly the soul shows the untruth and unreality of matter; for</text:p>
      <text:p text:style-name="Preformatted_20_Text">the soul, in its concentrated self, cuts itself off from its immediate</text:p>
      <text:p text:style-name="Preformatted_20_Text">being, placing the latter over against it as a corporeity incapable of</text:p>
      <text:p text:style-name="Preformatted_20_Text">offering resistance to its moulding influence. The soul, thus setting in</text:p>
      <text:p text:style-name="Preformatted_20_Text">opposition its being to its (conscious) self, absorbing it, and making it</text:p>
      <text:p text:style-name="Preformatted_20_Text">its own, has lost the meaning of mere soul, or the â€œimmediacyâ€ of mind.</text:p>
      <text:p text:style-name="Preformatted_20_Text">The actual soul with its sensation and its concrete self-feeling turned</text:p>
      <text:p text:style-name="Preformatted_20_Text">into habit, has implicitly realised the â€™idealityâ€™ of its qualities; in</text:p>
      <text:p text:style-name="Preformatted_20_Text">this externality it has recollected and inwardised itself, and is infinite</text:p>
      <text:p text:style-name="Preformatted_20_Text">self-relation. This free universality thus made explicit shows the soul</text:p>
      <text:p text:style-name="Preformatted_20_Text">awaking to the higher stage of the ego, or abstract universality in so far</text:p>
      <text:p text:style-name="Preformatted_20_Text">as it is _for_ the abstract universality. In this way it gains the</text:p>
      <text:p text:style-name="Preformatted_20_Text">position of thinker and subjectâ€”specially a subject of the judgment in</text:p>
      <text:p text:style-name="Preformatted_20_Text">which the ego excludes from itself the sum total of its merely natural</text:p>
      <text:p text:style-name="Preformatted_20_Text">features as an object, a world external to it,â€”but with such respect to</text:p>
      <text:p text:style-name="Preformatted_20_Text">that object that in it it is immediately reflected into itself. Thus soul</text:p>
      <text:p text:style-name="Preformatted_20_Text">rises to become _Consciousness_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B. Phenomenology Of Mind. Consciousness.</text:p>
      <text:p text:style-name="Preformatted_20_Text"/>
      <text:p text:style-name="Preformatted_20_Text"/>
      <text:p text:style-name="Preformatted_20_Text">Â§ 413. Consciousness constitutes the reflected or correlational grade of</text:p>
      <text:p text:style-name="Preformatted_20_Text">mind: the grade of mind as _appearance_. _Ego_ is infinite self-relation</text:p>
      <text:p text:style-name="Preformatted_20_Text">of mind, but as subjective or as self-certainty. The immediate identity of</text:p>
      <text:p text:style-name="Preformatted_20_Text">the natural soul has been raised to this pure â€œidealâ€ self-identity; and</text:p>
      <text:p text:style-name="Preformatted_20_Text">what the former _contained_ is for this self-subsistent reflection set</text:p>
      <text:p text:style-name="Preformatted_20_Text">forth as an _object_. The pure abstract freedom of mind lets go from it</text:p>
      <text:p text:style-name="Preformatted_20_Text">its specific qualities,â€”the soulâ€™s natural lifeâ€”to an equal freedom as an</text:p>
      <text:p text:style-name="Preformatted_20_Text">independent _object_. It is of this latter, as external to it, that the</text:p>
      <text:p text:style-name="Preformatted_20_Text">_ego_ is in the first instance aware (conscious), and as such it is</text:p>
      <text:p text:style-name="Preformatted_20_Text">Consciousness. Ego, as this absolute negativity, is implicitly the</text:p>
      <text:p text:style-name="Preformatted_20_Text">identity in the otherness: the _ego_ is itself that other and stretches</text:p>
      <text:p text:style-name="Preformatted_20_Text">over the object (as if that object were implicitly cancelled)â€”it is one</text:p>
      <text:p text:style-name="Preformatted_20_Text">side of the relationship and the whole relationshipâ€”the light, which</text:p>
      <text:p text:style-name="Preformatted_20_Text">manifests itself and something else too.</text:p>
      <text:p text:style-name="Preformatted_20_Text"/>
      <text:p text:style-name="Preformatted_20_Text">Â§ 414. The self-identity of the mind, thus first made explicit as the Ego,</text:p>
      <text:p text:style-name="Preformatted_20_Text">is only its abstract formal identity. As _soul_ it was under the phase of</text:p>
      <text:p text:style-name="Preformatted_20_Text">_substantial_ universality; now, as subjective reflection in itself, it is</text:p>
      <text:p text:style-name="Preformatted_20_Text">referred to this substantiality as to its negative, something dark and</text:p>
      <text:p text:style-name="Preformatted_20_Text">beyond it. Hence consciousness, like reciprocal dependence in general, is</text:p>
      <text:p text:style-name="Preformatted_20_Text">the contradiction between the independence of the two sides and their</text:p>
      <text:p text:style-name="Preformatted_20_Text">identity in which they are merged into one. The mind as ego is _essence_;</text:p>
      <text:p text:style-name="Preformatted_20_Text">but since reality, in the sphere of essence, is represented as in</text:p>
      <text:p text:style-name="Preformatted_20_Text">immediate being and at the same time as â€œideal,â€ it is as consciousness</text:p>
      <text:p text:style-name="Preformatted_20_Text"><text:soft-page-break/>only the _appearance_ (phenomenon) of mind.</text:p>
      <text:p text:style-name="Preformatted_20_Text"/>
      <text:p text:style-name="Preformatted_20_Text">Â§ 415. As the ego is by itself only a formal identity, the dialectical</text:p>
      <text:p text:style-name="Preformatted_20_Text">movement of its intelligible unity, i.e. the successive steps in further</text:p>
      <text:p text:style-name="Preformatted_20_Text">specification of consciousness, does not to it seem to be its own</text:p>
      <text:p text:style-name="Preformatted_20_Text">activity, but is implicit, and to the ego it seems an alteration of the</text:p>
      <text:p text:style-name="Preformatted_20_Text">object. Consciousness consequently appears differently modified according</text:p>
      <text:p text:style-name="Preformatted_20_Text">to the difference of the given object; and the gradual specification of</text:p>
      <text:p text:style-name="Preformatted_20_Text">consciousness appears as a variation in the characteristics of its</text:p>
      <text:p text:style-name="Preformatted_20_Text">objects. Ego, the subject of consciousness, is thinking: the logical</text:p>
      <text:p text:style-name="Preformatted_20_Text">process of modifying the object is what is identical in subject and</text:p>
      <text:p text:style-name="Preformatted_20_Text">object, their absolute interdependence, what makes the object the</text:p>
      <text:p text:style-name="Preformatted_20_Text">subjectâ€™s own.</text:p>
      <text:p text:style-name="Preformatted_20_Text"/>
      <text:p text:style-name="Preformatted_20_Text">The Kantian philosophy may be most accurately described as having viewed</text:p>
      <text:p text:style-name="Preformatted_20_Text">the mind as consciousness, and as containing the propositions only of a</text:p>
      <text:p text:style-name="Preformatted_20_Text">_phenomenology_ (not of a _philosophy_) of mind. The Ego Kant regards as</text:p>
      <text:p text:style-name="Preformatted_20_Text">reference to something away and beyond (which in its abstract description</text:p>
      <text:p text:style-name="Preformatted_20_Text">is termed the thing-at-itself); and it is only from this finite point of</text:p>
      <text:p text:style-name="Preformatted_20_Text">view that he treats both intellect and will. Though in the notion of a</text:p>
      <text:p text:style-name="Preformatted_20_Text">power of _reflective_ judgment he touches upon the _Idea_ of mindâ€”a</text:p>
      <text:p text:style-name="Preformatted_20_Text">subject-objectivity, an _intuitive intellect_, &amp;c., and even the Idea of</text:p>
      <text:p text:style-name="Preformatted_20_Text">Nature, still this Idea is again deposed to an appearance, i.e. to a</text:p>
      <text:p text:style-name="Preformatted_20_Text">subjective maxim (Â§ 58). Reinhold may therefore be said to have correctly</text:p>
      <text:p text:style-name="Preformatted_20_Text">appreciated Kantism when he treated it as a theory of consciousness (under</text:p>
      <text:p text:style-name="Preformatted_20_Text">the name of â€œfaculty of ideationâ€). Fichte kept to the same point of view:</text:p>
      <text:p text:style-name="Preformatted_20_Text">his non-ego is only something set over against the ego, only defined as in</text:p>
      <text:p text:style-name="Preformatted_20_Text">_consciousness_: it is made no more than an infinite â€œshock,â€ i.e. a</text:p>
      <text:p text:style-name="Preformatted_20_Text">thing-in-itself. Both systems therefore have clearly not reached the</text:p>
      <text:p text:style-name="Preformatted_20_Text">intelligible unity or the mind as it actually and essentially is, but only</text:p>
      <text:p text:style-name="Preformatted_20_Text">as it is in reference to something else.</text:p>
      <text:p text:style-name="Preformatted_20_Text"/>
      <text:p text:style-name="Preformatted_20_Text">As against Spinozism, again, it is to be noted that the mind in the</text:p>
      <text:p text:style-name="Preformatted_20_Text">judgment by which it â€œconstitutesâ€ itself an ego (a free subject</text:p>
      <text:p text:style-name="Preformatted_20_Text">contrasted with its qualitative affection) has emerged from substance, and</text:p>
      <text:p text:style-name="Preformatted_20_Text">that the philosophy, which gives this judgment as the absolute</text:p>
      <text:p text:style-name="Preformatted_20_Text">characteristic of mind, has emerged from Spinozism.</text:p>
      <text:p text:style-name="Preformatted_20_Text"/>
      <text:p text:style-name="Preformatted_20_Text">Â§ 416. The aim of conscious mind is to make its appearance identical with</text:p>
      <text:p text:style-name="Preformatted_20_Text">its essence, to raise its _self-certainty to truth_. The _existence_ of</text:p>
      <text:p text:style-name="Preformatted_20_Text">mind in the stage of consciousness is finite, because it is merely a</text:p>
      <text:p text:style-name="Preformatted_20_Text">nominal self-relation, or mere certainty. The object is only abstractly</text:p>
      <text:p text:style-name="Preformatted_20_Text">characterised as _its_; in other words, in the object it is only as an</text:p>
      <text:p text:style-name="Preformatted_20_Text">abstract ego that the mind is reflected into itself: hence its existence</text:p>
      <text:p text:style-name="Preformatted_20_Text">there has still a content, which is not as its own.</text:p>
      <text:p text:style-name="Preformatted_20_Text"/>
      <text:p text:style-name="Preformatted_20_Text">Â§ 417. The grades of this elevation of certainty to truth are three in</text:p>
      <text:p text:style-name="Preformatted_20_Text">number: first (_a_) consciousness in general, with an object set against</text:p>
      <text:p text:style-name="Preformatted_20_Text">it; (_b_) self-consciousness, for which _ego_ is the object; (_c_) unity</text:p>
      <text:p text:style-name="Preformatted_20_Text">of consciousness and self-consciousness, where the mind sees itself</text:p>
      <text:p text:style-name="Preformatted_20_Text">embodied in the object and sees itself as implicitly and explicitly</text:p>
      <text:p text:style-name="Preformatted_20_Text">determinate, as Reason, the _notion_ of mind.</text:p>
      <text:p text:style-name="Preformatted_20_Text"/>
      <text:p text:style-name="Preformatted_20_Text"/>
      <text:p text:style-name="Preformatted_20_Text"/>
      <text:p text:style-name="Preformatted_20_Text">(a) Consciousness Proper(127).</text:p>
      <text:p text:style-name="Preformatted_20_Text"/>
      <text:p text:style-name="Preformatted_20_Text"/>
      <text:p text:style-name="Preformatted_20_Text">(Î±) Sensuous consciousness.</text:p>
      <text:p text:style-name="Preformatted_20_Text"><text:soft-page-break/></text:p>
      <text:p text:style-name="Preformatted_20_Text"/>
      <text:p text:style-name="Preformatted_20_Text">Â§ 418. Consciousness is, first, _immediate_ consciousness, and its</text:p>
      <text:p text:style-name="Preformatted_20_Text">reference to the object accordingly the simple and underived certainty of</text:p>
      <text:p text:style-name="Preformatted_20_Text">it. The object similarly, being immediate, an existent, reflected in</text:p>
      <text:p text:style-name="Preformatted_20_Text">itself, is further characterised as immediately singular. This is</text:p>
      <text:p text:style-name="Preformatted_20_Text">sense-consciousness.</text:p>
      <text:p text:style-name="Preformatted_20_Text"/>
      <text:p text:style-name="Preformatted_20_Text">Consciousnessâ€”as a case of correlationâ€”comprises only the categories</text:p>
      <text:p text:style-name="Preformatted_20_Text">belonging to the abstract ego or formal thinking; and these it treats as</text:p>
      <text:p text:style-name="Preformatted_20_Text">features of the object (Â§ 415). Sense-consciousness therefore is aware of</text:p>
      <text:p text:style-name="Preformatted_20_Text">the object as an existent, a something, an existing thing, a singular, and</text:p>
      <text:p text:style-name="Preformatted_20_Text">so on. It appears as wealthiest in matter, but as poorest in thought. That</text:p>
      <text:p text:style-name="Preformatted_20_Text">wealth of matter is made out of sensations: they are the _material_ of</text:p>
      <text:p text:style-name="Preformatted_20_Text">consciousness (Â§ 414), the substantial and qualitative, what the soul in</text:p>
      <text:p text:style-name="Preformatted_20_Text">its anthropological sphere is and finds _in itself_. This material the ego</text:p>
      <text:p text:style-name="Preformatted_20_Text">(the reflection of the soul in itself) separates from itself, and puts it</text:p>
      <text:p text:style-name="Preformatted_20_Text">first under the category of being. Spatial and temporal Singularness,</text:p>
      <text:p text:style-name="Preformatted_20_Text">_here_ and _now_ (the terms by which in the Phenomenology of the Mind (W.</text:p>
      <text:p text:style-name="Preformatted_20_Text">II. p. 73), I described the object of sense-consciousness) strictly</text:p>
      <text:p text:style-name="Preformatted_20_Text">belongs to _intuition_. At present the object is at first to be viewed</text:p>
      <text:p text:style-name="Preformatted_20_Text">only in its correlation to _consciousness_, i.e. a something _external_ to</text:p>
      <text:p text:style-name="Preformatted_20_Text">it, and not yet as external on its own part, or as being beside and out of</text:p>
      <text:p text:style-name="Preformatted_20_Text">itself.</text:p>
      <text:p text:style-name="Preformatted_20_Text"/>
      <text:p text:style-name="Preformatted_20_Text">Â§ 419. The _sensible_ as somewhat becomes an _other_: the reflection in</text:p>
      <text:p text:style-name="Preformatted_20_Text">itself of this _somewhat_, the _thing_, has _many_ properties; and as a</text:p>
      <text:p text:style-name="Preformatted_20_Text">single (thing) in its immediacy has several _predicates_. The muchness of</text:p>
      <text:p text:style-name="Preformatted_20_Text">the sense-singular thus becomes a breadthâ€”a variety of relations,</text:p>
      <text:p text:style-name="Preformatted_20_Text">reflectional attributes, and universalities. These are logical terms</text:p>
      <text:p text:style-name="Preformatted_20_Text">introduced by the thinking principle, i.e. in this case by the Ego, to</text:p>
      <text:p text:style-name="Preformatted_20_Text">describe the sensible. But the Ego as itself apparent sees in all this</text:p>
      <text:p text:style-name="Preformatted_20_Text">characterisation a change in the object; and self-consciousness, so</text:p>
      <text:p text:style-name="Preformatted_20_Text">construing the object, is sense-perception.</text:p>
      <text:p text:style-name="Preformatted_20_Text"/>
      <text:p text:style-name="Preformatted_20_Text"/>
      <text:p text:style-name="Preformatted_20_Text">(Î²) Sense-perception(128).</text:p>
      <text:p text:style-name="Preformatted_20_Text"/>
      <text:p text:style-name="Preformatted_20_Text"/>
      <text:p text:style-name="Preformatted_20_Text">Â§ 420. Consciousness, having passed beyond the sensibility, wants to take</text:p>
      <text:p text:style-name="Preformatted_20_Text">the object in its truth, not as merely immediate, but as mediated,</text:p>
      <text:p text:style-name="Preformatted_20_Text">reflected in itself, and universal. Such an object is a combination of</text:p>
      <text:p text:style-name="Preformatted_20_Text">sense qualities with attributes of wider range by which thought defines</text:p>
      <text:p text:style-name="Preformatted_20_Text">concrete relations and connexions. Hence the identity of consciousness</text:p>
      <text:p text:style-name="Preformatted_20_Text">with the object passes from the abstract identity of â€œI am sureâ€ to the</text:p>
      <text:p text:style-name="Preformatted_20_Text">definite identity of â€œI know, and am aware.â€</text:p>
      <text:p text:style-name="Preformatted_20_Text"/>
      <text:p text:style-name="Preformatted_20_Text">The particular grade of consciousness on which Kantism conceives the mind</text:p>
      <text:p text:style-name="Preformatted_20_Text">is perception: which is also the general point of view taken by ordinary</text:p>
      <text:p text:style-name="Preformatted_20_Text">consciousness, and more or less by the sciences. The sensuous certitudes</text:p>
      <text:p text:style-name="Preformatted_20_Text">of single apperceptions or observations form the starting-point: these are</text:p>
      <text:p text:style-name="Preformatted_20_Text">supposed to be elevated to truth, by being regarded in their bearings,</text:p>
      <text:p text:style-name="Preformatted_20_Text">reflected upon, and on the lines of definite categories turned at the same</text:p>
      <text:p text:style-name="Preformatted_20_Text">time into something necessary and universal, viz. _experiences_.</text:p>
      <text:p text:style-name="Preformatted_20_Text"/>
      <text:p text:style-name="Preformatted_20_Text">Â§ 421. This conjunction of individual and universal is admixtureâ€”the</text:p>
      <text:p text:style-name="Preformatted_20_Text">individual remains at the bottom hard and unaffected by the universal, to</text:p>
      <text:p text:style-name="Preformatted_20_Text">which however it is related. It is therefore a tissue of</text:p>
      <text:p text:style-name="Preformatted_20_Text">contradictionsâ€”between the single things of sense apperception, which form</text:p>
      <text:p text:style-name="Preformatted_20_Text"><text:soft-page-break/>the alleged ground of general experience, and the universality which has a</text:p>
      <text:p text:style-name="Preformatted_20_Text">higher claim to be the essence and groundâ€”between the individuality of a</text:p>
      <text:p text:style-name="Preformatted_20_Text">thing which, taken in its concrete content, constitutes its independence</text:p>
      <text:p text:style-name="Preformatted_20_Text">and the various properties which, free from this negative link and from</text:p>
      <text:p text:style-name="Preformatted_20_Text">one another, are independent universal _matters_ (Â§ 123). This</text:p>
      <text:p text:style-name="Preformatted_20_Text">contradiction of the finite which runs through all forms of the logical</text:p>
      <text:p text:style-name="Preformatted_20_Text">spheres turns out most concrete, when the somewhat is defined as _object_</text:p>
      <text:p text:style-name="Preformatted_20_Text">(Â§ 194 seqq.).</text:p>
      <text:p text:style-name="Preformatted_20_Text"/>
      <text:p text:style-name="Preformatted_20_Text"/>
      <text:p text:style-name="Preformatted_20_Text">(Î³) The Intellect(129).</text:p>
      <text:p text:style-name="Preformatted_20_Text"/>
      <text:p text:style-name="Preformatted_20_Text"/>
      <text:p text:style-name="Preformatted_20_Text">Â§ 422. The proximate _truth_ of perception is that it is the object which</text:p>
      <text:p text:style-name="Preformatted_20_Text">is an _appearance_, and that the objectâ€™s reflection in self is on the</text:p>
      <text:p text:style-name="Preformatted_20_Text">contrary a self-subsistent inward and universal. The consciousness of such</text:p>
      <text:p text:style-name="Preformatted_20_Text">an object is _intellect_. This inward, as we called it, of the thing is on</text:p>
      <text:p text:style-name="Preformatted_20_Text">one hand the suppression of the multiplicity of the sensible, and, in that</text:p>
      <text:p text:style-name="Preformatted_20_Text">manner, an abstract identity: on the other hand, however, it also for that</text:p>
      <text:p text:style-name="Preformatted_20_Text">reason contains the multiplicity, but as an interior â€œsimpleâ€ difference,</text:p>
      <text:p text:style-name="Preformatted_20_Text">which remains self-identical in the vicissitudes of appearance. This</text:p>
      <text:p text:style-name="Preformatted_20_Text">simple difference is the realm of _the laws_ of the phenomenaâ€”a copy of</text:p>
      <text:p text:style-name="Preformatted_20_Text">the phenomenon, but brought to rest and universality.</text:p>
      <text:p text:style-name="Preformatted_20_Text"/>
      <text:p text:style-name="Preformatted_20_Text">Â§ 423. The law, at first stating the mutual dependence of universal,</text:p>
      <text:p text:style-name="Preformatted_20_Text">permanent terms, has, in so far as its distinction is the inward one, its</text:p>
      <text:p text:style-name="Preformatted_20_Text">necessity on its own part; the one of the terms, as not externally</text:p>
      <text:p text:style-name="Preformatted_20_Text">different from the other, lies immediately in the other. But in this</text:p>
      <text:p text:style-name="Preformatted_20_Text">manner the interior distinction is, what it is in truth, the distinction</text:p>
      <text:p text:style-name="Preformatted_20_Text">on its own part, or the distinction which is none. With this new</text:p>
      <text:p text:style-name="Preformatted_20_Text">form-characteristic, on the whole, consciousness _implicitly_ vanishes:</text:p>
      <text:p text:style-name="Preformatted_20_Text">for consciousness as such implies the reciprocal independence of subject</text:p>
      <text:p text:style-name="Preformatted_20_Text">and object. The ego in its judgment has an object which is not distinct</text:p>
      <text:p text:style-name="Preformatted_20_Text">from it,â€”it has itself. Consciousness has passed into self-consciousness.</text:p>
      <text:p text:style-name="Preformatted_20_Text"/>
      <text:p text:style-name="Preformatted_20_Text"/>
      <text:p text:style-name="Preformatted_20_Text"/>
      <text:p text:style-name="Preformatted_20_Text">(b) Self-consciousness(130).</text:p>
      <text:p text:style-name="Preformatted_20_Text"/>
      <text:p text:style-name="Preformatted_20_Text"/>
      <text:p text:style-name="Preformatted_20_Text">Â§ 424. _Self-consciousness_ is the truth of consciousness: the latter is a</text:p>
      <text:p text:style-name="Preformatted_20_Text">consequence of the former, all consciousness of an other object being as a</text:p>
      <text:p text:style-name="Preformatted_20_Text">matter of fact also self-consciousness. The object is my idea: I am aware</text:p>
      <text:p text:style-name="Preformatted_20_Text">of the object as mine; and thus in it I am aware of me. The formula of</text:p>
      <text:p text:style-name="Preformatted_20_Text">self-consciousness is I = I:â€”abstract freedom, pure â€œideality.â€ In so far</text:p>
      <text:p text:style-name="Preformatted_20_Text">it lacks â€œrealityâ€: for as it is its own object, there is strictly</text:p>
      <text:p text:style-name="Preformatted_20_Text">speaking no object, because there is no distinction between it and the</text:p>
      <text:p text:style-name="Preformatted_20_Text">object.</text:p>
      <text:p text:style-name="Preformatted_20_Text"/>
      <text:p text:style-name="Preformatted_20_Text">Â§ 425. Abstract self-consciousness is the first negation of consciousness,</text:p>
      <text:p text:style-name="Preformatted_20_Text">and for that reason it is burdened with an external object, or, nominally,</text:p>
      <text:p text:style-name="Preformatted_20_Text">with the negation of it. Thus it is at the same time the antecedent stage,</text:p>
      <text:p text:style-name="Preformatted_20_Text">consciousness: it is the contradiction of itself as self-consciousness and</text:p>
      <text:p text:style-name="Preformatted_20_Text">as consciousness. But the latter aspect and the negation in general is in</text:p>
      <text:p text:style-name="Preformatted_20_Text">I = I potentially suppressed; and hence as this certitude of self against</text:p>
      <text:p text:style-name="Preformatted_20_Text">the object it is the _impulse_ to realise its implicit nature, by giving</text:p>
      <text:p text:style-name="Preformatted_20_Text">its abstract self-awareness content and objectivity, and in the other</text:p>
      <text:p text:style-name="Preformatted_20_Text">direction to free itself from its sensuousness, to set aside the given</text:p>
      <text:p text:style-name="Preformatted_20_Text">objectivity and identify it with itself. The two processes are one and the</text:p>
      <text:p text:style-name="Preformatted_20_Text"><text:soft-page-break/>same, the identification of its consciousness and self-consciousness.</text:p>
      <text:p text:style-name="Preformatted_20_Text"/>
      <text:p text:style-name="Preformatted_20_Text"/>
      <text:p text:style-name="Preformatted_20_Text">(Î±) Appetite or Instinctive Desire(131).</text:p>
      <text:p text:style-name="Preformatted_20_Text"/>
      <text:p text:style-name="Preformatted_20_Text"/>
      <text:p text:style-name="Preformatted_20_Text">Â§ 426. Self-consciousness, in its immediacy, is a singular, and a desire</text:p>
      <text:p text:style-name="Preformatted_20_Text">(appetite),â€”the contradiction implied in its abstraction which should yet</text:p>
      <text:p text:style-name="Preformatted_20_Text">be objective,â€”or in its immediacy which has the shape of an external</text:p>
      <text:p text:style-name="Preformatted_20_Text">object and should be subjective. The certitude of oneâ€™s self, which issues</text:p>
      <text:p text:style-name="Preformatted_20_Text">from the suppression of mere consciousness, pronounces the _object_ null:</text:p>
      <text:p text:style-name="Preformatted_20_Text">and the outlook of self-consciousness towards the object equally qualifies</text:p>
      <text:p text:style-name="Preformatted_20_Text">the abstract ideality of such self-consciousness as null.</text:p>
      <text:p text:style-name="Preformatted_20_Text"/>
      <text:p text:style-name="Preformatted_20_Text">Â§ 427. Self-consciousness, therefore, knows itself implicit in the object,</text:p>
      <text:p text:style-name="Preformatted_20_Text">which in this outlook is conformable to the appetite. In the negation of</text:p>
      <text:p text:style-name="Preformatted_20_Text">the two one-sided moments by the egoâ€™s own activity, this identity comes</text:p>
      <text:p text:style-name="Preformatted_20_Text">to be _for_ the ego. To this activity the object, which implicitly and for</text:p>
      <text:p text:style-name="Preformatted_20_Text">self-consciousness is self-less, can make no resistance: the dialectic,</text:p>
      <text:p text:style-name="Preformatted_20_Text">implicit in it, towards self-suppression exists in this case as that</text:p>
      <text:p text:style-name="Preformatted_20_Text">activity of the ego. Thus while the given object is rendered subjective,</text:p>
      <text:p text:style-name="Preformatted_20_Text">the subjectivity divests itself of its one-sidedness and becomes objective</text:p>
      <text:p text:style-name="Preformatted_20_Text">to itself.</text:p>
      <text:p text:style-name="Preformatted_20_Text"/>
      <text:p text:style-name="Preformatted_20_Text">Â§ 428. The product of this process is the fast conjunction of the ego with</text:p>
      <text:p text:style-name="Preformatted_20_Text">itself, its satisfaction realised, and itself made actual. On the external</text:p>
      <text:p text:style-name="Preformatted_20_Text">side it continues, in this return upon itself, primarily describable as an</text:p>
      <text:p text:style-name="Preformatted_20_Text">individual, and maintains itself as such; because its bearing upon the</text:p>
      <text:p text:style-name="Preformatted_20_Text">self-less object is purely negative, the latter, therefore, being merely</text:p>
      <text:p text:style-name="Preformatted_20_Text">consumed. Thus appetite in its satisfaction is always destructive, and in</text:p>
      <text:p text:style-name="Preformatted_20_Text">its content selfish: and as the satisfaction has only happened in the</text:p>
      <text:p text:style-name="Preformatted_20_Text">individual (and that is transient) the appetite is again generated in the</text:p>
      <text:p text:style-name="Preformatted_20_Text">very act of satisfaction.</text:p>
      <text:p text:style-name="Preformatted_20_Text"/>
      <text:p text:style-name="Preformatted_20_Text">Â§ 429. But on the inner side, or implicitly, the sense of self which the</text:p>
      <text:p text:style-name="Preformatted_20_Text">ego gets in the satisfaction does not remain in abstract</text:p>
      <text:p text:style-name="Preformatted_20_Text">self-concentration or in mere individuality; on the contrary,â€”as negation</text:p>
      <text:p text:style-name="Preformatted_20_Text">of _immediacy_ and individuality the result involves a character of</text:p>
      <text:p text:style-name="Preformatted_20_Text">universality and of the identity of self-consciousness with its object.</text:p>
      <text:p text:style-name="Preformatted_20_Text">The judgment or diremption of this self-consciousness is the consciousness</text:p>
      <text:p text:style-name="Preformatted_20_Text">of a â€œ_free_â€ object, in which ego is aware of itself as an ego, which</text:p>
      <text:p text:style-name="Preformatted_20_Text">however is _also_ still outside it.</text:p>
      <text:p text:style-name="Preformatted_20_Text"/>
      <text:p text:style-name="Preformatted_20_Text"/>
      <text:p text:style-name="Preformatted_20_Text">(Î²) Self-consciousness Recognitive(132).</text:p>
      <text:p text:style-name="Preformatted_20_Text"/>
      <text:p text:style-name="Preformatted_20_Text"/>
      <text:p text:style-name="Preformatted_20_Text">Â§ 430. Here there is a self-consciousness for a self-consciousness, at</text:p>
      <text:p text:style-name="Preformatted_20_Text">first immediately as one of two things for another. In that other as ego I</text:p>
      <text:p text:style-name="Preformatted_20_Text">behold myself, and yet also an immediately existing object, another ego</text:p>
      <text:p text:style-name="Preformatted_20_Text">absolutely independent of me and opposed to me. (The suppression of the</text:p>
      <text:p text:style-name="Preformatted_20_Text">singleness of self-consciousness was only a first step in the suppression,</text:p>
      <text:p text:style-name="Preformatted_20_Text">and it merely led to the characterisation of it as _particular_.) This</text:p>
      <text:p text:style-name="Preformatted_20_Text">contradiction gives either self-consciousness the impulse to _show_ itself</text:p>
      <text:p text:style-name="Preformatted_20_Text">as a free self, and to exist as such for the other:â€”the process of</text:p>
      <text:p text:style-name="Preformatted_20_Text">_recognition_.</text:p>
      <text:p text:style-name="Preformatted_20_Text"/>
      <text:p text:style-name="Preformatted_20_Text">Â§ 431. The process is a battle. I cannot be aware of me as myself in</text:p>
      <text:p text:style-name="Preformatted_20_Text">another individual, so long as I see in that other an other and an</text:p>
      <text:p text:style-name="Preformatted_20_Text"><text:soft-page-break/>immediate existence: and I am consequently bent upon the suppression of</text:p>
      <text:p text:style-name="Preformatted_20_Text">this immediacy of his. But in like measure _I_ cannot be recognised as</text:p>
      <text:p text:style-name="Preformatted_20_Text">immediate, except so far as I overcome the mere immediacy on my own part,</text:p>
      <text:p text:style-name="Preformatted_20_Text">and thus give existence to my freedom. But this immediacy is at the same</text:p>
      <text:p text:style-name="Preformatted_20_Text">time the corporeity of self-consciousness, in which as in its sign and</text:p>
      <text:p text:style-name="Preformatted_20_Text">tool the latter has its own _sense of self_, and its being _for others_,</text:p>
      <text:p text:style-name="Preformatted_20_Text">and the means for entering into relation with them.</text:p>
      <text:p text:style-name="Preformatted_20_Text"/>
      <text:p text:style-name="Preformatted_20_Text">Â§ 432. The fight of recognition is a life and death struggle: either</text:p>
      <text:p text:style-name="Preformatted_20_Text">self-consciousness imperils the otherâ€™s like, and incurs a like peril for</text:p>
      <text:p text:style-name="Preformatted_20_Text">its ownâ€”but only peril, for either is no less bent on maintaining his</text:p>
      <text:p text:style-name="Preformatted_20_Text">life, as the existence of his freedom. Thus the death of one, though by</text:p>
      <text:p text:style-name="Preformatted_20_Text">the abstract, therefore rude, negation of immediacy, it, from one point of</text:p>
      <text:p text:style-name="Preformatted_20_Text">view, solves the contradiction, is yet, from the essential point of view</text:p>
      <text:p text:style-name="Preformatted_20_Text">(i.e. the outward and visible recognition), a new contradiction (for that</text:p>
      <text:p text:style-name="Preformatted_20_Text">recognition is at the same time undone by the otherâ€™s death) and a greater</text:p>
      <text:p text:style-name="Preformatted_20_Text">than the other.</text:p>
      <text:p text:style-name="Preformatted_20_Text"/>
      <text:p text:style-name="Preformatted_20_Text">Â§ 433. But because life is as requisite as liberty to the solution, the</text:p>
      <text:p text:style-name="Preformatted_20_Text">fight ends in the first instance as a one-sided negation with inequality.</text:p>
      <text:p text:style-name="Preformatted_20_Text">While the one combatant prefers life, retains his single</text:p>
      <text:p text:style-name="Preformatted_20_Text">self-consciousness, but surrenders his claim for recognition, the other</text:p>
      <text:p text:style-name="Preformatted_20_Text">holds fast to his self-assertion and is recognised by the former as his</text:p>
      <text:p text:style-name="Preformatted_20_Text">superior. Thus arises the status of _master and slave_.</text:p>
      <text:p text:style-name="Preformatted_20_Text"/>
      <text:p text:style-name="Preformatted_20_Text">In the battle for recognition and the subjugation under a master, we see,</text:p>
      <text:p text:style-name="Preformatted_20_Text">on their phenomenal side, the emergence of manâ€™s social life and the</text:p>
      <text:p text:style-name="Preformatted_20_Text">commencement of political union. _Force_, which is the basis of this</text:p>
      <text:p text:style-name="Preformatted_20_Text">phenomenon, is not on that account a basis of right, but only the</text:p>
      <text:p text:style-name="Preformatted_20_Text">necessary and legitimate factor in the passage from the state of</text:p>
      <text:p text:style-name="Preformatted_20_Text">self-consciousness sunk in appetite and selfish isolation into the state</text:p>
      <text:p text:style-name="Preformatted_20_Text">of universal self-consciousness. Force, then, is the external or</text:p>
      <text:p text:style-name="Preformatted_20_Text">phenomenal commencement of states, not their underlying and essential</text:p>
      <text:p text:style-name="Preformatted_20_Text">principle.</text:p>
      <text:p text:style-name="Preformatted_20_Text"/>
      <text:p text:style-name="Preformatted_20_Text">Â§ 434. This status, in the first place, implies _common_ wants and common</text:p>
      <text:p text:style-name="Preformatted_20_Text">concern for their satisfaction,â€”for the means of mastery, the slave, must</text:p>
      <text:p text:style-name="Preformatted_20_Text">likewise be kept in life. In place of the rude destruction of the</text:p>
      <text:p text:style-name="Preformatted_20_Text">immediate object there ensues acquisition, preservation, and formation of</text:p>
      <text:p text:style-name="Preformatted_20_Text">it, as the instrumentality in which the two extremes of independence and</text:p>
      <text:p text:style-name="Preformatted_20_Text">non-independence are welded together. The form of universality thus</text:p>
      <text:p text:style-name="Preformatted_20_Text">arising in satisfying the want, creates a _permanent_ means and a</text:p>
      <text:p text:style-name="Preformatted_20_Text">provision which takes care for and secures the future.</text:p>
      <text:p text:style-name="Preformatted_20_Text"/>
      <text:p text:style-name="Preformatted_20_Text">Â§ 435. But secondly, when we look to the distinction of the two, the</text:p>
      <text:p text:style-name="Preformatted_20_Text">master beholds in the slave and his servitude the supremacy of his</text:p>
      <text:p text:style-name="Preformatted_20_Text">_single_ self-hood, and that by the suppression of immediate self-hood, a</text:p>
      <text:p text:style-name="Preformatted_20_Text">suppression, however, which falls on another. This other, the slave,</text:p>
      <text:p text:style-name="Preformatted_20_Text">however, in the service of the master, works off his individualist</text:p>
      <text:p text:style-name="Preformatted_20_Text">self-will, overcomes the inner immediacy of appetite, and in this</text:p>
      <text:p text:style-name="Preformatted_20_Text">divestment of self and in â€œthe fear of his lordâ€ makes â€œthe beginning of</text:p>
      <text:p text:style-name="Preformatted_20_Text">wisdomâ€â€”the passage to universal self-consciousness.</text:p>
      <text:p text:style-name="Preformatted_20_Text"/>
      <text:p text:style-name="Preformatted_20_Text"/>
      <text:p text:style-name="Preformatted_20_Text">(Î³) Universal Self-consciousness.</text:p>
      <text:p text:style-name="Preformatted_20_Text"/>
      <text:p text:style-name="Preformatted_20_Text"/>
      <text:p text:style-name="Preformatted_20_Text">Â§ 436. Universal self-consciousness is the affirmative awareness of self</text:p>
      <text:p text:style-name="Preformatted_20_Text">in an other self: each self as a free individuality has his own â€œabsoluteâ€</text:p>
      <text:p text:style-name="Preformatted_20_Text"><text:soft-page-break/>independence, yet in virtue of the negation of its immediacy or appetite</text:p>
      <text:p text:style-name="Preformatted_20_Text">without distinguishing itself from that other. Each is thus universal</text:p>
      <text:p text:style-name="Preformatted_20_Text">self-conscious and objective; each has â€œrealâ€ universality in the shape of</text:p>
      <text:p text:style-name="Preformatted_20_Text">reciprocity, so far as each knows itself recognised in the other freeman,</text:p>
      <text:p text:style-name="Preformatted_20_Text">and is aware of this in so far as it recognises the other and knows him to</text:p>
      <text:p text:style-name="Preformatted_20_Text">be free.</text:p>
      <text:p text:style-name="Preformatted_20_Text"/>
      <text:p text:style-name="Preformatted_20_Text">This universal re-appearance of self-consciousnessâ€”the notion which is</text:p>
      <text:p text:style-name="Preformatted_20_Text">aware of itself in its objectivity as a subjectivity identical with itself</text:p>
      <text:p text:style-name="Preformatted_20_Text">and for that reason universalâ€”is the form of consciousness which lies at</text:p>
      <text:p text:style-name="Preformatted_20_Text">the root of all true mental or spiritual lifeâ€”in family, fatherland,</text:p>
      <text:p text:style-name="Preformatted_20_Text">state, and of all virtues, love, friendship, valour, honour, fame. But</text:p>
      <text:p text:style-name="Preformatted_20_Text">this appearance of the underlying essence may be severed from that</text:p>
      <text:p text:style-name="Preformatted_20_Text">essential, and be maintained apart in worthless honour, idle fame, &amp;c.</text:p>
      <text:p text:style-name="Preformatted_20_Text"/>
      <text:p text:style-name="Preformatted_20_Text">Â§ 437. This unity of consciousness and self-consciousness implies in the</text:p>
      <text:p text:style-name="Preformatted_20_Text">first instance the individuals mutually throwing light upon each other.</text:p>
      <text:p text:style-name="Preformatted_20_Text">But the difference between those who are thus identified is mere vague</text:p>
      <text:p text:style-name="Preformatted_20_Text">diversityâ€”or rather it is a difference which is none. Hence its truth is</text:p>
      <text:p text:style-name="Preformatted_20_Text">the fully and really existent universality and objectivity of</text:p>
      <text:p text:style-name="Preformatted_20_Text">self-consciousness,â€”which is _Reason_.</text:p>
      <text:p text:style-name="Preformatted_20_Text"/>
      <text:p text:style-name="Preformatted_20_Text">Reason, as the _Idea_ (Â§ 213) as it here appears, is to be taken as</text:p>
      <text:p text:style-name="Preformatted_20_Text">meaning that the distinction between notion and reality which it unifies</text:p>
      <text:p text:style-name="Preformatted_20_Text">has the special aspect of a distinction between the self-concentrated</text:p>
      <text:p text:style-name="Preformatted_20_Text">notion or consciousness, and the object subsisting external and opposed to</text:p>
      <text:p text:style-name="Preformatted_20_Text">it.</text:p>
      <text:p text:style-name="Preformatted_20_Text"/>
      <text:p text:style-name="Preformatted_20_Text"/>
      <text:p text:style-name="Preformatted_20_Text"/>
      <text:p text:style-name="Preformatted_20_Text">(c) Reason(133).</text:p>
      <text:p text:style-name="Preformatted_20_Text"/>
      <text:p text:style-name="Preformatted_20_Text"/>
      <text:p text:style-name="Preformatted_20_Text">Â§ 438. The essential and actual truth which reason is, lies in the simple</text:p>
      <text:p text:style-name="Preformatted_20_Text">identity of the subjectivity of the notion, with its objectivity and</text:p>
      <text:p text:style-name="Preformatted_20_Text">universality. The universality of reason, therefore, whilst it signifies</text:p>
      <text:p text:style-name="Preformatted_20_Text">that the object, which was only given in consciousness _quÃ¢_</text:p>
      <text:p text:style-name="Preformatted_20_Text">consciousness, is now itself universal, permeating and encompassing the</text:p>
      <text:p text:style-name="Preformatted_20_Text">ego, also signifies that the pure ego is the pure form which overlaps the</text:p>
      <text:p text:style-name="Preformatted_20_Text">object, and encompasses it without it.</text:p>
      <text:p text:style-name="Preformatted_20_Text"/>
      <text:p text:style-name="Preformatted_20_Text">Â§ 439. Self-consciousness, thus certified that its determinations are no</text:p>
      <text:p text:style-name="Preformatted_20_Text">less objective, or determinations of the very being of things, than they</text:p>
      <text:p text:style-name="Preformatted_20_Text">are its own thoughts, is Reason, which as such an identity is not only the</text:p>
      <text:p text:style-name="Preformatted_20_Text">absolute _substance_, but the _truth_ that knows it. For truth here has,</text:p>
      <text:p text:style-name="Preformatted_20_Text">as its peculiar mode and immanent form, the self-centred pure notion, ego,</text:p>
      <text:p text:style-name="Preformatted_20_Text">the certitude of self as infinite universality. Truth, aware of what it</text:p>
      <text:p text:style-name="Preformatted_20_Text">is, is mind (spirit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C. Psychology. Mind(134).</text:p>
      <text:p text:style-name="Preformatted_20_Text"/>
      <text:p text:style-name="Preformatted_20_Text"/>
      <text:p text:style-name="Preformatted_20_Text">Â§ 440. Mind has defined itself as the truth of soul and consciousness,â€”the</text:p>
      <text:p text:style-name="Preformatted_20_Text">former a simple immediate totality, the latter now an infinite form which</text:p>
      <text:p text:style-name="Preformatted_20_Text">is not, like consciousness, restricted by that content, and does not stand</text:p>
      <text:p text:style-name="Preformatted_20_Text">in mere correlation to it as to its object, but is an awareness of this</text:p>
      <text:p text:style-name="Preformatted_20_Text"><text:soft-page-break/>substantial totality, neither subjective nor objective. Mind, therefore,</text:p>
      <text:p text:style-name="Preformatted_20_Text">starts only from its own being and is in correlation only with its own</text:p>
      <text:p text:style-name="Preformatted_20_Text">features.</text:p>
      <text:p text:style-name="Preformatted_20_Text"/>
      <text:p text:style-name="Preformatted_20_Text">Psychology accordingly studies the faculties or general modes of mental</text:p>
      <text:p text:style-name="Preformatted_20_Text">activity _quÃ¢_ mentalâ€”mental vision, ideation, remembering, &amp;c., desires,</text:p>
      <text:p text:style-name="Preformatted_20_Text">&amp;c.â€”apart both from the content, which on the phenomenal side is found in</text:p>
      <text:p text:style-name="Preformatted_20_Text">empirical ideation, in thinking also and in desire and will, and from the</text:p>
      <text:p text:style-name="Preformatted_20_Text">two forms in which these modes exist, viz. in the soul as a physical mode,</text:p>
      <text:p text:style-name="Preformatted_20_Text">and in consciousness itself as a separately existent object of that</text:p>
      <text:p text:style-name="Preformatted_20_Text">consciousness. This, however, is not an arbitrary abstraction by the</text:p>
      <text:p text:style-name="Preformatted_20_Text">psychologist. Mind is just this elevation above nature and physical modes,</text:p>
      <text:p text:style-name="Preformatted_20_Text">and above the complication with an external objectâ€”in one word, above the</text:p>
      <text:p text:style-name="Preformatted_20_Text">material, as its concept has just shown. All it has now to do is to</text:p>
      <text:p text:style-name="Preformatted_20_Text">realise this notion of its freedom, and get rid of the _form_ of immediacy</text:p>
      <text:p text:style-name="Preformatted_20_Text">with which it once more begins. The content which is elevated to</text:p>
      <text:p text:style-name="Preformatted_20_Text">intuitions is _its_ sensations: it is _its_ intuitions also which are</text:p>
      <text:p text:style-name="Preformatted_20_Text">transmuted into representations, and its representations which are</text:p>
      <text:p text:style-name="Preformatted_20_Text">transmuted again into thoughts, &amp;c.</text:p>
      <text:p text:style-name="Preformatted_20_Text"/>
      <text:p text:style-name="Preformatted_20_Text">Â§ 441. The soul is finite, so far as its features are immediate or</text:p>
      <text:p text:style-name="Preformatted_20_Text">con-natural. Consciousness is finite, in so far as it has an object. Mind</text:p>
      <text:p text:style-name="Preformatted_20_Text">is finite, in so far as, though it no longer has an object, it has a mode</text:p>
      <text:p text:style-name="Preformatted_20_Text">in its knowledge; i.e., it is finite by means of its immediacy, or, what</text:p>
      <text:p text:style-name="Preformatted_20_Text">is the same thing, by being subjective or only a notion. And it is a</text:p>
      <text:p text:style-name="Preformatted_20_Text">matter of no consequence, which is defined as its notion, and which as the</text:p>
      <text:p text:style-name="Preformatted_20_Text">reality of that notion. Say that its notion is the utterly infinite</text:p>
      <text:p text:style-name="Preformatted_20_Text">objective reason, then its reality is knowledge or _intelligence_: say</text:p>
      <text:p text:style-name="Preformatted_20_Text">that knowledge is its notion, then its reality is that reason, and the</text:p>
      <text:p text:style-name="Preformatted_20_Text">realisation of knowledge consists in appropriating reason. Hence the</text:p>
      <text:p text:style-name="Preformatted_20_Text">finitude of mind is to be placed in the (temporary) failure of knowledge</text:p>
      <text:p text:style-name="Preformatted_20_Text">to get hold of the full reality of its reason, or, equally, in the</text:p>
      <text:p text:style-name="Preformatted_20_Text">(temporary) failure of reason to attain full manifestation in knowledge.</text:p>
      <text:p text:style-name="Preformatted_20_Text">Reason at the same time is only infinite so far as it is â€œabsoluteâ€</text:p>
      <text:p text:style-name="Preformatted_20_Text">freedom; so far, that is, as presupposing itself for its knowledge to work</text:p>
      <text:p text:style-name="Preformatted_20_Text">upon, it thereby reduces itself to finitude, and appears as everlasting</text:p>
      <text:p text:style-name="Preformatted_20_Text">movement of superseding this immediacy, of comprehending itself, and being</text:p>
      <text:p text:style-name="Preformatted_20_Text">a rational knowledge.</text:p>
      <text:p text:style-name="Preformatted_20_Text"/>
      <text:p text:style-name="Preformatted_20_Text">Â§ 442. The progress of mind is _development_, in so far as its existent</text:p>
      <text:p text:style-name="Preformatted_20_Text">phase, viz. knowledge, involves as its intrinsic purpose and burden that</text:p>
      <text:p text:style-name="Preformatted_20_Text">utter and complete autonomy which is rationality; in which case the action</text:p>
      <text:p text:style-name="Preformatted_20_Text">of translating this purpose into reality is strictly only a nominal</text:p>
      <text:p text:style-name="Preformatted_20_Text">passage over into manifestation, and is even there a return into itself.</text:p>
      <text:p text:style-name="Preformatted_20_Text">So far as knowledge which has not shaken off its original quality of</text:p>
      <text:p text:style-name="Preformatted_20_Text">_mere_ knowledge is only abstract or formal, the goal of mind is to give</text:p>
      <text:p text:style-name="Preformatted_20_Text">it objective fulfilment, and thus at the same time produce its freedom.</text:p>
      <text:p text:style-name="Preformatted_20_Text"/>
      <text:p text:style-name="Preformatted_20_Text">The development here meant is not that of the individual (which has a</text:p>
      <text:p text:style-name="Preformatted_20_Text">certain _anthropological_ character), where faculties and forces are</text:p>
      <text:p text:style-name="Preformatted_20_Text">regarded as successively emerging and presenting themselves in external</text:p>
      <text:p text:style-name="Preformatted_20_Text">existenceâ€”a series of steps, on the ascertainment on which there was for a</text:p>
      <text:p text:style-name="Preformatted_20_Text">long time great stress laid (by the system of Condillac), as if a</text:p>
      <text:p text:style-name="Preformatted_20_Text">conjectural natural emergence could exhibit the origin of these faculties</text:p>
      <text:p text:style-name="Preformatted_20_Text">and _explain_ them. In Condillacâ€™s method there is an unmistakable</text:p>
      <text:p text:style-name="Preformatted_20_Text">intention to show how the _several_ modes of mental activity could be made</text:p>
      <text:p text:style-name="Preformatted_20_Text">intelligible without losing sight of mental unity, and to exhibit their</text:p>
      <text:p text:style-name="Preformatted_20_Text">necessary interconnexion. But the categories employed in doing so are of a</text:p>
      <text:p text:style-name="Preformatted_20_Text">wretched sort. Their ruling principle is that the sensible is taken (and</text:p>
      <text:p text:style-name="Preformatted_20_Text"><text:soft-page-break/>with justice) as the _prius_ or the initial basis, but that the later</text:p>
      <text:p text:style-name="Preformatted_20_Text">phases that follow this starting-point present themselves as emerging in a</text:p>
      <text:p text:style-name="Preformatted_20_Text">solely _affirmative_ manner, and the negative aspect of mental activity,</text:p>
      <text:p text:style-name="Preformatted_20_Text">by which this material is transmuted into mind and destroyed _as_ a</text:p>
      <text:p text:style-name="Preformatted_20_Text">sensible, is misconceived and overlooked. As the theory of Condillac</text:p>
      <text:p text:style-name="Preformatted_20_Text">states it, the sensible is not merely the empirical first, but is left as</text:p>
      <text:p text:style-name="Preformatted_20_Text">if it were the true and essential foundation.</text:p>
      <text:p text:style-name="Preformatted_20_Text"/>
      <text:p text:style-name="Preformatted_20_Text">Similarly, if the activities of mind are treated as mere manifestations,</text:p>
      <text:p text:style-name="Preformatted_20_Text">forces, perhaps in terms stating their utility or suitability for some</text:p>
      <text:p text:style-name="Preformatted_20_Text">other interest of head or heart, there is no indication of the true final</text:p>
      <text:p text:style-name="Preformatted_20_Text">aim of the whole business. That can only be the intelligible unity of</text:p>
      <text:p text:style-name="Preformatted_20_Text">mind, and its activity can only have itself as aim; i.e. its aim can only</text:p>
      <text:p text:style-name="Preformatted_20_Text">be to get rid of the form of immediacy or subjectivity, to reach and get</text:p>
      <text:p text:style-name="Preformatted_20_Text">hold of itself, and to liberate itself to itself. In this way the</text:p>
      <text:p text:style-name="Preformatted_20_Text">so-called faculties of mind as thus distinguished are only to be treated</text:p>
      <text:p text:style-name="Preformatted_20_Text">as steps of this liberation. And this is the only _rational_ mode of</text:p>
      <text:p text:style-name="Preformatted_20_Text">studying the mind and its various activities.</text:p>
      <text:p text:style-name="Preformatted_20_Text"/>
      <text:p text:style-name="Preformatted_20_Text">Â§ 443. As consciousness has for its object the stage which preceded it,</text:p>
      <text:p text:style-name="Preformatted_20_Text">viz. the natural soul (Â§ 413), so mind has or rather makes consciousness</text:p>
      <text:p text:style-name="Preformatted_20_Text">its object: i.e. whereas consciousness is only the virtual identity of the</text:p>
      <text:p text:style-name="Preformatted_20_Text">ego with its other (Â§ 415), the mind realises that identity as the</text:p>
      <text:p text:style-name="Preformatted_20_Text">concrete unity which it and it only knows. Its productions are governed by</text:p>
      <text:p text:style-name="Preformatted_20_Text">the principle of all reason that the contents are at once potentially</text:p>
      <text:p text:style-name="Preformatted_20_Text">existent, and are the mindâ€™s own, in freedom. Thus, if we consider the</text:p>
      <text:p text:style-name="Preformatted_20_Text">initial aspect of mind, that aspect is twofoldâ€”as _being_ and as _its</text:p>
      <text:p text:style-name="Preformatted_20_Text">own_: by the one, the mind finds in itself something which _is_, by the</text:p>
      <text:p text:style-name="Preformatted_20_Text">other it affirms it to be only _its own_. The way of mind is therefore</text:p>
      <text:p text:style-name="Preformatted_20_Text"/>
      <text:p text:style-name="Preformatted_20_Text">(_a_) to be theoretical: it has to do with the rational as its immediate</text:p>
      <text:p text:style-name="Preformatted_20_Text">affection which it must render its own: or it has to free knowledge from</text:p>
      <text:p text:style-name="Preformatted_20_Text">its pre-supposedness and therefore from its abstractness, and make the</text:p>
      <text:p text:style-name="Preformatted_20_Text">affection subjective. When the affection has been rendered its own, and</text:p>
      <text:p text:style-name="Preformatted_20_Text">the knowledge consequently characterised as free intelligence, i.e. as</text:p>
      <text:p text:style-name="Preformatted_20_Text">having its full and free characterisation in itself, it is</text:p>
      <text:p text:style-name="Preformatted_20_Text"/>
      <text:p text:style-name="Preformatted_20_Text">(_b_) Will: _practical_ mind, which in the first place is likewise</text:p>
      <text:p text:style-name="Preformatted_20_Text">formalâ€”i.e. its content is at first _only_ its own, and is immediately</text:p>
      <text:p text:style-name="Preformatted_20_Text">willed; and it proceeds next to liberate its volition from its</text:p>
      <text:p text:style-name="Preformatted_20_Text">subjectivity, which is the one-sided form of its contents, so that it</text:p>
      <text:p text:style-name="Preformatted_20_Text"/>
      <text:p text:style-name="Preformatted_20_Text">(_c_) confronts itself as free mind and thus gets rid of both its defects</text:p>
      <text:p text:style-name="Preformatted_20_Text">of one-sidedness.</text:p>
      <text:p text:style-name="Preformatted_20_Text"/>
      <text:p text:style-name="Preformatted_20_Text">Â§ 444. The theoretical as well as the practical mind still fall under the</text:p>
      <text:p text:style-name="Preformatted_20_Text">general range of Mind Subjective. They are not to be distinguished as</text:p>
      <text:p text:style-name="Preformatted_20_Text">active and passive. Subjective mind is productive: but it is a merely</text:p>
      <text:p text:style-name="Preformatted_20_Text">nominal productivity. Inwards, the theoretical mind produces only its</text:p>
      <text:p text:style-name="Preformatted_20_Text">â€œidealâ€ world, and gains abstract autonomy within; while the practical,</text:p>
      <text:p text:style-name="Preformatted_20_Text">while it has to do with autonomous products, with a material which is its</text:p>
      <text:p text:style-name="Preformatted_20_Text">own, has a material which is only nominally such, and therefore a</text:p>
      <text:p text:style-name="Preformatted_20_Text">restricted content, for which it gains the form of universality. Outwards,</text:p>
      <text:p text:style-name="Preformatted_20_Text">the subjective mind (which as a unity of soul and consciousness, is thus</text:p>
      <text:p text:style-name="Preformatted_20_Text">also a reality,â€”a reality at once anthropological and conformable to</text:p>
      <text:p text:style-name="Preformatted_20_Text">consciousness) has for its products, in the theoretical range, the _word_,</text:p>
      <text:p text:style-name="Preformatted_20_Text">and in the practical (not yet deed and action, but) _enjoyment_.</text:p>
      <text:p text:style-name="Preformatted_20_Text"/>
      <text:p text:style-name="Preformatted_20_Text">Psychology, like logic, is one of those sciences which in modern times</text:p>
      <text:p text:style-name="Preformatted_20_Text"><text:soft-page-break/>have yet derived least profit from the more general mental culture and the</text:p>
      <text:p text:style-name="Preformatted_20_Text">deeper conception of reason. It is still extremely ill off. The turn which</text:p>
      <text:p text:style-name="Preformatted_20_Text">the Kantian philosophy has taken has given it greater importance: it has,</text:p>
      <text:p text:style-name="Preformatted_20_Text">and that in its empirical condition, been claimed as the basis of</text:p>
      <text:p text:style-name="Preformatted_20_Text">metaphysics, which is to consist of nothing but the empirical apprehension</text:p>
      <text:p text:style-name="Preformatted_20_Text">and the analysis of the facts of human consciousness, merely as facts,</text:p>
      <text:p text:style-name="Preformatted_20_Text">just as they are given. This position of psychology, mixing it up with</text:p>
      <text:p text:style-name="Preformatted_20_Text">forms belonging to the range of consciousness and with anthropology, has</text:p>
      <text:p text:style-name="Preformatted_20_Text">led to no improvement in its own condition: but it has had the further</text:p>
      <text:p text:style-name="Preformatted_20_Text">effect that, both for the mind as such, and for metaphysics and philosophy</text:p>
      <text:p text:style-name="Preformatted_20_Text">generally, all attempts have been abandoned to ascertain the necessity of</text:p>
      <text:p text:style-name="Preformatted_20_Text">essential and actual reality, to get at the notion and the truth.</text:p>
      <text:p text:style-name="Preformatted_20_Text"/>
      <text:p text:style-name="Preformatted_20_Text"/>
      <text:p text:style-name="Preformatted_20_Text"/>
      <text:p text:style-name="Preformatted_20_Text">(a) Theoretical mind.</text:p>
      <text:p text:style-name="Preformatted_20_Text"/>
      <text:p text:style-name="Preformatted_20_Text"/>
      <text:p text:style-name="Preformatted_20_Text">Â§ 445. Intelligence(135) _finds_ itself determined: this is its apparent</text:p>
      <text:p text:style-name="Preformatted_20_Text">aspect from which in its immediacy it starts. But as knowledge,</text:p>
      <text:p text:style-name="Preformatted_20_Text">intelligence consists in treating what is found as its own. Its activity</text:p>
      <text:p text:style-name="Preformatted_20_Text">has to do with the empty formâ€”the pretence of _finding_ reason: and its</text:p>
      <text:p text:style-name="Preformatted_20_Text">aim is to realise its concept or to be reason actual, along with which the</text:p>
      <text:p text:style-name="Preformatted_20_Text">content is realised as rational. This activity is _cognition_. The nominal</text:p>
      <text:p text:style-name="Preformatted_20_Text">knowledge, which is only certitude, elevates itself, as reason is</text:p>
      <text:p text:style-name="Preformatted_20_Text">concrete, to definite and conceptual knowledge. The course of this</text:p>
      <text:p text:style-name="Preformatted_20_Text">elevation is itself rational, and consists in a necessary passage</text:p>
      <text:p text:style-name="Preformatted_20_Text">(governed by the concept) of one grade or term of intelligent activity (a</text:p>
      <text:p text:style-name="Preformatted_20_Text">so-called faculty of mind) into another. The refutation which such</text:p>
      <text:p text:style-name="Preformatted_20_Text">cognition gives of the semblance that the rational is _found_, starts from</text:p>
      <text:p text:style-name="Preformatted_20_Text">the certitude or the faith of intelligence in its capability of rational</text:p>
      <text:p text:style-name="Preformatted_20_Text">knowledge, and in the possibility of being able to appropriate the reason,</text:p>
      <text:p text:style-name="Preformatted_20_Text">which it and the content virtually is.</text:p>
      <text:p text:style-name="Preformatted_20_Text"/>
      <text:p text:style-name="Preformatted_20_Text">The distinction of Intelligence from Will is often incorrectly taken to</text:p>
      <text:p text:style-name="Preformatted_20_Text">mean that each has a fixed and separate existence of its own, as if</text:p>
      <text:p text:style-name="Preformatted_20_Text">volition could be without intelligence, or the activity of intelligence</text:p>
      <text:p text:style-name="Preformatted_20_Text">could be without will. The possibility of a culture of the intellect which</text:p>
      <text:p text:style-name="Preformatted_20_Text">leaves the heart untouched, as it is said, and of the heart without the</text:p>
      <text:p text:style-name="Preformatted_20_Text">intellectâ€”of hearts which in one-sided way want intellect, and heartless</text:p>
      <text:p text:style-name="Preformatted_20_Text">intellectsâ€”only proves at most that bad and radically untrue existences</text:p>
      <text:p text:style-name="Preformatted_20_Text">occur. But it is not philosophy which should take such untruths of</text:p>
      <text:p text:style-name="Preformatted_20_Text">existence and of mere imagining for truthâ€”take the worthless for the</text:p>
      <text:p text:style-name="Preformatted_20_Text">essential nature. A host of other phrases used of intelligence, e.g. that</text:p>
      <text:p text:style-name="Preformatted_20_Text">it receives and accepts impressions from outside, that ideas arise through</text:p>
      <text:p text:style-name="Preformatted_20_Text">the causal operations of external things upon it, &amp;c., belong to a point</text:p>
      <text:p text:style-name="Preformatted_20_Text">of view utterly alien to the mental level or to the position of</text:p>
      <text:p text:style-name="Preformatted_20_Text">philosophic study.</text:p>
      <text:p text:style-name="Preformatted_20_Text"/>
      <text:p text:style-name="Preformatted_20_Text">A favourite reflectional form is that of powers and faculties of soul,</text:p>
      <text:p text:style-name="Preformatted_20_Text">intelligence, or mind. Faculty, like power or force, is the fixed quality</text:p>
      <text:p text:style-name="Preformatted_20_Text">of any object of thought, conceived as reflected into self. Force (Â§ 136)</text:p>
      <text:p text:style-name="Preformatted_20_Text">is no doubt the infinity of formâ€”of the inward and the outward: but its</text:p>
      <text:p text:style-name="Preformatted_20_Text">essential finitude involves the indifference of content to form (ib.</text:p>
      <text:p text:style-name="Preformatted_20_Text">note). In this lies the want of organic unity which by this reflectional</text:p>
      <text:p text:style-name="Preformatted_20_Text">form, treating mind as a â€œlotâ€ of forces, is brought into mind, as it is</text:p>
      <text:p text:style-name="Preformatted_20_Text">by the same method brought into nature. Any aspect which can be</text:p>
      <text:p text:style-name="Preformatted_20_Text">distinguished in mental action is stereotyped as an independent entity,</text:p>
      <text:p text:style-name="Preformatted_20_Text">and the mind thus made a skeleton-like mechanical collection. It makes</text:p>
      <text:p text:style-name="Preformatted_20_Text"><text:soft-page-break/>absolutely no difference if we substitute the expression â€œactivitiesâ€ for</text:p>
      <text:p text:style-name="Preformatted_20_Text">powers and faculties. Isolate the activities and you similarly make the</text:p>
      <text:p text:style-name="Preformatted_20_Text">mind a mere aggregate, and treat their essential correlation as an</text:p>
      <text:p text:style-name="Preformatted_20_Text">external incident.</text:p>
      <text:p text:style-name="Preformatted_20_Text"/>
      <text:p text:style-name="Preformatted_20_Text">The action of intelligence as theoretical mind has been called _cognition_</text:p>
      <text:p text:style-name="Preformatted_20_Text">(knowledge). Yet this does not mean intelligence _inter alia_</text:p>
      <text:p text:style-name="Preformatted_20_Text">knows,â€”besides which it also intuites, conceives, remembers, imagines, &amp;c.</text:p>
      <text:p text:style-name="Preformatted_20_Text">To take up such a position is in the first instance part and parcel of</text:p>
      <text:p text:style-name="Preformatted_20_Text">that isolating of mental activity just censured; but it is also in</text:p>
      <text:p text:style-name="Preformatted_20_Text">addition connected with the great question of modern times, as to whether</text:p>
      <text:p text:style-name="Preformatted_20_Text">true knowledge or the knowledge of truth is possible,â€”which, if answered</text:p>
      <text:p text:style-name="Preformatted_20_Text">in the negative, must lead to abandoning the effort. The numerous aspects</text:p>
      <text:p text:style-name="Preformatted_20_Text">and reasons and modes of phrase with which external reflection swells the</text:p>
      <text:p text:style-name="Preformatted_20_Text">bulk of this question are cleared up in their place: the more external the</text:p>
      <text:p text:style-name="Preformatted_20_Text">attitude of understanding in the question, the more diffuse it makes a</text:p>
      <text:p text:style-name="Preformatted_20_Text">simple object. At the present place the simple concept of cognition is</text:p>
      <text:p text:style-name="Preformatted_20_Text">what confronts the quite general assumption taken up by the question, viz.</text:p>
      <text:p text:style-name="Preformatted_20_Text">the assumption that the possibility of true knowledge in general is in</text:p>
      <text:p text:style-name="Preformatted_20_Text">dispute, and the assumption that it is possible for us at our will either</text:p>
      <text:p text:style-name="Preformatted_20_Text">to prosecute or to abandon cognition. The concept or possibility of</text:p>
      <text:p text:style-name="Preformatted_20_Text">cognition has come out as intelligence itself, as the certitude of reason:</text:p>
      <text:p text:style-name="Preformatted_20_Text">the act of cognition itself is therefore the actuality of intelligence. It</text:p>
      <text:p text:style-name="Preformatted_20_Text">follows from this that it is absurd to speak of intelligence and yet at</text:p>
      <text:p text:style-name="Preformatted_20_Text">the same time of the possibility or choice of knowing or not. But</text:p>
      <text:p text:style-name="Preformatted_20_Text">cognition is genuine, just so far as it realises itself, or makes the</text:p>
      <text:p text:style-name="Preformatted_20_Text">concept its own. This nominal description has its concrete meaning exactly</text:p>
      <text:p text:style-name="Preformatted_20_Text">where cognition has it. The stages of its realising activity are</text:p>
      <text:p text:style-name="Preformatted_20_Text">intuition, conception, memory, &amp;c.: these activities have no other</text:p>
      <text:p text:style-name="Preformatted_20_Text">immanent meaning: their aim is solely the concept of cognition (Â§ 445</text:p>
      <text:p text:style-name="Preformatted_20_Text">note). If they are isolated, however, then an impression is implied that</text:p>
      <text:p text:style-name="Preformatted_20_Text">they are useful for something else than cognition, or that they severally</text:p>
      <text:p text:style-name="Preformatted_20_Text">procure a cognitive satisfaction of their own; and that leads to a</text:p>
      <text:p text:style-name="Preformatted_20_Text">glorification of the delights of intuition, remembrance, imagination. It</text:p>
      <text:p text:style-name="Preformatted_20_Text">is true that even as isolated (i.e. as non-intelligent), intuition,</text:p>
      <text:p text:style-name="Preformatted_20_Text">imagination, &amp;c. can afford a certain satisfaction: what physical nature</text:p>
      <text:p text:style-name="Preformatted_20_Text">succeeds in doing by its fundamental qualityâ€”its</text:p>
      <text:p text:style-name="Preformatted_20_Text">out-of-selfness,â€”exhibiting the elements or factors of immanent reason</text:p>
      <text:p text:style-name="Preformatted_20_Text">external to each other,â€”that the intelligence can do by voluntary act, but</text:p>
      <text:p text:style-name="Preformatted_20_Text">the same result may happen where the intelligence is itself only natural</text:p>
      <text:p text:style-name="Preformatted_20_Text">and untrained. But the _true satisfaction_, it is admitted, is only</text:p>
      <text:p text:style-name="Preformatted_20_Text">afforded by an intuition permeated by intellect and mind, by rational</text:p>
      <text:p text:style-name="Preformatted_20_Text">conception, by products of imagination which are permeated by reason and</text:p>
      <text:p text:style-name="Preformatted_20_Text">exhibit ideasâ€”in a word, by _cognitive_ intuition, cognitive conception,</text:p>
      <text:p text:style-name="Preformatted_20_Text">&amp;c. The truth ascribed to such satisfaction lies in this, that intuition,</text:p>
      <text:p text:style-name="Preformatted_20_Text">conception, &amp;c. are not isolated, and exist only as â€œmomentsâ€ in the</text:p>
      <text:p text:style-name="Preformatted_20_Text">totality of cognition itself.</text:p>
      <text:p text:style-name="Preformatted_20_Text"/>
      <text:p text:style-name="Preformatted_20_Text"/>
      <text:p text:style-name="Preformatted_20_Text">(Î±) Intuition (Intelligent Perception)(136).</text:p>
      <text:p text:style-name="Preformatted_20_Text"/>
      <text:p text:style-name="Preformatted_20_Text"/>
      <text:p text:style-name="Preformatted_20_Text">Â§ 446. The mind which as soul is physically conditioned,â€”which as</text:p>
      <text:p text:style-name="Preformatted_20_Text">consciousness stands to this condition on the same terms as to an outward</text:p>
      <text:p text:style-name="Preformatted_20_Text">object,â€”but which as intelligence _finds itself_ so characterisedâ€”is (1)</text:p>
      <text:p text:style-name="Preformatted_20_Text">an inarticulate embryonic life, in which it is to itself as it were</text:p>
      <text:p text:style-name="Preformatted_20_Text">palpable and has the whole _material_ of its knowledge. In consequence of</text:p>
      <text:p text:style-name="Preformatted_20_Text">the immediacy in which it is thus originally, it is in this stage only as</text:p>
      <text:p text:style-name="Preformatted_20_Text">an individual and possesses a vulgar subjectivity. It thus appears as mind</text:p>
      <text:p text:style-name="Preformatted_20_Text"><text:soft-page-break/>in the guise of _feeling_.</text:p>
      <text:p text:style-name="Preformatted_20_Text"/>
      <text:p text:style-name="Preformatted_20_Text">If feeling formerly turned up (Â§ 399) as a mode of the _soulâ€™s_ existence,</text:p>
      <text:p text:style-name="Preformatted_20_Text">the finding of it or its immediacy was in that case essentially to be</text:p>
      <text:p text:style-name="Preformatted_20_Text">conceived as a congenital or corporeal condition; whereas at present it is</text:p>
      <text:p text:style-name="Preformatted_20_Text">only to be taken abstractly in the general sense of immediacy.</text:p>
      <text:p text:style-name="Preformatted_20_Text"/>
      <text:p text:style-name="Preformatted_20_Text">Â§ 447. The characteristic form of feeling is that though it is a mode of</text:p>
      <text:p text:style-name="Preformatted_20_Text">some â€œaffection,â€ this mode is simple. Hence feeling, even should its</text:p>
      <text:p text:style-name="Preformatted_20_Text">import be most sterling and true, has the form of casual</text:p>
      <text:p text:style-name="Preformatted_20_Text">particularity,â€”not to mention that its import may also be the most scanty</text:p>
      <text:p text:style-name="Preformatted_20_Text">and most untrue.</text:p>
      <text:p text:style-name="Preformatted_20_Text"/>
      <text:p text:style-name="Preformatted_20_Text">It is commonly enough assumed that mind has in its feeling the material of</text:p>
      <text:p text:style-name="Preformatted_20_Text">its ideas, but the statement is more usually understood in a sense the</text:p>
      <text:p text:style-name="Preformatted_20_Text">opposite of that which it has here. In contrast with the simplicity of</text:p>
      <text:p text:style-name="Preformatted_20_Text">feeling it is usual rather to assume that the primary mental phase is</text:p>
      <text:p text:style-name="Preformatted_20_Text">judgment generally, or the distinction of consciousness into subject and</text:p>
      <text:p text:style-name="Preformatted_20_Text">object; and the special quality of sensation is derived from an</text:p>
      <text:p text:style-name="Preformatted_20_Text">independent _object_, external or internal. With us, in the truth of mind,</text:p>
      <text:p text:style-name="Preformatted_20_Text">the mere consciousness point of view, as opposed to true mental</text:p>
      <text:p text:style-name="Preformatted_20_Text">â€œidealism,â€ is swallowed up, and the matter of feeling has rather been</text:p>
      <text:p text:style-name="Preformatted_20_Text">supposed already as _immanent_ in the mind.â€”It is commonly taken for</text:p>
      <text:p text:style-name="Preformatted_20_Text">granted that as regards content there is more in feeling than in thought:</text:p>
      <text:p text:style-name="Preformatted_20_Text">this being specially affirmed of moral and religious feelings. Now the</text:p>
      <text:p text:style-name="Preformatted_20_Text">material, which the mind as it feels is to itself, is _here_ the result</text:p>
      <text:p text:style-name="Preformatted_20_Text">and the mature result of a fully organised reason: hence under the head of</text:p>
      <text:p text:style-name="Preformatted_20_Text">feeling is comprised all rational and indeed all spiritual content</text:p>
      <text:p text:style-name="Preformatted_20_Text">whatever. But the form of selfish singleness to which feeling reduces the</text:p>
      <text:p text:style-name="Preformatted_20_Text">mind is the lowest and worst vehicle it can haveâ€”one in which it is not</text:p>
      <text:p text:style-name="Preformatted_20_Text">found as a free and infinitely universal principle, but rather as</text:p>
      <text:p text:style-name="Preformatted_20_Text">subjective and private, in content and value entirely contingent. Trained</text:p>
      <text:p text:style-name="Preformatted_20_Text">and sterling feeling is the feeling of an educated mind which has acquired</text:p>
      <text:p text:style-name="Preformatted_20_Text">the consciousness of the true differences of things, of their essential</text:p>
      <text:p text:style-name="Preformatted_20_Text">relationships and real characters; and it is with such a mind that this</text:p>
      <text:p text:style-name="Preformatted_20_Text">rectified material enters into its feeling and receives this form. Feeling</text:p>
      <text:p text:style-name="Preformatted_20_Text">is the immediate, as it were the closest, contact in which the thinking</text:p>
      <text:p text:style-name="Preformatted_20_Text">subject can stand to a given content. Against that content the subject</text:p>
      <text:p text:style-name="Preformatted_20_Text">re-acts first of all with its particular self-feeling, which though it</text:p>
      <text:p text:style-name="Preformatted_20_Text">_may_ be of more sterling value and of wider range than a onesided</text:p>
      <text:p text:style-name="Preformatted_20_Text">intellectual standpoint, may just as likely be narrow and poor; and in any</text:p>
      <text:p text:style-name="Preformatted_20_Text">case is the form of the particular and subjective. If a man on any topic</text:p>
      <text:p text:style-name="Preformatted_20_Text">appeals not to the nature and notion of the thing, or at least to</text:p>
      <text:p text:style-name="Preformatted_20_Text">reasonsâ€”to the generalities of common senseâ€”but to his feeling, the only</text:p>
      <text:p text:style-name="Preformatted_20_Text">thing to do is to let him alone, because by his behaviour he refuses to</text:p>
      <text:p text:style-name="Preformatted_20_Text">have any lot or part in common rationality, and shuts himself up in his</text:p>
      <text:p text:style-name="Preformatted_20_Text">own isolated subjectivityâ€”his private and particular self.</text:p>
      <text:p text:style-name="Preformatted_20_Text"/>
      <text:p text:style-name="Preformatted_20_Text">Â§ 448. (2) As this immediate finding is broken up into elements, we have</text:p>
      <text:p text:style-name="Preformatted_20_Text">the one factor in _Attention_â€”the abstract _identical_ direction of mind</text:p>
      <text:p text:style-name="Preformatted_20_Text">(in feeling, as also in all other more advanced developments of it)â€”an</text:p>
      <text:p text:style-name="Preformatted_20_Text">active self-collectionâ€”the factor of fixing it as our own, but with an as</text:p>
      <text:p text:style-name="Preformatted_20_Text">yet only nominal autonomy of intelligence. Apart from such attention there</text:p>
      <text:p text:style-name="Preformatted_20_Text">is nothing for the mind. The other factor is to invest the special quality</text:p>
      <text:p text:style-name="Preformatted_20_Text">of feeling, as contrasted with this inwardness of mind, with the character</text:p>
      <text:p text:style-name="Preformatted_20_Text">of something existent, but as a _negative_ or as the abstract otherness of</text:p>
      <text:p text:style-name="Preformatted_20_Text">itself. Intelligence thus defines the content of sensation as something</text:p>
      <text:p text:style-name="Preformatted_20_Text">that is out of itself, projects it into time and space, which are the</text:p>
      <text:p text:style-name="Preformatted_20_Text">forms in which it is intuitive. To the view of consciousness the material</text:p>
      <text:p text:style-name="Preformatted_20_Text"><text:soft-page-break/>is only an object of consciousness, a relative other: from mind it</text:p>
      <text:p text:style-name="Preformatted_20_Text">receives the rational characteristic of being _its very other_ (Â§Â§ 147,</text:p>
      <text:p text:style-name="Preformatted_20_Text">254).</text:p>
      <text:p text:style-name="Preformatted_20_Text"/>
      <text:p text:style-name="Preformatted_20_Text">Â§ 449. (3) When intelligence reaches a concrete unity of the two factors,</text:p>
      <text:p text:style-name="Preformatted_20_Text">that is to say, when it is at once self-collected in this externally</text:p>
      <text:p text:style-name="Preformatted_20_Text">existing material, and yet in this self-collectedness sunk in the</text:p>
      <text:p text:style-name="Preformatted_20_Text">out-of-selfness, it is _Intuition_ or Mental Vision.</text:p>
      <text:p text:style-name="Preformatted_20_Text"/>
      <text:p text:style-name="Preformatted_20_Text">Â§ 450. At and towards this its own out-of-selfness, intelligence no less</text:p>
      <text:p text:style-name="Preformatted_20_Text">essentially directs its attention. In this its immediacy it is an awaking</text:p>
      <text:p text:style-name="Preformatted_20_Text">to itself, a recollection of itself. Thus intuition becomes a concretion</text:p>
      <text:p text:style-name="Preformatted_20_Text">of the material with the intelligence, which makes it its own, so that it</text:p>
      <text:p text:style-name="Preformatted_20_Text">no longer needs this immediacy, no longer needs to find the content.</text:p>
      <text:p text:style-name="Preformatted_20_Text"/>
      <text:p text:style-name="Preformatted_20_Text"/>
      <text:p text:style-name="Preformatted_20_Text">(Î²) Representation (or Mental Idea)(137).</text:p>
      <text:p text:style-name="Preformatted_20_Text"/>
      <text:p text:style-name="Preformatted_20_Text"/>
      <text:p text:style-name="Preformatted_20_Text">Â§ 451. Representation is this recollected or inwardised intuition, and as</text:p>
      <text:p text:style-name="Preformatted_20_Text">such is the middle between that stage of intelligence where it finds</text:p>
      <text:p text:style-name="Preformatted_20_Text">itself immediately subject to modification and that where intelligence is</text:p>
      <text:p text:style-name="Preformatted_20_Text">in its freedom, or, as thought. The representation is the property of</text:p>
      <text:p text:style-name="Preformatted_20_Text">intelligence; with a preponderating subjectivity, however, as its right of</text:p>
      <text:p text:style-name="Preformatted_20_Text">property is still conditioned by contrast with the immediacy, and the</text:p>
      <text:p text:style-name="Preformatted_20_Text">representation cannot as it stands be said to _be_. The path of</text:p>
      <text:p text:style-name="Preformatted_20_Text">intelligence in representations is to render the immediacy inward, to</text:p>
      <text:p text:style-name="Preformatted_20_Text">invest itself with intuitive action in itself, and at the same time to get</text:p>
      <text:p text:style-name="Preformatted_20_Text">rid of the subjectivity of the inwardness, and inwardly divest itself of</text:p>
      <text:p text:style-name="Preformatted_20_Text">it; so as to be in itself in an externality of its own. But as</text:p>
      <text:p text:style-name="Preformatted_20_Text">representation begins from intuition and the ready-found material of</text:p>
      <text:p text:style-name="Preformatted_20_Text">intuition, the intuitional contrast still continues to affect its</text:p>
      <text:p text:style-name="Preformatted_20_Text">activity, and makes its concrete products still â€œsyntheses,â€ which do not</text:p>
      <text:p text:style-name="Preformatted_20_Text">grow to the concrete immanence of the notion till they reach the stage of</text:p>
      <text:p text:style-name="Preformatted_20_Text">thought.</text:p>
      <text:p text:style-name="Preformatted_20_Text"/>
      <text:p text:style-name="Preformatted_20_Text"/>
      <text:p text:style-name="Preformatted_20_Text">(Î±Î±) Recollection(138).</text:p>
      <text:p text:style-name="Preformatted_20_Text"/>
      <text:p text:style-name="Preformatted_20_Text"/>
      <text:p text:style-name="Preformatted_20_Text">Â§ 452. Intelligence, as it at first recollects the intuition, places the</text:p>
      <text:p text:style-name="Preformatted_20_Text">content of feeling in its own inwardnessâ€”in a space and a time of its own.</text:p>
      <text:p text:style-name="Preformatted_20_Text">In this way that content is (1) an _image_ or picture, liberated from its</text:p>
      <text:p text:style-name="Preformatted_20_Text">original immediacy and abstract singleness amongst other things, and</text:p>
      <text:p text:style-name="Preformatted_20_Text">received into the universality of the ego. The image loses the full</text:p>
      <text:p text:style-name="Preformatted_20_Text">complement of features proper to intuition, and is arbitrary or</text:p>
      <text:p text:style-name="Preformatted_20_Text">contingent, isolated, we may say, from the external place, time, and</text:p>
      <text:p text:style-name="Preformatted_20_Text">immediate context in which the intuition stood.</text:p>
      <text:p text:style-name="Preformatted_20_Text"/>
      <text:p text:style-name="Preformatted_20_Text">Â§ 453. (2) The image is of itself transient, and intelligence itself is as</text:p>
      <text:p text:style-name="Preformatted_20_Text">attention its time and also its place, its when and where. But</text:p>
      <text:p text:style-name="Preformatted_20_Text">intelligence is not only consciousness and actual existence, but _quÃ¢_</text:p>
      <text:p text:style-name="Preformatted_20_Text">intelligence is the subject and the potentiality of its own</text:p>
      <text:p text:style-name="Preformatted_20_Text">specialisations. The image when thus kept in mind is no longer existent,</text:p>
      <text:p text:style-name="Preformatted_20_Text">but stored up out of consciousness.</text:p>
      <text:p text:style-name="Preformatted_20_Text"/>
      <text:p text:style-name="Preformatted_20_Text">To grasp intelligence as this night-like mine or pit in which is stored a</text:p>
      <text:p text:style-name="Preformatted_20_Text">world of infinitely many images and representations, yet without being in</text:p>
      <text:p text:style-name="Preformatted_20_Text">consciousness, is from the one point of view the universal postulate which</text:p>
      <text:p text:style-name="Preformatted_20_Text"><text:soft-page-break/>bids us treat the notion as concrete, in the way we treat e.g. the germ as</text:p>
      <text:p text:style-name="Preformatted_20_Text">affirmatively containing, in virtual possibility, all the qualities that</text:p>
      <text:p text:style-name="Preformatted_20_Text">come into existence in the subsequent development of the tree. Inability</text:p>
      <text:p text:style-name="Preformatted_20_Text">to grasp a universal like this, which, though intrinsically concrete,</text:p>
      <text:p text:style-name="Preformatted_20_Text">still continues _simple_, is what has led people to talk about special</text:p>
      <text:p text:style-name="Preformatted_20_Text">fibres and areas as receptacles of particular ideas. It was felt that what</text:p>
      <text:p text:style-name="Preformatted_20_Text">was diverse should in the nature of things have a local habitation</text:p>
      <text:p text:style-name="Preformatted_20_Text">peculiar to itself. But whereas the reversion of the germ from its</text:p>
      <text:p text:style-name="Preformatted_20_Text">existing specialisations to its simplicity in a purely potential existence</text:p>
      <text:p text:style-name="Preformatted_20_Text">takes place only in another germ,â€”the germ of the fruit; intelligence</text:p>
      <text:p text:style-name="Preformatted_20_Text">_quÃ¢_ intelligence shows the potential coming to free existence in its</text:p>
      <text:p text:style-name="Preformatted_20_Text">development, and yet at the same time collecting itself in its inwardness.</text:p>
      <text:p text:style-name="Preformatted_20_Text">Hence from the other point of view intelligence is to be conceived as this</text:p>
      <text:p text:style-name="Preformatted_20_Text">sub-conscious mine, i.e. as the _existent_ universal in which the</text:p>
      <text:p text:style-name="Preformatted_20_Text">different has not yet been realised in its separations. And it is indeed</text:p>
      <text:p text:style-name="Preformatted_20_Text">this potentiality which is the first form of universality offered in</text:p>
      <text:p text:style-name="Preformatted_20_Text">mental representation.</text:p>
      <text:p text:style-name="Preformatted_20_Text"/>
      <text:p text:style-name="Preformatted_20_Text">Â§ 454. (3) An image thus abstractly treasured up needs, if it is to exist,</text:p>
      <text:p text:style-name="Preformatted_20_Text">an actual intuition: and what is strictly called Remembrance is the</text:p>
      <text:p text:style-name="Preformatted_20_Text">reference of the image to an intuition,â€”and that as a subsumption of the</text:p>
      <text:p text:style-name="Preformatted_20_Text">immediate single intuition (impression) under what is in point of form</text:p>
      <text:p text:style-name="Preformatted_20_Text">universal, under the representation (idea) with the same content. Thus</text:p>
      <text:p text:style-name="Preformatted_20_Text">intelligence recognises the specific sensation and the intuition of it as</text:p>
      <text:p text:style-name="Preformatted_20_Text">what is already its own,â€”in them it is still within itself: at the same</text:p>
      <text:p text:style-name="Preformatted_20_Text">time it is aware that what is only its (primarily) internal image is also</text:p>
      <text:p text:style-name="Preformatted_20_Text">an immediate object of intuition, by which it is authenticated. The image,</text:p>
      <text:p text:style-name="Preformatted_20_Text">which in the mine of intelligence was only its _property_, now that it has</text:p>
      <text:p text:style-name="Preformatted_20_Text">been endued with externality, comes actually into its _possession_. And so</text:p>
      <text:p text:style-name="Preformatted_20_Text">the image is at once rendered distinguishable from the intuition and</text:p>
      <text:p text:style-name="Preformatted_20_Text">separable from the blank night in which it was originally submerged.</text:p>
      <text:p text:style-name="Preformatted_20_Text">Intelligence is thus the force which can give forth its property, and</text:p>
      <text:p text:style-name="Preformatted_20_Text">dispense with external intuition for its existence in it. This â€œsynthesisâ€</text:p>
      <text:p text:style-name="Preformatted_20_Text">of the internal image with the recollected existence is _representation_</text:p>
      <text:p text:style-name="Preformatted_20_Text">proper: by this synthesis the internal now has the qualification of being</text:p>
      <text:p text:style-name="Preformatted_20_Text">able to be presented before intelligence and to have its existence in it.</text:p>
      <text:p text:style-name="Preformatted_20_Text"/>
      <text:p text:style-name="Preformatted_20_Text"/>
      <text:p text:style-name="Preformatted_20_Text">(Î²Î²) Imagination(139).</text:p>
      <text:p text:style-name="Preformatted_20_Text"/>
      <text:p text:style-name="Preformatted_20_Text"/>
      <text:p text:style-name="Preformatted_20_Text">Â§ 455. (1) The intelligence which is active in this possession is the</text:p>
      <text:p text:style-name="Preformatted_20_Text">_reproductive imagination_, where the images issue from the inward world</text:p>
      <text:p text:style-name="Preformatted_20_Text">belonging to the ego, which is now the power over them. The images are in</text:p>
      <text:p text:style-name="Preformatted_20_Text">the first instance referred to this external, immediate time and space</text:p>
      <text:p text:style-name="Preformatted_20_Text">which is treasured up along with them. But it is solely in the conscious</text:p>
      <text:p text:style-name="Preformatted_20_Text">subject, where it is treasured up, that the image has the individuality in</text:p>
      <text:p text:style-name="Preformatted_20_Text">which the features composing it are conjoined: whereas their original</text:p>
      <text:p text:style-name="Preformatted_20_Text">concretion, i.e. at first only in space and time, as a _unit_ of</text:p>
      <text:p text:style-name="Preformatted_20_Text">intuition, has been broken up. The content reproduced, belonging as it</text:p>
      <text:p text:style-name="Preformatted_20_Text">does to the self-identical unity of intelligence, and an out-put from its</text:p>
      <text:p text:style-name="Preformatted_20_Text">universal mine, has a general idea (representation) to supply the link of</text:p>
      <text:p text:style-name="Preformatted_20_Text">association for the images which according to circumstances are more</text:p>
      <text:p text:style-name="Preformatted_20_Text">abstract or more concrete ideas.</text:p>
      <text:p text:style-name="Preformatted_20_Text"/>
      <text:p text:style-name="Preformatted_20_Text">The so-called _laws of the association of ideas_ were objects of great</text:p>
      <text:p text:style-name="Preformatted_20_Text">interest, especially during that outburst of empirical psychology which</text:p>
      <text:p text:style-name="Preformatted_20_Text">was contemporaneous with the decline of philosophy. In the first place, it</text:p>
      <text:p text:style-name="Preformatted_20_Text">is not _Ideas_ (properly so called) which are associated. Secondly, these</text:p>
      <text:p text:style-name="Preformatted_20_Text"><text:soft-page-break/>modes of relation are not _laws_, just for the reason that there are so</text:p>
      <text:p text:style-name="Preformatted_20_Text">many laws about the same thing, as to suggest a caprice and a contingency</text:p>
      <text:p text:style-name="Preformatted_20_Text">opposed to the very nature of law. It is a matter of chance whether the</text:p>
      <text:p text:style-name="Preformatted_20_Text">link of association is something pictorial, or an intellectual category,</text:p>
      <text:p text:style-name="Preformatted_20_Text">such as likeness and contrast, reason and consequence. The train of images</text:p>
      <text:p text:style-name="Preformatted_20_Text">and representations suggested by association is the sport of vacant-minded</text:p>
      <text:p text:style-name="Preformatted_20_Text">ideation, where, though intelligence shows itself by a certain formal</text:p>
      <text:p text:style-name="Preformatted_20_Text">universality, the matter is entirely pictorial.â€”Image and idea, if we</text:p>
      <text:p text:style-name="Preformatted_20_Text">leave out of account the more precise definition of those forms given</text:p>
      <text:p text:style-name="Preformatted_20_Text">above, present also a distinction in content. The former is the more</text:p>
      <text:p text:style-name="Preformatted_20_Text">consciously-concrete idea, whereas the idea (representation), whatever be</text:p>
      <text:p text:style-name="Preformatted_20_Text">its content (from image, notion, or idea), has always the peculiarity,</text:p>
      <text:p text:style-name="Preformatted_20_Text">though belonging to intelligence, of being in respect of its content given</text:p>
      <text:p text:style-name="Preformatted_20_Text">and immediate. It is still true of this idea or representation, as of all</text:p>
      <text:p text:style-name="Preformatted_20_Text">intelligence, that it finds its material, as a matter of fact, to _be_ so</text:p>
      <text:p text:style-name="Preformatted_20_Text">and so; and the universality which the aforesaid material receives by</text:p>
      <text:p text:style-name="Preformatted_20_Text">ideation is still abstract. Mental representation is the mean in the</text:p>
      <text:p text:style-name="Preformatted_20_Text">syllogism of the elevation of intelligence, the link between the two</text:p>
      <text:p text:style-name="Preformatted_20_Text">significations of self-relatednessâ€”viz. _being_ and _universality_, which</text:p>
      <text:p text:style-name="Preformatted_20_Text">in consciousness receive the title of object and subject. Intelligence</text:p>
      <text:p text:style-name="Preformatted_20_Text">complements what is merely found by the attribution of universality, and</text:p>
      <text:p text:style-name="Preformatted_20_Text">the internal and its own by the attribution of being, but a being of its</text:p>
      <text:p text:style-name="Preformatted_20_Text">own institution. (On the distinction of representations and thoughts, see</text:p>
      <text:p text:style-name="Preformatted_20_Text">Introd. to the Logic, Â§ 20 note.)</text:p>
      <text:p text:style-name="Preformatted_20_Text"/>
      <text:p text:style-name="Preformatted_20_Text">Abstraction, which occurs in the ideational activity by which general</text:p>
      <text:p text:style-name="Preformatted_20_Text">ideas are produced (and ideas _quÃ¢_ ideas virtually have the form of</text:p>
      <text:p text:style-name="Preformatted_20_Text">generality), is frequently explained as the incidence of many similar</text:p>
      <text:p text:style-name="Preformatted_20_Text">images one upon another and is supposed to be thus made intelligible. If</text:p>
      <text:p text:style-name="Preformatted_20_Text">this super-imposing is to be no mere accident and without principle, a</text:p>
      <text:p text:style-name="Preformatted_20_Text">force of attraction in like images must be assumed, or something of the</text:p>
      <text:p text:style-name="Preformatted_20_Text">sort, which at the same time would have the negative power of rubbing off</text:p>
      <text:p text:style-name="Preformatted_20_Text">the dissimilar elements against each other. This force is really</text:p>
      <text:p text:style-name="Preformatted_20_Text">intelligence itself,â€”the self-identical ego which by its internalising</text:p>
      <text:p text:style-name="Preformatted_20_Text">recollection gives the images _ipso facto_ generality, and subsumes the</text:p>
      <text:p text:style-name="Preformatted_20_Text">single intuition under the already internalised image (Â§ 453).</text:p>
      <text:p text:style-name="Preformatted_20_Text"/>
      <text:p text:style-name="Preformatted_20_Text">Â§ 456. Thus even the association of ideas is to be treated as a</text:p>
      <text:p text:style-name="Preformatted_20_Text">subsumption of the individual under the universal, which forms their</text:p>
      <text:p text:style-name="Preformatted_20_Text">connecting link. But here intelligence is more than merely a general form:</text:p>
      <text:p text:style-name="Preformatted_20_Text">its inwardness is an internally definite, concrete subjectivity with a</text:p>
      <text:p text:style-name="Preformatted_20_Text">substance and value of its own, derived from some interest, some latent</text:p>
      <text:p text:style-name="Preformatted_20_Text">concept or Ideal principle, so far as we may by anticipation speak of</text:p>
      <text:p text:style-name="Preformatted_20_Text">such. Intelligence is the power which wields the stores of images and</text:p>
      <text:p text:style-name="Preformatted_20_Text">ideas belonging to it, and which thus (2) freely combines and subsumes</text:p>
      <text:p text:style-name="Preformatted_20_Text">these stores in obedience to its peculiar tenor. Such is creative</text:p>
      <text:p text:style-name="Preformatted_20_Text">imagination(140)â€”symbolic, allegoric, or poetical imaginationâ€”where the</text:p>
      <text:p text:style-name="Preformatted_20_Text">intelligence gets a definite embodiment in this store of ideas and informs</text:p>
      <text:p text:style-name="Preformatted_20_Text">them with its general tone. These more or less concrete, individualised</text:p>
      <text:p text:style-name="Preformatted_20_Text">creations are still â€œsynthesesâ€: for the material, in which the subjective</text:p>
      <text:p text:style-name="Preformatted_20_Text">principles and ideas get a mentally pictorial existence, is derived from</text:p>
      <text:p text:style-name="Preformatted_20_Text">the data of intuition.</text:p>
      <text:p text:style-name="Preformatted_20_Text"/>
      <text:p text:style-name="Preformatted_20_Text">Â§ 457. In creative imagination intelligence has been so far perfected as</text:p>
      <text:p text:style-name="Preformatted_20_Text">to need no helps for intuition. Its self-sprung ideas have pictorial</text:p>
      <text:p text:style-name="Preformatted_20_Text">existence. This pictorial creation of its intuitive spontaneity is</text:p>
      <text:p text:style-name="Preformatted_20_Text">subjectiveâ€”still lacks the side of existence. But as the creation unites</text:p>
      <text:p text:style-name="Preformatted_20_Text">the internal idea with the vehicle of materialisation, intelligence has</text:p>
      <text:p text:style-name="Preformatted_20_Text">therein _implicitly_ returned both to identical self-relation and to</text:p>
      <text:p text:style-name="Preformatted_20_Text"><text:soft-page-break/>immediacy. As reason, its first start was to appropriate the immediate</text:p>
      <text:p text:style-name="Preformatted_20_Text">datum in itself (Â§Â§ 445, 455), i.e. to universalise it; and now its action</text:p>
      <text:p text:style-name="Preformatted_20_Text">as reason (Â§ 458) is from the present point directed towards giving the</text:p>
      <text:p text:style-name="Preformatted_20_Text">character of an existent to what in it has been perfected to concrete</text:p>
      <text:p text:style-name="Preformatted_20_Text">auto-intuition. In other words, it aims at making itself _be_ and be a</text:p>
      <text:p text:style-name="Preformatted_20_Text">fact. Acting on this view, it is self-uttering, intuition-producing: the</text:p>
      <text:p text:style-name="Preformatted_20_Text">imagination which creates signs.</text:p>
      <text:p text:style-name="Preformatted_20_Text"/>
      <text:p text:style-name="Preformatted_20_Text">Productive imagination is the centre in which the universal and being,</text:p>
      <text:p text:style-name="Preformatted_20_Text">oneâ€™s own and what is picked up, internal and external, are completely</text:p>
      <text:p text:style-name="Preformatted_20_Text">welded into one. The preceding â€œsynthesesâ€ of intuition, recollection,</text:p>
      <text:p text:style-name="Preformatted_20_Text">&amp;c., are unifications of the same factors, but they are â€œsynthesesâ€; it is</text:p>
      <text:p text:style-name="Preformatted_20_Text">not till creative imagination that intelligence ceases to be the vague</text:p>
      <text:p text:style-name="Preformatted_20_Text">mine and the universal, and becomes an individuality, a concrete</text:p>
      <text:p text:style-name="Preformatted_20_Text">subjectivity, in which the self-reference is defined both to being and to</text:p>
      <text:p text:style-name="Preformatted_20_Text">universality. The creations of imagination are on all hands recognised as</text:p>
      <text:p text:style-name="Preformatted_20_Text">such combinations of the mindâ€™s own and inward with the matter of</text:p>
      <text:p text:style-name="Preformatted_20_Text">intuition; what further and more definite aspects they have is a matter</text:p>
      <text:p text:style-name="Preformatted_20_Text">for other departments. For the present this internal studio of</text:p>
      <text:p text:style-name="Preformatted_20_Text">intelligence is only to be looked at in these abstract</text:p>
      <text:p text:style-name="Preformatted_20_Text">aspects.â€”Imagination, when regarded as the agency of this unification, is</text:p>
      <text:p text:style-name="Preformatted_20_Text">reason, but only a nominal reason, because the matter or theme it embodies</text:p>
      <text:p text:style-name="Preformatted_20_Text">is to imagination _quÃ¢_ imagination a matter of indifference; whilst</text:p>
      <text:p text:style-name="Preformatted_20_Text">reason _quÃ¢_ reason also insists upon the _truth_ of its content.</text:p>
      <text:p text:style-name="Preformatted_20_Text"/>
      <text:p text:style-name="Preformatted_20_Text">Another point calling for special notice is that, when imagination</text:p>
      <text:p text:style-name="Preformatted_20_Text">elevates the internal meaning to an image and intuition, and this is</text:p>
      <text:p text:style-name="Preformatted_20_Text">expressed by saying that it gives the former the character of an</text:p>
      <text:p text:style-name="Preformatted_20_Text">_existent_, the phrase must not seem surprising that intelligence makes</text:p>
      <text:p text:style-name="Preformatted_20_Text">itself _be_ as a _thing_; for its ideal import is itself, and so is the</text:p>
      <text:p text:style-name="Preformatted_20_Text">aspect which it imposes upon it. The image produced by imagination of an</text:p>
      <text:p text:style-name="Preformatted_20_Text">object is a bare mental or subjective intuition: in the sign or symbol it</text:p>
      <text:p text:style-name="Preformatted_20_Text">adds intuitability proper; and in mechanical memory it completes, so far</text:p>
      <text:p text:style-name="Preformatted_20_Text">as it is concerned, this form of _being_.</text:p>
      <text:p text:style-name="Preformatted_20_Text"/>
      <text:p text:style-name="Preformatted_20_Text">Â§ 458. In this unity (initiated by intelligence) of an independent</text:p>
      <text:p text:style-name="Preformatted_20_Text">representation with an intuition, the matter of the latter is, in the</text:p>
      <text:p text:style-name="Preformatted_20_Text">first instance, something accepted, somewhat immediate or given (e.g. the</text:p>
      <text:p text:style-name="Preformatted_20_Text">colour of the cockade, &amp;c.). But in the fusion of the two elements, the</text:p>
      <text:p text:style-name="Preformatted_20_Text">intuition does not count positively or as representing itself, but as</text:p>
      <text:p text:style-name="Preformatted_20_Text">representative of something else. It is an image, which has received as</text:p>
      <text:p text:style-name="Preformatted_20_Text">its soul and meaning an independent mental representation. This intuition</text:p>
      <text:p text:style-name="Preformatted_20_Text">is the _Sign_.</text:p>
      <text:p text:style-name="Preformatted_20_Text"/>
      <text:p text:style-name="Preformatted_20_Text">The sign is some immediate intuition, representing a totally different</text:p>
      <text:p text:style-name="Preformatted_20_Text">import from what naturally belongs to it; it is the pyramid into which a</text:p>
      <text:p text:style-name="Preformatted_20_Text">foreign soul has been conveyed, and where it is conserved. The _sign_ is</text:p>
      <text:p text:style-name="Preformatted_20_Text">different from the _symbol_: for in the symbol the original characters (in</text:p>
      <text:p text:style-name="Preformatted_20_Text">essence and conception) of the visible object are more or less identical</text:p>
      <text:p text:style-name="Preformatted_20_Text">with the import which it bears as symbol; whereas in the sign, strictly</text:p>
      <text:p text:style-name="Preformatted_20_Text">so-called, the natural attributes of the intuition, and the connotation of</text:p>
      <text:p text:style-name="Preformatted_20_Text">which it is a sign, have nothing to do with each other. Intelligence</text:p>
      <text:p text:style-name="Preformatted_20_Text">therefore gives proof of wider choice and ampler authority in the use of</text:p>
      <text:p text:style-name="Preformatted_20_Text">intuitions when it treats them as designatory (significative) rather than</text:p>
      <text:p text:style-name="Preformatted_20_Text">as symbolical.</text:p>
      <text:p text:style-name="Preformatted_20_Text"/>
      <text:p text:style-name="Preformatted_20_Text">In logic and psychology, signs and language are usually foisted in</text:p>
      <text:p text:style-name="Preformatted_20_Text">somewhere as an appendix, without any trouble being taken to display their</text:p>
      <text:p text:style-name="Preformatted_20_Text">necessity and systematic place in the economy of intelligence. The right</text:p>
      <text:p text:style-name="Preformatted_20_Text"><text:soft-page-break/>place for the sign is that just given: where intelligenceâ€”which as</text:p>
      <text:p text:style-name="Preformatted_20_Text">intuiting generates the form of time and space, but is apparently</text:p>
      <text:p text:style-name="Preformatted_20_Text">recipient of sensible matter, out of which it forms ideasâ€”now gives its</text:p>
      <text:p text:style-name="Preformatted_20_Text">own original ideas a definite existence from itself, treating the</text:p>
      <text:p text:style-name="Preformatted_20_Text">intuition (or time and space as filled full) as its own property, deleting</text:p>
      <text:p text:style-name="Preformatted_20_Text">the connotation which properly and naturally belongs to it, and conferring</text:p>
      <text:p text:style-name="Preformatted_20_Text">on it an other connotation as its soul and import. This sign-creating</text:p>
      <text:p text:style-name="Preformatted_20_Text">activity may be distinctively named â€œproductiveâ€ Memory (the primarily</text:p>
      <text:p text:style-name="Preformatted_20_Text">abstract â€œMnemosyneâ€); since memory, which in ordinary life is often used</text:p>
      <text:p text:style-name="Preformatted_20_Text">as interchangeable and synonymous with remembrance (recollection), and</text:p>
      <text:p text:style-name="Preformatted_20_Text">even with conception and imagination, has always to do with signs only.</text:p>
      <text:p text:style-name="Preformatted_20_Text"/>
      <text:p text:style-name="Preformatted_20_Text">Â§ 459. The intuitionâ€”in its natural phase a something given and given in</text:p>
      <text:p text:style-name="Preformatted_20_Text">spaceâ€”acquires, when employed as a sign, the peculiar characteristic of</text:p>
      <text:p text:style-name="Preformatted_20_Text">existing only as superseded and sublimated. Such is the negativity of</text:p>
      <text:p text:style-name="Preformatted_20_Text">intelligence; and thus the truer phase of the intuition used as a sign is</text:p>
      <text:p text:style-name="Preformatted_20_Text">existence in _time_ (but its existence vanishes in the moment of being),</text:p>
      <text:p text:style-name="Preformatted_20_Text">and if we consider the rest of its external psychical quality, its</text:p>
      <text:p text:style-name="Preformatted_20_Text">_institution_ by intelligence, but an institution growing out of its</text:p>
      <text:p text:style-name="Preformatted_20_Text">(anthropological) own naturalness. This institution of the natural is the</text:p>
      <text:p text:style-name="Preformatted_20_Text">vocal note, where the inward idea manifests itself in adequate utterance.</text:p>
      <text:p text:style-name="Preformatted_20_Text">The vocal note which receives further articulation to express specific</text:p>
      <text:p text:style-name="Preformatted_20_Text">ideasâ€”speech and, its system, languageâ€”gives to sensations, intuitions,</text:p>
      <text:p text:style-name="Preformatted_20_Text">conceptions, a second and higher existence than they naturally</text:p>
      <text:p text:style-name="Preformatted_20_Text">possess,â€”invests them with the right of existence in the ideational realm.</text:p>
      <text:p text:style-name="Preformatted_20_Text"/>
      <text:p text:style-name="Preformatted_20_Text">Language here comes under discussion only in the special aspect of a</text:p>
      <text:p text:style-name="Preformatted_20_Text">product of intelligence for manifesting its ideas in an external medium.</text:p>
      <text:p text:style-name="Preformatted_20_Text">If language had to be treated in its concrete nature, it would be</text:p>
      <text:p text:style-name="Preformatted_20_Text">necessary for its vocabulary or material part to recall the</text:p>
      <text:p text:style-name="Preformatted_20_Text">anthropological or psycho-physiological point of view (Â§ 401), and for the</text:p>
      <text:p text:style-name="Preformatted_20_Text">grammar or formal portion to anticipate the standpoint of analytic</text:p>
      <text:p text:style-name="Preformatted_20_Text">understanding. With regard to the elementary _material_ of language, while</text:p>
      <text:p text:style-name="Preformatted_20_Text">on one hand the theory of mere accident has disappeared, on the other the</text:p>
      <text:p text:style-name="Preformatted_20_Text">principle of imitation has been restricted to the slight range it actually</text:p>
      <text:p text:style-name="Preformatted_20_Text">coversâ€”that of vocal objects. Yet one may still hear the German language</text:p>
      <text:p text:style-name="Preformatted_20_Text">praised for its wealthâ€”that wealth consisting in its special expression</text:p>
      <text:p text:style-name="Preformatted_20_Text">for special soundsâ€”_Rauschen_, _Sausen_, _Knarren_, &amp;c.;â€”there have been</text:p>
      <text:p text:style-name="Preformatted_20_Text">collected more than a hundred such words, perhaps: the humour of the</text:p>
      <text:p text:style-name="Preformatted_20_Text">moment creates fresh ones when it pleases. Such superabundance in the</text:p>
      <text:p text:style-name="Preformatted_20_Text">realm of sense and of triviality contributes nothing to form the real</text:p>
      <text:p text:style-name="Preformatted_20_Text">wealth of a cultivated language. The strictly raw material of language</text:p>
      <text:p text:style-name="Preformatted_20_Text">itself depends more upon an inward symbolism than a symbolism referring to</text:p>
      <text:p text:style-name="Preformatted_20_Text">external objects; it depends, i.e. on anthropological articulation, as it</text:p>
      <text:p text:style-name="Preformatted_20_Text">were the posture in the corporeal act of oral utterance. For each vowel</text:p>
      <text:p text:style-name="Preformatted_20_Text">and consonant accordingly, as well as for their more abstract elements</text:p>
      <text:p text:style-name="Preformatted_20_Text">(the posture of lips, palate, tongue in each) and for their combinations,</text:p>
      <text:p text:style-name="Preformatted_20_Text">people have tried to find the appropriate signification. But these dull</text:p>
      <text:p text:style-name="Preformatted_20_Text">sub-conscious beginnings are deprived of their original importance and</text:p>
      <text:p text:style-name="Preformatted_20_Text">prominence by new influences, it may be by external agencies or by the</text:p>
      <text:p text:style-name="Preformatted_20_Text">needs of civilisation. Having been originally sensuous intuitions, they</text:p>
      <text:p text:style-name="Preformatted_20_Text">are reduced to signs, and thus have only traces left of their original</text:p>
      <text:p text:style-name="Preformatted_20_Text">meaning, if it be not altogether extinguished. As to the _formal_ element,</text:p>
      <text:p text:style-name="Preformatted_20_Text">again, it is the work of analytic intellect which informs language with</text:p>
      <text:p text:style-name="Preformatted_20_Text">its categories: it is this logical instinct which gives rise to grammar.</text:p>
      <text:p text:style-name="Preformatted_20_Text">The study of languages still in their original state, which we have first</text:p>
      <text:p text:style-name="Preformatted_20_Text">really begun to make acquaintance with in modern times, has shown on this</text:p>
      <text:p text:style-name="Preformatted_20_Text">point that they contain a very elaborate grammar and express distinctions</text:p>
      <text:p text:style-name="Preformatted_20_Text">which are lost or have been largely obliterated in the languages of more</text:p>
      <text:p text:style-name="Preformatted_20_Text"><text:soft-page-break/>civilised nations. It seems as if the language of the most civilised</text:p>
      <text:p text:style-name="Preformatted_20_Text">nations has the most imperfect grammar, and that the same language has a</text:p>
      <text:p text:style-name="Preformatted_20_Text">more perfect grammar when the nation is in a more uncivilised state than</text:p>
      <text:p text:style-name="Preformatted_20_Text">when it reaches a higher civilisation. (Cf. W. von Humboldtâ€™s _Essay on</text:p>
      <text:p text:style-name="Preformatted_20_Text">the Dual_.)</text:p>
      <text:p text:style-name="Preformatted_20_Text"/>
      <text:p text:style-name="Preformatted_20_Text">In speaking of vocal (which is the original) language, we may touch, only</text:p>
      <text:p text:style-name="Preformatted_20_Text">in passing, upon written language,â€”a further development in the particular</text:p>
      <text:p text:style-name="Preformatted_20_Text">sphere of language which borrows the help of an externally practical</text:p>
      <text:p text:style-name="Preformatted_20_Text">activity. It is from the province of immediate spatial intuition to which</text:p>
      <text:p text:style-name="Preformatted_20_Text">written language proceeds that it takes and produces the signs (Â§ 454). In</text:p>
      <text:p text:style-name="Preformatted_20_Text">particular, hieroglyphics uses spatial figures to designate _ideas_;</text:p>
      <text:p text:style-name="Preformatted_20_Text">alphabetical writing, on the other hand, uses them to designate vocal</text:p>
      <text:p text:style-name="Preformatted_20_Text">notes which are already signs. Alphabetical writing thus consists of signs</text:p>
      <text:p text:style-name="Preformatted_20_Text">of signs,â€”the words or concrete signs of vocal language being analysed</text:p>
      <text:p text:style-name="Preformatted_20_Text">into their simple elements, which severally receive</text:p>
      <text:p text:style-name="Preformatted_20_Text">designation.â€”Leibnitzâ€™s practical mind misled him to exaggerate the</text:p>
      <text:p text:style-name="Preformatted_20_Text">advantages which a complete written language, formed on the hieroglyphic</text:p>
      <text:p text:style-name="Preformatted_20_Text">method (and hieroglyphics are used even where there is alphabetic writing,</text:p>
      <text:p text:style-name="Preformatted_20_Text">as in our signs for the numbers, the planets, the chemical elements, &amp;c.),</text:p>
      <text:p text:style-name="Preformatted_20_Text">would have as a universal language for the intercourse of nations and</text:p>
      <text:p text:style-name="Preformatted_20_Text">especially of scholars. But we may be sure that it was rather the</text:p>
      <text:p text:style-name="Preformatted_20_Text">intercourse of nations (as was probably the case in Phoenicia, and still</text:p>
      <text:p text:style-name="Preformatted_20_Text">takes place in Cantonâ€”see _Macartneyâ€™s Travels_ by Staunton) which</text:p>
      <text:p text:style-name="Preformatted_20_Text">occasioned the need of alphabetical writing and led to its formation. At</text:p>
      <text:p text:style-name="Preformatted_20_Text">any rate a comprehensive hieroglyphic language for ever completed is</text:p>
      <text:p text:style-name="Preformatted_20_Text">impracticable. Sensible objects no doubt admit of permanent signs; but, as</text:p>
      <text:p text:style-name="Preformatted_20_Text">regards signs for mental objects, the progress of thought and the</text:p>
      <text:p text:style-name="Preformatted_20_Text">continual development of logic lead to changes in the views of their</text:p>
      <text:p text:style-name="Preformatted_20_Text">internal relations and thus also of their nature; and this would involve</text:p>
      <text:p text:style-name="Preformatted_20_Text">the rise of a new hieroglyphical denotation. Even in the case of</text:p>
      <text:p text:style-name="Preformatted_20_Text">sense-objects it happens that their names, i.e. their signs in vocal</text:p>
      <text:p text:style-name="Preformatted_20_Text">language, are frequently changed, as e.g. in chemistry and mineralogy. Now</text:p>
      <text:p text:style-name="Preformatted_20_Text">that it has been forgotten what names properly are, viz. externalities</text:p>
      <text:p text:style-name="Preformatted_20_Text">which of themselves have no sense, and only get signification as signs,</text:p>
      <text:p text:style-name="Preformatted_20_Text">and now that, instead of names proper, people ask for terms expressing a</text:p>
      <text:p text:style-name="Preformatted_20_Text">sort of definition, which is frequently changed capriciously and</text:p>
      <text:p text:style-name="Preformatted_20_Text">fortuitously, the denomination, i.e. the composite name formed of signs of</text:p>
      <text:p text:style-name="Preformatted_20_Text">their generic characters or other supposed characteristic properties, is</text:p>
      <text:p text:style-name="Preformatted_20_Text">altered in accordance with the differences of view with regard to the</text:p>
      <text:p text:style-name="Preformatted_20_Text">genus or other supposed specific property. It is only a stationary</text:p>
      <text:p text:style-name="Preformatted_20_Text">civilisation, like the Chinese, which admits of the hieroglyphic language</text:p>
      <text:p text:style-name="Preformatted_20_Text">of that nation; and its method of writing moreover can only be the lot of</text:p>
      <text:p text:style-name="Preformatted_20_Text">that small part of a nation which is in exclusive possession of mental</text:p>
      <text:p text:style-name="Preformatted_20_Text">culture.â€”The progress of the vocal language depends most closely on the</text:p>
      <text:p text:style-name="Preformatted_20_Text">habit of alphabetical writing; by means of which only does vocal language</text:p>
      <text:p text:style-name="Preformatted_20_Text">acquire the precision and purity of its articulation. The imperfection of</text:p>
      <text:p text:style-name="Preformatted_20_Text">the Chinese vocal language is notorious: numbers of its words possess</text:p>
      <text:p text:style-name="Preformatted_20_Text">several utterly different meanings, as many as ten and twenty, so that, in</text:p>
      <text:p text:style-name="Preformatted_20_Text">speaking, the distinction is made perceptible merely by accent and</text:p>
      <text:p text:style-name="Preformatted_20_Text">intensity, by speaking low and soft or crying out. The European, learning</text:p>
      <text:p text:style-name="Preformatted_20_Text">to speak Chinese, falls into the most ridiculous blunders before he has</text:p>
      <text:p text:style-name="Preformatted_20_Text">mastered these absurd refinements of accentuation. Perfection here</text:p>
      <text:p text:style-name="Preformatted_20_Text">consists in the opposite of that _parler sans accent_ which in Europe is</text:p>
      <text:p text:style-name="Preformatted_20_Text">justly required of an educated speaker. The hieroglyphic mode of writing</text:p>
      <text:p text:style-name="Preformatted_20_Text">keeps the Chinese vocal language from reaching that objective precision</text:p>
      <text:p text:style-name="Preformatted_20_Text">which is gained in articulation by alphabetic writing.</text:p>
      <text:p text:style-name="Preformatted_20_Text"/>
      <text:p text:style-name="Preformatted_20_Text">Alphabetic writing is on all accounts the more intelligent: in it the</text:p>
      <text:p text:style-name="Preformatted_20_Text"><text:soft-page-break/>_word_â€”the mode, peculiar to the intellect, of uttering its ideas most</text:p>
      <text:p text:style-name="Preformatted_20_Text">worthilyâ€”is brought to consciousness and made an object of reflection.</text:p>
      <text:p text:style-name="Preformatted_20_Text">Engaging the attention of intelligence, as it does, it is analysed; the</text:p>
      <text:p text:style-name="Preformatted_20_Text">work of sign-making is reduced to its few simple elements (the primary</text:p>
      <text:p text:style-name="Preformatted_20_Text">postures of articulation) in which the sense-factor in speech is brought</text:p>
      <text:p text:style-name="Preformatted_20_Text">to the form of universality, at the same time that in this elementary</text:p>
      <text:p text:style-name="Preformatted_20_Text">phase it acquires complete precision and purity. Thus alphabetic writing</text:p>
      <text:p text:style-name="Preformatted_20_Text">retains at the same time the advantage of vocal language, that the ideas</text:p>
      <text:p text:style-name="Preformatted_20_Text">have names strictly so called: the name is the simple sign for the exact</text:p>
      <text:p text:style-name="Preformatted_20_Text">idea, i.e. the simple plain idea, not decomposed into its features and</text:p>
      <text:p text:style-name="Preformatted_20_Text">compounded out of them. Hieroglyphics, instead of springing from the</text:p>
      <text:p text:style-name="Preformatted_20_Text">direct analysis of sensible signs, like alphabetic writing, arise from an</text:p>
      <text:p text:style-name="Preformatted_20_Text">antecedent analysis of ideas. Thus a theory readily arises that all ideas</text:p>
      <text:p text:style-name="Preformatted_20_Text">may be reduced to their elements, or simple logical terms, so that from</text:p>
      <text:p text:style-name="Preformatted_20_Text">the elementary signs chosen to express these (as, in the case of the</text:p>
      <text:p text:style-name="Preformatted_20_Text">Chinese _Koua_, the simple straight stroke, and the stroke broken into two</text:p>
      <text:p text:style-name="Preformatted_20_Text">parts) a hieroglyphic system would be generated by their composition. This</text:p>
      <text:p text:style-name="Preformatted_20_Text">feature of hieroglyphicâ€”the analytical designations of ideasâ€”which misled</text:p>
      <text:p text:style-name="Preformatted_20_Text">Leibnitz to regard it as preferable to alphabetic writing is rather in</text:p>
      <text:p text:style-name="Preformatted_20_Text">antagonism with the fundamental desideratum of language,â€”the name. To want</text:p>
      <text:p text:style-name="Preformatted_20_Text">a name means that for the immediate idea (which, however ample a</text:p>
      <text:p text:style-name="Preformatted_20_Text">connotation it may include, is still for the mind simple in the name), we</text:p>
      <text:p text:style-name="Preformatted_20_Text">require a simple immediate sign which for its own sake does not suggest</text:p>
      <text:p text:style-name="Preformatted_20_Text">anything, and has for its sole function to signify and represent sensibly</text:p>
      <text:p text:style-name="Preformatted_20_Text">the simple idea as such. It is not merely the image-loving and</text:p>
      <text:p text:style-name="Preformatted_20_Text">image-limited intelligence that lingers over the simplicity of ideas and</text:p>
      <text:p text:style-name="Preformatted_20_Text">redintegrates them from the more abstract factors into which they have</text:p>
      <text:p text:style-name="Preformatted_20_Text">been analysed: thought too reduces to the form of a simple thought the</text:p>
      <text:p text:style-name="Preformatted_20_Text">concrete connotation which it â€œresumesâ€ and reunites from the mere</text:p>
      <text:p text:style-name="Preformatted_20_Text">aggregate of attributes to which analysis has reduced it. Both alike</text:p>
      <text:p text:style-name="Preformatted_20_Text">require such signs, simple in respect of their meaning: signs, which</text:p>
      <text:p text:style-name="Preformatted_20_Text">though consisting of several letters or syllables and even decomposed into</text:p>
      <text:p text:style-name="Preformatted_20_Text">such, yet do not exhibit a combination of several ideas.â€”What has been</text:p>
      <text:p text:style-name="Preformatted_20_Text">stated is the principle for settling the value of these written languages.</text:p>
      <text:p text:style-name="Preformatted_20_Text">It also follows that in hieroglyphics the relations of concrete mental</text:p>
      <text:p text:style-name="Preformatted_20_Text">ideas to one another must necessarily be tangled and perplexed, and that</text:p>
      <text:p text:style-name="Preformatted_20_Text">the analysis of these (and the proximate results of such analysis must</text:p>
      <text:p text:style-name="Preformatted_20_Text">again be analysed) appears to be possible in the most various and</text:p>
      <text:p text:style-name="Preformatted_20_Text">divergent ways. Every divergence in analysis would give rise to another</text:p>
      <text:p text:style-name="Preformatted_20_Text">formation of the written name; just as in modern times (as already noted,</text:p>
      <text:p text:style-name="Preformatted_20_Text">even in the region of sense) muriatic acid has undergone several changes</text:p>
      <text:p text:style-name="Preformatted_20_Text">of name. A hieroglyphic written language would require a philosophy as</text:p>
      <text:p text:style-name="Preformatted_20_Text">stationary as is the civilisation of the Chinese.</text:p>
      <text:p text:style-name="Preformatted_20_Text"/>
      <text:p text:style-name="Preformatted_20_Text">What has been said shows the inestimable and not sufficiently appreciated</text:p>
      <text:p text:style-name="Preformatted_20_Text">educational value of learning to read and write an alphabetic character.</text:p>
      <text:p text:style-name="Preformatted_20_Text">It leads the mind from the sensibly concrete image to attend to the more</text:p>
      <text:p text:style-name="Preformatted_20_Text">formal structure of the vocal word and its abstract elements, and</text:p>
      <text:p text:style-name="Preformatted_20_Text">contributes much to give stability and independence to the inward realm of</text:p>
      <text:p text:style-name="Preformatted_20_Text">mental life. Acquired habit subsequently effaces the peculiarity by which</text:p>
      <text:p text:style-name="Preformatted_20_Text">alphabetic writing appears, in the interest of vision, as a roundabout way</text:p>
      <text:p text:style-name="Preformatted_20_Text">to ideas by means of audibility; it makes them a sort of hieroglyphic to</text:p>
      <text:p text:style-name="Preformatted_20_Text">us, so that in using them we need not consciously realise them by means of</text:p>
      <text:p text:style-name="Preformatted_20_Text">tones, whereas people unpractised in reading utter aloud what they read in</text:p>
      <text:p text:style-name="Preformatted_20_Text">order to catch its meaning in the sound. Thus, while (with the faculty</text:p>
      <text:p text:style-name="Preformatted_20_Text">which transformed alphabetic writing into hieroglyphics) the capacity of</text:p>
      <text:p text:style-name="Preformatted_20_Text">abstraction gained by the first practice remains, hieroglyphic reading is</text:p>
      <text:p text:style-name="Preformatted_20_Text">of itself a deaf reading and a dumb writing. It is true that the audible</text:p>
      <text:p text:style-name="Preformatted_20_Text">(which is in time) and the visible (which is in space), each have their</text:p>
      <text:p text:style-name="Preformatted_20_Text"><text:soft-page-break/>own basis, one no less authoritative than the other. But in the case of</text:p>
      <text:p text:style-name="Preformatted_20_Text">alphabetic writing there is only a _single_ basis: the two aspects occupy</text:p>
      <text:p text:style-name="Preformatted_20_Text">their rightful relation to each other: the visible language is related to</text:p>
      <text:p text:style-name="Preformatted_20_Text">the vocal only as a sign, and intelligence expresses itself immediately</text:p>
      <text:p text:style-name="Preformatted_20_Text">and unconditionally by speaking.â€”The instrumental function of the</text:p>
      <text:p text:style-name="Preformatted_20_Text">comparatively non-sensuous element of tone for all ideational work shows</text:p>
      <text:p text:style-name="Preformatted_20_Text">itself further as peculiarly important in memory which forms the passage</text:p>
      <text:p text:style-name="Preformatted_20_Text">from representation to thought.</text:p>
      <text:p text:style-name="Preformatted_20_Text"/>
      <text:p text:style-name="Preformatted_20_Text">Â§ 460. The name, combining the intuition (an intellectual production) with</text:p>
      <text:p text:style-name="Preformatted_20_Text">its signification, is primarily a single transient product; and</text:p>
      <text:p text:style-name="Preformatted_20_Text">conjunction of the idea (which is inward) with the intuition (which is</text:p>
      <text:p text:style-name="Preformatted_20_Text">outward) is itself outward. The reduction of this outwardness to</text:p>
      <text:p text:style-name="Preformatted_20_Text">inwardness is (verbal) Memory.</text:p>
      <text:p text:style-name="Preformatted_20_Text"/>
      <text:p text:style-name="Preformatted_20_Text"/>
      <text:p text:style-name="Preformatted_20_Text">(Î³Î³) Memory(141).</text:p>
      <text:p text:style-name="Preformatted_20_Text"/>
      <text:p text:style-name="Preformatted_20_Text"/>
      <text:p text:style-name="Preformatted_20_Text">Â§ 461. Under the shape of memory the course of intelligence passes through</text:p>
      <text:p text:style-name="Preformatted_20_Text">the same inwardising (recollecting) functions, as regards the intuition of</text:p>
      <text:p text:style-name="Preformatted_20_Text">the _word_, as representation in general does in dealing with the first</text:p>
      <text:p text:style-name="Preformatted_20_Text">immediate intuition (Â§ 451). (1) Making its own the synthesis achieved in</text:p>
      <text:p text:style-name="Preformatted_20_Text">the sign, intelligence, by this inwardising (memorising) elevates the</text:p>
      <text:p text:style-name="Preformatted_20_Text">_single_ synthesis to a universal, i.e. permanent, synthesis, in which</text:p>
      <text:p text:style-name="Preformatted_20_Text">name and meaning are for it objectively united, and renders the intuition</text:p>
      <text:p text:style-name="Preformatted_20_Text">(which the name originally is) a representation. Thus the import</text:p>
      <text:p text:style-name="Preformatted_20_Text">(connotation) and sign, being identified, form one representation: the</text:p>
      <text:p text:style-name="Preformatted_20_Text">representation in its inwardness is rendered concrete and gets existence</text:p>
      <text:p text:style-name="Preformatted_20_Text">for its import: all this being the work of memory which retains names</text:p>
      <text:p text:style-name="Preformatted_20_Text">(retentive Memory).</text:p>
      <text:p text:style-name="Preformatted_20_Text"/>
      <text:p text:style-name="Preformatted_20_Text">Â§ 462. The name is thus the thing so far as it exists and counts in the</text:p>
      <text:p text:style-name="Preformatted_20_Text">ideational realm. (2) In the name, _Reproductive_ memory has and</text:p>
      <text:p text:style-name="Preformatted_20_Text">recognises the thing, and with the thing it has the name, apart from</text:p>
      <text:p text:style-name="Preformatted_20_Text">intuition and image. The name, as giving an _existence_ to the content in</text:p>
      <text:p text:style-name="Preformatted_20_Text">intelligence, is the externality of intelligence to itself; and the</text:p>
      <text:p text:style-name="Preformatted_20_Text">inwardising or recollection of the name, i.e. of an intuition of</text:p>
      <text:p text:style-name="Preformatted_20_Text">intellectual origin, is at the same time a self-externalisation to which</text:p>
      <text:p text:style-name="Preformatted_20_Text">intelligence reduces itself on its own ground. The association of the</text:p>
      <text:p text:style-name="Preformatted_20_Text">particular names lies in the meaning of the features sensitive,</text:p>
      <text:p text:style-name="Preformatted_20_Text">representative, or cogitant,â€”series of which the intelligence traverses as</text:p>
      <text:p text:style-name="Preformatted_20_Text">it feels, represents, or thinks.</text:p>
      <text:p text:style-name="Preformatted_20_Text"/>
      <text:p text:style-name="Preformatted_20_Text">Given the name lion, we need neither the actual vision of the animal, nor</text:p>
      <text:p text:style-name="Preformatted_20_Text">its image even: the name alone, if we _understand_ it, is the unimaged</text:p>
      <text:p text:style-name="Preformatted_20_Text">simple representation. We _think_ in names.</text:p>
      <text:p text:style-name="Preformatted_20_Text"/>
      <text:p text:style-name="Preformatted_20_Text">The recent attemptsâ€”already, as they deserved, forgottenâ€”to rehabilitate</text:p>
      <text:p text:style-name="Preformatted_20_Text">the Mnemonic of the ancients, consist in transforming names into images,</text:p>
      <text:p text:style-name="Preformatted_20_Text">and thus again deposing memory to the level of imagination. The place of</text:p>
      <text:p text:style-name="Preformatted_20_Text">the power of memory is taken by a permanent tableau of a series of images,</text:p>
      <text:p text:style-name="Preformatted_20_Text">fixed in the imagination, to which is then attached the series of ideas</text:p>
      <text:p text:style-name="Preformatted_20_Text">forming the composition to be learned by rote. Considering the</text:p>
      <text:p text:style-name="Preformatted_20_Text">heterogeneity between the import of these ideas and those permanent</text:p>
      <text:p text:style-name="Preformatted_20_Text">images, and the speed with which the attachment has to be made, the</text:p>
      <text:p text:style-name="Preformatted_20_Text">attachment cannot be made otherwise than by shallow, silly, and utterly</text:p>
      <text:p text:style-name="Preformatted_20_Text">accidental links. Not merely is the mind put to the torture of being</text:p>
      <text:p text:style-name="Preformatted_20_Text">worried by idiotic stuff, but what is thus learnt by rote is just as</text:p>
      <text:p text:style-name="Preformatted_20_Text"><text:soft-page-break/>quickly forgotten, seeing that the same tableau is used for getting by</text:p>
      <text:p text:style-name="Preformatted_20_Text">rote every other series of ideas, and so those previously attached to it</text:p>
      <text:p text:style-name="Preformatted_20_Text">are effaced. What is mnemonically impressed is not like what is retained</text:p>
      <text:p text:style-name="Preformatted_20_Text">in memory really got by heart, i.e. strictly produced from within</text:p>
      <text:p text:style-name="Preformatted_20_Text">outwards, from the deep pit of the ego, and thus recited, but is, so to</text:p>
      <text:p text:style-name="Preformatted_20_Text">speak, read off the tableau of fancy.â€”Mnemonic is connected with the</text:p>
      <text:p text:style-name="Preformatted_20_Text">common prepossession about memory, in comparison with fancy and</text:p>
      <text:p text:style-name="Preformatted_20_Text">imagination; as if the latter were a higher and more intellectual activity</text:p>
      <text:p text:style-name="Preformatted_20_Text">than memory. On the contrary, memory has ceased to deal with an image</text:p>
      <text:p text:style-name="Preformatted_20_Text">derived from intuition,â€”the immediate and incomplete mode of intelligence;</text:p>
      <text:p text:style-name="Preformatted_20_Text">it has rather to do with an object which is the product of intelligence</text:p>
      <text:p text:style-name="Preformatted_20_Text">itself,â€”such a _without book_(142) as remains locked up in the</text:p>
      <text:p text:style-name="Preformatted_20_Text">_within-book_(143) of intelligence, and is, within intelligence, only its</text:p>
      <text:p text:style-name="Preformatted_20_Text">outward and existing side.</text:p>
      <text:p text:style-name="Preformatted_20_Text"/>
      <text:p text:style-name="Preformatted_20_Text">Â§ 463. (3) As the interconnexion of the names lies in the meaning, the</text:p>
      <text:p text:style-name="Preformatted_20_Text">conjunction of their meaning with the reality as names is still an</text:p>
      <text:p text:style-name="Preformatted_20_Text">(external) synthesis; and intelligence in this its externality has not</text:p>
      <text:p text:style-name="Preformatted_20_Text">made a complete and simple return into self. But intelligence is the</text:p>
      <text:p text:style-name="Preformatted_20_Text">universal,â€”the single plain truth of its particular self-divestments; and</text:p>
      <text:p text:style-name="Preformatted_20_Text">its consummated appropriation of them abolishes that distinction between</text:p>
      <text:p text:style-name="Preformatted_20_Text">meaning and name. This extreme inwardising of representation is the</text:p>
      <text:p text:style-name="Preformatted_20_Text">supreme self-divestment of intelligence, in which it renders itself the</text:p>
      <text:p text:style-name="Preformatted_20_Text">mere _being_, the universal space of names as such, i.e. of meaningless</text:p>
      <text:p text:style-name="Preformatted_20_Text">words. The ego, which is this abstract being, is, because subjectivity, at</text:p>
      <text:p text:style-name="Preformatted_20_Text">the same time the power over the different names,â€”the link which, having</text:p>
      <text:p text:style-name="Preformatted_20_Text">nothing in itself, fixes in itself series of them and keeps them in stable</text:p>
      <text:p text:style-name="Preformatted_20_Text">order. So far as they merely _are_, and intelligence is here itself this</text:p>
      <text:p text:style-name="Preformatted_20_Text">_being_ of theirs, its power is a merely abstract subjectivity,â€”memory;</text:p>
      <text:p text:style-name="Preformatted_20_Text">which, on account of the complete externality in which the members of such</text:p>
      <text:p text:style-name="Preformatted_20_Text">series stand to one another, and because it is itself this externality</text:p>
      <text:p text:style-name="Preformatted_20_Text">(subjective though that be), is called mechanical (Â§ 195).</text:p>
      <text:p text:style-name="Preformatted_20_Text"/>
      <text:p text:style-name="Preformatted_20_Text">A composition is, as we know, not thoroughly conned by rote, until one</text:p>
      <text:p text:style-name="Preformatted_20_Text">attaches no meaning to the words. The recitation of what has been thus got</text:p>
      <text:p text:style-name="Preformatted_20_Text">by heart is therefore of course accentless. The correct accent, if it is</text:p>
      <text:p text:style-name="Preformatted_20_Text">introduced, suggests the meaning: but this introduction of the</text:p>
      <text:p text:style-name="Preformatted_20_Text">signification of an idea disturbs the mechanical nexus and therefore</text:p>
      <text:p text:style-name="Preformatted_20_Text">easily throws out the reciter. The faculty of conning by rote series of</text:p>
      <text:p text:style-name="Preformatted_20_Text">words, with no principle governing their succession, or which are</text:p>
      <text:p text:style-name="Preformatted_20_Text">separately meaningless, e.g. a series of proper names, is so supremely</text:p>
      <text:p text:style-name="Preformatted_20_Text">marvellous, because it is the very essence of mind to have its wits about</text:p>
      <text:p text:style-name="Preformatted_20_Text">it; whereas in this case the mind is estranged in itself, and its action</text:p>
      <text:p text:style-name="Preformatted_20_Text">is like machinery. But it is only as uniting subjectivity with objectivity</text:p>
      <text:p text:style-name="Preformatted_20_Text">that the mind has its wits about it. Whereas in the case before us, after</text:p>
      <text:p text:style-name="Preformatted_20_Text">it has in intuition been at first so external as to pick up its facts</text:p>
      <text:p text:style-name="Preformatted_20_Text">ready-made, and in representation inwardises or recollects this datum and</text:p>
      <text:p text:style-name="Preformatted_20_Text">makes it its own,â€”it proceeds as memory to make itself external in itself,</text:p>
      <text:p text:style-name="Preformatted_20_Text">so that what is its own assumes the guise of something found. Thus one of</text:p>
      <text:p text:style-name="Preformatted_20_Text">the two dynamic factors of thought, viz. objectivity, is here put in</text:p>
      <text:p text:style-name="Preformatted_20_Text">intelligence itself as a quality of it.â€”It is only a step further to treat</text:p>
      <text:p text:style-name="Preformatted_20_Text">memory as mechanicalâ€”the act implying no intelligenceâ€”in which case it is</text:p>
      <text:p text:style-name="Preformatted_20_Text">only justified by its uses, its indispensability perhaps for other</text:p>
      <text:p text:style-name="Preformatted_20_Text">purposes and functions of mind. But by so doing we overlook the proper</text:p>
      <text:p text:style-name="Preformatted_20_Text">signification it has in the mind.</text:p>
      <text:p text:style-name="Preformatted_20_Text"/>
      <text:p text:style-name="Preformatted_20_Text">Â§ 464. If it is to be the fact and true objectivity, the mere name as an</text:p>
      <text:p text:style-name="Preformatted_20_Text">existent requires something else,â€”to be interpreted by the representing</text:p>
      <text:p text:style-name="Preformatted_20_Text">intellect. Now in the shape of mechanical memory, intelligence is at once</text:p>
      <text:p text:style-name="Preformatted_20_Text"><text:soft-page-break/>that external objectivity and the meaning. In this way intelligence is</text:p>
      <text:p text:style-name="Preformatted_20_Text">explicitly made an _existence_ of this identity, i.e. it is explicitly</text:p>
      <text:p text:style-name="Preformatted_20_Text">active as such an identity which as reason it is implicitly. Memory is in</text:p>
      <text:p text:style-name="Preformatted_20_Text">this manner the passage into the function of _thought_, which no longer</text:p>
      <text:p text:style-name="Preformatted_20_Text">has a _meaning_, i.e. its objectivity is no longer severed from the</text:p>
      <text:p text:style-name="Preformatted_20_Text">subjective, and its inwardness does not need to go outside for its</text:p>
      <text:p text:style-name="Preformatted_20_Text">existence.</text:p>
      <text:p text:style-name="Preformatted_20_Text"/>
      <text:p text:style-name="Preformatted_20_Text">The German language has etymologically assigned memory (_GedÃ¤chtniÃŸ_), of</text:p>
      <text:p text:style-name="Preformatted_20_Text">which it has become a foregone conclusion to speak contemptuously, the</text:p>
      <text:p text:style-name="Preformatted_20_Text">high position of direct kindred with thought (_Gedanke_).â€”It is not matter</text:p>
      <text:p text:style-name="Preformatted_20_Text">of chance that the young have a better memory than the old, nor is their</text:p>
      <text:p text:style-name="Preformatted_20_Text">memory solely exercised for the sake of utility. The young have a good</text:p>
      <text:p text:style-name="Preformatted_20_Text">memory because they have not yet reached the stage of reflection; their</text:p>
      <text:p text:style-name="Preformatted_20_Text">memory is exercised with or without design so as to level the ground of</text:p>
      <text:p text:style-name="Preformatted_20_Text">their inner life to pure being or to pure space in which the fact, the</text:p>
      <text:p text:style-name="Preformatted_20_Text">implicit content, may reign and unfold itself with no antithesis to a</text:p>
      <text:p text:style-name="Preformatted_20_Text">subjective inwardness. Genuine ability is in youth generally combined with</text:p>
      <text:p text:style-name="Preformatted_20_Text">a good memory. But empirical statements of this sort help little towards a</text:p>
      <text:p text:style-name="Preformatted_20_Text">knowledge of what memory intrinsically is. To comprehend the position and</text:p>
      <text:p text:style-name="Preformatted_20_Text">meaning of memory and to understand its organic interconnexion with</text:p>
      <text:p text:style-name="Preformatted_20_Text">thought is one of the hardest points, and hitherto one quite unregarded in</text:p>
      <text:p text:style-name="Preformatted_20_Text">the theory of mind. Memory _quÃ¢_ memory is itself the merely _external_</text:p>
      <text:p text:style-name="Preformatted_20_Text">mode, or merely _existential_ aspect of thought, and thus needs a</text:p>
      <text:p text:style-name="Preformatted_20_Text">complementary element. The passage from it to thought is to our view and</text:p>
      <text:p text:style-name="Preformatted_20_Text">implicitly the identity of reason with this existential mode: an identity</text:p>
      <text:p text:style-name="Preformatted_20_Text">from which it follows that reason only exists in a subject, and as the</text:p>
      <text:p text:style-name="Preformatted_20_Text">function of that subject. Thus active reason is _Thinking_.</text:p>
      <text:p text:style-name="Preformatted_20_Text"/>
      <text:p text:style-name="Preformatted_20_Text"/>
      <text:p text:style-name="Preformatted_20_Text">(Î³) Thinking(144).</text:p>
      <text:p text:style-name="Preformatted_20_Text"/>
      <text:p text:style-name="Preformatted_20_Text"/>
      <text:p text:style-name="Preformatted_20_Text">Â§ 465. Intelligence is recognitive: it cognises an intuition, but only</text:p>
      <text:p text:style-name="Preformatted_20_Text">because that intuition is already its own (Â§ 454); and in the name it</text:p>
      <text:p text:style-name="Preformatted_20_Text">re-discovers the fact (Â§ 462): but now it finds _its_ universal in the</text:p>
      <text:p text:style-name="Preformatted_20_Text">double signification of the universal as such, and of the universal as</text:p>
      <text:p text:style-name="Preformatted_20_Text">immediate or as being,â€”finds i.e. the genuine universal which is its own</text:p>
      <text:p text:style-name="Preformatted_20_Text">unity overlapping and including its other, viz. being. Thus intelligence</text:p>
      <text:p text:style-name="Preformatted_20_Text">is explicitly, and on its own part cognitive: _virtually_ it is the</text:p>
      <text:p text:style-name="Preformatted_20_Text">universal,â€”its product (the thought) is the thing: it is a plain identity</text:p>
      <text:p text:style-name="Preformatted_20_Text">of subjective and objective. It knows that what is _thought_, _is_, and</text:p>
      <text:p text:style-name="Preformatted_20_Text">that what _is_, only _is_ in so far as it is a thought (Â§ 521); the</text:p>
      <text:p text:style-name="Preformatted_20_Text">thinking of intelligence is to _have thoughts_: these are as its content</text:p>
      <text:p text:style-name="Preformatted_20_Text">and object.</text:p>
      <text:p text:style-name="Preformatted_20_Text"/>
      <text:p text:style-name="Preformatted_20_Text">Â§ 466. But cognition by thought is still in the first instance formal: the</text:p>
      <text:p text:style-name="Preformatted_20_Text">universality and its being is the plain subjectivity of intelligence. The</text:p>
      <text:p text:style-name="Preformatted_20_Text">thoughts therefore are not yet fully and freely determinate, and the</text:p>
      <text:p text:style-name="Preformatted_20_Text">representations which have been inwardised to thoughts are so far still</text:p>
      <text:p text:style-name="Preformatted_20_Text">the given content.</text:p>
      <text:p text:style-name="Preformatted_20_Text"/>
      <text:p text:style-name="Preformatted_20_Text">Â§ 467. As dealing with this given content, thought is (Î±) _understanding_</text:p>
      <text:p text:style-name="Preformatted_20_Text">with its formal identity, working up the representations, that have been</text:p>
      <text:p text:style-name="Preformatted_20_Text">memorised, into species, genera, laws, forces, &amp;c., in short into</text:p>
      <text:p text:style-name="Preformatted_20_Text">categories,â€”thus indicating that the raw material does not get the truth</text:p>
      <text:p text:style-name="Preformatted_20_Text">of its being save in these thought-forms. As intrinsically infinite</text:p>
      <text:p text:style-name="Preformatted_20_Text">negativity, thought is (Î²) essentially an act of partition,â€”_judgment_,</text:p>
      <text:p text:style-name="Preformatted_20_Text">which however does not break up the concept again into the old antithesis</text:p>
      <text:p text:style-name="Preformatted_20_Text"><text:soft-page-break/>of universality and being, but distinguishes on the lines supplied by the</text:p>
      <text:p text:style-name="Preformatted_20_Text">interconnexions peculiar to the concept. Thirdly (Î³), thought supersedes</text:p>
      <text:p text:style-name="Preformatted_20_Text">the formal distinction and institutes at the same time an identity of the</text:p>
      <text:p text:style-name="Preformatted_20_Text">differences,â€”thus being nominal _reason_ or inferential understanding.</text:p>
      <text:p text:style-name="Preformatted_20_Text">Intelligence, as the act of thought, cognises. And (Î±) understanding out</text:p>
      <text:p text:style-name="Preformatted_20_Text">of its generalities (the categories) _explains_ the individual, and is</text:p>
      <text:p text:style-name="Preformatted_20_Text">then said to comprehend or understand itself: (Î²) in the judgment it</text:p>
      <text:p text:style-name="Preformatted_20_Text">explains the individual to be an universal (species, genus). In these</text:p>
      <text:p text:style-name="Preformatted_20_Text">forms the _content_ appears as given: (Î³) but in inference (syllogism) it</text:p>
      <text:p text:style-name="Preformatted_20_Text">characterises a content from itself, by superseding that form-difference.</text:p>
      <text:p text:style-name="Preformatted_20_Text">With the perception of the necessity, the last immediacy still attaching</text:p>
      <text:p text:style-name="Preformatted_20_Text">to formal thought has vanished.</text:p>
      <text:p text:style-name="Preformatted_20_Text"/>
      <text:p text:style-name="Preformatted_20_Text">In _Logic_ there was thought, but in its implicitness, and as reason</text:p>
      <text:p text:style-name="Preformatted_20_Text">develops itself in this distinction-lacking medium. So in _consciousness_</text:p>
      <text:p text:style-name="Preformatted_20_Text">thought occurs as a stage (Â§ 437 note). Here reason is as the truth of the</text:p>
      <text:p text:style-name="Preformatted_20_Text">antithetical distinction, as it had taken shape within the mindâ€™s own</text:p>
      <text:p text:style-name="Preformatted_20_Text">limits. Thought thus recurs again and again in these different parts of</text:p>
      <text:p text:style-name="Preformatted_20_Text">philosophy, because these parts are different only through the medium they</text:p>
      <text:p text:style-name="Preformatted_20_Text">are in and the antithesis they imply; while thought is this one and the</text:p>
      <text:p text:style-name="Preformatted_20_Text">same centre, to which as to their truth the antithesis return.</text:p>
      <text:p text:style-name="Preformatted_20_Text"/>
      <text:p text:style-name="Preformatted_20_Text">Â§ 468. Intelligence which as theoretical appropriates an immediate mode of</text:p>
      <text:p text:style-name="Preformatted_20_Text">being, is, now that it has completed _taking possession_, in its own</text:p>
      <text:p text:style-name="Preformatted_20_Text">_property_: the last negation of immediacy has implicitly required that</text:p>
      <text:p text:style-name="Preformatted_20_Text">the intelligence shall itself determine its content. Thus thought, as free</text:p>
      <text:p text:style-name="Preformatted_20_Text">notion, is now also free in point of _content_. But when intelligence is</text:p>
      <text:p text:style-name="Preformatted_20_Text">aware that it is determinative of the content, which is _its_ mode no less</text:p>
      <text:p text:style-name="Preformatted_20_Text">than it is a mode of being, it is Will.</text:p>
      <text:p text:style-name="Preformatted_20_Text"/>
      <text:p text:style-name="Preformatted_20_Text"/>
      <text:p text:style-name="Preformatted_20_Text"/>
      <text:p text:style-name="Preformatted_20_Text">(b) Mind Practical(145).</text:p>
      <text:p text:style-name="Preformatted_20_Text"/>
      <text:p text:style-name="Preformatted_20_Text"/>
      <text:p text:style-name="Preformatted_20_Text">Â§ 469. As will, the mind is aware that it is the author of its own</text:p>
      <text:p text:style-name="Preformatted_20_Text">conclusions, the origin of its self-fulfilment. Thus fulfilled, this</text:p>
      <text:p text:style-name="Preformatted_20_Text">independency or individuality form the side of existence or of _reality_</text:p>
      <text:p text:style-name="Preformatted_20_Text">for the Idea of mind. As will, the mind steps into actuality; whereas as</text:p>
      <text:p text:style-name="Preformatted_20_Text">cognition it is on the soil of notional generality. Supplying its own</text:p>
      <text:p text:style-name="Preformatted_20_Text">content, the will is self-possessed, and in the widest sense free: this is</text:p>
      <text:p text:style-name="Preformatted_20_Text">its characteristic trait. Its finitude lies in the formalism that the</text:p>
      <text:p text:style-name="Preformatted_20_Text">spontaneity of its self-fulfilment means no more than a general and</text:p>
      <text:p text:style-name="Preformatted_20_Text">abstract ownness, not yet identified with matured reason. It is the</text:p>
      <text:p text:style-name="Preformatted_20_Text">function of the essential will to bring liberty to exist in the formal</text:p>
      <text:p text:style-name="Preformatted_20_Text">will, and it is therefore the aim of that formal will to fill itself with</text:p>
      <text:p text:style-name="Preformatted_20_Text">its essential nature, i.e. to make liberty its pervading character,</text:p>
      <text:p text:style-name="Preformatted_20_Text">content, and aim, as well as its sphere of existence. The essential</text:p>
      <text:p text:style-name="Preformatted_20_Text">freedom of will is, and must always be, a thought: hence the way by which</text:p>
      <text:p text:style-name="Preformatted_20_Text">will can make itself objective mind is to rise to be a thinking will,â€”to</text:p>
      <text:p text:style-name="Preformatted_20_Text">give itself the content which it can only have as it thinks itself.</text:p>
      <text:p text:style-name="Preformatted_20_Text"/>
      <text:p text:style-name="Preformatted_20_Text">True liberty, in the shape of moral life, consists in the will finding its</text:p>
      <text:p text:style-name="Preformatted_20_Text">purpose in a universal content, not in subjective or selfish interests.</text:p>
      <text:p text:style-name="Preformatted_20_Text">But such a content is only possible in thought and through thought: it is</text:p>
      <text:p text:style-name="Preformatted_20_Text">nothing short of absurd to seek to banish thought from the moral,</text:p>
      <text:p text:style-name="Preformatted_20_Text">religious, and law-abiding life.</text:p>
      <text:p text:style-name="Preformatted_20_Text"/>
      <text:p text:style-name="Preformatted_20_Text">Â§ 470. Practical mind, considered at first as formal or immediate will,</text:p>
      <text:p text:style-name="Preformatted_20_Text"><text:soft-page-break/>contains a double oughtâ€”(1) in the contrast which the new mode of being</text:p>
      <text:p text:style-name="Preformatted_20_Text">projected outward by the will offers to the immediate positivity of its</text:p>
      <text:p text:style-name="Preformatted_20_Text">old existence and condition,â€”an antagonism which in consciousness grows to</text:p>
      <text:p text:style-name="Preformatted_20_Text">correlation with external objects. (2) That first self-determination,</text:p>
      <text:p text:style-name="Preformatted_20_Text">being itself immediate, is not at once elevated into a thinking</text:p>
      <text:p text:style-name="Preformatted_20_Text">universality: the latter, therefore, virtually constitutes an obligation</text:p>
      <text:p text:style-name="Preformatted_20_Text">on the former in point of form, as it may also constitute it in point of</text:p>
      <text:p text:style-name="Preformatted_20_Text">matter;â€”a distinction which only exists for the observer.</text:p>
      <text:p text:style-name="Preformatted_20_Text"/>
      <text:p text:style-name="Preformatted_20_Text"/>
      <text:p text:style-name="Preformatted_20_Text">(Î±) Practical Sense or Feeling(146).</text:p>
      <text:p text:style-name="Preformatted_20_Text"/>
      <text:p text:style-name="Preformatted_20_Text"/>
      <text:p text:style-name="Preformatted_20_Text">Â§ 471. The autonomy of the practical mind at first is immediate and</text:p>
      <text:p text:style-name="Preformatted_20_Text">therefore formal, i.e. it _finds_ itself as an _individuality_ determined</text:p>
      <text:p text:style-name="Preformatted_20_Text">in _its_ inward _nature_. It is thus â€œpractical feeling,â€ or instinct of</text:p>
      <text:p text:style-name="Preformatted_20_Text">action. In this phase, as it is at bottom a subjectivity simply identical</text:p>
      <text:p text:style-name="Preformatted_20_Text">with reason, it has no doubt a rational content, but a content which as it</text:p>
      <text:p text:style-name="Preformatted_20_Text">stands is individual, and for that reason also natural, contingent and</text:p>
      <text:p text:style-name="Preformatted_20_Text">subjective,â€”a content which may be determined quite as much by mere</text:p>
      <text:p text:style-name="Preformatted_20_Text">personalities of want and opinion, &amp;c., and by the subjectivity which</text:p>
      <text:p text:style-name="Preformatted_20_Text">selfishly sets itself against the universal, as it may be virtually in</text:p>
      <text:p text:style-name="Preformatted_20_Text">conformity with reason.</text:p>
      <text:p text:style-name="Preformatted_20_Text"/>
      <text:p text:style-name="Preformatted_20_Text">An appeal is sometimes made to the sense (feeling) of right and morality,</text:p>
      <text:p text:style-name="Preformatted_20_Text">as well as of religion, which man is alleged to possess,â€”to his benevolent</text:p>
      <text:p text:style-name="Preformatted_20_Text">dispositions,â€”and even to his heart generally,â€”i.e. to the subject so far</text:p>
      <text:p text:style-name="Preformatted_20_Text">as the various practical feelings are in it all combined. So far as this</text:p>
      <text:p text:style-name="Preformatted_20_Text">appeal implies (1) that these ideas are immanent in his own self, and (2)</text:p>
      <text:p text:style-name="Preformatted_20_Text">that when feeling is opposed to the logical understanding, it, and not the</text:p>
      <text:p text:style-name="Preformatted_20_Text">partial abstractions of the latter, _may_ be the _totality_â€”the appeal has</text:p>
      <text:p text:style-name="Preformatted_20_Text">a legitimate meaning. But on the other hand feeling too _may_ be onesided,</text:p>
      <text:p text:style-name="Preformatted_20_Text">unessential and bad. The rational, which exists in the shape of</text:p>
      <text:p text:style-name="Preformatted_20_Text">rationality when it is apprehended by thought, is the same content as the</text:p>
      <text:p text:style-name="Preformatted_20_Text">_good_ practical feeling has, but presented in its universality and</text:p>
      <text:p text:style-name="Preformatted_20_Text">necessity, in its objectivity and truth.</text:p>
      <text:p text:style-name="Preformatted_20_Text"/>
      <text:p text:style-name="Preformatted_20_Text">Thus it is on the one hand _silly_ to suppose that in the passage from</text:p>
      <text:p text:style-name="Preformatted_20_Text">feeling to law and duty there is any loss of import and excellence; it is</text:p>
      <text:p text:style-name="Preformatted_20_Text">this passage which lets feeling first reach its truth. It is equally silly</text:p>
      <text:p text:style-name="Preformatted_20_Text">to consider intellect as superfluous or even harmful to feeling, heart,</text:p>
      <text:p text:style-name="Preformatted_20_Text">and will; the truth and, what is the same thing, the actual rationality of</text:p>
      <text:p text:style-name="Preformatted_20_Text">the heart and will can only be at home in the universality of intellect,</text:p>
      <text:p text:style-name="Preformatted_20_Text">and not in the singleness of feeling as feeling. If feelings are of the</text:p>
      <text:p text:style-name="Preformatted_20_Text">right sort, it is because of their quality or content,â€”which is right only</text:p>
      <text:p text:style-name="Preformatted_20_Text">so far as it is intrinsically universal or has its source in the thinking</text:p>
      <text:p text:style-name="Preformatted_20_Text">mind. The difficulty for the logical intellect consists in throwing off</text:p>
      <text:p text:style-name="Preformatted_20_Text">the separation it has arbitrarily imposed between the several faculties of</text:p>
      <text:p text:style-name="Preformatted_20_Text">feeling and thinking mind, and coming to see that in the human being there</text:p>
      <text:p text:style-name="Preformatted_20_Text">is only _one_ reason, in feeling, volition, and thought. Another</text:p>
      <text:p text:style-name="Preformatted_20_Text">difficulty connected with this is found in the fact that the Ideas which</text:p>
      <text:p text:style-name="Preformatted_20_Text">are the special property of the thinking mind, viz. God, law and morality,</text:p>
      <text:p text:style-name="Preformatted_20_Text">can also be _felt_. But feeling is only the form of the immediate and</text:p>
      <text:p text:style-name="Preformatted_20_Text">peculiar individuality of the subject, in which these facts, like any</text:p>
      <text:p text:style-name="Preformatted_20_Text">other objective facts (which consciousness also sets over against itself),</text:p>
      <text:p text:style-name="Preformatted_20_Text">may be placed.</text:p>
      <text:p text:style-name="Preformatted_20_Text"/>
      <text:p text:style-name="Preformatted_20_Text">On the other hand, it is _suspicious_ or even worse to cling to feeling</text:p>
      <text:p text:style-name="Preformatted_20_Text">and heart in place of the intelligent rationality of law, right and duty;</text:p>
      <text:p text:style-name="Preformatted_20_Text"><text:soft-page-break/>because all that the former holds more than the latter is only the</text:p>
      <text:p text:style-name="Preformatted_20_Text">particular subjectivity with its vanity and caprice. For the same reason</text:p>
      <text:p text:style-name="Preformatted_20_Text">it is out of place in a scientific treatment of the feelings to deal with</text:p>
      <text:p text:style-name="Preformatted_20_Text">anything beyond their form, and to discuss their content; for the latter,</text:p>
      <text:p text:style-name="Preformatted_20_Text">when thought, is precisely what constitutes, in their universality and</text:p>
      <text:p text:style-name="Preformatted_20_Text">necessity, the rights and duties which are the true works of mental</text:p>
      <text:p text:style-name="Preformatted_20_Text">autonomy. So long as we study practical feelings and dispositions</text:p>
      <text:p text:style-name="Preformatted_20_Text">specially, we have only to deal with the selfish, bad, and evil; it is</text:p>
      <text:p text:style-name="Preformatted_20_Text">these alone which belong to the individuality which retains its opposition</text:p>
      <text:p text:style-name="Preformatted_20_Text">to the universal: their content is the reverse of rights and duties, and</text:p>
      <text:p text:style-name="Preformatted_20_Text">precisely in that way do theyâ€”but only in antithesis to the latterâ€”retain</text:p>
      <text:p text:style-name="Preformatted_20_Text">a speciality of their own.</text:p>
      <text:p text:style-name="Preformatted_20_Text"/>
      <text:p text:style-name="Preformatted_20_Text">Â§ 472. The â€œOughtâ€ of practical feeling is the claim of its essential</text:p>
      <text:p text:style-name="Preformatted_20_Text">autonomy to control some existing mode of factâ€”which is assumed to be</text:p>
      <text:p text:style-name="Preformatted_20_Text">worth nothing save as adapted to that claim. But as both, in their</text:p>
      <text:p text:style-name="Preformatted_20_Text">immediacy, lack objective determination, this relation of the</text:p>
      <text:p text:style-name="Preformatted_20_Text">_requirement_ to existent fact is the utterly subjective and superficial</text:p>
      <text:p text:style-name="Preformatted_20_Text">feeling of pleasant or unpleasant.</text:p>
      <text:p text:style-name="Preformatted_20_Text"/>
      <text:p text:style-name="Preformatted_20_Text">Delight, joy, grief, &amp;c., shame, repentance, contentment, &amp;c., are partly</text:p>
      <text:p text:style-name="Preformatted_20_Text">only modifications of the formal â€œpractical feelingâ€ in _general_, but are</text:p>
      <text:p text:style-name="Preformatted_20_Text">partly different in the features that give the special tone and character</text:p>
      <text:p text:style-name="Preformatted_20_Text">mode to their â€œOught.â€</text:p>
      <text:p text:style-name="Preformatted_20_Text"/>
      <text:p text:style-name="Preformatted_20_Text">The celebrated question as to the origin of evil in the world, so far at</text:p>
      <text:p text:style-name="Preformatted_20_Text">least as evil is understood to mean what is disagreeable and painful</text:p>
      <text:p text:style-name="Preformatted_20_Text">merely, arises on this stage of the formal practical feeling. Evil is</text:p>
      <text:p text:style-name="Preformatted_20_Text">nothing but the incompatibility between what is and what ought to be.</text:p>
      <text:p text:style-name="Preformatted_20_Text">â€œOughtâ€ is an ambiguous term,â€”indeed infinitely so, considering that</text:p>
      <text:p text:style-name="Preformatted_20_Text">casual aims may also come under the form of Ought. But where the objects</text:p>
      <text:p text:style-name="Preformatted_20_Text">sought are thus casual, evil only executes what is rightfully due to the</text:p>
      <text:p text:style-name="Preformatted_20_Text">vanity and nullity of their planning: for they themselves were radically</text:p>
      <text:p text:style-name="Preformatted_20_Text">evil. The finitude of life and mind is seen in their judgment: the</text:p>
      <text:p text:style-name="Preformatted_20_Text">contrary which is separated from them they also have as a negative in</text:p>
      <text:p text:style-name="Preformatted_20_Text">them, and thus they are the contradiction called evil. In the dead there</text:p>
      <text:p text:style-name="Preformatted_20_Text">is neither evil nor pain: for in inorganic nature the intelligible unity</text:p>
      <text:p text:style-name="Preformatted_20_Text">(concept) does not confront its existence and does not in the difference</text:p>
      <text:p text:style-name="Preformatted_20_Text">at the same time remain its permanent subject. Whereas in life, and still</text:p>
      <text:p text:style-name="Preformatted_20_Text">more in mind, we have this immanent distinction present: hence arises the</text:p>
      <text:p text:style-name="Preformatted_20_Text">Ought: and this negativity, subjectivity, ego, freedom are the principles</text:p>
      <text:p text:style-name="Preformatted_20_Text">of evil and pain. Jacob BÃ¶hme viewed egoity (selfhood) as pain and</text:p>
      <text:p text:style-name="Preformatted_20_Text">torment, and as the fountain of nature and of spirit.</text:p>
      <text:p text:style-name="Preformatted_20_Text"/>
      <text:p text:style-name="Preformatted_20_Text"/>
      <text:p text:style-name="Preformatted_20_Text">(Î²) The Impulses and Choice(147).</text:p>
      <text:p text:style-name="Preformatted_20_Text"/>
      <text:p text:style-name="Preformatted_20_Text"/>
      <text:p text:style-name="Preformatted_20_Text">Â§ 473. The practical ought is a â€œrealâ€ judgment. Will, which is</text:p>
      <text:p text:style-name="Preformatted_20_Text">essentially self-determination, finds in the conformityâ€”as immediate and</text:p>
      <text:p text:style-name="Preformatted_20_Text">merely _found_ to handâ€”of the existing mode to its requirement a negation,</text:p>
      <text:p text:style-name="Preformatted_20_Text">and something inappropriate to it. If the will is to satisfy itself, if</text:p>
      <text:p text:style-name="Preformatted_20_Text">the implicit unity of the universality and the special mode is to be</text:p>
      <text:p text:style-name="Preformatted_20_Text">realised, the conformity of its inner requirement and of the existent</text:p>
      <text:p text:style-name="Preformatted_20_Text">thing ought to be its act and institution. The will, as regards the form</text:p>
      <text:p text:style-name="Preformatted_20_Text">of its content, is at first still a natural will, directly identical with</text:p>
      <text:p text:style-name="Preformatted_20_Text">its specific mode:â€”natural _impulse_ and _inclination_. Should, however,</text:p>
      <text:p text:style-name="Preformatted_20_Text">the totality of the practical spirit throw itself into a single one of the</text:p>
      <text:p text:style-name="Preformatted_20_Text">many restricted forms of impulse, each being always in conflict to</text:p>
      <text:p text:style-name="Preformatted_20_Text"><text:soft-page-break/>another, it is _passion_.</text:p>
      <text:p text:style-name="Preformatted_20_Text"/>
      <text:p text:style-name="Preformatted_20_Text">Â§ 474. Inclinations and passions embody the same constituent features as</text:p>
      <text:p text:style-name="Preformatted_20_Text">the practical feeling. Thus, while on one hand they are based on the</text:p>
      <text:p text:style-name="Preformatted_20_Text">rational nature of the mind; they on the other, as part and parcel of the</text:p>
      <text:p text:style-name="Preformatted_20_Text">still subjective and single will, are infected with contingency, and</text:p>
      <text:p text:style-name="Preformatted_20_Text">appear as particular to stand to the individual and to each other in an</text:p>
      <text:p text:style-name="Preformatted_20_Text">external relation and with a necessity which creates bondage.</text:p>
      <text:p text:style-name="Preformatted_20_Text"/>
      <text:p text:style-name="Preformatted_20_Text">The special note in _passion_ is its restriction to one special mode of</text:p>
      <text:p text:style-name="Preformatted_20_Text">volition, in which the whole subjectivity of the individual is merged, be</text:p>
      <text:p text:style-name="Preformatted_20_Text">the value of that mode what it may. In consequence of this formalism,</text:p>
      <text:p text:style-name="Preformatted_20_Text">passion is neither good nor bad; the title only states that a subject has</text:p>
      <text:p text:style-name="Preformatted_20_Text">thrown his whole soul,â€”his interests of intellect, talent, character,</text:p>
      <text:p text:style-name="Preformatted_20_Text">enjoyment,â€”on one aim and object. Nothing great has been and nothing great</text:p>
      <text:p text:style-name="Preformatted_20_Text">can be accomplished without passion. It is only a dead, too often, indeed,</text:p>
      <text:p text:style-name="Preformatted_20_Text">a hypocritical moralising which inveighs against the form of passion as</text:p>
      <text:p text:style-name="Preformatted_20_Text">such.</text:p>
      <text:p text:style-name="Preformatted_20_Text"/>
      <text:p text:style-name="Preformatted_20_Text">But with regard to the inclinations, the question is directly raised,</text:p>
      <text:p text:style-name="Preformatted_20_Text">Which are good and bad?â€”Up to what degree the good continue good;â€”and (as</text:p>
      <text:p text:style-name="Preformatted_20_Text">there are many, each with its private range) In what way have they, being</text:p>
      <text:p text:style-name="Preformatted_20_Text">all in one subject and hardly all, as experience shows, admitting of</text:p>
      <text:p text:style-name="Preformatted_20_Text">gratification, to suffer at least reciprocal restriction? And, first of</text:p>
      <text:p text:style-name="Preformatted_20_Text">all, as regards the numbers of these impulses and propensities, the case</text:p>
      <text:p text:style-name="Preformatted_20_Text">is much the same as with the psychical powers, whose aggregate is to form</text:p>
      <text:p text:style-name="Preformatted_20_Text">the mind theoretical,â€”an aggregate which is now increased by the host of</text:p>
      <text:p text:style-name="Preformatted_20_Text">impulses. The nominal rationality of impulse and propensity lies merely in</text:p>
      <text:p text:style-name="Preformatted_20_Text">their general impulse not to be subjective merely, but to get realised,</text:p>
      <text:p text:style-name="Preformatted_20_Text">overcoming the subjectivity by the subjectâ€™s own agency. Their genuine</text:p>
      <text:p text:style-name="Preformatted_20_Text">rationality cannot reveal its secret to a method of outer reflection which</text:p>
      <text:p text:style-name="Preformatted_20_Text">pre-supposes a number of _independent_ innate tendencies and immediate</text:p>
      <text:p text:style-name="Preformatted_20_Text">instincts, and therefore is wanting in a single principle and final</text:p>
      <text:p text:style-name="Preformatted_20_Text">purpose for them. But the immanent â€œreflectionâ€ of mind itself carries it</text:p>
      <text:p text:style-name="Preformatted_20_Text">beyond their particularity and their natural immediacy, and gives their</text:p>
      <text:p text:style-name="Preformatted_20_Text">contents a rationality and objectivity, in which they exist as necessary</text:p>
      <text:p text:style-name="Preformatted_20_Text">ties of social relation, as rights and duties. It is this objectification</text:p>
      <text:p text:style-name="Preformatted_20_Text">which evinces their real value, their mutual connexions, and their truth.</text:p>
      <text:p text:style-name="Preformatted_20_Text">And thus it was a true perception when Plato (especially including as he</text:p>
      <text:p text:style-name="Preformatted_20_Text">did the mindâ€™s whole nature under its right) showed that the full reality</text:p>
      <text:p text:style-name="Preformatted_20_Text">of justice could be exhibited only in the _objective_ phase of justice,</text:p>
      <text:p text:style-name="Preformatted_20_Text">viz. in the construction of the State as the ethical life.</text:p>
      <text:p text:style-name="Preformatted_20_Text"/>
      <text:p text:style-name="Preformatted_20_Text">The answer to the question, therefore, What are the good and rational</text:p>
      <text:p text:style-name="Preformatted_20_Text">propensities, and how they are to be co-ordinated with each other?</text:p>
      <text:p text:style-name="Preformatted_20_Text">resolves itself into an exposition of the laws and forms of common life</text:p>
      <text:p text:style-name="Preformatted_20_Text">produced by the mind when developing itself as _objective_ mindâ€”a</text:p>
      <text:p text:style-name="Preformatted_20_Text">development in which the _content_ of autonomous action loses its</text:p>
      <text:p text:style-name="Preformatted_20_Text">contingency and optionality. The discussion of the true intrinsic worth of</text:p>
      <text:p text:style-name="Preformatted_20_Text">the impulses, inclinations, and passions is thus essentially the theory of</text:p>
      <text:p text:style-name="Preformatted_20_Text">legal, moral, and social _duties_.</text:p>
      <text:p text:style-name="Preformatted_20_Text"/>
      <text:p text:style-name="Preformatted_20_Text">Â§ 475. The subject is the act of satisfying impulses, an act of (at least)</text:p>
      <text:p text:style-name="Preformatted_20_Text">formal rationality, as it translates them from the subjectivity of content</text:p>
      <text:p text:style-name="Preformatted_20_Text">(which so far is _purpose_) into objectivity, where the subject is made to</text:p>
      <text:p text:style-name="Preformatted_20_Text">close with itself. If the content of the impulse is distinguished as the</text:p>
      <text:p text:style-name="Preformatted_20_Text">thing or business from this act of carrying it out, and we regard the</text:p>
      <text:p text:style-name="Preformatted_20_Text">thing which has been brought to pass as containing the element of</text:p>
      <text:p text:style-name="Preformatted_20_Text">subjective individuality and its action, this is what is called the</text:p>
      <text:p text:style-name="Preformatted_20_Text"><text:soft-page-break/>_interest_. Nothing therefore is brought about without interest.</text:p>
      <text:p text:style-name="Preformatted_20_Text"/>
      <text:p text:style-name="Preformatted_20_Text">An action is an aim of the subject, and it is his agency too which</text:p>
      <text:p text:style-name="Preformatted_20_Text">executes this aim: unless the subject were in this way in the most</text:p>
      <text:p text:style-name="Preformatted_20_Text">disinterested action, i.e. unless he had an interest in it, there would be</text:p>
      <text:p text:style-name="Preformatted_20_Text">no action at all.â€”The impulses and inclinations are sometimes depreciated</text:p>
      <text:p text:style-name="Preformatted_20_Text">by being contrasted with the baseless chimera of a happiness, the free</text:p>
      <text:p text:style-name="Preformatted_20_Text">gift of nature, where wants are supposed to find their satisfaction</text:p>
      <text:p text:style-name="Preformatted_20_Text">without the agent doing anything to produce a conformity between immediate</text:p>
      <text:p text:style-name="Preformatted_20_Text">existence and his own inner requirements. They are sometimes contrasted,</text:p>
      <text:p text:style-name="Preformatted_20_Text">on the whole to their disadvantage, with the morality of duty for dutyâ€™s</text:p>
      <text:p text:style-name="Preformatted_20_Text">sake. But impulse and passion are the very life-blood of all action: they</text:p>
      <text:p text:style-name="Preformatted_20_Text">are needed if the agent is really to be in his aim and the execution</text:p>
      <text:p text:style-name="Preformatted_20_Text">thereof. The morality concerns the content of the aim, which as such is</text:p>
      <text:p text:style-name="Preformatted_20_Text">the universal, an inactive thing, that finds its actualising in the agent;</text:p>
      <text:p text:style-name="Preformatted_20_Text">and finds it only when the aim is immanent in the agent, is his interest</text:p>
      <text:p text:style-name="Preformatted_20_Text">andâ€”should it claim to engross his whole efficient subjectivityâ€”his</text:p>
      <text:p text:style-name="Preformatted_20_Text">passion.</text:p>
      <text:p text:style-name="Preformatted_20_Text"/>
      <text:p text:style-name="Preformatted_20_Text">Â§ 476. The will, as thinking and implicitly free, distinguishes itself</text:p>
      <text:p text:style-name="Preformatted_20_Text">from the particularity of the impulses, and places itself as simple</text:p>
      <text:p text:style-name="Preformatted_20_Text">subjectivity of thought above their diversified content. It is thus</text:p>
      <text:p text:style-name="Preformatted_20_Text">â€œreflectingâ€ will.</text:p>
      <text:p text:style-name="Preformatted_20_Text"/>
      <text:p text:style-name="Preformatted_20_Text">Â§ 477. Such a particularity of impulse has thus ceased to be a mere datum:</text:p>
      <text:p text:style-name="Preformatted_20_Text">the reflective will now sees it as its own, because it closes with it and</text:p>
      <text:p text:style-name="Preformatted_20_Text">thus gives itself specific individuality and actuality. It is now on the</text:p>
      <text:p text:style-name="Preformatted_20_Text">standpoint of _choosing_ between inclinations, and is option or _choice_.</text:p>
      <text:p text:style-name="Preformatted_20_Text"/>
      <text:p text:style-name="Preformatted_20_Text">Â§ 478. Will as choice claims to be free, reflected into itself as the</text:p>
      <text:p text:style-name="Preformatted_20_Text">negativity of its merely immediate autonomy. However, as the content, in</text:p>
      <text:p text:style-name="Preformatted_20_Text">which its former universality concludes itself to actuality, is nothing</text:p>
      <text:p text:style-name="Preformatted_20_Text">but the content of the impulses and appetites, it is actual only as a</text:p>
      <text:p text:style-name="Preformatted_20_Text">subjective and contingent will. It realises itself in a particularity,</text:p>
      <text:p text:style-name="Preformatted_20_Text">which it regards at the same time as a nullity, and finds a satisfaction</text:p>
      <text:p text:style-name="Preformatted_20_Text">in what it has at the same time emerged from. As thus contradictory, it is</text:p>
      <text:p text:style-name="Preformatted_20_Text">the process of distracting and suspending one desire or enjoyment by</text:p>
      <text:p text:style-name="Preformatted_20_Text">another,â€”and one satisfaction, which is just as much no satisfaction, by</text:p>
      <text:p text:style-name="Preformatted_20_Text">another, without end. But the truth of the particular satisfactions is the</text:p>
      <text:p text:style-name="Preformatted_20_Text">universal, which under the name of _happiness_ the thinking will makes its</text:p>
      <text:p text:style-name="Preformatted_20_Text">aim.</text:p>
      <text:p text:style-name="Preformatted_20_Text"/>
      <text:p text:style-name="Preformatted_20_Text"/>
      <text:p text:style-name="Preformatted_20_Text">(Î³) Happiness(148).</text:p>
      <text:p text:style-name="Preformatted_20_Text"/>
      <text:p text:style-name="Preformatted_20_Text"/>
      <text:p text:style-name="Preformatted_20_Text">Â§ 479. In this idea, which reflection and comparison have educed, of a</text:p>
      <text:p text:style-name="Preformatted_20_Text">universal satisfaction, the impulses, so far as their particularity goes,</text:p>
      <text:p text:style-name="Preformatted_20_Text">are reduced to a mere negative; and it is held that in part they are to be</text:p>
      <text:p text:style-name="Preformatted_20_Text">sacrificed to each other for the behoof that aim, partly sacrificed to</text:p>
      <text:p text:style-name="Preformatted_20_Text">that aim directly, either altogether or in part. Their mutual limitation,</text:p>
      <text:p text:style-name="Preformatted_20_Text">on one hand, proceeds from a mixture of qualitative and quantitative</text:p>
      <text:p text:style-name="Preformatted_20_Text">considerations: on the other hand, as happiness has its sole _affirmative_</text:p>
      <text:p text:style-name="Preformatted_20_Text">contents in the springs of action, it is on them that the decision turns,</text:p>
      <text:p text:style-name="Preformatted_20_Text">and it is the subjective feeling and good pleasure which must have the</text:p>
      <text:p text:style-name="Preformatted_20_Text">casting vote as to where happiness is to be placed.</text:p>
      <text:p text:style-name="Preformatted_20_Text"/>
      <text:p text:style-name="Preformatted_20_Text">Â§ 480. Happiness is the mere abstract and merely imagined universality of</text:p>
      <text:p text:style-name="Preformatted_20_Text">things desired,â€”a universality which only ought to be. But the</text:p>
      <text:p text:style-name="Preformatted_20_Text"><text:soft-page-break/>particularity of the satisfaction which just as much _is_ as it is</text:p>
      <text:p text:style-name="Preformatted_20_Text">abolished, and the abstract singleness, the option which gives or does not</text:p>
      <text:p text:style-name="Preformatted_20_Text">give itself (as it pleases) an aim in happiness, find their truth in the</text:p>
      <text:p text:style-name="Preformatted_20_Text">intrinsic _universality_ of the will, i.e. its very autonomy or freedom.</text:p>
      <text:p text:style-name="Preformatted_20_Text">In this way choice is will only as pure subjectivity, which is pure and</text:p>
      <text:p text:style-name="Preformatted_20_Text">concrete at once, by having for its contents and aim only that infinite</text:p>
      <text:p text:style-name="Preformatted_20_Text">mode of beingâ€”freedom itself. In this truth of its autonomy, where concept</text:p>
      <text:p text:style-name="Preformatted_20_Text">and object are one, the will is an _actually free will_.</text:p>
      <text:p text:style-name="Preformatted_20_Text"/>
      <text:p text:style-name="Preformatted_20_Text"/>
      <text:p text:style-name="Preformatted_20_Text"/>
      <text:p text:style-name="Preformatted_20_Text">Free Mind(149).</text:p>
      <text:p text:style-name="Preformatted_20_Text"/>
      <text:p text:style-name="Preformatted_20_Text"/>
      <text:p text:style-name="Preformatted_20_Text">Â§ 481. Actual free will is the unity of theoretical and practical mind: a</text:p>
      <text:p text:style-name="Preformatted_20_Text">free will, which realises its own freedom of will now that the formalism,</text:p>
      <text:p text:style-name="Preformatted_20_Text">fortuitousness, and contractedness of the practical content up to this</text:p>
      <text:p text:style-name="Preformatted_20_Text">point have been superseded. By superseding the adjustments of means</text:p>
      <text:p text:style-name="Preformatted_20_Text">therein contained, the will is the _immediate individuality_</text:p>
      <text:p text:style-name="Preformatted_20_Text">self-instituted,â€”an individuality, however, also purified of all that</text:p>
      <text:p text:style-name="Preformatted_20_Text">interferes with its universalism, i.e. with freedom itself. This</text:p>
      <text:p text:style-name="Preformatted_20_Text">universalism the will has as its object and aim, only so far as it thinks</text:p>
      <text:p text:style-name="Preformatted_20_Text">itself, knows this its concept, and is _will_ as free _intelligence_.</text:p>
      <text:p text:style-name="Preformatted_20_Text"/>
      <text:p text:style-name="Preformatted_20_Text">Â§ 482. The mind which knows itself as free and wills itself as this its</text:p>
      <text:p text:style-name="Preformatted_20_Text">object, i.e. which has its true being for characteristic and aim, is in</text:p>
      <text:p text:style-name="Preformatted_20_Text">the first instance the rational will in general, or _implicit_ Idea, and</text:p>
      <text:p text:style-name="Preformatted_20_Text">because implicit only the _notion_ of absolute mind. As _abstract_ Idea</text:p>
      <text:p text:style-name="Preformatted_20_Text">again, it is existent only in the _immediate_ willâ€”it is the _existential_</text:p>
      <text:p text:style-name="Preformatted_20_Text">side of reason,â€”the _single_ will as aware of this its universality</text:p>
      <text:p text:style-name="Preformatted_20_Text">constituting its contents and aim, and of which it is only the formal</text:p>
      <text:p text:style-name="Preformatted_20_Text">activity. If the will, therefore, in which the Idea thus appears is only</text:p>
      <text:p text:style-name="Preformatted_20_Text">finite, that will is also the act of developing the Idea, and of investing</text:p>
      <text:p text:style-name="Preformatted_20_Text">its self-unfolding content with an existence which, as realising the idea,</text:p>
      <text:p text:style-name="Preformatted_20_Text">is _actuality_. It is thus â€œObjectiveâ€ Mind.</text:p>
      <text:p text:style-name="Preformatted_20_Text"/>
      <text:p text:style-name="Preformatted_20_Text">No Idea is so generally recognised as indefinite, ambiguous, and open to</text:p>
      <text:p text:style-name="Preformatted_20_Text">the greatest misconceptions (to which therefore it actually falls a</text:p>
      <text:p text:style-name="Preformatted_20_Text">victim) as the idea of Liberty: none in common currency with so little</text:p>
      <text:p text:style-name="Preformatted_20_Text">appreciation of its meaning. Remembering that free mind is _actual_ mind,</text:p>
      <text:p text:style-name="Preformatted_20_Text">we can see how misconceptions about it are of tremendous consequence in</text:p>
      <text:p text:style-name="Preformatted_20_Text">practice. When individuals and nations have once got in their heads the</text:p>
      <text:p text:style-name="Preformatted_20_Text">abstract concept of full-blown liberty, there is nothing like it in its</text:p>
      <text:p text:style-name="Preformatted_20_Text">uncontrollable strength, just because it is the very essence of mind, and</text:p>
      <text:p text:style-name="Preformatted_20_Text">that as its very actuality. Whole continents, Africa and the East, have</text:p>
      <text:p text:style-name="Preformatted_20_Text">never had this idea, and are without it still. The Greeks and Romans,</text:p>
      <text:p text:style-name="Preformatted_20_Text">Plato and Aristotle, even the Stoics, did not have it. On the contrary,</text:p>
      <text:p text:style-name="Preformatted_20_Text">they saw that it is only by birth (as e.g. an Athenian or Spartan</text:p>
      <text:p text:style-name="Preformatted_20_Text">citizen), or by strength of character, education, or philosophy (â€”the sage</text:p>
      <text:p text:style-name="Preformatted_20_Text">is free even as a slave and in chains) that the human being is actually</text:p>
      <text:p text:style-name="Preformatted_20_Text">free. It was through Christianity that this idea came into the world.</text:p>
      <text:p text:style-name="Preformatted_20_Text">According to Christianity, the individual _as such_ has an infinite value</text:p>
      <text:p text:style-name="Preformatted_20_Text">as the object and aim of divine love, destined as mind to live in absolute</text:p>
      <text:p text:style-name="Preformatted_20_Text">relationship with God himself, and have Godâ€™s mind dwelling in him: i.e.</text:p>
      <text:p text:style-name="Preformatted_20_Text">man is implicitly destined to supreme freedom. If, in religion as such,</text:p>
      <text:p text:style-name="Preformatted_20_Text">man is aware of this relationship to the absolute mind as his true being,</text:p>
      <text:p text:style-name="Preformatted_20_Text">he has also, even when he steps into the sphere of secular existence, the</text:p>
      <text:p text:style-name="Preformatted_20_Text">divine mind present with him, as the substance of the state of the family,</text:p>
      <text:p text:style-name="Preformatted_20_Text">&amp;c. These institutions are due to the guidance of that spirit, and are</text:p>
      <text:p text:style-name="Preformatted_20_Text"><text:soft-page-break/>constituted after its measure; whilst by their existence the moral temper</text:p>
      <text:p text:style-name="Preformatted_20_Text">comes to be indwelling in the individual, so that in this sphere of</text:p>
      <text:p text:style-name="Preformatted_20_Text">particular existence, of present sensation and volition, he is _actually_</text:p>
      <text:p text:style-name="Preformatted_20_Text">free.</text:p>
      <text:p text:style-name="Preformatted_20_Text"/>
      <text:p text:style-name="Preformatted_20_Text">If to be aware of the ideaâ€”to be aware, i.e. that men are aware of freedom</text:p>
      <text:p text:style-name="Preformatted_20_Text">as their essence, aim, and objectâ€”is matter of _speculation_, still this</text:p>
      <text:p text:style-name="Preformatted_20_Text">very idea itself is the actuality of menâ€”not something which they _have_,</text:p>
      <text:p text:style-name="Preformatted_20_Text">as men, but which they _are_. Christianity in its adherents has realised</text:p>
      <text:p text:style-name="Preformatted_20_Text">an ever-present sense that they are not and cannot be slaves; if they are</text:p>
      <text:p text:style-name="Preformatted_20_Text">made slaves, if the decision as regards their property rests with an</text:p>
      <text:p text:style-name="Preformatted_20_Text">arbitrary will, not with laws or courts of justice, they would find the</text:p>
      <text:p text:style-name="Preformatted_20_Text">very substance of their life outraged. This will to liberty is no longer</text:p>
      <text:p text:style-name="Preformatted_20_Text">an _impulse_ which demands its satisfaction, but the permanent</text:p>
      <text:p text:style-name="Preformatted_20_Text">characterâ€”the spiritual consciousness grown into a non-impulsive nature.</text:p>
      <text:p text:style-name="Preformatted_20_Text">But this freedom, which the content and aim of freedom has, is itself only</text:p>
      <text:p text:style-name="Preformatted_20_Text">a notionâ€”a principle of the mind and heart, intended to develope into an</text:p>
      <text:p text:style-name="Preformatted_20_Text">objective phase, into legal, moral, religious, and not less into</text:p>
      <text:p text:style-name="Preformatted_20_Text">scientific actuality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SECTION II. MIND OBJECTIVE.</text:p>
      <text:p text:style-name="Preformatted_20_Text"/>
      <text:p text:style-name="Preformatted_20_Text"/>
      <text:p text:style-name="Preformatted_20_Text">Â§ 483. The objective Mind is the absolute Idea, but only existing _in</text:p>
      <text:p text:style-name="Preformatted_20_Text">posse_: and as it is thus on the territory of finitude, its actual</text:p>
      <text:p text:style-name="Preformatted_20_Text">rationality retains the aspect of external apparency. The free will finds</text:p>
      <text:p text:style-name="Preformatted_20_Text">itself immediately confronted by differences which arise from the</text:p>
      <text:p text:style-name="Preformatted_20_Text">circumstance that freedom is its _inward_ function and aim, and is in</text:p>
      <text:p text:style-name="Preformatted_20_Text">relation to an external and already subsisting objectivity, which splits</text:p>
      <text:p text:style-name="Preformatted_20_Text">up into different heads: viz. anthropological data (i.e. private and</text:p>
      <text:p text:style-name="Preformatted_20_Text">personal needs), external things of nature which exist for consciousness,</text:p>
      <text:p text:style-name="Preformatted_20_Text">and the ties of relation between individual wills which are conscious of</text:p>
      <text:p text:style-name="Preformatted_20_Text">their own diversity and particularity. These aspects constitute the</text:p>
      <text:p text:style-name="Preformatted_20_Text">external material for the embodiment of the will.</text:p>
      <text:p text:style-name="Preformatted_20_Text"/>
      <text:p text:style-name="Preformatted_20_Text">Â§ 484. But the purposive action of this will is to realise its concept,</text:p>
      <text:p text:style-name="Preformatted_20_Text">Liberty, in these externally-objective aspects, making the latter a world</text:p>
      <text:p text:style-name="Preformatted_20_Text">moulded by the former, which in it is thus at home with itself, locked</text:p>
      <text:p text:style-name="Preformatted_20_Text">together with it: the concept accordingly perfected to the Idea. Liberty,</text:p>
      <text:p text:style-name="Preformatted_20_Text">shaped into the actuality of a world, receives the _form of Necessity_ the</text:p>
      <text:p text:style-name="Preformatted_20_Text">deeper substantial nexus of which is the system or organisation of the</text:p>
      <text:p text:style-name="Preformatted_20_Text">principles of liberty, whilst its phenomenal nexus is power or authority,</text:p>
      <text:p text:style-name="Preformatted_20_Text">and the sentiment of obedience awakened in consciousness.</text:p>
      <text:p text:style-name="Preformatted_20_Text"/>
      <text:p text:style-name="Preformatted_20_Text">Â§ 485. This unity of the rational will with the single will (this being</text:p>
      <text:p text:style-name="Preformatted_20_Text">the peculiar and immediate medium in which the former is actualised)</text:p>
      <text:p text:style-name="Preformatted_20_Text">constitutes the simple actuality of liberty. As it (and its content)</text:p>
      <text:p text:style-name="Preformatted_20_Text">belongs to thought, and is the virtual _universal_, the content has its</text:p>
      <text:p text:style-name="Preformatted_20_Text">right and true character only in the form of universality. When invested</text:p>
      <text:p text:style-name="Preformatted_20_Text">with this character for the intelligent consciousness, or instituted as an</text:p>
      <text:p text:style-name="Preformatted_20_Text">authoritative power, it is a _Law_(150). When, on the other hand, the</text:p>
      <text:p text:style-name="Preformatted_20_Text">content is freed from the mixedness and fortuitousness, attaching to it in</text:p>
      <text:p text:style-name="Preformatted_20_Text">the practical feeling and in impulse, and is set and grafted in the</text:p>
      <text:p text:style-name="Preformatted_20_Text">individual will, not in the form of impulse, but in its universality, so</text:p>
      <text:p text:style-name="Preformatted_20_Text">as to become its habit, temper and character, it exists as manner and</text:p>
      <text:p text:style-name="Preformatted_20_Text"><text:soft-page-break/>custom, or _Usage_(151).</text:p>
      <text:p text:style-name="Preformatted_20_Text"/>
      <text:p text:style-name="Preformatted_20_Text">Â§ 486. This â€œreality,â€ in general, where free will has _existence_, is the</text:p>
      <text:p text:style-name="Preformatted_20_Text">_Law_ (Right),â€”the term being taken in a comprehensive sense not merely as</text:p>
      <text:p text:style-name="Preformatted_20_Text">the limited juristic law, but as the actual body of all the conditions of</text:p>
      <text:p text:style-name="Preformatted_20_Text">freedom. These conditions, in relation to the _subjective_ will, where</text:p>
      <text:p text:style-name="Preformatted_20_Text">they, being universal, ought to have and can only have their existence,</text:p>
      <text:p text:style-name="Preformatted_20_Text">are its _Duties_; whereas as its temper and habit they are _Manners_. What</text:p>
      <text:p text:style-name="Preformatted_20_Text">is a right is also a duty, and what is a duty, is also a right. For a mode</text:p>
      <text:p text:style-name="Preformatted_20_Text">of existence is a right, only as a consequence of the free substantial</text:p>
      <text:p text:style-name="Preformatted_20_Text">will: and the same content of fact, when referred to the will</text:p>
      <text:p text:style-name="Preformatted_20_Text">distinguished as subjective and individual, is a duty. It is the same</text:p>
      <text:p text:style-name="Preformatted_20_Text">content which the subjective consciousness recognises as a duty, and</text:p>
      <text:p text:style-name="Preformatted_20_Text">brings into existence in these several wills. The finitude of the</text:p>
      <text:p text:style-name="Preformatted_20_Text">objective will thus creates the semblance of a distinction between rights</text:p>
      <text:p text:style-name="Preformatted_20_Text">and duties.</text:p>
      <text:p text:style-name="Preformatted_20_Text"/>
      <text:p text:style-name="Preformatted_20_Text">In the phenomenal range right and duty are _correlata_, at least in the</text:p>
      <text:p text:style-name="Preformatted_20_Text">sense that to a right on my part corresponds a duty in some one else. But,</text:p>
      <text:p text:style-name="Preformatted_20_Text">in the light of the concept, my right to a thing is not merely possession,</text:p>
      <text:p text:style-name="Preformatted_20_Text">but as possession by a _person_ it is _property_, or legal possession, and</text:p>
      <text:p text:style-name="Preformatted_20_Text">it is a _duty_ to possess things as _property_, i.e. to be as a person.</text:p>
      <text:p text:style-name="Preformatted_20_Text">Translated into the phenomenal relationship, viz. relation to another</text:p>
      <text:p text:style-name="Preformatted_20_Text">personâ€”this grows into the duty of some one _else_ to respect _my_ right.</text:p>
      <text:p text:style-name="Preformatted_20_Text">In the morality of the conscience, duty in general is in meâ€”a free</text:p>
      <text:p text:style-name="Preformatted_20_Text">subjectâ€”at the same time a right of my subjective will or disposition. But</text:p>
      <text:p text:style-name="Preformatted_20_Text">in this individualist moral sphere, there arises the division between what</text:p>
      <text:p text:style-name="Preformatted_20_Text">is only inward purpose (disposition or intention), which only has its</text:p>
      <text:p text:style-name="Preformatted_20_Text">being in me and is merely subjective duty, and the actualisation of that</text:p>
      <text:p text:style-name="Preformatted_20_Text">purpose: and with this division a contingency and imperfection which makes</text:p>
      <text:p text:style-name="Preformatted_20_Text">the inadequacy of mere individualistic morality. In social ethics these</text:p>
      <text:p text:style-name="Preformatted_20_Text">two parts have reached their truth, their absolute unity; although even</text:p>
      <text:p text:style-name="Preformatted_20_Text">right and duty return to one another and combine by means of certain</text:p>
      <text:p text:style-name="Preformatted_20_Text">adjustments and under the guise of necessity. The rights of the father of</text:p>
      <text:p text:style-name="Preformatted_20_Text">the family over its members are equally duties towards them; just as the</text:p>
      <text:p text:style-name="Preformatted_20_Text">childrenâ€™s duty of obedience is their right to be educated to the liberty</text:p>
      <text:p text:style-name="Preformatted_20_Text">of manhood. The penal judicature of a government, its rights of</text:p>
      <text:p text:style-name="Preformatted_20_Text">administration, &amp;c., are no less its duties to punish, to administer, &amp;c.;</text:p>
      <text:p text:style-name="Preformatted_20_Text">as the services of the members of the State in dues, military services,</text:p>
      <text:p text:style-name="Preformatted_20_Text">&amp;c., are duties and yet their right to the protection of their private</text:p>
      <text:p text:style-name="Preformatted_20_Text">property and of the general substantial life in which they have their</text:p>
      <text:p text:style-name="Preformatted_20_Text">root. All the aims of society and the State are the private aim of the</text:p>
      <text:p text:style-name="Preformatted_20_Text">individuals. But the set of adjustments, by which their duties come back</text:p>
      <text:p text:style-name="Preformatted_20_Text">to them as the exercise and enjoyment of right, produces an appearance of</text:p>
      <text:p text:style-name="Preformatted_20_Text">diversity: and this diversity is increased by the variety of shapes which</text:p>
      <text:p text:style-name="Preformatted_20_Text">value assumes in the course of exchange, though it remains intrinsically</text:p>
      <text:p text:style-name="Preformatted_20_Text">the same. Still it holds fundamentally good that he who has no rights has</text:p>
      <text:p text:style-name="Preformatted_20_Text">no duties and _vice versa_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Distribution.</text:p>
      <text:p text:style-name="Preformatted_20_Text"/>
      <text:p text:style-name="Preformatted_20_Text"/>
      <text:p text:style-name="Preformatted_20_Text">Â§ 487. The free will is</text:p>
      <text:p text:style-name="Preformatted_20_Text"/>
      <text:p text:style-name="Preformatted_20_Text">A. itself at first immediate, and hence as a single beingâ€”the _person_:</text:p>
      <text:p text:style-name="Preformatted_20_Text">the existence which the person gives to its liberty is _property_. The</text:p>
      <text:p text:style-name="Preformatted_20_Text"><text:soft-page-break/>_Right as_ right (law) is _formal, abstract right_.</text:p>
      <text:p text:style-name="Preformatted_20_Text"/>
      <text:p text:style-name="Preformatted_20_Text">B. When the will is reflected into self, so as to have its existence</text:p>
      <text:p text:style-name="Preformatted_20_Text">inside it, and to be thus at the same time characterised as a</text:p>
      <text:p text:style-name="Preformatted_20_Text">_particular_, it is the right of the _subjective_ will, _morality_ of the</text:p>
      <text:p text:style-name="Preformatted_20_Text">individual conscience.</text:p>
      <text:p text:style-name="Preformatted_20_Text"/>
      <text:p text:style-name="Preformatted_20_Text">C. When the free will is the substantial will, made actual in the subject</text:p>
      <text:p text:style-name="Preformatted_20_Text">and conformable to its concept and rendered a totality of necessity,â€”it is</text:p>
      <text:p text:style-name="Preformatted_20_Text">the ethics of actual life in family, civil society, and stat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A. Law.(152)</text:p>
      <text:p text:style-name="Preformatted_20_Text"/>
      <text:p text:style-name="Preformatted_20_Text"/>
      <text:p text:style-name="Preformatted_20_Text"/>
      <text:p text:style-name="Preformatted_20_Text">(a) Property.</text:p>
      <text:p text:style-name="Preformatted_20_Text"/>
      <text:p text:style-name="Preformatted_20_Text"/>
      <text:p text:style-name="Preformatted_20_Text">Â§ 488. Mind, in the immediacy of its self-secured liberty, is an</text:p>
      <text:p text:style-name="Preformatted_20_Text">individual, but one that knows its individuality as an absolutely free</text:p>
      <text:p text:style-name="Preformatted_20_Text">will: it is a _person_, in whom the inward sense of this freedom, as in</text:p>
      <text:p text:style-name="Preformatted_20_Text">itself still abstract and empty, has its particularity and fulfilment not</text:p>
      <text:p text:style-name="Preformatted_20_Text">yet on its own part, but on an external _thing_. This thing, as something</text:p>
      <text:p text:style-name="Preformatted_20_Text">devoid of will, has no rights against the subjectivity of intelligence and</text:p>
      <text:p text:style-name="Preformatted_20_Text">volition, and is by that subjectivity made adjectival to it, the external</text:p>
      <text:p text:style-name="Preformatted_20_Text">sphere of its liberty;â€”_possession_.</text:p>
      <text:p text:style-name="Preformatted_20_Text"/>
      <text:p text:style-name="Preformatted_20_Text">Â§ 489. By the judgment of possession, at first in the outward</text:p>
      <text:p text:style-name="Preformatted_20_Text">appropriation, the thing acquires the predicate of â€œmine.â€ But this</text:p>
      <text:p text:style-name="Preformatted_20_Text">predicate, on its own account merely â€œpractical,â€ has here the</text:p>
      <text:p text:style-name="Preformatted_20_Text">signification that I import my personal will into the thing. As so</text:p>
      <text:p text:style-name="Preformatted_20_Text">characterised, possession is _property_, which as possession is a _means_,</text:p>
      <text:p text:style-name="Preformatted_20_Text">but as existence of the personality is an _end_.</text:p>
      <text:p text:style-name="Preformatted_20_Text"/>
      <text:p text:style-name="Preformatted_20_Text">Â§ 490. In his property the person is brought into union with itself. But</text:p>
      <text:p text:style-name="Preformatted_20_Text">the thing is an abstractly external thing, and the I in it is abstractly</text:p>
      <text:p text:style-name="Preformatted_20_Text">external. The concrete return of me into me in the externality is that I,</text:p>
      <text:p text:style-name="Preformatted_20_Text">the infinite self-relation, am as a person the repulsion of me from</text:p>
      <text:p text:style-name="Preformatted_20_Text">myself, and have the existence of my personality in the _being of other</text:p>
      <text:p text:style-name="Preformatted_20_Text">persons_, in my relation to them and in my recognition by them, which is</text:p>
      <text:p text:style-name="Preformatted_20_Text">thus mutual.</text:p>
      <text:p text:style-name="Preformatted_20_Text"/>
      <text:p text:style-name="Preformatted_20_Text">Â§ 491. The thing is the _mean_ by which the extremes meet in one. These</text:p>
      <text:p text:style-name="Preformatted_20_Text">extremes are the persons who, in the knowledge of their identity as free,</text:p>
      <text:p text:style-name="Preformatted_20_Text">are simultaneously mutually independent. For them my will has its</text:p>
      <text:p text:style-name="Preformatted_20_Text">_definite recognisable existence_ in the thing by the immediate bodily act</text:p>
      <text:p text:style-name="Preformatted_20_Text">of taking possession, or by the formation of the thing or, it may be, by</text:p>
      <text:p text:style-name="Preformatted_20_Text">mere designation of it.</text:p>
      <text:p text:style-name="Preformatted_20_Text"/>
      <text:p text:style-name="Preformatted_20_Text">Â§ 492. The casual aspect of property is that I place my will in _this_</text:p>
      <text:p text:style-name="Preformatted_20_Text">thing: so far my will is _arbitrary_, I can just as well put it in it as</text:p>
      <text:p text:style-name="Preformatted_20_Text">not,â€”just as well withdraw it as not. But so far as my will lies in a</text:p>
      <text:p text:style-name="Preformatted_20_Text">thing, it is only I who can withdraw it: it is only with my will that the</text:p>
      <text:p text:style-name="Preformatted_20_Text">thing can pass to another, whose property it similarly becomes only with</text:p>
      <text:p text:style-name="Preformatted_20_Text">his will:â€”_Contract_.</text:p>
      <text:p text:style-name="Preformatted_20_Text"/>
      <text:p text:style-name="Preformatted_20_Text"><text:soft-page-break/></text:p>
      <text:p text:style-name="Preformatted_20_Text"/>
      <text:p text:style-name="Preformatted_20_Text">(b) Contract.</text:p>
      <text:p text:style-name="Preformatted_20_Text"/>
      <text:p text:style-name="Preformatted_20_Text"/>
      <text:p text:style-name="Preformatted_20_Text">Â§ 493. The two wills and their agreement in the contract are as an</text:p>
      <text:p text:style-name="Preformatted_20_Text">_internal_ state of mind different from its realisation in the</text:p>
      <text:p text:style-name="Preformatted_20_Text">_performance_. The comparatively â€œidealâ€ utterance (of contract) in the</text:p>
      <text:p text:style-name="Preformatted_20_Text">_stipulation_ contains the actual surrender of a property by the one, its</text:p>
      <text:p text:style-name="Preformatted_20_Text">changing hands, and its acceptance by the other will. The contract is thus</text:p>
      <text:p text:style-name="Preformatted_20_Text">thoroughly binding: it does not need the performance of the one or the</text:p>
      <text:p text:style-name="Preformatted_20_Text">other to become soâ€”otherwise we should have an infinite regress or</text:p>
      <text:p text:style-name="Preformatted_20_Text">infinite division of thing, labour, and time. The utterance in the</text:p>
      <text:p text:style-name="Preformatted_20_Text">stipulation is complete and exhaustive. The inwardness of the will which</text:p>
      <text:p text:style-name="Preformatted_20_Text">surrenders and the will which accepts the property is in the realm of</text:p>
      <text:p text:style-name="Preformatted_20_Text">ideation, and in that realm the word is deed and thing (Â§ 462)â€”the full</text:p>
      <text:p text:style-name="Preformatted_20_Text">and complete deed, since here the conscientiousness of the will does not</text:p>
      <text:p text:style-name="Preformatted_20_Text">come under consideration (as to whether the thing is meant in earnest or</text:p>
      <text:p text:style-name="Preformatted_20_Text">is a deception), and the will refers only to the external thing.</text:p>
      <text:p text:style-name="Preformatted_20_Text"/>
      <text:p text:style-name="Preformatted_20_Text">Â§ 494. Thus in the stipulation we have the _substantial_ being of the</text:p>
      <text:p text:style-name="Preformatted_20_Text">contract standing out in distinction from its real utterance in the</text:p>
      <text:p text:style-name="Preformatted_20_Text">performance, which is brought down to a mere sequel. In this way there is</text:p>
      <text:p text:style-name="Preformatted_20_Text">put into the thing or performance a distinction between its immediate</text:p>
      <text:p text:style-name="Preformatted_20_Text">specific _quality_ and its substantial being or _value_, meaning by value</text:p>
      <text:p text:style-name="Preformatted_20_Text">the quantitative terms into which that qualitative feature has been</text:p>
      <text:p text:style-name="Preformatted_20_Text">translated. One piece of property is thus made comparable with another,</text:p>
      <text:p text:style-name="Preformatted_20_Text">and may be made equivalent to a thing which is (in quality) wholly</text:p>
      <text:p text:style-name="Preformatted_20_Text">heterogeneous. It is thus treated in general as an abstract, universal</text:p>
      <text:p text:style-name="Preformatted_20_Text">thing or commodity.</text:p>
      <text:p text:style-name="Preformatted_20_Text"/>
      <text:p text:style-name="Preformatted_20_Text">Â§ 495. The contract, as an agreement which has a voluntary origin and</text:p>
      <text:p text:style-name="Preformatted_20_Text">deals with a casual commodity, involves at the same time the giving to</text:p>
      <text:p text:style-name="Preformatted_20_Text">this â€œaccidentalâ€ will a positive fixity. This will may just as well not</text:p>
      <text:p text:style-name="Preformatted_20_Text">be conformable to law (right), and, in that case, produces a _wrong_: by</text:p>
      <text:p text:style-name="Preformatted_20_Text">which however the absolute law (right) is not superseded, but only a</text:p>
      <text:p text:style-name="Preformatted_20_Text">relationship originated of right to wrong.</text:p>
      <text:p text:style-name="Preformatted_20_Text"/>
      <text:p text:style-name="Preformatted_20_Text"/>
      <text:p text:style-name="Preformatted_20_Text"/>
      <text:p text:style-name="Preformatted_20_Text">(c) Right versus Wrong.</text:p>
      <text:p text:style-name="Preformatted_20_Text"/>
      <text:p text:style-name="Preformatted_20_Text"/>
      <text:p text:style-name="Preformatted_20_Text">Â§ 496. Law (right) considered as the realisation of liberty in externals,</text:p>
      <text:p text:style-name="Preformatted_20_Text">breaks up into a multiplicity of relations to this external sphere and to</text:p>
      <text:p text:style-name="Preformatted_20_Text">other persons (Â§Â§ 491, 493 seqq.). In this way there are (1) several</text:p>
      <text:p text:style-name="Preformatted_20_Text">titles or grounds at law, of which (seeing that property both on the</text:p>
      <text:p text:style-name="Preformatted_20_Text">personal and the real side is exclusively individual) only one is the</text:p>
      <text:p text:style-name="Preformatted_20_Text">right, but which, because they face each other, each and all are invested</text:p>
      <text:p text:style-name="Preformatted_20_Text">with a _show_ of right, against which the former is defined as the</text:p>
      <text:p text:style-name="Preformatted_20_Text">intrinsically right.</text:p>
      <text:p text:style-name="Preformatted_20_Text"/>
      <text:p text:style-name="Preformatted_20_Text">Â§ 497. Now so long as (compared against this show) the one intrinsically</text:p>
      <text:p text:style-name="Preformatted_20_Text">right, still presumed identical with the several titles, is affirmed,</text:p>
      <text:p text:style-name="Preformatted_20_Text">willed, and recognised, the only diversity lies in this, that the special</text:p>
      <text:p text:style-name="Preformatted_20_Text">thing is subsumed under the one law or right by the _particular_ will of</text:p>
      <text:p text:style-name="Preformatted_20_Text">_these_ several persons. This is naÃ¯ve, non-malicious wrong. Such wrong in</text:p>
      <text:p text:style-name="Preformatted_20_Text">the several claimants is a simple _negative judgment_, expressing the</text:p>
      <text:p text:style-name="Preformatted_20_Text">_civil suit_. To settle it there is required a third judgment, which, as</text:p>
      <text:p text:style-name="Preformatted_20_Text"><text:soft-page-break/>the judgment of the intrinsically right, is disinterested, and a power of</text:p>
      <text:p text:style-name="Preformatted_20_Text">giving the one right existence as against that semblance.</text:p>
      <text:p text:style-name="Preformatted_20_Text"/>
      <text:p text:style-name="Preformatted_20_Text">Â§ 498. But (2) if the semblance of right is willed as such _against_ right</text:p>
      <text:p text:style-name="Preformatted_20_Text">intrinsical by the particular will, which thus becomes _wicked_, then the</text:p>
      <text:p text:style-name="Preformatted_20_Text">external _recognition_ of right is separated from the rightâ€™s true value;</text:p>
      <text:p text:style-name="Preformatted_20_Text">and while the former only is respected, the latter is violated. This gives</text:p>
      <text:p text:style-name="Preformatted_20_Text">the wrong of _fraud_â€”the infinite judgment as identical (Â§ 173),â€”where the</text:p>
      <text:p text:style-name="Preformatted_20_Text">nominal relation is retained, but the sterling value is let slip.</text:p>
      <text:p text:style-name="Preformatted_20_Text"/>
      <text:p text:style-name="Preformatted_20_Text">Â§ 499. (3) Finally, the particular will sets itself in opposition to the</text:p>
      <text:p text:style-name="Preformatted_20_Text">intrinsic right by negating that right itself as well as its recognition</text:p>
      <text:p text:style-name="Preformatted_20_Text">or semblance. [Here there is a negatively infinite judgment (Â§ 173) in</text:p>
      <text:p text:style-name="Preformatted_20_Text">which there is denied the class as a whole, and not merely the particular</text:p>
      <text:p text:style-name="Preformatted_20_Text">modeâ€”in this case the apparent recognition.] Thus the will is violently</text:p>
      <text:p text:style-name="Preformatted_20_Text">wicked, and commits a _crime_.</text:p>
      <text:p text:style-name="Preformatted_20_Text"/>
      <text:p text:style-name="Preformatted_20_Text">Â§ 500. As an outrage on right, such an action is essentially and actually</text:p>
      <text:p text:style-name="Preformatted_20_Text">null. In it the agent, as a volitional and intelligent being, sets up a</text:p>
      <text:p text:style-name="Preformatted_20_Text">lawâ€”a law however which is nominal and recognised by him onlyâ€”a universal</text:p>
      <text:p text:style-name="Preformatted_20_Text">which holds good _for him_, and under which he has at the same time</text:p>
      <text:p text:style-name="Preformatted_20_Text">subsumed himself by his action. To display the nullity of such an act, to</text:p>
      <text:p text:style-name="Preformatted_20_Text">carry out simultaneously this nominal law and the intrinsic right, in the</text:p>
      <text:p text:style-name="Preformatted_20_Text">first instance by means of a subjective individual will, is the work of</text:p>
      <text:p text:style-name="Preformatted_20_Text">_Revenge_. But, revenge, starting from the interest of an immediate</text:p>
      <text:p text:style-name="Preformatted_20_Text">particular personality, is at the same time only a new outrage; and so on</text:p>
      <text:p text:style-name="Preformatted_20_Text">without end. This progression, like the last, abolishes itself in a third</text:p>
      <text:p text:style-name="Preformatted_20_Text">judgment, which is disinterestedâ€”_punishment_.</text:p>
      <text:p text:style-name="Preformatted_20_Text"/>
      <text:p text:style-name="Preformatted_20_Text">Â§ 501. The instrumentality by which authority is given to intrinsic right</text:p>
      <text:p text:style-name="Preformatted_20_Text">is (Î±) that a particular will, that of the judge, being conformable to the</text:p>
      <text:p text:style-name="Preformatted_20_Text">right, has an interest to turn against the crime (â€”which in the first</text:p>
      <text:p text:style-name="Preformatted_20_Text">instance, in revenge, is a matter of chance), and (Î²) that an executive</text:p>
      <text:p text:style-name="Preformatted_20_Text">power (also in the first instance casual) negates the negation of right</text:p>
      <text:p text:style-name="Preformatted_20_Text">that was created by the criminal. This negation of right has its existence</text:p>
      <text:p text:style-name="Preformatted_20_Text">in the will of the criminal; and consequently revenge or punishment</text:p>
      <text:p text:style-name="Preformatted_20_Text">directs itself against the person or property of the criminal and</text:p>
      <text:p text:style-name="Preformatted_20_Text">exercises _coercion_ upon him. It is in this legal sphere that coercion in</text:p>
      <text:p text:style-name="Preformatted_20_Text">general has possible scope,â€”compulsion against the thing, in seizing and</text:p>
      <text:p text:style-name="Preformatted_20_Text">maintaining it against anotherâ€™s seizure: for in this sphere the will has</text:p>
      <text:p text:style-name="Preformatted_20_Text">its existence immediately in externals as such, or in corporeity, and can</text:p>
      <text:p text:style-name="Preformatted_20_Text">be seized only in this quarter. But more than _possible_ compulsion is</text:p>
      <text:p text:style-name="Preformatted_20_Text">not, so long as I can withdraw myself as free from every mode of</text:p>
      <text:p text:style-name="Preformatted_20_Text">existence, even from the range of all existence, i.e. from life. It is</text:p>
      <text:p text:style-name="Preformatted_20_Text">legal only as abolishing a first and original compulsion.</text:p>
      <text:p text:style-name="Preformatted_20_Text"/>
      <text:p text:style-name="Preformatted_20_Text">Â§ 502. A distinction has thus emerged between the law (right) and the</text:p>
      <text:p text:style-name="Preformatted_20_Text">subjective will. The â€œrealityâ€ of right, which the personal will in the</text:p>
      <text:p text:style-name="Preformatted_20_Text">first instance gives itself in immediate wise, is seen to be due to the</text:p>
      <text:p text:style-name="Preformatted_20_Text">instrumentality of the subjective will,â€”whose influence as on one hand it</text:p>
      <text:p text:style-name="Preformatted_20_Text">gives existence to the essential right, so may on the other cut itself off</text:p>
      <text:p text:style-name="Preformatted_20_Text">from and oppose itself to it. Conversely, the claim of the subjective will</text:p>
      <text:p text:style-name="Preformatted_20_Text">to be in this abstraction a power over the law of right is null and empty</text:p>
      <text:p text:style-name="Preformatted_20_Text">of itself: it gets truth and reality essentially only so far as that will</text:p>
      <text:p text:style-name="Preformatted_20_Text">in itself realises the reasonable will. As such it is _morality_(153)</text:p>
      <text:p text:style-name="Preformatted_20_Text">proper.</text:p>
      <text:p text:style-name="Preformatted_20_Text"/>
      <text:p text:style-name="Preformatted_20_Text">The phrase â€œLaw of Nature,â€ or Natural Right(154), in use for the</text:p>
      <text:p text:style-name="Preformatted_20_Text">philosophy of law involves the ambiguity that it may mean either right as</text:p>
      <text:p text:style-name="Preformatted_20_Text"><text:soft-page-break/>something existing ready-formed in nature, or right as governed by the</text:p>
      <text:p text:style-name="Preformatted_20_Text">nature of things, i.e. by the notion. The former used to be the common</text:p>
      <text:p text:style-name="Preformatted_20_Text">meaning, accompanied with the fiction of a _state of nature_, in which the</text:p>
      <text:p text:style-name="Preformatted_20_Text">law of nature should hold sway; whereas the social and political state</text:p>
      <text:p text:style-name="Preformatted_20_Text">rather required and implied a restriction of liberty and a sacrifice of</text:p>
      <text:p text:style-name="Preformatted_20_Text">natural rights. The real fact is that the whole law and its every article</text:p>
      <text:p text:style-name="Preformatted_20_Text">are based on free personality alone,â€”on self-determination or autonomy,</text:p>
      <text:p text:style-name="Preformatted_20_Text">which is the very contrary of determination by nature. The law of</text:p>
      <text:p text:style-name="Preformatted_20_Text">natureâ€”strictly so calledâ€”is for that reason the predominance of the</text:p>
      <text:p text:style-name="Preformatted_20_Text">strong and the reign of force, and a state of nature a state of violence</text:p>
      <text:p text:style-name="Preformatted_20_Text">and wrong, of which nothing truer can be said than that one ought to</text:p>
      <text:p text:style-name="Preformatted_20_Text">depart from it. The social state, on the other hand, is the condition in</text:p>
      <text:p text:style-name="Preformatted_20_Text">which alone right has its actuality: what is to be restricted and</text:p>
      <text:p text:style-name="Preformatted_20_Text">sacrificed is just the wilfulness and violence of the state of natur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B. The Morality Of Conscience(155).</text:p>
      <text:p text:style-name="Preformatted_20_Text"/>
      <text:p text:style-name="Preformatted_20_Text"/>
      <text:p text:style-name="Preformatted_20_Text">Â§ 503. The free individual, who, in mere law, counts only as a _person_,</text:p>
      <text:p text:style-name="Preformatted_20_Text">is now characterised as a _subject_, a will reflected into itself so that,</text:p>
      <text:p text:style-name="Preformatted_20_Text">be its affection what it may, it is distinguished (as existing in it) as</text:p>
      <text:p text:style-name="Preformatted_20_Text">_its own_ from the existence of freedom in an external thing. Because the</text:p>
      <text:p text:style-name="Preformatted_20_Text">affection of the will is thus inwardised, the will is at the same time</text:p>
      <text:p text:style-name="Preformatted_20_Text">made a particular, and there arise further particularisations of it and</text:p>
      <text:p text:style-name="Preformatted_20_Text">relations of these to one another. This affection is partly the essential</text:p>
      <text:p text:style-name="Preformatted_20_Text">and implicit will, the reason of the will, the essential basis of law and</text:p>
      <text:p text:style-name="Preformatted_20_Text">moral life: partly it is the existent volition, which is before us and</text:p>
      <text:p text:style-name="Preformatted_20_Text">throws itself into actual deeds, and thus comes into relationship with the</text:p>
      <text:p text:style-name="Preformatted_20_Text">former. The subjective will is _morally_ free, so far as these features</text:p>
      <text:p text:style-name="Preformatted_20_Text">are its inward institution, its own, and willed by it. Its utterance in</text:p>
      <text:p text:style-name="Preformatted_20_Text">deed with this freedom is an _action_, in the externality of which it only</text:p>
      <text:p text:style-name="Preformatted_20_Text">admits as its own, and allows to be imputed to it, so much as it has</text:p>
      <text:p text:style-name="Preformatted_20_Text">consciously willed.</text:p>
      <text:p text:style-name="Preformatted_20_Text"/>
      <text:p text:style-name="Preformatted_20_Text">This subjective or â€œmoralâ€ freedom is what a European especially calls</text:p>
      <text:p text:style-name="Preformatted_20_Text">freedom. In virtue of the right thereto a man must possess a personal</text:p>
      <text:p text:style-name="Preformatted_20_Text">knowledge of the distinction between good and evil in general: ethical and</text:p>
      <text:p text:style-name="Preformatted_20_Text">religious principles shall not merely lay their claim on him as external</text:p>
      <text:p text:style-name="Preformatted_20_Text">laws and precepts of authority to be obeyed, but have their assent,</text:p>
      <text:p text:style-name="Preformatted_20_Text">recognition, or even justification in his heart, sentiment, conscience,</text:p>
      <text:p text:style-name="Preformatted_20_Text">intelligence, &amp;c. The subjectivity of the will in itself is its supreme</text:p>
      <text:p text:style-name="Preformatted_20_Text">aim and absolutely essential to it.</text:p>
      <text:p text:style-name="Preformatted_20_Text"/>
      <text:p text:style-name="Preformatted_20_Text">The â€œmoralâ€ must be taken in the wider sense in which it does not signify</text:p>
      <text:p text:style-name="Preformatted_20_Text">the morally good merely. In French _le moral_ is opposed to _le physique_,</text:p>
      <text:p text:style-name="Preformatted_20_Text">and means the mental or intellectual in general. But here the moral</text:p>
      <text:p text:style-name="Preformatted_20_Text">signifies volitional mode, so far as it is in the interior of the will in</text:p>
      <text:p text:style-name="Preformatted_20_Text">general; it thus includes purpose and intention,â€”and also moral</text:p>
      <text:p text:style-name="Preformatted_20_Text">wickedness.</text:p>
      <text:p text:style-name="Preformatted_20_Text"/>
      <text:p text:style-name="Preformatted_20_Text"/>
      <text:p text:style-name="Preformatted_20_Text"/>
      <text:p text:style-name="Preformatted_20_Text">a. Purpose(156).</text:p>
      <text:p text:style-name="Preformatted_20_Text"/>
      <text:p text:style-name="Preformatted_20_Text"/>
      <text:p text:style-name="Preformatted_20_Text">Â§ 504. So far as the action comes into immediate touch with _existence_,</text:p>
      <text:p text:style-name="Preformatted_20_Text"><text:soft-page-break/>_my part_ in it is to this extent formal, that external existence is also</text:p>
      <text:p text:style-name="Preformatted_20_Text">_independent_ of the agent. This externality can pervert his action and</text:p>
      <text:p text:style-name="Preformatted_20_Text">bring to light something else than lay in it. Now, though any alteration</text:p>
      <text:p text:style-name="Preformatted_20_Text">as such, which is set on foot by the subjectâ€™s action, is its _deed_(157),</text:p>
      <text:p text:style-name="Preformatted_20_Text">still the subject does not for that reason recognise it as its</text:p>
      <text:p text:style-name="Preformatted_20_Text">_action_(158), but only admits as its own that existence in the deed which</text:p>
      <text:p text:style-name="Preformatted_20_Text">lay in its knowledge and will, which was its _purpose_. Only for that does</text:p>
      <text:p text:style-name="Preformatted_20_Text">it hold itself _responsible_.</text:p>
      <text:p text:style-name="Preformatted_20_Text"/>
      <text:p text:style-name="Preformatted_20_Text"/>
      <text:p text:style-name="Preformatted_20_Text"/>
      <text:p text:style-name="Preformatted_20_Text">b. Intention and Welfare(159).</text:p>
      <text:p text:style-name="Preformatted_20_Text"/>
      <text:p text:style-name="Preformatted_20_Text"/>
      <text:p text:style-name="Preformatted_20_Text">Â§ 505. As regards its empirically concrete _content_ (1) the action has a</text:p>
      <text:p text:style-name="Preformatted_20_Text">variety of particular aspects and connexions. In point of _form_, the</text:p>
      <text:p text:style-name="Preformatted_20_Text">agent must have known and willed the action in its essential feature,</text:p>
      <text:p text:style-name="Preformatted_20_Text">embracing these individual points. This is the right of _intention_. While</text:p>
      <text:p text:style-name="Preformatted_20_Text">_purpose_ affects only the immediate fact of existence, _intention_</text:p>
      <text:p text:style-name="Preformatted_20_Text">regards the underlying essence and aim thereof. (2) The agent has no less</text:p>
      <text:p text:style-name="Preformatted_20_Text">the right to see that the particularity of content in the action, in point</text:p>
      <text:p text:style-name="Preformatted_20_Text">of its matter, is not something external to him, but is a particularity of</text:p>
      <text:p text:style-name="Preformatted_20_Text">his own,â€”that it contains his needs, interests, and aims. These aims, when</text:p>
      <text:p text:style-name="Preformatted_20_Text">similarly comprehended in a single aim, as in happiness (Â§ 479),</text:p>
      <text:p text:style-name="Preformatted_20_Text">constitute his _well-being_. This is the right to well-being. Happiness</text:p>
      <text:p text:style-name="Preformatted_20_Text">(good fortune) is distinguished from well-being only in this, that</text:p>
      <text:p text:style-name="Preformatted_20_Text">happiness implies no more than some sort of immediate existence, whereas</text:p>
      <text:p text:style-name="Preformatted_20_Text">well-being regards it as also justified as regards morality.</text:p>
      <text:p text:style-name="Preformatted_20_Text"/>
      <text:p text:style-name="Preformatted_20_Text">Â§ 506. But the essentiality of the intention is in the first instance the</text:p>
      <text:p text:style-name="Preformatted_20_Text">abstract form of generality. Reflection can put in this form this and that</text:p>
      <text:p text:style-name="Preformatted_20_Text">particular aspect in the empirically-concrete action, thus making it</text:p>
      <text:p text:style-name="Preformatted_20_Text">essential to the intention or restricting the intention to it. In this way</text:p>
      <text:p text:style-name="Preformatted_20_Text">the supposed essentiality of the intention and the real essentiality of</text:p>
      <text:p text:style-name="Preformatted_20_Text">the action may be brought into the greatest contradictionâ€”e.g. a good</text:p>
      <text:p text:style-name="Preformatted_20_Text">intention in case of a crime. Similarly well-being is abstract and may be</text:p>
      <text:p text:style-name="Preformatted_20_Text">set on this or that: as appertaining to this single agent, it is always</text:p>
      <text:p text:style-name="Preformatted_20_Text">something particular.</text:p>
      <text:p text:style-name="Preformatted_20_Text"/>
      <text:p text:style-name="Preformatted_20_Text"/>
      <text:p text:style-name="Preformatted_20_Text"/>
      <text:p text:style-name="Preformatted_20_Text">c. Goodness and Wickedness(160).</text:p>
      <text:p text:style-name="Preformatted_20_Text"/>
      <text:p text:style-name="Preformatted_20_Text"/>
      <text:p text:style-name="Preformatted_20_Text">Â§ 507. The truth of these particularities and the concrete unity of their</text:p>
      <text:p text:style-name="Preformatted_20_Text">formalism is the content of the universal, essential and actual, will,â€”the</text:p>
      <text:p text:style-name="Preformatted_20_Text">law and underlying essence of every phase of volition, the essential and</text:p>
      <text:p text:style-name="Preformatted_20_Text">actual good. It is thus the absolute final aim of the world, and _duty_</text:p>
      <text:p text:style-name="Preformatted_20_Text">for the agent who _ought_ to have _insight_ into the _good_, make it his</text:p>
      <text:p text:style-name="Preformatted_20_Text">_intention_ and bring it about by his activity.</text:p>
      <text:p text:style-name="Preformatted_20_Text"/>
      <text:p text:style-name="Preformatted_20_Text">Â§ 508. But though the good is the universal of willâ€”a universal determined</text:p>
      <text:p text:style-name="Preformatted_20_Text">in itself,â€”and thus including in it particularity,â€”still so far as this</text:p>
      <text:p text:style-name="Preformatted_20_Text">particularity is in the first instance still abstract, there is no</text:p>
      <text:p text:style-name="Preformatted_20_Text">principle at hand to determine it. Such determination therefore starts up</text:p>
      <text:p text:style-name="Preformatted_20_Text">also outside that universal; and as heteronomy or determinance of a will</text:p>
      <text:p text:style-name="Preformatted_20_Text">which is free and has rights of its own, there awakes here the deepest</text:p>
      <text:p text:style-name="Preformatted_20_Text">contradiction. (Î±) In consequence of the indeterminate determinism of the</text:p>
      <text:p text:style-name="Preformatted_20_Text">good, there are always _several sorts_ of good and _many kinds of duties_,</text:p>
      <text:p text:style-name="Preformatted_20_Text"><text:soft-page-break/>the variety of which is a dialectic of one against another and brings them</text:p>
      <text:p text:style-name="Preformatted_20_Text">into _collision_. At the same time because good is one, they _ought_ to</text:p>
      <text:p text:style-name="Preformatted_20_Text">stand in harmony; and yet each of them, though it is a particular duty, is</text:p>
      <text:p text:style-name="Preformatted_20_Text">as good and as duty absolute. It falls upon the agent to be the dialectic</text:p>
      <text:p text:style-name="Preformatted_20_Text">which, superseding this absolute claim of each, concludes such a</text:p>
      <text:p text:style-name="Preformatted_20_Text">combination of them as excludes the rest.</text:p>
      <text:p text:style-name="Preformatted_20_Text"/>
      <text:p text:style-name="Preformatted_20_Text">Â§ 509. (Î²) To the agent, who in his existent sphere of liberty is</text:p>
      <text:p text:style-name="Preformatted_20_Text">essentially as a _particular_, his _interest and welfare_ must, on account</text:p>
      <text:p text:style-name="Preformatted_20_Text">of that existent sphere of liberty, be essentially an aim and therefore a</text:p>
      <text:p text:style-name="Preformatted_20_Text">duty. But at the same time in aiming at the good, which is the</text:p>
      <text:p text:style-name="Preformatted_20_Text">not-particular but only universal of the will, the particular interest</text:p>
      <text:p text:style-name="Preformatted_20_Text">_ought not_ to be a constituent motive. On account of this independency of</text:p>
      <text:p text:style-name="Preformatted_20_Text">the two principles of action, it is likewise an accident whether they</text:p>
      <text:p text:style-name="Preformatted_20_Text">harmonise. And yet they _ought_ to harmonise, because the agent, as</text:p>
      <text:p text:style-name="Preformatted_20_Text">individual and universal, is always fundamentally one identity.</text:p>
      <text:p text:style-name="Preformatted_20_Text"/>
      <text:p text:style-name="Preformatted_20_Text">(Î³) But the agent is not only a mere particular in his existence; it is</text:p>
      <text:p text:style-name="Preformatted_20_Text">also a form of his existence to be an abstract self-certainty, an abstract</text:p>
      <text:p text:style-name="Preformatted_20_Text">reflection of freedom into himself. He is thus distinct from the reason in</text:p>
      <text:p text:style-name="Preformatted_20_Text">the will, and capable of making the universal itself a particular and in</text:p>
      <text:p text:style-name="Preformatted_20_Text">that way a semblance. The good is thus reduced to the level of a mere â€œmay</text:p>
      <text:p text:style-name="Preformatted_20_Text">happenâ€ for the agent, who can therefore resolve itself to somewhat</text:p>
      <text:p text:style-name="Preformatted_20_Text">opposite to the good, can be wicked.</text:p>
      <text:p text:style-name="Preformatted_20_Text"/>
      <text:p text:style-name="Preformatted_20_Text">Â§ 510. (Î´) The external objectivity, following the distinction which has</text:p>
      <text:p text:style-name="Preformatted_20_Text">arisen in the subjective will (Â§ 503), constitutes a peculiar world of its</text:p>
      <text:p text:style-name="Preformatted_20_Text">own,â€”another extreme which stands in no rapport with the internal</text:p>
      <text:p text:style-name="Preformatted_20_Text">will-determination. It is thus a matter of chance, whether it harmonises</text:p>
      <text:p text:style-name="Preformatted_20_Text">with the subjective aims, whether the good is realised, and the wicked, an</text:p>
      <text:p text:style-name="Preformatted_20_Text">aim essentially and actually null, nullified in it: it is no less matter</text:p>
      <text:p text:style-name="Preformatted_20_Text">of chance whether the agent finds in it his well-being, and more precisely</text:p>
      <text:p text:style-name="Preformatted_20_Text">whether in the world the good agent is happy and the wicked unhappy. But</text:p>
      <text:p text:style-name="Preformatted_20_Text">at the same time the world _ought_ to allow the good action, the essential</text:p>
      <text:p text:style-name="Preformatted_20_Text">thing, to be carried out in it; it _ought_ to grant the good agent the</text:p>
      <text:p text:style-name="Preformatted_20_Text">satisfaction of his particular interest, and refuse it to the wicked; just</text:p>
      <text:p text:style-name="Preformatted_20_Text">as it _ought_ also to make the wicked itself null and void.</text:p>
      <text:p text:style-name="Preformatted_20_Text"/>
      <text:p text:style-name="Preformatted_20_Text">Â§ 511. The all-round contradiction, expressed by this repeated _ought_,</text:p>
      <text:p text:style-name="Preformatted_20_Text">with its absoluteness which yet at the same time is _not_â€”contains the</text:p>
      <text:p text:style-name="Preformatted_20_Text">most abstract â€™analysisâ€™ of the mind in itself, its deepest descent into</text:p>
      <text:p text:style-name="Preformatted_20_Text">itself. The only relation the self-contradictory principles have to one</text:p>
      <text:p text:style-name="Preformatted_20_Text">another is in the abstract certainty of self; and for this infinitude of</text:p>
      <text:p text:style-name="Preformatted_20_Text">subjectivity the universal will, good, right, and duty, no more exist than</text:p>
      <text:p text:style-name="Preformatted_20_Text">not. The subjectivity alone is aware of itself as choosing and deciding.</text:p>
      <text:p text:style-name="Preformatted_20_Text">This pure self-certitude, rising to its pitch, appears in the two directly</text:p>
      <text:p text:style-name="Preformatted_20_Text">inter-changing formsâ€”of _Conscience_ and _Wickedness_. The former is the</text:p>
      <text:p text:style-name="Preformatted_20_Text">will of goodness; but a goodness which to this pure subjectivity is the</text:p>
      <text:p text:style-name="Preformatted_20_Text">_non-objective_, non-universal, the unutterable; and over which the agent</text:p>
      <text:p text:style-name="Preformatted_20_Text">is conscious that _he_ in his _individuality_ has the decision. Wickedness</text:p>
      <text:p text:style-name="Preformatted_20_Text">is the same awareness that the single self possesses the decision, so far</text:p>
      <text:p text:style-name="Preformatted_20_Text">as the single self does not merely remain in this abstraction, but takes</text:p>
      <text:p text:style-name="Preformatted_20_Text">up the content of a subjective interest contrary to the good.</text:p>
      <text:p text:style-name="Preformatted_20_Text"/>
      <text:p text:style-name="Preformatted_20_Text">Â§ 512. This supreme pitch of the â€œ_phenomenon_â€ of will,â€”sublimating</text:p>
      <text:p text:style-name="Preformatted_20_Text">itself to this absolute vanityâ€”to a goodness, which has no objectivity,</text:p>
      <text:p text:style-name="Preformatted_20_Text">but is only sure of itself, and a self-assurance which involves the</text:p>
      <text:p text:style-name="Preformatted_20_Text">nullification of the universalâ€”collapses by its own force. Wickedness, as</text:p>
      <text:p text:style-name="Preformatted_20_Text">the most intimate reflection of subjectivity itself, in opposition to the</text:p>
      <text:p text:style-name="Preformatted_20_Text"><text:soft-page-break/>objective and universal, (which it treats as mere sham,) is the same as</text:p>
      <text:p text:style-name="Preformatted_20_Text">the good sentiment of abstract goodness, which reserves to the</text:p>
      <text:p text:style-name="Preformatted_20_Text">subjectivity the determination thereof:â€”the utterly abstract semblance,</text:p>
      <text:p text:style-name="Preformatted_20_Text">the bare perversion and annihilation of itself. The result, the truth of</text:p>
      <text:p text:style-name="Preformatted_20_Text">this semblance, is, on its negative side, the absolute nullity of this</text:p>
      <text:p text:style-name="Preformatted_20_Text">volition which would fain hold its own against the good, and of the good,</text:p>
      <text:p text:style-name="Preformatted_20_Text">which would only be abstract. On the affirmative side, in the notion, this</text:p>
      <text:p text:style-name="Preformatted_20_Text">semblance thus collapsing is the same simple universality of the will,</text:p>
      <text:p text:style-name="Preformatted_20_Text">which is the good. The subjectivity, in this its _identity_ with the good,</text:p>
      <text:p text:style-name="Preformatted_20_Text">is only the infinite form, which actualises and developes it. In this way</text:p>
      <text:p text:style-name="Preformatted_20_Text">the standpoint of bare reciprocity between two independent sides,â€”the</text:p>
      <text:p text:style-name="Preformatted_20_Text">standpoint of the _ought_, is abandoned, and we have passed into the field</text:p>
      <text:p text:style-name="Preformatted_20_Text">of ethical lif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C. The Moral Life, Or Social Ethics(161).</text:p>
      <text:p text:style-name="Preformatted_20_Text"/>
      <text:p text:style-name="Preformatted_20_Text"/>
      <text:p text:style-name="Preformatted_20_Text">Â§ 513. The moral life is the perfection of spirit objectiveâ€”the truth of</text:p>
      <text:p text:style-name="Preformatted_20_Text">the subjective and objective spirit itself. The failure of the latter</text:p>
      <text:p text:style-name="Preformatted_20_Text">consistsâ€”partly in having its freedom _immediately_ in reality, in</text:p>
      <text:p text:style-name="Preformatted_20_Text">something external therefore, in a thing,â€”partly in the abstract</text:p>
      <text:p text:style-name="Preformatted_20_Text">universality of its goodness. The failure of spirit subjective similarly</text:p>
      <text:p text:style-name="Preformatted_20_Text">consists in this, that it is, as against the universal, abstractly</text:p>
      <text:p text:style-name="Preformatted_20_Text">self-determinant in its inward individuality. When these two imperfections</text:p>
      <text:p text:style-name="Preformatted_20_Text">are suppressed, subjective _freedom_ exists as the covertly and overtly</text:p>
      <text:p text:style-name="Preformatted_20_Text">_universal_ rational will, which is sensible of itself and actively</text:p>
      <text:p text:style-name="Preformatted_20_Text">disposed in the consciousness of the individual subject, whilst its</text:p>
      <text:p text:style-name="Preformatted_20_Text">practical operation and immediate universal _actuality_ at the same time</text:p>
      <text:p text:style-name="Preformatted_20_Text">exist as moral usage, manner and custom,â€”where self-conscious _liberty_</text:p>
      <text:p text:style-name="Preformatted_20_Text">has become _nature_.</text:p>
      <text:p text:style-name="Preformatted_20_Text"/>
      <text:p text:style-name="Preformatted_20_Text">Â§ 514. The consciously free substance, in which the absolute â€œoughtâ€ is no</text:p>
      <text:p text:style-name="Preformatted_20_Text">less an â€œis,â€ has actuality as the spirit of a nation. The abstract</text:p>
      <text:p text:style-name="Preformatted_20_Text">disruption of this spirit singles it out into _persons_, whose</text:p>
      <text:p text:style-name="Preformatted_20_Text">independence it however controls and entirely dominates from within. But</text:p>
      <text:p text:style-name="Preformatted_20_Text">the person, as an intelligent being, feels that underlying essence to be</text:p>
      <text:p text:style-name="Preformatted_20_Text">his own very beingâ€”ceases when so minded to be a mere accident of itâ€”looks</text:p>
      <text:p text:style-name="Preformatted_20_Text">upon it as his absolute final aim. In its actuality he sees not less an</text:p>
      <text:p text:style-name="Preformatted_20_Text">achieved present, than somewhat he brings it about by his action,â€”yet</text:p>
      <text:p text:style-name="Preformatted_20_Text">somewhat which without all question _is_. Thus, without any selective</text:p>
      <text:p text:style-name="Preformatted_20_Text">reflection, the person performs its duty as _his own_ and as something</text:p>
      <text:p text:style-name="Preformatted_20_Text">which _is_; and in this necessity _he_ has himself and his actual freedom.</text:p>
      <text:p text:style-name="Preformatted_20_Text"/>
      <text:p text:style-name="Preformatted_20_Text">Â§ 515. Because the substance is the absolute unity of individuality and</text:p>
      <text:p text:style-name="Preformatted_20_Text">universality of freedom, it follows that the actuality and action of each</text:p>
      <text:p text:style-name="Preformatted_20_Text">individual to keep and to take care of his own being, while it is on one</text:p>
      <text:p text:style-name="Preformatted_20_Text">hand conditioned by the pre-supposed total in whose complex alone he</text:p>
      <text:p text:style-name="Preformatted_20_Text">exists, is on the other a transition into a universal product.â€”The social</text:p>
      <text:p text:style-name="Preformatted_20_Text">disposition of the individuals is their sense of the substance, and of the</text:p>
      <text:p text:style-name="Preformatted_20_Text">identity of all their interests with the total; and that the other</text:p>
      <text:p text:style-name="Preformatted_20_Text">individuals mutually know each other and are actual only in this identity,</text:p>
      <text:p text:style-name="Preformatted_20_Text">is confidence (trust)â€”the genuine ethical temper.</text:p>
      <text:p text:style-name="Preformatted_20_Text"/>
      <text:p text:style-name="Preformatted_20_Text">Â§ 516. The relations between individuals in the several situations to</text:p>
      <text:p text:style-name="Preformatted_20_Text">which the substance is particularised form their _ethical duties_. The</text:p>
      <text:p text:style-name="Preformatted_20_Text">ethical personality, i.e. the subjectivity which is permeated by the</text:p>
      <text:p text:style-name="Preformatted_20_Text"><text:soft-page-break/>substantial life, is _virtue_. In relation to the bare facts of external</text:p>
      <text:p text:style-name="Preformatted_20_Text">being, to _destiny_, virtue does not treat them as a mere negation, and is</text:p>
      <text:p text:style-name="Preformatted_20_Text">thus a quiet repose in itself: in relation to substantial objectivity, to</text:p>
      <text:p text:style-name="Preformatted_20_Text">the total of ethical actuality, it exists as confidence, as deliberate</text:p>
      <text:p text:style-name="Preformatted_20_Text">work for the community, and the capacity of sacrificing self thereto;</text:p>
      <text:p text:style-name="Preformatted_20_Text">whilst in relation to the incidental relations of social circumstance, it</text:p>
      <text:p text:style-name="Preformatted_20_Text">is in the first instance justice and then benevolence. In the latter</text:p>
      <text:p text:style-name="Preformatted_20_Text">sphere, and in its attitude to its own visible being and corporeity, the</text:p>
      <text:p text:style-name="Preformatted_20_Text">individuality expresses its special character, temperament, &amp;c. as</text:p>
      <text:p text:style-name="Preformatted_20_Text">personal _virtues_.</text:p>
      <text:p text:style-name="Preformatted_20_Text"/>
      <text:p text:style-name="Preformatted_20_Text">Â§ 517. The ethical substance is</text:p>
      <text:p text:style-name="Preformatted_20_Text"/>
      <text:p text:style-name="Preformatted_20_Text">AA. as â€œimmediateâ€ or _natural_ mind,â€”the _Family_.</text:p>
      <text:p text:style-name="Preformatted_20_Text"/>
      <text:p text:style-name="Preformatted_20_Text">BB. The â€œrelativeâ€ totality of the â€œrelativeâ€ relations of the individuals</text:p>
      <text:p text:style-name="Preformatted_20_Text">as independent persons to one another in a formal universalityâ€”_Civil</text:p>
      <text:p text:style-name="Preformatted_20_Text">Society_.</text:p>
      <text:p text:style-name="Preformatted_20_Text"/>
      <text:p text:style-name="Preformatted_20_Text">CC. The self-conscious substance, as the mind developed to an organic</text:p>
      <text:p text:style-name="Preformatted_20_Text">actualityâ€”the _Political Constitution_.</text:p>
      <text:p text:style-name="Preformatted_20_Text"/>
      <text:p text:style-name="Preformatted_20_Text"/>
      <text:p text:style-name="Preformatted_20_Text"/>
      <text:p text:style-name="Preformatted_20_Text">AA. The Family.</text:p>
      <text:p text:style-name="Preformatted_20_Text"/>
      <text:p text:style-name="Preformatted_20_Text"/>
      <text:p text:style-name="Preformatted_20_Text">Â§ 518. The ethical spirit, in its _immediacy_, contains the _natural_</text:p>
      <text:p text:style-name="Preformatted_20_Text">factor that the individual has its substantial existence in its natural</text:p>
      <text:p text:style-name="Preformatted_20_Text">universal, i.e. in its kind. This is the sexual tie, elevated however to a</text:p>
      <text:p text:style-name="Preformatted_20_Text">spiritual significance,â€”the unanimity of love and the temper of trust. In</text:p>
      <text:p text:style-name="Preformatted_20_Text">the shape of the family, mind appears as feeling.</text:p>
      <text:p text:style-name="Preformatted_20_Text"/>
      <text:p text:style-name="Preformatted_20_Text">Â§ 519. (1) The physical difference of sex thus appears at the same time as</text:p>
      <text:p text:style-name="Preformatted_20_Text">a difference of intellectual and moral type. With their exclusive</text:p>
      <text:p text:style-name="Preformatted_20_Text">individualities these personalities combine to form a _single person_: the</text:p>
      <text:p text:style-name="Preformatted_20_Text">subjective union of hearts, becoming a â€œsubstantialâ€ unity, makes this</text:p>
      <text:p text:style-name="Preformatted_20_Text">union an ethical tieâ€”_Marriage_. The â€™substantialâ€™ union of hearts makes</text:p>
      <text:p text:style-name="Preformatted_20_Text">marriage an indivisible personal bondâ€”monogamic marriage: the bodily</text:p>
      <text:p text:style-name="Preformatted_20_Text">conjunction is a sequel to the moral attachment. A further sequel is</text:p>
      <text:p text:style-name="Preformatted_20_Text">community of personal and private interests.</text:p>
      <text:p text:style-name="Preformatted_20_Text"/>
      <text:p text:style-name="Preformatted_20_Text">Â§ 520. (2) By the community in which the various members constituting the</text:p>
      <text:p text:style-name="Preformatted_20_Text">family stand in reference to property, that property of the one person</text:p>
      <text:p text:style-name="Preformatted_20_Text">(representing the family) acquires an ethical interest, as do also its</text:p>
      <text:p text:style-name="Preformatted_20_Text">industry, labour, and care for the future.</text:p>
      <text:p text:style-name="Preformatted_20_Text"/>
      <text:p text:style-name="Preformatted_20_Text">Â§ 521. The ethical principle which is conjoined with the natural</text:p>
      <text:p text:style-name="Preformatted_20_Text">generation of the children, and which was assumed to have primary</text:p>
      <text:p text:style-name="Preformatted_20_Text">importance in first forming the marriage union, is actually realised in</text:p>
      <text:p text:style-name="Preformatted_20_Text">the second or spiritual birth of the children,â€”in educating them to</text:p>
      <text:p text:style-name="Preformatted_20_Text">independent personality.</text:p>
      <text:p text:style-name="Preformatted_20_Text"/>
      <text:p text:style-name="Preformatted_20_Text">Â§ 522. (3) The children, thus invested with independence, leave the</text:p>
      <text:p text:style-name="Preformatted_20_Text">concrete life and action of the family to which they primarily belong,</text:p>
      <text:p text:style-name="Preformatted_20_Text">acquire an existence of their own, destined however to found anew such an</text:p>
      <text:p text:style-name="Preformatted_20_Text">actual family. Marriage is of course broken up by the _natural_ element</text:p>
      <text:p text:style-name="Preformatted_20_Text">contained in it, the death of husband and wife: but even their union of</text:p>
      <text:p text:style-name="Preformatted_20_Text">hearts, as it is a mere â€œsubstantialityâ€ of feeling, contains the germ of</text:p>
      <text:p text:style-name="Preformatted_20_Text"><text:soft-page-break/>liability to chance and decay. In virtue of such fortuitousness, the</text:p>
      <text:p text:style-name="Preformatted_20_Text">members of the family take up to each other the status of persons; and it</text:p>
      <text:p text:style-name="Preformatted_20_Text">is thus that the family finds introduced into it for the first time the</text:p>
      <text:p text:style-name="Preformatted_20_Text">element, originally foreign to it, of _legal_ regulation.</text:p>
      <text:p text:style-name="Preformatted_20_Text"/>
      <text:p text:style-name="Preformatted_20_Text"/>
      <text:p text:style-name="Preformatted_20_Text"/>
      <text:p text:style-name="Preformatted_20_Text">BB. Civil Society(162).</text:p>
      <text:p text:style-name="Preformatted_20_Text"/>
      <text:p text:style-name="Preformatted_20_Text"/>
      <text:p text:style-name="Preformatted_20_Text">Â§ 523. As the substance, being an intelligent substance, particularises</text:p>
      <text:p text:style-name="Preformatted_20_Text">itself abstractly into many persons (the family is only a single person),</text:p>
      <text:p text:style-name="Preformatted_20_Text">into families or individuals, who exist independent and free, as private</text:p>
      <text:p text:style-name="Preformatted_20_Text">persons, it loses its ethical character: for these persons as such have in</text:p>
      <text:p text:style-name="Preformatted_20_Text">their consciousness and as their aim not the absolute unity, but their own</text:p>
      <text:p text:style-name="Preformatted_20_Text">petty selves and particular interests. Thus arises the system of</text:p>
      <text:p text:style-name="Preformatted_20_Text">_atomistic_: by which the substance is reduced to a general system of</text:p>
      <text:p text:style-name="Preformatted_20_Text">adjustments to connect self-subsisting extremes and their particular</text:p>
      <text:p text:style-name="Preformatted_20_Text">interests. The developed totality of this connective system is the state</text:p>
      <text:p text:style-name="Preformatted_20_Text">as civil society, or _state external_.</text:p>
      <text:p text:style-name="Preformatted_20_Text"/>
      <text:p text:style-name="Preformatted_20_Text"/>
      <text:p text:style-name="Preformatted_20_Text">a. The System of Wants(163).</text:p>
      <text:p text:style-name="Preformatted_20_Text"/>
      <text:p text:style-name="Preformatted_20_Text"/>
      <text:p text:style-name="Preformatted_20_Text">Â§ 524. (Î±) The particularity of the persons includes in the first instance</text:p>
      <text:p text:style-name="Preformatted_20_Text">their wants. The possibility of satisfying these wants is here laid on the</text:p>
      <text:p text:style-name="Preformatted_20_Text">social fabric, the general stock from which all derive their satisfaction.</text:p>
      <text:p text:style-name="Preformatted_20_Text">In the condition of things in which this method of satisfaction by</text:p>
      <text:p text:style-name="Preformatted_20_Text">indirect adjustment is realised, immediate seizure (Â§ 488) of external</text:p>
      <text:p text:style-name="Preformatted_20_Text">objects as means thereto exists barely or not at all: the objects are</text:p>
      <text:p text:style-name="Preformatted_20_Text">already property. To acquire them is only possible by the intervention, on</text:p>
      <text:p text:style-name="Preformatted_20_Text">one hand, of the possessorsâ€™ will, which as particular has in view the</text:p>
      <text:p text:style-name="Preformatted_20_Text">satisfaction of their variously defined interests; while on the other hand</text:p>
      <text:p text:style-name="Preformatted_20_Text">it is conditioned by the ever continued production of fresh means of</text:p>
      <text:p text:style-name="Preformatted_20_Text">exchange by the exchangersâ€™ _own labour_. This instrument, by which the</text:p>
      <text:p text:style-name="Preformatted_20_Text">labour of all facilitates satisfaction of wants, constitutes the general</text:p>
      <text:p text:style-name="Preformatted_20_Text">stock.</text:p>
      <text:p text:style-name="Preformatted_20_Text"/>
      <text:p text:style-name="Preformatted_20_Text">Â§ 525. (Î²) The glimmer of universal principle in this particularity of</text:p>
      <text:p text:style-name="Preformatted_20_Text">wants is found in the way intellect creates differences in them, and thus</text:p>
      <text:p text:style-name="Preformatted_20_Text">causes an indefinite multiplication both of wants and of means for their</text:p>
      <text:p text:style-name="Preformatted_20_Text">different phases. Both are thus rendered more and more abstract. This</text:p>
      <text:p text:style-name="Preformatted_20_Text">â€œmorcellementâ€ of their content by abstraction gives rise to the _division</text:p>
      <text:p text:style-name="Preformatted_20_Text">of labour_. The habit of this abstraction in enjoyment, information,</text:p>
      <text:p text:style-name="Preformatted_20_Text">feeling and demeanour, constitutes training in this sphere, or nominal</text:p>
      <text:p text:style-name="Preformatted_20_Text">culture in general.</text:p>
      <text:p text:style-name="Preformatted_20_Text"/>
      <text:p text:style-name="Preformatted_20_Text">Â§ 526. The labour which thus becomes more abstract tends on one hand by</text:p>
      <text:p text:style-name="Preformatted_20_Text">its uniformity to make labour easier and to increase production,â€”on</text:p>
      <text:p text:style-name="Preformatted_20_Text">another to limit each person to a single kind of technical skill, and thus</text:p>
      <text:p text:style-name="Preformatted_20_Text">produce more unconditional dependence on the social system. The skill</text:p>
      <text:p text:style-name="Preformatted_20_Text">itself becomes in this way mechanical, and gets the capability of letting</text:p>
      <text:p text:style-name="Preformatted_20_Text">the machine take the place of human labour.</text:p>
      <text:p text:style-name="Preformatted_20_Text"/>
      <text:p text:style-name="Preformatted_20_Text">Â§ 527. (Î³) But the concrete division of the general stockâ€”which is also a</text:p>
      <text:p text:style-name="Preformatted_20_Text">general business (of the whole society)â€”into particular masses determined</text:p>
      <text:p text:style-name="Preformatted_20_Text">by the factors of the notion,â€”masses each of which possesses its own basis</text:p>
      <text:p text:style-name="Preformatted_20_Text">of subsistence, and a corresponding mode of labour, of needs, and of means</text:p>
      <text:p text:style-name="Preformatted_20_Text"><text:soft-page-break/>for satisfying them, besides of aims and interests, as well as of mental</text:p>
      <text:p text:style-name="Preformatted_20_Text">culture and habitâ€”constitutes the difference of Estates (orders or ranks).</text:p>
      <text:p text:style-name="Preformatted_20_Text">Individuals apportion themselves to these according to natural talent,</text:p>
      <text:p text:style-name="Preformatted_20_Text">skill, option and accident. As belonging to such a definite and stable</text:p>
      <text:p text:style-name="Preformatted_20_Text">sphere, they have their actual existence, which as existence is</text:p>
      <text:p text:style-name="Preformatted_20_Text">essentially a particular; and in it they have their social morality, which</text:p>
      <text:p text:style-name="Preformatted_20_Text">is _honesty_, their recognition and their _honour_.</text:p>
      <text:p text:style-name="Preformatted_20_Text"/>
      <text:p text:style-name="Preformatted_20_Text">Where civil society, and with it the State, exists, there arise the</text:p>
      <text:p text:style-name="Preformatted_20_Text">several estates in their difference: for the universal substance, as</text:p>
      <text:p text:style-name="Preformatted_20_Text">vital, _exists_ only so far as it organically _particularises_ itself. The</text:p>
      <text:p text:style-name="Preformatted_20_Text">history of constitutions is the history of the growth of these estates, of</text:p>
      <text:p text:style-name="Preformatted_20_Text">the legal relationships of individuals to them, and of these estates to</text:p>
      <text:p text:style-name="Preformatted_20_Text">one another and to their centre.</text:p>
      <text:p text:style-name="Preformatted_20_Text"/>
      <text:p text:style-name="Preformatted_20_Text">Â§ 528. To the â€œsubstantial,â€ natural estate the fruitful soil and ground</text:p>
      <text:p text:style-name="Preformatted_20_Text">supply a natural and stable capital; its action gets direction and content</text:p>
      <text:p text:style-name="Preformatted_20_Text">through natural features, and its moral life is founded on faith and</text:p>
      <text:p text:style-name="Preformatted_20_Text">trust. The second, the â€œreflectedâ€ estate has as its allotment the social</text:p>
      <text:p text:style-name="Preformatted_20_Text">capital, the medium created by the action of middlemen, of mere agents,</text:p>
      <text:p text:style-name="Preformatted_20_Text">and an ensemble of contingencies, where the individual has to depend on</text:p>
      <text:p text:style-name="Preformatted_20_Text">his subjective skill, talent, intelligence and industry. The third,</text:p>
      <text:p text:style-name="Preformatted_20_Text">â€œthinkingâ€ estate has for its business the general interests; like the</text:p>
      <text:p text:style-name="Preformatted_20_Text">second it has a subsistence procured by means of its own skill, and like</text:p>
      <text:p text:style-name="Preformatted_20_Text">the first a certain subsistence, certain however because guaranteed</text:p>
      <text:p text:style-name="Preformatted_20_Text">through the whole society.</text:p>
      <text:p text:style-name="Preformatted_20_Text"/>
      <text:p text:style-name="Preformatted_20_Text"/>
      <text:p text:style-name="Preformatted_20_Text">b. Administration of Justice(164).</text:p>
      <text:p text:style-name="Preformatted_20_Text"/>
      <text:p text:style-name="Preformatted_20_Text"/>
      <text:p text:style-name="Preformatted_20_Text">Â§ 529. When matured through the operation of natural need and free option</text:p>
      <text:p text:style-name="Preformatted_20_Text">into a system of universal relationships and a regular course of external</text:p>
      <text:p text:style-name="Preformatted_20_Text">necessity, the principle of casual particularity gets that stable</text:p>
      <text:p text:style-name="Preformatted_20_Text">articulation which liberty requires in the shape of _formal right_. (1)</text:p>
      <text:p text:style-name="Preformatted_20_Text">The actualisation which right gets in this sphere of mere practical</text:p>
      <text:p text:style-name="Preformatted_20_Text">intelligence is that it be brought to consciousness as the stable</text:p>
      <text:p text:style-name="Preformatted_20_Text">universal, that it be known and stated in its specificality with the voice</text:p>
      <text:p text:style-name="Preformatted_20_Text">of authorityâ€”the _Law_(165).</text:p>
      <text:p text:style-name="Preformatted_20_Text"/>
      <text:p text:style-name="Preformatted_20_Text">The _positive_ element in laws concerns only their form of _publicity_ and</text:p>
      <text:p text:style-name="Preformatted_20_Text">_authority_â€”which makes it possible for them to be known by all in a</text:p>
      <text:p text:style-name="Preformatted_20_Text">customary and external way. Their content _per se_ may be reasonableâ€”or it</text:p>
      <text:p text:style-name="Preformatted_20_Text">may be unreasonable and so wrong. But when right, in the course of</text:p>
      <text:p text:style-name="Preformatted_20_Text">definite manifestation, is developed in detail, and its content analyses</text:p>
      <text:p text:style-name="Preformatted_20_Text">itself to gain definiteness, this analysis, because of the finitude of its</text:p>
      <text:p text:style-name="Preformatted_20_Text">materials, falls into the falsely infinite progress: the _final_</text:p>
      <text:p text:style-name="Preformatted_20_Text">definiteness, which is absolutely essential and causes a break in this</text:p>
      <text:p text:style-name="Preformatted_20_Text">progress of unreality, can in this sphere of finitude be attained only in</text:p>
      <text:p text:style-name="Preformatted_20_Text">a way that savours of contingency and arbitrariness. Thus whether three</text:p>
      <text:p text:style-name="Preformatted_20_Text">years, ten thalers, or only 2-1/2, 2-3/4, 2-4/5 years, and so on _ad</text:p>
      <text:p text:style-name="Preformatted_20_Text">infinitum_, be the right and just thing, can by no means be decided on</text:p>
      <text:p text:style-name="Preformatted_20_Text">intelligible principles,â€”and yet it should be decided. Hence, though of</text:p>
      <text:p text:style-name="Preformatted_20_Text">course only at the final points of deciding, on the side of external</text:p>
      <text:p text:style-name="Preformatted_20_Text">existence, the â€œpositiveâ€ principle naturally enters law as contingency</text:p>
      <text:p text:style-name="Preformatted_20_Text">and arbitrariness. This happens and has from of old happened in all</text:p>
      <text:p text:style-name="Preformatted_20_Text">legislations: the only thing wanted is clearly to be aware of it, and not</text:p>
      <text:p text:style-name="Preformatted_20_Text">be misled by the talk and the pretence as if the ideal of law were, or</text:p>
      <text:p text:style-name="Preformatted_20_Text">could be, to be, at _every_ point, determined through reason or legal</text:p>
      <text:p text:style-name="Preformatted_20_Text"><text:soft-page-break/>intelligence, on purely reasonable and intelligent grounds. It is a futile</text:p>
      <text:p text:style-name="Preformatted_20_Text">perfectionism to have such expectations and to make such requirements in</text:p>
      <text:p text:style-name="Preformatted_20_Text">the sphere of the finite.</text:p>
      <text:p text:style-name="Preformatted_20_Text"/>
      <text:p text:style-name="Preformatted_20_Text">There are some who look upon laws as an evil and a profanity, and who</text:p>
      <text:p text:style-name="Preformatted_20_Text">regard governing and being governed from natural love, hereditary,</text:p>
      <text:p text:style-name="Preformatted_20_Text">divinity or nobility, by faith and trust, as the genuine order of life,</text:p>
      <text:p text:style-name="Preformatted_20_Text">while the reign of law is held an order of corruption and injustice. These</text:p>
      <text:p text:style-name="Preformatted_20_Text">people forget that the starsâ€”and the cattle tooâ€”are governed and well</text:p>
      <text:p text:style-name="Preformatted_20_Text">governed too by laws;â€”laws however which are only internally in these</text:p>
      <text:p text:style-name="Preformatted_20_Text">objects, not _for them_, not as laws _set to_ them:â€”whereas it is manâ€™s</text:p>
      <text:p text:style-name="Preformatted_20_Text">privilege to _know_ his law. They forget therefore that he can truly obey</text:p>
      <text:p text:style-name="Preformatted_20_Text">only such known law,â€”even as his law can only be a just law, as it is a</text:p>
      <text:p text:style-name="Preformatted_20_Text">_known_ law;â€”though in other respects it must be in its essential content</text:p>
      <text:p text:style-name="Preformatted_20_Text">contingency and caprice, or at least be mixed and polluted with such</text:p>
      <text:p text:style-name="Preformatted_20_Text">elements.</text:p>
      <text:p text:style-name="Preformatted_20_Text"/>
      <text:p text:style-name="Preformatted_20_Text">The same empty requirement of perfection is employed for an opposite</text:p>
      <text:p text:style-name="Preformatted_20_Text">thesisâ€”viz. to support the opinion that a code is impossible or</text:p>
      <text:p text:style-name="Preformatted_20_Text">impracticable. In this case there comes in the additional absurdity of</text:p>
      <text:p text:style-name="Preformatted_20_Text">putting essential and universal provisions in one class with the</text:p>
      <text:p text:style-name="Preformatted_20_Text">particular detail. The finite material is definable on and on to the false</text:p>
      <text:p text:style-name="Preformatted_20_Text">infinite: but this advance is not, as in the mental images of space, a</text:p>
      <text:p text:style-name="Preformatted_20_Text">generation of new spatial characteristics of the same quality as those</text:p>
      <text:p text:style-name="Preformatted_20_Text">preceding them, but an advance into greater and ever greater speciality by</text:p>
      <text:p text:style-name="Preformatted_20_Text">the acumen of the analytic intellect, which discovers new distinctions,</text:p>
      <text:p text:style-name="Preformatted_20_Text">which again make new decisions necessary. To provisions of this sort one</text:p>
      <text:p text:style-name="Preformatted_20_Text">may give the name of _new_ decisions or _new_ laws; but in proportion to</text:p>
      <text:p text:style-name="Preformatted_20_Text">the gradual advance in specialisation the interest and value of these</text:p>
      <text:p text:style-name="Preformatted_20_Text">provisions declines. They fall within the already subsisting</text:p>
      <text:p text:style-name="Preformatted_20_Text">â€œsubstantial,â€ general laws, like improvements on a floor or a door,</text:p>
      <text:p text:style-name="Preformatted_20_Text">within the houseâ€”which though something _new_, are not a new _house_. But</text:p>
      <text:p text:style-name="Preformatted_20_Text">there is a contrary case. If the legislation of a rude age began with</text:p>
      <text:p text:style-name="Preformatted_20_Text">single provisos, which go on by their very nature always increasing their</text:p>
      <text:p text:style-name="Preformatted_20_Text">number, there arises, with the advance in multitude, the need of a simpler</text:p>
      <text:p text:style-name="Preformatted_20_Text">code,â€”the need i.e. of embracing that lot of singulars in their general</text:p>
      <text:p text:style-name="Preformatted_20_Text">features. To find and be able to express these principles well beseems an</text:p>
      <text:p text:style-name="Preformatted_20_Text">intelligent and civilised nation. Such a gathering up of single rules into</text:p>
      <text:p text:style-name="Preformatted_20_Text">general forms, first really deserving the name of laws, has lately been</text:p>
      <text:p text:style-name="Preformatted_20_Text">begun in some directions by the English Minister Peel, who has by so doing</text:p>
      <text:p text:style-name="Preformatted_20_Text">gained the gratitude, even the admiration, of his countrymen.</text:p>
      <text:p text:style-name="Preformatted_20_Text"/>
      <text:p text:style-name="Preformatted_20_Text">Â§ 530. (2) The positive form of Lawsâ€”to be _promulgated and made known_ as</text:p>
      <text:p text:style-name="Preformatted_20_Text">lawsâ€”is a condition of the _external obligation_ to obey them; inasmuch</text:p>
      <text:p text:style-name="Preformatted_20_Text">as, being laws of strict right, they touch only the abstract will,â€”itself</text:p>
      <text:p text:style-name="Preformatted_20_Text">at bottom externalâ€”not the moral or ethical will. The subjectivity to</text:p>
      <text:p text:style-name="Preformatted_20_Text">which the will has in this direction a right is here only publicity. This</text:p>
      <text:p text:style-name="Preformatted_20_Text">subjective existence is as existence of the essential and developed truth</text:p>
      <text:p text:style-name="Preformatted_20_Text">in this sphere of Right at the same time an externally objective</text:p>
      <text:p text:style-name="Preformatted_20_Text">existence, as universal authority and necessity.</text:p>
      <text:p text:style-name="Preformatted_20_Text"/>
      <text:p text:style-name="Preformatted_20_Text">The legality of property and of private transactions concerned</text:p>
      <text:p text:style-name="Preformatted_20_Text">therewithâ€”in consideration of the principle that all law must be</text:p>
      <text:p text:style-name="Preformatted_20_Text">promulgated, recognised, and thus become authoritativeâ€”gets its universal</text:p>
      <text:p text:style-name="Preformatted_20_Text">guarantee through _formalities_.</text:p>
      <text:p text:style-name="Preformatted_20_Text"/>
      <text:p text:style-name="Preformatted_20_Text">Â§ 531. (3) Legal forms get the necessity, to which objective existence</text:p>
      <text:p text:style-name="Preformatted_20_Text">determines itself, in the _judicial __ system_. Abstract right has to</text:p>
      <text:p text:style-name="Preformatted_20_Text">exhibit itself to the _court_â€”to the individualised rightâ€”as _proven_:â€”a</text:p>
      <text:p text:style-name="Preformatted_20_Text"><text:soft-page-break/>process in which there may be a difference between what is abstractly</text:p>
      <text:p text:style-name="Preformatted_20_Text">right and what is provably right. The court takes cognisance and action in</text:p>
      <text:p text:style-name="Preformatted_20_Text">the interest of right as such, deprives the existence of right of its</text:p>
      <text:p text:style-name="Preformatted_20_Text">contingency, and in particular transforms this existence,â€”as this exists</text:p>
      <text:p text:style-name="Preformatted_20_Text">as revengeâ€”into _punishment_ (Â§ 500).</text:p>
      <text:p text:style-name="Preformatted_20_Text"/>
      <text:p text:style-name="Preformatted_20_Text">The comparison of the two species, or rather two elements in the judicial</text:p>
      <text:p text:style-name="Preformatted_20_Text">conviction, bearing on the actual state of the case in relation to the</text:p>
      <text:p text:style-name="Preformatted_20_Text">accused,â€”(1) according as that conviction is based on mere circumstances</text:p>
      <text:p text:style-name="Preformatted_20_Text">and other peopleâ€™s witness alone,â€”or (2) in addition requires the</text:p>
      <text:p text:style-name="Preformatted_20_Text">confession of the accused, constitutes the main point in the question of</text:p>
      <text:p text:style-name="Preformatted_20_Text">the so-called jury-courts. It is an essential point that the two</text:p>
      <text:p text:style-name="Preformatted_20_Text">ingredients of a judicial cognisance, the judgment as to the state of the</text:p>
      <text:p text:style-name="Preformatted_20_Text">fact, and the judgment as application of the law to it, should, as at</text:p>
      <text:p text:style-name="Preformatted_20_Text">bottom different sides, be exercised as _different functions_. By the said</text:p>
      <text:p text:style-name="Preformatted_20_Text">institution they are allotted even to bodies differently qualified,â€”from</text:p>
      <text:p text:style-name="Preformatted_20_Text">the one of which individuals belonging to the official judiciary are</text:p>
      <text:p text:style-name="Preformatted_20_Text">expressly excluded. To carry this separation of functions up to this</text:p>
      <text:p text:style-name="Preformatted_20_Text">separation in the courts rests rather on extra-essential considerations:</text:p>
      <text:p text:style-name="Preformatted_20_Text">the main point remains only the separate performance of these essentially</text:p>
      <text:p text:style-name="Preformatted_20_Text">different functions.â€”It is a more important point whether the confession</text:p>
      <text:p text:style-name="Preformatted_20_Text">of the accused is or is not to be made a condition of penal judgment. The</text:p>
      <text:p text:style-name="Preformatted_20_Text">institution of the jury-court loses sight of this condition. The point is</text:p>
      <text:p text:style-name="Preformatted_20_Text">that on this ground certainty is completely inseparable from truth: but</text:p>
      <text:p text:style-name="Preformatted_20_Text">the confession is to be regarded as the very acmÃ© of certainty-giving</text:p>
      <text:p text:style-name="Preformatted_20_Text">which in its nature is subjective. The final decision therefore lies with</text:p>
      <text:p text:style-name="Preformatted_20_Text">the confession. To this therefore the accused has an absolute right, if</text:p>
      <text:p text:style-name="Preformatted_20_Text">the proof is to be made final and the judges to be convinced. No doubt</text:p>
      <text:p text:style-name="Preformatted_20_Text">this factor is incomplete, because it is only one factor; but still more</text:p>
      <text:p text:style-name="Preformatted_20_Text">incomplete is the other when no less abstractly taken,â€”viz. mere</text:p>
      <text:p text:style-name="Preformatted_20_Text">circumstantial evidence. The jurors are essentially judges and pronounce a</text:p>
      <text:p text:style-name="Preformatted_20_Text">judgment. In so far, then, as all they have to go on are such objective</text:p>
      <text:p text:style-name="Preformatted_20_Text">proofs, whilst at the same time their defect of certainty (incomplete in</text:p>
      <text:p text:style-name="Preformatted_20_Text">so far as it is only _in them_) is admitted, the jury-court shows traces</text:p>
      <text:p text:style-name="Preformatted_20_Text">of its barbaric origin in a confusion and admixture between objective</text:p>
      <text:p text:style-name="Preformatted_20_Text">proofs and subjective or so-called â€œmoralâ€ conviction.â€”It is easy to call</text:p>
      <text:p text:style-name="Preformatted_20_Text">_extraordinary_ punishments an absurdity; but the fault lies rather with</text:p>
      <text:p text:style-name="Preformatted_20_Text">the shallowness which takes offence at a mere name. Materially the</text:p>
      <text:p text:style-name="Preformatted_20_Text">principle involves the difference of objective probation according as it</text:p>
      <text:p text:style-name="Preformatted_20_Text">goes with or without the factor of absolute certification which lies in</text:p>
      <text:p text:style-name="Preformatted_20_Text">confession.</text:p>
      <text:p text:style-name="Preformatted_20_Text"/>
      <text:p text:style-name="Preformatted_20_Text">Â§ 532. The function of judicial administration is only to actualise to</text:p>
      <text:p text:style-name="Preformatted_20_Text">necessity the abstract side of personal liberty in civil society. But this</text:p>
      <text:p text:style-name="Preformatted_20_Text">actualisation rests at first on the particular subjectivity of the judge,</text:p>
      <text:p text:style-name="Preformatted_20_Text">since here as yet there is not found the necessary unity of it with right</text:p>
      <text:p text:style-name="Preformatted_20_Text">in the abstract. Conversely, the blind necessity of the system of wants is</text:p>
      <text:p text:style-name="Preformatted_20_Text">not lifted up into the consciousness of the universal, and worked from</text:p>
      <text:p text:style-name="Preformatted_20_Text">that period of view.</text:p>
      <text:p text:style-name="Preformatted_20_Text"/>
      <text:p text:style-name="Preformatted_20_Text"/>
      <text:p text:style-name="Preformatted_20_Text">c. Police and Corporation(166).</text:p>
      <text:p text:style-name="Preformatted_20_Text"/>
      <text:p text:style-name="Preformatted_20_Text"/>
      <text:p text:style-name="Preformatted_20_Text">Â§ 533. Judicial administration naturally has no concern with such part of</text:p>
      <text:p text:style-name="Preformatted_20_Text">actions and interests as belongs only to particularity, and leaves to</text:p>
      <text:p text:style-name="Preformatted_20_Text">chance not only the occurrence of crimes but also the care for public</text:p>
      <text:p text:style-name="Preformatted_20_Text">weal. In civil society the sole end is to satisfy wantâ€”and that, because</text:p>
      <text:p text:style-name="Preformatted_20_Text">it is manâ€™s want, in a uniform general way, so as to _secure_ this</text:p>
      <text:p text:style-name="Preformatted_20_Text"><text:soft-page-break/>satisfaction. But the machinery of social necessity leaves in many ways a</text:p>
      <text:p text:style-name="Preformatted_20_Text">casualness about this satisfaction. This is due to the variability of the</text:p>
      <text:p text:style-name="Preformatted_20_Text">wants themselves, in which opinion and subjective good-pleasure play a</text:p>
      <text:p text:style-name="Preformatted_20_Text">great part. It results also from circumstances of locality, from the</text:p>
      <text:p text:style-name="Preformatted_20_Text">connexions between nation and nation, from errors and deceptions which can</text:p>
      <text:p text:style-name="Preformatted_20_Text">be foisted upon single members of the social circulation and are capable</text:p>
      <text:p text:style-name="Preformatted_20_Text">of creating disorder in it,â€”as also and especially from the unequal</text:p>
      <text:p text:style-name="Preformatted_20_Text">capacity of individuals to take advantage of that general stock. The</text:p>
      <text:p text:style-name="Preformatted_20_Text">onward march of this necessity also sacrifices the very particularities by</text:p>
      <text:p text:style-name="Preformatted_20_Text">which it is brought about, and does not itself contain the affirmative aim</text:p>
      <text:p text:style-name="Preformatted_20_Text">of securing the satisfaction of individuals. So far as concerns them, it</text:p>
      <text:p text:style-name="Preformatted_20_Text">_may_ be far from beneficial: yet here the individuals are the</text:p>
      <text:p text:style-name="Preformatted_20_Text">morally-justifiable end.</text:p>
      <text:p text:style-name="Preformatted_20_Text"/>
      <text:p text:style-name="Preformatted_20_Text">Â§ 534. To keep in view this general end, to ascertain the way in which the</text:p>
      <text:p text:style-name="Preformatted_20_Text">powers composing that social necessity act, and their variable</text:p>
      <text:p text:style-name="Preformatted_20_Text">ingredients, and to maintain that end in them and against them, is the</text:p>
      <text:p text:style-name="Preformatted_20_Text">work of an institution which assumes on _one_ hand, to the concrete of</text:p>
      <text:p text:style-name="Preformatted_20_Text">civil society, the position of an external universality. Such an order</text:p>
      <text:p text:style-name="Preformatted_20_Text">acts with the power of an external state, which, in so far as it is rooted</text:p>
      <text:p text:style-name="Preformatted_20_Text">in the higher or substantial state, appears as state â€œpolice.â€ On the</text:p>
      <text:p text:style-name="Preformatted_20_Text">_other_ hand, in this sphere of particularity the only recognition of the</text:p>
      <text:p text:style-name="Preformatted_20_Text">aim of substantial universality and the only carrying of it out is</text:p>
      <text:p text:style-name="Preformatted_20_Text">restricted to the business of particular branches and interests. Thus we</text:p>
      <text:p text:style-name="Preformatted_20_Text">have the _corporation_, in which the particular citizen in his private</text:p>
      <text:p text:style-name="Preformatted_20_Text">capacity finds the securing of his stock, whilst at the same time he in it</text:p>
      <text:p text:style-name="Preformatted_20_Text">emerges from his single private interest, and has a conscious activity for</text:p>
      <text:p text:style-name="Preformatted_20_Text">a comparatively universal end, just as in his legal and professional</text:p>
      <text:p text:style-name="Preformatted_20_Text">duties he has his social morality.</text:p>
      <text:p text:style-name="Preformatted_20_Text"/>
      <text:p text:style-name="Preformatted_20_Text"/>
      <text:p text:style-name="Preformatted_20_Text"/>
      <text:p text:style-name="Preformatted_20_Text">CC. The State.</text:p>
      <text:p text:style-name="Preformatted_20_Text"/>
      <text:p text:style-name="Preformatted_20_Text"/>
      <text:p text:style-name="Preformatted_20_Text">Â§ 535. The State is the _self-conscious_ ethical substance, the</text:p>
      <text:p text:style-name="Preformatted_20_Text">unification of the family principle with that of civil society. The same</text:p>
      <text:p text:style-name="Preformatted_20_Text">unity, which is in the family as a feeling of love, is its essence,</text:p>
      <text:p text:style-name="Preformatted_20_Text">receiving however at the same time through the second principle of</text:p>
      <text:p text:style-name="Preformatted_20_Text">conscious and spontaneously active volition the _form_ of conscious</text:p>
      <text:p text:style-name="Preformatted_20_Text">universality. This universal principle, with all its evolution in detail,</text:p>
      <text:p text:style-name="Preformatted_20_Text">is the absolute aim and content of the knowing subject, which thus</text:p>
      <text:p text:style-name="Preformatted_20_Text">identifies itself in its volition with the system of reasonableness.</text:p>
      <text:p text:style-name="Preformatted_20_Text"/>
      <text:p text:style-name="Preformatted_20_Text">Â§ 536. The state is (Î±) its inward structure as a self-relating</text:p>
      <text:p text:style-name="Preformatted_20_Text">developmentâ€”constitutional (inner-state) law: (Î²) a particular individual,</text:p>
      <text:p text:style-name="Preformatted_20_Text">and therefore in connexion with other particular</text:p>
      <text:p text:style-name="Preformatted_20_Text">individuals,â€”international (outer-state) law; (Î³) but these particular</text:p>
      <text:p text:style-name="Preformatted_20_Text">minds are only stages in the general development of mind in its actuality:</text:p>
      <text:p text:style-name="Preformatted_20_Text">universal history.</text:p>
      <text:p text:style-name="Preformatted_20_Text"/>
      <text:p text:style-name="Preformatted_20_Text"/>
      <text:p text:style-name="Preformatted_20_Text">Î±. Constitutional Law(167).</text:p>
      <text:p text:style-name="Preformatted_20_Text"/>
      <text:p text:style-name="Preformatted_20_Text"/>
      <text:p text:style-name="Preformatted_20_Text">Â§ 537. The essence of the state is the universal, self-originated and</text:p>
      <text:p text:style-name="Preformatted_20_Text">self-developed,â€”the reasonable spirit of will; but, as self-knowing and</text:p>
      <text:p text:style-name="Preformatted_20_Text">self-actualising, sheer subjectivity, andâ€”as an actualityâ€”one individual.</text:p>
      <text:p text:style-name="Preformatted_20_Text">Its _work_ generallyâ€”in relation to the extreme of individuality as the</text:p>
      <text:p text:style-name="Preformatted_20_Text"><text:soft-page-break/>multitude of individualsâ€”consists in a double function. First it maintains</text:p>
      <text:p text:style-name="Preformatted_20_Text">them as persons, thus making right a necessary actuality, then it promotes</text:p>
      <text:p text:style-name="Preformatted_20_Text">their welfare, which each originally takes care of for himself, but which</text:p>
      <text:p text:style-name="Preformatted_20_Text">has a thoroughly general side; it protects the family and guides civil</text:p>
      <text:p text:style-name="Preformatted_20_Text">society. Secondly, it carries back both, and the whole disposition and</text:p>
      <text:p text:style-name="Preformatted_20_Text">action of the individualâ€”whose tendency is to become a centre of his</text:p>
      <text:p text:style-name="Preformatted_20_Text">ownâ€”into the life of the universal substance; and, in this direction, as a</text:p>
      <text:p text:style-name="Preformatted_20_Text">free power it interferes with those subordinate spheres and retains them</text:p>
      <text:p text:style-name="Preformatted_20_Text">in substantial immanence.</text:p>
      <text:p text:style-name="Preformatted_20_Text"/>
      <text:p text:style-name="Preformatted_20_Text">Â§ 538. The laws express the special provisions for objective freedom.</text:p>
      <text:p text:style-name="Preformatted_20_Text">First, to the immediate agent, his independent self-will and particular</text:p>
      <text:p text:style-name="Preformatted_20_Text">interest, they are restrictions. But, secondly, they are an absolute final</text:p>
      <text:p text:style-name="Preformatted_20_Text">end and the universal work: hence they are a product of the â€œfunctionsâ€ of</text:p>
      <text:p text:style-name="Preformatted_20_Text">the various orders which parcel themselves more and more out of the</text:p>
      <text:p text:style-name="Preformatted_20_Text">general particularising, and are a fruit of all the acts and private</text:p>
      <text:p text:style-name="Preformatted_20_Text">concerns of individuals. Thirdly, they are the substance of the volition</text:p>
      <text:p text:style-name="Preformatted_20_Text">of individualsâ€”which volition is thereby freeâ€”and of their disposition:</text:p>
      <text:p text:style-name="Preformatted_20_Text">being as such exhibited as current usage.</text:p>
      <text:p text:style-name="Preformatted_20_Text"/>
      <text:p text:style-name="Preformatted_20_Text">Â§ 539. As a living mind, the state only is as an organised whole,</text:p>
      <text:p text:style-name="Preformatted_20_Text">differentiated into particular agencies, which, proceeding from the one</text:p>
      <text:p text:style-name="Preformatted_20_Text">notion (though not known as notion) of the reasonable will, continually</text:p>
      <text:p text:style-name="Preformatted_20_Text">produce it as their result. The _constitution_ is this articulation or</text:p>
      <text:p text:style-name="Preformatted_20_Text">organisation of state-power. It provides for the reasonable will,â€”in so</text:p>
      <text:p text:style-name="Preformatted_20_Text">far as it is in the individuals only _implicitly_ the universal</text:p>
      <text:p text:style-name="Preformatted_20_Text">will,â€”coming to a consciousness and an understanding of itself and being</text:p>
      <text:p text:style-name="Preformatted_20_Text">_found_; also for that will being put in actuality, through the action of</text:p>
      <text:p text:style-name="Preformatted_20_Text">the government and its several branches, and not left to perish, but</text:p>
      <text:p text:style-name="Preformatted_20_Text">protected both against _their_ casual subjectivity and against that of the</text:p>
      <text:p text:style-name="Preformatted_20_Text">individuals. The constitution is existent _justice_,â€”the actuality of</text:p>
      <text:p text:style-name="Preformatted_20_Text">liberty in the development all its reasonable provisions.</text:p>
      <text:p text:style-name="Preformatted_20_Text"/>
      <text:p text:style-name="Preformatted_20_Text">Liberty and Equality are the simple rubrics into which is frequently</text:p>
      <text:p text:style-name="Preformatted_20_Text">concentrated what should form the fundamental principle, the final aim and</text:p>
      <text:p text:style-name="Preformatted_20_Text">result of the constitution. However true this is, the defect of these</text:p>
      <text:p text:style-name="Preformatted_20_Text">terms is their utter abstractness: if stuck to in this abstract form, they</text:p>
      <text:p text:style-name="Preformatted_20_Text">are principles which either prevent the rise of the concreteness of the</text:p>
      <text:p text:style-name="Preformatted_20_Text">state, i.e. its articulation into a constitution and a government in</text:p>
      <text:p text:style-name="Preformatted_20_Text">general, or destroy them. With the state there arises inequality, the</text:p>
      <text:p text:style-name="Preformatted_20_Text">difference of governing powers and of governed, magistracies, authorities,</text:p>
      <text:p text:style-name="Preformatted_20_Text">directories, &amp;c. The principle of equality, logically carried out, rejects</text:p>
      <text:p text:style-name="Preformatted_20_Text">all differences, and thus allows no sort of political condition to exist.</text:p>
      <text:p text:style-name="Preformatted_20_Text">Liberty and equality are indeed the foundation of the state, but as the</text:p>
      <text:p text:style-name="Preformatted_20_Text">most abstract also the most superficial, and for that very reason</text:p>
      <text:p text:style-name="Preformatted_20_Text">naturally the most familiar. It is important therefore to study them</text:p>
      <text:p text:style-name="Preformatted_20_Text">closer.</text:p>
      <text:p text:style-name="Preformatted_20_Text"/>
      <text:p text:style-name="Preformatted_20_Text">As regards, first, Equality, the familiar proposition, All men are by</text:p>
      <text:p text:style-name="Preformatted_20_Text">nature equal, blunders by confusing the â€œnaturalâ€ with the â€œnotion.â€ It</text:p>
      <text:p text:style-name="Preformatted_20_Text">ought rather to read: _By nature_ men are only unequal. But the notion of</text:p>
      <text:p text:style-name="Preformatted_20_Text">liberty, as it exists as such, without further specification and</text:p>
      <text:p text:style-name="Preformatted_20_Text">development, is abstract subjectivity, as a person capable of property (Â§</text:p>
      <text:p text:style-name="Preformatted_20_Text">488). This single abstract feature of personality constitutes the actual</text:p>
      <text:p text:style-name="Preformatted_20_Text">_equality_ of human beings. But that this freedom should exist, that it</text:p>
      <text:p text:style-name="Preformatted_20_Text">should be _man_ (and not as in Greece, Rome, &amp;c. _some_ men) that is</text:p>
      <text:p text:style-name="Preformatted_20_Text">recognised and legally regarded as a person, is so little _by nature_,</text:p>
      <text:p text:style-name="Preformatted_20_Text">that it is rather only a result and product of the consciousness of the</text:p>
      <text:p text:style-name="Preformatted_20_Text">deepest principle of mind, and of the universality and expansion of this</text:p>
      <text:p text:style-name="Preformatted_20_Text"><text:soft-page-break/>consciousness. That the citizens are equal before the law contains a great</text:p>
      <text:p text:style-name="Preformatted_20_Text">truth, but which so expressed is a tautology: it only states that the</text:p>
      <text:p text:style-name="Preformatted_20_Text">legal status in general exists, that the laws rule. But, as regards the</text:p>
      <text:p text:style-name="Preformatted_20_Text">concrete, the citizensâ€”besides their personalityâ€”are equal before the law</text:p>
      <text:p text:style-name="Preformatted_20_Text">only in these points when they are otherwise equal _outside the law_. Only</text:p>
      <text:p text:style-name="Preformatted_20_Text">that equality which (in whatever way it be) they, as it happens, otherwise</text:p>
      <text:p text:style-name="Preformatted_20_Text">have in property, age, physical strength, talent, skill, &amp;c.â€”or even in</text:p>
      <text:p text:style-name="Preformatted_20_Text">crime, can and ought to make them deserve equal treatment before the</text:p>
      <text:p text:style-name="Preformatted_20_Text">law:â€”only it can make themâ€”as regards taxation, military service,</text:p>
      <text:p text:style-name="Preformatted_20_Text">eligibility to office, &amp;c.â€”punishment, &amp;c.â€”equal in the concrete. The laws</text:p>
      <text:p text:style-name="Preformatted_20_Text">themselves, except in so far as they concern that narrow circle of</text:p>
      <text:p text:style-name="Preformatted_20_Text">personality, presuppose unequal conditions, and provide for the unequal</text:p>
      <text:p text:style-name="Preformatted_20_Text">legal duties and appurtenances resulting therefrom.</text:p>
      <text:p text:style-name="Preformatted_20_Text"/>
      <text:p text:style-name="Preformatted_20_Text">As regards Liberty, it is originally taken partly in a negative sense</text:p>
      <text:p text:style-name="Preformatted_20_Text">against arbitrary intolerance and lawless treatment, partly in the</text:p>
      <text:p text:style-name="Preformatted_20_Text">affirmative sense of subjective freedom; but this freedom is allowed great</text:p>
      <text:p text:style-name="Preformatted_20_Text">latitude both as regards the agentâ€™s self-will and action for his</text:p>
      <text:p text:style-name="Preformatted_20_Text">particular ends, and as regards his claim to have a personal intelligence</text:p>
      <text:p text:style-name="Preformatted_20_Text">and a personal share in general affairs. Formerly the legally defined</text:p>
      <text:p text:style-name="Preformatted_20_Text">rights, private as well as public rights of a nation, town, &amp;c. were</text:p>
      <text:p text:style-name="Preformatted_20_Text">called its â€œliberties.â€ Really, every genuine law is a liberty: it</text:p>
      <text:p text:style-name="Preformatted_20_Text">contains a reasonable principle of objective mind; in other words, it</text:p>
      <text:p text:style-name="Preformatted_20_Text">embodies a liberty. Nothing has become, on the contrary, more familiar</text:p>
      <text:p text:style-name="Preformatted_20_Text">than the idea that each must _restrict_ his liberty in relation to the</text:p>
      <text:p text:style-name="Preformatted_20_Text">liberty of others: that the state is a condition of such reciprocal</text:p>
      <text:p text:style-name="Preformatted_20_Text">restriction, and that the laws are restrictions. To such habits of mind</text:p>
      <text:p text:style-name="Preformatted_20_Text">liberty is viewed as only casual good-pleasure and self-will. Hence it has</text:p>
      <text:p text:style-name="Preformatted_20_Text">also been said that â€œmodernâ€ nations are only susceptible of equality, or</text:p>
      <text:p text:style-name="Preformatted_20_Text">of equality more than liberty: and that for no other reason than that,</text:p>
      <text:p text:style-name="Preformatted_20_Text">with an assumed definition of liberty (chiefly the participation of all in</text:p>
      <text:p text:style-name="Preformatted_20_Text">political affairs and actions), it was impossible to make ends meet in</text:p>
      <text:p text:style-name="Preformatted_20_Text">actualityâ€”which is at once more reasonable and more powerful than abstract</text:p>
      <text:p text:style-name="Preformatted_20_Text">presuppositions. On the contrary, it should be said that it is just the</text:p>
      <text:p text:style-name="Preformatted_20_Text">great development and maturity of form in modern states which produces the</text:p>
      <text:p text:style-name="Preformatted_20_Text">supreme concrete inequality of individuals in actuality: while, through</text:p>
      <text:p text:style-name="Preformatted_20_Text">the deeper reasonableness of laws and the greater stability of the legal</text:p>
      <text:p text:style-name="Preformatted_20_Text">state, it gives rise to greater and more stable liberty, which it can</text:p>
      <text:p text:style-name="Preformatted_20_Text">without incompatibility allow. Even the superficial distinction of the</text:p>
      <text:p text:style-name="Preformatted_20_Text">words liberty and equality points to the fact that the former tends to</text:p>
      <text:p text:style-name="Preformatted_20_Text">inequality: whereas, on the contrary, the current notions of liberty only</text:p>
      <text:p text:style-name="Preformatted_20_Text">carry us back to equality. But the more we fortify liberty,â€”as security of</text:p>
      <text:p text:style-name="Preformatted_20_Text">property, as possibility for each to develop and make the best of his</text:p>
      <text:p text:style-name="Preformatted_20_Text">talents and good qualities, the more it gets taken for granted: and then</text:p>
      <text:p text:style-name="Preformatted_20_Text">the sense and appreciation of liberty especially turns in a _subjective_</text:p>
      <text:p text:style-name="Preformatted_20_Text">direction. By this is meant the liberty to attempt action on every side,</text:p>
      <text:p text:style-name="Preformatted_20_Text">and to throw oneself at pleasure in action for particular and for general</text:p>
      <text:p text:style-name="Preformatted_20_Text">intellectual interests, the removal of all checks on the individual</text:p>
      <text:p text:style-name="Preformatted_20_Text">particularity, as well as the inward liberty in which the subject has</text:p>
      <text:p text:style-name="Preformatted_20_Text">principles, has an insight and conviction of his own, and thus gains moral</text:p>
      <text:p text:style-name="Preformatted_20_Text">independence. But this liberty itself on one hand implies that supreme</text:p>
      <text:p text:style-name="Preformatted_20_Text">differentiation in which men are unequal and make themselves more unequal</text:p>
      <text:p text:style-name="Preformatted_20_Text">by education; and on another it only grows up under conditions of that</text:p>
      <text:p text:style-name="Preformatted_20_Text">objective liberty, and is and could grow to such height only in modern</text:p>
      <text:p text:style-name="Preformatted_20_Text">states. If, with this development of particularity, there be simultaneous</text:p>
      <text:p text:style-name="Preformatted_20_Text">and endless increase of the number of wants, and of the difficulty of</text:p>
      <text:p text:style-name="Preformatted_20_Text">satisfying them, of the lust of argument and the fancy of detecting</text:p>
      <text:p text:style-name="Preformatted_20_Text">faults, with its insatiate vanity, it is all but part of that</text:p>
      <text:p text:style-name="Preformatted_20_Text">indiscriminating relaxation of individuality in this sphere which</text:p>
      <text:p text:style-name="Preformatted_20_Text"><text:soft-page-break/>generates all possible complications, and must deal with them as it can.</text:p>
      <text:p text:style-name="Preformatted_20_Text">Such a sphere is of course also the field of restrictions, because liberty</text:p>
      <text:p text:style-name="Preformatted_20_Text">is there under the taint of natural self-will and self-pleasing, and has</text:p>
      <text:p text:style-name="Preformatted_20_Text">therefore to restrict itself: and that, not merely with regard to the</text:p>
      <text:p text:style-name="Preformatted_20_Text">naturalness, self-will and self-conceit, of others, but especially and</text:p>
      <text:p text:style-name="Preformatted_20_Text">essentially with regard to reasonable liberty.</text:p>
      <text:p text:style-name="Preformatted_20_Text"/>
      <text:p text:style-name="Preformatted_20_Text">The term political liberty, however, is often used to mean formal</text:p>
      <text:p text:style-name="Preformatted_20_Text">participation in the public affairs of state by the will and action even</text:p>
      <text:p text:style-name="Preformatted_20_Text">of those individuals who otherwise find their chief function in the</text:p>
      <text:p text:style-name="Preformatted_20_Text">particular aims and business of civil society. And it has in part become</text:p>
      <text:p text:style-name="Preformatted_20_Text">usual to give the title constitution only to the side of the state which</text:p>
      <text:p text:style-name="Preformatted_20_Text">concerns such participation of these individuals in general affairs, and</text:p>
      <text:p text:style-name="Preformatted_20_Text">to regard a state, in which this is not formally done, as a state without</text:p>
      <text:p text:style-name="Preformatted_20_Text">a constitution. On this use of the term, the only thing to remark is that</text:p>
      <text:p text:style-name="Preformatted_20_Text">by constitution must be understood the determination of rights, i.e. of</text:p>
      <text:p text:style-name="Preformatted_20_Text">liberties in general, and the organisation of the actualisation of them;</text:p>
      <text:p text:style-name="Preformatted_20_Text">and that political freedom in the above sense can in any case only</text:p>
      <text:p text:style-name="Preformatted_20_Text">constitute a part of it. Of it the following paragraphs will speak.</text:p>
      <text:p text:style-name="Preformatted_20_Text"/>
      <text:p text:style-name="Preformatted_20_Text">Â§ 540. The guarantee of a constitution (i.e. the necessity that the laws</text:p>
      <text:p text:style-name="Preformatted_20_Text">be reasonable, and their actualisation secured) lies in the collective</text:p>
      <text:p text:style-name="Preformatted_20_Text">spirit of the nation,â€”especially in the specific way in which it is itself</text:p>
      <text:p text:style-name="Preformatted_20_Text">conscious of its reason. (Religion is that consciousness in its absolute</text:p>
      <text:p text:style-name="Preformatted_20_Text">substantiality.) But the guarantee lies also at the same time in the</text:p>
      <text:p text:style-name="Preformatted_20_Text">actual organisation or development of that principle in suitable</text:p>
      <text:p text:style-name="Preformatted_20_Text">institutions. The constitution presupposes that consciousness of the</text:p>
      <text:p text:style-name="Preformatted_20_Text">collective spirit, and conversely that spirit presupposes the</text:p>
      <text:p text:style-name="Preformatted_20_Text">constitution: for the actual spirit only has a definite consciousness of</text:p>
      <text:p text:style-name="Preformatted_20_Text">its principles, in so far as it has them actually existent before it.</text:p>
      <text:p text:style-name="Preformatted_20_Text"/>
      <text:p text:style-name="Preformatted_20_Text">The questionâ€”To whom (to what authority and how organised) belongs the</text:p>
      <text:p text:style-name="Preformatted_20_Text">power to make a constitution? is the same as the question, Who has to make</text:p>
      <text:p text:style-name="Preformatted_20_Text">the spirit of a nation? Separate our idea of a constitution from that of</text:p>
      <text:p text:style-name="Preformatted_20_Text">the collective spirit, as if the latter exists or has existed without a</text:p>
      <text:p text:style-name="Preformatted_20_Text">constitution, and your fancy only proves how superficially you have</text:p>
      <text:p text:style-name="Preformatted_20_Text">apprehended the nexus between the spirit in its self-consciousness and in</text:p>
      <text:p text:style-name="Preformatted_20_Text">its actuality. What is thus called â€œmakingâ€ a â€œconstitution,â€ isâ€”just</text:p>
      <text:p text:style-name="Preformatted_20_Text">because of this inseparabilityâ€”a thing that has never happened in history,</text:p>
      <text:p text:style-name="Preformatted_20_Text">just as little as the making of a code of laws. A constitution only</text:p>
      <text:p text:style-name="Preformatted_20_Text">develops from the national spirit identically with that spiritâ€™s own</text:p>
      <text:p text:style-name="Preformatted_20_Text">development, and runs through at the same time with it the grades of</text:p>
      <text:p text:style-name="Preformatted_20_Text">formation and the alterations required by its concept. It is the</text:p>
      <text:p text:style-name="Preformatted_20_Text">indwelling spirit and the history of the nation (and, be it added, the</text:p>
      <text:p text:style-name="Preformatted_20_Text">history is only that spiritâ€™s history) by which constitutions have been</text:p>
      <text:p text:style-name="Preformatted_20_Text">and are made.</text:p>
      <text:p text:style-name="Preformatted_20_Text"/>
      <text:p text:style-name="Preformatted_20_Text">Â§ 541. The really living totality,â€”that which preserves, in other words</text:p>
      <text:p text:style-name="Preformatted_20_Text">continually produces the state in general and its constitution, is the</text:p>
      <text:p text:style-name="Preformatted_20_Text">_government_. The organisation which natural necessity gives is seen in</text:p>
      <text:p text:style-name="Preformatted_20_Text">the rise of the family and of the â€™estatesâ€™ of civil society. The</text:p>
      <text:p text:style-name="Preformatted_20_Text">government is the _universal_ part of the constitution, i.e. the part</text:p>
      <text:p text:style-name="Preformatted_20_Text">which intentionally aims at preserving those parts, but at the same time</text:p>
      <text:p text:style-name="Preformatted_20_Text">gets hold of and carries out those general aims of the whole which rise</text:p>
      <text:p text:style-name="Preformatted_20_Text">above the function of the family and of civil society. The organisation of</text:p>
      <text:p text:style-name="Preformatted_20_Text">the government is likewise its differentiation into powers, as their</text:p>
      <text:p text:style-name="Preformatted_20_Text">peculiarities have a basis in principle; yet without that difference</text:p>
      <text:p text:style-name="Preformatted_20_Text">losing touch with the _actual unity_ they have in the notionâ€™s</text:p>
      <text:p text:style-name="Preformatted_20_Text">subjectivity.</text:p>
      <text:p text:style-name="Preformatted_20_Text"><text:soft-page-break/></text:p>
      <text:p text:style-name="Preformatted_20_Text">As the most obvious categories of the notion are those of _universality_</text:p>
      <text:p text:style-name="Preformatted_20_Text">and _individuality_ and their relationship that of _subsumption_ of</text:p>
      <text:p text:style-name="Preformatted_20_Text">individual under universal, it has come about that in the state the</text:p>
      <text:p text:style-name="Preformatted_20_Text">legislative and executive power have been so distinguished as to make the</text:p>
      <text:p text:style-name="Preformatted_20_Text">former exist apart as the absolute superior, and to subdivide the latter</text:p>
      <text:p text:style-name="Preformatted_20_Text">again into administrative (government) power and judicial power, according</text:p>
      <text:p text:style-name="Preformatted_20_Text">as the laws are applied to public or private affairs. The _division_ of</text:p>
      <text:p text:style-name="Preformatted_20_Text">these powers has been treated as _the_ condition of political equilibrium,</text:p>
      <text:p text:style-name="Preformatted_20_Text">meaning by division their _independence_ one of another in</text:p>
      <text:p text:style-name="Preformatted_20_Text">existence,â€”subject always however to the above-mentioned subsumption of</text:p>
      <text:p text:style-name="Preformatted_20_Text">the powers of the individual under the power of the general. The theory of</text:p>
      <text:p text:style-name="Preformatted_20_Text">such â€œdivisionâ€ unmistakably implies the elements of the notion, but so</text:p>
      <text:p text:style-name="Preformatted_20_Text">combined by â€œunderstandingâ€ as to result in an absurd collocation, instead</text:p>
      <text:p text:style-name="Preformatted_20_Text">of the self-redintegration of the living spirit. The one essential canon</text:p>
      <text:p text:style-name="Preformatted_20_Text">to make liberty deep and real is to give every business belonging to the</text:p>
      <text:p text:style-name="Preformatted_20_Text">general interests of the state a separate organisation wherever they are</text:p>
      <text:p text:style-name="Preformatted_20_Text">essentially distinct. Such real division must be: for liberty is only deep</text:p>
      <text:p text:style-name="Preformatted_20_Text">when it is differentiated in all its fullness and these differences</text:p>
      <text:p text:style-name="Preformatted_20_Text">manifested in existence. But to make the business of legislation an</text:p>
      <text:p text:style-name="Preformatted_20_Text">independent powerâ€”to make it the first power, with the further proviso</text:p>
      <text:p text:style-name="Preformatted_20_Text">that all citizens shall have part therein, and the government be merely</text:p>
      <text:p text:style-name="Preformatted_20_Text">executive and dependent, presupposes ignorance that the true idea, and</text:p>
      <text:p text:style-name="Preformatted_20_Text">therefore the living and spiritual actuality, is the self-redintegrating</text:p>
      <text:p text:style-name="Preformatted_20_Text">notion, in other words, the subjectivity which contains in it universality</text:p>
      <text:p text:style-name="Preformatted_20_Text">as only one of its moments. (A mistake still greater, if it goes with the</text:p>
      <text:p text:style-name="Preformatted_20_Text">fancy that the constitution and the fundamental laws were still one day to</text:p>
      <text:p text:style-name="Preformatted_20_Text">make,â€”in a state of society, which includes an already existing</text:p>
      <text:p text:style-name="Preformatted_20_Text">development of differences.) Individuality is the first and supreme</text:p>
      <text:p text:style-name="Preformatted_20_Text">principle _which_ makes itself fall through the stateâ€™s organisation. Only</text:p>
      <text:p text:style-name="Preformatted_20_Text">through the government, and by its embracing in itself the particular</text:p>
      <text:p text:style-name="Preformatted_20_Text">businesses (including the abstract legislative business, which taken apart</text:p>
      <text:p text:style-name="Preformatted_20_Text">is also particular), is the state _one_. These, as always, are the terms</text:p>
      <text:p text:style-name="Preformatted_20_Text">on which the different elements essentially and alone truly stand towards</text:p>
      <text:p text:style-name="Preformatted_20_Text">each other in the logic of â€œreason,â€ as opposed to the external footing</text:p>
      <text:p text:style-name="Preformatted_20_Text">they stand on in â€™understanding,â€™ which never gets beyond subsuming the</text:p>
      <text:p text:style-name="Preformatted_20_Text">individual and particular under the universal. What disorganises the unity</text:p>
      <text:p text:style-name="Preformatted_20_Text">of logical reason, equally disorganises actuality.</text:p>
      <text:p text:style-name="Preformatted_20_Text"/>
      <text:p text:style-name="Preformatted_20_Text">Â§ 542. In the governmentâ€”regarded as organic totalityâ€”the sovereign power</text:p>
      <text:p text:style-name="Preformatted_20_Text">(principate) is (_a_) _subjectivity_ as the _infinite_ self-unity of the</text:p>
      <text:p text:style-name="Preformatted_20_Text">notion in its development;â€”the all-sustaining, all-decreeing will of the</text:p>
      <text:p text:style-name="Preformatted_20_Text">state, its highest peak and all-pervasive unity. In the perfect form of</text:p>
      <text:p text:style-name="Preformatted_20_Text">the state, in which each and every element of the notion has reached free</text:p>
      <text:p text:style-name="Preformatted_20_Text">existence, this subjectivity is not a so-called â€œmoral person,â€ or a</text:p>
      <text:p text:style-name="Preformatted_20_Text">decree issuing from a majority (forms in which the unity of the decreeing</text:p>
      <text:p text:style-name="Preformatted_20_Text">will has not an _actual_ existence), but an actual individual,â€”the will of</text:p>
      <text:p text:style-name="Preformatted_20_Text">a decreeing individual,â€”_monarchy_. The monarchical constitution is</text:p>
      <text:p text:style-name="Preformatted_20_Text">therefore the constitution of developed reason: all other constitutions</text:p>
      <text:p text:style-name="Preformatted_20_Text">belong to lower grades of the development and realisation of reason.</text:p>
      <text:p text:style-name="Preformatted_20_Text"/>
      <text:p text:style-name="Preformatted_20_Text">The unification of all concrete state-powers into one existence, as in the</text:p>
      <text:p text:style-name="Preformatted_20_Text">patriarchal society,â€”or, as in a democratic constitution, the</text:p>
      <text:p text:style-name="Preformatted_20_Text">participation of all in all affairsâ€”impugns the principle of the division</text:p>
      <text:p text:style-name="Preformatted_20_Text">of powers, i.e. the developed liberty of the constituent factors of the</text:p>
      <text:p text:style-name="Preformatted_20_Text">Idea. But no whit less must the division (the working out of these factors</text:p>
      <text:p text:style-name="Preformatted_20_Text">each to a free totality) be reduced to â€œidealâ€ unity, i.e. to</text:p>
      <text:p text:style-name="Preformatted_20_Text">_subjectivity_. The mature differentiation or realisation of the Idea</text:p>
      <text:p text:style-name="Preformatted_20_Text">means, essentially, that this subjectivity should grow to be a _real_</text:p>
      <text:p text:style-name="Preformatted_20_Text"><text:soft-page-break/>â€œmoment,â€ an _actual_ existence; and this actuality is not otherwise than</text:p>
      <text:p text:style-name="Preformatted_20_Text">as the individuality of the monarchâ€”the subjectivity of abstract and final</text:p>
      <text:p text:style-name="Preformatted_20_Text">decision existent in _one_ person. All those forms of collective decreeing</text:p>
      <text:p text:style-name="Preformatted_20_Text">and willing,â€”a common will which shall be the sum and the resultant (on</text:p>
      <text:p text:style-name="Preformatted_20_Text">aristocratical or democratical principles) of the atomistic of single</text:p>
      <text:p text:style-name="Preformatted_20_Text">wills, have on them the mark of the unreality of an abstraction. Two</text:p>
      <text:p text:style-name="Preformatted_20_Text">points only are all-important, first to see the necessity of each of the</text:p>
      <text:p text:style-name="Preformatted_20_Text">notional factors, and secondly the form in which it is actualised. It is</text:p>
      <text:p text:style-name="Preformatted_20_Text">only the nature of the speculative notion which can really give light on</text:p>
      <text:p text:style-name="Preformatted_20_Text">the matter. That subjectivityâ€”being the â€œmomentâ€ which emphasises the need</text:p>
      <text:p text:style-name="Preformatted_20_Text">of abstract deciding in generalâ€”partly leads on to the proviso that the</text:p>
      <text:p text:style-name="Preformatted_20_Text">name of the monarch appear as the bond and sanction under which everything</text:p>
      <text:p text:style-name="Preformatted_20_Text">is done in the government;â€”partly, being simple self-relation, has</text:p>
      <text:p text:style-name="Preformatted_20_Text">attached to it the characteristic of _immediacy_, and then of</text:p>
      <text:p text:style-name="Preformatted_20_Text">_nature_â€”whereby the destination of individuals for the dignity of the</text:p>
      <text:p text:style-name="Preformatted_20_Text">princely power is fixed by inheritance.</text:p>
      <text:p text:style-name="Preformatted_20_Text"/>
      <text:p text:style-name="Preformatted_20_Text">Â§ 543. (_b_) In the _particular_ government-power there emerges, first,</text:p>
      <text:p text:style-name="Preformatted_20_Text">the division of state-business into its branches (otherwise defined),</text:p>
      <text:p text:style-name="Preformatted_20_Text">legislative power, administration of justice or judicial power,</text:p>
      <text:p text:style-name="Preformatted_20_Text">administration and police, and its consequent distribution between</text:p>
      <text:p text:style-name="Preformatted_20_Text">particular boards or offices, which having their business appointed by</text:p>
      <text:p text:style-name="Preformatted_20_Text">law, to that end and for that reason, possess independence of action,</text:p>
      <text:p text:style-name="Preformatted_20_Text">without at the same time ceasing to stand under higher supervision.</text:p>
      <text:p text:style-name="Preformatted_20_Text">Secondly, too, there arises the participation of _several_ in</text:p>
      <text:p text:style-name="Preformatted_20_Text">state-business, who together constitute the â€œgeneral orderâ€ (Â§ 528) in so</text:p>
      <text:p text:style-name="Preformatted_20_Text">far as they take on themselves the charge of universal ends as the</text:p>
      <text:p text:style-name="Preformatted_20_Text">essential function of their particular life;â€”the further condition for</text:p>
      <text:p text:style-name="Preformatted_20_Text">being able to take individually part in this business being a certain</text:p>
      <text:p text:style-name="Preformatted_20_Text">training, aptitude, and skill for such ends.</text:p>
      <text:p text:style-name="Preformatted_20_Text"/>
      <text:p text:style-name="Preformatted_20_Text">Â§ 544. The estates-collegium or provincial council is an institution by</text:p>
      <text:p text:style-name="Preformatted_20_Text">which all such as belong to civil society in general, and are to that</text:p>
      <text:p text:style-name="Preformatted_20_Text">degree private persons, participate in the governmental power, especially</text:p>
      <text:p text:style-name="Preformatted_20_Text">in legislationâ€”viz. such legislation as concerns the universal scope of</text:p>
      <text:p text:style-name="Preformatted_20_Text">those interests which do not, like peace and war, involve the, as it were,</text:p>
      <text:p text:style-name="Preformatted_20_Text">personal interference and action of the State as one man, and therefore do</text:p>
      <text:p text:style-name="Preformatted_20_Text">not belong specially to the province of the sovereign power. By virtue of</text:p>
      <text:p text:style-name="Preformatted_20_Text">this participation subjective liberty and conceit, with their general</text:p>
      <text:p text:style-name="Preformatted_20_Text">opinion, can show themselves palpably efficacious and enjoy the</text:p>
      <text:p text:style-name="Preformatted_20_Text">satisfaction of feeling themselves to count for something.</text:p>
      <text:p text:style-name="Preformatted_20_Text"/>
      <text:p text:style-name="Preformatted_20_Text">The division of constitutions into democracy, aristocracy and monarchy, is</text:p>
      <text:p text:style-name="Preformatted_20_Text">still the most definite statement of their difference in relation to</text:p>
      <text:p text:style-name="Preformatted_20_Text">sovereignty. They must at the same time be regarded as necessary</text:p>
      <text:p text:style-name="Preformatted_20_Text">structures in the path of development,â€”in short, in the history of the</text:p>
      <text:p text:style-name="Preformatted_20_Text">State. Hence it is superficial and absurd to represent them as an object</text:p>
      <text:p text:style-name="Preformatted_20_Text">of _choice_. The pure formsâ€”necessary to the process of evolutionâ€”are, in</text:p>
      <text:p text:style-name="Preformatted_20_Text">so far as they are finite and in course of change, conjoined both with</text:p>
      <text:p text:style-name="Preformatted_20_Text">forms of their degeneration,â€”such as ochlocracy, &amp;c., and with earlier</text:p>
      <text:p text:style-name="Preformatted_20_Text">transition-forms. These two forms are not to be confused with those</text:p>
      <text:p text:style-name="Preformatted_20_Text">legitimate structures. Thus, it may beâ€”if we look only to the fact that</text:p>
      <text:p text:style-name="Preformatted_20_Text">the will of one individual stands at the head of the stateâ€”oriental</text:p>
      <text:p text:style-name="Preformatted_20_Text">despotism is included under the vague name monarchy,â€”as also feudal</text:p>
      <text:p text:style-name="Preformatted_20_Text">monarchy, to which indeed even the favourite name of â€œconstitutional</text:p>
      <text:p text:style-name="Preformatted_20_Text">monarchyâ€ cannot be refused. The true difference of these forms from</text:p>
      <text:p text:style-name="Preformatted_20_Text">genuine monarchy depends on the true value of those principles of right</text:p>
      <text:p text:style-name="Preformatted_20_Text">which are in vogue and have their actuality and guarantee in the</text:p>
      <text:p text:style-name="Preformatted_20_Text">state-power. These principles are those expounded earlier, liberty of</text:p>
      <text:p text:style-name="Preformatted_20_Text"><text:soft-page-break/>property, and above all personal liberty, civil society, with its industry</text:p>
      <text:p text:style-name="Preformatted_20_Text">and its communities, and the regulated efficiency of the particular</text:p>
      <text:p text:style-name="Preformatted_20_Text">bureaux in subordination to the laws.</text:p>
      <text:p text:style-name="Preformatted_20_Text"/>
      <text:p text:style-name="Preformatted_20_Text">The question which is most discussed is in what sense we are to understand</text:p>
      <text:p text:style-name="Preformatted_20_Text">the participation of private persons in state affairs. For it is as</text:p>
      <text:p text:style-name="Preformatted_20_Text">private persons that the members of bodies of estates are primarily to be</text:p>
      <text:p text:style-name="Preformatted_20_Text">taken, be they treated as mere individuals, or as representatives of a</text:p>
      <text:p text:style-name="Preformatted_20_Text">number of people or of the nation. The aggregate of private persons is</text:p>
      <text:p text:style-name="Preformatted_20_Text">often spoken of as the _nation_: but as such an aggregate it is _vulgus_,</text:p>
      <text:p text:style-name="Preformatted_20_Text">not _populus_: and in this direction, it is the one sole aim of the state</text:p>
      <text:p text:style-name="Preformatted_20_Text">that a nation should _not_ come to existence, to power and action, _as</text:p>
      <text:p text:style-name="Preformatted_20_Text">such an aggregate_. Such a condition of a nation is a condition of</text:p>
      <text:p text:style-name="Preformatted_20_Text">lawlessness, demoralisation, brutishness: in it the nation would only be a</text:p>
      <text:p text:style-name="Preformatted_20_Text">shapeless, wild, blind force, like that of the stormy, elemental sea,</text:p>
      <text:p text:style-name="Preformatted_20_Text">which however is not self-destructive, as the nationâ€”a spiritual</text:p>
      <text:p text:style-name="Preformatted_20_Text">elementâ€”would be. Yet such a condition may be often heard described as</text:p>
      <text:p text:style-name="Preformatted_20_Text">that of true freedom. If there is to be any sense in embarking upon the</text:p>
      <text:p text:style-name="Preformatted_20_Text">question of the participation of private persons in public affairs, it is</text:p>
      <text:p text:style-name="Preformatted_20_Text">not a brutish mass, but an already organised nationâ€”one in which a</text:p>
      <text:p text:style-name="Preformatted_20_Text">governmental power existsâ€”which should be presupposed. The desirability of</text:p>
      <text:p text:style-name="Preformatted_20_Text">such participation however is not to be put in the superiority of</text:p>
      <text:p text:style-name="Preformatted_20_Text">particular intelligence, which private persons are supposed to have over</text:p>
      <text:p text:style-name="Preformatted_20_Text">state officialsâ€”the contrary may be the caseâ€”nor in the superiority of</text:p>
      <text:p text:style-name="Preformatted_20_Text">their good will for the general best. The members of civil society as such</text:p>
      <text:p text:style-name="Preformatted_20_Text">are rather people who find their nearest duty in their private interest</text:p>
      <text:p text:style-name="Preformatted_20_Text">and (as especially in the feudal society) in the interest of their</text:p>
      <text:p text:style-name="Preformatted_20_Text">privileged corporation. Take the case of _England_ which, because private</text:p>
      <text:p text:style-name="Preformatted_20_Text">persons have a predominant share in public affairs, has been regarded as</text:p>
      <text:p text:style-name="Preformatted_20_Text">having the freest of all constitutions. Experience shows that that</text:p>
      <text:p text:style-name="Preformatted_20_Text">countryâ€”as compared with the other civilised states of Europeâ€”is the most</text:p>
      <text:p text:style-name="Preformatted_20_Text">backward in civil and criminal legislation, in the law and liberty of</text:p>
      <text:p text:style-name="Preformatted_20_Text">property, in arrangements for art and science, and that objective freedom</text:p>
      <text:p text:style-name="Preformatted_20_Text">or rational right is rather _sacrificed_ to formal right and particular</text:p>
      <text:p text:style-name="Preformatted_20_Text">private interest; and that this happens even in the institutions and</text:p>
      <text:p text:style-name="Preformatted_20_Text">possessions supposed to be dedicated to religion. The desirability of</text:p>
      <text:p text:style-name="Preformatted_20_Text">private persons taking part in public affairs is partly to be put in their</text:p>
      <text:p text:style-name="Preformatted_20_Text">concrete, and therefore more urgent, sense of general wants. But the true</text:p>
      <text:p text:style-name="Preformatted_20_Text">motive is the right of the collective spirit to appear as an _externally</text:p>
      <text:p text:style-name="Preformatted_20_Text">universal_ will, acting with orderly and express efficacy for the public</text:p>
      <text:p text:style-name="Preformatted_20_Text">concerns. By this satisfaction of this right it gets its own life</text:p>
      <text:p text:style-name="Preformatted_20_Text">quickened, and at the same time breathes fresh life in the administrative</text:p>
      <text:p text:style-name="Preformatted_20_Text">officials; who thus have it brought home to them that not merely have they</text:p>
      <text:p text:style-name="Preformatted_20_Text">to enforce duties but also to have regard to rights. Private citizens are</text:p>
      <text:p text:style-name="Preformatted_20_Text">in the state the incomparably greater number, and form the multitude of</text:p>
      <text:p text:style-name="Preformatted_20_Text">such as are recognised as persons. Hence the will-reason exhibits its</text:p>
      <text:p text:style-name="Preformatted_20_Text">existence in them as a preponderating majority of freemen, or in its</text:p>
      <text:p text:style-name="Preformatted_20_Text">â€œreflectionalâ€ universality, which has its actuality vouchsafed it as a</text:p>
      <text:p text:style-name="Preformatted_20_Text">participation in the sovereignty. But it has already been noted as a</text:p>
      <text:p text:style-name="Preformatted_20_Text">â€œmomentâ€ of civil society (Â§Â§ 527, 534) that the individuals rise from</text:p>
      <text:p text:style-name="Preformatted_20_Text">external into substantial universality, and form a _particular_ kind,â€”the</text:p>
      <text:p text:style-name="Preformatted_20_Text">Estates: and it is not in the inorganic form of mere individuals as such</text:p>
      <text:p text:style-name="Preformatted_20_Text">(after the _democratic_ fashion of election), but as organic factors, as</text:p>
      <text:p text:style-name="Preformatted_20_Text">estates, that they enter upon that participation. In the state a power or</text:p>
      <text:p text:style-name="Preformatted_20_Text">agency must never appear and act as a formless, inorganic shape, i.e.</text:p>
      <text:p text:style-name="Preformatted_20_Text">basing itself on the principle of multeity and mere numbers.</text:p>
      <text:p text:style-name="Preformatted_20_Text"/>
      <text:p text:style-name="Preformatted_20_Text">Assemblies of Estates have been wrongly designated as the _legislative</text:p>
      <text:p text:style-name="Preformatted_20_Text">power_, so far as they form only one branch of that power,â€”a branch in</text:p>
      <text:p text:style-name="Preformatted_20_Text"><text:soft-page-break/>which the special government-officials have an _ex officio_ share, while</text:p>
      <text:p text:style-name="Preformatted_20_Text">the sovereign power has the privilege of final decision. In a civilised</text:p>
      <text:p text:style-name="Preformatted_20_Text">state moreover legislation can only be a further modification of existing</text:p>
      <text:p text:style-name="Preformatted_20_Text">law, and so-called new laws can only deal with minutiae of detail and</text:p>
      <text:p text:style-name="Preformatted_20_Text">particularities (cf. Â§ 529, note), the main drift of which has been</text:p>
      <text:p text:style-name="Preformatted_20_Text">already prepared or preliminarily settled by the practice of the</text:p>
      <text:p text:style-name="Preformatted_20_Text">law-courts. The so-called _financial law_, in so far as it requires the</text:p>
      <text:p text:style-name="Preformatted_20_Text">assent of the estates, is really a government affair: it is only</text:p>
      <text:p text:style-name="Preformatted_20_Text">improperly called a law, in the general sense of embracing a wide, indeed</text:p>
      <text:p text:style-name="Preformatted_20_Text">the whole, range of the external means of government. The finances deal</text:p>
      <text:p text:style-name="Preformatted_20_Text">with what in their nature are only particular needs, ever newly recurring,</text:p>
      <text:p text:style-name="Preformatted_20_Text">even if they touch on the sum total of such needs. If the main part of the</text:p>
      <text:p text:style-name="Preformatted_20_Text">requirement wereâ€”as it very likely isâ€”regarded as permanent, the provision</text:p>
      <text:p text:style-name="Preformatted_20_Text">for it would have more the nature of a law: but to be a law, it would have</text:p>
      <text:p text:style-name="Preformatted_20_Text">to be made once for all, and not be made yearly, or every few years,</text:p>
      <text:p text:style-name="Preformatted_20_Text">afresh. The part which varies according to time and circumstances concerns</text:p>
      <text:p text:style-name="Preformatted_20_Text">in reality the smallest part of the amount, and the provisions with regard</text:p>
      <text:p text:style-name="Preformatted_20_Text">to it have even less the character of a law: and yet it is and may be only</text:p>
      <text:p text:style-name="Preformatted_20_Text">this slight variable part which is matter of dispute, and can be subjected</text:p>
      <text:p text:style-name="Preformatted_20_Text">to a varying yearly estimate. It is this last then which falsely bears the</text:p>
      <text:p text:style-name="Preformatted_20_Text">high-sounding name of the â€œ_Grant_â€ of the _Budget_, i.e. of the whole of</text:p>
      <text:p text:style-name="Preformatted_20_Text">the finances. A law for one year and made each year has even to the plain</text:p>
      <text:p text:style-name="Preformatted_20_Text">man something palpably absurd: for he distinguishes the essential and</text:p>
      <text:p text:style-name="Preformatted_20_Text">developed universal, as content of a true law, from the reflectional</text:p>
      <text:p text:style-name="Preformatted_20_Text">universality which only externally embraces what in its nature is many. To</text:p>
      <text:p text:style-name="Preformatted_20_Text">give the name of a law to the annual fixing of financial requirements only</text:p>
      <text:p text:style-name="Preformatted_20_Text">servesâ€”with the presupposed separation of legislative from executiveâ€”to</text:p>
      <text:p text:style-name="Preformatted_20_Text">keep up the illusion of that separation having real existence, and to</text:p>
      <text:p text:style-name="Preformatted_20_Text">conceal the fact that the legislative power, when it makes a decree about</text:p>
      <text:p text:style-name="Preformatted_20_Text">finance, is really engaged with strict executive business. But the</text:p>
      <text:p text:style-name="Preformatted_20_Text">importance attached to the power of from time to time granting â€œsupply,â€</text:p>
      <text:p text:style-name="Preformatted_20_Text">on the ground that the assembly of estates possesses in it a _check_ on</text:p>
      <text:p text:style-name="Preformatted_20_Text">the government, and thus a guarantee against injustice and violence,â€”this</text:p>
      <text:p text:style-name="Preformatted_20_Text">importance is in one way rather plausible than real. The financial</text:p>
      <text:p text:style-name="Preformatted_20_Text">measures necessary for the stateâ€™s subsistence cannot be made conditional</text:p>
      <text:p text:style-name="Preformatted_20_Text">on any other circumstances, nor can the stateâ€™s subsistence be put yearly</text:p>
      <text:p text:style-name="Preformatted_20_Text">in doubt. It would be a parallel absurdity if the government were e.g. to</text:p>
      <text:p text:style-name="Preformatted_20_Text">grant and arrange the judicial institutions always for a limited time</text:p>
      <text:p text:style-name="Preformatted_20_Text">merely; and thus, by the threat of suspending the activity of such an</text:p>
      <text:p text:style-name="Preformatted_20_Text">institution and the fear of a consequent state of brigandage, reserve for</text:p>
      <text:p text:style-name="Preformatted_20_Text">itself a means of coercing private individuals. Then again, the pictures</text:p>
      <text:p text:style-name="Preformatted_20_Text">of a condition of affairs, in which it might be useful and necessary to</text:p>
      <text:p text:style-name="Preformatted_20_Text">have in hand means of compulsion, are partly based on the false conception</text:p>
      <text:p text:style-name="Preformatted_20_Text">of a contract between rulers and ruled, and partly presuppose the</text:p>
      <text:p text:style-name="Preformatted_20_Text">possibility of such a divergence in spirit between these two parties as</text:p>
      <text:p text:style-name="Preformatted_20_Text">would make constitution and government quite out of the question. If we</text:p>
      <text:p text:style-name="Preformatted_20_Text">suppose the empty possibility of getting _help_ by such compulsive means</text:p>
      <text:p text:style-name="Preformatted_20_Text">brought into existence, such help would rather be the derangement and</text:p>
      <text:p text:style-name="Preformatted_20_Text">dissolution of the state, in which there would no longer be a government,</text:p>
      <text:p text:style-name="Preformatted_20_Text">but only parties, and the violence and oppression of one party would only</text:p>
      <text:p text:style-name="Preformatted_20_Text">be helped away by the other. To fit together the several parts of the</text:p>
      <text:p text:style-name="Preformatted_20_Text">state into a constitution after the fashion of mere understandingâ€”i.e. to</text:p>
      <text:p text:style-name="Preformatted_20_Text">adjust within it the machinery of a balance of powers external to each</text:p>
      <text:p text:style-name="Preformatted_20_Text">otherâ€”is to contravene the fundamental idea of what a state is.</text:p>
      <text:p text:style-name="Preformatted_20_Text"/>
      <text:p text:style-name="Preformatted_20_Text">Â§ 545. The final aspect of the state is to appear in immediate actuality</text:p>
      <text:p text:style-name="Preformatted_20_Text">as a single nation marked by physical conditions. As a single individual</text:p>
      <text:p text:style-name="Preformatted_20_Text">it is exclusive against other like individuals. In their mutual relations,</text:p>
      <text:p text:style-name="Preformatted_20_Text">waywardness and chance have a place; for each person in the aggregate is</text:p>
      <text:p text:style-name="Preformatted_20_Text"><text:soft-page-break/>autonomous: the universal of law is only postulated between them, and not</text:p>
      <text:p text:style-name="Preformatted_20_Text">actually existent. This independence of a central authority reduces</text:p>
      <text:p text:style-name="Preformatted_20_Text">disputes between them to terms of mutual violence, a _state of war_, to</text:p>
      <text:p text:style-name="Preformatted_20_Text">meet which the general estate in the community assumes the particular</text:p>
      <text:p text:style-name="Preformatted_20_Text">function of maintaining the stateâ€™s independence against other states, and</text:p>
      <text:p text:style-name="Preformatted_20_Text">becomes the estate of bravery.</text:p>
      <text:p text:style-name="Preformatted_20_Text"/>
      <text:p text:style-name="Preformatted_20_Text">Â§ 546. This state of war shows the omnipotence of the state in its</text:p>
      <text:p text:style-name="Preformatted_20_Text">individualityâ€”an individuality that goes even to abstract negativity.</text:p>
      <text:p text:style-name="Preformatted_20_Text">Country and fatherland then appear as the power by which the particular</text:p>
      <text:p text:style-name="Preformatted_20_Text">independence of individuals and their absorption in the external existence</text:p>
      <text:p text:style-name="Preformatted_20_Text">of possession and in natural life is convicted of its own nullity,â€”as the</text:p>
      <text:p text:style-name="Preformatted_20_Text">power which procures the maintenance of the general substance by the</text:p>
      <text:p text:style-name="Preformatted_20_Text">patriotic sacrifice on the part of these individuals of this natural and</text:p>
      <text:p text:style-name="Preformatted_20_Text">particular existence,â€”so making nugatory the nugatoriness that confronts</text:p>
      <text:p text:style-name="Preformatted_20_Text">it.</text:p>
      <text:p text:style-name="Preformatted_20_Text"/>
      <text:p text:style-name="Preformatted_20_Text"/>
      <text:p text:style-name="Preformatted_20_Text">Î². External Public Law(168).</text:p>
      <text:p text:style-name="Preformatted_20_Text"/>
      <text:p text:style-name="Preformatted_20_Text"/>
      <text:p text:style-name="Preformatted_20_Text">Â§ 547. In the game of war the independence of States is at stake. In one</text:p>
      <text:p text:style-name="Preformatted_20_Text">case the result may be the mutual recognition of free national</text:p>
      <text:p text:style-name="Preformatted_20_Text">individualities (Â§ 430): and by peace-conventions supposed to be for ever,</text:p>
      <text:p text:style-name="Preformatted_20_Text">both this general recognition, and the special claims of nations on one</text:p>
      <text:p text:style-name="Preformatted_20_Text">another, are settled and fixed. External state-rights rest partly on these</text:p>
      <text:p text:style-name="Preformatted_20_Text">positive treaties, but to that extent contain only rights falling short of</text:p>
      <text:p text:style-name="Preformatted_20_Text">true actuality (Â§ 545): partly on so-called _international_ law, the</text:p>
      <text:p text:style-name="Preformatted_20_Text">general principle of which is its presupposed recognition by the several</text:p>
      <text:p text:style-name="Preformatted_20_Text">States. It thus restricts their otherwise unchecked action against one</text:p>
      <text:p text:style-name="Preformatted_20_Text">another in such a way that the possibility of peace is left; and</text:p>
      <text:p text:style-name="Preformatted_20_Text">distinguishes individuals as private persons (non-belligerents) from the</text:p>
      <text:p text:style-name="Preformatted_20_Text">state. In general, international law rests on social usage.</text:p>
      <text:p text:style-name="Preformatted_20_Text"/>
      <text:p text:style-name="Preformatted_20_Text"/>
      <text:p text:style-name="Preformatted_20_Text">Î³. Universal History(169).</text:p>
      <text:p text:style-name="Preformatted_20_Text"/>
      <text:p text:style-name="Preformatted_20_Text"/>
      <text:p text:style-name="Preformatted_20_Text">Â§ 548. As the mind of a special nation is actual and its liberty is under</text:p>
      <text:p text:style-name="Preformatted_20_Text">natural conditions, it admits on this nature-side the influence of</text:p>
      <text:p text:style-name="Preformatted_20_Text">geographical and climatic qualities. It is in time; and as regards its</text:p>
      <text:p text:style-name="Preformatted_20_Text">range and scope, has essentially a _particular_ principle on the lines of</text:p>
      <text:p text:style-name="Preformatted_20_Text">which it must run through a development of its consciousness and its</text:p>
      <text:p text:style-name="Preformatted_20_Text">actuality. It has, in short, a history of its own. But as a restricted</text:p>
      <text:p text:style-name="Preformatted_20_Text">mind its independence is something secondary; it passes into universal</text:p>
      <text:p text:style-name="Preformatted_20_Text">world-history, the events of which exhibit the dialectic of the several</text:p>
      <text:p text:style-name="Preformatted_20_Text">national minds,â€”the judgment of the world.</text:p>
      <text:p text:style-name="Preformatted_20_Text"/>
      <text:p text:style-name="Preformatted_20_Text">Â§ 549. This movement is the path of liberation for the spiritual</text:p>
      <text:p text:style-name="Preformatted_20_Text">substance, the deed by which the absolute final aim of the world is</text:p>
      <text:p text:style-name="Preformatted_20_Text">realised in it, and the merely implicit mind achieves consciousness and</text:p>
      <text:p text:style-name="Preformatted_20_Text">self-consciousness. It is thus the revelation and actuality of its</text:p>
      <text:p text:style-name="Preformatted_20_Text">essential and completed essence, whereby it becomes to the outward eye a</text:p>
      <text:p text:style-name="Preformatted_20_Text">universal spiritâ€”a world-mind. As this development is in time and in real</text:p>
      <text:p text:style-name="Preformatted_20_Text">existence, as it is a history, its several stages and steps are the</text:p>
      <text:p text:style-name="Preformatted_20_Text">national minds, each of which, as single and endued by nature with a</text:p>
      <text:p text:style-name="Preformatted_20_Text">specific character, is appointed to occupy only one grade, and accomplish</text:p>
      <text:p text:style-name="Preformatted_20_Text">one task in the whole deed.</text:p>
      <text:p text:style-name="Preformatted_20_Text"/>
      <text:p text:style-name="Preformatted_20_Text"><text:soft-page-break/>The presupposition that history has an essential and actual end, from the</text:p>
      <text:p text:style-name="Preformatted_20_Text">principles of which certain characteristic results logically flow, is</text:p>
      <text:p text:style-name="Preformatted_20_Text">called an _a priori_ view of it, and philosophy is reproached with _a</text:p>
      <text:p text:style-name="Preformatted_20_Text">priori_ history-writing. On this point, and on history-writing in general,</text:p>
      <text:p text:style-name="Preformatted_20_Text">this note must go into further detail. That history, and above all</text:p>
      <text:p text:style-name="Preformatted_20_Text">universal history, is founded on an essential and actual aim, which</text:p>
      <text:p text:style-name="Preformatted_20_Text">actually is and will be realised in itâ€”the plan of Providence; that, in</text:p>
      <text:p text:style-name="Preformatted_20_Text">short, there is Reason in history, must be decided on strictly</text:p>
      <text:p text:style-name="Preformatted_20_Text">philosophical ground, and thus shown to be essentially and in fact</text:p>
      <text:p text:style-name="Preformatted_20_Text">necessary. To presuppose such aim is blameworthy only when the assumed</text:p>
      <text:p text:style-name="Preformatted_20_Text">conceptions or thoughts are arbitrarily adopted, and when a determined</text:p>
      <text:p text:style-name="Preformatted_20_Text">attempt is made to force events and actions into conformity with such</text:p>
      <text:p text:style-name="Preformatted_20_Text">conceptions. For such _a priori_ methods of treatment at the present day,</text:p>
      <text:p text:style-name="Preformatted_20_Text">however, those are chiefly to blame who profess to be purely historical,</text:p>
      <text:p text:style-name="Preformatted_20_Text">and who at the same time take opportunity expressly to raise their voice</text:p>
      <text:p text:style-name="Preformatted_20_Text">against the habit of philosophising, first in general, and then in</text:p>
      <text:p text:style-name="Preformatted_20_Text">history. Philosophy is to them a troublesome neighbour: for it is an enemy</text:p>
      <text:p text:style-name="Preformatted_20_Text">of all arbitrariness and hasty suggestions. Such _a priori_</text:p>
      <text:p text:style-name="Preformatted_20_Text">history-writing has sometimes burst out in quarters where one would least</text:p>
      <text:p text:style-name="Preformatted_20_Text">have expected it, especially on the philological side, and in Germany more</text:p>
      <text:p text:style-name="Preformatted_20_Text">than in France and England, where the art of historical writing has gone</text:p>
      <text:p text:style-name="Preformatted_20_Text">through a process of purification to a firmer and maturer character.</text:p>
      <text:p text:style-name="Preformatted_20_Text">Fictions, like that of a primitive age and its primitive people, possessed</text:p>
      <text:p text:style-name="Preformatted_20_Text">from the first of the true knowledge of God and all the sciences,â€”of</text:p>
      <text:p text:style-name="Preformatted_20_Text">sacerdotal races,â€”and, when we come to minutiae, of a Roman epic, supposed</text:p>
      <text:p text:style-name="Preformatted_20_Text">to be the source of the legends which pass current for the history of</text:p>
      <text:p text:style-name="Preformatted_20_Text">ancient Rome, &amp;c., have taken the place of the pragmatising which detected</text:p>
      <text:p text:style-name="Preformatted_20_Text">psychological motives and associations. There is a wide circle of persons</text:p>
      <text:p text:style-name="Preformatted_20_Text">who seem to consider it incumbent on a _learned_ and _ingenious_ historian</text:p>
      <text:p text:style-name="Preformatted_20_Text">drawing from the original sources to concoct such baseless fancies, and</text:p>
      <text:p text:style-name="Preformatted_20_Text">form bold combinations of them from a learned rubbish-heap of</text:p>
      <text:p text:style-name="Preformatted_20_Text">out-of-the-way and trivial facts, in defiance of the best-accredited</text:p>
      <text:p text:style-name="Preformatted_20_Text">history.</text:p>
      <text:p text:style-name="Preformatted_20_Text"/>
      <text:p text:style-name="Preformatted_20_Text">Setting aside this subjective treatment of history, we find what is</text:p>
      <text:p text:style-name="Preformatted_20_Text">properly the opposite view forbidding us to import into history an</text:p>
      <text:p text:style-name="Preformatted_20_Text">_objective purpose_. This is after all synonymous with what _seems_ to be</text:p>
      <text:p text:style-name="Preformatted_20_Text">the still more legitimate demand that the historian should proceed with</text:p>
      <text:p text:style-name="Preformatted_20_Text">_impartiality_. This is a requirement often and especially made on the</text:p>
      <text:p text:style-name="Preformatted_20_Text">_history of philosophy_: where it is insisted there should be no</text:p>
      <text:p text:style-name="Preformatted_20_Text">prepossession in favour of an idea or opinion, just as a judge should have</text:p>
      <text:p text:style-name="Preformatted_20_Text">no special sympathy for one of the contending parties. In the case of the</text:p>
      <text:p text:style-name="Preformatted_20_Text">judge it is at the same time assumed that he would administer his office</text:p>
      <text:p text:style-name="Preformatted_20_Text">ill and foolishly, if he had not an interest, and an exclusive interest in</text:p>
      <text:p text:style-name="Preformatted_20_Text">justice, if he had not that for his aim and one sole aim, or if he</text:p>
      <text:p text:style-name="Preformatted_20_Text">declined to judge at all. This requirement which we may make upon the</text:p>
      <text:p text:style-name="Preformatted_20_Text">judge may be called _partiality_ for justice; and there is no difficulty</text:p>
      <text:p text:style-name="Preformatted_20_Text">here in distinguishing it from _subjective_ partiality. But in speaking of</text:p>
      <text:p text:style-name="Preformatted_20_Text">the impartiality required from the historian, this self-satisfied insipid</text:p>
      <text:p text:style-name="Preformatted_20_Text">chatter lets the distinction disappear, and rejects both kinds of</text:p>
      <text:p text:style-name="Preformatted_20_Text">interest. It demands that the historian shall bring with him no definite</text:p>
      <text:p text:style-name="Preformatted_20_Text">aim and view by which he may sort out, state and criticise events, but</text:p>
      <text:p text:style-name="Preformatted_20_Text">shall narrate them exactly in the casual mode he finds them, in their</text:p>
      <text:p text:style-name="Preformatted_20_Text">incoherent and unintelligent particularity. Now it is at least admitted</text:p>
      <text:p text:style-name="Preformatted_20_Text">that a history must have an object, e.g. Rome and its fortunes, or the</text:p>
      <text:p text:style-name="Preformatted_20_Text">Decline of the grandeur of the Roman empire. But little reflection is</text:p>
      <text:p text:style-name="Preformatted_20_Text">needed to discover that this is the presupposed end which lies at the</text:p>
      <text:p text:style-name="Preformatted_20_Text">basis of the events themselves, as of the critical examination into their</text:p>
      <text:p text:style-name="Preformatted_20_Text">comparative importance, i.e. their nearer or more remote relation to it. A</text:p>
      <text:p text:style-name="Preformatted_20_Text"><text:soft-page-break/>history without such aim and such criticism would be only an imbecile</text:p>
      <text:p text:style-name="Preformatted_20_Text">mental divagation, not as good as a fairy tale, for even children expect a</text:p>
      <text:p text:style-name="Preformatted_20_Text">_motif_ in their stories, a purpose at least dimly surmiseable with which</text:p>
      <text:p text:style-name="Preformatted_20_Text">events and actions are put in relation.</text:p>
      <text:p text:style-name="Preformatted_20_Text"/>
      <text:p text:style-name="Preformatted_20_Text">In the existence of a _nation_ the substantial aim is to be a state and</text:p>
      <text:p text:style-name="Preformatted_20_Text">preserve itself as such. A nation with no state formation, (a _mere</text:p>
      <text:p text:style-name="Preformatted_20_Text">nation_), has strictly speaking no history,â€”like the nations which existed</text:p>
      <text:p text:style-name="Preformatted_20_Text">before the rise of states and others which still exist in a condition of</text:p>
      <text:p text:style-name="Preformatted_20_Text">savagery. What happens to a nation, and takes place within it, has its</text:p>
      <text:p text:style-name="Preformatted_20_Text">essential significance in relation to the state: whereas the mere</text:p>
      <text:p text:style-name="Preformatted_20_Text">particularities of individuals are at the greatest distance from the true</text:p>
      <text:p text:style-name="Preformatted_20_Text">object of history. It is true that the general spirit of an age leaves its</text:p>
      <text:p text:style-name="Preformatted_20_Text">imprint in the character of its celebrated individuals, and even their</text:p>
      <text:p text:style-name="Preformatted_20_Text">particularities are but the very distant and the dim media through which</text:p>
      <text:p text:style-name="Preformatted_20_Text">the collective light still plays in fainter colours. Ay, even such</text:p>
      <text:p text:style-name="Preformatted_20_Text">singularities as a petty occurrence, a word, express not a subjective</text:p>
      <text:p text:style-name="Preformatted_20_Text">particularity, but an age, a nation, a civilisation, in striking</text:p>
      <text:p text:style-name="Preformatted_20_Text">portraiture and brevity; and to select such trifles shows the hand of a</text:p>
      <text:p text:style-name="Preformatted_20_Text">historian of genius. But, on the other hand, the main mass of</text:p>
      <text:p text:style-name="Preformatted_20_Text">singularities is a futile and useless mass, by the painstaking</text:p>
      <text:p text:style-name="Preformatted_20_Text">accumulation of which the objects of real historical value are overwhelmed</text:p>
      <text:p text:style-name="Preformatted_20_Text">and obscured. The essential characteristic of the spirit and its age is</text:p>
      <text:p text:style-name="Preformatted_20_Text">always contained in the great events. It was a correct instinct which</text:p>
      <text:p text:style-name="Preformatted_20_Text">sought to banish such portraiture of the particular and the gleaning of</text:p>
      <text:p text:style-name="Preformatted_20_Text">insignificant traits, into the _Novel_ (as in the celebrated romances of</text:p>
      <text:p text:style-name="Preformatted_20_Text">Walter Scott, &amp;c.). Where the picture presents an unessential aspect of</text:p>
      <text:p text:style-name="Preformatted_20_Text">life it is certainly in good taste to conjoin it with an unessential</text:p>
      <text:p text:style-name="Preformatted_20_Text">material, such as the romance takes from private events and subjective</text:p>
      <text:p text:style-name="Preformatted_20_Text">passions. But to take the individual pettinesses of an age and of the</text:p>
      <text:p text:style-name="Preformatted_20_Text">persons in it, and, in the interest of so-called truth, weave them into</text:p>
      <text:p text:style-name="Preformatted_20_Text">the picture of general interests, is not only against taste and judgment,</text:p>
      <text:p text:style-name="Preformatted_20_Text">but violates the principles of objective truth. The only truth for mind is</text:p>
      <text:p text:style-name="Preformatted_20_Text">the substantial and underlying essence, and not the trivialities of</text:p>
      <text:p text:style-name="Preformatted_20_Text">external existence and contingency. It is therefore completely indifferent</text:p>
      <text:p text:style-name="Preformatted_20_Text">whether such insignificancies are duly vouched for by documents, or, as in</text:p>
      <text:p text:style-name="Preformatted_20_Text">the romance, invented to suit the character and ascribed to this or that</text:p>
      <text:p text:style-name="Preformatted_20_Text">name and circumstances.</text:p>
      <text:p text:style-name="Preformatted_20_Text"/>
      <text:p text:style-name="Preformatted_20_Text">The point of interest of _Biography_â€”to say a word on that hereâ€”appears to</text:p>
      <text:p text:style-name="Preformatted_20_Text">run directly counter to any universal scope and aim. But biography too has</text:p>
      <text:p text:style-name="Preformatted_20_Text">for its background the historical world, with which the individual is</text:p>
      <text:p text:style-name="Preformatted_20_Text">intimately bound up: even purely personal originality, the freak of</text:p>
      <text:p text:style-name="Preformatted_20_Text">humour, &amp;c. suggests by allusion that central reality and has its interest</text:p>
      <text:p text:style-name="Preformatted_20_Text">heightened by the suggestion. The mere play of sentiment, on the contrary,</text:p>
      <text:p text:style-name="Preformatted_20_Text">has another ground and interest than history.</text:p>
      <text:p text:style-name="Preformatted_20_Text"/>
      <text:p text:style-name="Preformatted_20_Text">The requirement of impartiality addressed to the history of philosophy</text:p>
      <text:p text:style-name="Preformatted_20_Text">(and also, we may add, to the history of religion, first in general, and</text:p>
      <text:p text:style-name="Preformatted_20_Text">secondly, to church history) generally implies an even more decided bar</text:p>
      <text:p text:style-name="Preformatted_20_Text">against presupposition of any objective aim. As the State was already</text:p>
      <text:p text:style-name="Preformatted_20_Text">called the point to which in political history criticism had to refer all</text:p>
      <text:p text:style-name="Preformatted_20_Text">events, so here the â€œ_Truth_â€ must be the object to which the several</text:p>
      <text:p text:style-name="Preformatted_20_Text">deeds and events of the spirit would have to be referred. What is actually</text:p>
      <text:p text:style-name="Preformatted_20_Text">done is rather to make the contrary presupposition. Histories with such an</text:p>
      <text:p text:style-name="Preformatted_20_Text">object as religion or philosophy are understood to have only subjective</text:p>
      <text:p text:style-name="Preformatted_20_Text">aims for their theme, i.e. only opinions and mere ideas, not an essential</text:p>
      <text:p text:style-name="Preformatted_20_Text">and realised object like the truth. And that with the mere excuse that</text:p>
      <text:p text:style-name="Preformatted_20_Text">there is no truth. On this assumption the sympathy with truth appears as</text:p>
      <text:p text:style-name="Preformatted_20_Text"><text:soft-page-break/>only a partiality of the usual sort, a partiality for opinion and mere</text:p>
      <text:p text:style-name="Preformatted_20_Text">ideas, which all alike have no stuff in them, and are all treated as</text:p>
      <text:p text:style-name="Preformatted_20_Text">indifferent. In that way historical truth means but correctnessâ€”an</text:p>
      <text:p text:style-name="Preformatted_20_Text">accurate report of externals, without critical treatment save as regards</text:p>
      <text:p text:style-name="Preformatted_20_Text">this correctnessâ€”admitting, in this case, only qualitative and</text:p>
      <text:p text:style-name="Preformatted_20_Text">quantitative judgments, no judgments of necessity or notion (cf. notes to</text:p>
      <text:p text:style-name="Preformatted_20_Text">Â§Â§ 172 and 175). But, really, if Rome or the German empire, &amp;c. are an</text:p>
      <text:p text:style-name="Preformatted_20_Text">actual and genuine object of political history, and the aim to which the</text:p>
      <text:p text:style-name="Preformatted_20_Text">phenomena are to be related and by which they are to be judged; then in</text:p>
      <text:p text:style-name="Preformatted_20_Text">universal history the genuine spirit, the consciousness of it and of its</text:p>
      <text:p text:style-name="Preformatted_20_Text">essence, is even in a higher degree a true and actual object and theme,</text:p>
      <text:p text:style-name="Preformatted_20_Text">and an aim to which all other phenomena are essentially and actually</text:p>
      <text:p text:style-name="Preformatted_20_Text">subservient. Only therefore through their relationship to it, i.e. through</text:p>
      <text:p text:style-name="Preformatted_20_Text">the judgment in which they are subsumed under it, while it inheres in</text:p>
      <text:p text:style-name="Preformatted_20_Text">them, have they their value and even their existence. It is the spirit</text:p>
      <text:p text:style-name="Preformatted_20_Text">which not merely broods _over_ history as over the waters, but lives in it</text:p>
      <text:p text:style-name="Preformatted_20_Text">and is alone its principle of movement: and in the path of that spirit,</text:p>
      <text:p text:style-name="Preformatted_20_Text">liberty, i.e. a development determined by the notion of spirit, is the</text:p>
      <text:p text:style-name="Preformatted_20_Text">guiding principle and only its notion its final aim, i.e. truth. For</text:p>
      <text:p text:style-name="Preformatted_20_Text">Spirit is consciousness. Such a doctrineâ€”or in other words that Reason is</text:p>
      <text:p text:style-name="Preformatted_20_Text">in historyâ€”will be partly at least a plausible faith, partly it is a</text:p>
      <text:p text:style-name="Preformatted_20_Text">cognition of philosophy.</text:p>
      <text:p text:style-name="Preformatted_20_Text"/>
      <text:p text:style-name="Preformatted_20_Text">Â§ 550. This liberation of mind, in which it proceeds to come to itself and</text:p>
      <text:p text:style-name="Preformatted_20_Text">to realise its truth, and the business of so doing, is the supreme right,</text:p>
      <text:p text:style-name="Preformatted_20_Text">the absolute Law. The self-consciousness of a particular nation is a</text:p>
      <text:p text:style-name="Preformatted_20_Text">vehicle for the contemporary development of the collective spirit in its</text:p>
      <text:p text:style-name="Preformatted_20_Text">actual existence: it is the objective actuality in which that spirit for</text:p>
      <text:p text:style-name="Preformatted_20_Text">the time invests its will. Against this absolute will the other particular</text:p>
      <text:p text:style-name="Preformatted_20_Text">natural minds have no rights: _that_ nation dominates the world: but yet</text:p>
      <text:p text:style-name="Preformatted_20_Text">the universal will steps onward over its property for the time being, as</text:p>
      <text:p text:style-name="Preformatted_20_Text">over a special grade, and then delivers it over to its chance and doom.</text:p>
      <text:p text:style-name="Preformatted_20_Text"/>
      <text:p text:style-name="Preformatted_20_Text">Â§ 551. To such extent as this business of actuality appears as an action,</text:p>
      <text:p text:style-name="Preformatted_20_Text">and therefore as a work of _individuals_, these individuals, as regards</text:p>
      <text:p text:style-name="Preformatted_20_Text">the substantial issue of their labour, are _instruments_, and their</text:p>
      <text:p text:style-name="Preformatted_20_Text">subjectivity, which is what is peculiar to them, is the empty form of</text:p>
      <text:p text:style-name="Preformatted_20_Text">activity. What they personally have gained therefore through the</text:p>
      <text:p text:style-name="Preformatted_20_Text">individual share they took in the substantial business (prepared and</text:p>
      <text:p text:style-name="Preformatted_20_Text">appointed independently of them) is a formal universality or subjective</text:p>
      <text:p text:style-name="Preformatted_20_Text">mental ideaâ€”_Fame_, which is their reward.</text:p>
      <text:p text:style-name="Preformatted_20_Text"/>
      <text:p text:style-name="Preformatted_20_Text">Â§ 552. The national spirit contains nature-necessity, and stands in</text:p>
      <text:p text:style-name="Preformatted_20_Text">external existence (Â§ 423): the ethical substance, potentially infinite,</text:p>
      <text:p text:style-name="Preformatted_20_Text">is actually a particular and limited substance (Â§Â§ 549, 550); on its</text:p>
      <text:p text:style-name="Preformatted_20_Text">subjective side it labours under contingency, in the shape of its</text:p>
      <text:p text:style-name="Preformatted_20_Text">unreflective natural usages, and its content is presented to it as</text:p>
      <text:p text:style-name="Preformatted_20_Text">something _existing_ in time and tied to an external nature and external</text:p>
      <text:p text:style-name="Preformatted_20_Text">world. The spirit, however, (which _thinks_ in this moral organism)</text:p>
      <text:p text:style-name="Preformatted_20_Text">overrides and absorbs within itself the finitude attaching to it as</text:p>
      <text:p text:style-name="Preformatted_20_Text">national spirit in its state and the stateâ€™s temporal interests, in the</text:p>
      <text:p text:style-name="Preformatted_20_Text">system of laws and usages. It rises to apprehend itself in its</text:p>
      <text:p text:style-name="Preformatted_20_Text">essentiality. Such apprehension, however, still has the immanent</text:p>
      <text:p text:style-name="Preformatted_20_Text">limitedness of the national spirit. But the spirit which thinks in</text:p>
      <text:p text:style-name="Preformatted_20_Text">universal history, stripping off at the same time those limitations of the</text:p>
      <text:p text:style-name="Preformatted_20_Text">several national minds and its own temporal restrictions, lays hold of its</text:p>
      <text:p text:style-name="Preformatted_20_Text">concrete universality, and rises to apprehend the absolute mind, as the</text:p>
      <text:p text:style-name="Preformatted_20_Text">eternally actual truth in which the contemplative reason enjoys freedom,</text:p>
      <text:p text:style-name="Preformatted_20_Text">while the necessity of nature and the necessity of history are only</text:p>
      <text:p text:style-name="Preformatted_20_Text"><text:soft-page-break/>ministrant to its revelation and the vessels of its honour.</text:p>
      <text:p text:style-name="Preformatted_20_Text"/>
      <text:p text:style-name="Preformatted_20_Text">The strictly technical aspects of the Mindâ€™s elevation to God have been</text:p>
      <text:p text:style-name="Preformatted_20_Text">spoken of in the Introduction to the Logic (cf. especially Â§ 51, note). As</text:p>
      <text:p text:style-name="Preformatted_20_Text">regards the starting-point of that elevation, Kant has on the whole</text:p>
      <text:p text:style-name="Preformatted_20_Text">adopted the most correct, when he treats belief in God as proceeding from</text:p>
      <text:p text:style-name="Preformatted_20_Text">the practical Reason. For that starting-point contains the material or</text:p>
      <text:p text:style-name="Preformatted_20_Text">content which constitutes the content of the notion of God. But the true</text:p>
      <text:p text:style-name="Preformatted_20_Text">concrete material is neither Being (as in the cosmological) nor mere</text:p>
      <text:p text:style-name="Preformatted_20_Text">action by design (as in the physico-theological proof) but the Mind, the</text:p>
      <text:p text:style-name="Preformatted_20_Text">absolute characteristic and function of which is effective reason, i.e.</text:p>
      <text:p text:style-name="Preformatted_20_Text">the self-determining and self-realising notion itself,â€”Liberty. That the</text:p>
      <text:p text:style-name="Preformatted_20_Text">elevation of subjective mind to God which these considerations give is by</text:p>
      <text:p text:style-name="Preformatted_20_Text">Kant again deposed to a _postulate_â€”a mere â€œoughtâ€â€”is the peculiar</text:p>
      <text:p text:style-name="Preformatted_20_Text">perversity, formerly noticed, of calmly and simply reinstating as true and</text:p>
      <text:p text:style-name="Preformatted_20_Text">valid that very antithesis of finitude, the supersession of which into</text:p>
      <text:p text:style-name="Preformatted_20_Text">truth is the essence of that elevation.</text:p>
      <text:p text:style-name="Preformatted_20_Text"/>
      <text:p text:style-name="Preformatted_20_Text">As regards the â€œmediationâ€ which, as it has been already shown (Â§ 192, cf.</text:p>
      <text:p text:style-name="Preformatted_20_Text">Â§ 204 note), that elevation to God really involves, the point specially</text:p>
      <text:p text:style-name="Preformatted_20_Text">calling for note is the â€œmomentâ€ of negation through which the essential</text:p>
      <text:p text:style-name="Preformatted_20_Text">content of the starting-point is purged of its finitude so as to come</text:p>
      <text:p text:style-name="Preformatted_20_Text">forth free. This factor, abstract in the formal treatment of logic, now</text:p>
      <text:p text:style-name="Preformatted_20_Text">gets its most concrete interpretation. The finite, from which the start is</text:p>
      <text:p text:style-name="Preformatted_20_Text">now made, is the real ethical self-consciousness. The negation through</text:p>
      <text:p text:style-name="Preformatted_20_Text">which that consciousness raises its spirit to its truth, is the</text:p>
      <text:p text:style-name="Preformatted_20_Text">purification, _actually_ accomplished in the ethical world, whereby its</text:p>
      <text:p text:style-name="Preformatted_20_Text">conscience is purged of subjective opinion and its will freed from the</text:p>
      <text:p text:style-name="Preformatted_20_Text">selfishness of desire. Genuine religion and genuine religiosity only issue</text:p>
      <text:p text:style-name="Preformatted_20_Text">from the moral life: religion is that life rising to think, i.e. becoming</text:p>
      <text:p text:style-name="Preformatted_20_Text">aware of the free universality of its concrete essence. Only from the</text:p>
      <text:p text:style-name="Preformatted_20_Text">moral life and by the moral life is the Idea of God seen to be free</text:p>
      <text:p text:style-name="Preformatted_20_Text">spirit: outside the ethical spirit therefore it is vain to seek for true</text:p>
      <text:p text:style-name="Preformatted_20_Text">religion and religiosity.</text:p>
      <text:p text:style-name="Preformatted_20_Text"/>
      <text:p text:style-name="Preformatted_20_Text">Butâ€”as is the case with all speculative processâ€”this development of one</text:p>
      <text:p text:style-name="Preformatted_20_Text">thing out of another means that what appears as sequel and derivative is</text:p>
      <text:p text:style-name="Preformatted_20_Text">rather the absolute _prius_ of what it appears to be mediated by, and what</text:p>
      <text:p text:style-name="Preformatted_20_Text">is here in mind known as its truth.</text:p>
      <text:p text:style-name="Preformatted_20_Text"/>
      <text:p text:style-name="Preformatted_20_Text">Here then is the place to go more deeply into the reciprocal relations</text:p>
      <text:p text:style-name="Preformatted_20_Text">between the state and religion, and in doing so to elucidate the</text:p>
      <text:p text:style-name="Preformatted_20_Text">terminology which is familiar and current on the topic. It is evident and</text:p>
      <text:p text:style-name="Preformatted_20_Text">apparent from what has preceded that moral life is the state retracted</text:p>
      <text:p text:style-name="Preformatted_20_Text">into its inner heart and substance, while the state is the organisation</text:p>
      <text:p text:style-name="Preformatted_20_Text">and actualisation of moral life; and that religion is the very substance</text:p>
      <text:p text:style-name="Preformatted_20_Text">of the moral life itself and of the state. At this rate, the state rests</text:p>
      <text:p text:style-name="Preformatted_20_Text">on the ethical sentiment, and that on the religious. If religion then is</text:p>
      <text:p text:style-name="Preformatted_20_Text">the consciousness of â€œabsoluteâ€_ truth_, then whatever is to rank as right</text:p>
      <text:p text:style-name="Preformatted_20_Text">and justice, as law and duty, i.e. as _true_ in the world of free will,</text:p>
      <text:p text:style-name="Preformatted_20_Text">can be so esteemed only as it is participant in that truth, as it is</text:p>
      <text:p text:style-name="Preformatted_20_Text">subsumed under it and is its sequel. But if the truly moral life is to be</text:p>
      <text:p text:style-name="Preformatted_20_Text">a sequel of religion, then perforce religion must have the _genuine_</text:p>
      <text:p text:style-name="Preformatted_20_Text">content; i.e. the idea of God it knows must be the true and real. The</text:p>
      <text:p text:style-name="Preformatted_20_Text">ethical life is the divine spirit as indwelling in self-consciousness, as</text:p>
      <text:p text:style-name="Preformatted_20_Text">it is actually present in a nation and its individual members. This</text:p>
      <text:p text:style-name="Preformatted_20_Text">self-consciousness retiring upon itself out of its empirical actuality and</text:p>
      <text:p text:style-name="Preformatted_20_Text">bringing its truth to consciousness, has in its _faith_ and in its</text:p>
      <text:p text:style-name="Preformatted_20_Text">_conscience_ only what it has consciously secured in its spiritual</text:p>
      <text:p text:style-name="Preformatted_20_Text"><text:soft-page-break/>actuality. The two are inseparable: there cannot be two kinds of</text:p>
      <text:p text:style-name="Preformatted_20_Text">conscience, one religious and another ethical, differing from the former</text:p>
      <text:p text:style-name="Preformatted_20_Text">in body and value of truth. But in point of form, i.e. for thought and</text:p>
      <text:p text:style-name="Preformatted_20_Text">knowledgeâ€”(and religion and ethical life belong to intelligence and are a</text:p>
      <text:p text:style-name="Preformatted_20_Text">thinking and knowing)â€”the body of religious truth, as the pure</text:p>
      <text:p text:style-name="Preformatted_20_Text">self-subsisting and therefore supreme truth, exercises a sanction over the</text:p>
      <text:p text:style-name="Preformatted_20_Text">moral life which lies in empirical actuality. Thus for self-consciousness</text:p>
      <text:p text:style-name="Preformatted_20_Text">religion is the â€œbasisâ€ of moral life and of the state. It has been the</text:p>
      <text:p text:style-name="Preformatted_20_Text">monstrous blunder of our times to try to look upon these inseparables as</text:p>
      <text:p text:style-name="Preformatted_20_Text">separable from one another, and even as mutually indifferent. The view</text:p>
      <text:p text:style-name="Preformatted_20_Text">taken of the relationship of religion and the state has been that, whereas</text:p>
      <text:p text:style-name="Preformatted_20_Text">the state had an independent existence of its own, springing from some</text:p>
      <text:p text:style-name="Preformatted_20_Text">force and power, religion was a later addition, something desirable</text:p>
      <text:p text:style-name="Preformatted_20_Text">perhaps for strengthening the political bulwarks, but purely subjective in</text:p>
      <text:p text:style-name="Preformatted_20_Text">individuals:â€”or it may be, religion is treated as something without effect</text:p>
      <text:p text:style-name="Preformatted_20_Text">on the moral life of the state, i.e. its reasonable law and constitution</text:p>
      <text:p text:style-name="Preformatted_20_Text">which are based on a ground of their own.</text:p>
      <text:p text:style-name="Preformatted_20_Text"/>
      <text:p text:style-name="Preformatted_20_Text">As the inseparability of the two sides has been indicated, it may be worth</text:p>
      <text:p text:style-name="Preformatted_20_Text">while to note the separation as it appears on the side of religion. It is</text:p>
      <text:p text:style-name="Preformatted_20_Text">primarily a point of form: the attitude which self-consciousness takes to</text:p>
      <text:p text:style-name="Preformatted_20_Text">the body of truth. So long as this body of truth is the very substance or</text:p>
      <text:p text:style-name="Preformatted_20_Text">indwelling spirit of self-consciousness in its actuality, then</text:p>
      <text:p text:style-name="Preformatted_20_Text">self-consciousness in this content has the certainty of itself and is</text:p>
      <text:p text:style-name="Preformatted_20_Text">free. But if this present self-consciousness is lacking, then there may be</text:p>
      <text:p text:style-name="Preformatted_20_Text">created, in point of form, a condition of spiritual slavery, even though</text:p>
      <text:p text:style-name="Preformatted_20_Text">the _implicit_ content of religion is absolute spirit. This great</text:p>
      <text:p text:style-name="Preformatted_20_Text">difference (to cite a specific case) comes out within the Christian</text:p>
      <text:p text:style-name="Preformatted_20_Text">religion itself, even though here it is not the nature-element in which</text:p>
      <text:p text:style-name="Preformatted_20_Text">the idea of God is embodied, and though nothing of the sort even enters as</text:p>
      <text:p text:style-name="Preformatted_20_Text">a factor into its central dogma and sole theme of a God who is known in</text:p>
      <text:p text:style-name="Preformatted_20_Text">spirit and in truth. And yet in Catholicism this spirit of all truth is in</text:p>
      <text:p text:style-name="Preformatted_20_Text">actuality set in rigid opposition to the self-conscious spirit. And, first</text:p>
      <text:p text:style-name="Preformatted_20_Text">of all, God is in the â€œhostâ€ presented to religious adoration as an</text:p>
      <text:p text:style-name="Preformatted_20_Text">_external thing_. (In the Lutheran Church, on the contrary, the host as</text:p>
      <text:p text:style-name="Preformatted_20_Text">such is not at first consecrated, but in the moment of enjoyment, i.e. in</text:p>
      <text:p text:style-name="Preformatted_20_Text">the annihilation of its externality, and in the act of faith, i.e. in the</text:p>
      <text:p text:style-name="Preformatted_20_Text">free self-certain spirit: only then is it consecrated and exalted to be</text:p>
      <text:p text:style-name="Preformatted_20_Text">present God.) From that first and supreme status of externalisation flows</text:p>
      <text:p text:style-name="Preformatted_20_Text">every other phase of externality,â€”of bondage, non-spirituality, and</text:p>
      <text:p text:style-name="Preformatted_20_Text">superstition. It leads to a laity, receiving its knowledge of divine</text:p>
      <text:p text:style-name="Preformatted_20_Text">truth, as well as the direction of its will and conscience from without</text:p>
      <text:p text:style-name="Preformatted_20_Text">and from another orderâ€”which order again does not get possession of that</text:p>
      <text:p text:style-name="Preformatted_20_Text">knowledge in a spiritual way only, but to that end essentially requires an</text:p>
      <text:p text:style-name="Preformatted_20_Text">external consecration. It leads to the non-spiritual style of</text:p>
      <text:p text:style-name="Preformatted_20_Text">prayingâ€”partly as mere moving of the lips, partly in the way that the</text:p>
      <text:p text:style-name="Preformatted_20_Text">subject foregoes his right of directly addressing God, and prays others to</text:p>
      <text:p text:style-name="Preformatted_20_Text">prayâ€”addressing his devotion to miracle-working images, even to bones, and</text:p>
      <text:p text:style-name="Preformatted_20_Text">expecting miracles from them. It leads, generally, to justification by</text:p>
      <text:p text:style-name="Preformatted_20_Text">external works, a merit which is supposed to be gained by acts, and even</text:p>
      <text:p text:style-name="Preformatted_20_Text">to be capable of being transferred to others. All this binds the spirit</text:p>
      <text:p text:style-name="Preformatted_20_Text">under an externalism by which the very meaning of spirit is perverted and</text:p>
      <text:p text:style-name="Preformatted_20_Text">misconceived at its source, and law and justice, morality and conscience,</text:p>
      <text:p text:style-name="Preformatted_20_Text">responsibility and duty are corrupted at their root.</text:p>
      <text:p text:style-name="Preformatted_20_Text"/>
      <text:p text:style-name="Preformatted_20_Text">Along with this principle of spiritual bondage, and these applications of</text:p>
      <text:p text:style-name="Preformatted_20_Text">it in the religious life, there can only go in the legislative and</text:p>
      <text:p text:style-name="Preformatted_20_Text">constitutional system a legal and moral bondage, and a state of</text:p>
      <text:p text:style-name="Preformatted_20_Text">lawlessness and immorality in political life. Catholicism has been loudly</text:p>
      <text:p text:style-name="Preformatted_20_Text"><text:soft-page-break/>praised and is still often praisedâ€”logically enoughâ€”as the one religion</text:p>
      <text:p text:style-name="Preformatted_20_Text">which secures the stability of governments. But in reality this applies</text:p>
      <text:p text:style-name="Preformatted_20_Text">only to governments which are bound up with institutions founded on the</text:p>
      <text:p text:style-name="Preformatted_20_Text">bondage of the spirit (of that spirit which should have legal and moral</text:p>
      <text:p text:style-name="Preformatted_20_Text">liberty), i.e. with institutions that embody injustice and with a morally</text:p>
      <text:p text:style-name="Preformatted_20_Text">corrupt and barbaric state of society. But these governments are not aware</text:p>
      <text:p text:style-name="Preformatted_20_Text">that in fanaticism they have a terrible power, which does not rise in</text:p>
      <text:p text:style-name="Preformatted_20_Text">hostility against them, only so long as and only on condition that they</text:p>
      <text:p text:style-name="Preformatted_20_Text">remain sunk in the thraldom of injustice and immorality. But in mind there</text:p>
      <text:p text:style-name="Preformatted_20_Text">is a very different power available against that externalism and</text:p>
      <text:p text:style-name="Preformatted_20_Text">dismemberment induced by a false religion. Mind collects itself into its</text:p>
      <text:p text:style-name="Preformatted_20_Text">inward free actuality. Philosophy awakes in the spirit of governments and</text:p>
      <text:p text:style-name="Preformatted_20_Text">nations the wisdom to discern what is essentially and actually right and</text:p>
      <text:p text:style-name="Preformatted_20_Text">reasonable in the real world. It was well to call these products of</text:p>
      <text:p text:style-name="Preformatted_20_Text">thought, and in a special sense Philosophy, the wisdom of the world(170);</text:p>
      <text:p text:style-name="Preformatted_20_Text">for thought makes the spiritâ€™s truth an actual present, leads it into the</text:p>
      <text:p text:style-name="Preformatted_20_Text">real world, and thus liberates it in its actuality and in its own self.</text:p>
      <text:p text:style-name="Preformatted_20_Text"/>
      <text:p text:style-name="Preformatted_20_Text">Thus set free, the content of religion assumes quite another shape. So</text:p>
      <text:p text:style-name="Preformatted_20_Text">long as the form, i.e. our consciousness and subjectivity, lacked liberty,</text:p>
      <text:p text:style-name="Preformatted_20_Text">it followed necessarily that self-consciousness was conceived as not</text:p>
      <text:p text:style-name="Preformatted_20_Text">immanent in the ethical principles which religion embodies, and these</text:p>
      <text:p text:style-name="Preformatted_20_Text">principles were set at such a distance as to seem to have true being only</text:p>
      <text:p text:style-name="Preformatted_20_Text">as negative to actual self-consciousness. In this unreality ethical</text:p>
      <text:p text:style-name="Preformatted_20_Text">content gets the name of _Holiness_. But once the divine spirit introduces</text:p>
      <text:p text:style-name="Preformatted_20_Text">itself into actuality, and actuality emancipates itself to spirit, then</text:p>
      <text:p text:style-name="Preformatted_20_Text">what in the world was a postulate of holiness is supplanted by the</text:p>
      <text:p text:style-name="Preformatted_20_Text">actuality of _moral_ life. Instead of the vow of chastity, _marriage_ now</text:p>
      <text:p text:style-name="Preformatted_20_Text">ranks as the ethical relation; and, therefore, as the highest on this side</text:p>
      <text:p text:style-name="Preformatted_20_Text">of humanity stands the family. Instead of the vow of poverty (muddled up</text:p>
      <text:p text:style-name="Preformatted_20_Text">into a contradiction of assigning merit to whosoever gives away goods to</text:p>
      <text:p text:style-name="Preformatted_20_Text">the poor, i.e. whosoever enriches them) is the precept of action to</text:p>
      <text:p text:style-name="Preformatted_20_Text">acquire goods through oneâ€™s own intelligence and industry,â€”of honesty in</text:p>
      <text:p text:style-name="Preformatted_20_Text">commercial dealing, and in the use of property,â€”in short moral life in the</text:p>
      <text:p text:style-name="Preformatted_20_Text">socio-economic sphere. And instead of the vow of obedience, true religion</text:p>
      <text:p text:style-name="Preformatted_20_Text">sanctions obedience to the law and the legal arrangements of the stateâ€”an</text:p>
      <text:p text:style-name="Preformatted_20_Text">obedience which is itself the true freedom, because the state is a</text:p>
      <text:p text:style-name="Preformatted_20_Text">self-possessed, self-realising reasonâ€”in short, moral life in the state.</text:p>
      <text:p text:style-name="Preformatted_20_Text">Thus, and thus only, can law and morality exist. The precept of religion,</text:p>
      <text:p text:style-name="Preformatted_20_Text">â€œGive to Caesar what is Caesarâ€™s and to God what is Godâ€™sâ€ is not enough:</text:p>
      <text:p text:style-name="Preformatted_20_Text">the question is to settle what is Caesarâ€™s, what belongs to the secular</text:p>
      <text:p text:style-name="Preformatted_20_Text">authority: and it is sufficiently notorious that the secular no less than</text:p>
      <text:p text:style-name="Preformatted_20_Text">the ecclesiastical authority have claimed almost everything as their own.</text:p>
      <text:p text:style-name="Preformatted_20_Text">The divine spirit must interpenetrate the entire secular life: whereby</text:p>
      <text:p text:style-name="Preformatted_20_Text">wisdom is concrete within it, and it carries the terms of its own</text:p>
      <text:p text:style-name="Preformatted_20_Text">justification. But that concrete indwelling is only the aforesaid ethical</text:p>
      <text:p text:style-name="Preformatted_20_Text">organisations. It is the morality of marriage as against the sanctity of a</text:p>
      <text:p text:style-name="Preformatted_20_Text">celibate order;â€”the morality of economic and industrial action against the</text:p>
      <text:p text:style-name="Preformatted_20_Text">sanctity of poverty and its indolence;â€”the morality of an obedience</text:p>
      <text:p text:style-name="Preformatted_20_Text">dedicated to the law of the state as against the sanctity of an obedience</text:p>
      <text:p text:style-name="Preformatted_20_Text">from which law and duty are absent and where conscience is enslaved. With</text:p>
      <text:p text:style-name="Preformatted_20_Text">the growing need for law and morality and the sense of the spiritâ€™s</text:p>
      <text:p text:style-name="Preformatted_20_Text">essential liberty, there sets in a conflict of spirit with the religion of</text:p>
      <text:p text:style-name="Preformatted_20_Text">unfreedom. It is no use to organise political laws and arrangements on</text:p>
      <text:p text:style-name="Preformatted_20_Text">principles of equity and reason, so long as in religion the principle of</text:p>
      <text:p text:style-name="Preformatted_20_Text">unfreedom is not abandoned. A free state and a slavish religion are</text:p>
      <text:p text:style-name="Preformatted_20_Text">incompatible. It is silly to suppose that we may try to allot them</text:p>
      <text:p text:style-name="Preformatted_20_Text">separate spheres, under the impression that their diverse natures will</text:p>
      <text:p text:style-name="Preformatted_20_Text">maintain an attitude of tranquillity one to another and not break out in</text:p>
      <text:p text:style-name="Preformatted_20_Text"><text:soft-page-break/>contradiction and battle. Principles of civil freedom can be but abstract</text:p>
      <text:p text:style-name="Preformatted_20_Text">and superficial, and political institutions deduced from them must be, if</text:p>
      <text:p text:style-name="Preformatted_20_Text">taken alone, untenable, so long as those principles in their wisdom</text:p>
      <text:p text:style-name="Preformatted_20_Text">mistake religion so much as not to know that the maxims of the reason in</text:p>
      <text:p text:style-name="Preformatted_20_Text">actuality have their last and supreme sanction in the religious conscience</text:p>
      <text:p text:style-name="Preformatted_20_Text">in subsumption under the consciousness of â€œabsoluteâ€ truth. Let us suppose</text:p>
      <text:p text:style-name="Preformatted_20_Text">even that, no matter how, a code of law should arise, so to speak _a</text:p>
      <text:p text:style-name="Preformatted_20_Text">priori_, founded on principles of reason, but in contradiction with an</text:p>
      <text:p text:style-name="Preformatted_20_Text">established religion based on principles of spiritual unfreedom; still, as</text:p>
      <text:p text:style-name="Preformatted_20_Text">the duty of carrying out the laws lies in the hands of individual members</text:p>
      <text:p text:style-name="Preformatted_20_Text">of the government, and of the various classes of the administrative</text:p>
      <text:p text:style-name="Preformatted_20_Text">_personnel_, it is vain to delude ourselves with the abstract and empty</text:p>
      <text:p text:style-name="Preformatted_20_Text">assumption that the individuals will act only according to the letter or</text:p>
      <text:p text:style-name="Preformatted_20_Text">meaning of the law, and not in the spirit of their religion where their</text:p>
      <text:p text:style-name="Preformatted_20_Text">inmost conscience and supreme obligation lies. Opposed to what religion</text:p>
      <text:p text:style-name="Preformatted_20_Text">pronounces holy, the laws appear something made by human hands: even</text:p>
      <text:p text:style-name="Preformatted_20_Text">though backed by penalties and externally introduced, they could offer no</text:p>
      <text:p text:style-name="Preformatted_20_Text">lasting resistance to the contradiction and attacks of the religious</text:p>
      <text:p text:style-name="Preformatted_20_Text">spirit. Such laws, however sound their provisions may be, thus founder on</text:p>
      <text:p text:style-name="Preformatted_20_Text">the conscience, whose spirit is different from the spirit of the laws and</text:p>
      <text:p text:style-name="Preformatted_20_Text">refuses to sanction them. It is nothing but a modern folly to try to alter</text:p>
      <text:p text:style-name="Preformatted_20_Text">a corrupt moral organisation by altering its political constitution and</text:p>
      <text:p text:style-name="Preformatted_20_Text">code of laws without changing the religion,â€”to make a revolution without</text:p>
      <text:p text:style-name="Preformatted_20_Text">having made a reformation, to suppose that a political constitution</text:p>
      <text:p text:style-name="Preformatted_20_Text">opposed to the old religion could live in peace and harmony with it and</text:p>
      <text:p text:style-name="Preformatted_20_Text">its sanctities, and that stability could be procured for the laws by</text:p>
      <text:p text:style-name="Preformatted_20_Text">external guarantees, e.g. so-called â€œchambers,â€ and the power given them</text:p>
      <text:p text:style-name="Preformatted_20_Text">to fix the budget, &amp;c. (cf. Â§ 544 note). At best it is only a temporary</text:p>
      <text:p text:style-name="Preformatted_20_Text">expedientâ€”when it is obviously too great a task to descend into the depths</text:p>
      <text:p text:style-name="Preformatted_20_Text">of the religious spirit and to raise that same spirit to its truthâ€”to seek</text:p>
      <text:p text:style-name="Preformatted_20_Text">to separate law and justice from religion. Those guarantees are but rotten</text:p>
      <text:p text:style-name="Preformatted_20_Text">bulwarks against the consciences of the persons charged with administering</text:p>
      <text:p text:style-name="Preformatted_20_Text">the lawsâ€”among which laws these guarantees are included. It is indeed the</text:p>
      <text:p text:style-name="Preformatted_20_Text">height and profanity of contradiction to seek to bind and subject to the</text:p>
      <text:p text:style-name="Preformatted_20_Text">secular code the religious conscience to which mere human law is a thing</text:p>
      <text:p text:style-name="Preformatted_20_Text">profane.</text:p>
      <text:p text:style-name="Preformatted_20_Text"/>
      <text:p text:style-name="Preformatted_20_Text">The perception had dawned upon Plato with great clearness of the gulf</text:p>
      <text:p text:style-name="Preformatted_20_Text">which in his day had commenced to divide the established religion and the</text:p>
      <text:p text:style-name="Preformatted_20_Text">political constitution, on one hand, from those deeper requirements which,</text:p>
      <text:p text:style-name="Preformatted_20_Text">on the other hand, were made upon religion and politics by liberty which</text:p>
      <text:p text:style-name="Preformatted_20_Text">had learnt to recognise its inner life. Plato gets hold of the thought</text:p>
      <text:p text:style-name="Preformatted_20_Text">that a genuine constitution and a sound political life have their deeper</text:p>
      <text:p text:style-name="Preformatted_20_Text">foundation on the Idea,â€”on the essentially and actually universal and</text:p>
      <text:p text:style-name="Preformatted_20_Text">genuine principles of eternal righteousness. Now to see and ascertain what</text:p>
      <text:p text:style-name="Preformatted_20_Text">these are is certainly the function and the business of _philosophy_. It</text:p>
      <text:p text:style-name="Preformatted_20_Text">is from this point of view that Plato breaks out into the celebrated or</text:p>
      <text:p text:style-name="Preformatted_20_Text">notorious passage where he makes Socrates emphatically state that</text:p>
      <text:p text:style-name="Preformatted_20_Text">philosophy and political power must coincide, that the Idea must be</text:p>
      <text:p text:style-name="Preformatted_20_Text">regent, if the distress of nations is to see its end. What Plato thus</text:p>
      <text:p text:style-name="Preformatted_20_Text">definitely set before his mind was that the Ideaâ€”which implicitly indeed</text:p>
      <text:p text:style-name="Preformatted_20_Text">is the free self-determining thoughtâ€”could not get into consciousness save</text:p>
      <text:p text:style-name="Preformatted_20_Text">only in the form of a thought; that the substance of the thought could</text:p>
      <text:p text:style-name="Preformatted_20_Text">only be true when set forth as a universal, and as such brought to</text:p>
      <text:p text:style-name="Preformatted_20_Text">consciousness under its most abstract form.</text:p>
      <text:p text:style-name="Preformatted_20_Text"/>
      <text:p text:style-name="Preformatted_20_Text">To compare the Platonic standpoint in all its definiteness with the point</text:p>
      <text:p text:style-name="Preformatted_20_Text">of view from which the relationship of state and religion is here</text:p>
      <text:p text:style-name="Preformatted_20_Text">regarded, the notional differences on which everything turns must be</text:p>
      <text:p text:style-name="Preformatted_20_Text"><text:soft-page-break/>recalled to mind. The first of these is that in natural things their</text:p>
      <text:p text:style-name="Preformatted_20_Text">substance or genus is different from their existence in which that</text:p>
      <text:p text:style-name="Preformatted_20_Text">substance is as subject: further that this subjective existence of the</text:p>
      <text:p text:style-name="Preformatted_20_Text">genus is distinct from that which it gets, when specially set in relief as</text:p>
      <text:p text:style-name="Preformatted_20_Text">genus, or, to put it simply, as the universal in a mental concept or idea.</text:p>
      <text:p text:style-name="Preformatted_20_Text">This additional â€œindividualityâ€â€”the soil on which the universal and</text:p>
      <text:p text:style-name="Preformatted_20_Text">underlying principle _freely_ and expressly exists,â€”is the intellectual</text:p>
      <text:p text:style-name="Preformatted_20_Text">and thinking _self_. In the case of _natural_ things their truth and</text:p>
      <text:p text:style-name="Preformatted_20_Text">reality does not get the form of universality and essentiality through</text:p>
      <text:p text:style-name="Preformatted_20_Text">themselves, and their â€œindividualityâ€ is not itself the form: the form is</text:p>
      <text:p text:style-name="Preformatted_20_Text">only found in subjective thinking, which in philosophy gives that</text:p>
      <text:p text:style-name="Preformatted_20_Text">universal truth and reality an existence of its own. In manâ€™s case it is</text:p>
      <text:p text:style-name="Preformatted_20_Text">otherwise: his truth and reality is the free mind itself, and it comes to</text:p>
      <text:p text:style-name="Preformatted_20_Text">existence in his self-consciousness. This absolute nucleus of manâ€”mind</text:p>
      <text:p text:style-name="Preformatted_20_Text">intrinsically concreteâ€”is just thisâ€”to have the form (to have thinking)</text:p>
      <text:p text:style-name="Preformatted_20_Text">itself for a content. To the height of the thinking consciousness of this</text:p>
      <text:p text:style-name="Preformatted_20_Text">principle Aristotle ascended in his notion of the entelechy of thought,</text:p>
      <text:p text:style-name="Preformatted_20_Text">(which is Î½Î¿á¿†ÏƒÎ¹Ï‚ Ï„á¿†Ï‚ Î½Î¿á½µÏƒÎµÏ‰Ï‚), thus surmounting the Platonic Idea (the</text:p>
      <text:p text:style-name="Preformatted_20_Text">genus, or essential being). But thought alwaysâ€”and that on account of this</text:p>
      <text:p text:style-name="Preformatted_20_Text">very principleâ€”contains the immediate self-subsistence of subjectivity no</text:p>
      <text:p text:style-name="Preformatted_20_Text">less than it contains universality; the genuine Idea of the intrinsically</text:p>
      <text:p text:style-name="Preformatted_20_Text">concrete mind is just as essentially under the one of its terms</text:p>
      <text:p text:style-name="Preformatted_20_Text">(subjective consciousness) as under the other (universality): and in the</text:p>
      <text:p text:style-name="Preformatted_20_Text">one as in the other it is the same substantial content. Under the</text:p>
      <text:p text:style-name="Preformatted_20_Text">subjective form, however, fall feeling, intuition, pictorial</text:p>
      <text:p text:style-name="Preformatted_20_Text">representation: and it is in fact necessary that in point of time the</text:p>
      <text:p text:style-name="Preformatted_20_Text">consciousness of the absolute Idea should be first reached and apprehended</text:p>
      <text:p text:style-name="Preformatted_20_Text">in this form: in other words, it must exist in its immediate reality as</text:p>
      <text:p text:style-name="Preformatted_20_Text">religion, earlier than it does as philosophy. Philosophy is a later</text:p>
      <text:p text:style-name="Preformatted_20_Text">development from this basis (just as Greek philosophy itself is later than</text:p>
      <text:p text:style-name="Preformatted_20_Text">Greek religion), and in fact reaches its completion by catching and</text:p>
      <text:p text:style-name="Preformatted_20_Text">comprehending in all its definite essentiality that principle of spirit</text:p>
      <text:p text:style-name="Preformatted_20_Text">which first manifests itself in religion. But Greek philosophy could set</text:p>
      <text:p text:style-name="Preformatted_20_Text">itself up only in opposition to Greek religion: the unity of thought and</text:p>
      <text:p text:style-name="Preformatted_20_Text">the substantiality of the Idea could take up none but a hostile attitude</text:p>
      <text:p text:style-name="Preformatted_20_Text">to an imaginative polytheism, and to the gladsome and frivolous humours of</text:p>
      <text:p text:style-name="Preformatted_20_Text">its poetic creations. The _form_ in its infinite truth, the _subjectivity_</text:p>
      <text:p text:style-name="Preformatted_20_Text">of mind, broke forth at first only as a subjective free _thinking_, which</text:p>
      <text:p text:style-name="Preformatted_20_Text">was not yet identical with the _substantiality_ itself,â€”and thus this</text:p>
      <text:p text:style-name="Preformatted_20_Text">underlying principle was not yet apprehended as _absolute mind_. Thus</text:p>
      <text:p text:style-name="Preformatted_20_Text">religion might appear as first purified only through philosophy,â€”through</text:p>
      <text:p text:style-name="Preformatted_20_Text">pure self-existent thought: but the form pervading this underlying</text:p>
      <text:p text:style-name="Preformatted_20_Text">principleâ€”the form which philosophy attackedâ€”was that creative</text:p>
      <text:p text:style-name="Preformatted_20_Text">imagination.</text:p>
      <text:p text:style-name="Preformatted_20_Text"/>
      <text:p text:style-name="Preformatted_20_Text">Political power, which is developed similarly, but earlier than</text:p>
      <text:p text:style-name="Preformatted_20_Text">philosophy, from religion, exhibits the onesidedness, which in the actual</text:p>
      <text:p text:style-name="Preformatted_20_Text">world may infect its _implicitly_ true Idea, as demoralisation. Plato, in</text:p>
      <text:p text:style-name="Preformatted_20_Text">common with all his thinking contemporaries, perceived this demoralisation</text:p>
      <text:p text:style-name="Preformatted_20_Text">of democracy and the defectiveness even of its principle; he set in relief</text:p>
      <text:p text:style-name="Preformatted_20_Text">accordingly the underlying principle of the state, but could not work into</text:p>
      <text:p text:style-name="Preformatted_20_Text">his idea of it the infinite form of subjectivity, which still escaped his</text:p>
      <text:p text:style-name="Preformatted_20_Text">intelligence. His state is therefore, on its own showing, wanting in</text:p>
      <text:p text:style-name="Preformatted_20_Text">subjective liberty (Â§ 503 note, Â§ 513, &amp;c.). The truth which should be</text:p>
      <text:p text:style-name="Preformatted_20_Text">immanent in the state, should knit it together and control it, he, for</text:p>
      <text:p text:style-name="Preformatted_20_Text">these reasons, got hold of only the form of thought-out truth, of</text:p>
      <text:p text:style-name="Preformatted_20_Text">philosophy; and hence he makes that utterance that â€œso long as</text:p>
      <text:p text:style-name="Preformatted_20_Text">philosophers do not rule in the states, or those who are now called kings</text:p>
      <text:p text:style-name="Preformatted_20_Text"><text:soft-page-break/>and rulers do not soundly and comprehensively philosophise, so long</text:p>
      <text:p text:style-name="Preformatted_20_Text">neither the state nor the race of men can be liberated from evils,â€”so long</text:p>
      <text:p text:style-name="Preformatted_20_Text">will the idea of the political constitution fall short of possibility and</text:p>
      <text:p text:style-name="Preformatted_20_Text">not see the light of the sun.â€ It was not vouchsafed to Plato to go on so</text:p>
      <text:p text:style-name="Preformatted_20_Text">far as to say that so long as true religion did not spring up in the world</text:p>
      <text:p text:style-name="Preformatted_20_Text">and hold sway in political life, so long the genuine principle of the</text:p>
      <text:p text:style-name="Preformatted_20_Text">state had not come into actuality. But so long too this principle could</text:p>
      <text:p text:style-name="Preformatted_20_Text">not emerge even in thought, nor could thought lay hold of the genuine idea</text:p>
      <text:p text:style-name="Preformatted_20_Text">of the state,â€”the idea of the substantial moral life, with which is</text:p>
      <text:p text:style-name="Preformatted_20_Text">identical the liberty of an independent self-consciousness. Only in the</text:p>
      <text:p text:style-name="Preformatted_20_Text">principle of mind, which is aware of its own essence, is implicitly in</text:p>
      <text:p text:style-name="Preformatted_20_Text">absolute liberty, and has its actuality in the act of self-liberation,</text:p>
      <text:p text:style-name="Preformatted_20_Text">does the absolute possibility and necessity exist for political power,</text:p>
      <text:p text:style-name="Preformatted_20_Text">religion, and the principles of philosophy coinciding in one, and for</text:p>
      <text:p text:style-name="Preformatted_20_Text">accomplishing the reconciliation of actuality in general with the mind, of</text:p>
      <text:p text:style-name="Preformatted_20_Text">the state with the religious conscience as well as with the philosophical</text:p>
      <text:p text:style-name="Preformatted_20_Text">consciousness. Self-realising subjectivity is in this case absolutely</text:p>
      <text:p text:style-name="Preformatted_20_Text">identical with substantial universality. Hence religion as such, and the</text:p>
      <text:p text:style-name="Preformatted_20_Text">state as such,â€”both as forms in which the principle existsâ€”each contain</text:p>
      <text:p text:style-name="Preformatted_20_Text">the absolute truth: so that the truth, in its philosophic phase, is after</text:p>
      <text:p text:style-name="Preformatted_20_Text">all only in one of its forms. But even religion, as it grows and expands,</text:p>
      <text:p text:style-name="Preformatted_20_Text">lets other aspects of the Idea of humanity grow and expand also (Â§ 500</text:p>
      <text:p text:style-name="Preformatted_20_Text">sqq.). As it is left therefore behind, in its first immediate, and so also</text:p>
      <text:p text:style-name="Preformatted_20_Text">one-sided phase, Religion may, or rather _must_, appear in its existence</text:p>
      <text:p text:style-name="Preformatted_20_Text">degraded to sensuous externality, and thus in the sequel become an</text:p>
      <text:p text:style-name="Preformatted_20_Text">influence to oppress liberty of spirit and to deprave political life.</text:p>
      <text:p text:style-name="Preformatted_20_Text">Still the principle has in it the infinite â€œelasticityâ€ of the â€œabsoluteâ€</text:p>
      <text:p text:style-name="Preformatted_20_Text">form, so as to overcome this depraving of the form-determination (and of</text:p>
      <text:p text:style-name="Preformatted_20_Text">the content by these means), and to bring about the reconciliation of the</text:p>
      <text:p text:style-name="Preformatted_20_Text">spirit in itself. Thus ultimately, in the Protestant conscience the</text:p>
      <text:p text:style-name="Preformatted_20_Text">principles of the religious and of the ethical conscience come to be one</text:p>
      <text:p text:style-name="Preformatted_20_Text">and the same: the free spirit learning to see itself in its reasonableness</text:p>
      <text:p text:style-name="Preformatted_20_Text">and truth. In the Protestant state, the constitution and the code, as well</text:p>
      <text:p text:style-name="Preformatted_20_Text">as their several applications, embody the principle and the development of</text:p>
      <text:p text:style-name="Preformatted_20_Text">the moral life, which proceeds and can only proceed from the truth of</text:p>
      <text:p text:style-name="Preformatted_20_Text">religion, when reinstated in its original principle and in that way as</text:p>
      <text:p text:style-name="Preformatted_20_Text">such first become actual. The moral life of the state and the religious</text:p>
      <text:p text:style-name="Preformatted_20_Text">spirituality of the state are thus reciprocal guarantees of strength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SECTION III. ABSOLUTE MIND(171).</text:p>
      <text:p text:style-name="Preformatted_20_Text"/>
      <text:p text:style-name="Preformatted_20_Text"/>
      <text:p text:style-name="Preformatted_20_Text">Â§ 553. The _notion_ of mind has its _reality_ in the mind. If this reality</text:p>
      <text:p text:style-name="Preformatted_20_Text">in identity with that notion is to exist as the consciousness of the</text:p>
      <text:p text:style-name="Preformatted_20_Text">absolute Idea, then the necessary aspect is that the _implicitly_ free</text:p>
      <text:p text:style-name="Preformatted_20_Text">intelligence be in its actuality liberated to its notion, if that</text:p>
      <text:p text:style-name="Preformatted_20_Text">actuality is to be a vehicle worthy of it. The subjective and the</text:p>
      <text:p text:style-name="Preformatted_20_Text">objective spirit are to be looked on as the road on which this aspect of</text:p>
      <text:p text:style-name="Preformatted_20_Text">_reality_ or existence rises to maturity.</text:p>
      <text:p text:style-name="Preformatted_20_Text"/>
      <text:p text:style-name="Preformatted_20_Text">Â§ 554. The absolute mind, while it is self-centred _identity_, is always</text:p>
      <text:p text:style-name="Preformatted_20_Text">also identity returning and ever returned into itself: if it is the one</text:p>
      <text:p text:style-name="Preformatted_20_Text">and universal _substance_ it is so as a spirit, discerning itself into a</text:p>
      <text:p text:style-name="Preformatted_20_Text">self and a consciousness, for which it is as substance. _Religion_, as</text:p>
      <text:p text:style-name="Preformatted_20_Text">this supreme sphere may be in general designated, if it has on one hand to</text:p>
      <text:p text:style-name="Preformatted_20_Text"><text:soft-page-break/>be studied as issuing from the subject and having its home in the subject,</text:p>
      <text:p text:style-name="Preformatted_20_Text">must no less be regarded as objectively issuing from the absolute spirit</text:p>
      <text:p text:style-name="Preformatted_20_Text">which as spirit is in its community.</text:p>
      <text:p text:style-name="Preformatted_20_Text"/>
      <text:p text:style-name="Preformatted_20_Text">That here, as always, belief or faith is not opposite to consciousness or</text:p>
      <text:p text:style-name="Preformatted_20_Text">knowledge, but rather to a sort of knowledge, and that belief is only a</text:p>
      <text:p text:style-name="Preformatted_20_Text">particular form of the latter, has been remarked already (Â§ 63 note). If</text:p>
      <text:p text:style-name="Preformatted_20_Text">nowadays there is so little consciousness of God, and his objective</text:p>
      <text:p text:style-name="Preformatted_20_Text">essence is so little dwelt upon, while people speak so much more of the</text:p>
      <text:p text:style-name="Preformatted_20_Text">subjective side of religion, i.e. of Godâ€™s indwelling in us, and if that</text:p>
      <text:p text:style-name="Preformatted_20_Text">and not the truth as such is called for,â€”in this there is at least the</text:p>
      <text:p text:style-name="Preformatted_20_Text">correct principle that God must be apprehended as spirit in his community.</text:p>
      <text:p text:style-name="Preformatted_20_Text"/>
      <text:p text:style-name="Preformatted_20_Text">Â§ 555. The subjective consciousness of the absolute spirit is essentially</text:p>
      <text:p text:style-name="Preformatted_20_Text">and intrinsically a process, the immediate and substantial unity of which</text:p>
      <text:p text:style-name="Preformatted_20_Text">is the _Belief_ in the witness of the spirit as the _certainty_ of</text:p>
      <text:p text:style-name="Preformatted_20_Text">objective truth. Belief, at once this immediate unity and containing it as</text:p>
      <text:p text:style-name="Preformatted_20_Text">a reciprocal dependence of these different terms, has in _devotion_â€”the</text:p>
      <text:p text:style-name="Preformatted_20_Text">implicit or more explicit act of worship (_cultus_)â€”passed over into the</text:p>
      <text:p text:style-name="Preformatted_20_Text">process of superseding the contrast till it becomes spiritual liberation,</text:p>
      <text:p text:style-name="Preformatted_20_Text">the process of authenticating that first certainty by this intermediation,</text:p>
      <text:p text:style-name="Preformatted_20_Text">and of gaining its concrete determination, viz. reconciliation, the</text:p>
      <text:p text:style-name="Preformatted_20_Text">actuality of the spiri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A. Art.</text:p>
      <text:p text:style-name="Preformatted_20_Text"/>
      <text:p text:style-name="Preformatted_20_Text"/>
      <text:p text:style-name="Preformatted_20_Text">Â§ 556. As this consciousness of the Absolute first takes shape, its</text:p>
      <text:p text:style-name="Preformatted_20_Text">immediacy produces the factor of finitude in Art. On one hand that is, it</text:p>
      <text:p text:style-name="Preformatted_20_Text">breaks up into a work of external common existence, into the subject which</text:p>
      <text:p text:style-name="Preformatted_20_Text">produces that work, and the subject which contemplates and worships it.</text:p>
      <text:p text:style-name="Preformatted_20_Text">But, on the other hand, it is the concrete _contemplation_ and mental</text:p>
      <text:p text:style-name="Preformatted_20_Text">picture of implicitly absolute spirit as the _Ideal_. In this ideal, or</text:p>
      <text:p text:style-name="Preformatted_20_Text">the concrete shape born of the subjective spirit, its natural immediacy,</text:p>
      <text:p text:style-name="Preformatted_20_Text">which is only a _sign_ of the Idea, is so transfigured by the informing</text:p>
      <text:p text:style-name="Preformatted_20_Text">spirit in order to express the Idea, that the figure shows it and it</text:p>
      <text:p text:style-name="Preformatted_20_Text">alone:â€”the shape or form of _Beauty_.</text:p>
      <text:p text:style-name="Preformatted_20_Text"/>
      <text:p text:style-name="Preformatted_20_Text">Â§ 557. The sensuous externality attaching to the beautiful,â€”the _form of</text:p>
      <text:p text:style-name="Preformatted_20_Text">immediacy_ as such,â€”at the same time _qualifies_ what it _embodies_: and</text:p>
      <text:p text:style-name="Preformatted_20_Text">the God (of art) has with his spirituality at the same time the stamp upon</text:p>
      <text:p text:style-name="Preformatted_20_Text">him of a natural medium or natural phase of existenceâ€”He contains the</text:p>
      <text:p text:style-name="Preformatted_20_Text">so-called _unity_ of nature and spiritâ€”i.e. the immediate unity in</text:p>
      <text:p text:style-name="Preformatted_20_Text">sensuously intuitional formâ€”hence not the spiritual unity, in which the</text:p>
      <text:p text:style-name="Preformatted_20_Text">natural would be put only as â€œideal,â€ as superseded in spirit, and the</text:p>
      <text:p text:style-name="Preformatted_20_Text">spiritual content would be only in self-relation. It is not the absolute</text:p>
      <text:p text:style-name="Preformatted_20_Text">spirit which enters this consciousness. On the subjective side the</text:p>
      <text:p text:style-name="Preformatted_20_Text">community has of course an ethical life, aware, as it is, of the</text:p>
      <text:p text:style-name="Preformatted_20_Text">spirituality of its essence: and its self-consciousness and actuality are</text:p>
      <text:p text:style-name="Preformatted_20_Text">in it elevated to substantial liberty. But with the stigma of immediacy</text:p>
      <text:p text:style-name="Preformatted_20_Text">upon it, the subjectâ€™s liberty is only a _manner of life_, without the</text:p>
      <text:p text:style-name="Preformatted_20_Text">infinite self-reflection and the subjective inwardness of _conscience_.</text:p>
      <text:p text:style-name="Preformatted_20_Text">These considerations govern in their further developments the devotion and</text:p>
      <text:p text:style-name="Preformatted_20_Text">the worship in the religion of fine art.</text:p>
      <text:p text:style-name="Preformatted_20_Text"/>
      <text:p text:style-name="Preformatted_20_Text">Â§ 558. For the objects of contemplation it has to produce, Art requires</text:p>
      <text:p text:style-name="Preformatted_20_Text"><text:soft-page-break/>not only an external given materialâ€”(under which are also included</text:p>
      <text:p text:style-name="Preformatted_20_Text">subjective images and ideas), butâ€”for the expression of spiritual</text:p>
      <text:p text:style-name="Preformatted_20_Text">truthâ€”must use the given forms of nature with a significance which art</text:p>
      <text:p text:style-name="Preformatted_20_Text">must divine and possess (cf. Â§ 411). Of all such forms the human is the</text:p>
      <text:p text:style-name="Preformatted_20_Text">highest and the true, because only in it can the spirit have its</text:p>
      <text:p text:style-name="Preformatted_20_Text">corporeity and thus its visible expression.</text:p>
      <text:p text:style-name="Preformatted_20_Text"/>
      <text:p text:style-name="Preformatted_20_Text">This disposes of the principle of the _imitation of nature_ in art: a</text:p>
      <text:p text:style-name="Preformatted_20_Text">point on which it is impossible to come to an understanding while a</text:p>
      <text:p text:style-name="Preformatted_20_Text">distinction is left thus abstract,â€”in other words, so long as the natural</text:p>
      <text:p text:style-name="Preformatted_20_Text">is only taken in its externality, not as the â€œcharacteristicâ€ meaningful</text:p>
      <text:p text:style-name="Preformatted_20_Text">nature-form which is significant of spirit.</text:p>
      <text:p text:style-name="Preformatted_20_Text"/>
      <text:p text:style-name="Preformatted_20_Text">Â§ 559. In such single shapes the â€œabsoluteâ€ mind cannot be made explicit:</text:p>
      <text:p text:style-name="Preformatted_20_Text">in and to art therefore the spirit is a limited natural spirit whose</text:p>
      <text:p text:style-name="Preformatted_20_Text">implicit universality, when steps are taken to specify its fullness in</text:p>
      <text:p text:style-name="Preformatted_20_Text">detail, breaks up into an indeterminate polytheism. With the essential</text:p>
      <text:p text:style-name="Preformatted_20_Text">restrictedness of its content, Beauty in general goes no further than a</text:p>
      <text:p text:style-name="Preformatted_20_Text">penetration of the vision or image by the spiritual principle,â€”something</text:p>
      <text:p text:style-name="Preformatted_20_Text">formal, so that the thought embodied, or the idea, can, like the material</text:p>
      <text:p text:style-name="Preformatted_20_Text">which it uses to work in, be of the most diverse and unessential kind, and</text:p>
      <text:p text:style-name="Preformatted_20_Text">still the work be something beautiful and a work of art.</text:p>
      <text:p text:style-name="Preformatted_20_Text"/>
      <text:p text:style-name="Preformatted_20_Text">Â§ 560. The one-sidedness of _immediacy_ on the part of the Ideal involves</text:p>
      <text:p text:style-name="Preformatted_20_Text">the opposite one-sidedness (Â§ 556) that it is something _made_ by the</text:p>
      <text:p text:style-name="Preformatted_20_Text">artist. The subject or agent is the mere technical activity: and the work</text:p>
      <text:p text:style-name="Preformatted_20_Text">of art is only then an expression of the God, when there is no sign of</text:p>
      <text:p text:style-name="Preformatted_20_Text">subjective particularity in it, and the net power of the indwelling spirit</text:p>
      <text:p text:style-name="Preformatted_20_Text">is conceived and born into the world, without admixture and unspotted from</text:p>
      <text:p text:style-name="Preformatted_20_Text">its contingency. But as liberty only goes as far as there is thought, the</text:p>
      <text:p text:style-name="Preformatted_20_Text">action inspired with the fullness of this indwelling power, the artistâ€™s</text:p>
      <text:p text:style-name="Preformatted_20_Text">_enthusiasm_, is like a foreign force under which he is bound and passive;</text:p>
      <text:p text:style-name="Preformatted_20_Text">the artistic _production_ has on its part the form of natural immediacy,</text:p>
      <text:p text:style-name="Preformatted_20_Text">it belongs to the _genius_ or particular endowment of the artist,â€”and is</text:p>
      <text:p text:style-name="Preformatted_20_Text">at the same time a labour concerned with technical cleverness and</text:p>
      <text:p text:style-name="Preformatted_20_Text">mechanical externalities. The work of art therefore is just as much a work</text:p>
      <text:p text:style-name="Preformatted_20_Text">due to free option, and the artist is the master of the God.</text:p>
      <text:p text:style-name="Preformatted_20_Text"/>
      <text:p text:style-name="Preformatted_20_Text">Â§ 561. In work so inspired the reconciliation appears so obvious in its</text:p>
      <text:p text:style-name="Preformatted_20_Text">initial stage that it is without more ado accomplished in the subjective</text:p>
      <text:p text:style-name="Preformatted_20_Text">self-consciousness, which is thus self-confident and of good cheer,</text:p>
      <text:p text:style-name="Preformatted_20_Text">without the depth and without the sense of its antithesis to the absolute</text:p>
      <text:p text:style-name="Preformatted_20_Text">essence. On the further side of the perfection (which is reached in such</text:p>
      <text:p text:style-name="Preformatted_20_Text">reconciliation, in the beauty of _classical art_) lies the art of</text:p>
      <text:p text:style-name="Preformatted_20_Text">sublimity,â€”_symbolic art_, in which the figuration suitable to the Idea is</text:p>
      <text:p text:style-name="Preformatted_20_Text">not yet found, and the thought as going forth and wrestling with the</text:p>
      <text:p text:style-name="Preformatted_20_Text">figure is exhibited as a negative attitude to it, and yet all the while</text:p>
      <text:p text:style-name="Preformatted_20_Text">toiling to work itself into it. The meaning or theme thus shows it has not</text:p>
      <text:p text:style-name="Preformatted_20_Text">yet reached the infinite form, is not yet known, not yet conscious of</text:p>
      <text:p text:style-name="Preformatted_20_Text">itself, as free spirit. The artistâ€™s theme only is as the abstract God of</text:p>
      <text:p text:style-name="Preformatted_20_Text">pure thought, or an effort towards him,â€”a restless and unappeased effort</text:p>
      <text:p text:style-name="Preformatted_20_Text">which throws itself into shape after shape as it vainly tries to find its</text:p>
      <text:p text:style-name="Preformatted_20_Text">goal.</text:p>
      <text:p text:style-name="Preformatted_20_Text"/>
      <text:p text:style-name="Preformatted_20_Text">Â§ 562. In another way the Idea and the sensuous figure it appears in are</text:p>
      <text:p text:style-name="Preformatted_20_Text">incompatible; and that is where the infinite form, subjectivity, is not as</text:p>
      <text:p text:style-name="Preformatted_20_Text">in the first extreme a mere superficial personality, but its inmost depth,</text:p>
      <text:p text:style-name="Preformatted_20_Text">and God is known not as only seeking his form or satisfying himself in an</text:p>
      <text:p text:style-name="Preformatted_20_Text">external form, but as only finding himself in himself, and thus giving</text:p>
      <text:p text:style-name="Preformatted_20_Text"><text:soft-page-break/>himself his adequate figure in the spiritual world alone. _Romantic art_</text:p>
      <text:p text:style-name="Preformatted_20_Text">gives up the task of showing him as such in external form and by means of</text:p>
      <text:p text:style-name="Preformatted_20_Text">beauty: it presents him as only condescending to appearance, and the</text:p>
      <text:p text:style-name="Preformatted_20_Text">divine as the heart of hearts in an externality from which it always</text:p>
      <text:p text:style-name="Preformatted_20_Text">disengages itself. Thus the external can here appear as contingent towards</text:p>
      <text:p text:style-name="Preformatted_20_Text">its significance.</text:p>
      <text:p text:style-name="Preformatted_20_Text"/>
      <text:p text:style-name="Preformatted_20_Text">The Philosophy of Religion has to discover the logical necessity in the</text:p>
      <text:p text:style-name="Preformatted_20_Text">progress by which the Being, known as the Absolute, assumes fuller and</text:p>
      <text:p text:style-name="Preformatted_20_Text">firmer features; it has to note to what particular feature the kind of</text:p>
      <text:p text:style-name="Preformatted_20_Text">cultus corresponds,â€”and then to see how the secular self-consciousness,</text:p>
      <text:p text:style-name="Preformatted_20_Text">the consciousness of what is the supreme vocation of man,â€”in short how the</text:p>
      <text:p text:style-name="Preformatted_20_Text">nature of a nationâ€™s moral life, the principle of its law, of its actual</text:p>
      <text:p text:style-name="Preformatted_20_Text">liberty, and of its constitution, as well as of its art and science,</text:p>
      <text:p text:style-name="Preformatted_20_Text">corresponds to the principle which constitutes the substance of a</text:p>
      <text:p text:style-name="Preformatted_20_Text">religion. That all these elements of a nationâ€™s actuality constitute one</text:p>
      <text:p text:style-name="Preformatted_20_Text">systematic totality, that one spirit creates and informs them, is a truth</text:p>
      <text:p text:style-name="Preformatted_20_Text">on which follows the further truth that the history of religions coincides</text:p>
      <text:p text:style-name="Preformatted_20_Text">with the world-history.</text:p>
      <text:p text:style-name="Preformatted_20_Text"/>
      <text:p text:style-name="Preformatted_20_Text">As regards the close connexion of art with the various religions it may be</text:p>
      <text:p text:style-name="Preformatted_20_Text">specially noted that _beautiful_ art can only belong to those religions in</text:p>
      <text:p text:style-name="Preformatted_20_Text">which the spiritual principle, though concrete and intrinsically free, is</text:p>
      <text:p text:style-name="Preformatted_20_Text">not yet absolute. In religions where the Idea has not yet been revealed</text:p>
      <text:p text:style-name="Preformatted_20_Text">and known in its free character, though the craving for art is felt in</text:p>
      <text:p text:style-name="Preformatted_20_Text">order to bring in imaginative visibility to consciousness the idea of the</text:p>
      <text:p text:style-name="Preformatted_20_Text">supreme being, and though art is the sole organ in which the abstract and</text:p>
      <text:p text:style-name="Preformatted_20_Text">radically indistinct content,â€”a mixture from natural and spiritual</text:p>
      <text:p text:style-name="Preformatted_20_Text">sources,â€”can try to bring itself to consciousness;â€”still this art is</text:p>
      <text:p text:style-name="Preformatted_20_Text">defective; its form is defective because its subject-matter and theme is</text:p>
      <text:p text:style-name="Preformatted_20_Text">so,â€”for the defect in subject-matter comes from the form not being</text:p>
      <text:p text:style-name="Preformatted_20_Text">immanent in it. The representations of this symbolic art keep a certain</text:p>
      <text:p text:style-name="Preformatted_20_Text">tastelessness and stolidityâ€”for the principle it embodies is itself stolid</text:p>
      <text:p text:style-name="Preformatted_20_Text">and dull, and hence has not the power freely to transmute the external to</text:p>
      <text:p text:style-name="Preformatted_20_Text">significance and shape. Beautiful art, on the contrary, has for its</text:p>
      <text:p text:style-name="Preformatted_20_Text">condition the self-consciousness of the free spirit,â€”the consciousness</text:p>
      <text:p text:style-name="Preformatted_20_Text">that compared with it the natural and sensuous has no standing of its own:</text:p>
      <text:p text:style-name="Preformatted_20_Text">it makes the natural wholly into the mere expression of spirit, which is</text:p>
      <text:p text:style-name="Preformatted_20_Text">thus the inner form that gives utterance to itself alone.</text:p>
      <text:p text:style-name="Preformatted_20_Text"/>
      <text:p text:style-name="Preformatted_20_Text">But with a further and deeper study, we see that the advent of art, in a</text:p>
      <text:p text:style-name="Preformatted_20_Text">religion still in the bonds of sensuous externality, shows that such</text:p>
      <text:p text:style-name="Preformatted_20_Text">religion is on the decline. At the very time it seems to give religion the</text:p>
      <text:p text:style-name="Preformatted_20_Text">supreme glorification, expression and brilliancy, it has lifted the</text:p>
      <text:p text:style-name="Preformatted_20_Text">religion away over its limitation. In the sublime divinity to which the</text:p>
      <text:p text:style-name="Preformatted_20_Text">work of art succeeds in giving expression the artistic genius and the</text:p>
      <text:p text:style-name="Preformatted_20_Text">spectator find themselves at home, with their personal sense and feeling,</text:p>
      <text:p text:style-name="Preformatted_20_Text">satisfied and liberated: to them the vision and the consciousness of free</text:p>
      <text:p text:style-name="Preformatted_20_Text">spirit has been vouchsafed and attained. Beautiful art, from its side, has</text:p>
      <text:p text:style-name="Preformatted_20_Text">thus performed the same service as philosophy: it has purified the spirit</text:p>
      <text:p text:style-name="Preformatted_20_Text">from its thraldom. The older religion in which the need of fine art, and</text:p>
      <text:p text:style-name="Preformatted_20_Text">just for that reason, is first generated, looks up in its principle to an</text:p>
      <text:p text:style-name="Preformatted_20_Text">other-world which is sensuous and unmeaning: the images adored by its</text:p>
      <text:p text:style-name="Preformatted_20_Text">devotees are hideous idols regarded as wonder-working talismans, which</text:p>
      <text:p text:style-name="Preformatted_20_Text">point to the unspiritual objectivity of that other world,â€”and bones</text:p>
      <text:p text:style-name="Preformatted_20_Text">perform a similar or even a better service than such images. But even fine</text:p>
      <text:p text:style-name="Preformatted_20_Text">art is only a grade of liberation, not the supreme liberation itself.â€”The</text:p>
      <text:p text:style-name="Preformatted_20_Text">genuine objectivity, which is only in the medium of thought,â€”the medium in</text:p>
      <text:p text:style-name="Preformatted_20_Text">which alone the pure spirit is for the spirit, and where the liberation is</text:p>
      <text:p text:style-name="Preformatted_20_Text"><text:soft-page-break/>accompanied with reverence,â€”is still absent in the sensuous beauty of the</text:p>
      <text:p text:style-name="Preformatted_20_Text">work of art, still more in that external, unbeautiful sensuousness.</text:p>
      <text:p text:style-name="Preformatted_20_Text"/>
      <text:p text:style-name="Preformatted_20_Text">Â§ 563. Beautiful Art, like the religion peculiar to it, has its future in</text:p>
      <text:p text:style-name="Preformatted_20_Text">true religion. The restricted value of the Idea passes utterly and</text:p>
      <text:p text:style-name="Preformatted_20_Text">naturally into the universality identical with the infinite form;â€”the</text:p>
      <text:p text:style-name="Preformatted_20_Text">vision in which consciousness has to depend upon the senses passes into a</text:p>
      <text:p text:style-name="Preformatted_20_Text">self-mediating knowledge, into an existence which is itself</text:p>
      <text:p text:style-name="Preformatted_20_Text">knowledge,â€”into _revelation_. Thus the principle which gives the Idea its</text:p>
      <text:p text:style-name="Preformatted_20_Text">content is that it embody free intelligence, and as â€œabsoluteâ€ _spirit it</text:p>
      <text:p text:style-name="Preformatted_20_Text">is for the spirit_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B. Revealed Religion(172).</text:p>
      <text:p text:style-name="Preformatted_20_Text"/>
      <text:p text:style-name="Preformatted_20_Text"/>
      <text:p text:style-name="Preformatted_20_Text">Â§ 564. It lies essentially in the notion of religion,â€”the religion i.e.</text:p>
      <text:p text:style-name="Preformatted_20_Text">whose content is absolute mindâ€”that it be _revealed_, and, what is more,</text:p>
      <text:p text:style-name="Preformatted_20_Text">revealed _by God_. Knowledge (the principle by which the substance is</text:p>
      <text:p text:style-name="Preformatted_20_Text">mind) is a self-determining principle, as infinite self-realising form,â€”it</text:p>
      <text:p text:style-name="Preformatted_20_Text">therefore is manifestation out and out. The spirit is only spirit in so</text:p>
      <text:p text:style-name="Preformatted_20_Text">far as it is for the spirit, and in the absolute religion it is the</text:p>
      <text:p text:style-name="Preformatted_20_Text">absolute spirit which manifests no longer abstract elements of its being</text:p>
      <text:p text:style-name="Preformatted_20_Text">but itself.</text:p>
      <text:p text:style-name="Preformatted_20_Text"/>
      <text:p text:style-name="Preformatted_20_Text">The old conceptionâ€”due to a one-sided survey of human lifeâ€”of Nemesis,</text:p>
      <text:p text:style-name="Preformatted_20_Text">which made the divinity and its action in the world only a levelling</text:p>
      <text:p text:style-name="Preformatted_20_Text">power, dashing to pieces everything high and great,â€”was confronted by</text:p>
      <text:p text:style-name="Preformatted_20_Text">Plato and Aristotle with the doctrine that God is not _envious_. The same</text:p>
      <text:p text:style-name="Preformatted_20_Text">answer may be given to the modern assertions that man cannot ascertain</text:p>
      <text:p text:style-name="Preformatted_20_Text">God. These assertions (and more than assertions they are not) are the more</text:p>
      <text:p text:style-name="Preformatted_20_Text">illogical, because made within a religion which is expressly called the</text:p>
      <text:p text:style-name="Preformatted_20_Text">revealed; for according to them it would rather be the religion in which</text:p>
      <text:p text:style-name="Preformatted_20_Text">nothing of God was revealed, in which he had not revealed himself, and</text:p>
      <text:p text:style-name="Preformatted_20_Text">those belonging to it would be the heathen â€œwho know not God.â€ If the word</text:p>
      <text:p text:style-name="Preformatted_20_Text">of God is taken in earnest in religion at all, it is from Him, the theme</text:p>
      <text:p text:style-name="Preformatted_20_Text">and centre of religion, that the method of divine knowledge may and must</text:p>
      <text:p text:style-name="Preformatted_20_Text">begin: and if self-revelation is refused Him, then the only thing left to</text:p>
      <text:p text:style-name="Preformatted_20_Text">constitute His nature would be to ascribe envy to Him. But clearly if the</text:p>
      <text:p text:style-name="Preformatted_20_Text">word Mind is to have a meaning, it implies the revelation of Him.</text:p>
      <text:p text:style-name="Preformatted_20_Text"/>
      <text:p text:style-name="Preformatted_20_Text">If we recollect how intricate is the knowledge of the divine Mind for</text:p>
      <text:p text:style-name="Preformatted_20_Text">those who are not content with the homely pictures of faith but proceed to</text:p>
      <text:p text:style-name="Preformatted_20_Text">thought,â€”at first only â€œrationalisingâ€ reflection, but afterwards, as in</text:p>
      <text:p text:style-name="Preformatted_20_Text">duty bound, to speculative comprehension, it may almost create surprise</text:p>
      <text:p text:style-name="Preformatted_20_Text">that so many, and especially theologians whose vocation it is to deal with</text:p>
      <text:p text:style-name="Preformatted_20_Text">these Ideas, have tried to get off their task by gladly accepting anything</text:p>
      <text:p text:style-name="Preformatted_20_Text">offered them for this behoof. And nothing serves better to shirk it than</text:p>
      <text:p text:style-name="Preformatted_20_Text">to adopt the conclusion that man knows nothing of God. To know what God as</text:p>
      <text:p text:style-name="Preformatted_20_Text">spirit isâ€”to apprehend this accurately and distinctly in thoughtsâ€”requires</text:p>
      <text:p text:style-name="Preformatted_20_Text">careful and thorough speculation. It includes, in its fore-front, the</text:p>
      <text:p text:style-name="Preformatted_20_Text">propositions: God is God only so far as he knows himself: his</text:p>
      <text:p text:style-name="Preformatted_20_Text">self-knowledge is, further, his self-consciousness in man, and manâ€™s</text:p>
      <text:p text:style-name="Preformatted_20_Text">knowledge _of_ God, which proceeds to manâ€™s self-knowledge in God.â€”See the</text:p>
      <text:p text:style-name="Preformatted_20_Text">profound elucidation of these propositions in the work from which they are</text:p>
      <text:p text:style-name="Preformatted_20_Text">taken: _Aphorisms on Knowing and Not-knowing, &amp;c._, by C. F. Gâ€”l.: Berlin</text:p>
      <text:p text:style-name="Preformatted_20_Text">1829.</text:p>
      <text:p text:style-name="Preformatted_20_Text"><text:soft-page-break/></text:p>
      <text:p text:style-name="Preformatted_20_Text">Â§ 565. When the immediacy and sensuousness of shape and knowledge is</text:p>
      <text:p text:style-name="Preformatted_20_Text">superseded, God is, in point of content, the essential and actual spirit</text:p>
      <text:p text:style-name="Preformatted_20_Text">of nature and spirit, while in point of form he is, first of all,</text:p>
      <text:p text:style-name="Preformatted_20_Text">presented to consciousness as a mental representation. This</text:p>
      <text:p text:style-name="Preformatted_20_Text">quasi-pictorial representation gives to the elements of his content, on</text:p>
      <text:p text:style-name="Preformatted_20_Text">one hand, a separate being, making them presuppositions towards each</text:p>
      <text:p text:style-name="Preformatted_20_Text">other, and phenomena which succeed each other; their relationship it makes</text:p>
      <text:p text:style-name="Preformatted_20_Text">a series of events according to finite reflective categories. But, on the</text:p>
      <text:p text:style-name="Preformatted_20_Text">other hand, such a form of finite representationalism is also overcome and</text:p>
      <text:p text:style-name="Preformatted_20_Text">superseded in the faith which realises one spirit and in the devotion of</text:p>
      <text:p text:style-name="Preformatted_20_Text">worship.</text:p>
      <text:p text:style-name="Preformatted_20_Text"/>
      <text:p text:style-name="Preformatted_20_Text">Â§ 566. In this separating, the form parts from the content: and in the</text:p>
      <text:p text:style-name="Preformatted_20_Text">form the different functions of the notion part off into special spheres</text:p>
      <text:p text:style-name="Preformatted_20_Text">or media, in each of which the absolute spirit exhibits itself; (Î±) as</text:p>
      <text:p text:style-name="Preformatted_20_Text">eternal content, abiding self-centred, even in its manifestation; (Î²) as</text:p>
      <text:p text:style-name="Preformatted_20_Text">distinction of the eternal essence from its manifestation, which by this</text:p>
      <text:p text:style-name="Preformatted_20_Text">difference becomes the phenomenal world into which the content enters; (Î³)</text:p>
      <text:p text:style-name="Preformatted_20_Text">as infinite return, and reconciliation with the eternal being, of the</text:p>
      <text:p text:style-name="Preformatted_20_Text">world it gave awayâ€”the withdrawal of the eternal from the phenomenal into</text:p>
      <text:p text:style-name="Preformatted_20_Text">the unity of its fullness.</text:p>
      <text:p text:style-name="Preformatted_20_Text"/>
      <text:p text:style-name="Preformatted_20_Text">Â§ 567. (Î±) Under the â€œmomentâ€ of _Universality_,â€”the sphere of pure</text:p>
      <text:p text:style-name="Preformatted_20_Text">thought or the abstract medium of essence,â€”it is therefore the absolute</text:p>
      <text:p text:style-name="Preformatted_20_Text">spirit, which is at first the presupposed principle, not however staying</text:p>
      <text:p text:style-name="Preformatted_20_Text">aloof and inert, but (as underlying and essential power under the</text:p>
      <text:p text:style-name="Preformatted_20_Text">reflective category of causality) creator of heaven and earth: but yet in</text:p>
      <text:p text:style-name="Preformatted_20_Text">this eternal sphere rather only begetting himself as his _son_, with whom,</text:p>
      <text:p text:style-name="Preformatted_20_Text">though different, he still remains in original identity,â€”just as, again,</text:p>
      <text:p text:style-name="Preformatted_20_Text">this differentiation of him from the universal essence eternally</text:p>
      <text:p text:style-name="Preformatted_20_Text">supersedes itself, and, though this mediating of a self-superseding</text:p>
      <text:p text:style-name="Preformatted_20_Text">mediation, the first substance is essentially as _concrete individuality_</text:p>
      <text:p text:style-name="Preformatted_20_Text">and subjectivity,â€”is the _Spirit_.</text:p>
      <text:p text:style-name="Preformatted_20_Text"/>
      <text:p text:style-name="Preformatted_20_Text">Â§ 568. (Î²) Under the â€œmomentâ€ of _particularity_, or of judgment, it is</text:p>
      <text:p text:style-name="Preformatted_20_Text">this concrete eternal being which is presupposed: its movement is the</text:p>
      <text:p text:style-name="Preformatted_20_Text">creation of the phenomenal world. The eternal â€œmomentâ€ of mediationâ€”of the</text:p>
      <text:p text:style-name="Preformatted_20_Text">only Sonâ€”divides itself to become the antithesis of two separate worlds.</text:p>
      <text:p text:style-name="Preformatted_20_Text">On one hand is heaven and earth, the elemental and the concrete nature,â€”on</text:p>
      <text:p text:style-name="Preformatted_20_Text">the other hand, standing in action and reaction with such nature, the</text:p>
      <text:p text:style-name="Preformatted_20_Text">spirit, which therefore is finite. That spirit, as the extreme of inherent</text:p>
      <text:p text:style-name="Preformatted_20_Text">negativity, completes its independence till it becomes wickedness, and is</text:p>
      <text:p text:style-name="Preformatted_20_Text">that extreme through its connexion with a confronting nature and through</text:p>
      <text:p text:style-name="Preformatted_20_Text">its own naturalness thereby investing it. Yet, amid that naturalness, it</text:p>
      <text:p text:style-name="Preformatted_20_Text">is, when it thinks, directed towards the Eternal, though, for that reason,</text:p>
      <text:p text:style-name="Preformatted_20_Text">only standing to it in an external connexion.</text:p>
      <text:p text:style-name="Preformatted_20_Text"/>
      <text:p text:style-name="Preformatted_20_Text">Â§ 569. (Î³) Under the â€œmomentâ€ of _individuality_ as such,â€”of subjectivity</text:p>
      <text:p text:style-name="Preformatted_20_Text">and the notion itself, in which the contrast of universal and particular</text:p>
      <text:p text:style-name="Preformatted_20_Text">has sunk to its identical ground, the place of presupposition (1) is taken</text:p>
      <text:p text:style-name="Preformatted_20_Text">by the _universal_ substance, as actualised out of its abstraction into an</text:p>
      <text:p text:style-name="Preformatted_20_Text">_individual_ self-consciousness. This individual, who as such is</text:p>
      <text:p text:style-name="Preformatted_20_Text">identified with the essence,â€”(in the Eternal sphere he is called the</text:p>
      <text:p text:style-name="Preformatted_20_Text">Son)â€”is transplanted into the world of time, and in him wickedness is</text:p>
      <text:p text:style-name="Preformatted_20_Text">implicitly overcome. Further, this immediate, and thus sensuous, existence</text:p>
      <text:p text:style-name="Preformatted_20_Text">of the absolutely concrete is represented as putting himself in judgment</text:p>
      <text:p text:style-name="Preformatted_20_Text">and expiring in the pain of _negativity_, in which he, as infinite</text:p>
      <text:p text:style-name="Preformatted_20_Text">subjectivity, keeps himself unchanged, and thus, as absolute return from</text:p>
      <text:p text:style-name="Preformatted_20_Text"><text:soft-page-break/>that negativity and as universal unity of universal and individual</text:p>
      <text:p text:style-name="Preformatted_20_Text">essentiality, has realised his being as the Idea of the spirit, eternal,</text:p>
      <text:p text:style-name="Preformatted_20_Text">but alive and present in the world.</text:p>
      <text:p text:style-name="Preformatted_20_Text"/>
      <text:p text:style-name="Preformatted_20_Text">Â§ 570. (2) This objective totality of the divine man who is the Idea of</text:p>
      <text:p text:style-name="Preformatted_20_Text">the spirit is the implicit presupposition for the _finite_ immediacy of</text:p>
      <text:p text:style-name="Preformatted_20_Text">the single subject. For such subject therefore it is at first an Other, an</text:p>
      <text:p text:style-name="Preformatted_20_Text">object of contemplating vision,â€”but the vision of implicit truth, through</text:p>
      <text:p text:style-name="Preformatted_20_Text">which witness of the spirit in him, he, on account of his immediate</text:p>
      <text:p text:style-name="Preformatted_20_Text">nature, at first characterised himself as nought and wicked. But,</text:p>
      <text:p text:style-name="Preformatted_20_Text">secondly, after the example of his truth, by means of the faith on the</text:p>
      <text:p text:style-name="Preformatted_20_Text">unity (in that example implicitly accomplished) of universal and</text:p>
      <text:p text:style-name="Preformatted_20_Text">individual essence, he is also the movement to throw off his immediacy,</text:p>
      <text:p text:style-name="Preformatted_20_Text">his natural man and self-will, to close himself in unity with that example</text:p>
      <text:p text:style-name="Preformatted_20_Text">(who is his implicit life) in the pain of negativity, and thus to know</text:p>
      <text:p text:style-name="Preformatted_20_Text">himself made one with the essential Being. Thus the Being of Beings (3)</text:p>
      <text:p text:style-name="Preformatted_20_Text">through this mediation brings about its own indwelling in</text:p>
      <text:p text:style-name="Preformatted_20_Text">self-consciousness, and is the actual presence of the essential and</text:p>
      <text:p text:style-name="Preformatted_20_Text">self-subsisting spirit who is all in all.</text:p>
      <text:p text:style-name="Preformatted_20_Text"/>
      <text:p text:style-name="Preformatted_20_Text">Â§ 571. These three syllogisms, constituting the one syllogism of the</text:p>
      <text:p text:style-name="Preformatted_20_Text">absolute self-mediation of spirit, are the revelation of that spirit whose</text:p>
      <text:p text:style-name="Preformatted_20_Text">life is set out as a cycle of concrete shapes in pictorial thought. From</text:p>
      <text:p text:style-name="Preformatted_20_Text">this its separation into parts, with a temporal and external sequence, the</text:p>
      <text:p text:style-name="Preformatted_20_Text">unfolding of the mediation contracts itself in the result,â€”where the</text:p>
      <text:p text:style-name="Preformatted_20_Text">spirit closes in unity with itself,â€”not merely to the simplicity of faith</text:p>
      <text:p text:style-name="Preformatted_20_Text">and devotional feeling, but even to thought. In the immanent simplicity of</text:p>
      <text:p text:style-name="Preformatted_20_Text">thought the unfolding still has its expansion, yet is all the while known</text:p>
      <text:p text:style-name="Preformatted_20_Text">as an indivisible coherence of the universal, simple, and eternal spirit</text:p>
      <text:p text:style-name="Preformatted_20_Text">in itself. In this form of truth, truth is the object of _philosophy_.</text:p>
      <text:p text:style-name="Preformatted_20_Text"/>
      <text:p text:style-name="Preformatted_20_Text">If the resultâ€”the realised Spirit in which all meditation has superseded</text:p>
      <text:p text:style-name="Preformatted_20_Text">itselfâ€”is taken in a merely formal, contentless sense, so that the spirit</text:p>
      <text:p text:style-name="Preformatted_20_Text">is not also at the same time known as _implicitly_ existent and</text:p>
      <text:p text:style-name="Preformatted_20_Text">objectively self-unfolding;â€”then that infinite subjectivity is the merely</text:p>
      <text:p text:style-name="Preformatted_20_Text">formal self-consciousness, knowing itself in itself as absolute,â€”Irony.</text:p>
      <text:p text:style-name="Preformatted_20_Text">Irony, which can make every objective reality nought and vain, is itself</text:p>
      <text:p text:style-name="Preformatted_20_Text">the emptiness and vanity, which from itself, and therefore by chance and</text:p>
      <text:p text:style-name="Preformatted_20_Text">its own good pleasure, gives itself direction and content, remains master</text:p>
      <text:p text:style-name="Preformatted_20_Text">over it, is not bound by it,â€”and, with the assertion that it stands on the</text:p>
      <text:p text:style-name="Preformatted_20_Text">very summit of religion and philosophy, falls rather back into the vanity</text:p>
      <text:p text:style-name="Preformatted_20_Text">of wilfulness. It is only in proportion as the pure infinite form, the</text:p>
      <text:p text:style-name="Preformatted_20_Text">self-centred manifestation, throws off the one-sidedness of subjectivity</text:p>
      <text:p text:style-name="Preformatted_20_Text">in which it is the vanity of thought, that it is the free thought which</text:p>
      <text:p text:style-name="Preformatted_20_Text">has its infinite characteristic at the same time as essential and actual</text:p>
      <text:p text:style-name="Preformatted_20_Text">content, and has that content as an object in which it is also free.</text:p>
      <text:p text:style-name="Preformatted_20_Text">Thinking, so far, is only the formal aspect of the absolute conten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ub-Section C. Philosophy.</text:p>
      <text:p text:style-name="Preformatted_20_Text"/>
      <text:p text:style-name="Preformatted_20_Text"/>
      <text:p text:style-name="Preformatted_20_Text">Â§ 572. This science is the unity of Art and Religion. Whereas the</text:p>
      <text:p text:style-name="Preformatted_20_Text">vision-method of Art, external in point of form, is but subjective</text:p>
      <text:p text:style-name="Preformatted_20_Text">production and shivers the substantial content into many separate shapes,</text:p>
      <text:p text:style-name="Preformatted_20_Text">and whereas Religion, with its separation into parts, opens it out in</text:p>
      <text:p text:style-name="Preformatted_20_Text">mental picture, and mediates what is thus opened out; Philosophy not</text:p>
      <text:p text:style-name="Preformatted_20_Text"><text:soft-page-break/>merely keeps them together to make a total, but even unifies them into the</text:p>
      <text:p text:style-name="Preformatted_20_Text">simple spiritual vision, and then in that raises them to self-conscious</text:p>
      <text:p text:style-name="Preformatted_20_Text">thought. Such consciousness is thus the intelligible unity (cognised by</text:p>
      <text:p text:style-name="Preformatted_20_Text">thought) of art and religion, in which the diverse elements in the content</text:p>
      <text:p text:style-name="Preformatted_20_Text">are cognised as necessary, and this necessary as free.</text:p>
      <text:p text:style-name="Preformatted_20_Text"/>
      <text:p text:style-name="Preformatted_20_Text">Â§ 573. Philosophy thus characterises itself as a cognition of the</text:p>
      <text:p text:style-name="Preformatted_20_Text">necessity in the content of the absolute picture-idea, as also of the</text:p>
      <text:p text:style-name="Preformatted_20_Text">necessity in the two formsâ€”on one hand, immediate vision and its poetry,</text:p>
      <text:p text:style-name="Preformatted_20_Text">and the objective and external revelation presupposed by</text:p>
      <text:p text:style-name="Preformatted_20_Text">representation,â€”on the other hand, first the subjective retreat inwards,</text:p>
      <text:p text:style-name="Preformatted_20_Text">then the subjective movement of faith and its final identification with</text:p>
      <text:p text:style-name="Preformatted_20_Text">the presupposed object. This cognition is thus the _recognition_ of this</text:p>
      <text:p text:style-name="Preformatted_20_Text">content and its form; it is the liberation from the one-sidedness of the</text:p>
      <text:p text:style-name="Preformatted_20_Text">forms, elevation of them into the absolute form, which determines itself</text:p>
      <text:p text:style-name="Preformatted_20_Text">to content, remains identical with it, and is in that the cognition of</text:p>
      <text:p text:style-name="Preformatted_20_Text">that essential and actual necessity. This movement, which philosophy is,</text:p>
      <text:p text:style-name="Preformatted_20_Text">finds itself already accomplished, when at the close it seizes its own</text:p>
      <text:p text:style-name="Preformatted_20_Text">notion,â€”i.e. only _looks back_ on its knowledge.</text:p>
      <text:p text:style-name="Preformatted_20_Text"/>
      <text:p text:style-name="Preformatted_20_Text">Here might seem to be the place to treat in a definite exposition of the</text:p>
      <text:p text:style-name="Preformatted_20_Text">reciprocal relations of philosophy and religion. The whole question turns</text:p>
      <text:p text:style-name="Preformatted_20_Text">entirely on the difference of the forms of speculative thought from the</text:p>
      <text:p text:style-name="Preformatted_20_Text">forms of mental representation and â€œreflectingâ€ intellect. But it is the</text:p>
      <text:p text:style-name="Preformatted_20_Text">whole cycle of philosophy, and of logic in particular, which has not</text:p>
      <text:p text:style-name="Preformatted_20_Text">merely taught and made known this difference, but also criticised it, or</text:p>
      <text:p text:style-name="Preformatted_20_Text">rather has let its nature develop and judge itself by these very</text:p>
      <text:p text:style-name="Preformatted_20_Text">categories. It is only by an insight into the value of these forms that</text:p>
      <text:p text:style-name="Preformatted_20_Text">the true and needful conviction can be gained, that the content of</text:p>
      <text:p text:style-name="Preformatted_20_Text">religion and philosophy is the same,â€”leaving out, of course, the further</text:p>
      <text:p text:style-name="Preformatted_20_Text">details of external nature and finite mind which fall outside the range of</text:p>
      <text:p text:style-name="Preformatted_20_Text">religion. But religion is the truth _for all men_: faith rests on the</text:p>
      <text:p text:style-name="Preformatted_20_Text">witness of the spirit, which as witnessing is the spirit in man. This</text:p>
      <text:p text:style-name="Preformatted_20_Text">witnessâ€”the underlying essence in all humanityâ€”takes, when driven to</text:p>
      <text:p text:style-name="Preformatted_20_Text">expound itself, its first definite form under those acquired habits of</text:p>
      <text:p text:style-name="Preformatted_20_Text">thought which his secular consciousness and intellect otherwise employs.</text:p>
      <text:p text:style-name="Preformatted_20_Text">In this way the truth becomes liable to the terms and conditions of</text:p>
      <text:p text:style-name="Preformatted_20_Text">finitude in general. This does not prevent the spirit, even in employing</text:p>
      <text:p text:style-name="Preformatted_20_Text">sensuous ideas and finite categories of thought, from retaining its</text:p>
      <text:p text:style-name="Preformatted_20_Text">content (which as religion is essentially speculative,) with a tenacity</text:p>
      <text:p text:style-name="Preformatted_20_Text">which does violence to them, and acts _inconsistently_ towards them. By</text:p>
      <text:p text:style-name="Preformatted_20_Text">this inconsistency it corrects their defects. Nothing easier therefore for</text:p>
      <text:p text:style-name="Preformatted_20_Text">the â€œRationalistâ€ than to point out contradictions in the exposition of</text:p>
      <text:p text:style-name="Preformatted_20_Text">the faith, and then to prepare triumphs for its principle of formal</text:p>
      <text:p text:style-name="Preformatted_20_Text">identity. If the spirit yields to this finite reflection, which has</text:p>
      <text:p text:style-name="Preformatted_20_Text">usurped the title of reason and philosophyâ€”(â€œRationalismâ€)â€”it strips</text:p>
      <text:p text:style-name="Preformatted_20_Text">religious truth of its infinity and makes it in reality nought. Religion</text:p>
      <text:p text:style-name="Preformatted_20_Text">in that case is completely in the right in guarding herself against such</text:p>
      <text:p text:style-name="Preformatted_20_Text">reason and philosophy and treating them as enemies. But it is another</text:p>
      <text:p text:style-name="Preformatted_20_Text">thing when religion sets herself against comprehending reason, and against</text:p>
      <text:p text:style-name="Preformatted_20_Text">philosophy in general, and specially against a philosophy of which the</text:p>
      <text:p text:style-name="Preformatted_20_Text">doctrine is speculative, and so religious. Such an opposition proceeds</text:p>
      <text:p text:style-name="Preformatted_20_Text">from failure to appreciate the difference indicated and the value of</text:p>
      <text:p text:style-name="Preformatted_20_Text">spiritual form in general, and particularly of the logical form; or, to be</text:p>
      <text:p text:style-name="Preformatted_20_Text">more precise, still from failure to note the distinction of the</text:p>
      <text:p text:style-name="Preformatted_20_Text">contentâ€”which may be in both the sameâ€”from these forms. It is on the</text:p>
      <text:p text:style-name="Preformatted_20_Text">ground of form that philosophy has been reproached and accused by the</text:p>
      <text:p text:style-name="Preformatted_20_Text">religious party; just as conversely its speculative content has brought</text:p>
      <text:p text:style-name="Preformatted_20_Text">the same charges upon it from a self-styled philosophyâ€”and from a pithless</text:p>
      <text:p text:style-name="Preformatted_20_Text"><text:soft-page-break/>orthodoxy. It had too little of God in it for the former; too much for the</text:p>
      <text:p text:style-name="Preformatted_20_Text">latter.</text:p>
      <text:p text:style-name="Preformatted_20_Text"/>
      <text:p text:style-name="Preformatted_20_Text">The charge of _Atheism_, which used often to be brought against philosophy</text:p>
      <text:p text:style-name="Preformatted_20_Text">(that it has _too little_ of God), has grown rare: the more wide-spread</text:p>
      <text:p text:style-name="Preformatted_20_Text">grows the charge of Pantheism, that it has _too much_ of him:â€”so much so,</text:p>
      <text:p text:style-name="Preformatted_20_Text">that it is treated not so much as an imputation, but as a proved fact, or</text:p>
      <text:p text:style-name="Preformatted_20_Text">a sheer fact which needs no proof. Piety, in particular, which with its</text:p>
      <text:p text:style-name="Preformatted_20_Text">pious airs of superiority fancies itself free to dispense with proof, goes</text:p>
      <text:p text:style-name="Preformatted_20_Text">hand in hand with empty rationalismâ€”(which means to be so much opposed to</text:p>
      <text:p text:style-name="Preformatted_20_Text">it, though both repose really on the same habit of mind)â€”in the wanton</text:p>
      <text:p text:style-name="Preformatted_20_Text">assertion, almost as if it merely mentioned a notorious fact, that</text:p>
      <text:p text:style-name="Preformatted_20_Text">Philosophy is the All-one doctrine, or Pantheism. It must be said that it</text:p>
      <text:p text:style-name="Preformatted_20_Text">was more to the credit of piety and theology when they accused a</text:p>
      <text:p text:style-name="Preformatted_20_Text">philosophical system (e.g. Spinozism) of Atheism than of Pantheism, though</text:p>
      <text:p text:style-name="Preformatted_20_Text">the former imputation at the first glance looks more cruel and insidious</text:p>
      <text:p text:style-name="Preformatted_20_Text">(cf. Â§ 71 note). The imputation of Atheism presupposes a definite idea of</text:p>
      <text:p text:style-name="Preformatted_20_Text">a full and real God, and arises because the popular idea does not detect</text:p>
      <text:p text:style-name="Preformatted_20_Text">in the philosophical notion the peculiar form to which it is attached.</text:p>
      <text:p text:style-name="Preformatted_20_Text">Philosophy indeed can recognise its own forms in the categories of</text:p>
      <text:p text:style-name="Preformatted_20_Text">religious consciousness, and even its own teaching in the doctrine of</text:p>
      <text:p text:style-name="Preformatted_20_Text">religionâ€”which therefore it does not disparage. But the converse is not</text:p>
      <text:p text:style-name="Preformatted_20_Text">true: the religious consciousness does not apply the criticism of thought</text:p>
      <text:p text:style-name="Preformatted_20_Text">to itself, does not comprehend itself, and is therefore, as it stands,</text:p>
      <text:p text:style-name="Preformatted_20_Text">exclusive. To impute Pantheism instead of Atheism to Philosophy is part of</text:p>
      <text:p text:style-name="Preformatted_20_Text">the modern habit of mindâ€”of the new piety and new theology. For them</text:p>
      <text:p text:style-name="Preformatted_20_Text">philosophy has too much of God:â€”so much so, that, if we believe them, it</text:p>
      <text:p text:style-name="Preformatted_20_Text">asserts that God is everything and everything is God. This new theology,</text:p>
      <text:p text:style-name="Preformatted_20_Text">which makes religion only a subjective feeling and denies the knowledge of</text:p>
      <text:p text:style-name="Preformatted_20_Text">the divine nature, thus retains nothing more than a God in general without</text:p>
      <text:p text:style-name="Preformatted_20_Text">objective characteristics. Without interest of its own for the concrete,</text:p>
      <text:p text:style-name="Preformatted_20_Text">fulfilled notion of God, it treats it only as an interest which _others_</text:p>
      <text:p text:style-name="Preformatted_20_Text">once had, and hence treats what belongs to the doctrine of Godâ€™s concrete</text:p>
      <text:p text:style-name="Preformatted_20_Text">nature as something merely historical. The indeterminate God is to be</text:p>
      <text:p text:style-name="Preformatted_20_Text">found in all religions; every kind of piety (Â§ 72)â€”that of the Hindoo to</text:p>
      <text:p text:style-name="Preformatted_20_Text">asses, cows,â€”or to dalai-lamas,â€”that of the Egyptians to the oxâ€”is always</text:p>
      <text:p text:style-name="Preformatted_20_Text">adoration of an object which, with all its absurdities, also contains the</text:p>
      <text:p text:style-name="Preformatted_20_Text">generic abstract, God in General. If this theory needs no more than such a</text:p>
      <text:p text:style-name="Preformatted_20_Text">God, so as to find God in everything called religion, it must at least</text:p>
      <text:p text:style-name="Preformatted_20_Text">find such a God recognised even in philosophy, and can no longer accuse it</text:p>
      <text:p text:style-name="Preformatted_20_Text">of Atheism. The mitigation of the reproach of Atheism into that of</text:p>
      <text:p text:style-name="Preformatted_20_Text">Pantheism has its ground therefore in the superficial idea to which this</text:p>
      <text:p text:style-name="Preformatted_20_Text">mildness has attenuated and emptied God. As that popular idea clings to</text:p>
      <text:p text:style-name="Preformatted_20_Text">its abstract universality, from which all definite quality is excluded,</text:p>
      <text:p text:style-name="Preformatted_20_Text">all such definiteness is only the non-divine, the secularity of things,</text:p>
      <text:p text:style-name="Preformatted_20_Text">thus left standing in fixed undisturbed substantiality. On such a</text:p>
      <text:p text:style-name="Preformatted_20_Text">presupposition, even after philosophy has maintained Godâ€™s absolute</text:p>
      <text:p text:style-name="Preformatted_20_Text">universality, and the consequent untruth of the being of external things,</text:p>
      <text:p text:style-name="Preformatted_20_Text">the hearer clings as he did before to his belief that secular things still</text:p>
      <text:p text:style-name="Preformatted_20_Text">keep their being, and form all that is definite in the divine</text:p>
      <text:p text:style-name="Preformatted_20_Text">universality. He thus changes that universality into what he calls the</text:p>
      <text:p text:style-name="Preformatted_20_Text">pantheistic:â€”_Everything is_â€”(empirical things, without distinction,</text:p>
      <text:p text:style-name="Preformatted_20_Text">whether higher or lower in the scale, _are_)â€”all possess substantiality;</text:p>
      <text:p text:style-name="Preformatted_20_Text">and soâ€”thus he understands philosophyâ€”each and every secular thing is God.</text:p>
      <text:p text:style-name="Preformatted_20_Text">It is only his own stupidity, and the falsifications due to such</text:p>
      <text:p text:style-name="Preformatted_20_Text">misconception, which generate the imagination and the allegation of such</text:p>
      <text:p text:style-name="Preformatted_20_Text">pantheism.</text:p>
      <text:p text:style-name="Preformatted_20_Text"/>
      <text:p text:style-name="Preformatted_20_Text">But if those who give out that a certain philosophy is Pantheism, are</text:p>
      <text:p text:style-name="Preformatted_20_Text"><text:soft-page-break/>unable and unwilling to see thisâ€”for it is just to see the notion that</text:p>
      <text:p text:style-name="Preformatted_20_Text">they refuseâ€”they should before everything have verified the alleged fact</text:p>
      <text:p text:style-name="Preformatted_20_Text">that _any one philosopher, or any one man_, had really ascribed</text:p>
      <text:p text:style-name="Preformatted_20_Text">substantial or objective and inherent reality to _all_ things and regarded</text:p>
      <text:p text:style-name="Preformatted_20_Text">them as God:â€”that such an idea had ever come into the hand of any body but</text:p>
      <text:p text:style-name="Preformatted_20_Text">themselves. This allegation I will further elucidate in this exoteric</text:p>
      <text:p text:style-name="Preformatted_20_Text">discussion: and the only way to do so is to set down the evidence. If we</text:p>
      <text:p text:style-name="Preformatted_20_Text">want to take so-called Pantheism in its most poetical, most sublime, or if</text:p>
      <text:p text:style-name="Preformatted_20_Text">you will, its grossest shape, we must, as is well known, consult the</text:p>
      <text:p text:style-name="Preformatted_20_Text">oriental poets: and the most copious delineations of it are found in</text:p>
      <text:p text:style-name="Preformatted_20_Text">Hindoo literature. Amongst the abundant resources open to our disposal on</text:p>
      <text:p text:style-name="Preformatted_20_Text">this topic, I selectâ€”as the most authentic statement accessibleâ€”the</text:p>
      <text:p text:style-name="Preformatted_20_Text">Bhagavat-Gita, and amongst its effusions, prolix and reiterative _ad</text:p>
      <text:p text:style-name="Preformatted_20_Text">nauseam_, some of the most telling passages. In the 10th Lesson (in</text:p>
      <text:p text:style-name="Preformatted_20_Text">Schlegel, p. 162) Krishna says of himself(173):â€”â€œI am the self, seated in</text:p>
      <text:p text:style-name="Preformatted_20_Text">the hearts of all beings. I am the beginning and the middle and the end</text:p>
      <text:p text:style-name="Preformatted_20_Text">also of all beings ... I am the beaming sun amongst the shining ones, and</text:p>
      <text:p text:style-name="Preformatted_20_Text">the moon among the lunar mansions.... Amongst the Vedas I am the</text:p>
      <text:p text:style-name="Preformatted_20_Text">SÃ¢ma-Veda: I am mind amongst the senses: I am consciousness in living</text:p>
      <text:p text:style-name="Preformatted_20_Text">beings. And I am Sankara (Siva) among the Rudras, ... Meru among the</text:p>
      <text:p text:style-name="Preformatted_20_Text">high-topped mountains, ... the Himalaya among the firmly-fixed</text:p>
      <text:p text:style-name="Preformatted_20_Text">(mountains).... Among beasts I am the lord of beasts.... Among letters I</text:p>
      <text:p text:style-name="Preformatted_20_Text">am the letter A.... I am the spring among the seasons.... I am also that</text:p>
      <text:p text:style-name="Preformatted_20_Text">which is the seed of all things: there is nothing moveable or immoveable</text:p>
      <text:p text:style-name="Preformatted_20_Text">which can exist without me.â€</text:p>
      <text:p text:style-name="Preformatted_20_Text"/>
      <text:p text:style-name="Preformatted_20_Text">Even in these totally sensuous delineations, Krishna (and we must not</text:p>
      <text:p text:style-name="Preformatted_20_Text">suppose there is, besides Krishna, still God, or a God besides; as he said</text:p>
      <text:p text:style-name="Preformatted_20_Text">before he was Siva, or Indra, so it is afterwards said that Brahma too is</text:p>
      <text:p text:style-name="Preformatted_20_Text">in him) makes himself out to beâ€”not everything, but onlyâ€”the most</text:p>
      <text:p text:style-name="Preformatted_20_Text">excellent of everything. Everywhere there is a distinction drawn between</text:p>
      <text:p text:style-name="Preformatted_20_Text">external, unessential existences, and one essential amongst them, which he</text:p>
      <text:p text:style-name="Preformatted_20_Text">is. Even when, at the beginning of the passage, he is said to be the</text:p>
      <text:p text:style-name="Preformatted_20_Text">beginning, middle, and end of living things, this totality is</text:p>
      <text:p text:style-name="Preformatted_20_Text">distinguished from the living things themselves as single existences. Even</text:p>
      <text:p text:style-name="Preformatted_20_Text">such a picture which extends deity far and wide in its existence cannot be</text:p>
      <text:p text:style-name="Preformatted_20_Text">called pantheism: we must rather say that in the infinitely multiple</text:p>
      <text:p text:style-name="Preformatted_20_Text">empirical world, everything is reduced to a limited number of essential</text:p>
      <text:p text:style-name="Preformatted_20_Text">existences, to a polytheism. But even what has been quoted shows that</text:p>
      <text:p text:style-name="Preformatted_20_Text">these very substantialities of the externally-existent do not retain the</text:p>
      <text:p text:style-name="Preformatted_20_Text">independence entitling them to be named Gods; even Siva, Indra, &amp;c. melt</text:p>
      <text:p text:style-name="Preformatted_20_Text">into the one Krishna.</text:p>
      <text:p text:style-name="Preformatted_20_Text"/>
      <text:p text:style-name="Preformatted_20_Text">This reduction is more expressly made in the following scene (7th Lesson,</text:p>
      <text:p text:style-name="Preformatted_20_Text">p. 7 sqq.). Krishna says: â€œI am the producer and the destroyer of the</text:p>
      <text:p text:style-name="Preformatted_20_Text">whole universe. There is nothing else higher than myself; all this is</text:p>
      <text:p text:style-name="Preformatted_20_Text">woven upon me, like numbers of pearls upon a thread. I am the taste in</text:p>
      <text:p text:style-name="Preformatted_20_Text">water;... I am the light of the sun and the moon; I am â€˜Omâ€™ in all the</text:p>
      <text:p text:style-name="Preformatted_20_Text">Vedas.... I am life in all beings.... I am the discernment of the</text:p>
      <text:p text:style-name="Preformatted_20_Text">discerning ones.... I am also the strength of the strong.â€ Then he adds:</text:p>
      <text:p text:style-name="Preformatted_20_Text">â€œThe whole universe deluded by these three states of mind developed from</text:p>
      <text:p text:style-name="Preformatted_20_Text">the qualities [sc. goodness, passion, darkness] does not know me who am</text:p>
      <text:p text:style-name="Preformatted_20_Text">beyond them and inexhaustible: for this delusion of mine,â€ [even the Maya</text:p>
      <text:p text:style-name="Preformatted_20_Text">is _his_, nothing independent], â€œdeveloped from the qualities is divine</text:p>
      <text:p text:style-name="Preformatted_20_Text">and difficult to transcend. Those cross beyond this delusion who resort to</text:p>
      <text:p text:style-name="Preformatted_20_Text">me alone.â€ Then the picture gathers itself up in a simple expression: â€œAt</text:p>
      <text:p text:style-name="Preformatted_20_Text">the end of many lives, the man possessed of knowledge approaches me,</text:p>
      <text:p text:style-name="Preformatted_20_Text">(believing) that Vasudeva is everything. Such a high-souled mind is very</text:p>
      <text:p text:style-name="Preformatted_20_Text">hard to find. Those who are deprived of knowledge by various desires</text:p>
      <text:p text:style-name="Preformatted_20_Text"><text:soft-page-break/>approach other divinities... Whichever form of deity one worships with</text:p>
      <text:p text:style-name="Preformatted_20_Text">faith, from it he obtains the beneficial things he desires really given by</text:p>
      <text:p text:style-name="Preformatted_20_Text">me. But the fruit thus obtained by those of little judgment is</text:p>
      <text:p text:style-name="Preformatted_20_Text">perishable.... The undiscerning ones, not knowing my transcendent and</text:p>
      <text:p text:style-name="Preformatted_20_Text">inexhaustible essence, than which there is nothing higher, think me who am</text:p>
      <text:p text:style-name="Preformatted_20_Text">unperceived to have become perceptible.â€</text:p>
      <text:p text:style-name="Preformatted_20_Text"/>
      <text:p text:style-name="Preformatted_20_Text">This â€œAll,â€ which Krishna calls himself, is not, any more than the Eleatic</text:p>
      <text:p text:style-name="Preformatted_20_Text">One, and the Spinozan Substance, the Every-thing. This every-thing,</text:p>
      <text:p text:style-name="Preformatted_20_Text">rather, the infinitely-manifold sensuous manifold of the finite is in all</text:p>
      <text:p text:style-name="Preformatted_20_Text">these pictures, but defined as the â€œaccidental,â€ without essential being</text:p>
      <text:p text:style-name="Preformatted_20_Text">of its very own, but having its truth in the substance, the One which, as</text:p>
      <text:p text:style-name="Preformatted_20_Text">different from that accidental, is alone the divine and God. Hindooism</text:p>
      <text:p text:style-name="Preformatted_20_Text">however has the higher conception of Brahma, the pure unity of thought in</text:p>
      <text:p text:style-name="Preformatted_20_Text">itself, where the empirical everything of the world, as also those</text:p>
      <text:p text:style-name="Preformatted_20_Text">proximate substantialities, called Gods, vanish. On that account</text:p>
      <text:p text:style-name="Preformatted_20_Text">Colebrooke and many others have described the Hindoo religion as at bottom</text:p>
      <text:p text:style-name="Preformatted_20_Text">a Monotheism. That this description is not incorrect is clear from these</text:p>
      <text:p text:style-name="Preformatted_20_Text">short citations. But so little concrete is this divine unityâ€”spiritual as</text:p>
      <text:p text:style-name="Preformatted_20_Text">its idea of God isâ€”so powerless its grip, so to speakâ€”that Hindooism, with</text:p>
      <text:p text:style-name="Preformatted_20_Text">a monstrous inconsistency, is also the maddest of polytheisms. But the</text:p>
      <text:p text:style-name="Preformatted_20_Text">idolatry of the wretched Hindoo, when he adores the ape, or other</text:p>
      <text:p text:style-name="Preformatted_20_Text">creature, is still a long way from that wretched fancy of a Pantheism, to</text:p>
      <text:p text:style-name="Preformatted_20_Text">which everything is God, and God everything. Hindoo monotheism moreover is</text:p>
      <text:p text:style-name="Preformatted_20_Text">itself an example how little comes of mere monotheism, if the Idea of God</text:p>
      <text:p text:style-name="Preformatted_20_Text">is not deeply determinate in itself. For that unity, if it be</text:p>
      <text:p text:style-name="Preformatted_20_Text">intrinsically abstract and therefore empty, tends of itself to let</text:p>
      <text:p text:style-name="Preformatted_20_Text">whatever is concrete, outside itâ€”be it as a lot of Gods or as secular,</text:p>
      <text:p text:style-name="Preformatted_20_Text">empirical individualsâ€”keep its independence. That pantheism indeedâ€”on the</text:p>
      <text:p text:style-name="Preformatted_20_Text">shallow conception of itâ€”might with a show of logic as well be called a</text:p>
      <text:p text:style-name="Preformatted_20_Text">monotheism: for if God, as it says, is identical with the world, then as</text:p>
      <text:p text:style-name="Preformatted_20_Text">there is only one world there would be in that pantheism only one God.</text:p>
      <text:p text:style-name="Preformatted_20_Text">Perhaps the empty numerical unity must be predicated of the world: but</text:p>
      <text:p text:style-name="Preformatted_20_Text">such abstract predication of it has no further special interest; on the</text:p>
      <text:p text:style-name="Preformatted_20_Text">contrary, a mere numerical unity just means that its _content_ is an</text:p>
      <text:p text:style-name="Preformatted_20_Text">infinite multeity and variety of finitudes. But it is that delusion with</text:p>
      <text:p text:style-name="Preformatted_20_Text">the empty unity, which alone makes possible and induces the wrong idea of</text:p>
      <text:p text:style-name="Preformatted_20_Text">pantheism. It is only the pictureâ€”floating in the indefinite blueâ€”of the</text:p>
      <text:p text:style-name="Preformatted_20_Text">world as _one thing_, _the all_, that could ever be considered capable of</text:p>
      <text:p text:style-name="Preformatted_20_Text">combining with God: only on that assumption could philosophy be supposed</text:p>
      <text:p text:style-name="Preformatted_20_Text">to teach that God is the world: for if the world were taken as it is, as</text:p>
      <text:p text:style-name="Preformatted_20_Text">everything, as the endless lot of empirical existence, then it would</text:p>
      <text:p text:style-name="Preformatted_20_Text">hardly have been even held possible to suppose a pantheism which asserted</text:p>
      <text:p text:style-name="Preformatted_20_Text">of such stuff that it is God.</text:p>
      <text:p text:style-name="Preformatted_20_Text"/>
      <text:p text:style-name="Preformatted_20_Text">But to go back again to the question of fact. If we want to see the</text:p>
      <text:p text:style-name="Preformatted_20_Text">consciousness of the Oneâ€”not as with the Hindoos split between the</text:p>
      <text:p text:style-name="Preformatted_20_Text">featureless unity of abstract thought, on one hand, and on the other, the</text:p>
      <text:p text:style-name="Preformatted_20_Text">long-winded weary story of its particular detail, butâ€”in its finest purity</text:p>
      <text:p text:style-name="Preformatted_20_Text">and sublimity, we must consult the Mohammedans. If e.g. in the excellent</text:p>
      <text:p text:style-name="Preformatted_20_Text">Jelaleddin-Rumi in particular, we find the unity of the soul with the One</text:p>
      <text:p text:style-name="Preformatted_20_Text">set forth, and that unity described as love, this spiritual unity is an</text:p>
      <text:p text:style-name="Preformatted_20_Text">exaltation above the finite and vulgar, a transfiguration of the natural</text:p>
      <text:p text:style-name="Preformatted_20_Text">and the spiritual, in which the externalism and transitoriness of</text:p>
      <text:p text:style-name="Preformatted_20_Text">immediate nature, and of empirical secular spirit, is discarded and</text:p>
      <text:p text:style-name="Preformatted_20_Text">absorbed(174).</text:p>
      <text:p text:style-name="Preformatted_20_Text"/>
      <text:p text:style-name="Preformatted_20_Text">I refrain from accumulating further examples of the religious and poetic</text:p>
      <text:p text:style-name="Preformatted_20_Text">conceptions which it is customary to call pantheistic. Of the philosophies</text:p>
      <text:p text:style-name="Preformatted_20_Text"><text:soft-page-break/>to which that name is given, the Eleatic, or Spinozist, it has been</text:p>
      <text:p text:style-name="Preformatted_20_Text">remarked earlier (Â§ 50, note) that so far are they from identifying God</text:p>
      <text:p text:style-name="Preformatted_20_Text">with the world and making him finite, that in these systems this</text:p>
      <text:p text:style-name="Preformatted_20_Text">â€œeverythingâ€ has no truth, and that we should rather call them</text:p>
      <text:p text:style-name="Preformatted_20_Text">monotheistic, or, in relation to the popular idea of the world, acosmical.</text:p>
      <text:p text:style-name="Preformatted_20_Text">They are most accurately called systems which apprehend the Absolute only</text:p>
      <text:p text:style-name="Preformatted_20_Text">as substance. Of the oriental, especially the Mohammedan, modes of</text:p>
      <text:p text:style-name="Preformatted_20_Text">envisaging God, we may rather say that they represent the Absolute as the</text:p>
      <text:p text:style-name="Preformatted_20_Text">utterly universal genus which dwells in the species or existences, but</text:p>
      <text:p text:style-name="Preformatted_20_Text">dwells so potently that these existences have no actual reality. The fault</text:p>
      <text:p text:style-name="Preformatted_20_Text">of all these modes of thought and systems is that they stop short of</text:p>
      <text:p text:style-name="Preformatted_20_Text">defining substance as subject and as mind.</text:p>
      <text:p text:style-name="Preformatted_20_Text"/>
      <text:p text:style-name="Preformatted_20_Text">These systems and modes of pictorial conception originate from the one</text:p>
      <text:p text:style-name="Preformatted_20_Text">need common to all philosophies and all religions of getting an idea of</text:p>
      <text:p text:style-name="Preformatted_20_Text">God, and, secondly, of the relationship of God and the world. (In</text:p>
      <text:p text:style-name="Preformatted_20_Text">philosophy it is specially made out that the determination of Godâ€™s nature</text:p>
      <text:p text:style-name="Preformatted_20_Text">determines his relations with the world.) The â€œreflectiveâ€ understanding</text:p>
      <text:p text:style-name="Preformatted_20_Text">begins by rejecting all systems and modes of conception, which, whether</text:p>
      <text:p text:style-name="Preformatted_20_Text">they spring from heart, imagination or speculation, express the</text:p>
      <text:p text:style-name="Preformatted_20_Text">interconnexion of God and the world: and in order to have God pure in</text:p>
      <text:p text:style-name="Preformatted_20_Text">faith or consciousness, he is as essence parted from appearance, as</text:p>
      <text:p text:style-name="Preformatted_20_Text">infinite from the finite. But, after this partition, the conviction arises</text:p>
      <text:p text:style-name="Preformatted_20_Text">also that the appearance has a relation to the essence, the finite to the</text:p>
      <text:p text:style-name="Preformatted_20_Text">infinite, and so on: and thus arises the question of reflection as to the</text:p>
      <text:p text:style-name="Preformatted_20_Text">nature of this relation. It is in the reflective form that the whole</text:p>
      <text:p text:style-name="Preformatted_20_Text">difficulty of the affair lies, and that causes this relation to be called</text:p>
      <text:p text:style-name="Preformatted_20_Text">incomprehensible by the agnostic. The close of philosophy is not the</text:p>
      <text:p text:style-name="Preformatted_20_Text">place, even in a general exoteric discussion, to waste a word on what a</text:p>
      <text:p text:style-name="Preformatted_20_Text">â€œnotionâ€ means. But as the view taken of this relation is closely</text:p>
      <text:p text:style-name="Preformatted_20_Text">connected with the view taken of philosophy generally and with all</text:p>
      <text:p text:style-name="Preformatted_20_Text">imputations against it, we may still add the remark that though philosophy</text:p>
      <text:p text:style-name="Preformatted_20_Text">certainly has to do with unity in general, it is not however with abstract</text:p>
      <text:p text:style-name="Preformatted_20_Text">unity, mere identity, and the empty absolute, but with concrete unity (the</text:p>
      <text:p text:style-name="Preformatted_20_Text">notion), and that in its whole course it has to do with nothing else;â€”that</text:p>
      <text:p text:style-name="Preformatted_20_Text">each step in its advance is a peculiar term or phase of this concrete</text:p>
      <text:p text:style-name="Preformatted_20_Text">unity, and that the deepest and last expression of unity is the unity of</text:p>
      <text:p text:style-name="Preformatted_20_Text">absolute mind itself. Would-be judges and critics of philosophy might be</text:p>
      <text:p text:style-name="Preformatted_20_Text">recommended to familiarise themselves with these phases of unity and to</text:p>
      <text:p text:style-name="Preformatted_20_Text">take the trouble to get acquainted with them, at least to know so much</text:p>
      <text:p text:style-name="Preformatted_20_Text">that of these terms there are a great many, and that amongst them there is</text:p>
      <text:p text:style-name="Preformatted_20_Text">great variety. But they show so little acquaintance with themâ€”and still</text:p>
      <text:p text:style-name="Preformatted_20_Text">less take trouble about itâ€”that, when they hear of unityâ€”and relation</text:p>
      <text:p text:style-name="Preformatted_20_Text">_ipso facto_ implies unityâ€”they rather stick fast at quite abstract</text:p>
      <text:p text:style-name="Preformatted_20_Text">indeterminate unity, and lose sight of the chief point of interestâ€”the</text:p>
      <text:p text:style-name="Preformatted_20_Text">special mode in which the unity is qualified. Hence all they can say about</text:p>
      <text:p text:style-name="Preformatted_20_Text">philosophy is that dry identity is its principle and result, and that it</text:p>
      <text:p text:style-name="Preformatted_20_Text">is the system of identity. Sticking fast to the undigested thought of</text:p>
      <text:p text:style-name="Preformatted_20_Text">identity, they have laid hands on, not the concrete unity, the notion and</text:p>
      <text:p text:style-name="Preformatted_20_Text">content of philosophy, but rather its reverse. In the philosophical field</text:p>
      <text:p text:style-name="Preformatted_20_Text">they proceed, as in the physical field the physicist; who also is well</text:p>
      <text:p text:style-name="Preformatted_20_Text">aware that he has before him a variety of sensuous properties and</text:p>
      <text:p text:style-name="Preformatted_20_Text">mattersâ€”or usually matters alone, (for the properties get transformed into</text:p>
      <text:p text:style-name="Preformatted_20_Text">matters also for the physicist)â€”and that these matters (elements) _also_</text:p>
      <text:p text:style-name="Preformatted_20_Text">stand in _relation_ to one another. But the question is, Of what kind is</text:p>
      <text:p text:style-name="Preformatted_20_Text">this relation? Every peculiarity and the whole difference of natural</text:p>
      <text:p text:style-name="Preformatted_20_Text">things, inorganic and living, depend solely on the different modes of this</text:p>
      <text:p text:style-name="Preformatted_20_Text">unity. But instead of ascertaining these different modes, the ordinary</text:p>
      <text:p text:style-name="Preformatted_20_Text">physicist (chemist included) takes up only one, the most external and the</text:p>
      <text:p text:style-name="Preformatted_20_Text"><text:soft-page-break/>worst, viz. _composition_, applies only it in the whole range of natural</text:p>
      <text:p text:style-name="Preformatted_20_Text">structures, which he thus renders for ever inexplicable.</text:p>
      <text:p text:style-name="Preformatted_20_Text"/>
      <text:p text:style-name="Preformatted_20_Text">The aforesaid shallow pantheism is an equally obvious inference from this</text:p>
      <text:p text:style-name="Preformatted_20_Text">shallow identity. All that those who employ this invention of their own to</text:p>
      <text:p text:style-name="Preformatted_20_Text">accuse philosophy gather from the study of Godâ€™s _relation_ to the world</text:p>
      <text:p text:style-name="Preformatted_20_Text">is that the one, but only the one factor of this category of relationâ€”and</text:p>
      <text:p text:style-name="Preformatted_20_Text">that the factor of indeterminatenessâ€”is identity. Thereupon they stick</text:p>
      <text:p text:style-name="Preformatted_20_Text">fast in this half-perception, and assertâ€”falsely as a factâ€”that philosophy</text:p>
      <text:p text:style-name="Preformatted_20_Text">teaches the identity of God and the world. And as in their judgment either</text:p>
      <text:p text:style-name="Preformatted_20_Text">of the two,â€”the world as much as Godâ€”has the same solid substantiality as</text:p>
      <text:p text:style-name="Preformatted_20_Text">the other, they infer that in the philosophic Idea God is _composed_ of</text:p>
      <text:p text:style-name="Preformatted_20_Text">God and the world. Such then is the idea they form of pantheism, and which</text:p>
      <text:p text:style-name="Preformatted_20_Text">they ascribe to philosophy. Unaccustomed in their own thinking and</text:p>
      <text:p text:style-name="Preformatted_20_Text">apprehending of thoughts to go beyond such categories, they import them</text:p>
      <text:p text:style-name="Preformatted_20_Text">into philosophy, where they are utterly unknown; they thus infect it with</text:p>
      <text:p text:style-name="Preformatted_20_Text">the disease against which they subsequently raise an outcry. If any</text:p>
      <text:p text:style-name="Preformatted_20_Text">difficulty emerge in comprehending Godâ€™s relation to the world, they at</text:p>
      <text:p text:style-name="Preformatted_20_Text">once and very easily escape it by admitting that this relation contains</text:p>
      <text:p text:style-name="Preformatted_20_Text">for them an inexplicable contradiction; and that hence, they must stop at</text:p>
      <text:p text:style-name="Preformatted_20_Text">the vague conception of such relation, perhaps under the more familiar</text:p>
      <text:p text:style-name="Preformatted_20_Text">names of, e.g. omnipresence, providence, &amp;c. Faith in their use of the</text:p>
      <text:p text:style-name="Preformatted_20_Text">term means no more than a refusal to define the conception, or to enter on</text:p>
      <text:p text:style-name="Preformatted_20_Text">a closer discussion of the problem. That men and classes of untrained</text:p>
      <text:p text:style-name="Preformatted_20_Text">intellect are satisfied with such indefiniteness, is what one expects; but</text:p>
      <text:p text:style-name="Preformatted_20_Text">when a trained intellect and an interest for reflective study is</text:p>
      <text:p text:style-name="Preformatted_20_Text">satisfied, in matters admitted to be of superior, if not even of supreme</text:p>
      <text:p text:style-name="Preformatted_20_Text">interest, with indefinite ideas, it is hard to decide whether the thinker</text:p>
      <text:p text:style-name="Preformatted_20_Text">is really in earnest with the subject. But if those who cling to this</text:p>
      <text:p text:style-name="Preformatted_20_Text">crude â€œrationalismâ€ were in earnest, e.g. with Godâ€™s omnipresence, so far</text:p>
      <text:p text:style-name="Preformatted_20_Text">as to realise their faith thereon in a definite mental idea, in what</text:p>
      <text:p text:style-name="Preformatted_20_Text">difficulties would they be involved by their belief in the true reality of</text:p>
      <text:p text:style-name="Preformatted_20_Text">the things of sense! They would hardly like, as Epicurus does, to let God</text:p>
      <text:p text:style-name="Preformatted_20_Text">dwell in the interspaces of things, i.e. in the pores of the</text:p>
      <text:p text:style-name="Preformatted_20_Text">physicists,â€”said pores being the negative, something supposed to exist</text:p>
      <text:p text:style-name="Preformatted_20_Text">_beside_ the material reality. This very â€œBesideâ€ would give their</text:p>
      <text:p text:style-name="Preformatted_20_Text">pantheism its spatiality,â€”their everything, conceived as the mutual</text:p>
      <text:p text:style-name="Preformatted_20_Text">exclusion of parts in space. But in ascribing to God, in his relation to</text:p>
      <text:p text:style-name="Preformatted_20_Text">the world, an action on and in the space thus filled on the world and in</text:p>
      <text:p text:style-name="Preformatted_20_Text">it, they would endlessly split up the divine actuality into infinite</text:p>
      <text:p text:style-name="Preformatted_20_Text">materiality. They would really thus have the misconception they call</text:p>
      <text:p text:style-name="Preformatted_20_Text">pantheism or all-one-doctrine, only as the necessary sequel of their</text:p>
      <text:p text:style-name="Preformatted_20_Text">misconceptions of God and the world. But to put that sort of thing, this</text:p>
      <text:p text:style-name="Preformatted_20_Text">stale gossip of oneness or identity, on the shoulders of philosophy, shows</text:p>
      <text:p text:style-name="Preformatted_20_Text">such recklessness about justice and truth that it can only be explained</text:p>
      <text:p text:style-name="Preformatted_20_Text">through the difficulty of getting into the head thoughts and notions, i.e.</text:p>
      <text:p text:style-name="Preformatted_20_Text">not abstract unity, but the many-shaped modes specified. If statements as</text:p>
      <text:p text:style-name="Preformatted_20_Text">to facts are put forward, and the facts in question are thoughts and</text:p>
      <text:p text:style-name="Preformatted_20_Text">notions, it is indispensable to get hold of their meaning. But even the</text:p>
      <text:p text:style-name="Preformatted_20_Text">fulfilment of this requirement has been rendered superfluous, now that it</text:p>
      <text:p text:style-name="Preformatted_20_Text">has long been a foregone conclusion that philosophy is pantheism, a system</text:p>
      <text:p text:style-name="Preformatted_20_Text">of identity, an All-one doctrine, and that the person therefore who might</text:p>
      <text:p text:style-name="Preformatted_20_Text">be unaware of this fact is treated either as merely unaware of a matter of</text:p>
      <text:p text:style-name="Preformatted_20_Text">common notoriety, or as prevaricating for a purpose. On account of this</text:p>
      <text:p text:style-name="Preformatted_20_Text">chorus of assertions, then, I have believed myself obliged to speak at</text:p>
      <text:p text:style-name="Preformatted_20_Text">more length and exoterically on the outward and inward untruth of this</text:p>
      <text:p text:style-name="Preformatted_20_Text">alleged fact: for exoteric discussion is the only method available in</text:p>
      <text:p text:style-name="Preformatted_20_Text">dealing with the external apprehension of notions as mere facts,â€”by which</text:p>
      <text:p text:style-name="Preformatted_20_Text">notions are perverted into their opposite. The esoteric study of God and</text:p>
      <text:p text:style-name="Preformatted_20_Text"><text:soft-page-break/>identity, as of cognitions and notions, is philosophy itself.</text:p>
      <text:p text:style-name="Preformatted_20_Text"/>
      <text:p text:style-name="Preformatted_20_Text">Â§ 574. This notion of philosophy is the self-thinking Idea, the truth</text:p>
      <text:p text:style-name="Preformatted_20_Text">aware of itself (Â§ 236),â€”the logical system, but with the signification</text:p>
      <text:p text:style-name="Preformatted_20_Text">that it is universality approved and certified in concrete content as in</text:p>
      <text:p text:style-name="Preformatted_20_Text">its actuality. In this way the science has gone back to its beginning: its</text:p>
      <text:p text:style-name="Preformatted_20_Text">result is the logical system but as a spiritual principle: out of the</text:p>
      <text:p text:style-name="Preformatted_20_Text">presupposing judgment, in which the notion was only implicit and the</text:p>
      <text:p text:style-name="Preformatted_20_Text">beginning an immediate,â€”and thus out of the _appearance_ which it had</text:p>
      <text:p text:style-name="Preformatted_20_Text">thereâ€”it has risen into its pure principle and thus also into its proper</text:p>
      <text:p text:style-name="Preformatted_20_Text">medium.</text:p>
      <text:p text:style-name="Preformatted_20_Text"/>
      <text:p text:style-name="Preformatted_20_Text">Â§ 575. It is this appearing which originally gives the motive of the</text:p>
      <text:p text:style-name="Preformatted_20_Text">further development. The first appearance is formed by the syllogism,</text:p>
      <text:p text:style-name="Preformatted_20_Text">which is based on the Logical system as starting-point, with Nature for</text:p>
      <text:p text:style-name="Preformatted_20_Text">the middle term which couples the Mind with it. The Logical principle</text:p>
      <text:p text:style-name="Preformatted_20_Text">turns to Nature and Nature to Mind. Nature, standing between the Mind and</text:p>
      <text:p text:style-name="Preformatted_20_Text">its essence, sunders itself, not indeed to extremes of finite abstraction,</text:p>
      <text:p text:style-name="Preformatted_20_Text">nor itself to something away from them and independent,â€”which, as other</text:p>
      <text:p text:style-name="Preformatted_20_Text">than they, only serves as a link between them: for the syllogism is _in</text:p>
      <text:p text:style-name="Preformatted_20_Text">the Idea_ and Nature is essentially defined as a transition-point and</text:p>
      <text:p text:style-name="Preformatted_20_Text">negative factor, and as implicitly the Idea. Still the mediation of the</text:p>
      <text:p text:style-name="Preformatted_20_Text">notion has the external form of _transition_, and the science of Nature</text:p>
      <text:p text:style-name="Preformatted_20_Text">presents itself as the course of necessity, so that it is only in the one</text:p>
      <text:p text:style-name="Preformatted_20_Text">extreme that the liberty of the notion is explicit as a self-amalgamation.</text:p>
      <text:p text:style-name="Preformatted_20_Text"/>
      <text:p text:style-name="Preformatted_20_Text">Â§ 576. In the second syllogism this appearance is so far superseded, that</text:p>
      <text:p text:style-name="Preformatted_20_Text">that syllogism is the standpoint of the Mind itself, whichâ€”as the</text:p>
      <text:p text:style-name="Preformatted_20_Text">mediating agent in the processâ€”presupposes Nature and couples it with the</text:p>
      <text:p text:style-name="Preformatted_20_Text">Logical principle. It is the syllogism where Mind reflects on itself in</text:p>
      <text:p text:style-name="Preformatted_20_Text">the Idea: philosophy appears as a subjective cognition, of which liberty</text:p>
      <text:p text:style-name="Preformatted_20_Text">is the aim, and which is itself the way to produce it.</text:p>
      <text:p text:style-name="Preformatted_20_Text"/>
      <text:p text:style-name="Preformatted_20_Text">Â§ 577. The third syllogism is the Idea of philosophy, which has</text:p>
      <text:p text:style-name="Preformatted_20_Text">self-knowing reason, the absolutely-universal, for its middle term: a</text:p>
      <text:p text:style-name="Preformatted_20_Text">middle, which divides itself into Mind and Nature, making the former its</text:p>
      <text:p text:style-name="Preformatted_20_Text">presupposition, as process of the Ideaâ€™s subjective activity, and the</text:p>
      <text:p text:style-name="Preformatted_20_Text">latter its universal extreme, as process of the objectively and implicitly</text:p>
      <text:p text:style-name="Preformatted_20_Text">existing Idea. The self-judging of the Idea into its two appearances (Â§Â§</text:p>
      <text:p text:style-name="Preformatted_20_Text">575, 576) characterises both as its (the self-knowing reasonâ€™s)</text:p>
      <text:p text:style-name="Preformatted_20_Text">manifestations: and in it there is a unification of the two aspects:â€”it is</text:p>
      <text:p text:style-name="Preformatted_20_Text">the nature of the fact, the notion, which causes the movement and</text:p>
      <text:p text:style-name="Preformatted_20_Text">development, yet this same movement is equally the action of cognition.</text:p>
      <text:p text:style-name="Preformatted_20_Text">The eternal Idea, in full fruition of its essence, eternally sets itself</text:p>
      <text:p text:style-name="Preformatted_20_Text">to work, engenders and enjoys itself as absolute Mind.</text:p>
      <text:p text:style-name="Preformatted_20_Text"/>
      <text:p text:style-name="Preformatted_20_Text"/>
      <text:p text:style-name="Preformatted_20_Text"><text:s text:c="4"/>á¼© Î´á½² Î½á½¹Î·ÏƒÎ¹Ï‚ á¼¡ ÎºÎ±Î¸á¾½ Î±á½‘Ï„á½´Î½ Ï„Î¿á¿¦ ÎºÎ±Î¸á¾½ Î±á½‘Ï„á½¸ á¼€Ïá½·ÏƒÏ„Î¿Ï…, ÎºÎ±á½¶ á¼¡ Î¼á½±Î»Î¹ÏƒÏ„Î± Ï„Î¿á¿¦</text:p>
      <text:p text:style-name="Preformatted_20_Text"><text:s text:c="4"/>Î¼á½±Î»Î¹ÏƒÏ„Î±. Î‘á½‘Ï„á½¸Î½ Î´á½² Î½Î¿Îµá¿– á½ Î½Î¿á¿¦Ï‚ ÎºÎ±Ï„á½° Î¼ÎµÏ„á½±Î»Î·ÏˆÎ¹Î½ Ï„Î¿á¿¦ Î½Î¿Î·Ï„Î¿á¿¦ Î½Î¿Î·Ï„á½¸Ï‚ Î³á½°Ï</text:p>
      <text:p text:style-name="Preformatted_20_Text"><text:s text:c="4"/>Î³á½·Î³Î½ÎµÏ„Î±Î¹ Î¸Î¹Î³Î³á½±Î½Ï‰Î½ ÎºÎ±á½¶ Î½Î¿á¿¶Î½, á½¥ÏƒÏ„Îµ Ï„Î±á½Ï„á½¸Î½ Î½Î¿á¿¦Ï‚ ÎºÎ±á½¶ Î½Î¿Î·Ï„á½¹Î½. Î¤á½¸ Î³á½°Ï</text:p>
      <text:p text:style-name="Preformatted_20_Text"><text:s text:c="4"/>Î´ÎµÎºÏ„Î¹Îºá½¸Î½ Ï„Î¿á¿¦ Î½Î¿Î·Ï„Î¿á¿¦ ÎºÎ±á½¶ Ï„á¿†Ï‚ Î¿á½Ïƒá½·Î±Ï‚ Î½Î¿á¿¦Ï‚. á¼˜Î½ÎµÏÎ³Îµá¿– Î´á½² á¼”Ï‡Ï‰Î½. á½­ÏƒÏ„á¾½</text:p>
      <text:p text:style-name="Preformatted_20_Text"><text:s text:c="4"/>á¼ÎºÎµá¿–Î½Î¿ Î¼á¾¶Î»Î»Î¿Î½ Ï„Î¿á½»Ï„Î¿Ï… á½‚ Î´Î¿ÎºÎµá¿– á½ Î½Î¿á¿¦Ï‚ Î¸Îµá¿–Î¿Î½ á¼”Ï‡ÎµÎ¹Î½, ÎºÎ±á½¶ á¼¡ Î¸ÎµÏ‰Ïá½·Î± Ï„á½¸</text:p>
      <text:p text:style-name="Preformatted_20_Text"><text:s text:c="4"/>á¼¥Î´Î¹ÏƒÏ„Î¿Î½ ÎºÎ±á½¶ á¼„ÏÎ¹ÏƒÏ„Î¿Î½. Î•á¼° Î¿á½–Î½ Î¿á½•Ï„Ï‰Ï‚ Îµá½– á¼”Ï‡ÎµÎ¹, á½¡Ï‚ á¼¡Î¼Îµá¿–Ï‚ Ï€Î¿Ï„á½³, á½ Î¸Îµá½¸Ï‚</text:p>
      <text:p text:style-name="Preformatted_20_Text"><text:soft-page-break/><text:s text:c="4"/>á¼€Îµá½·, Î¸Î±Ï…Î¼Î±ÏƒÏ„á½¹Î½; Îµá¼° Î´á½² Î¼á¾¶Î»Î»Î¿Î½, á¼”Ï„Î¹ Î¸Î±Ï…Î¼Î±ÏƒÎ¹á½½Ï„ÎµÏÎ¿Î½. á¼œÏ‡ÎµÎ¹ Î´á½² á½¡Î´á½·. ÎšÎ±á½¶</text:p>
      <text:p text:style-name="Preformatted_20_Text"><text:s text:c="4"/>Î¶Ï‰á½´ Î´á½³ Î³Îµ á½‘Ï€á½±ÏÏ‡ÎµÎ¹; á¼¡ Î³á½°Ï Î½Î¿á¿¦ á¼Î½á½³ÏÎ³ÎµÎ¹Î± Î¶Ï‰á½µ, á¼ÎºÎµá¿–Î½Î¿Ï‚ Î´á½² á¼¡ á¼Î½á½³ÏÎ³ÎµÎ¹Î±;</text:p>
      <text:p text:style-name="Preformatted_20_Text"><text:s text:c="4"/>á¼Î½á½³ÏÎ³ÎµÎ¹Î± Î´á½² á¼¡ ÎºÎ±Î¸á¾½ Î±á½‘Ï„á½´Î½ á¼ÎºÎµá½·Î½Î¿Ï… Î¶Ï‰á½´ á¼€Ïá½·ÏƒÏ„Î· ÎºÎ±á½¶ á¼€á¿“Î´Î¹Î¿Ï‚. Î¦Î±Î¼á½²Î½ Î´á½²</text:p>
      <text:p text:style-name="Preformatted_20_Text"><text:s text:c="4"/>Ï„á½¸Î½ Î¸Îµá½¸Î½ Îµá¼¶Î½Î±Î¹ Î¶á¿·Î¿Î½ á¼€á¿“Î´Î¹Î¿Î½ á¼„ÏÎ¹ÏƒÏ„Î¿Î½, á½¥ÏƒÏ„Îµ Î¶Ï‰á½´ Î±á¼°á½¼Î½ ÏƒÏ…Î½ÎµÏ‡á½´Ï‚ ÎºÎ±á½¶</text:p>
      <text:p text:style-name="Preformatted_20_Text"><text:s text:c="4"/>á¼€á¿“Î´Î¹Î¿Ï‚ á½‘Ï€á½±ÏÏ‡ÎµÎ¹ Ï„á¿· Î¸Îµá¿·; Ï„Î¿á¿¦Ï„Î¿ Î³á½°Ï á½ Î¸Îµá½¹Ï‚. (ARIST. _Met._ XI. 7.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INDEX.</text:p>
      <text:p text:style-name="Preformatted_20_Text"/>
      <text:p text:style-name="Preformatted_20_Text"/>
      <text:p text:style-name="Preformatted_20_Text">Absolute (the), xlviii, 7.</text:p>
      <text:p text:style-name="Preformatted_20_Text"/>
      <text:p text:style-name="Preformatted_20_Text">Abstraction, 74.</text:p>
      <text:p text:style-name="Preformatted_20_Text"/>
      <text:p text:style-name="Preformatted_20_Text">Accent, 81, 87.</text:p>
      <text:p text:style-name="Preformatted_20_Text"/>
      <text:p text:style-name="Preformatted_20_Text">Ages of man, 17.</text:p>
      <text:p text:style-name="Preformatted_20_Text"/>
      <text:p text:style-name="Preformatted_20_Text">Alphabets, 81.</text:p>
      <text:p text:style-name="Preformatted_20_Text"/>
      <text:p text:style-name="Preformatted_20_Text">Altruism, 57.</text:p>
      <text:p text:style-name="Preformatted_20_Text"/>
      <text:p text:style-name="Preformatted_20_Text">Animal magnetism, clxi, 5, 29 seqq.</text:p>
      <text:p text:style-name="Preformatted_20_Text"/>
      <text:p text:style-name="Preformatted_20_Text">Anthropology, xxv, lxxxviii, 12 seqq.</text:p>
      <text:p text:style-name="Preformatted_20_Text"/>
      <text:p text:style-name="Preformatted_20_Text">Appetite, 53.</text:p>
      <text:p text:style-name="Preformatted_20_Text"/>
      <text:p text:style-name="Preformatted_20_Text">_Aristotle_, liii, cxxxiii, 4, 63, 163.</text:p>
      <text:p text:style-name="Preformatted_20_Text"/>
      <text:p text:style-name="Preformatted_20_Text">Art, xxxix seqq., 169 seqq.</text:p>
      <text:p text:style-name="Preformatted_20_Text"/>
      <text:p text:style-name="Preformatted_20_Text">Asceticism, cxv, cxliii, clxxxvii, 159.</text:p>
      <text:p text:style-name="Preformatted_20_Text"/>
      <text:p text:style-name="Preformatted_20_Text">Association of ideas, 73.</text:p>
      <text:p text:style-name="Preformatted_20_Text"/>
      <text:p text:style-name="Preformatted_20_Text">Atheism, 183.</text:p>
      <text:p text:style-name="Preformatted_20_Text"/>
      <text:p text:style-name="Preformatted_20_Text">Athens, cxxx.</text:p>
      <text:p text:style-name="Preformatted_20_Text"/>
      <text:p text:style-name="Preformatted_20_Text">Attention, clxxiii, 69.</text:p>
      <text:p text:style-name="Preformatted_20_Text"/>
      <text:p text:style-name="Preformatted_20_Text">Automatism (psychological), clxv.</text:p>
      <text:p text:style-name="Preformatted_20_Text"/>
      <text:p text:style-name="Preformatted_20_Text">_Bacon_ (Fr.), xxi, lii, lix, clx.</text:p>
      <text:p text:style-name="Preformatted_20_Text"/>
      <text:p text:style-name="Preformatted_20_Text">_Bain_ (A.), cxxi.</text:p>
      <text:p text:style-name="Preformatted_20_Text"/>
      <text:p text:style-name="Preformatted_20_Text">Beauty, 169.</text:p>
      <text:p text:style-name="Preformatted_20_Text"/>
      <text:p text:style-name="Preformatted_20_Text">Bhagavat-Gita, 186 seqq.</text:p>
      <text:p text:style-name="Preformatted_20_Text"><text:soft-page-break/></text:p>
      <text:p text:style-name="Preformatted_20_Text">Biography, 151.</text:p>
      <text:p text:style-name="Preformatted_20_Text"/>
      <text:p text:style-name="Preformatted_20_Text">Body and Soul (relations of), lxxxii, cxvi, clvi, 13.</text:p>
      <text:p text:style-name="Preformatted_20_Text"/>
      <text:p text:style-name="Preformatted_20_Text">_BoÃ«thius_, l.</text:p>
      <text:p text:style-name="Preformatted_20_Text"/>
      <text:p text:style-name="Preformatted_20_Text">_BÃ¶hme_ (J.), 95.</text:p>
      <text:p text:style-name="Preformatted_20_Text"/>
      <text:p text:style-name="Preformatted_20_Text">_Braid_ (J.), clxiv.</text:p>
      <text:p text:style-name="Preformatted_20_Text"/>
      <text:p text:style-name="Preformatted_20_Text">Bravery, cxcix.</text:p>
      <text:p text:style-name="Preformatted_20_Text"/>
      <text:p text:style-name="Preformatted_20_Text">Budget, 144.</text:p>
      <text:p text:style-name="Preformatted_20_Text"/>
      <text:p text:style-name="Preformatted_20_Text">Capitalism, cci seqq.</text:p>
      <text:p text:style-name="Preformatted_20_Text"/>
      <text:p text:style-name="Preformatted_20_Text">Cardinal virtues, cxxxii.</text:p>
      <text:p text:style-name="Preformatted_20_Text"/>
      <text:p text:style-name="Preformatted_20_Text">Categories, lx.</text:p>
      <text:p text:style-name="Preformatted_20_Text"/>
      <text:p text:style-name="Preformatted_20_Text">Catholicism, 157.</text:p>
      <text:p text:style-name="Preformatted_20_Text"/>
      <text:p text:style-name="Preformatted_20_Text">Children, lxxxvii, cii.</text:p>
      <text:p text:style-name="Preformatted_20_Text"/>
      <text:p text:style-name="Preformatted_20_Text">Chinese language, 81 seqq.</text:p>
      <text:p text:style-name="Preformatted_20_Text"/>
      <text:p text:style-name="Preformatted_20_Text">Choice, 98.</text:p>
      <text:p text:style-name="Preformatted_20_Text"/>
      <text:p text:style-name="Preformatted_20_Text">Christianity, xliv, cxli, clxxix, 7, 101, 157.</text:p>
      <text:p text:style-name="Preformatted_20_Text"/>
      <text:p text:style-name="Preformatted_20_Text">Clairvoyance, clviii, clxi, 33.</text:p>
      <text:p text:style-name="Preformatted_20_Text"/>
      <text:p text:style-name="Preformatted_20_Text">Cognition, 64.</text:p>
      <text:p text:style-name="Preformatted_20_Text"/>
      <text:p text:style-name="Preformatted_20_Text">Commercial morality, cci.</text:p>
      <text:p text:style-name="Preformatted_20_Text"/>
      <text:p text:style-name="Preformatted_20_Text">_Comte_ (C.), xcix.</text:p>
      <text:p text:style-name="Preformatted_20_Text"/>
      <text:p text:style-name="Preformatted_20_Text">_Condillac_, lxxviii, 61.</text:p>
      <text:p text:style-name="Preformatted_20_Text"/>
      <text:p text:style-name="Preformatted_20_Text">Conscience, xxx, cxxii, clxxxvii, 117, 156, 161.</text:p>
      <text:p text:style-name="Preformatted_20_Text"/>
      <text:p text:style-name="Preformatted_20_Text">Consciousness, xxv, xcix, 47 seqq.</text:p>
      <text:p text:style-name="Preformatted_20_Text"/>
      <text:p text:style-name="Preformatted_20_Text">Constitution of the State, 132.</text:p>
      <text:p text:style-name="Preformatted_20_Text"/>
      <text:p text:style-name="Preformatted_20_Text">Contract, 108.</text:p>
      <text:p text:style-name="Preformatted_20_Text"/>
      <text:p text:style-name="Preformatted_20_Text">Corporation, 130.</text:p>
      <text:p text:style-name="Preformatted_20_Text"/>
      <text:p text:style-name="Preformatted_20_Text">Crime, cxciii, 109.</text:p>
      <text:p text:style-name="Preformatted_20_Text"/>
      <text:p text:style-name="Preformatted_20_Text">Criticism, xvi, cxxxviii, 149.</text:p>
      <text:p text:style-name="Preformatted_20_Text"/>
      <text:p text:style-name="Preformatted_20_Text">Custom, clxxxix, 104.</text:p>
      <text:p text:style-name="Preformatted_20_Text"/>
      <text:p text:style-name="Preformatted_20_Text">_Dante_, cxxxiv.</text:p>
      <text:p text:style-name="Preformatted_20_Text"/>
      <text:p text:style-name="Preformatted_20_Text"><text:soft-page-break/>Deduction (Kantian and Fichtean), cx seqq.</text:p>
      <text:p text:style-name="Preformatted_20_Text"/>
      <text:p text:style-name="Preformatted_20_Text">Democracy, 141.</text:p>
      <text:p text:style-name="Preformatted_20_Text"/>
      <text:p text:style-name="Preformatted_20_Text">Development, 60.</text:p>
      <text:p text:style-name="Preformatted_20_Text"/>
      <text:p text:style-name="Preformatted_20_Text">Disease (mental), 27, 37.</text:p>
      <text:p text:style-name="Preformatted_20_Text"/>
      <text:p text:style-name="Preformatted_20_Text">Duty, cxiv, cxix, cxxi seqq., cxxxi, cxxxix, 97, 104, 116.</text:p>
      <text:p text:style-name="Preformatted_20_Text"/>
      <text:p text:style-name="Preformatted_20_Text">Economics, 122.</text:p>
      <text:p text:style-name="Preformatted_20_Text"/>
      <text:p text:style-name="Preformatted_20_Text">Education, xcii, cxxxvii, 11.</text:p>
      <text:p text:style-name="Preformatted_20_Text"/>
      <text:p text:style-name="Preformatted_20_Text">Ego (the), lxiv seqq., 47 seqq.</text:p>
      <text:p text:style-name="Preformatted_20_Text"/>
      <text:p text:style-name="Preformatted_20_Text">Egoism, 55.</text:p>
      <text:p text:style-name="Preformatted_20_Text"/>
      <text:p text:style-name="Preformatted_20_Text">Eleaticism, 190.</text:p>
      <text:p text:style-name="Preformatted_20_Text"/>
      <text:p text:style-name="Preformatted_20_Text">England, 143.</text:p>
      <text:p text:style-name="Preformatted_20_Text"/>
      <text:p text:style-name="Preformatted_20_Text">Epicureanism, cxli, 195.</text:p>
      <text:p text:style-name="Preformatted_20_Text"/>
      <text:p text:style-name="Preformatted_20_Text">Epistemology, ciii.</text:p>
      <text:p text:style-name="Preformatted_20_Text"/>
      <text:p text:style-name="Preformatted_20_Text">Equality (political and social), cxc, 133.</text:p>
      <text:p text:style-name="Preformatted_20_Text"/>
      <text:p text:style-name="Preformatted_20_Text">Equity, xxxi.</text:p>
      <text:p text:style-name="Preformatted_20_Text"/>
      <text:p text:style-name="Preformatted_20_Text">Estates, 123.</text:p>
      <text:p text:style-name="Preformatted_20_Text"/>
      <text:p text:style-name="Preformatted_20_Text">Ethics, xv, xix, xxx seqq., xcv, cxiii seqq., cxc seqq., 113 seqq.</text:p>
      <text:p text:style-name="Preformatted_20_Text"/>
      <text:p text:style-name="Preformatted_20_Text">Experience, 51.</text:p>
      <text:p text:style-name="Preformatted_20_Text"/>
      <text:p text:style-name="Preformatted_20_Text">Experimental psychology, lxxxi seqq., c.</text:p>
      <text:p text:style-name="Preformatted_20_Text"/>
      <text:p text:style-name="Preformatted_20_Text">Expression (mental), 23, 45.</text:p>
      <text:p text:style-name="Preformatted_20_Text"/>
      <text:p text:style-name="Preformatted_20_Text">Faculties of Mind, lxxiii seqq., xcvii, cxxvi, 58, 65.</text:p>
      <text:p text:style-name="Preformatted_20_Text"/>
      <text:p text:style-name="Preformatted_20_Text">Faith, cvii.</text:p>
      <text:p text:style-name="Preformatted_20_Text"/>
      <text:p text:style-name="Preformatted_20_Text">Faith-cure, clxi, 35.</text:p>
      <text:p text:style-name="Preformatted_20_Text"/>
      <text:p text:style-name="Preformatted_20_Text">Fame, 153.</text:p>
      <text:p text:style-name="Preformatted_20_Text"/>
      <text:p text:style-name="Preformatted_20_Text">Family, xxxii, cxcii, 121.</text:p>
      <text:p text:style-name="Preformatted_20_Text"/>
      <text:p text:style-name="Preformatted_20_Text">_Fechner_ (G. T.), cli.</text:p>
      <text:p text:style-name="Preformatted_20_Text"/>
      <text:p text:style-name="Preformatted_20_Text">Feeling, 22, 68, 92.</text:p>
      <text:p text:style-name="Preformatted_20_Text"/>
      <text:p text:style-name="Preformatted_20_Text">_Fichte_ (J. G.), cvi, cix seqq., clxiv, clxix, 49.</text:p>
      <text:p text:style-name="Preformatted_20_Text"/>
      <text:p text:style-name="Preformatted_20_Text">Finance, 144.</text:p>
      <text:p text:style-name="Preformatted_20_Text"/>
      <text:p text:style-name="Preformatted_20_Text">Finitude, 8.</text:p>
      <text:p text:style-name="Preformatted_20_Text"><text:soft-page-break/></text:p>
      <text:p text:style-name="Preformatted_20_Text">Fraud, 110.</text:p>
      <text:p text:style-name="Preformatted_20_Text"/>
      <text:p text:style-name="Preformatted_20_Text">Freedom, cxxv seqq., clxxv, 6, 99, 113, 133 seqq.</text:p>
      <text:p text:style-name="Preformatted_20_Text"/>
      <text:p text:style-name="Preformatted_20_Text">_Fries_, clxxix.</text:p>
      <text:p text:style-name="Preformatted_20_Text"/>
      <text:p text:style-name="Preformatted_20_Text">Genius (the), clvii, 28.</text:p>
      <text:p text:style-name="Preformatted_20_Text"/>
      <text:p text:style-name="Preformatted_20_Text">German language, 78, 88:</text:p>
      <text:p text:style-name="Preformatted_20_Text"><text:s text:c="2"/>politics, clxxvii;</text:p>
      <text:p text:style-name="Preformatted_20_Text"><text:s text:c="2"/>empire, clxxxi.</text:p>
      <text:p text:style-name="Preformatted_20_Text"/>
      <text:p text:style-name="Preformatted_20_Text">God, xxxiv, xli, cxxii, 20, 154, 176.</text:p>
      <text:p text:style-name="Preformatted_20_Text"/>
      <text:p text:style-name="Preformatted_20_Text">_Goethe_, cliv, clxix.</text:p>
      <text:p text:style-name="Preformatted_20_Text"/>
      <text:p text:style-name="Preformatted_20_Text">Goodness, 115.</text:p>
      <text:p text:style-name="Preformatted_20_Text"/>
      <text:p text:style-name="Preformatted_20_Text">Government, 137;</text:p>
      <text:p text:style-name="Preformatted_20_Text"><text:s text:c="2"/>forms of, 141.</text:p>
      <text:p text:style-name="Preformatted_20_Text"/>
      <text:p text:style-name="Preformatted_20_Text">Greek ethics, cxxix seqq., cxciv;</text:p>
      <text:p text:style-name="Preformatted_20_Text"><text:s text:c="2"/>religion, 164.</text:p>
      <text:p text:style-name="Preformatted_20_Text"/>
      <text:p text:style-name="Preformatted_20_Text">Habit, clviii, 39.</text:p>
      <text:p text:style-name="Preformatted_20_Text"/>
      <text:p text:style-name="Preformatted_20_Text">Happiness, 99.</text:p>
      <text:p text:style-name="Preformatted_20_Text"/>
      <text:p text:style-name="Preformatted_20_Text">_Herbart_, lxii seqq., lxxxv, cxxvii.</text:p>
      <text:p text:style-name="Preformatted_20_Text"/>
      <text:p text:style-name="Preformatted_20_Text">Hieroglyphics, 80.</text:p>
      <text:p text:style-name="Preformatted_20_Text"/>
      <text:p text:style-name="Preformatted_20_Text">History, xxxiv, xlvii, xci, 147 seqq.</text:p>
      <text:p text:style-name="Preformatted_20_Text"/>
      <text:p text:style-name="Preformatted_20_Text">_Hobbes_, lxxvi, clxxxii.</text:p>
      <text:p text:style-name="Preformatted_20_Text"/>
      <text:p text:style-name="Preformatted_20_Text">Holiness, 159.</text:p>
      <text:p text:style-name="Preformatted_20_Text"/>
      <text:p text:style-name="Preformatted_20_Text">Honour, 124.</text:p>
      <text:p text:style-name="Preformatted_20_Text"/>
      <text:p text:style-name="Preformatted_20_Text">_Humboldt_ (W. v.), 79.</text:p>
      <text:p text:style-name="Preformatted_20_Text"/>
      <text:p text:style-name="Preformatted_20_Text">_Hume_, lxxi, cxx.</text:p>
      <text:p text:style-name="Preformatted_20_Text"/>
      <text:p text:style-name="Preformatted_20_Text">Hypnotism, clxiv seqq., 31 seqq.</text:p>
      <text:p text:style-name="Preformatted_20_Text"/>
      <text:p text:style-name="Preformatted_20_Text">Idea (Platonic), 163.</text:p>
      <text:p text:style-name="Preformatted_20_Text"/>
      <text:p text:style-name="Preformatted_20_Text">Idealism, civ; political, clxxxvi.</text:p>
      <text:p text:style-name="Preformatted_20_Text"/>
      <text:p text:style-name="Preformatted_20_Text">Ideality, clxviii, 25.</text:p>
      <text:p text:style-name="Preformatted_20_Text"/>
      <text:p text:style-name="Preformatted_20_Text">Ideas, lxix seqq., ci seqq.</text:p>
      <text:p text:style-name="Preformatted_20_Text"/>
      <text:p text:style-name="Preformatted_20_Text">Imagination, 72.</text:p>
      <text:p text:style-name="Preformatted_20_Text"/>
      <text:p text:style-name="Preformatted_20_Text">Immaterialism, clii, 12, 45.</text:p>
      <text:p text:style-name="Preformatted_20_Text"/>
      <text:p text:style-name="Preformatted_20_Text"><text:soft-page-break/>Impulse, 95.</text:p>
      <text:p text:style-name="Preformatted_20_Text"/>
      <text:p text:style-name="Preformatted_20_Text">Individualist ethics, cxx seqq.</text:p>
      <text:p text:style-name="Preformatted_20_Text"/>
      <text:p text:style-name="Preformatted_20_Text">Individuality in the State, 139.</text:p>
      <text:p text:style-name="Preformatted_20_Text"/>
      <text:p text:style-name="Preformatted_20_Text">Industrialism, cc, 123.</text:p>
      <text:p text:style-name="Preformatted_20_Text"/>
      <text:p text:style-name="Preformatted_20_Text">Insanity, 37.</text:p>
      <text:p text:style-name="Preformatted_20_Text"/>
      <text:p text:style-name="Preformatted_20_Text">Intention, 114.</text:p>
      <text:p text:style-name="Preformatted_20_Text"/>
      <text:p text:style-name="Preformatted_20_Text">International Law, 147.</text:p>
      <text:p text:style-name="Preformatted_20_Text"/>
      <text:p text:style-name="Preformatted_20_Text">Intuition, 67.</text:p>
      <text:p text:style-name="Preformatted_20_Text"/>
      <text:p text:style-name="Preformatted_20_Text">Irony, 179.</text:p>
      <text:p text:style-name="Preformatted_20_Text"/>
      <text:p text:style-name="Preformatted_20_Text">_Jelaleddin-Rumi_, 189.</text:p>
      <text:p text:style-name="Preformatted_20_Text"/>
      <text:p text:style-name="Preformatted_20_Text">Judgment, 89.</text:p>
      <text:p text:style-name="Preformatted_20_Text"/>
      <text:p text:style-name="Preformatted_20_Text">Judicial system, 127.</text:p>
      <text:p text:style-name="Preformatted_20_Text"/>
      <text:p text:style-name="Preformatted_20_Text">_Jung-Stilling_, clxii.</text:p>
      <text:p text:style-name="Preformatted_20_Text"/>
      <text:p text:style-name="Preformatted_20_Text">Juries, 128.</text:p>
      <text:p text:style-name="Preformatted_20_Text"/>
      <text:p text:style-name="Preformatted_20_Text">_Kant_ (I.), xv, lxiv, lxxi, xcvi, cvii, cxxviii, clxxxviii, 20, 48, 51,</text:p>
      <text:p text:style-name="Preformatted_20_Text"><text:s text:c="12"/>63, 154.</text:p>
      <text:p text:style-name="Preformatted_20_Text"/>
      <text:p text:style-name="Preformatted_20_Text">_Kieser_, clxiii.</text:p>
      <text:p text:style-name="Preformatted_20_Text"/>
      <text:p text:style-name="Preformatted_20_Text">Knowledge, cv, cxxxv, cxli, 64.</text:p>
      <text:p text:style-name="Preformatted_20_Text"/>
      <text:p text:style-name="Preformatted_20_Text">Krishna, 186 seqq.</text:p>
      <text:p text:style-name="Preformatted_20_Text"/>
      <text:p text:style-name="Preformatted_20_Text">Labour, 123.</text:p>
      <text:p text:style-name="Preformatted_20_Text"/>
      <text:p text:style-name="Preformatted_20_Text">Language, clxxiv, 79 seqq.</text:p>
      <text:p text:style-name="Preformatted_20_Text"/>
      <text:p text:style-name="Preformatted_20_Text">_Laplace_, clxiv.</text:p>
      <text:p text:style-name="Preformatted_20_Text"/>
      <text:p text:style-name="Preformatted_20_Text">Law, xxix, xcvi, cxc, 104, 125.</text:p>
      <text:p text:style-name="Preformatted_20_Text"/>
      <text:p text:style-name="Preformatted_20_Text">Legality, xxx, clxxxix.</text:p>
      <text:p text:style-name="Preformatted_20_Text"/>
      <text:p text:style-name="Preformatted_20_Text">Legislation, 125.</text:p>
      <text:p text:style-name="Preformatted_20_Text"/>
      <text:p text:style-name="Preformatted_20_Text">_Leibniz_, lxxii, lxxvii, cxlvi, 14, 80, 82.</text:p>
      <text:p text:style-name="Preformatted_20_Text"/>
      <text:p text:style-name="Preformatted_20_Text">Liberty, see Freedom.</text:p>
      <text:p text:style-name="Preformatted_20_Text"/>
      <text:p text:style-name="Preformatted_20_Text">Life, 13.</text:p>
      <text:p text:style-name="Preformatted_20_Text"/>
      <text:p text:style-name="Preformatted_20_Text">Logic, xiv, xvii, lxi, xcv, 196.</text:p>
      <text:p text:style-name="Preformatted_20_Text"/>
      <text:p text:style-name="Preformatted_20_Text">Lutheranism, 157.</text:p>
      <text:p text:style-name="Preformatted_20_Text"/>
      <text:p text:style-name="Preformatted_20_Text"><text:soft-page-break/>_Macchiavelli_, clxxx.</text:p>
      <text:p text:style-name="Preformatted_20_Text"/>
      <text:p text:style-name="Preformatted_20_Text">Magic, clxi, 29.</text:p>
      <text:p text:style-name="Preformatted_20_Text"/>
      <text:p text:style-name="Preformatted_20_Text">Manifestation, 7.</text:p>
      <text:p text:style-name="Preformatted_20_Text"/>
      <text:p text:style-name="Preformatted_20_Text">Manners, 104.</text:p>
      <text:p text:style-name="Preformatted_20_Text"/>
      <text:p text:style-name="Preformatted_20_Text">Marriage, 121, 159.</text:p>
      <text:p text:style-name="Preformatted_20_Text"/>
      <text:p text:style-name="Preformatted_20_Text">Master and slave, 56.</text:p>
      <text:p text:style-name="Preformatted_20_Text"/>
      <text:p text:style-name="Preformatted_20_Text">Mathematics in psychology, lxviii.</text:p>
      <text:p text:style-name="Preformatted_20_Text"/>
      <text:p text:style-name="Preformatted_20_Text">Medium, 34.</text:p>
      <text:p text:style-name="Preformatted_20_Text"/>
      <text:p text:style-name="Preformatted_20_Text">Memory, clxxiv, 70, 84.</text:p>
      <text:p text:style-name="Preformatted_20_Text"/>
      <text:p text:style-name="Preformatted_20_Text">_Mesmer_, clxi.</text:p>
      <text:p text:style-name="Preformatted_20_Text"/>
      <text:p text:style-name="Preformatted_20_Text">Metaphysic, lviii seqq.</text:p>
      <text:p text:style-name="Preformatted_20_Text"/>
      <text:p text:style-name="Preformatted_20_Text">_Mill_ (James), lxxix.</text:p>
      <text:p text:style-name="Preformatted_20_Text"/>
      <text:p text:style-name="Preformatted_20_Text">Mind (= Spirit), xlix seqq., 58, 196.</text:p>
      <text:p text:style-name="Preformatted_20_Text"/>
      <text:p text:style-name="Preformatted_20_Text">Mnemonics, 85.</text:p>
      <text:p text:style-name="Preformatted_20_Text"/>
      <text:p text:style-name="Preformatted_20_Text">Monarchy, 139.</text:p>
      <text:p text:style-name="Preformatted_20_Text"/>
      <text:p text:style-name="Preformatted_20_Text">Monasticism, 159.</text:p>
      <text:p text:style-name="Preformatted_20_Text"/>
      <text:p text:style-name="Preformatted_20_Text">Monotheism, 188.</text:p>
      <text:p text:style-name="Preformatted_20_Text"/>
      <text:p text:style-name="Preformatted_20_Text">Morality, xxx, xxxviii, cxxi, clxxxviii seqq., cxcviii, 113 seqq.</text:p>
      <text:p text:style-name="Preformatted_20_Text"/>
      <text:p text:style-name="Preformatted_20_Text">_MÃ¼nsterberg_ (H.), lxxxiii.</text:p>
      <text:p text:style-name="Preformatted_20_Text"/>
      <text:p text:style-name="Preformatted_20_Text">_Napoleon_, 19.</text:p>
      <text:p text:style-name="Preformatted_20_Text"/>
      <text:p text:style-name="Preformatted_20_Text">Nationality, 142, 150, 154, cxcv.</text:p>
      <text:p text:style-name="Preformatted_20_Text"/>
      <text:p text:style-name="Preformatted_20_Text">Natural Philosophy, xv, xvii, xxii.</text:p>
      <text:p text:style-name="Preformatted_20_Text"/>
      <text:p text:style-name="Preformatted_20_Text">Natural rights, 112.</text:p>
      <text:p text:style-name="Preformatted_20_Text"/>
      <text:p text:style-name="Preformatted_20_Text">Nature, cxx, cxxiv, 12, 133, 196.</text:p>
      <text:p text:style-name="Preformatted_20_Text"/>
      <text:p text:style-name="Preformatted_20_Text">Nemesis, 174.</text:p>
      <text:p text:style-name="Preformatted_20_Text"/>
      <text:p text:style-name="Preformatted_20_Text">_Nietzsche_ (F.), cxxviii.</text:p>
      <text:p text:style-name="Preformatted_20_Text"/>
      <text:p text:style-name="Preformatted_20_Text">Nobility, cxcvii.</text:p>
      <text:p text:style-name="Preformatted_20_Text"/>
      <text:p text:style-name="Preformatted_20_Text">Observation, lxxxix.</text:p>
      <text:p text:style-name="Preformatted_20_Text"/>
      <text:p text:style-name="Preformatted_20_Text">Orders (social), cxcvii seqq., 124.</text:p>
      <text:p text:style-name="Preformatted_20_Text"/>
      <text:p text:style-name="Preformatted_20_Text">Ought, clxxv, 94, 116.</text:p>
      <text:p text:style-name="Preformatted_20_Text"><text:soft-page-break/></text:p>
      <text:p text:style-name="Preformatted_20_Text">Pain, 6, 94.</text:p>
      <text:p text:style-name="Preformatted_20_Text"/>
      <text:p text:style-name="Preformatted_20_Text">Pantheism, 184, 194.</text:p>
      <text:p text:style-name="Preformatted_20_Text"/>
      <text:p text:style-name="Preformatted_20_Text">Parliament, 142.</text:p>
      <text:p text:style-name="Preformatted_20_Text"/>
      <text:p text:style-name="Preformatted_20_Text">Passion, 95.</text:p>
      <text:p text:style-name="Preformatted_20_Text"/>
      <text:p text:style-name="Preformatted_20_Text">Peasantry, cci.</text:p>
      <text:p text:style-name="Preformatted_20_Text"/>
      <text:p text:style-name="Preformatted_20_Text">_Peel_ (Sir R.), 127.</text:p>
      <text:p text:style-name="Preformatted_20_Text"/>
      <text:p text:style-name="Preformatted_20_Text">Perception, 67.</text:p>
      <text:p text:style-name="Preformatted_20_Text"/>
      <text:p text:style-name="Preformatted_20_Text">Perfection, cxxvii, cxxix.</text:p>
      <text:p text:style-name="Preformatted_20_Text"/>
      <text:p text:style-name="Preformatted_20_Text">Person, 107, 119.</text:p>
      <text:p text:style-name="Preformatted_20_Text"/>
      <text:p text:style-name="Preformatted_20_Text">Personality, lxiv, clxvii.</text:p>
      <text:p text:style-name="Preformatted_20_Text"/>
      <text:p text:style-name="Preformatted_20_Text">Philosophy, xiv, cxvii, cxxxviii, 159 seqq., 179 seqq.</text:p>
      <text:p text:style-name="Preformatted_20_Text"/>
      <text:p text:style-name="Preformatted_20_Text">Phrenology, 35.</text:p>
      <text:p text:style-name="Preformatted_20_Text"/>
      <text:p text:style-name="Preformatted_20_Text">Physiology, lxxxi, c.</text:p>
      <text:p text:style-name="Preformatted_20_Text"/>
      <text:p text:style-name="Preformatted_20_Text">_Pinel_, 39.</text:p>
      <text:p text:style-name="Preformatted_20_Text"/>
      <text:p text:style-name="Preformatted_20_Text">_Plato_, xcviii, cxxxi, cxxxv, 33, 97, 102, 162.</text:p>
      <text:p text:style-name="Preformatted_20_Text"/>
      <text:p text:style-name="Preformatted_20_Text">Pleasure, cxxxvi, 94.</text:p>
      <text:p text:style-name="Preformatted_20_Text"/>
      <text:p text:style-name="Preformatted_20_Text">_Plotinus_, cxliv.</text:p>
      <text:p text:style-name="Preformatted_20_Text"/>
      <text:p text:style-name="Preformatted_20_Text">Police, 130.</text:p>
      <text:p text:style-name="Preformatted_20_Text"/>
      <text:p text:style-name="Preformatted_20_Text">_Porphyry_, xx.</text:p>
      <text:p text:style-name="Preformatted_20_Text"/>
      <text:p text:style-name="Preformatted_20_Text">Positivity of laws, 125.</text:p>
      <text:p text:style-name="Preformatted_20_Text"/>
      <text:p text:style-name="Preformatted_20_Text">Powers (political), ccii, 138.</text:p>
      <text:p text:style-name="Preformatted_20_Text"/>
      <text:p text:style-name="Preformatted_20_Text">Practice, 92.</text:p>
      <text:p text:style-name="Preformatted_20_Text"/>
      <text:p text:style-name="Preformatted_20_Text">Property, xxix, cxcii, 107.</text:p>
      <text:p text:style-name="Preformatted_20_Text"/>
      <text:p text:style-name="Preformatted_20_Text">Protestantism, 166.</text:p>
      <text:p text:style-name="Preformatted_20_Text"/>
      <text:p text:style-name="Preformatted_20_Text">Prussia, clxxviii, clxxxiv.</text:p>
      <text:p text:style-name="Preformatted_20_Text"/>
      <text:p text:style-name="Preformatted_20_Text">Psychiatry, 33.</text:p>
      <text:p text:style-name="Preformatted_20_Text"/>
      <text:p text:style-name="Preformatted_20_Text">Psychology, xxii, xxiv, lii seqq., lxiii, lxxxvi, xcv, cxvii, 4, 58, 63.</text:p>
      <text:p text:style-name="Preformatted_20_Text"/>
      <text:p text:style-name="Preformatted_20_Text">Psycho-physics, clvi, 23.</text:p>
      <text:p text:style-name="Preformatted_20_Text"/>
      <text:p text:style-name="Preformatted_20_Text">Punishment, cxciii, cciii, 111.</text:p>
      <text:p text:style-name="Preformatted_20_Text"/>
      <text:p text:style-name="Preformatted_20_Text"><text:soft-page-break/>Purpose, 97, 114.</text:p>
      <text:p text:style-name="Preformatted_20_Text"/>
      <text:p text:style-name="Preformatted_20_Text">Races, 16.</text:p>
      <text:p text:style-name="Preformatted_20_Text"/>
      <text:p text:style-name="Preformatted_20_Text">Rationalism, clxv, 183.</text:p>
      <text:p text:style-name="Preformatted_20_Text"/>
      <text:p text:style-name="Preformatted_20_Text">Reason, cxv, cxliii, clxxii, 58.</text:p>
      <text:p text:style-name="Preformatted_20_Text"/>
      <text:p text:style-name="Preformatted_20_Text">Recollection, 70.</text:p>
      <text:p text:style-name="Preformatted_20_Text"/>
      <text:p text:style-name="Preformatted_20_Text">_Reinhold_, 49.</text:p>
      <text:p text:style-name="Preformatted_20_Text"/>
      <text:p text:style-name="Preformatted_20_Text">Religion, xxxvii seqq., cxcvi, 155 seqq., 167 seqq.</text:p>
      <text:p text:style-name="Preformatted_20_Text"/>
      <text:p text:style-name="Preformatted_20_Text">Representation, cxi, 70;</text:p>
      <text:p text:style-name="Preformatted_20_Text"><text:s text:c="2"/>political, clxxxiii, 142.</text:p>
      <text:p text:style-name="Preformatted_20_Text"/>
      <text:p text:style-name="Preformatted_20_Text">Responsibility, 114.</text:p>
      <text:p text:style-name="Preformatted_20_Text"/>
      <text:p text:style-name="Preformatted_20_Text">Revelation, 7, 175.</text:p>
      <text:p text:style-name="Preformatted_20_Text"/>
      <text:p text:style-name="Preformatted_20_Text">Right, xxix, 104 (see Law).</text:p>
      <text:p text:style-name="Preformatted_20_Text"/>
      <text:p text:style-name="Preformatted_20_Text">_Ritter_, clxi, clxiii.</text:p>
      <text:p text:style-name="Preformatted_20_Text"/>
      <text:p text:style-name="Preformatted_20_Text">Romances, 151:</text:p>
      <text:p text:style-name="Preformatted_20_Text"><text:s text:c="2"/>romantic art, 172.</text:p>
      <text:p text:style-name="Preformatted_20_Text"/>
      <text:p text:style-name="Preformatted_20_Text">Savages, lxxxvii, cii.</text:p>
      <text:p text:style-name="Preformatted_20_Text"/>
      <text:p text:style-name="Preformatted_20_Text">_Schelling_, clxi.</text:p>
      <text:p text:style-name="Preformatted_20_Text"/>
      <text:p text:style-name="Preformatted_20_Text">_Schindler_, clxiii.</text:p>
      <text:p text:style-name="Preformatted_20_Text"/>
      <text:p text:style-name="Preformatted_20_Text">_Schopenhauer_, cvi, cxvi, cli, clxiv, clxix, clxxxvii.</text:p>
      <text:p text:style-name="Preformatted_20_Text"/>
      <text:p text:style-name="Preformatted_20_Text">Science, xviii.</text:p>
      <text:p text:style-name="Preformatted_20_Text"/>
      <text:p text:style-name="Preformatted_20_Text">_Scott_ (Sir W.), 151.</text:p>
      <text:p text:style-name="Preformatted_20_Text"/>
      <text:p text:style-name="Preformatted_20_Text">Self-consciousness, clxxi, 53 seqq.</text:p>
      <text:p text:style-name="Preformatted_20_Text"/>
      <text:p text:style-name="Preformatted_20_Text">Sensibility and sensation, 20, 50.</text:p>
      <text:p text:style-name="Preformatted_20_Text"/>
      <text:p text:style-name="Preformatted_20_Text">Sex, 18.</text:p>
      <text:p text:style-name="Preformatted_20_Text"/>
      <text:p text:style-name="Preformatted_20_Text">Siderism, clxiii, 15.</text:p>
      <text:p text:style-name="Preformatted_20_Text"/>
      <text:p text:style-name="Preformatted_20_Text">Signs (in language), 76.</text:p>
      <text:p text:style-name="Preformatted_20_Text"/>
      <text:p text:style-name="Preformatted_20_Text">Skill (acquired), 42.</text:p>
      <text:p text:style-name="Preformatted_20_Text"/>
      <text:p text:style-name="Preformatted_20_Text">Slavery, 56, 101.</text:p>
      <text:p text:style-name="Preformatted_20_Text"/>
      <text:p text:style-name="Preformatted_20_Text">Sleep, 18.</text:p>
      <text:p text:style-name="Preformatted_20_Text"/>
      <text:p text:style-name="Preformatted_20_Text">Society, xxxii, 56.</text:p>
      <text:p text:style-name="Preformatted_20_Text"/>
      <text:p text:style-name="Preformatted_20_Text">Sociology, xxiii.</text:p>
      <text:p text:style-name="Preformatted_20_Text"><text:soft-page-break/></text:p>
      <text:p text:style-name="Preformatted_20_Text">Somnambulism, 30.</text:p>
      <text:p text:style-name="Preformatted_20_Text"/>
      <text:p text:style-name="Preformatted_20_Text">Soul, liv, lxix, lxxv, 26.</text:p>
      <text:p text:style-name="Preformatted_20_Text"/>
      <text:p text:style-name="Preformatted_20_Text">_Spencer_ (H.), xxi seqq., cxi, cxxiii, cxliv.</text:p>
      <text:p text:style-name="Preformatted_20_Text"/>
      <text:p text:style-name="Preformatted_20_Text">_Spinoza_, lxxvi, ci, cxix, cl, 14, 49, 188.</text:p>
      <text:p text:style-name="Preformatted_20_Text"/>
      <text:p text:style-name="Preformatted_20_Text">Spiritualism, clxii.</text:p>
      <text:p text:style-name="Preformatted_20_Text"/>
      <text:p text:style-name="Preformatted_20_Text">State, xxxii seqq., clxxvi, clxxxiii, 131 seqq.</text:p>
      <text:p text:style-name="Preformatted_20_Text"/>
      <text:p text:style-name="Preformatted_20_Text">Stoicism, cxix, cxxiv, cxi, cxliii.</text:p>
      <text:p text:style-name="Preformatted_20_Text"/>
      <text:p text:style-name="Preformatted_20_Text">Suggestion, clxv seqq., 33.</text:p>
      <text:p text:style-name="Preformatted_20_Text"/>
      <text:p text:style-name="Preformatted_20_Text">Superstition, 158.</text:p>
      <text:p text:style-name="Preformatted_20_Text"/>
      <text:p text:style-name="Preformatted_20_Text">Syllogism, 90.</text:p>
      <text:p text:style-name="Preformatted_20_Text"/>
      <text:p text:style-name="Preformatted_20_Text">Symbol, 77, 171.</text:p>
      <text:p text:style-name="Preformatted_20_Text"/>
      <text:p text:style-name="Preformatted_20_Text">Sympathy, clv.</text:p>
      <text:p text:style-name="Preformatted_20_Text"/>
      <text:p text:style-name="Preformatted_20_Text">Telepathy, clxi, 34.</text:p>
      <text:p text:style-name="Preformatted_20_Text"/>
      <text:p text:style-name="Preformatted_20_Text">Tellurism, clxiii, 15.</text:p>
      <text:p text:style-name="Preformatted_20_Text"/>
      <text:p text:style-name="Preformatted_20_Text">Theology, 155.</text:p>
      <text:p text:style-name="Preformatted_20_Text"/>
      <text:p text:style-name="Preformatted_20_Text">Thinking, clxxiv, 89.</text:p>
      <text:p text:style-name="Preformatted_20_Text"/>
      <text:p text:style-name="Preformatted_20_Text">_Tholuck_, 191.</text:p>
      <text:p text:style-name="Preformatted_20_Text"/>
      <text:p text:style-name="Preformatted_20_Text">Trinity, 177 seqq.</text:p>
      <text:p text:style-name="Preformatted_20_Text"/>
      <text:p text:style-name="Preformatted_20_Text">Truth, cv, 182.</text:p>
      <text:p text:style-name="Preformatted_20_Text"/>
      <text:p text:style-name="Preformatted_20_Text">Unconscious (the), cxlvi.</text:p>
      <text:p text:style-name="Preformatted_20_Text"/>
      <text:p text:style-name="Preformatted_20_Text">Understanding, 52, 89.</text:p>
      <text:p text:style-name="Preformatted_20_Text"/>
      <text:p text:style-name="Preformatted_20_Text">Universalising, cxxviii.</text:p>
      <text:p text:style-name="Preformatted_20_Text"/>
      <text:p text:style-name="Preformatted_20_Text">Utilitarianism, cxxxvi.</text:p>
      <text:p text:style-name="Preformatted_20_Text"/>
      <text:p text:style-name="Preformatted_20_Text">Value, 109.</text:p>
      <text:p text:style-name="Preformatted_20_Text"/>
      <text:p text:style-name="Preformatted_20_Text">Virtues, cxxxi, cxcviii, 120.</text:p>
      <text:p text:style-name="Preformatted_20_Text"/>
      <text:p text:style-name="Preformatted_20_Text">War, cxcix, 146.</text:p>
      <text:p text:style-name="Preformatted_20_Text"/>
      <text:p text:style-name="Preformatted_20_Text">Wartburg, clxxix.</text:p>
      <text:p text:style-name="Preformatted_20_Text"/>
      <text:p text:style-name="Preformatted_20_Text">Welfare, 114.</text:p>
      <text:p text:style-name="Preformatted_20_Text"/>
      <text:p text:style-name="Preformatted_20_Text">Wickedness, 9, 94, 117.</text:p>
      <text:p text:style-name="Preformatted_20_Text"/>
      <text:p text:style-name="Preformatted_20_Text"><text:soft-page-break/>Will, xxviii, cxxv, clxxv, 62, 90.</text:p>
      <text:p text:style-name="Preformatted_20_Text"/>
      <text:p text:style-name="Preformatted_20_Text">_Wolff_, lxxiii.</text:p>
      <text:p text:style-name="Preformatted_20_Text"/>
      <text:p text:style-name="Preformatted_20_Text">Words, clxxiv, 79.</text:p>
      <text:p text:style-name="Preformatted_20_Text"/>
      <text:p text:style-name="Preformatted_20_Text">_Wordsworth_, li, clxviii.</text:p>
      <text:p text:style-name="Preformatted_20_Text"/>
      <text:p text:style-name="Preformatted_20_Text">Written language, 81 seqq.</text:p>
      <text:p text:style-name="Preformatted_20_Text"/>
      <text:p text:style-name="Preformatted_20_Text">Wrong, 109.</text:p>
      <text:p text:style-name="Preformatted_20_Text"/>
      <text:p text:style-name="Preformatted_20_Text">WÃ¼rtemberg, clxxxv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OOTNOTES</text:p>
      <text:p text:style-name="Preformatted_20_Text"/>
      <text:p text:style-name="Preformatted_20_Text"/>
      <text:p text:style-name="Preformatted_20_Text"><text:s text:c="4"/>1 Plato, _Rep._ 527.</text:p>
      <text:p text:style-name="Preformatted_20_Text"/>
      <text:p text:style-name="Preformatted_20_Text"><text:s text:c="4"/>2 The prospectus of the _System of Synthetic Philosophy_ is dated</text:p>
      <text:p text:style-name="Preformatted_20_Text"><text:s text:c="6"/>1860. Darwinâ€™s _Origin of Species_ is 1859. But such ideas, both in</text:p>
      <text:p text:style-name="Preformatted_20_Text"><text:s text:c="6"/>Mr. Spencer and others, are earlier than Darwinâ€™s book.</text:p>
      <text:p text:style-name="Preformatted_20_Text"/>
      <text:p text:style-name="Preformatted_20_Text"><text:s text:c="4"/>3 Hegelâ€™s _VerhÃ¤ltniss_, the supreme category of what is called</text:p>
      <text:p text:style-name="Preformatted_20_Text"><text:s text:c="6"/>actuality: where object is necessitated by outside object.</text:p>
      <text:p text:style-name="Preformatted_20_Text"/>
      <text:p text:style-name="Preformatted_20_Text"><text:s text:c="4"/>4 Cf. Herbart, _Werke_ (ed. Kehrbach), iv. 372. This consciousness</text:p>
      <text:p text:style-name="Preformatted_20_Text"><text:s text:c="6"/>proper is what Leibniz called _Â« __Apperception,__ Â»__ la</text:p>
      <text:p text:style-name="Preformatted_20_Text"><text:s text:c="6"/>connaissance rÃ©flexive de lâ€™Ã©tat intÃ©rieur (Nouveaux Essais)_.</text:p>
      <text:p text:style-name="Preformatted_20_Text"/>
      <text:p text:style-name="Preformatted_20_Text"><text:s text:c="4"/>5 Herbart, _Werke_, vi. 55 (ed. Kehrbach).</text:p>
      <text:p text:style-name="Preformatted_20_Text"/>
      <text:p text:style-name="Preformatted_20_Text"><text:s text:c="4"/>6 p. 59 (Â§ 440).</text:p>
      <text:p text:style-name="Preformatted_20_Text"/>
      <text:p text:style-name="Preformatted_20_Text"><text:s text:c="4"/>7 p. 63 (Â§ 440).</text:p>
      <text:p text:style-name="Preformatted_20_Text"/>
      <text:p text:style-name="Preformatted_20_Text"><text:s text:c="4"/>8 These remarks refer to four out of the five Herbartian ethical</text:p>
      <text:p text:style-name="Preformatted_20_Text"><text:s text:c="6"/>ideas. See also Leibniz, who (in 1693, _De Notionibus juris et</text:p>
      <text:p text:style-name="Preformatted_20_Text"><text:s text:c="6"/>justitiae_) had given the following definitions: â€œCaritas est</text:p>
      <text:p text:style-name="Preformatted_20_Text"><text:s text:c="6"/>benevolentia universalis. Justitia est caritas sapientis. Sapientia</text:p>
      <text:p text:style-name="Preformatted_20_Text"><text:s text:c="6"/>est scientia felicitatis.â€ The jus naturae has three grades: the</text:p>
      <text:p text:style-name="Preformatted_20_Text"><text:s text:c="6"/>lowest, jus strictum; the second, aequitas (or caritas, in the</text:p>
      <text:p text:style-name="Preformatted_20_Text"><text:s text:c="6"/>narrower sense); and the highest, pietas, which is honeste, i.e. pie</text:p>
      <text:p text:style-name="Preformatted_20_Text"><text:s text:c="6"/>vivere.</text:p>
      <text:p text:style-name="Preformatted_20_Text"/>
      <text:p text:style-name="Preformatted_20_Text"><text:s text:c="4"/>9 To which the Greek Ï€á½¹Î»Î¹Ï‚, the Latin civitas or respublica, were only</text:p>
      <text:p text:style-name="Preformatted_20_Text"><text:s text:c="6"/>approximations. Hegel _is not writing a history_. If he were, it</text:p>
      <text:p text:style-name="Preformatted_20_Text"><text:s text:c="6"/>would be necessary for him to point out how far the individual</text:p>
      <text:p text:style-name="Preformatted_20_Text"><text:s text:c="6"/>instance, e.g. Rome, or Prussia, corresponded to its Idea.</text:p>
      <text:p text:style-name="Preformatted_20_Text"/>
      <text:p text:style-name="Preformatted_20_Text"><text:s text:c="3"/>10 Shakespeareâ€™s phrase, as in _Othello_, iii. 2; _Loverâ€™s Complaint_,</text:p>
      <text:p text:style-name="Preformatted_20_Text"><text:s text:c="6"/>v. 24.</text:p>
      <text:p text:style-name="Preformatted_20_Text"/>
      <text:p text:style-name="Preformatted_20_Text">_ <text:s text:c="2"/>11 Iliad_, xii. 243.</text:p>
      <text:p text:style-name="Preformatted_20_Text"><text:soft-page-break/></text:p>
      <text:p text:style-name="Preformatted_20_Text"><text:s text:c="3"/>12 See Hegelâ€™s _Logic_, pp. 257 seq.</text:p>
      <text:p text:style-name="Preformatted_20_Text"/>
      <text:p text:style-name="Preformatted_20_Text"><text:s text:c="3"/>13 See p. 153 (Â§ 550).</text:p>
      <text:p text:style-name="Preformatted_20_Text"/>
      <text:p text:style-name="Preformatted_20_Text"><text:s text:c="3"/>14 Cf. _Prolegomena to the Study of Hegel_, chaps. xviii, xxvi.</text:p>
      <text:p text:style-name="Preformatted_20_Text"/>
      <text:p text:style-name="Preformatted_20_Text"><text:s text:c="3"/>15 As stated in p. 167 (_Encycl._ Â§ 554). Cf. _Phenom. d. Geistes_,</text:p>
      <text:p text:style-name="Preformatted_20_Text"><text:s text:c="6"/>cap. vii, which includes the Religion of Art, and the same point of</text:p>
      <text:p text:style-name="Preformatted_20_Text"><text:s text:c="6"/>view is explicit in the first edition of the _Encyclopaedia_.</text:p>
      <text:p text:style-name="Preformatted_20_Text"/>
      <text:p text:style-name="Preformatted_20_Text">_ <text:s text:c="2"/>16 Philosophie der Religion_ (_Werke_, xi. 5).</text:p>
      <text:p text:style-name="Preformatted_20_Text"/>
      <text:p text:style-name="Preformatted_20_Text"><text:s text:c="3"/>17 Hegel, _Phenomenologie des Geistes_ (_Werke_, ii. 545). The</text:p>
      <text:p text:style-name="Preformatted_20_Text"><text:s text:c="6"/>meeting-ground of the Greek spirit, as it passed through Rome, with</text:p>
      <text:p text:style-name="Preformatted_20_Text"><text:s text:c="6"/>Christianity.</text:p>
      <text:p text:style-name="Preformatted_20_Text"/>
      <text:p text:style-name="Preformatted_20_Text"><text:s text:c="3"/>18 Ib., p. 584.</text:p>
      <text:p text:style-name="Preformatted_20_Text"/>
      <text:p text:style-name="Preformatted_20_Text">_ <text:s text:c="2"/>19 Phenomenologie des Geistes_ (_Werke_, ii. 572). Thus Hegelian</text:p>
      <text:p text:style-name="Preformatted_20_Text"><text:s text:c="6"/>idealism claims to be the philosophical counterpart of the central</text:p>
      <text:p text:style-name="Preformatted_20_Text"><text:s text:c="6"/>dogma of Christianity.</text:p>
      <text:p text:style-name="Preformatted_20_Text"/>
      <text:p text:style-name="Preformatted_20_Text"><text:s text:c="3"/>20 From the old ProvenÃ§al _Lay of BoÃ«thius_.</text:p>
      <text:p text:style-name="Preformatted_20_Text"/>
      <text:p text:style-name="Preformatted_20_Text"><text:s text:c="3"/>21 It is the doctrine of the _intellectus agens_, or _in actu_; the</text:p>
      <text:p text:style-name="Preformatted_20_Text"><text:s text:c="6"/>_actus purus_ of the Schoolmen.</text:p>
      <text:p text:style-name="Preformatted_20_Text"/>
      <text:p text:style-name="Preformatted_20_Text">_ <text:s text:c="2"/>22 Einleitung in die Philosophie_, Â§Â§ 1, 2.</text:p>
      <text:p text:style-name="Preformatted_20_Text"/>
      <text:p text:style-name="Preformatted_20_Text">_ <text:s text:c="2"/>23 Psychologie als Wissenschaft_, Vorrede.</text:p>
      <text:p text:style-name="Preformatted_20_Text"/>
      <text:p text:style-name="Preformatted_20_Text">_ <text:s text:c="2"/>24 Einleitung in die Philosophie_, Â§Â§ 11, 12.</text:p>
      <text:p text:style-name="Preformatted_20_Text"/>
      <text:p text:style-name="Preformatted_20_Text">_ <text:s text:c="2"/>25 Einleitung in die Philosophie_, Â§ 18: cf. _Werke_, ed. Kehrbach, v.</text:p>
      <text:p text:style-name="Preformatted_20_Text"><text:s text:c="6"/>108.</text:p>
      <text:p text:style-name="Preformatted_20_Text"/>
      <text:p text:style-name="Preformatted_20_Text"><text:s text:c="3"/>26 Cf. Platoâ€™s remarks on the problem in the word Self-control.</text:p>
      <text:p text:style-name="Preformatted_20_Text"><text:s text:c="6"/>_Republ._ 430-1.</text:p>
      <text:p text:style-name="Preformatted_20_Text"/>
      <text:p text:style-name="Preformatted_20_Text">_ <text:s text:c="2"/>27 Lehrbuch der Psychologie_, Â§Â§ 202, 203.</text:p>
      <text:p text:style-name="Preformatted_20_Text"/>
      <text:p text:style-name="Preformatted_20_Text">_ <text:s text:c="2"/>28 Allgemeine Metaphysik_, Vorrede.</text:p>
      <text:p text:style-name="Preformatted_20_Text"/>
      <text:p text:style-name="Preformatted_20_Text">_ <text:s text:c="2"/>29 Hauptpunkte der Metaphysik_ (1806), Â§ 13.</text:p>
      <text:p text:style-name="Preformatted_20_Text"/>
      <text:p text:style-name="Preformatted_20_Text">_ <text:s text:c="2"/>30 Werke_, ed. Kehrbach (_Ueber die MÃ¶glichkeit_, &amp;c), v. 96.</text:p>
      <text:p text:style-name="Preformatted_20_Text"/>
      <text:p text:style-name="Preformatted_20_Text">_ <text:s text:c="2"/>31 Ibid._, p. 100.</text:p>
      <text:p text:style-name="Preformatted_20_Text"/>
      <text:p text:style-name="Preformatted_20_Text"><text:s text:c="3"/>32 One might almost fancy Herbart was translating into a general</text:p>
      <text:p text:style-name="Preformatted_20_Text"><text:s text:c="6"/>philosophic thesis the words in which Goethe has described how he</text:p>
      <text:p text:style-name="Preformatted_20_Text"><text:s text:c="6"/>overcame a real trouble by transmuting it into an ideal shape, e.g.</text:p>
      <text:p text:style-name="Preformatted_20_Text"><text:s text:c="6"/>_Wahrheit und Dichtung_, cap. xii.</text:p>
      <text:p text:style-name="Preformatted_20_Text"/>
      <text:p text:style-name="Preformatted_20_Text"><text:s text:c="3"/>33 Herbartâ€™s language is almost identical with Hegelâ€™s: _Encycl._ Â§ 389</text:p>
      <text:p text:style-name="Preformatted_20_Text"><text:s text:c="6"/>(p. 12). Cf. Spencer, _Psychology_, i. 192. â€œFeelings are in all</text:p>
      <text:p text:style-name="Preformatted_20_Text"><text:s text:c="6"/>cases the materials out of which the superior tracts of</text:p>
      <text:p text:style-name="Preformatted_20_Text"><text:s text:c="6"/>consciousness and intellect are evolved.â€</text:p>
      <text:p text:style-name="Preformatted_20_Text"><text:soft-page-break/></text:p>
      <text:p text:style-name="Preformatted_20_Text">_ <text:s text:c="2"/>34 Prolegomena to the Study of Hegel_, ch. xvii.</text:p>
      <text:p text:style-name="Preformatted_20_Text"/>
      <text:p text:style-name="Preformatted_20_Text">_ <text:s text:c="2"/>35 Psychologia Empirica_, Â§ 29.</text:p>
      <text:p text:style-name="Preformatted_20_Text"/>
      <text:p text:style-name="Preformatted_20_Text"><text:s text:c="3"/>36 As is also the case with Herbartâ€™s metaphysical reality of the Soul.</text:p>
      <text:p text:style-name="Preformatted_20_Text"/>
      <text:p text:style-name="Preformatted_20_Text">_ <text:s text:c="2"/>37 Human Nature_, vii. 2. â€œPleasure, Love, and appetite, which is also</text:p>
      <text:p text:style-name="Preformatted_20_Text"><text:s text:c="6"/>called desire, are divers names for divers considerations of the</text:p>
      <text:p text:style-name="Preformatted_20_Text"><text:s text:c="6"/>same thing....â€ Deliberation is (ch. xii. 1) the â€œalternate</text:p>
      <text:p text:style-name="Preformatted_20_Text"><text:s text:c="6"/>succession of appetite and fears.â€</text:p>
      <text:p text:style-name="Preformatted_20_Text"/>
      <text:p text:style-name="Preformatted_20_Text">_ <text:s text:c="2"/>38 Eth._ ii. 48 Schol.</text:p>
      <text:p text:style-name="Preformatted_20_Text"/>
      <text:p text:style-name="Preformatted_20_Text">_ <text:s text:c="2"/>39 Eth._ ii. 43 Schol.: cf. 49 Schol.</text:p>
      <text:p text:style-name="Preformatted_20_Text"/>
      <text:p text:style-name="Preformatted_20_Text"><text:s text:c="3"/>40 This wide scope of thinking (_cogitatio_, _penser_) is at least as</text:p>
      <text:p text:style-name="Preformatted_20_Text"><text:s text:c="6"/>old as the Cartesian school: and should be kept in view, as against</text:p>
      <text:p text:style-name="Preformatted_20_Text"><text:s text:c="6"/>a tendency to narrow its range to the mere intellect.</text:p>
      <text:p text:style-name="Preformatted_20_Text"/>
      <text:p text:style-name="Preformatted_20_Text"><text:s text:c="3"/>41 e.g. _Analysis of the Human Mind_, ch. xxiv. â€œAttention is but</text:p>
      <text:p text:style-name="Preformatted_20_Text"><text:s text:c="6"/>another name for the interesting character of the idea;â€ ch. xix.</text:p>
      <text:p text:style-name="Preformatted_20_Text"><text:s text:c="6"/>â€œDesire and the idea of a pleasurable sensation are convertible</text:p>
      <text:p text:style-name="Preformatted_20_Text"><text:s text:c="6"/>terms.â€</text:p>
      <text:p text:style-name="Preformatted_20_Text"/>
      <text:p text:style-name="Preformatted_20_Text"><text:s text:c="3"/>42 As Mr. Spencer says (_Psychology_, i. 141), â€œObjective psychology</text:p>
      <text:p text:style-name="Preformatted_20_Text"><text:s text:c="6"/>can have no existence as such without borrowing its data from</text:p>
      <text:p text:style-name="Preformatted_20_Text"><text:s text:c="6"/>subjective psychology.â€</text:p>
      <text:p text:style-name="Preformatted_20_Text"/>
      <text:p text:style-name="Preformatted_20_Text"><text:s text:c="3"/>43 The same failure to note that experiment is valuable only where</text:p>
      <text:p text:style-name="Preformatted_20_Text"><text:s text:c="6"/>general points of view are defined, is a common fault in biology.</text:p>
      <text:p text:style-name="Preformatted_20_Text"/>
      <text:p text:style-name="Preformatted_20_Text"><text:s text:c="3"/>44 MÃ¼nsterberg, _Aufgaben und Methoden der Psychologie_, p. 144.</text:p>
      <text:p text:style-name="Preformatted_20_Text"/>
      <text:p text:style-name="Preformatted_20_Text">_ <text:s text:c="2"/>45 Lehrbuch der Psychologie_, Â§ 54 (2nd ed.), or Â§ 11 (1st ed.).</text:p>
      <text:p text:style-name="Preformatted_20_Text"/>
      <text:p text:style-name="Preformatted_20_Text"><text:s text:c="3"/>46 See p. 11 (Â§ 387).</text:p>
      <text:p text:style-name="Preformatted_20_Text"/>
      <text:p text:style-name="Preformatted_20_Text"><text:s text:c="3"/>47 Cf. Nietzsche, _Also sprach Zarathustra_, i. 43. â€œThere is more</text:p>
      <text:p text:style-name="Preformatted_20_Text"><text:s text:c="6"/>reason in thy body than in thy best wisdom.â€</text:p>
      <text:p text:style-name="Preformatted_20_Text"/>
      <text:p text:style-name="Preformatted_20_Text"><text:s text:c="3"/>48 This language is very characteristic of the physicists who dabble in</text:p>
      <text:p text:style-name="Preformatted_20_Text"><text:s text:c="6"/>psychology and imagine they are treading in the steps of Kant, if</text:p>
      <text:p text:style-name="Preformatted_20_Text"><text:s text:c="6"/>not even verifying what they call his guesswork: cf. Ziehen,</text:p>
      <text:p text:style-name="Preformatted_20_Text"><text:s text:c="6"/>_Physiol. Psychologie_, 2nd ed. p. 212. â€œIn every case there is</text:p>
      <text:p text:style-name="Preformatted_20_Text"><text:s text:c="6"/>given us only the psychical series of sensations and their</text:p>
      <text:p text:style-name="Preformatted_20_Text"><text:s text:c="6"/>memory-images, and it is only a universal hypothesis if we assume</text:p>
      <text:p text:style-name="Preformatted_20_Text"><text:s text:c="6"/>beside this psychical series a material series standing in causal</text:p>
      <text:p text:style-name="Preformatted_20_Text"><text:s text:c="6"/>relation to it.... The material series is not given equally</text:p>
      <text:p text:style-name="Preformatted_20_Text"><text:s text:c="6"/>originally with the psychical.â€</text:p>
      <text:p text:style-name="Preformatted_20_Text"/>
      <text:p text:style-name="Preformatted_20_Text"><text:s text:c="3"/>49 It is the same radical feature of consciousness which is thus noted</text:p>
      <text:p text:style-name="Preformatted_20_Text"><text:s text:c="6"/>by Mr. Spencer, _Psychology_, i. 475. â€œPerception and sensation are</text:p>
      <text:p text:style-name="Preformatted_20_Text"><text:s text:c="6"/>ever tending to exclude each other but never succeed.â€ â€œCognition</text:p>
      <text:p text:style-name="Preformatted_20_Text"><text:s text:c="6"/>and feeling are antithetical and inseparable.â€ â€œConsciousness</text:p>
      <text:p text:style-name="Preformatted_20_Text"><text:s text:c="6"/>continues only in virtue of this conflict.â€ Cf. Platoâ€™s resolution</text:p>
      <text:p text:style-name="Preformatted_20_Text"><text:s text:c="6"/>in the _Philebus_ of the contest between intelligence and feeling</text:p>
      <text:p text:style-name="Preformatted_20_Text"><text:s text:c="6"/>(pleasure).</text:p>
      <text:p text:style-name="Preformatted_20_Text"/>
      <text:p text:style-name="Preformatted_20_Text"><text:soft-page-break/><text:s text:c="3"/>50 It is the quasi-Aristotelian á¼€Ï€Î±Î³Ï‰Î³á½µ, defined as the step from one</text:p>
      <text:p text:style-name="Preformatted_20_Text"><text:s text:c="6"/>proposition to another, the knowledge of which will set the first</text:p>
      <text:p text:style-name="Preformatted_20_Text"><text:s text:c="6"/>proposition in a full light.</text:p>
      <text:p text:style-name="Preformatted_20_Text"/>
      <text:p text:style-name="Preformatted_20_Text">_ <text:s text:c="2"/>51 Grundlage des Naturrechts_, Â§ 5.</text:p>
      <text:p text:style-name="Preformatted_20_Text"/>
      <text:p text:style-name="Preformatted_20_Text">_ <text:s text:c="2"/>52 System der Sittenlehre_, Â§ 8, iv.</text:p>
      <text:p text:style-name="Preformatted_20_Text"/>
      <text:p text:style-name="Preformatted_20_Text"><text:s text:c="3"/>53 Even though religion (according to Kant) conceive them as divine</text:p>
      <text:p text:style-name="Preformatted_20_Text"><text:s text:c="6"/>commands.</text:p>
      <text:p text:style-name="Preformatted_20_Text"/>
      <text:p text:style-name="Preformatted_20_Text"><text:s text:c="3"/>54 Cf. Hegelâ€™s _Werke_, vii. 2, p. 236 (Lecture-note on Â§ 410). â€œWe</text:p>
      <text:p text:style-name="Preformatted_20_Text"><text:s text:c="6"/>must treat as utterly empty the fancy of those who suppose that</text:p>
      <text:p text:style-name="Preformatted_20_Text"><text:s text:c="6"/>properly man should have no organic body,â€ &amp;c.; and see p. 159 of</text:p>
      <text:p text:style-name="Preformatted_20_Text"><text:s text:c="6"/>the present work.</text:p>
      <text:p text:style-name="Preformatted_20_Text"/>
      <text:p text:style-name="Preformatted_20_Text">_ <text:s text:c="2"/>55 Criticism of Pure Reason_, Architectonic.</text:p>
      <text:p text:style-name="Preformatted_20_Text"/>
      <text:p text:style-name="Preformatted_20_Text"><text:s text:c="3"/>56 Spencer, _Psychology_, i. 291: â€œMind can be understood only by</text:p>
      <text:p text:style-name="Preformatted_20_Text"><text:s text:c="6"/>observing how mind is evolved.â€</text:p>
      <text:p text:style-name="Preformatted_20_Text"/>
      <text:p text:style-name="Preformatted_20_Text"><text:s text:c="3"/>57 Cf. Spencer, _Principles of Ethics_, i. 339: â€œThe ethical sentiment</text:p>
      <text:p text:style-name="Preformatted_20_Text"><text:s text:c="6"/>proper is, in the great mass of cases, scarcely discernible.â€</text:p>
      <text:p text:style-name="Preformatted_20_Text"/>
      <text:p text:style-name="Preformatted_20_Text">_ <text:s text:c="2"/>58 Prolegomena to the Study of Hegel_, p. 143.</text:p>
      <text:p text:style-name="Preformatted_20_Text"/>
      <text:p text:style-name="Preformatted_20_Text"><text:s text:c="3"/>59 Windelband (W.), _PrÃ¤ludien_ (1884), p. 288.</text:p>
      <text:p text:style-name="Preformatted_20_Text"/>
      <text:p text:style-name="Preformatted_20_Text"><text:s text:c="3"/>60 Cf. Plato, _Republic_, p. 486.</text:p>
      <text:p text:style-name="Preformatted_20_Text"/>
      <text:p text:style-name="Preformatted_20_Text">_ <text:s text:c="2"/>61 Human Nature: Morals_, Part III.</text:p>
      <text:p text:style-name="Preformatted_20_Text"/>
      <text:p text:style-name="Preformatted_20_Text">_ <text:s text:c="2"/>62 Emotion and Will_, ch. xv. Â§ 23.</text:p>
      <text:p text:style-name="Preformatted_20_Text"/>
      <text:p text:style-name="Preformatted_20_Text"><text:s text:c="3"/>63 It is characteristic of the Kantian doctrine to absolutise the</text:p>
      <text:p text:style-name="Preformatted_20_Text"><text:s text:c="6"/>conception of Duty and make it express the essence of the whole</text:p>
      <text:p text:style-name="Preformatted_20_Text"><text:s text:c="6"/>ethical idea.</text:p>
      <text:p text:style-name="Preformatted_20_Text"/>
      <text:p text:style-name="Preformatted_20_Text"><text:s text:c="3"/>64 Which are still, as the Socialist Fourier says, states of social</text:p>
      <text:p text:style-name="Preformatted_20_Text"><text:s text:c="6"/>incoherence, specially favourable to falsehood.</text:p>
      <text:p text:style-name="Preformatted_20_Text"/>
      <text:p text:style-name="Preformatted_20_Text">_ <text:s text:c="2"/>65 Rechtsphilosophie_, Â§ 4.</text:p>
      <text:p text:style-name="Preformatted_20_Text"/>
      <text:p text:style-name="Preformatted_20_Text"><text:s text:c="3"/>66 Cf. Schelling, ii. 12: â€œThere are no _born_ sons of freedom.â€</text:p>
      <text:p text:style-name="Preformatted_20_Text"/>
      <text:p text:style-name="Preformatted_20_Text"><text:s text:c="3"/>67 Simmel (G.), _Einleitung in die Moralwissenschaft_, i. 184.</text:p>
      <text:p text:style-name="Preformatted_20_Text"/>
      <text:p text:style-name="Preformatted_20_Text">_ <text:s text:c="2"/>68 Jenseits von Gut und BÃ¶se_, p. 225.</text:p>
      <text:p text:style-name="Preformatted_20_Text"/>
      <text:p text:style-name="Preformatted_20_Text"><text:s text:c="3"/>69 Aristot. _Polit._ i. 6.</text:p>
      <text:p text:style-name="Preformatted_20_Text"/>
      <text:p text:style-name="Preformatted_20_Text"><text:s text:c="3"/>70 Plato, _Phaedo_.</text:p>
      <text:p text:style-name="Preformatted_20_Text"/>
      <text:p text:style-name="Preformatted_20_Text"><text:s text:c="3"/>71 Carus, _Psyche_, p. 1.</text:p>
      <text:p text:style-name="Preformatted_20_Text"/>
      <text:p text:style-name="Preformatted_20_Text"><text:s text:c="3"/>72 See Arist., _Anal. Post._ ii. 19 (ed. Berl. 100, a. 10).</text:p>
      <text:p text:style-name="Preformatted_20_Text"/>
      <text:p text:style-name="Preformatted_20_Text"><text:s text:c="3"/>73 Cf. _The Logic of Hegel_, notes &amp;c., p. 421.</text:p>
      <text:p text:style-name="Preformatted_20_Text"/>
      <text:p text:style-name="Preformatted_20_Text"><text:soft-page-break/><text:s text:c="3"/>74 â€œOmnia individua corpora quamvis diversis gradibus animata sunt.â€</text:p>
      <text:p text:style-name="Preformatted_20_Text"><text:s text:c="6"/>_Eth._ ii. 13. schol.</text:p>
      <text:p text:style-name="Preformatted_20_Text"/>
      <text:p text:style-name="Preformatted_20_Text">_ <text:s text:c="2"/>75 Nanna_ (1848): _Zendavesta_ (1851): _Ueber die Seelenfrage_ (1861).</text:p>
      <text:p text:style-name="Preformatted_20_Text"/>
      <text:p text:style-name="Preformatted_20_Text"><text:s text:c="3"/>76 Described by S. as the rise from mere physical _cause_ to</text:p>
      <text:p text:style-name="Preformatted_20_Text"><text:s text:c="6"/>physiological _stimulus_ (Reiz), to psychical _motive_.</text:p>
      <text:p text:style-name="Preformatted_20_Text"/>
      <text:p text:style-name="Preformatted_20_Text"><text:s text:c="3"/>77 Infra, p. 12.</text:p>
      <text:p text:style-name="Preformatted_20_Text"/>
      <text:p text:style-name="Preformatted_20_Text"><text:s text:c="3"/>78 Aristot., _De Anima_, i. c. 4, 5.</text:p>
      <text:p text:style-name="Preformatted_20_Text"/>
      <text:p text:style-name="Preformatted_20_Text">_ <text:s text:c="2"/>79 Wilhelm Meisterâ€™s Wanderjahre_, i. 10.</text:p>
      <text:p text:style-name="Preformatted_20_Text"/>
      <text:p text:style-name="Preformatted_20_Text">_ <text:s text:c="2"/>80 Wilhelm Meisterâ€™s Wanderjahre_, iv. 18.</text:p>
      <text:p text:style-name="Preformatted_20_Text"/>
      <text:p text:style-name="Preformatted_20_Text"><text:s text:c="3"/>81 Works like Preyerâ€™s _Seele des Kindes_ illustrate this aspect of</text:p>
      <text:p text:style-name="Preformatted_20_Text"><text:s text:c="6"/>mental evolution; its acquirement of definite and correlated</text:p>
      <text:p text:style-name="Preformatted_20_Text"><text:s text:c="6"/>functions.</text:p>
      <text:p text:style-name="Preformatted_20_Text"/>
      <text:p text:style-name="Preformatted_20_Text"><text:s text:c="3"/>82 Cf. the end of Caleb Balderstone (in _The Bride of Lammermoor_):</text:p>
      <text:p text:style-name="Preformatted_20_Text"><text:s text:c="6"/>â€œWith a fidelity sometimes displayed by the canine race, but seldom</text:p>
      <text:p text:style-name="Preformatted_20_Text"><text:s text:c="6"/>by human beings, he pined and died.â€</text:p>
      <text:p text:style-name="Preformatted_20_Text"/>
      <text:p text:style-name="Preformatted_20_Text"><text:s text:c="3"/>83 See Windischmannâ€™s letters in _Briefe von und an Hegel_.</text:p>
      <text:p text:style-name="Preformatted_20_Text"/>
      <text:p text:style-name="Preformatted_20_Text"><text:s text:c="3"/>84 Cf. _Prolegomena to the Study of Hegel_, chaps. xii-xiv.</text:p>
      <text:p text:style-name="Preformatted_20_Text"/>
      <text:p text:style-name="Preformatted_20_Text"><text:s text:c="3"/>85 Kieserâ€™s _Tellurismus_ is, according to Schopenhauer, â€œthe fullest</text:p>
      <text:p text:style-name="Preformatted_20_Text"><text:s text:c="6"/>and most thorough text-book of Animal Magnetism.â€</text:p>
      <text:p text:style-name="Preformatted_20_Text"/>
      <text:p text:style-name="Preformatted_20_Text"><text:s text:c="3"/>86 Cf. Fichte, _Nachgelassene Werke_, iii. 295 (_Tagebuch Ã¼ber den</text:p>
      <text:p text:style-name="Preformatted_20_Text"><text:s text:c="6"/>animalischen Magnetismus_, 1813), and Schopenhauer, _Der Wille in</text:p>
      <text:p text:style-name="Preformatted_20_Text"><text:s text:c="6"/>der Natur_.</text:p>
      <text:p text:style-name="Preformatted_20_Text"/>
      <text:p text:style-name="Preformatted_20_Text"><text:s text:c="3"/>87 Bernheim: _La suggestion domine toute lâ€™histoire de lâ€™humanitÃ©_.</text:p>
      <text:p text:style-name="Preformatted_20_Text"/>
      <text:p text:style-name="Preformatted_20_Text"><text:s text:c="3"/>88 An instance from an unexpected quarter, in Eckermannâ€™s conversations</text:p>
      <text:p text:style-name="Preformatted_20_Text"><text:s text:c="6"/>with Goethe: â€œIn my young days I have experienced cases enough,</text:p>
      <text:p text:style-name="Preformatted_20_Text"><text:s text:c="6"/>where on lonely walks there came over me a powerful yearning for a</text:p>
      <text:p text:style-name="Preformatted_20_Text"><text:s text:c="6"/>beloved girl, and I thought of her so long till she actually came to</text:p>
      <text:p text:style-name="Preformatted_20_Text"><text:s text:c="6"/>meet me.â€ (Conversation of Oct. 7, 1827.)</text:p>
      <text:p text:style-name="Preformatted_20_Text"/>
      <text:p text:style-name="Preformatted_20_Text">_ <text:s text:c="2"/>89 Gleichsam in einer Vorwelt, einer diese Welt schaffenden Welt_</text:p>
      <text:p text:style-name="Preformatted_20_Text"><text:s text:c="6"/>(_Nachgelassene Werke_, iii. 321).</text:p>
      <text:p text:style-name="Preformatted_20_Text"/>
      <text:p text:style-name="Preformatted_20_Text">_ <text:s text:c="2"/>90 Selbst-bewusstsein_ is not self-consciousness, in the vulgar sense</text:p>
      <text:p text:style-name="Preformatted_20_Text"><text:s text:c="6"/>of brooding over feelings and self: but consciousness which is</text:p>
      <text:p text:style-name="Preformatted_20_Text"><text:s text:c="6"/>active and outgoing, rather than receptive and passive. It is</text:p>
      <text:p text:style-name="Preformatted_20_Text"><text:s text:c="6"/>practical, as opposed to theoretical.</text:p>
      <text:p text:style-name="Preformatted_20_Text"/>
      <text:p text:style-name="Preformatted_20_Text"><text:s text:c="3"/>91 The more detailed exposition of this Phenomenology of Mind is given</text:p>
      <text:p text:style-name="Preformatted_20_Text"><text:s text:c="6"/>in the book with that title: Hegelâ€™s _Werke_, ii. pp. 71-316.</text:p>
      <text:p text:style-name="Preformatted_20_Text"/>
      <text:p text:style-name="Preformatted_20_Text">_ <text:s text:c="2"/>92 System der Sittlichkeit_, p. 15 (see Essay V).</text:p>
      <text:p text:style-name="Preformatted_20_Text"/>
      <text:p text:style-name="Preformatted_20_Text"><text:s text:c="3"/>93 Hegelâ€™s _Werke_, viii. 313, and cf. the passage quoted in my _Logic</text:p>
      <text:p text:style-name="Preformatted_20_Text"><text:s text:c="6"/>of Hegel_, notes, pp. 384, 385.</text:p>
      <text:p text:style-name="Preformatted_20_Text"/>
      <text:p text:style-name="Preformatted_20_Text"><text:soft-page-break/><text:s text:c="3"/>94 Hegelâ€™s _Briefe_, i. 15.</text:p>
      <text:p text:style-name="Preformatted_20_Text"/>
      <text:p text:style-name="Preformatted_20_Text">_ <text:s text:c="2"/>95 Kritik der Verfassung Deutschlands_, edited by G. Mollat (1893).</text:p>
      <text:p text:style-name="Preformatted_20_Text"><text:s text:c="6"/>Parts of this were already given by Haym and Rosenkranz. The same</text:p>
      <text:p text:style-name="Preformatted_20_Text"><text:s text:c="6"/>editor has also in this year published, though not quite in full,</text:p>
      <text:p text:style-name="Preformatted_20_Text"><text:s text:c="6"/>Hegelâ€™s _System der Sittlichkeit_, to which reference is made in</text:p>
      <text:p text:style-name="Preformatted_20_Text"><text:s text:c="6"/>what follows.</text:p>
      <text:p text:style-name="Preformatted_20_Text"/>
      <text:p text:style-name="Preformatted_20_Text"><text:s text:c="3"/>96 In which some may find a prophecy of the effects of â€œblood and ironâ€</text:p>
      <text:p text:style-name="Preformatted_20_Text"><text:s text:c="6"/>in 1866.</text:p>
      <text:p text:style-name="Preformatted_20_Text"/>
      <text:p text:style-name="Preformatted_20_Text">_ <text:s text:c="2"/>97 Die Absolute Regierung_: in the _System der Sittlichkeit_, p. 32:</text:p>
      <text:p text:style-name="Preformatted_20_Text"><text:s text:c="6"/>cf. p. 55. Hegel himself compares it to Fichteâ€™s _Ephorate_.</text:p>
      <text:p text:style-name="Preformatted_20_Text"/>
      <text:p text:style-name="Preformatted_20_Text">_ <text:s text:c="2"/>98 Die Absolute Regierung_, l.c. pp. 37, 38.</text:p>
      <text:p text:style-name="Preformatted_20_Text"/>
      <text:p text:style-name="Preformatted_20_Text"><text:s text:c="3"/>99 Some idea of his meaning may perhaps be gathered by comparison with</text:p>
      <text:p text:style-name="Preformatted_20_Text"><text:s text:c="6"/>passages in _Wilhelm Meisterâ€™s Wanderjahre_, ii. 1, 2.</text:p>
      <text:p text:style-name="Preformatted_20_Text"/>
      <text:p text:style-name="Preformatted_20_Text">_ <text:s/>100 Kritik der Verfassung_, p. 20.</text:p>
      <text:p text:style-name="Preformatted_20_Text"/>
      <text:p text:style-name="Preformatted_20_Text"><text:s text:c="2"/>101 In some respects Baconâ€™s attitude in the struggle between royalty</text:p>
      <text:p text:style-name="Preformatted_20_Text"><text:s text:c="6"/>and parliament may be compared.</text:p>
      <text:p text:style-name="Preformatted_20_Text"/>
      <text:p text:style-name="Preformatted_20_Text"><text:s text:c="2"/>102 Just as Schopenhauer, on the contrary, always says _moralisch_â€”never</text:p>
      <text:p text:style-name="Preformatted_20_Text"><text:s text:c="6"/>_sittlich_.</text:p>
      <text:p text:style-name="Preformatted_20_Text"/>
      <text:p text:style-name="Preformatted_20_Text"><text:s text:c="2"/>103 Grey (G.), _Journals of two Expeditions of Discovery in North-West</text:p>
      <text:p text:style-name="Preformatted_20_Text"><text:s text:c="6"/>and Western Australia_, ii. 220.</text:p>
      <text:p text:style-name="Preformatted_20_Text"/>
      <text:p text:style-name="Preformatted_20_Text"><text:s text:c="2"/>104 With some variation of ownership, perhaps, according to the</text:p>
      <text:p text:style-name="Preformatted_20_Text"><text:s text:c="6"/>prevalence of so-called matriarchal or patriarchal households.</text:p>
      <text:p text:style-name="Preformatted_20_Text"/>
      <text:p text:style-name="Preformatted_20_Text"><text:s text:c="2"/>105 Cf. the custom in certain tribes which names the father after his</text:p>
      <text:p text:style-name="Preformatted_20_Text"><text:s text:c="6"/>child: as if the son first gave his father legitimate position in</text:p>
      <text:p text:style-name="Preformatted_20_Text"><text:s text:c="6"/>society.</text:p>
      <text:p text:style-name="Preformatted_20_Text"/>
      <text:p text:style-name="Preformatted_20_Text">_ <text:s/>106 System der Sittlichkeit_, p. 8.</text:p>
      <text:p text:style-name="Preformatted_20_Text"/>
      <text:p text:style-name="Preformatted_20_Text">_ <text:s/>107 Aufhebung_ (_positive_) as given in _absolute Sittlichkeit_.</text:p>
      <text:p text:style-name="Preformatted_20_Text"/>
      <text:p text:style-name="Preformatted_20_Text">_ <text:s/>108 System der Sittlichkeit_, p. 15.</text:p>
      <text:p text:style-name="Preformatted_20_Text"/>
      <text:p text:style-name="Preformatted_20_Text"><text:s text:c="2"/>109 This phraseology shows the influence of Schelling, with whom he was</text:p>
      <text:p text:style-name="Preformatted_20_Text"><text:s text:c="6"/>at this epoch associated. See _Prolegomena to the Study of Hegel_,</text:p>
      <text:p text:style-name="Preformatted_20_Text"><text:s text:c="6"/>ch. xiv.</text:p>
      <text:p text:style-name="Preformatted_20_Text"/>
      <text:p text:style-name="Preformatted_20_Text"><text:s text:c="2"/>110 Cf. the intermediate function assigned (see above, p. clxxxiii) to</text:p>
      <text:p text:style-name="Preformatted_20_Text"><text:s text:c="6"/>the priests and the aged.</text:p>
      <text:p text:style-name="Preformatted_20_Text"/>
      <text:p text:style-name="Preformatted_20_Text">_ <text:s/>111 System der Sittlichkeit_, p. 19.</text:p>
      <text:p text:style-name="Preformatted_20_Text"/>
      <text:p text:style-name="Preformatted_20_Text"><text:s text:c="2"/>112 See _infra_, p. 156.</text:p>
      <text:p text:style-name="Preformatted_20_Text"/>
      <text:p text:style-name="Preformatted_20_Text"><text:s text:c="2"/>113 Wordsworthâ€™s _Laodamia_.</text:p>
      <text:p text:style-name="Preformatted_20_Text"/>
      <text:p text:style-name="Preformatted_20_Text"><text:s text:c="2"/>114 â€œFor itâ€™s Tommy this, anâ€™ Tommy that, anâ€™ â€˜Chuck him out, the</text:p>
      <text:p text:style-name="Preformatted_20_Text"><text:s text:c="6"/>brute!â€™</text:p>
      <text:p text:style-name="Preformatted_20_Text"><text:s text:c="6"/>But itâ€™s â€˜Saviour of â€™is countryâ€™ when the guns begin to shoot.â€</text:p>
      <text:p text:style-name="Preformatted_20_Text"><text:soft-page-break/></text:p>
      <text:p text:style-name="Preformatted_20_Text"><text:s text:c="2"/>115 â€œI can assure you,â€ said Werner (the merchant), â€œthat I never</text:p>
      <text:p text:style-name="Preformatted_20_Text"><text:s text:c="6"/>reflected on the State in my life. My tolls, charges and dues I have</text:p>
      <text:p text:style-name="Preformatted_20_Text"><text:s text:c="6"/>paid for no other reason than that it was established usage.â€</text:p>
      <text:p text:style-name="Preformatted_20_Text"><text:s text:c="6"/>(_Wilh. Meisters Lehrjahre_, viii. 2.)</text:p>
      <text:p text:style-name="Preformatted_20_Text"/>
      <text:p text:style-name="Preformatted_20_Text">_ <text:s/>116 System der Sittlichkeit_, p. 40.</text:p>
      <text:p text:style-name="Preformatted_20_Text"/>
      <text:p text:style-name="Preformatted_20_Text">_ <text:s/>117 System der Sittlichkeit_, p. 65.</text:p>
      <text:p text:style-name="Preformatted_20_Text"/>
      <text:p text:style-name="Preformatted_20_Text">_ <text:s/>118 Ibid._ p. 46.</text:p>
      <text:p text:style-name="Preformatted_20_Text"/>
      <text:p text:style-name="Preformatted_20_Text">_ <text:s/>119 NatÃ¼rliche Seele._</text:p>
      <text:p text:style-name="Preformatted_20_Text"/>
      <text:p text:style-name="Preformatted_20_Text">_ <text:s/>120 NatÃ¼rliche QualitÃ¤ten._</text:p>
      <text:p text:style-name="Preformatted_20_Text"/>
      <text:p text:style-name="Preformatted_20_Text">_ <text:s/>121 Empfindung._</text:p>
      <text:p text:style-name="Preformatted_20_Text"/>
      <text:p text:style-name="Preformatted_20_Text">_ <text:s/>122 Die fÃ¼hlende Seele._</text:p>
      <text:p text:style-name="Preformatted_20_Text"/>
      <text:p text:style-name="Preformatted_20_Text"><text:s text:c="2"/>123 Plato had a better idea of the relation of prophecy generally to the</text:p>
      <text:p text:style-name="Preformatted_20_Text"><text:s text:c="6"/>state of sober consciousness than many moderns, who supposed that</text:p>
      <text:p text:style-name="Preformatted_20_Text"><text:s text:c="6"/>the Platonic language on the subject of enthusiasm authorised their</text:p>
      <text:p text:style-name="Preformatted_20_Text"><text:s text:c="6"/>belief in the sublimity of the revelations of somnambulistic vision.</text:p>
      <text:p text:style-name="Preformatted_20_Text"><text:s text:c="6"/>Plato says in the _Timaeus_ (p. 71), â€œThe author of our being so</text:p>
      <text:p text:style-name="Preformatted_20_Text"><text:s text:c="6"/>ordered our inferior parts that they too might obtain a measure of</text:p>
      <text:p text:style-name="Preformatted_20_Text"><text:s text:c="6"/>truth, and in the liver placed their oracle (the power of divination</text:p>
      <text:p text:style-name="Preformatted_20_Text"><text:s text:c="6"/>by dreams). And herein is a proof that God has given the art of</text:p>
      <text:p text:style-name="Preformatted_20_Text"><text:s text:c="6"/>divination, not to the wisdom, but, to the foolishness of man; for</text:p>
      <text:p text:style-name="Preformatted_20_Text"><text:s text:c="6"/>no man when in his wits attains prophetic truth and inspiration; but</text:p>
      <text:p text:style-name="Preformatted_20_Text"><text:s text:c="6"/>when he receives the inspired word, either his intelligence is</text:p>
      <text:p text:style-name="Preformatted_20_Text"><text:s text:c="6"/>enthralled by sleep, or he is demented by some distemper or</text:p>
      <text:p text:style-name="Preformatted_20_Text"><text:s text:c="6"/>possession (enthusiasm).â€ Plato very correctly notes not merely the</text:p>
      <text:p text:style-name="Preformatted_20_Text"><text:s text:c="6"/>bodily conditions on which such visionary knowledge depends, and the</text:p>
      <text:p text:style-name="Preformatted_20_Text"><text:s text:c="6"/>possibility of the truth of the dreams, but also the inferiority of</text:p>
      <text:p text:style-name="Preformatted_20_Text"><text:s text:c="6"/>them to the reasonable frame of mind.</text:p>
      <text:p text:style-name="Preformatted_20_Text"/>
      <text:p text:style-name="Preformatted_20_Text">_ <text:s/>124 SelbstgefÃ¼hl._</text:p>
      <text:p text:style-name="Preformatted_20_Text"/>
      <text:p text:style-name="Preformatted_20_Text">_ <text:s/>125 Gewohnheit._</text:p>
      <text:p text:style-name="Preformatted_20_Text"/>
      <text:p text:style-name="Preformatted_20_Text">_ <text:s/>126 Die wirkliche Seele._</text:p>
      <text:p text:style-name="Preformatted_20_Text"/>
      <text:p text:style-name="Preformatted_20_Text">_ <text:s/>127 Das BewuÃŸtsein als solches_: (a) _Das sinnliche BewuÃŸtsein._</text:p>
      <text:p text:style-name="Preformatted_20_Text"/>
      <text:p text:style-name="Preformatted_20_Text">_ <text:s/>128 Wahrnehmung._</text:p>
      <text:p text:style-name="Preformatted_20_Text"/>
      <text:p text:style-name="Preformatted_20_Text">_ <text:s/>129 Der Verstand._</text:p>
      <text:p text:style-name="Preformatted_20_Text"/>
      <text:p text:style-name="Preformatted_20_Text">_ <text:s/>130 SelbstbewuÃŸtsein._</text:p>
      <text:p text:style-name="Preformatted_20_Text"/>
      <text:p text:style-name="Preformatted_20_Text">_ <text:s/>131 Die Begierde._</text:p>
      <text:p text:style-name="Preformatted_20_Text"/>
      <text:p text:style-name="Preformatted_20_Text">_ <text:s/>132 Das anerkennende SelbstbewuÃŸtsein._</text:p>
      <text:p text:style-name="Preformatted_20_Text"/>
      <text:p text:style-name="Preformatted_20_Text">_ <text:s/>133 Die Vernunft._</text:p>
      <text:p text:style-name="Preformatted_20_Text"/>
      <text:p text:style-name="Preformatted_20_Text">_ <text:s/>134 Der Geist._</text:p>
      <text:p text:style-name="Preformatted_20_Text"/>
      <text:p text:style-name="Preformatted_20_Text"><text:soft-page-break/>_ <text:s/>135 Die Intelligenz._</text:p>
      <text:p text:style-name="Preformatted_20_Text"/>
      <text:p text:style-name="Preformatted_20_Text">_ <text:s/>136 Anschauung._</text:p>
      <text:p text:style-name="Preformatted_20_Text"/>
      <text:p text:style-name="Preformatted_20_Text">_ <text:s/>137 Vorstellung._</text:p>
      <text:p text:style-name="Preformatted_20_Text"/>
      <text:p text:style-name="Preformatted_20_Text">_ <text:s/>138 Die Erinnerung._</text:p>
      <text:p text:style-name="Preformatted_20_Text"/>
      <text:p text:style-name="Preformatted_20_Text">_ <text:s/>139 Die Einbildungskraft._</text:p>
      <text:p text:style-name="Preformatted_20_Text"/>
      <text:p text:style-name="Preformatted_20_Text">_ <text:s/>140 Phantasie._</text:p>
      <text:p text:style-name="Preformatted_20_Text"/>
      <text:p text:style-name="Preformatted_20_Text">_ <text:s/>141 GedÃ¤chtniÃŸ._</text:p>
      <text:p text:style-name="Preformatted_20_Text"/>
      <text:p text:style-name="Preformatted_20_Text">_ <text:s/>142 Auswendiges._</text:p>
      <text:p text:style-name="Preformatted_20_Text"/>
      <text:p text:style-name="Preformatted_20_Text">_ <text:s/>143 Inwendiges._</text:p>
      <text:p text:style-name="Preformatted_20_Text"/>
      <text:p text:style-name="Preformatted_20_Text">_ <text:s/>144 Das Denken._</text:p>
      <text:p text:style-name="Preformatted_20_Text"/>
      <text:p text:style-name="Preformatted_20_Text">_ <text:s/>145 Der praktische Geist._</text:p>
      <text:p text:style-name="Preformatted_20_Text"/>
      <text:p text:style-name="Preformatted_20_Text">_ <text:s/>146 Der praktische GefÃ¼hl._</text:p>
      <text:p text:style-name="Preformatted_20_Text"/>
      <text:p text:style-name="Preformatted_20_Text">_ <text:s/>147 Der Triebe und die WillkÃ¼hr._</text:p>
      <text:p text:style-name="Preformatted_20_Text"/>
      <text:p text:style-name="Preformatted_20_Text">_ <text:s/>148 Die GlÃ¼ckseligkeit._</text:p>
      <text:p text:style-name="Preformatted_20_Text"/>
      <text:p text:style-name="Preformatted_20_Text">_ <text:s/>149 Der freie Geist._</text:p>
      <text:p text:style-name="Preformatted_20_Text"/>
      <text:p text:style-name="Preformatted_20_Text">_ <text:s/>150 Gesess._</text:p>
      <text:p text:style-name="Preformatted_20_Text"/>
      <text:p text:style-name="Preformatted_20_Text">_ <text:s/>151 Sitte._</text:p>
      <text:p text:style-name="Preformatted_20_Text"/>
      <text:p text:style-name="Preformatted_20_Text">_ <text:s/>152 Das Recht._</text:p>
      <text:p text:style-name="Preformatted_20_Text"/>
      <text:p text:style-name="Preformatted_20_Text">_ <text:s/>153 MoralitÃ¤t._</text:p>
      <text:p text:style-name="Preformatted_20_Text"/>
      <text:p text:style-name="Preformatted_20_Text">_ <text:s/>154 Naturrecht._</text:p>
      <text:p text:style-name="Preformatted_20_Text"/>
      <text:p text:style-name="Preformatted_20_Text">_ <text:s/>155 MoralitÃ¤t._</text:p>
      <text:p text:style-name="Preformatted_20_Text"/>
      <text:p text:style-name="Preformatted_20_Text">_ <text:s/>156 Der Vorsatz._</text:p>
      <text:p text:style-name="Preformatted_20_Text"/>
      <text:p text:style-name="Preformatted_20_Text">_ <text:s/>157 That._</text:p>
      <text:p text:style-name="Preformatted_20_Text"/>
      <text:p text:style-name="Preformatted_20_Text">_ <text:s/>158 Handlung._</text:p>
      <text:p text:style-name="Preformatted_20_Text"/>
      <text:p text:style-name="Preformatted_20_Text">_ <text:s/>159 Die Absicht und das Wohl._</text:p>
      <text:p text:style-name="Preformatted_20_Text"/>
      <text:p text:style-name="Preformatted_20_Text">_ <text:s/>160 Das Gute und das BÃ¶se._</text:p>
      <text:p text:style-name="Preformatted_20_Text"/>
      <text:p text:style-name="Preformatted_20_Text">_ <text:s/>161 Die Sittlichkeit._</text:p>
      <text:p text:style-name="Preformatted_20_Text"/>
      <text:p text:style-name="Preformatted_20_Text">_ <text:s/>162 Die bÃ¼rgerliche Gesellschaft._</text:p>
      <text:p text:style-name="Preformatted_20_Text"/>
      <text:p text:style-name="Preformatted_20_Text">_ <text:s/>163 Das System der BedÃ¼rfnisse._</text:p>
      <text:p text:style-name="Preformatted_20_Text"/>
      <text:p text:style-name="Preformatted_20_Text">_ <text:s/>164 Die Rechtspflege._</text:p>
      <text:p text:style-name="Preformatted_20_Text"><text:soft-page-break/></text:p>
      <text:p text:style-name="Preformatted_20_Text">_ <text:s/>165 GeseÃŸ._</text:p>
      <text:p text:style-name="Preformatted_20_Text"/>
      <text:p text:style-name="Preformatted_20_Text">_ <text:s/>166 Die Polizei und die Corporation._</text:p>
      <text:p text:style-name="Preformatted_20_Text"/>
      <text:p text:style-name="Preformatted_20_Text">_ <text:s/>167 Inneres Staatsrecht._</text:p>
      <text:p text:style-name="Preformatted_20_Text"/>
      <text:p text:style-name="Preformatted_20_Text">_ <text:s/>168 Das Ã¤uÃŸere Staatsrecht._</text:p>
      <text:p text:style-name="Preformatted_20_Text"/>
      <text:p text:style-name="Preformatted_20_Text">_ <text:s/>169 Die Weltgeschichte._</text:p>
      <text:p text:style-name="Preformatted_20_Text"/>
      <text:p text:style-name="Preformatted_20_Text">_ <text:s/>170 Weltweisheit._</text:p>
      <text:p text:style-name="Preformatted_20_Text"/>
      <text:p text:style-name="Preformatted_20_Text">_ <text:s/>171 Der absolute Geist._</text:p>
      <text:p text:style-name="Preformatted_20_Text"/>
      <text:p text:style-name="Preformatted_20_Text">_ <text:s/>172 Die geoffenbarte Religion._</text:p>
      <text:p text:style-name="Preformatted_20_Text"/>
      <text:p text:style-name="Preformatted_20_Text"><text:s text:c="2"/>173 [The citation given by Hegel from Schlegelâ€™s translation is here</text:p>
      <text:p text:style-name="Preformatted_20_Text"><text:s text:c="6"/>replaced by the version (in one or two points different) in the</text:p>
      <text:p text:style-name="Preformatted_20_Text"><text:s text:c="6"/>_Sacred Books of the East_, vol. viii.]</text:p>
      <text:p text:style-name="Preformatted_20_Text"/>
      <text:p text:style-name="Preformatted_20_Text"><text:s text:c="2"/>174 In order to give a clearer impression of it, I cannot refrain from</text:p>
      <text:p text:style-name="Preformatted_20_Text"><text:s text:c="6"/>quoting a few passages, which may at the same time give some</text:p>
      <text:p text:style-name="Preformatted_20_Text"><text:s text:c="6"/>indication of the marvellous skill of RÃ¼ckert, from whom they are</text:p>
      <text:p text:style-name="Preformatted_20_Text"><text:s text:c="6"/>taken, as a translator. [For RÃ¼ckertâ€™s verses a version is here</text:p>
      <text:p text:style-name="Preformatted_20_Text"><text:s text:c="6"/>substituted in which I have been kindly helped by Miss May Kendall.]</text:p>
      <text:p text:style-name="Preformatted_20_Text"/>
      <text:p text:style-name="Preformatted_20_Text"><text:s text:c="6"/>III.</text:p>
      <text:p text:style-name="Preformatted_20_Text"/>
      <text:p text:style-name="Preformatted_20_Text"><text:s text:c="6"/>I saw but One through all heavenâ€™s starry spaces gleaming:</text:p>
      <text:p text:style-name="Preformatted_20_Text"><text:s text:c="6"/>I saw but One in all sea billows wildly streaming.</text:p>
      <text:p text:style-name="Preformatted_20_Text"><text:s text:c="6"/>I looked into the heart, a waste of worlds, a sea,â€”</text:p>
      <text:p text:style-name="Preformatted_20_Text"><text:s text:c="6"/>I saw a thousand dreams,â€”yet One amid all dreaming.</text:p>
      <text:p text:style-name="Preformatted_20_Text"><text:s text:c="6"/>And earth, air, water, fire, when thy decree is given,</text:p>
      <text:p text:style-name="Preformatted_20_Text"><text:s text:c="6"/>Are molten into One: against thee none hath striven.</text:p>
      <text:p text:style-name="Preformatted_20_Text"><text:s text:c="6"/>There is no living heart but beats unfailingly</text:p>
      <text:p text:style-name="Preformatted_20_Text"><text:s text:c="6"/>In the one song of praise to thee, from earth and heaven.</text:p>
      <text:p text:style-name="Preformatted_20_Text"/>
      <text:p text:style-name="Preformatted_20_Text"><text:s text:c="6"/>V.</text:p>
      <text:p text:style-name="Preformatted_20_Text"/>
      <text:p text:style-name="Preformatted_20_Text"><text:s text:c="6"/>As one ray of thy light appears the noonday sun,</text:p>
      <text:p text:style-name="Preformatted_20_Text"><text:s text:c="6"/>But yet thy light and mine eternally are one.</text:p>
      <text:p text:style-name="Preformatted_20_Text"><text:s text:c="6"/>As dust beneath thy feet the heaven that rolls on high:</text:p>
      <text:p text:style-name="Preformatted_20_Text"><text:s text:c="6"/>Yet only one, and one for ever, thou and I.</text:p>
      <text:p text:style-name="Preformatted_20_Text"><text:s text:c="6"/>The dust may turn to heaven, and heaven to dust decay;</text:p>
      <text:p text:style-name="Preformatted_20_Text"><text:s text:c="6"/>Yet art thou one with me, and shalt be one for aye.</text:p>
      <text:p text:style-name="Preformatted_20_Text"><text:s text:c="6"/>How may the words of life that fill heavenâ€™s utmost part</text:p>
      <text:p text:style-name="Preformatted_20_Text"><text:s text:c="6"/>Rest in the narrow casket of one poor human heart?</text:p>
      <text:p text:style-name="Preformatted_20_Text"><text:s text:c="6"/>How can the sunâ€™s own rays, a fairer gleam to fling,</text:p>
      <text:p text:style-name="Preformatted_20_Text"><text:s text:c="6"/>Hide in a lowly husk, the jewelâ€™s covering?</text:p>
      <text:p text:style-name="Preformatted_20_Text"><text:s text:c="6"/>How may the rose-grove all its glorious bloom unfold,</text:p>
      <text:p text:style-name="Preformatted_20_Text"><text:s text:c="6"/>Drinking in mire and slime, and feeding on the mould?</text:p>
      <text:p text:style-name="Preformatted_20_Text"><text:s text:c="6"/>How can the darksome shell that sips the salt sea stream</text:p>
      <text:p text:style-name="Preformatted_20_Text"><text:s text:c="6"/>Fashion a shining pearl, the sunlightâ€™s joyous beam?</text:p>
      <text:p text:style-name="Preformatted_20_Text"><text:s text:c="6"/>Oh, heart! should warm winds fan thee, shouldâ€™st thou floods</text:p>
      <text:p text:style-name="Preformatted_20_Text"><text:s text:c="6"/>endure,</text:p>
      <text:p text:style-name="Preformatted_20_Text"><text:s text:c="6"/>One element are wind and flood; but be thou pure.</text:p>
      <text:p text:style-name="Preformatted_20_Text"/>
      <text:p text:style-name="Preformatted_20_Text"><text:s text:c="6"/>IX.</text:p>
      <text:p text:style-name="Preformatted_20_Text"><text:soft-page-break/></text:p>
      <text:p text:style-name="Preformatted_20_Text"><text:s text:c="6"/>Iâ€™ll tell thee how from out the dust God moulded man,â€”</text:p>
      <text:p text:style-name="Preformatted_20_Text"><text:s text:c="6"/>Because the breath of Love He breathed into his clay:</text:p>
      <text:p text:style-name="Preformatted_20_Text"><text:s text:c="6"/>Iâ€™ll tell thee why the spheres their whirling paths began,â€”</text:p>
      <text:p text:style-name="Preformatted_20_Text"><text:s text:c="6"/>They mirror to Godâ€™s throne Loveâ€™s glory day by day:</text:p>
      <text:p text:style-name="Preformatted_20_Text"><text:s text:c="6"/>Iâ€™ll tell thee why the morning winds blow oâ€™er the grove,â€”</text:p>
      <text:p text:style-name="Preformatted_20_Text"><text:s text:c="6"/>It is to bid Loveâ€™s roses bloom abundantly:</text:p>
      <text:p text:style-name="Preformatted_20_Text"><text:s text:c="6"/>Iâ€™ll tell thee why the night broods deep the earth above,â€”</text:p>
      <text:p text:style-name="Preformatted_20_Text"><text:s text:c="6"/>Loveâ€™s bridal tent to deck with sacred canopy:</text:p>
      <text:p text:style-name="Preformatted_20_Text"><text:s text:c="6"/>All riddles of the earth dost thou desire to prove?â€”</text:p>
      <text:p text:style-name="Preformatted_20_Text"><text:s text:c="6"/>To every earthly riddle is Love alone the key.</text:p>
      <text:p text:style-name="Preformatted_20_Text"/>
      <text:p text:style-name="Preformatted_20_Text"><text:s text:c="6"/>XV.</text:p>
      <text:p text:style-name="Preformatted_20_Text"/>
      <text:p text:style-name="Preformatted_20_Text"><text:s text:c="6"/>Life shrinks from Death in woe and fear,</text:p>
      <text:p text:style-name="Preformatted_20_Text"><text:s text:c="6"/>Though Death ends well Lifeâ€™s bitter need:</text:p>
      <text:p text:style-name="Preformatted_20_Text"><text:s text:c="6"/>So shrinks the heart when Love draws near,</text:p>
      <text:p text:style-name="Preformatted_20_Text"><text:s text:c="6"/>As though â€™twere Death in very deed:</text:p>
      <text:p text:style-name="Preformatted_20_Text"><text:s text:c="6"/>For wheresoever Love finds room,</text:p>
      <text:p text:style-name="Preformatted_20_Text"><text:s text:c="6"/>There Self, the sullen tyrant, dies.</text:p>
      <text:p text:style-name="Preformatted_20_Text"><text:s text:c="6"/>So let him perish in the gloom,â€”</text:p>
      <text:p text:style-name="Preformatted_20_Text"><text:s text:c="6"/>Thou to the dawn of freedom rise.</text:p>
      <text:p text:style-name="Preformatted_20_Text"/>
      <text:p text:style-name="Preformatted_20_Text"><text:s text:c="6"/>In this poetry, which soars over all that is external and sensuous,</text:p>
      <text:p text:style-name="Preformatted_20_Text"><text:s text:c="6"/>who would recognise the prosaic ideas current about so-called</text:p>
      <text:p text:style-name="Preformatted_20_Text"><text:s text:c="6"/>pantheismâ€”ideas which let the divine sink to the external and the</text:p>
      <text:p text:style-name="Preformatted_20_Text"><text:s text:c="6"/>sensuous? The copious extracts which Tholuck, in his work _Anthology</text:p>
      <text:p text:style-name="Preformatted_20_Text"><text:s text:c="6"/>from the Eastern Mystics_, gives us from the poems of Jelaleddin and</text:p>
      <text:p text:style-name="Preformatted_20_Text"><text:s text:c="6"/>others, are made from the very point of view now under discussion.</text:p>
      <text:p text:style-name="Preformatted_20_Text"><text:s text:c="6"/>In his Introduction, Herr Tholuck proves how profoundly his soul has</text:p>
      <text:p text:style-name="Preformatted_20_Text"><text:s text:c="6"/>caught the note of mysticism; and there, too, he points out the</text:p>
      <text:p text:style-name="Preformatted_20_Text"><text:s text:c="6"/>characteristic traits of its oriental phase, in distinction from</text:p>
      <text:p text:style-name="Preformatted_20_Text"><text:s text:c="6"/>that of the West and Christendom. With all their divergence,</text:p>
      <text:p text:style-name="Preformatted_20_Text"><text:s text:c="6"/>however, they have in common the mystical character. The conjunction</text:p>
      <text:p text:style-name="Preformatted_20_Text"><text:s text:c="6"/>of Mysticism with so-called Pantheism, as he says (p. 53), implies</text:p>
      <text:p text:style-name="Preformatted_20_Text"><text:s text:c="6"/>that inward quickening of soul and spirit which inevitably tends to</text:p>
      <text:p text:style-name="Preformatted_20_Text"><text:s text:c="6"/>annihilate that external _Everything_, which Pantheism is usually</text:p>
      <text:p text:style-name="Preformatted_20_Text"><text:s text:c="6"/>held to adore. But beyond that, Herr Tholuck leaves matters standing</text:p>
      <text:p text:style-name="Preformatted_20_Text"><text:s text:c="6"/>at the usual indistinct conception of Pantheism; a profounder</text:p>
      <text:p text:style-name="Preformatted_20_Text"><text:s text:c="6"/>discussion of it would have had, for the authorâ€™s emotional</text:p>
      <text:p text:style-name="Preformatted_20_Text"><text:s text:c="6"/>Christianity, no direct interest; but we see that personally he is</text:p>
      <text:p text:style-name="Preformatted_20_Text"><text:s text:c="6"/>carried away by remarkable enthusiasm for a mysticism which, in the</text:p>
      <text:p text:style-name="Preformatted_20_Text"><text:s text:c="6"/>ordinary phrase, entirely deserves the epithet Pantheistic. Where,</text:p>
      <text:p text:style-name="Preformatted_20_Text"><text:s text:c="6"/>however, he tries philosophising (p. 12), he does not get beyond the</text:p>
      <text:p text:style-name="Preformatted_20_Text"><text:s text:c="6"/>standpoint of the â€œrationalistâ€ metaphysic with its uncritical</text:p>
      <text:p text:style-name="Preformatted_20_Text"><text:s text:c="6"/>categorie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***END OF THE PROJECT GUTENBERG EBOOK HEGELâ€™S PHILOSOPHY OF MIND***</text:p>
      <text:p text:style-name="Preformatted_20_Text"/>
      <text:p text:style-name="Preformatted_20_Text"/>
      <text:p text:style-name="Preformatted_20_Text"/>
      <text:p text:style-name="Preformatted_20_Text">CREDITS</text:p>
      <text:p text:style-name="Preformatted_20_Text"/>
      <text:p text:style-name="Preformatted_20_Text"/>
      <text:p text:style-name="Preformatted_20_Text">March 5, 2012</text:p>
      <text:p text:style-name="Preformatted_20_Text"><text:soft-page-break/></text:p>
      <text:p text:style-name="Preformatted_20_Text"><text:s text:c="12"/>Project Gutenberg TEI edition 1</text:p>
      <text:p text:style-name="Preformatted_20_Text"><text:s text:c="12"/>Produced by Odessa Paige Turner, David King, and the Online</text:p>
      <text:p text:style-name="Preformatted_20_Text"><text:s text:c="12"/>Distributed Proofreading Team at &lt;http://www.pgdp.net/&gt;. (This</text:p>
      <text:p text:style-name="Preformatted_20_Text"><text:s text:c="12"/>book was produced from scanned images of public domain</text:p>
      <text:p text:style-name="Preformatted_20_Text"><text:s text:c="12"/>material from the Google Print project.)</text:p>
      <text:p text:style-name="Preformatted_20_Text"/>
      <text:p text:style-name="Preformatted_20_Text"/>
      <text:p text:style-name="Preformatted_20_Text"/>
      <text:p text:style-name="Preformatted_20_Text">A WORD FROM PROJECT GUTENBERG</text:p>
      <text:p text:style-name="Preformatted_20_Text"/>
      <text:p text:style-name="Preformatted_20_Text"/>
      <text:p text:style-name="Preformatted_20_Text">This file should be named 39064â€0.txt or 39064â€0.zip.</text:p>
      <text:p text:style-name="Preformatted_20_Text"/>
      <text:p text:style-name="Preformatted_20_Text">This and all associated files of various formats will be found in:</text:p>
      <text:p text:style-name="Preformatted_20_Text"/>
      <text:p text:style-name="Preformatted_20_Text"/>
      <text:p text:style-name="Preformatted_20_Text"><text:s text:c="4"/>http://www.gutenberg.org/dirs/3/9/0/6/39064/</text:p>
      <text:p text:style-name="Preformatted_20_Text"/>
      <text:p text:style-name="Preformatted_20_Text"/>
      <text:p text:style-name="Preformatted_20_Text">Updated editions will replace the previous one â€” the old editions will be</text:p>
      <text:p text:style-name="Preformatted_20_Text">renamed.</text:p>
      <text:p text:style-name="Preformatted_20_Text"/>
      <text:p text:style-name="Preformatted_20_Text">Creating the works from public domain print editions means that no one</text:p>
      <text:p text:style-name="Preformatted_20_Text">owns a United States copyright in these works, so the Foundation (and</text:p>
      <text:p text:style-name="Preformatted_20_Text">you!) can copy and distribute it in the United States without permission</text:p>
      <text:p text:style-name="Preformatted_20_Text">and without paying copyright royalties. Special rules, set forth in the</text:p>
      <text:p text:style-name="Preformatted_20_Text">General Terms of Use part of this license, apply to copying and</text:p>
      <text:p text:style-name="Preformatted_20_Text">distributing Project Gutenbergâ„¢ electronic works to protect the Project</text:p>
      <text:p text:style-name="Preformatted_20_Text">Gutenbergâ„¢ concept and trademark. Project Gutenberg is a registered</text:p>
      <text:p text:style-name="Preformatted_20_Text">trademark, and may not be used if you charge for the eBooks, unless you</text:p>
      <text:p text:style-name="Preformatted_20_Text">receive specific permission. If you do not charge anything for copies of</text:p>
      <text:p text:style-name="Preformatted_20_Text">this eBook, complying with the rules is very easy. You may use this eBook</text:p>
      <text:p text:style-name="Preformatted_20_Text">for nearly any purpose such as creation of derivative works, reports,</text:p>
      <text:p text:style-name="Preformatted_20_Text">performances and research. They may be modified and printed and given away</text:p>
      <text:p text:style-name="Preformatted_20_Text">â€” you may do practically _anything_ with public domain eBooks.</text:p>
      <text:p text:style-name="Preformatted_20_Text">Redistribution is subject to the trademark license, especially commercial</text:p>
      <text:p text:style-name="Preformatted_20_Text">redistribution.</text:p>
      <text:p text:style-name="Preformatted_20_Text"/>
      <text:p text:style-name="Preformatted_20_Text"/>
      <text:p text:style-name="Preformatted_20_Text"/>
      <text:p text:style-name="Preformatted_20_Text">THE FULL PROJECT GUTENBERG LICENSE</text:p>
      <text:p text:style-name="Preformatted_20_Text"/>
      <text:p text:style-name="Preformatted_20_Text"/>
      <text:p text:style-name="Preformatted_20_Text">_Please read this before you distribute or use this work._</text:p>
      <text:p text:style-name="Preformatted_20_Text"/>
      <text:p text:style-name="Preformatted_20_Text">To protect the Project Gutenbergâ„¢ mission of promoting the free</text:p>
      <text:p text:style-name="Preformatted_20_Text">distribution of electronic works, by using or distributing this work (or</text:p>
      <text:p text:style-name="Preformatted_20_Text">any other work associated in any way with the phrase â€œProject Gutenbergâ€),</text:p>
      <text:p text:style-name="Preformatted_20_Text">you agree to comply with all the terms of the Full Project Gutenbergâ„¢</text:p>
      <text:p text:style-name="Preformatted_20_Text">License (available with this file or online at</text:p>
      <text:p text:style-name="Preformatted_20_Text">http://www.gutenberg.org/license).</text:p>
      <text:p text:style-name="Preformatted_20_Text"/>
      <text:p text:style-name="Preformatted_20_Text"/>
      <text:p text:style-name="Preformatted_20_Text">Section 1.</text:p>
      <text:p text:style-name="Preformatted_20_Text"/>
      <text:p text:style-name="Preformatted_20_Text"/>
      <text:p text:style-name="Preformatted_20_Text">General Terms of Use &amp; Redistributing Project Gutenbergâ„¢ electronic works</text:p>
      <text:p text:style-name="Preformatted_20_Text"/>
      <text:p text:style-name="Preformatted_20_Text"><text:soft-page-break/></text:p>
      <text:p text:style-name="Preformatted_20_Text">1.A.</text:p>
      <text:p text:style-name="Preformatted_20_Text"/>
      <text:p text:style-name="Preformatted_20_Text"/>
      <text:p text:style-name="Preformatted_20_Text">By reading or using any part of this Project Gutenbergâ„¢ electronic work,</text:p>
      <text:p text:style-name="Preformatted_20_Text">you indicate that you have read, understand, agree to and accept all the</text:p>
      <text:p text:style-name="Preformatted_20_Text">terms of this license and intellectual property (trademark/copyright)</text:p>
      <text:p text:style-name="Preformatted_20_Text">agreement. If you do not agree to abide by all the terms of this</text:p>
      <text:p text:style-name="Preformatted_20_Text">agreement, you must cease using and return or destroy all copies of</text:p>
      <text:p text:style-name="Preformatted_20_Text">Project Gutenbergâ„¢ electronic works in your possession. If you paid a fee</text:p>
      <text:p text:style-name="Preformatted_20_Text">for obtaining a copy of or access to a Project Gutenbergâ„¢ electronic work</text:p>
      <text:p text:style-name="Preformatted_20_Text">and you do not agree to be bound by the terms of this agreement, you may</text:p>
      <text:p text:style-name="Preformatted_20_Text">obtain a refund from the person or entity to whom you paid the fee as set</text:p>
      <text:p text:style-name="Preformatted_20_Text">forth in paragraph 1.E.8.</text:p>
      <text:p text:style-name="Preformatted_20_Text"/>
      <text:p text:style-name="Preformatted_20_Text"/>
      <text:p text:style-name="Preformatted_20_Text">1.B.</text:p>
      <text:p text:style-name="Preformatted_20_Text"/>
      <text:p text:style-name="Preformatted_20_Text"/>
      <text:p text:style-name="Preformatted_20_Text">â€œProject Gutenbergâ€ is a registered trademark. It may only be used on or</text:p>
      <text:p text:style-name="Preformatted_20_Text">associated in any way with an electronic work by people who agree to be</text:p>
      <text:p text:style-name="Preformatted_20_Text">bound by the terms of this agreement. There are a few things that you can</text:p>
      <text:p text:style-name="Preformatted_20_Text">do with most Project Gutenbergâ„¢ electronic works even without complying</text:p>
      <text:p text:style-name="Preformatted_20_Text">with the full terms of this agreement. See paragraph 1.C below. There are</text:p>
      <text:p text:style-name="Preformatted_20_Text">a lot of things you can do with Project Gutenbergâ„¢ electronic works if you</text:p>
      <text:p text:style-name="Preformatted_20_Text">follow the terms of this agreement and help preserve free future access to</text:p>
      <text:p text:style-name="Preformatted_20_Text">Project Gutenbergâ„¢ electronic works. See paragraph 1.E below.</text:p>
      <text:p text:style-name="Preformatted_20_Text"/>
      <text:p text:style-name="Preformatted_20_Text"/>
      <text:p text:style-name="Preformatted_20_Text">1.C.</text:p>
      <text:p text:style-name="Preformatted_20_Text"/>
      <text:p text:style-name="Preformatted_20_Text"/>
      <text:p text:style-name="Preformatted_20_Text">The Project Gutenberg Literary Archive Foundation (â€œthe Foundationâ€ or</text:p>
      <text:p text:style-name="Preformatted_20_Text">PGLAF), owns a compilation copyright in the collection of Project</text:p>
      <text:p text:style-name="Preformatted_20_Text">Gutenbergâ„¢ electronic works. Nearly all the individual works in the</text:p>
      <text:p text:style-name="Preformatted_20_Text">collection are in the public domain in the United States. If an individual</text:p>
      <text:p text:style-name="Preformatted_20_Text">work is in the public domain in the United States and you are located in</text:p>
      <text:p text:style-name="Preformatted_20_Text">the United States, we do not claim a right to prevent you from copying,</text:p>
      <text:p text:style-name="Preformatted_20_Text">distributing, performing, displaying or creating derivative works based on</text:p>
      <text:p text:style-name="Preformatted_20_Text">the work as long as all references to Project Gutenberg are removed. Of</text:p>
      <text:p text:style-name="Preformatted_20_Text">course, we hope that you will support the Project Gutenbergâ„¢ mission of</text:p>
      <text:p text:style-name="Preformatted_20_Text">promoting free access to electronic works by freely sharing Project</text:p>
      <text:p text:style-name="Preformatted_20_Text">Gutenbergâ„¢ works in compliance with the terms of this agreement for</text:p>
      <text:p text:style-name="Preformatted_20_Text">keeping the Project Gutenbergâ„¢ name associated with the work. You can</text:p>
      <text:p text:style-name="Preformatted_20_Text">easily comply with the terms of this agreement by keeping this work in the</text:p>
      <text:p text:style-name="Preformatted_20_Text">same format with its attached full Project Gutenbergâ„¢ License when you</text:p>
      <text:p text:style-name="Preformatted_20_Text">share it without charge with others.</text:p>
      <text:p text:style-name="Preformatted_20_Text"/>
      <text:p text:style-name="Preformatted_20_Text"/>
      <text:p text:style-name="Preformatted_20_Text">1.D.</text:p>
      <text:p text:style-name="Preformatted_20_Text"/>
      <text:p text:style-name="Preformatted_20_Text"/>
      <text:p text:style-name="Preformatted_20_Text">The copyright laws of the place where you are located also govern what you</text:p>
      <text:p text:style-name="Preformatted_20_Text">can do with this work. Copyright laws in most countries are in a constant</text:p>
      <text:p text:style-name="Preformatted_20_Text">state of change. If you are outside the United States, check the laws of</text:p>
      <text:p text:style-name="Preformatted_20_Text">your country in addition to the terms of this agreement before</text:p>
      <text:p text:style-name="Preformatted_20_Text">downloading, copying, displaying, performing, distributing or creating</text:p>
      <text:p text:style-name="Preformatted_20_Text">derivative works based on this work or any other Project Gutenbergâ„¢ work.</text:p>
      <text:p text:style-name="Preformatted_20_Text">The Foundation makes no representations concerning the copyright status of</text:p>
      <text:p text:style-name="Preformatted_20_Text"><text:soft-page-break/>any work in any country outside the United States.</text:p>
      <text:p text:style-name="Preformatted_20_Text"/>
      <text:p text:style-name="Preformatted_20_Text"/>
      <text:p text:style-name="Preformatted_20_Text">1.E.</text:p>
      <text:p text:style-name="Preformatted_20_Text"/>
      <text:p text:style-name="Preformatted_20_Text"/>
      <text:p text:style-name="Preformatted_20_Text">Unless you have removed all references to Project Gutenberg:</text:p>
      <text:p text:style-name="Preformatted_20_Text"/>
      <text:p text:style-name="Preformatted_20_Text"/>
      <text:p text:style-name="Preformatted_20_Text">1.E.1.</text:p>
      <text:p text:style-name="Preformatted_20_Text"/>
      <text:p text:style-name="Preformatted_20_Text"/>
      <text:p text:style-name="Preformatted_20_Text">The following sentence, with active links to, or other immediate access</text:p>
      <text:p text:style-name="Preformatted_20_Text">to, the full Project Gutenbergâ„¢ License must appear prominently whenever</text:p>
      <text:p text:style-name="Preformatted_20_Text">any copy of a Project Gutenbergâ„¢ work (any work on which the phrase</text:p>
      <text:p text:style-name="Preformatted_20_Text">â€œProject Gutenbergâ€ appears, or with which the phrase â€œProject Gutenbergâ€</text:p>
      <text:p text:style-name="Preformatted_20_Text">is associated) is accessed, displayed, performed, viewed, copied or</text:p>
      <text:p text:style-name="Preformatted_20_Text">distributed:</text:p>
      <text:p text:style-name="Preformatted_20_Text"/>
      <text:p text:style-name="Preformatted_20_Text"/>
      <text:p text:style-name="Preformatted_20_Text"><text:s text:c="4"/>This eBook is for the use of anyone anywhere at no cost and with</text:p>
      <text:p text:style-name="Preformatted_20_Text"><text:s text:c="4"/>almost no restrictions whatsoever. You may copy it, give it away</text:p>
      <text:p text:style-name="Preformatted_20_Text"><text:s text:c="4"/>or re-use it under the terms of the Project Gutenberg License</text:p>
      <text:p text:style-name="Preformatted_20_Text"><text:s text:c="4"/>included with this eBook or online at http://www.gutenberg.org</text:p>
      <text:p text:style-name="Preformatted_20_Text"/>
      <text:p text:style-name="Preformatted_20_Text"/>
      <text:p text:style-name="Preformatted_20_Text">1.E.2.</text:p>
      <text:p text:style-name="Preformatted_20_Text"/>
      <text:p text:style-name="Preformatted_20_Text"/>
      <text:p text:style-name="Preformatted_20_Text">If an individual Project Gutenbergâ„¢ electronic work is derived from the</text:p>
      <text:p text:style-name="Preformatted_20_Text">public domain (does not contain a notice indicating that it is posted with</text:p>
      <text:p text:style-name="Preformatted_20_Text">permission of the copyright holder), the work can be copied and</text:p>
      <text:p text:style-name="Preformatted_20_Text">distributed to anyone in the United States without paying any fees or</text:p>
      <text:p text:style-name="Preformatted_20_Text">charges. If you are redistributing or providing access to a work with the</text:p>
      <text:p text:style-name="Preformatted_20_Text">phrase â€œProject Gutenbergâ€ associated with or appearing on the work, you</text:p>
      <text:p text:style-name="Preformatted_20_Text">must comply either with the requirements of paragraphs 1.E.1 through 1.E.7</text:p>
      <text:p text:style-name="Preformatted_20_Text">or obtain permission for the use of the work and the Project Gutenbergâ„¢</text:p>
      <text:p text:style-name="Preformatted_20_Text">trademark as set forth in paragraphs 1.E.8 or 1.E.9.</text:p>
      <text:p text:style-name="Preformatted_20_Text"/>
      <text:p text:style-name="Preformatted_20_Text"/>
      <text:p text:style-name="Preformatted_20_Text">1.E.3.</text:p>
      <text:p text:style-name="Preformatted_20_Text"/>
      <text:p text:style-name="Preformatted_20_Text"/>
      <text:p text:style-name="Preformatted_20_Text">If an individual Project Gutenbergâ„¢ electronic work is posted with the</text:p>
      <text:p text:style-name="Preformatted_20_Text">permission of the copyright holder, your use and distribution must comply</text:p>
      <text:p text:style-name="Preformatted_20_Text">with both paragraphs 1.E.1 through 1.E.7 and any additional terms imposed</text:p>
      <text:p text:style-name="Preformatted_20_Text">by the copyright holder. Additional terms will be linked to the Project</text:p>
      <text:p text:style-name="Preformatted_20_Text">Gutenbergâ„¢ License for all works posted with the permission of the</text:p>
      <text:p text:style-name="Preformatted_20_Text">copyright holder found at the beginning of this work.</text:p>
      <text:p text:style-name="Preformatted_20_Text"/>
      <text:p text:style-name="Preformatted_20_Text"/>
      <text:p text:style-name="Preformatted_20_Text">1.E.4.</text:p>
      <text:p text:style-name="Preformatted_20_Text"/>
      <text:p text:style-name="Preformatted_20_Text"/>
      <text:p text:style-name="Preformatted_20_Text">Do not unlink or detach or remove the full Project Gutenbergâ„¢ License</text:p>
      <text:p text:style-name="Preformatted_20_Text">terms from this work, or any files containing a part of this work or any</text:p>
      <text:p text:style-name="Preformatted_20_Text">other work associated with Project Gutenbergâ„¢.</text:p>
      <text:p text:style-name="Preformatted_20_Text"/>
      <text:p text:style-name="Preformatted_20_Text"/>
      <text:p text:style-name="Preformatted_20_Text"><text:soft-page-break/>1.E.5.</text:p>
      <text:p text:style-name="Preformatted_20_Text"/>
      <text:p text:style-name="Preformatted_20_Text"/>
      <text:p text:style-name="Preformatted_20_Text">Do not copy, display, perform, distribute or redistribute this electronic</text:p>
      <text:p text:style-name="Preformatted_20_Text">work, or any part of this electronic work, without prominently displaying</text:p>
      <text:p text:style-name="Preformatted_20_Text">the sentence set forth in paragraph 1.E.1 with active links or immediate</text:p>
      <text:p text:style-name="Preformatted_20_Text">access to the full terms of the Project Gutenbergâ„¢ License.</text:p>
      <text:p text:style-name="Preformatted_20_Text"/>
      <text:p text:style-name="Preformatted_20_Text"/>
      <text:p text:style-name="Preformatted_20_Text">1.E.6.</text:p>
      <text:p text:style-name="Preformatted_20_Text"/>
      <text:p text:style-name="Preformatted_20_Text"/>
      <text:p text:style-name="Preformatted_20_Text">You may convert to and distribute this work in any binary, compressed,</text:p>
      <text:p text:style-name="Preformatted_20_Text">marked up, nonproprietary or proprietary form, including any word</text:p>
      <text:p text:style-name="Preformatted_20_Text">processing or hypertext form. However, if you provide access to or</text:p>
      <text:p text:style-name="Preformatted_20_Text">distribute copies of a Project Gutenbergâ„¢ work in a format other than</text:p>
      <text:p text:style-name="Preformatted_20_Text">â€œPlain Vanilla ASCIIâ€ or other format used in the official version posted</text:p>
      <text:p text:style-name="Preformatted_20_Text">on the official Project Gutenbergâ„¢ web site (http://www.gutenberg.org),</text:p>
      <text:p text:style-name="Preformatted_20_Text">you must, at no additional cost, fee or expense to the user, provide a</text:p>
      <text:p text:style-name="Preformatted_20_Text">copy, a means of exporting a copy, or a means of obtaining a copy upon</text:p>
      <text:p text:style-name="Preformatted_20_Text">request, of the work in its original â€œPlain Vanilla ASCIIâ€ or other form.</text:p>
      <text:p text:style-name="Preformatted_20_Text">Any alternate format must include the full Project Gutenbergâ„¢ License as</text:p>
      <text:p text:style-name="Preformatted_20_Text">specified in paragraph 1.E.1.</text:p>
      <text:p text:style-name="Preformatted_20_Text"/>
      <text:p text:style-name="Preformatted_20_Text"/>
      <text:p text:style-name="Preformatted_20_Text">1.E.7.</text:p>
      <text:p text:style-name="Preformatted_20_Text"/>
      <text:p text:style-name="Preformatted_20_Text"/>
      <text:p text:style-name="Preformatted_20_Text">Do not charge a fee for access to, viewing, displaying, performing,</text:p>
      <text:p text:style-name="Preformatted_20_Text">copying or distributing any Project Gutenbergâ„¢ works unless you comply</text:p>
      <text:p text:style-name="Preformatted_20_Text">with paragraph 1.E.8 or 1.E.9.</text:p>
      <text:p text:style-name="Preformatted_20_Text"/>
      <text:p text:style-name="Preformatted_20_Text"/>
      <text:p text:style-name="Preformatted_20_Text">1.E.8.</text:p>
      <text:p text:style-name="Preformatted_20_Text"/>
      <text:p text:style-name="Preformatted_20_Text"/>
      <text:p text:style-name="Preformatted_20_Text">You may charge a reasonable fee for copies of or providing access to or</text:p>
      <text:p text:style-name="Preformatted_20_Text">distributing Project Gutenbergâ„¢ electronic works provided that</text:p>
      <text:p text:style-name="Preformatted_20_Text"/>
      <text:p text:style-name="Preformatted_20_Text"><text:s text:c="4"/>- You pay a royalty fee of 20% of the gross profits you derive from</text:p>
      <text:p text:style-name="Preformatted_20_Text"><text:s text:c="6"/>the use of Project Gutenbergâ„¢ works calculated using the method you</text:p>
      <text:p text:style-name="Preformatted_20_Text"><text:s text:c="6"/>already use to calculate your applicable taxes. The fee is owed to</text:p>
      <text:p text:style-name="Preformatted_20_Text"><text:s text:c="6"/>the owner of the Project Gutenbergâ„¢ trademark, but he has agreed to</text:p>
      <text:p text:style-name="Preformatted_20_Text"><text:s text:c="6"/>donate royalties under this paragraph to the Project Gutenberg</text:p>
      <text:p text:style-name="Preformatted_20_Text"><text:s text:c="6"/>Literary Archive Foundation. Royalty payments must be paid within 60</text:p>
      <text:p text:style-name="Preformatted_20_Text"><text:s text:c="6"/>days following each date on which you prepare (or are legally</text:p>
      <text:p text:style-name="Preformatted_20_Text"><text:s text:c="6"/>required to prepare) your periodic tax returns. Royalty payments</text:p>
      <text:p text:style-name="Preformatted_20_Text"><text:s text:c="6"/>should be clearly marked as such and sent to the Project Gutenberg</text:p>
      <text:p text:style-name="Preformatted_20_Text"><text:s text:c="6"/>Literary Archive Foundation at the address specified in Section 4,</text:p>
      <text:p text:style-name="Preformatted_20_Text"><text:s text:c="6"/>â€œInformation about donations to the Project Gutenberg Literary</text:p>
      <text:p text:style-name="Preformatted_20_Text"><text:s text:c="6"/>Archive Foundation.â€</text:p>
      <text:p text:style-name="Preformatted_20_Text"/>
      <text:p text:style-name="Preformatted_20_Text"><text:s text:c="4"/>- You provide a full refund of any money paid by a user who notifies</text:p>
      <text:p text:style-name="Preformatted_20_Text"><text:s text:c="6"/>you in writing (or by e-mail) within 30 days of receipt that s/he</text:p>
      <text:p text:style-name="Preformatted_20_Text"><text:s text:c="6"/>does not agree to the terms of the full Project Gutenbergâ„¢ License.</text:p>
      <text:p text:style-name="Preformatted_20_Text"><text:s text:c="6"/>You must require such a user to return or destroy all copies of the</text:p>
      <text:p text:style-name="Preformatted_20_Text"><text:s text:c="6"/>works possessed in a physical medium and discontinue all use of and</text:p>
      <text:p text:style-name="Preformatted_20_Text"><text:s text:c="6"/>all access to other copies of Project Gutenbergâ„¢ works.</text:p>
      <text:p text:style-name="Preformatted_20_Text"/>
      <text:p text:style-name="Preformatted_20_Text"><text:soft-page-break/><text:s text:c="4"/>- You provide, in accordance with paragraph 1.F.3, a full refund of</text:p>
      <text:p text:style-name="Preformatted_20_Text"><text:s text:c="6"/>any money paid for a work or a replacement copy, if a defect in the</text:p>
      <text:p text:style-name="Preformatted_20_Text"><text:s text:c="6"/>electronic work is discovered and reported to you within 90 days of</text:p>
      <text:p text:style-name="Preformatted_20_Text"><text:s text:c="6"/>receipt of the work.</text:p>
      <text:p text:style-name="Preformatted_20_Text"/>
      <text:p text:style-name="Preformatted_20_Text"><text:s text:c="4"/>- You comply with all other terms of this agreement for free</text:p>
      <text:p text:style-name="Preformatted_20_Text"><text:s text:c="6"/>distribution of Project Gutenbergâ„¢ works.</text:p>
      <text:p text:style-name="Preformatted_20_Text"/>
      <text:p text:style-name="Preformatted_20_Text"/>
      <text:p text:style-name="Preformatted_20_Text">1.E.9.</text:p>
      <text:p text:style-name="Preformatted_20_Text"/>
      <text:p text:style-name="Preformatted_20_Text"/>
      <text:p text:style-name="Preformatted_20_Text">If you wish to charge a fee or distribute a Project Gutenbergâ„¢ electronic</text:p>
      <text:p text:style-name="Preformatted_20_Text">work or group of works on different terms than are set forth in this</text:p>
      <text:p text:style-name="Preformatted_20_Text">agreement, you must obtain permission in writing from both the Project</text:p>
      <text:p text:style-name="Preformatted_20_Text">Gutenberg Literary Archive Foundation and Michael Hart, the owner of the</text:p>
      <text:p text:style-name="Preformatted_20_Text">Project Gutenbergâ„¢ trademark. Contact the Foundation as set forth in</text:p>
      <text:p text:style-name="Preformatted_20_Text">Section 3 below.</text:p>
      <text:p text:style-name="Preformatted_20_Text"/>
      <text:p text:style-name="Preformatted_20_Text"/>
      <text:p text:style-name="Preformatted_20_Text">1.F.</text:p>
      <text:p text:style-name="Preformatted_20_Text"/>
      <text:p text:style-name="Preformatted_20_Text"/>
      <text:p text:style-name="Preformatted_20_Text">1.F.1.</text:p>
      <text:p text:style-name="Preformatted_20_Text"/>
      <text:p text:style-name="Preformatted_20_Text"/>
      <text:p text:style-name="Preformatted_20_Text">Project Gutenberg volunteers and employees expend considerable effort to</text:p>
      <text:p text:style-name="Preformatted_20_Text">identify, do copyright research on, transcribe and proofread public domain</text:p>
      <text:p text:style-name="Preformatted_20_Text">works in creating the Project Gutenbergâ„¢ collection. Despite these</text:p>
      <text:p text:style-name="Preformatted_20_Text">efforts, Project Gutenbergâ„¢ electronic works, and the medium on which they</text:p>
      <text:p text:style-name="Preformatted_20_Text">may be stored, may contain â€œDefects,â€ such as, but not limited to,</text:p>
      <text:p text:style-name="Preformatted_20_Text">incomplete, inaccurate or corrupt data, transcription errors, a copyright</text:p>
      <text:p text:style-name="Preformatted_20_Text">or other intellectual property infringement, a defective or damaged disk</text:p>
      <text:p text:style-name="Preformatted_20_Text">or other medium, a computer virus, or computer codes that damage or cannot</text:p>
      <text:p text:style-name="Preformatted_20_Text">be read by your equipment.</text:p>
      <text:p text:style-name="Preformatted_20_Text"/>
      <text:p text:style-name="Preformatted_20_Text"/>
      <text:p text:style-name="Preformatted_20_Text">1.F.2.</text:p>
      <text:p text:style-name="Preformatted_20_Text"/>
      <text:p text:style-name="Preformatted_20_Text"/>
      <text:p text:style-name="Preformatted_20_Text">LIMITED WARRANTY, DISCLAIMER OF DAMAGES â€” Except for the â€œRight of</text:p>
      <text:p text:style-name="Preformatted_20_Text">Replacement or Refundâ€ described in paragraph 1.F.3, the Project Gutenberg</text:p>
      <text:p text:style-name="Preformatted_20_Text">Literary Archive Foundation, the owner of the Project Gutenbergâ„¢</text:p>
      <text:p text:style-name="Preformatted_20_Text">trademark, and any other party distributing a Project Gutenbergâ„¢</text:p>
      <text:p text:style-name="Preformatted_20_Text">electronic work under this agreement, disclaim all liability to you for</text:p>
      <text:p text:style-name="Preformatted_20_Text">damages, costs and expenses, including legal fees. YOU AGREE THAT YOU HAVE</text:p>
      <text:p text:style-name="Preformatted_20_Text">NO REMEDIES FOR NEGLIGENCE, STRICT LIABILITY, BREACH OF WARRANTY OR BREACH</text:p>
      <text:p text:style-name="Preformatted_20_Text">OF CONTRACT EXCEPT THOSE PROVIDED IN PARAGRAPH F3. YOU AGREE THAT THE</text:p>
      <text:p text:style-name="Preformatted_20_Text">FOUNDATION, THE TRADEMARK OWNER, AND ANY DISTRIBUTOR UNDER THIS AGREEMENT</text:p>
      <text:p text:style-name="Preformatted_20_Text">WILL NOT BE LIABLE TO YOU FOR ACTUAL, DIRECT, INDIRECT, CONSEQUENTIAL,</text:p>
      <text:p text:style-name="Preformatted_20_Text">PUNITIVE OR INCIDENTAL DAMAGES EVEN IF YOU GIVE NOTICE OF THE POSSIBILITY</text:p>
      <text:p text:style-name="Preformatted_20_Text">OF SUCH DAMAGE.</text:p>
      <text:p text:style-name="Preformatted_20_Text"/>
      <text:p text:style-name="Preformatted_20_Text"/>
      <text:p text:style-name="Preformatted_20_Text">1.F.3.</text:p>
      <text:p text:style-name="Preformatted_20_Text"/>
      <text:p text:style-name="Preformatted_20_Text"/>
      <text:p text:style-name="Preformatted_20_Text">LIMITED RIGHT OF REPLACEMENT OR REFUND â€” If you discover a defect in this</text:p>
      <text:p text:style-name="Preformatted_20_Text">electronic work within 90 days of receiving it, you can receive a refund</text:p>
      <text:p text:style-name="Preformatted_20_Text"><text:soft-page-break/>of the money (if any) you paid for it by sending a written explanation to</text:p>
      <text:p text:style-name="Preformatted_20_Text">the person you received the work from. If you received the work on a</text:p>
      <text:p text:style-name="Preformatted_20_Text">physical medium, you must return the medium with your written explanation.</text:p>
      <text:p text:style-name="Preformatted_20_Text">The person or entity that provided you with the defective work may elect</text:p>
      <text:p text:style-name="Preformatted_20_Text">to provide a replacement copy in lieu of a refund. If you received the</text:p>
      <text:p text:style-name="Preformatted_20_Text">work electronically, the person or entity providing it to you may choose</text:p>
      <text:p text:style-name="Preformatted_20_Text">to give you a second opportunity to receive the work electronically in</text:p>
      <text:p text:style-name="Preformatted_20_Text">lieu of a refund. If the second copy is also defective, you may demand a</text:p>
      <text:p text:style-name="Preformatted_20_Text">refund in writing without further opportunities to fix the problem.</text:p>
      <text:p text:style-name="Preformatted_20_Text"/>
      <text:p text:style-name="Preformatted_20_Text"/>
      <text:p text:style-name="Preformatted_20_Text">1.F.4.</text:p>
      <text:p text:style-name="Preformatted_20_Text"/>
      <text:p text:style-name="Preformatted_20_Text"/>
      <text:p text:style-name="Preformatted_20_Text">Except for the limited right of replacement or refund set forth in</text:p>
      <text:p text:style-name="Preformatted_20_Text">paragraph 1.F.3, this work is provided to you â€™AS-IS,â€™ WITH NO OTHER</text:p>
      <text:p text:style-name="Preformatted_20_Text">WARRANTIES OF ANY KIND, EXPRESS OR IMPLIED, INCLUDING BUT NOT LIMITED TO</text:p>
      <text:p text:style-name="Preformatted_20_Text">WARRANTIES OF MERCHANTIBILITY OR FITNESS FOR ANY PURPOSE.</text:p>
      <text:p text:style-name="Preformatted_20_Text"/>
      <text:p text:style-name="Preformatted_20_Text"/>
      <text:p text:style-name="Preformatted_20_Text">1.F.5.</text:p>
      <text:p text:style-name="Preformatted_20_Text"/>
      <text:p text:style-name="Preformatted_20_Text"/>
      <text:p text:style-name="Preformatted_20_Text">Some states do not allow disclaimers of certain implied warranties or the</text:p>
      <text:p text:style-name="Preformatted_20_Text">exclusion or limitation of certain types of damages. If any disclaimer or</text:p>
      <text:p text:style-name="Preformatted_20_Text">limitation set forth in this agreement violates the law of the state</text:p>
      <text:p text:style-name="Preformatted_20_Text">applicable to this agreement, the agreement shall be interpreted to make</text:p>
      <text:p text:style-name="Preformatted_20_Text">the maximum disclaimer or limitation permitted by the applicable state</text:p>
      <text:p text:style-name="Preformatted_20_Text">law. The invalidity or unenforceability of any provision of this agreement</text:p>
      <text:p text:style-name="Preformatted_20_Text">shall not void the remaining provisions.</text:p>
      <text:p text:style-name="Preformatted_20_Text"/>
      <text:p text:style-name="Preformatted_20_Text"/>
      <text:p text:style-name="Preformatted_20_Text">1.F.6.</text:p>
      <text:p text:style-name="Preformatted_20_Text"/>
      <text:p text:style-name="Preformatted_20_Text"/>
      <text:p text:style-name="Preformatted_20_Text">INDEMNITY â€” You agree to indemnify and hold the Foundation, the trademark</text:p>
      <text:p text:style-name="Preformatted_20_Text">owner, any agent or employee of the Foundation, anyone providing copies of</text:p>
      <text:p text:style-name="Preformatted_20_Text">Project Gutenbergâ„¢ electronic works in accordance with this agreement, and</text:p>
      <text:p text:style-name="Preformatted_20_Text">any volunteers associated with the production, promotion and distribution</text:p>
      <text:p text:style-name="Preformatted_20_Text">of Project Gutenbergâ„¢ electronic works, harmless from all liability, costs</text:p>
      <text:p text:style-name="Preformatted_20_Text">and expenses, including legal fees, that arise directly or indirectly from</text:p>
      <text:p text:style-name="Preformatted_20_Text">any of the following which you do or cause to occur: (a) distribution of</text:p>
      <text:p text:style-name="Preformatted_20_Text">this or any Project Gutenbergâ„¢ work, (b) alteration, modification, or</text:p>
      <text:p text:style-name="Preformatted_20_Text">additions or deletions to any Project Gutenbergâ„¢ work, and (c) any Defect</text:p>
      <text:p text:style-name="Preformatted_20_Text">you cause.</text:p>
      <text:p text:style-name="Preformatted_20_Text"/>
      <text:p text:style-name="Preformatted_20_Text"/>
      <text:p text:style-name="Preformatted_20_Text">Section <text:s/>2.</text:p>
      <text:p text:style-name="Preformatted_20_Text"/>
      <text:p text:style-name="Preformatted_20_Text"/>
      <text:p text:style-name="Preformatted_20_Text"><text:s text:c="11"/>Information about the Mission of Project Gutenbergâ„¢</text:p>
      <text:p text:style-name="Preformatted_20_Text"/>
      <text:p text:style-name="Preformatted_20_Text"/>
      <text:p text:style-name="Preformatted_20_Text">Project Gutenbergâ„¢ is synonymous with the free distribution of electronic</text:p>
      <text:p text:style-name="Preformatted_20_Text">works in formats readable by the widest variety of computers including</text:p>
      <text:p text:style-name="Preformatted_20_Text">obsolete, old, middle-aged and new computers. It exists because of the</text:p>
      <text:p text:style-name="Preformatted_20_Text">efforts of hundreds of volunteers and donations from people in all walks</text:p>
      <text:p text:style-name="Preformatted_20_Text">of life.</text:p>
      <text:p text:style-name="Preformatted_20_Text"/>
      <text:p text:style-name="Preformatted_20_Text"><text:soft-page-break/>Volunteers and financial support to provide volunteers with the assistance</text:p>
      <text:p text:style-name="Preformatted_20_Text">they need, is critical to reaching Project Gutenbergâ„¢â€™s goals and ensuring</text:p>
      <text:p text:style-name="Preformatted_20_Text">that the Project Gutenbergâ„¢ collection will remain freely available for</text:p>
      <text:p text:style-name="Preformatted_20_Text">generations to come. In 2001, the Project Gutenberg Literary Archive</text:p>
      <text:p text:style-name="Preformatted_20_Text">Foundation was created to provide a secure and permanent future for</text:p>
      <text:p text:style-name="Preformatted_20_Text">Project Gutenbergâ„¢ and future generations. To learn more about the Project</text:p>
      <text:p text:style-name="Preformatted_20_Text">Gutenberg Literary Archive Foundation and how your efforts and donations</text:p>
      <text:p text:style-name="Preformatted_20_Text">can help, see Sections 3 and 4 and the Foundation web page at</text:p>
      <text:p text:style-name="Preformatted_20_Text">http://www.pglaf.org.</text:p>
      <text:p text:style-name="Preformatted_20_Text"/>
      <text:p text:style-name="Preformatted_20_Text"/>
      <text:p text:style-name="Preformatted_20_Text">Section 3.</text:p>
      <text:p text:style-name="Preformatted_20_Text"/>
      <text:p text:style-name="Preformatted_20_Text"/>
      <text:p text:style-name="Preformatted_20_Text"><text:s text:c="3"/>Information about the Project Gutenberg Literary Archive Foundation</text:p>
      <text:p text:style-name="Preformatted_20_Text"/>
      <text:p text:style-name="Preformatted_20_Text"/>
      <text:p text:style-name="Preformatted_20_Text">The Project Gutenberg Literary Archive Foundation is a non profit</text:p>
      <text:p text:style-name="Preformatted_20_Text">501(c)(3) educational corporation organized under the laws of the state of</text:p>
      <text:p text:style-name="Preformatted_20_Text">Mississippi and granted tax exempt status by the Internal Revenue Service.</text:p>
      <text:p text:style-name="Preformatted_20_Text">The Foundationâ€™s EIN or federal tax identification number is 64-6221541.</text:p>
      <text:p text:style-name="Preformatted_20_Text">Its 501(c)(3) letter is posted at</text:p>
      <text:p text:style-name="Preformatted_20_Text">http://www.gutenberg.org/fundraising/pglaf. Contributions to the Project</text:p>
      <text:p text:style-name="Preformatted_20_Text">Gutenberg Literary Archive Foundation are tax deductible to the full</text:p>
      <text:p text:style-name="Preformatted_20_Text">extent permitted by U.S. federal laws and your stateâ€™s laws.</text:p>
      <text:p text:style-name="Preformatted_20_Text"/>
      <text:p text:style-name="Preformatted_20_Text">The Foundationâ€™s principal office is located at 4557 Melan Dr.</text:p>
      <text:p text:style-name="Preformatted_20_Text">S. Fairbanks, AK, 99712., but its volunteers and employees are scattered</text:p>
      <text:p text:style-name="Preformatted_20_Text">throughout numerous locations. Its business office is located at 809 North</text:p>
      <text:p text:style-name="Preformatted_20_Text">1500 West, Salt Lake City, UT 84116, (801) 596-1887, email</text:p>
      <text:p text:style-name="Preformatted_20_Text">business@pglaf.org. Email contact links and up to date contact information</text:p>
      <text:p text:style-name="Preformatted_20_Text">can be found at the Foundationâ€™s web site and official page at</text:p>
      <text:p text:style-name="Preformatted_20_Text">http://www.pglaf.org</text:p>
      <text:p text:style-name="Preformatted_20_Text"/>
      <text:p text:style-name="Preformatted_20_Text">For additional contact information:</text:p>
      <text:p text:style-name="Preformatted_20_Text"/>
      <text:p text:style-name="Preformatted_20_Text"/>
      <text:p text:style-name="Preformatted_20_Text"><text:s text:c="4"/>Dr. Gregory B. Newby</text:p>
      <text:p text:style-name="Preformatted_20_Text"><text:s text:c="4"/>Chief Executive and Director</text:p>
      <text:p text:style-name="Preformatted_20_Text"><text:s text:c="4"/>gbnewby@pglaf.org</text:p>
      <text:p text:style-name="Preformatted_20_Text"/>
      <text:p text:style-name="Preformatted_20_Text"/>
      <text:p text:style-name="Preformatted_20_Text">Section 4.</text:p>
      <text:p text:style-name="Preformatted_20_Text"/>
      <text:p text:style-name="Preformatted_20_Text"/>
      <text:p text:style-name="Preformatted_20_Text"><text:s text:c="2"/>Information about Donations to the Project Gutenberg Literary Archive</text:p>
      <text:p text:style-name="Preformatted_20_Text"><text:s text:c="32"/>Foundation</text:p>
      <text:p text:style-name="Preformatted_20_Text"/>
      <text:p text:style-name="Preformatted_20_Text"/>
      <text:p text:style-name="Preformatted_20_Text">Project Gutenbergâ„¢ depends upon and cannot survive without wide spread</text:p>
      <text:p text:style-name="Preformatted_20_Text">public support and donations to carry out its mission of increasing the</text:p>
      <text:p text:style-name="Preformatted_20_Text">number of public domain and licensed works that can be freely distributed</text:p>
      <text:p text:style-name="Preformatted_20_Text">in machine readable form accessible by the widest array of equipment</text:p>
      <text:p text:style-name="Preformatted_20_Text">including outdated equipment. Many small donations ($1 to $5,000) are</text:p>
      <text:p text:style-name="Preformatted_20_Text">particularly important to maintaining tax exempt status with the IRS.</text:p>
      <text:p text:style-name="Preformatted_20_Text"/>
      <text:p text:style-name="Preformatted_20_Text">The Foundation is committed to complying with the laws regulating</text:p>
      <text:p text:style-name="Preformatted_20_Text">charities and charitable donations in all 50 states of the United States.</text:p>
      <text:p text:style-name="Preformatted_20_Text">Compliance requirements are not uniform and it takes a considerable</text:p>
      <text:p text:style-name="Preformatted_20_Text"><text:soft-page-break/>effort, much paperwork and many fees to meet and keep up with these</text:p>
      <text:p text:style-name="Preformatted_20_Text">requirements. We do not solicit donations in locations where we have not</text:p>
      <text:p text:style-name="Preformatted_20_Text">received written confirmation of compliance. To SEND DONATIONS or</text:p>
      <text:p text:style-name="Preformatted_20_Text">determine the status of compliance for any particular state visit</text:p>
      <text:p text:style-name="Preformatted_20_Text">http://www.gutenberg.org/fundraising/donate</text:p>
      <text:p text:style-name="Preformatted_20_Text"/>
      <text:p text:style-name="Preformatted_20_Text">While we cannot and do not solicit contributions from states where we have</text:p>
      <text:p text:style-name="Preformatted_20_Text">not met the solicitation requirements, we know of no prohibition against</text:p>
      <text:p text:style-name="Preformatted_20_Text">accepting unsolicited donations from donors in such states who approach us</text:p>
      <text:p text:style-name="Preformatted_20_Text">with offers to donate.</text:p>
      <text:p text:style-name="Preformatted_20_Text"/>
      <text:p text:style-name="Preformatted_20_Text">International donations are gratefully accepted, but we cannot make any</text:p>
      <text:p text:style-name="Preformatted_20_Text">statements concerning tax treatment of donations received from outside the</text:p>
      <text:p text:style-name="Preformatted_20_Text">United States. U.S. laws alone swamp our small staff.</text:p>
      <text:p text:style-name="Preformatted_20_Text"/>
      <text:p text:style-name="Preformatted_20_Text">Please check the Project Gutenberg Web pages for current donation methods</text:p>
      <text:p text:style-name="Preformatted_20_Text">and addresses. Donations are accepted in a number of other ways including</text:p>
      <text:p text:style-name="Preformatted_20_Text">checks, online payments and credit card donations. To donate, please</text:p>
      <text:p text:style-name="Preformatted_20_Text">visit: http://www.gutenberg.org/fundraising/donate</text:p>
      <text:p text:style-name="Preformatted_20_Text"/>
      <text:p text:style-name="Preformatted_20_Text"/>
      <text:p text:style-name="Preformatted_20_Text">Section 5.</text:p>
      <text:p text:style-name="Preformatted_20_Text"/>
      <text:p text:style-name="Preformatted_20_Text"/>
      <text:p text:style-name="Preformatted_20_Text"><text:s text:c="6"/>General Information About Project Gutenbergâ„¢ electronic works.</text:p>
      <text:p text:style-name="Preformatted_20_Text"/>
      <text:p text:style-name="Preformatted_20_Text"/>
      <text:p text:style-name="Preformatted_20_Text">Professor Michael S. Hart is the originator of the Project Gutenbergâ„¢</text:p>
      <text:p text:style-name="Preformatted_20_Text">concept of a library of electronic works that could be freely shared with</text:p>
      <text:p text:style-name="Preformatted_20_Text">anyone. For thirty years, he produced and distributed Project Gutenbergâ„¢</text:p>
      <text:p text:style-name="Preformatted_20_Text">eBooks with only a loose network of volunteer support.</text:p>
      <text:p text:style-name="Preformatted_20_Text"/>
      <text:p text:style-name="Preformatted_20_Text">Project Gutenbergâ„¢ eBooks are often created from several printed editions,</text:p>
      <text:p text:style-name="Preformatted_20_Text">all of which are confirmed as Public Domain in the U.S. unless a copyright</text:p>
      <text:p text:style-name="Preformatted_20_Text">notice is included. Thus, we do not necessarily keep eBooks in compliance</text:p>
      <text:p text:style-name="Preformatted_20_Text">with any particular paper edition.</text:p>
      <text:p text:style-name="Preformatted_20_Text"/>
      <text:p text:style-name="Preformatted_20_Text">Each eBook is in a subdirectory of the same number as the eBookâ€™s eBook</text:p>
      <text:p text:style-name="Preformatted_20_Text">number, often in several formats including plain vanilla ASCII, compressed</text:p>
      <text:p text:style-name="Preformatted_20_Text">(zipped), HTML and others.</text:p>
      <text:p text:style-name="Preformatted_20_Text"/>
      <text:p text:style-name="Preformatted_20_Text">Corrected _editions_ of our eBooks replace the old file and take over the</text:p>
      <text:p text:style-name="Preformatted_20_Text">old filename and etext number. The replaced older file is renamed.</text:p>
      <text:p text:style-name="Preformatted_20_Text">_Versions_ based on separate sources are treated as new eBooks receiving</text:p>
      <text:p text:style-name="Preformatted_20_Text">new filenames and etext numbers.</text:p>
      <text:p text:style-name="Preformatted_20_Text"/>
      <text:p text:style-name="Preformatted_20_Text">Most people start at our Web site which has the main PG search facility:</text:p>
      <text:p text:style-name="Preformatted_20_Text"/>
      <text:p text:style-name="Preformatted_20_Text"/>
      <text:p text:style-name="Preformatted_20_Text"><text:s text:c="4"/>http://www.gutenberg.org</text:p>
      <text:p text:style-name="Preformatted_20_Text"/>
      <text:p text:style-name="Preformatted_20_Text"/>
      <text:p text:style-name="Preformatted_20_Text">This Web site includes information about Project Gutenbergâ„¢, including how</text:p>
      <text:p text:style-name="Preformatted_20_Text">to make donations to the Project Gutenberg Literary Archive Foundation,</text:p>
      <text:p text:style-name="Preformatted_20_Text">how to help produce our new eBooks, and how to subscribe to our email</text:p>
      <text:p text:style-name="Preformatted_20_Text">newsletter to hear about new eBooks.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1">***FINIS***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9:06:48.904542869</meta:creation-date>
    <dc:date>2019-11-08T19:07:31.395453126</dc:date>
    <meta:editing-duration>PT46S</meta:editing-duration>
    <meta:editing-cycles>1</meta:editing-cycles>
    <meta:document-statistic meta:table-count="0" meta:image-count="0" meta:object-count="0" meta:page-count="211" meta:paragraph-count="10780" meta:word-count="120802" meta:character-count="720310" meta:non-whitespace-character-count="608959"/>
    <meta:generator>LibreOffice/6.0.7.3$Linux_X86_64 LibreOffice_project/00m0$Build-3</meta:generator>
  </office:meta>
</office:document-meta>
</file>